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9.64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61.26pt"/>
    </style:style>
    <style:style style:name="co4" style:family="table-column">
      <style:table-column-properties fo:break-before="auto" style:column-width="41.64pt"/>
    </style:style>
    <style:style style:name="co5" style:family="table-column">
      <style:table-column-properties fo:break-before="auto" style:column-width="96.55pt"/>
    </style:style>
    <style:style style:name="co6" style:family="table-column">
      <style:table-column-properties fo:break-before="auto" style:column-width="95.75pt"/>
    </style:style>
    <style:style style:name="co7" style:family="table-column">
      <style:table-column-properties fo:break-before="auto" style:column-width="97.3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moDataLog_20191112_1156_0c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ad24Raw_0</text:p>
          </table:table-cell>
          <table:table-cell office:value-type="string" calcext:value-type="string">
            <text:p>ad24Raw_1</text:p>
          </table:table-cell>
          <table:table-cell office:value-type="string" calcext:value-type="string">
            <text:p>ad24Raw_2</text:p>
          </table:table-cell>
          <table:table-cell office:value-type="string" calcext:value-type="string">
            <text:p>ad24Raw_3</text:p>
          </table:table-cell>
          <table:table-cell office:value-type="string" calcext:value-type="string">
            <text:p>ad24Raw_4</text:p>
          </table:table-cell>
          <table:table-cell office:value-type="string" calcext:value-type="string">
            <text:p>ad24Raw_5</text:p>
          </table:table-cell>
          <table:table-cell office:value-type="string" calcext:value-type="string">
            <text:p>ad24Raw_6</text:p>
          </table:table-cell>
          <table:table-cell office:value-type="string" calcext:value-type="string">
            <text:p>ad24Raw_7</text:p>
          </table:table-cell>
          <table:table-cell office:value-type="string" calcext:value-type="string">
            <text:p>ad24_0</text:p>
          </table:table-cell>
          <table:table-cell office:value-type="string" calcext:value-type="string">
            <text:p>ad24_1</text:p>
          </table:table-cell>
          <table:table-cell office:value-type="string" calcext:value-type="string">
            <text:p>ad24_2</text:p>
          </table:table-cell>
          <table:table-cell office:value-type="string" calcext:value-type="string">
            <text:p>ad24_3</text:p>
          </table:table-cell>
          <table:table-cell office:value-type="string" calcext:value-type="string">
            <text:p>ad24_4</text:p>
          </table:table-cell>
          <table:table-cell office:value-type="string" calcext:value-type="string">
            <text:p>ad24_5</text:p>
          </table:table-cell>
          <table:table-cell office:value-type="string" calcext:value-type="string">
            <text:p>ad24_6</text:p>
          </table:table-cell>
          <table:table-cell office:value-type="string" calcext:value-type="string">
            <text:p>ad24_7</text:p>
          </table:table-cell>
          <table:table-cell office:value-type="string" calcext:value-type="string">
            <text:p>kType_0</text:p>
          </table:table-cell>
          <table:table-cell office:value-type="string" calcext:value-type="string">
            <text:p>kType_1</text:p>
          </table:table-cell>
          <table:table-cell office:value-type="string" calcext:value-type="string">
            <text:p>kType_2</text:p>
          </table:table-cell>
        </table:table-row>
        <table:table-row table:style-name="ro1">
          <table:table-cell office:value-type="string" calcext:value-type="string">
            <text:p>2019-11-12 11:56:19</text:p>
          </table:table-cell>
          <table:table-cell office:value-type="float" office:value="26.752365584136" calcext:value-type="float">
            <text:p>26.752365584136</text:p>
          </table:table-cell>
          <table:table-cell office:value-type="float" office:value="74.6342939853219" calcext:value-type="float">
            <text:p>74.6342939853219</text:p>
          </table:table-cell>
          <table:table-cell office:value-type="float" office:value="980.875835721207" calcext:value-type="float">
            <text:p>980.87583572120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8407" calcext:value-type="float">
            <text:p>1348407</text:p>
          </table:table-cell>
          <table:table-cell office:value-type="float" office:value="1662248" calcext:value-type="float">
            <text:p>1662248</text:p>
          </table:table-cell>
          <table:table-cell office:value-type="float" office:value="1675519" calcext:value-type="float">
            <text:p>1675519</text:p>
          </table:table-cell>
          <table:table-cell office:value-type="float" office:value="1169130" calcext:value-type="float">
            <text:p>1169130</text:p>
          </table:table-cell>
          <table:table-cell office:value-type="float" office:value="1164584" calcext:value-type="float">
            <text:p>1164584</text:p>
          </table:table-cell>
          <table:table-cell office:value-type="float" office:value="884734" calcext:value-type="float">
            <text:p>884734</text:p>
          </table:table-cell>
          <table:table-cell office:value-type="float" office:value="1690074" calcext:value-type="float">
            <text:p>1690074</text:p>
          </table:table-cell>
          <table:table-cell office:value-type="float" office:value="5" calcext:value-type="float">
            <text:p>5</text:p>
          </table:table-cell>
          <table:table-cell office:value-type="float" office:value="0.803713298286593" calcext:value-type="float">
            <text:p>0.803713298286593</text:p>
          </table:table-cell>
          <table:table-cell office:value-type="float" office:value="0.990777133795873" calcext:value-type="float">
            <text:p>0.990777133795873</text:p>
          </table:table-cell>
          <table:table-cell office:value-type="float" office:value="0.998687267146977" calcext:value-type="float">
            <text:p>0.998687267146977</text:p>
          </table:table-cell>
          <table:table-cell office:value-type="float" office:value="0.696855866534217" calcext:value-type="float">
            <text:p>0.696855866534217</text:p>
          </table:table-cell>
          <table:table-cell office:value-type="float" office:value="0.694146239059715" calcext:value-type="float">
            <text:p>0.694146239059715</text:p>
          </table:table-cell>
          <table:table-cell office:value-type="float" office:value="0.527342620771244" calcext:value-type="float">
            <text:p>0.527342620771244</text:p>
          </table:table-cell>
          <table:table-cell office:value-type="float" office:value="1.00736272422823" calcext:value-type="float">
            <text:p>1.00736272422823</text:p>
          </table:table-cell>
          <table:table-cell office:value-type="float" office:value="-110.628826693157" calcext:value-type="float">
            <text:p>-110.628826693157</text:p>
          </table:table-cell>
          <table:table-cell office:value-type="float" office:value="-111.170752188057" calcext:value-type="float">
            <text:p>-111.170752188057</text:p>
          </table:table-cell>
          <table:table-cell office:value-type="float" office:value="-144.531475845751" calcext:value-type="float">
            <text:p>-144.531475845751</text:p>
          </table:table-cell>
        </table:table-row>
        <table:table-row table:style-name="ro1">
          <table:table-cell office:value-type="string" calcext:value-type="string">
            <text:p>2019-11-12 11:56:21</text:p>
          </table:table-cell>
          <table:table-cell office:value-type="float" office:value="26.752365584136" calcext:value-type="float">
            <text:p>26.752365584136</text:p>
          </table:table-cell>
          <table:table-cell office:value-type="float" office:value="74.6289281312856" calcext:value-type="float">
            <text:p>74.6289281312856</text:p>
          </table:table-cell>
          <table:table-cell office:value-type="float" office:value="980.848269044323" calcext:value-type="float">
            <text:p>980.84826904432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9678" calcext:value-type="float">
            <text:p>1379678</text:p>
          </table:table-cell>
          <table:table-cell office:value-type="float" office:value="1670158" calcext:value-type="float">
            <text:p>1670158</text:p>
          </table:table-cell>
          <table:table-cell office:value-type="float" office:value="1676875" calcext:value-type="float">
            <text:p>1676875</text:p>
          </table:table-cell>
          <table:table-cell office:value-type="float" office:value="1133340" calcext:value-type="float">
            <text:p>1133340</text:p>
          </table:table-cell>
          <table:table-cell office:value-type="float" office:value="1039587" calcext:value-type="float">
            <text:p>1039587</text:p>
          </table:table-cell>
          <table:table-cell office:value-type="float" office:value="1052580" calcext:value-type="float">
            <text:p>1052580</text:p>
          </table:table-cell>
          <table:table-cell office:value-type="float" office:value="1690157" calcext:value-type="float">
            <text:p>1690157</text:p>
          </table:table-cell>
          <table:table-cell office:value-type="float" office:value="5" calcext:value-type="float">
            <text:p>5</text:p>
          </table:table-cell>
          <table:table-cell office:value-type="float" office:value="0.822352268976244" calcext:value-type="float">
            <text:p>0.822352268976244</text:p>
          </table:table-cell>
          <table:table-cell office:value-type="float" office:value="0.995491861759646" calcext:value-type="float">
            <text:p>0.995491861759646</text:p>
          </table:table-cell>
          <table:table-cell office:value-type="float" office:value="0.999495506226481" calcext:value-type="float">
            <text:p>0.999495506226481</text:p>
          </table:table-cell>
          <table:table-cell office:value-type="float" office:value="0.675523361626072" calcext:value-type="float">
            <text:p>0.675523361626072</text:p>
          </table:table-cell>
          <table:table-cell office:value-type="float" office:value="0.619642212348248" calcext:value-type="float">
            <text:p>0.619642212348248</text:p>
          </table:table-cell>
          <table:table-cell office:value-type="float" office:value="0.627386644767123" calcext:value-type="float">
            <text:p>0.627386644767123</text:p>
          </table:table-cell>
          <table:table-cell office:value-type="float" office:value="1.00741219608929" calcext:value-type="float">
            <text:p>1.00741219608929</text:p>
          </table:table-cell>
          <table:table-cell office:value-type="float" office:value="-114.895327674786" calcext:value-type="float">
            <text:p>-114.895327674786</text:p>
          </table:table-cell>
          <table:table-cell office:value-type="float" office:value="-126.07155753035" calcext:value-type="float">
            <text:p>-126.07155753035</text:p>
          </table:table-cell>
          <table:table-cell office:value-type="float" office:value="-124.522671046575" calcext:value-type="float">
            <text:p>-124.522671046575</text:p>
          </table:table-cell>
        </table:table-row>
        <table:table-row table:style-name="ro1">
          <table:table-cell office:value-type="string" calcext:value-type="string">
            <text:p>2019-11-12 11:56:22</text:p>
          </table:table-cell>
          <table:table-cell office:value-type="float" office:value="26.7624737992883" calcext:value-type="float">
            <text:p>26.7624737992883</text:p>
          </table:table-cell>
          <table:table-cell office:value-type="float" office:value="74.6351096312791" calcext:value-type="float">
            <text:p>74.6351096312791</text:p>
          </table:table-cell>
          <table:table-cell office:value-type="float" office:value="980.947963379304" calcext:value-type="float">
            <text:p>980.94796337930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7807" calcext:value-type="float">
            <text:p>1387807</text:p>
          </table:table-cell>
          <table:table-cell office:value-type="float" office:value="1662852" calcext:value-type="float">
            <text:p>1662852</text:p>
          </table:table-cell>
          <table:table-cell office:value-type="float" office:value="1671362" calcext:value-type="float">
            <text:p>1671362</text:p>
          </table:table-cell>
          <table:table-cell office:value-type="float" office:value="1022106" calcext:value-type="float">
            <text:p>1022106</text:p>
          </table:table-cell>
          <table:table-cell office:value-type="float" office:value="1246666" calcext:value-type="float">
            <text:p>1246666</text:p>
          </table:table-cell>
          <table:table-cell office:value-type="float" office:value="1001474" calcext:value-type="float">
            <text:p>1001474</text:p>
          </table:table-cell>
          <table:table-cell office:value-type="float" office:value="1696290" calcext:value-type="float">
            <text:p>1696290</text:p>
          </table:table-cell>
          <table:table-cell office:value-type="float" office:value="5" calcext:value-type="float">
            <text:p>5</text:p>
          </table:table-cell>
          <table:table-cell office:value-type="float" office:value="0.827197531127635" calcext:value-type="float">
            <text:p>0.827197531127635</text:p>
          </table:table-cell>
          <table:table-cell office:value-type="float" office:value="0.991137145893234" calcext:value-type="float">
            <text:p>0.991137145893234</text:p>
          </table:table-cell>
          <table:table-cell office:value-type="float" office:value="0.996209501768291" calcext:value-type="float">
            <text:p>0.996209501768291</text:p>
          </table:table-cell>
          <table:table-cell office:value-type="float" office:value="0.609222723152962" calcext:value-type="float">
            <text:p>0.609222723152962</text:p>
          </table:table-cell>
          <table:table-cell office:value-type="float" office:value="0.743070929416529" calcext:value-type="float">
            <text:p>0.743070929416529</text:p>
          </table:table-cell>
          <table:table-cell office:value-type="float" office:value="0.596925091376912" calcext:value-type="float">
            <text:p>0.596925091376912</text:p>
          </table:table-cell>
          <table:table-cell office:value-type="float" office:value="1.01106774938914" calcext:value-type="float">
            <text:p>1.01106774938914</text:p>
          </table:table-cell>
          <table:table-cell office:value-type="float" office:value="-128.155455369408" calcext:value-type="float">
            <text:p>-128.155455369408</text:p>
          </table:table-cell>
          <table:table-cell office:value-type="float" office:value="-101.385814116694" calcext:value-type="float">
            <text:p>-101.385814116694</text:p>
          </table:table-cell>
          <table:table-cell office:value-type="float" office:value="-130.614981724618" calcext:value-type="float">
            <text:p>-130.614981724618</text:p>
          </table:table-cell>
        </table:table-row>
        <table:table-row table:style-name="ro1">
          <table:table-cell office:value-type="string" calcext:value-type="string">
            <text:p>2019-11-12 11:56:23</text:p>
          </table:table-cell>
          <table:table-cell office:value-type="float" office:value="26.7574196915666" calcext:value-type="float">
            <text:p>26.7574196915666</text:p>
          </table:table-cell>
          <table:table-cell office:value-type="float" office:value="74.6239699768254" calcext:value-type="float">
            <text:p>74.6239699768254</text:p>
          </table:table-cell>
          <table:table-cell office:value-type="float" office:value="980.939466242022" calcext:value-type="float">
            <text:p>980.93946624202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3086" calcext:value-type="float">
            <text:p>1363086</text:p>
          </table:table-cell>
          <table:table-cell office:value-type="float" office:value="1666483" calcext:value-type="float">
            <text:p>1666483</text:p>
          </table:table-cell>
          <table:table-cell office:value-type="float" office:value="1673842" calcext:value-type="float">
            <text:p>1673842</text:p>
          </table:table-cell>
          <table:table-cell office:value-type="float" office:value="973998" calcext:value-type="float">
            <text:p>973998</text:p>
          </table:table-cell>
          <table:table-cell office:value-type="float" office:value="1205048" calcext:value-type="float">
            <text:p>1205048</text:p>
          </table:table-cell>
          <table:table-cell office:value-type="float" office:value="1042087" calcext:value-type="float">
            <text:p>1042087</text:p>
          </table:table-cell>
          <table:table-cell office:value-type="float" office:value="1698083" calcext:value-type="float">
            <text:p>1698083</text:p>
          </table:table-cell>
          <table:table-cell office:value-type="float" office:value="5" calcext:value-type="float">
            <text:p>5</text:p>
          </table:table-cell>
          <table:table-cell office:value-type="float" office:value="0.812462665136178" calcext:value-type="float">
            <text:p>0.812462665136178</text:p>
          </table:table-cell>
          <table:table-cell office:value-type="float" office:value="0.993301390803026" calcext:value-type="float">
            <text:p>0.993301390803026</text:p>
          </table:table-cell>
          <table:table-cell office:value-type="float" office:value="0.997687697134936" calcext:value-type="float">
            <text:p>0.997687697134936</text:p>
          </table:table-cell>
          <table:table-cell office:value-type="float" office:value="0.580548117226138" calcext:value-type="float">
            <text:p>0.580548117226138</text:p>
          </table:table-cell>
          <table:table-cell office:value-type="float" office:value="0.71826466539677" calcext:value-type="float">
            <text:p>0.71826466539677</text:p>
          </table:table-cell>
          <table:table-cell office:value-type="float" office:value="0.621132328645269" calcext:value-type="float">
            <text:p>0.621132328645269</text:p>
          </table:table-cell>
          <table:table-cell office:value-type="float" office:value="1.01213646079736" calcext:value-type="float">
            <text:p>1.01213646079736</text:p>
          </table:table-cell>
          <table:table-cell office:value-type="float" office:value="-133.890376554772" calcext:value-type="float">
            <text:p>-133.890376554772</text:p>
          </table:table-cell>
          <table:table-cell office:value-type="float" office:value="-106.347066920646" calcext:value-type="float">
            <text:p>-106.347066920646</text:p>
          </table:table-cell>
          <table:table-cell office:value-type="float" office:value="-125.773534270946" calcext:value-type="float">
            <text:p>-125.773534270946</text:p>
          </table:table-cell>
        </table:table-row>
        <table:table-row table:style-name="ro1">
          <table:table-cell office:value-type="string" calcext:value-type="string">
            <text:p>2019-11-12 11:56:25</text:p>
          </table:table-cell>
          <table:table-cell office:value-type="float" office:value="26.7574196915666" calcext:value-type="float">
            <text:p>26.7574196915666</text:p>
          </table:table-cell>
          <table:table-cell office:value-type="float" office:value="74.6132381061427" calcext:value-type="float">
            <text:p>74.6132381061427</text:p>
          </table:table-cell>
          <table:table-cell office:value-type="float" office:value="980.939466242022" calcext:value-type="float">
            <text:p>980.93946624202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3047" calcext:value-type="float">
            <text:p>1363047</text:p>
          </table:table-cell>
          <table:table-cell office:value-type="float" office:value="1657263" calcext:value-type="float">
            <text:p>1657263</text:p>
          </table:table-cell>
          <table:table-cell office:value-type="float" office:value="1673453" calcext:value-type="float">
            <text:p>1673453</text:p>
          </table:table-cell>
          <table:table-cell office:value-type="float" office:value="1166366" calcext:value-type="float">
            <text:p>1166366</text:p>
          </table:table-cell>
          <table:table-cell office:value-type="float" office:value="1164526" calcext:value-type="float">
            <text:p>1164526</text:p>
          </table:table-cell>
          <table:table-cell office:value-type="float" office:value="874712" calcext:value-type="float">
            <text:p>874712</text:p>
          </table:table-cell>
          <table:table-cell office:value-type="float" office:value="1685852" calcext:value-type="float">
            <text:p>1685852</text:p>
          </table:table-cell>
          <table:table-cell office:value-type="float" office:value="5" calcext:value-type="float">
            <text:p>5</text:p>
          </table:table-cell>
          <table:table-cell office:value-type="float" office:value="0.812439419321945" calcext:value-type="float">
            <text:p>0.812439419321945</text:p>
          </table:table-cell>
          <table:table-cell office:value-type="float" office:value="0.987805841899614" calcext:value-type="float">
            <text:p>0.987805841899614</text:p>
          </table:table-cell>
          <table:table-cell office:value-type="float" office:value="0.997455835039119" calcext:value-type="float">
            <text:p>0.997455835039119</text:p>
          </table:table-cell>
          <table:table-cell office:value-type="float" office:value="0.695208393956231" calcext:value-type="float">
            <text:p>0.695208393956231</text:p>
          </table:table-cell>
          <table:table-cell office:value-type="float" office:value="0.694111668361624" calcext:value-type="float">
            <text:p>0.694111668361624</text:p>
          </table:table-cell>
          <table:table-cell office:value-type="float" office:value="0.521369042559748" calcext:value-type="float">
            <text:p>0.521369042559748</text:p>
          </table:table-cell>
          <table:table-cell office:value-type="float" office:value="1.00484621582582" calcext:value-type="float">
            <text:p>1.00484621582582</text:p>
          </table:table-cell>
          <table:table-cell office:value-type="float" office:value="-110.958321208754" calcext:value-type="float">
            <text:p>-110.958321208754</text:p>
          </table:table-cell>
          <table:table-cell office:value-type="float" office:value="-111.177666327675" calcext:value-type="float">
            <text:p>-111.177666327675</text:p>
          </table:table-cell>
          <table:table-cell office:value-type="float" office:value="-145.72619148805" calcext:value-type="float">
            <text:p>-145.72619148805</text:p>
          </table:table-cell>
        </table:table-row>
        <table:table-row table:style-name="ro1">
          <table:table-cell office:value-type="string" calcext:value-type="string">
            <text:p>2019-11-12 11:56:26</text:p>
          </table:table-cell>
          <table:table-cell office:value-type="float" office:value="26.7624737992883" calcext:value-type="float">
            <text:p>26.7624737992883</text:p>
          </table:table-cell>
          <table:table-cell office:value-type="float" office:value="74.6136456851659" calcext:value-type="float">
            <text:p>74.6136456851659</text:p>
          </table:table-cell>
          <table:table-cell office:value-type="float" office:value="980.920396200618" calcext:value-type="float">
            <text:p>980.92039620061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6136" calcext:value-type="float">
            <text:p>1356136</text:p>
          </table:table-cell>
          <table:table-cell office:value-type="float" office:value="1659680" calcext:value-type="float">
            <text:p>1659680</text:p>
          </table:table-cell>
          <table:table-cell office:value-type="float" office:value="1664987" calcext:value-type="float">
            <text:p>1664987</text:p>
          </table:table-cell>
          <table:table-cell office:value-type="float" office:value="1013484" calcext:value-type="float">
            <text:p>1013484</text:p>
          </table:table-cell>
          <table:table-cell office:value-type="float" office:value="1130187" calcext:value-type="float">
            <text:p>1130187</text:p>
          </table:table-cell>
          <table:table-cell office:value-type="float" office:value="1084242" calcext:value-type="float">
            <text:p>1084242</text:p>
          </table:table-cell>
          <table:table-cell office:value-type="float" office:value="1681025" calcext:value-type="float">
            <text:p>1681025</text:p>
          </table:table-cell>
          <table:table-cell office:value-type="float" office:value="5" calcext:value-type="float">
            <text:p>5</text:p>
          </table:table-cell>
          <table:table-cell office:value-type="float" office:value="0.808320141830461" calcext:value-type="float">
            <text:p>0.808320141830461</text:p>
          </table:table-cell>
          <table:table-cell office:value-type="float" office:value="0.989246486335574" calcext:value-type="float">
            <text:p>0.989246486335574</text:p>
          </table:table-cell>
          <table:table-cell office:value-type="float" office:value="0.992409705210889" calcext:value-type="float">
            <text:p>0.992409705210889</text:p>
          </table:table-cell>
          <table:table-cell office:value-type="float" office:value="0.604083610067798" calcext:value-type="float">
            <text:p>0.604083610067798</text:p>
          </table:table-cell>
          <table:table-cell office:value-type="float" office:value="0.67364402695227" calcext:value-type="float">
            <text:p>0.67364402695227</text:p>
          </table:table-cell>
          <table:table-cell office:value-type="float" office:value="0.646258669645628" calcext:value-type="float">
            <text:p>0.646258669645628</text:p>
          </table:table-cell>
          <table:table-cell office:value-type="float" office:value="1.00196909927953" calcext:value-type="float">
            <text:p>1.00196909927953</text:p>
          </table:table-cell>
          <table:table-cell office:value-type="float" office:value="-129.18327798644" calcext:value-type="float">
            <text:p>-129.18327798644</text:p>
          </table:table-cell>
          <table:table-cell office:value-type="float" office:value="-115.271194609546" calcext:value-type="float">
            <text:p>-115.271194609546</text:p>
          </table:table-cell>
          <table:table-cell office:value-type="float" office:value="-120.748266070874" calcext:value-type="float">
            <text:p>-120.748266070874</text:p>
          </table:table-cell>
        </table:table-row>
        <table:table-row table:style-name="ro1">
          <table:table-cell office:value-type="string" calcext:value-type="string">
            <text:p>2019-11-12 11:56:27</text:p>
          </table:table-cell>
          <table:table-cell office:value-type="float" office:value="26.7574196915666" calcext:value-type="float">
            <text:p>26.7574196915666</text:p>
          </table:table-cell>
          <table:table-cell office:value-type="float" office:value="74.6293358992588" calcext:value-type="float">
            <text:p>74.6293358992588</text:p>
          </table:table-cell>
          <table:table-cell office:value-type="float" office:value="980.939466242022" calcext:value-type="float">
            <text:p>980.93946624202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7778" calcext:value-type="float">
            <text:p>1377778</text:p>
          </table:table-cell>
          <table:table-cell office:value-type="float" office:value="1656353" calcext:value-type="float">
            <text:p>1656353</text:p>
          </table:table-cell>
          <table:table-cell office:value-type="float" office:value="1671066" calcext:value-type="float">
            <text:p>1671066</text:p>
          </table:table-cell>
          <table:table-cell office:value-type="float" office:value="1194678" calcext:value-type="float">
            <text:p>1194678</text:p>
          </table:table-cell>
          <table:table-cell office:value-type="float" office:value="1116244" calcext:value-type="float">
            <text:p>1116244</text:p>
          </table:table-cell>
          <table:table-cell office:value-type="float" office:value="882907" calcext:value-type="float">
            <text:p>882907</text:p>
          </table:table-cell>
          <table:table-cell office:value-type="float" office:value="1676827" calcext:value-type="float">
            <text:p>1676827</text:p>
          </table:table-cell>
          <table:table-cell office:value-type="float" office:value="5" calcext:value-type="float">
            <text:p>5</text:p>
          </table:table-cell>
          <table:table-cell office:value-type="float" office:value="0.821219780590508" calcext:value-type="float">
            <text:p>0.821219780590508</text:p>
          </table:table-cell>
          <table:table-cell office:value-type="float" office:value="0.987263439567499" calcext:value-type="float">
            <text:p>0.987263439567499</text:p>
          </table:table-cell>
          <table:table-cell office:value-type="float" office:value="0.996033071998724" calcext:value-type="float">
            <text:p>0.996033071998724</text:p>
          </table:table-cell>
          <table:table-cell office:value-type="float" office:value="0.712083662996729" calcext:value-type="float">
            <text:p>0.712083662996729</text:p>
          </table:table-cell>
          <table:table-cell office:value-type="float" office:value="0.665333350340527" calcext:value-type="float">
            <text:p>0.665333350340527</text:p>
          </table:table-cell>
          <table:table-cell office:value-type="float" office:value="0.526253643781381" calcext:value-type="float">
            <text:p>0.526253643781381</text:p>
          </table:table-cell>
          <table:table-cell office:value-type="float" office:value="0.999466895993578" calcext:value-type="float">
            <text:p>0.999466895993578</text:p>
          </table:table-cell>
          <table:table-cell office:value-type="float" office:value="-107.583267400654" calcext:value-type="float">
            <text:p>-107.583267400654</text:p>
          </table:table-cell>
          <table:table-cell office:value-type="float" office:value="-116.933329931895" calcext:value-type="float">
            <text:p>-116.933329931895</text:p>
          </table:table-cell>
          <table:table-cell office:value-type="float" office:value="-144.749271243724" calcext:value-type="float">
            <text:p>-144.749271243724</text:p>
          </table:table-cell>
        </table:table-row>
        <table:table-row table:style-name="ro1">
          <table:table-cell office:value-type="string" calcext:value-type="string">
            <text:p>2019-11-12 11:56:28</text:p>
          </table:table-cell>
          <table:table-cell office:value-type="float" office:value="26.7725820156047" calcext:value-type="float">
            <text:p>26.7725820156047</text:p>
          </table:table-cell>
          <table:table-cell office:value-type="float" office:value="74.6198269335143" calcext:value-type="float">
            <text:p>74.6198269335143</text:p>
          </table:table-cell>
          <table:table-cell office:value-type="float" office:value="980.882254916715" calcext:value-type="float">
            <text:p>980.88225491671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2355" calcext:value-type="float">
            <text:p>1392355</text:p>
          </table:table-cell>
          <table:table-cell office:value-type="float" office:value="1647458" calcext:value-type="float">
            <text:p>1647458</text:p>
          </table:table-cell>
          <table:table-cell office:value-type="float" office:value="1654820" calcext:value-type="float">
            <text:p>1654820</text:p>
          </table:table-cell>
          <table:table-cell office:value-type="float" office:value="1000821" calcext:value-type="float">
            <text:p>1000821</text:p>
          </table:table-cell>
          <table:table-cell office:value-type="float" office:value="1215788" calcext:value-type="float">
            <text:p>1215788</text:p>
          </table:table-cell>
          <table:table-cell office:value-type="float" office:value="1060928" calcext:value-type="float">
            <text:p>1060928</text:p>
          </table:table-cell>
          <table:table-cell office:value-type="float" office:value="1675137" calcext:value-type="float">
            <text:p>1675137</text:p>
          </table:table-cell>
          <table:table-cell office:value-type="float" office:value="5" calcext:value-type="float">
            <text:p>5</text:p>
          </table:table-cell>
          <table:table-cell office:value-type="float" office:value="0.829908350695175" calcext:value-type="float">
            <text:p>0.829908350695175</text:p>
          </table:table-cell>
          <table:table-cell office:value-type="float" office:value="0.9819616057827" calcext:value-type="float">
            <text:p>0.9819616057827</text:p>
          </table:table-cell>
          <table:table-cell office:value-type="float" office:value="0.986349700254166" calcext:value-type="float">
            <text:p>0.986349700254166</text:p>
          </table:table-cell>
          <table:table-cell office:value-type="float" office:value="0.59653587300013" calcext:value-type="float">
            <text:p>0.59653587300013</text:p>
          </table:table-cell>
          <table:table-cell office:value-type="float" office:value="0.72466620500877" calcext:value-type="float">
            <text:p>0.72466620500877</text:p>
          </table:table-cell>
          <table:table-cell office:value-type="float" office:value="0.632362441106134" calcext:value-type="float">
            <text:p>0.632362441106134</text:p>
          </table:table-cell>
          <table:table-cell office:value-type="float" office:value="0.998459577376792" calcext:value-type="float">
            <text:p>0.998459577376792</text:p>
          </table:table-cell>
          <table:table-cell office:value-type="float" office:value="-130.692825399974" calcext:value-type="float">
            <text:p>-130.692825399974</text:p>
          </table:table-cell>
          <table:table-cell office:value-type="float" office:value="-105.066758998246" calcext:value-type="float">
            <text:p>-105.066758998246</text:p>
          </table:table-cell>
          <table:table-cell office:value-type="float" office:value="-123.527511778773" calcext:value-type="float">
            <text:p>-123.527511778773</text:p>
          </table:table-cell>
        </table:table-row>
        <table:table-row table:style-name="ro1">
          <table:table-cell office:value-type="string" calcext:value-type="string">
            <text:p>2019-11-12 11:56:30</text:p>
          </table:table-cell>
          <table:table-cell office:value-type="float" office:value="26.7826902330853" calcext:value-type="float">
            <text:p>26.7826902330853</text:p>
          </table:table-cell>
          <table:table-cell office:value-type="float" office:value="74.6260083741342" calcext:value-type="float">
            <text:p>74.6260083741342</text:p>
          </table:table-cell>
          <table:table-cell office:value-type="float" office:value="980.926816118984" calcext:value-type="float">
            <text:p>980.9268161189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1495" calcext:value-type="float">
            <text:p>1361495</text:p>
          </table:table-cell>
          <table:table-cell office:value-type="float" office:value="1638984" calcext:value-type="float">
            <text:p>1638984</text:p>
          </table:table-cell>
          <table:table-cell office:value-type="float" office:value="1655150" calcext:value-type="float">
            <text:p>1655150</text:p>
          </table:table-cell>
          <table:table-cell office:value-type="float" office:value="1204986" calcext:value-type="float">
            <text:p>1204986</text:p>
          </table:table-cell>
          <table:table-cell office:value-type="float" office:value="1135740" calcext:value-type="float">
            <text:p>1135740</text:p>
          </table:table-cell>
          <table:table-cell office:value-type="float" office:value="869027" calcext:value-type="float">
            <text:p>869027</text:p>
          </table:table-cell>
          <table:table-cell office:value-type="float" office:value="1667163" calcext:value-type="float">
            <text:p>1667163</text:p>
          </table:table-cell>
          <table:table-cell office:value-type="float" office:value="5" calcext:value-type="float">
            <text:p>5</text:p>
          </table:table-cell>
          <table:table-cell office:value-type="float" office:value="0.811514355124754" calcext:value-type="float">
            <text:p>0.811514355124754</text:p>
          </table:table-cell>
          <table:table-cell office:value-type="float" office:value="0.97691070758232" calcext:value-type="float">
            <text:p>0.97691070758232</text:p>
          </table:table-cell>
          <table:table-cell office:value-type="float" office:value="0.986546395605373" calcext:value-type="float">
            <text:p>0.986546395605373</text:p>
          </table:table-cell>
          <table:table-cell office:value-type="float" office:value="0.718227710512604" calcext:value-type="float">
            <text:p>0.718227710512604</text:p>
          </table:table-cell>
          <table:table-cell office:value-type="float" office:value="0.676953873271212" calcext:value-type="float">
            <text:p>0.676953873271212</text:p>
          </table:table-cell>
          <table:table-cell office:value-type="float" office:value="0.517980518100323" calcext:value-type="float">
            <text:p>0.517980518100323</text:p>
          </table:table-cell>
          <table:table-cell office:value-type="float" office:value="0.993706702435816" calcext:value-type="float">
            <text:p>0.993706702435816</text:p>
          </table:table-cell>
          <table:table-cell office:value-type="float" office:value="-106.354457897479" calcext:value-type="float">
            <text:p>-106.354457897479</text:p>
          </table:table-cell>
          <table:table-cell office:value-type="float" office:value="-114.609225345758" calcext:value-type="float">
            <text:p>-114.609225345758</text:p>
          </table:table-cell>
          <table:table-cell office:value-type="float" office:value="-146.403896379935" calcext:value-type="float">
            <text:p>-146.403896379935</text:p>
          </table:table-cell>
        </table:table-row>
        <table:table-row table:style-name="ro1">
          <table:table-cell office:value-type="string" calcext:value-type="string">
            <text:p>2019-11-12 11:56:31</text:p>
          </table:table-cell>
          <table:table-cell office:value-type="float" office:value="26.7725820156047" calcext:value-type="float">
            <text:p>26.7725820156047</text:p>
          </table:table-cell>
          <table:table-cell office:value-type="float" office:value="74.62519304393" calcext:value-type="float">
            <text:p>74.62519304393</text:p>
          </table:table-cell>
          <table:table-cell office:value-type="float" office:value="980.964957761372" calcext:value-type="float">
            <text:p>980.96495776137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0283" calcext:value-type="float">
            <text:p>1390283</text:p>
          </table:table-cell>
          <table:table-cell office:value-type="float" office:value="1645526" calcext:value-type="float">
            <text:p>1645526</text:p>
          </table:table-cell>
          <table:table-cell office:value-type="float" office:value="1655813" calcext:value-type="float">
            <text:p>1655813</text:p>
          </table:table-cell>
          <table:table-cell office:value-type="float" office:value="1136451" calcext:value-type="float">
            <text:p>1136451</text:p>
          </table:table-cell>
          <table:table-cell office:value-type="float" office:value="1289787" calcext:value-type="float">
            <text:p>1289787</text:p>
          </table:table-cell>
          <table:table-cell office:value-type="float" office:value="884625" calcext:value-type="float">
            <text:p>884625</text:p>
          </table:table-cell>
          <table:table-cell office:value-type="float" office:value="1666092" calcext:value-type="float">
            <text:p>1666092</text:p>
          </table:table-cell>
          <table:table-cell office:value-type="float" office:value="5" calcext:value-type="float">
            <text:p>5</text:p>
          </table:table-cell>
          <table:table-cell office:value-type="float" office:value="0.828673342308204" calcext:value-type="float">
            <text:p>0.828673342308204</text:p>
          </table:table-cell>
          <table:table-cell office:value-type="float" office:value="0.980810043908363" calcext:value-type="float">
            <text:p>0.980810043908363</text:p>
          </table:table-cell>
          <table:table-cell office:value-type="float" office:value="0.986941574447343" calcext:value-type="float">
            <text:p>0.986941574447343</text:p>
          </table:table-cell>
          <table:table-cell office:value-type="float" office:value="0.677377662346084" calcext:value-type="float">
            <text:p>0.677377662346084</text:p>
          </table:table-cell>
          <table:table-cell office:value-type="float" office:value="0.768773051354057" calcext:value-type="float">
            <text:p>0.768773051354057</text:p>
          </table:table-cell>
          <table:table-cell office:value-type="float" office:value="0.527277651700693" calcext:value-type="float">
            <text:p>0.527277651700693</text:p>
          </table:table-cell>
          <table:table-cell office:value-type="float" office:value="0.993068336614172" calcext:value-type="float">
            <text:p>0.993068336614172</text:p>
          </table:table-cell>
          <table:table-cell office:value-type="float" office:value="-114.524467530783" calcext:value-type="float">
            <text:p>-114.524467530783</text:p>
          </table:table-cell>
          <table:table-cell office:value-type="float" office:value="-96.2453897291887" calcext:value-type="float">
            <text:p>-96.2453897291887</text:p>
          </table:table-cell>
          <table:table-cell office:value-type="float" office:value="-144.544469659861" calcext:value-type="float">
            <text:p>-144.544469659861</text:p>
          </table:table-cell>
        </table:table-row>
        <table:table-row table:style-name="ro1">
          <table:table-cell office:value-type="string" calcext:value-type="string">
            <text:p>2019-11-12 11:56:32</text:p>
          </table:table-cell>
          <table:table-cell office:value-type="float" office:value="26.7725820156047" calcext:value-type="float">
            <text:p>26.7725820156047</text:p>
          </table:table-cell>
          <table:table-cell office:value-type="float" office:value="74.6198269335143" calcext:value-type="float">
            <text:p>74.6198269335143</text:p>
          </table:table-cell>
          <table:table-cell office:value-type="float" office:value="980.937390124618" calcext:value-type="float">
            <text:p>980.93739012461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9140" calcext:value-type="float">
            <text:p>1359140</text:p>
          </table:table-cell>
          <table:table-cell office:value-type="float" office:value="1638528" calcext:value-type="float">
            <text:p>1638528</text:p>
          </table:table-cell>
          <table:table-cell office:value-type="float" office:value="1644324" calcext:value-type="float">
            <text:p>1644324</text:p>
          </table:table-cell>
          <table:table-cell office:value-type="float" office:value="992175" calcext:value-type="float">
            <text:p>992175</text:p>
          </table:table-cell>
          <table:table-cell office:value-type="float" office:value="1145859" calcext:value-type="float">
            <text:p>1145859</text:p>
          </table:table-cell>
          <table:table-cell office:value-type="float" office:value="1098496" calcext:value-type="float">
            <text:p>1098496</text:p>
          </table:table-cell>
          <table:table-cell office:value-type="float" office:value="1660169" calcext:value-type="float">
            <text:p>1660169</text:p>
          </table:table-cell>
          <table:table-cell office:value-type="float" office:value="5" calcext:value-type="float">
            <text:p>5</text:p>
          </table:table-cell>
          <table:table-cell office:value-type="float" office:value="0.810110665572961" calcext:value-type="float">
            <text:p>0.810110665572961</text:p>
          </table:table-cell>
          <table:table-cell office:value-type="float" office:value="0.976638910369743" calcext:value-type="float">
            <text:p>0.976638910369743</text:p>
          </table:table-cell>
          <table:table-cell office:value-type="float" office:value="0.980093595992755" calcext:value-type="float">
            <text:p>0.980093595992755</text:p>
          </table:table-cell>
          <table:table-cell office:value-type="float" office:value="0.591382454798514" calcext:value-type="float">
            <text:p>0.591382454798514</text:p>
          </table:table-cell>
          <table:table-cell office:value-type="float" office:value="0.682985267995032" calcext:value-type="float">
            <text:p>0.682985267995032</text:p>
          </table:table-cell>
          <table:table-cell office:value-type="float" office:value="0.65475471672472" calcext:value-type="float">
            <text:p>0.65475471672472</text:p>
          </table:table-cell>
          <table:table-cell office:value-type="float" office:value="0.989537953083271" calcext:value-type="float">
            <text:p>0.989537953083271</text:p>
          </table:table-cell>
          <table:table-cell office:value-type="float" office:value="-131.723509040297" calcext:value-type="float">
            <text:p>-131.723509040297</text:p>
          </table:table-cell>
          <table:table-cell office:value-type="float" office:value="-113.402946400994" calcext:value-type="float">
            <text:p>-113.402946400994</text:p>
          </table:table-cell>
          <table:table-cell office:value-type="float" office:value="-119.049056655056" calcext:value-type="float">
            <text:p>-119.049056655056</text:p>
          </table:table-cell>
        </table:table-row>
        <table:table-row table:style-name="ro1">
          <table:table-cell office:value-type="string" calcext:value-type="string">
            <text:p>2019-11-12 11:56:33</text:p>
          </table:table-cell>
          <table:table-cell office:value-type="float" office:value="26.7725820156047" calcext:value-type="float">
            <text:p>26.7725820156047</text:p>
          </table:table-cell>
          <table:table-cell office:value-type="float" office:value="74.6090946868655" calcext:value-type="float">
            <text:p>74.6090946868655</text:p>
          </table:table-cell>
          <table:table-cell office:value-type="float" office:value="980.964957761372" calcext:value-type="float">
            <text:p>980.96495776137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4614" calcext:value-type="float">
            <text:p>1384614</text:p>
          </table:table-cell>
          <table:table-cell office:value-type="float" office:value="1635123" calcext:value-type="float">
            <text:p>1635123</text:p>
          </table:table-cell>
          <table:table-cell office:value-type="float" office:value="1641384" calcext:value-type="float">
            <text:p>1641384</text:p>
          </table:table-cell>
          <table:table-cell office:value-type="float" office:value="1200942" calcext:value-type="float">
            <text:p>1200942</text:p>
          </table:table-cell>
          <table:table-cell office:value-type="float" office:value="1024160" calcext:value-type="float">
            <text:p>1024160</text:p>
          </table:table-cell>
          <table:table-cell office:value-type="float" office:value="1002764" calcext:value-type="float">
            <text:p>1002764</text:p>
          </table:table-cell>
          <table:table-cell office:value-type="float" office:value="1654406" calcext:value-type="float">
            <text:p>1654406</text:p>
          </table:table-cell>
          <table:table-cell office:value-type="float" office:value="5" calcext:value-type="float">
            <text:p>5</text:p>
          </table:table-cell>
          <table:table-cell office:value-type="float" office:value="0.825294354593081" calcext:value-type="float">
            <text:p>0.825294354593081</text:p>
          </table:table-cell>
          <table:table-cell office:value-type="float" office:value="0.974609371973201" calcext:value-type="float">
            <text:p>0.974609371973201</text:p>
          </table:table-cell>
          <table:table-cell office:value-type="float" office:value="0.978341219227459" calcext:value-type="float">
            <text:p>0.978341219227459</text:p>
          </table:table-cell>
          <table:table-cell office:value-type="float" office:value="0.715817298390543" calcext:value-type="float">
            <text:p>0.715817298390543</text:p>
          </table:table-cell>
          <table:table-cell office:value-type="float" office:value="0.610447002702594" calcext:value-type="float">
            <text:p>0.610447002702594</text:p>
          </table:table-cell>
          <table:table-cell office:value-type="float" office:value="0.597693991386174" calcext:value-type="float">
            <text:p>0.597693991386174</text:p>
          </table:table-cell>
          <table:table-cell office:value-type="float" office:value="0.986102936995379" calcext:value-type="float">
            <text:p>0.986102936995379</text:p>
          </table:table-cell>
          <table:table-cell office:value-type="float" office:value="-106.836540321891" calcext:value-type="float">
            <text:p>-106.836540321891</text:p>
          </table:table-cell>
          <table:table-cell office:value-type="float" office:value="-127.910599459481" calcext:value-type="float">
            <text:p>-127.910599459481</text:p>
          </table:table-cell>
          <table:table-cell office:value-type="float" office:value="-130.461201722765" calcext:value-type="float">
            <text:p>-130.461201722765</text:p>
          </table:table-cell>
        </table:table-row>
        <table:table-row table:style-name="ro1">
          <table:table-cell office:value-type="string" calcext:value-type="string">
            <text:p>2019-11-12 11:56:35</text:p>
          </table:table-cell>
          <table:table-cell office:value-type="float" office:value="26.7877443422622" calcext:value-type="float">
            <text:p>26.7877443422622</text:p>
          </table:table-cell>
          <table:table-cell office:value-type="float" office:value="74.6156834366849" calcext:value-type="float">
            <text:p>74.6156834366849</text:p>
          </table:table-cell>
          <table:table-cell office:value-type="float" office:value="980.93531297735" calcext:value-type="float">
            <text:p>980.9353129773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5973" calcext:value-type="float">
            <text:p>1375973</text:p>
          </table:table-cell>
          <table:table-cell office:value-type="float" office:value="1632025" calcext:value-type="float">
            <text:p>1632025</text:p>
          </table:table-cell>
          <table:table-cell office:value-type="float" office:value="1638358" calcext:value-type="float">
            <text:p>1638358</text:p>
          </table:table-cell>
          <table:table-cell office:value-type="float" office:value="988546" calcext:value-type="float">
            <text:p>988546</text:p>
          </table:table-cell>
          <table:table-cell office:value-type="float" office:value="1222655" calcext:value-type="float">
            <text:p>1222655</text:p>
          </table:table-cell>
          <table:table-cell office:value-type="float" office:value="985545" calcext:value-type="float">
            <text:p>985545</text:p>
          </table:table-cell>
          <table:table-cell office:value-type="float" office:value="1665213" calcext:value-type="float">
            <text:p>1665213</text:p>
          </table:table-cell>
          <table:table-cell office:value-type="float" office:value="5" calcext:value-type="float">
            <text:p>5</text:p>
          </table:table-cell>
          <table:table-cell office:value-type="float" office:value="0.820143916624059" calcext:value-type="float">
            <text:p>0.820143916624059</text:p>
          </table:table-cell>
          <table:table-cell office:value-type="float" office:value="0.972762819857934" calcext:value-type="float">
            <text:p>0.972762819857934</text:p>
          </table:table-cell>
          <table:table-cell office:value-type="float" office:value="0.976537582461546" calcext:value-type="float">
            <text:p>0.976537582461546</text:p>
          </table:table-cell>
          <table:table-cell office:value-type="float" office:value="0.589219401981759" calcext:value-type="float">
            <text:p>0.589219401981759</text:p>
          </table:table-cell>
          <table:table-cell office:value-type="float" office:value="0.728759256453425" calcext:value-type="float">
            <text:p>0.728759256453425</text:p>
          </table:table-cell>
          <table:table-cell office:value-type="float" office:value="0.587430666378816" calcext:value-type="float">
            <text:p>0.587430666378816</text:p>
          </table:table-cell>
          <table:table-cell office:value-type="float" office:value="0.992544411724139" calcext:value-type="float">
            <text:p>0.992544411724139</text:p>
          </table:table-cell>
          <table:table-cell office:value-type="float" office:value="-132.156119603648" calcext:value-type="float">
            <text:p>-132.156119603648</text:p>
          </table:table-cell>
          <table:table-cell office:value-type="float" office:value="-104.248148709315" calcext:value-type="float">
            <text:p>-104.248148709315</text:p>
          </table:table-cell>
          <table:table-cell office:value-type="float" office:value="-132.513866724237" calcext:value-type="float">
            <text:p>-132.513866724237</text:p>
          </table:table-cell>
        </table:table-row>
        <table:table-row table:style-name="ro1">
          <table:table-cell office:value-type="string" calcext:value-type="string">
            <text:p>2019-11-12 11:56:36</text:p>
          </table:table-cell>
          <table:table-cell office:value-type="float" office:value="26.7776361241995" calcext:value-type="float">
            <text:p>26.7776361241995</text:p>
          </table:table-cell>
          <table:table-cell office:value-type="float" office:value="74.6256007138186" calcext:value-type="float">
            <text:p>74.6256007138186</text:p>
          </table:table-cell>
          <table:table-cell office:value-type="float" office:value="980.890751474392" calcext:value-type="float">
            <text:p>980.89075147439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6030" calcext:value-type="float">
            <text:p>1376030</text:p>
          </table:table-cell>
          <table:table-cell office:value-type="float" office:value="1631350" calcext:value-type="float">
            <text:p>1631350</text:p>
          </table:table-cell>
          <table:table-cell office:value-type="float" office:value="1636638" calcext:value-type="float">
            <text:p>1636638</text:p>
          </table:table-cell>
          <table:table-cell office:value-type="float" office:value="978490" calcext:value-type="float">
            <text:p>978490</text:p>
          </table:table-cell>
          <table:table-cell office:value-type="float" office:value="1194075" calcext:value-type="float">
            <text:p>1194075</text:p>
          </table:table-cell>
          <table:table-cell office:value-type="float" office:value="1100723" calcext:value-type="float">
            <text:p>1100723</text:p>
          </table:table-cell>
          <table:table-cell office:value-type="float" office:value="1655276" calcext:value-type="float">
            <text:p>1655276</text:p>
          </table:table-cell>
          <table:table-cell office:value-type="float" office:value="5" calcext:value-type="float">
            <text:p>5</text:p>
          </table:table-cell>
          <table:table-cell office:value-type="float" office:value="0.820177891275631" calcext:value-type="float">
            <text:p>0.820177891275631</text:p>
          </table:table-cell>
          <table:table-cell office:value-type="float" office:value="0.972360488457738" calcext:value-type="float">
            <text:p>0.972360488457738</text:p>
          </table:table-cell>
          <table:table-cell office:value-type="float" office:value="0.975512382449196" calcext:value-type="float">
            <text:p>0.975512382449196</text:p>
          </table:table-cell>
          <table:table-cell office:value-type="float" office:value="0.583225558188624" calcext:value-type="float">
            <text:p>0.583225558188624</text:p>
          </table:table-cell>
          <table:table-cell office:value-type="float" office:value="0.711724246945887" calcext:value-type="float">
            <text:p>0.711724246945887</text:p>
          </table:table-cell>
          <table:table-cell office:value-type="float" office:value="0.656082112322105" calcext:value-type="float">
            <text:p>0.656082112322105</text:p>
          </table:table-cell>
          <table:table-cell office:value-type="float" office:value="0.986621497466743" calcext:value-type="float">
            <text:p>0.986621497466743</text:p>
          </table:table-cell>
          <table:table-cell office:value-type="float" office:value="-133.354888362275" calcext:value-type="float">
            <text:p>-133.354888362275</text:p>
          </table:table-cell>
          <table:table-cell office:value-type="float" office:value="-107.655150610823" calcext:value-type="float">
            <text:p>-107.655150610823</text:p>
          </table:table-cell>
          <table:table-cell office:value-type="float" office:value="-118.783577535579" calcext:value-type="float">
            <text:p>-118.783577535579</text:p>
          </table:table-cell>
        </table:table-row>
        <table:table-row table:style-name="ro1">
          <table:table-cell office:value-type="string" calcext:value-type="string">
            <text:p>2019-11-12 11:56:37</text:p>
          </table:table-cell>
          <table:table-cell office:value-type="float" office:value="26.7826902330853" calcext:value-type="float">
            <text:p>26.7826902330853</text:p>
          </table:table-cell>
          <table:table-cell office:value-type="float" office:value="74.6152759055273" calcext:value-type="float">
            <text:p>74.6152759055273</text:p>
          </table:table-cell>
          <table:table-cell office:value-type="float" office:value="980.899248067897" calcext:value-type="float">
            <text:p>980.89924806789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7971" calcext:value-type="float">
            <text:p>1387971</text:p>
          </table:table-cell>
          <table:table-cell office:value-type="float" office:value="1627934" calcext:value-type="float">
            <text:p>1627934</text:p>
          </table:table-cell>
          <table:table-cell office:value-type="float" office:value="1637581" calcext:value-type="float">
            <text:p>1637581</text:p>
          </table:table-cell>
          <table:table-cell office:value-type="float" office:value="1236073" calcext:value-type="float">
            <text:p>1236073</text:p>
          </table:table-cell>
          <table:table-cell office:value-type="float" office:value="1032104" calcext:value-type="float">
            <text:p>1032104</text:p>
          </table:table-cell>
          <table:table-cell office:value-type="float" office:value="958449" calcext:value-type="float">
            <text:p>958449</text:p>
          </table:table-cell>
          <table:table-cell office:value-type="float" office:value="1648808" calcext:value-type="float">
            <text:p>1648808</text:p>
          </table:table-cell>
          <table:table-cell office:value-type="float" office:value="5" calcext:value-type="float">
            <text:p>5</text:p>
          </table:table-cell>
          <table:table-cell office:value-type="float" office:value="0.82729528275672" calcext:value-type="float">
            <text:p>0.82729528275672</text:p>
          </table:table-cell>
          <table:table-cell office:value-type="float" office:value="0.970324393549489" calcext:value-type="float">
            <text:p>0.970324393549489</text:p>
          </table:table-cell>
          <table:table-cell office:value-type="float" office:value="0.976074454316432" calcext:value-type="float">
            <text:p>0.976074454316432</text:p>
          </table:table-cell>
          <table:table-cell office:value-type="float" office:value="0.736757008642794" calcext:value-type="float">
            <text:p>0.736757008642794</text:p>
          </table:table-cell>
          <table:table-cell office:value-type="float" office:value="0.615181996248006" calcext:value-type="float">
            <text:p>0.615181996248006</text:p>
          </table:table-cell>
          <table:table-cell office:value-type="float" office:value="0.571280189905189" calcext:value-type="float">
            <text:p>0.571280189905189</text:p>
          </table:table-cell>
          <table:table-cell office:value-type="float" office:value="0.982766268583091" calcext:value-type="float">
            <text:p>0.982766268583091</text:p>
          </table:table-cell>
          <table:table-cell office:value-type="float" office:value="-102.648598271441" calcext:value-type="float">
            <text:p>-102.648598271441</text:p>
          </table:table-cell>
          <table:table-cell office:value-type="float" office:value="-126.963600750399" calcext:value-type="float">
            <text:p>-126.963600750399</text:p>
          </table:table-cell>
          <table:table-cell office:value-type="float" office:value="-135.743962018962" calcext:value-type="float">
            <text:p>-135.743962018962</text:p>
          </table:table-cell>
        </table:table-row>
        <table:table-row table:style-name="ro1">
          <table:table-cell office:value-type="string" calcext:value-type="string">
            <text:p>2019-11-12 11:56:38</text:p>
          </table:table-cell>
          <table:table-cell office:value-type="float" office:value="26.7826902330853" calcext:value-type="float">
            <text:p>26.7826902330853</text:p>
          </table:table-cell>
          <table:table-cell office:value-type="float" office:value="74.6099096583146" calcext:value-type="float">
            <text:p>74.6099096583146</text:p>
          </table:table-cell>
          <table:table-cell office:value-type="float" office:value="980.95438419194" calcext:value-type="float">
            <text:p>980.9543841919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262" calcext:value-type="float">
            <text:p>1360262</text:p>
          </table:table-cell>
          <table:table-cell office:value-type="float" office:value="1625332" calcext:value-type="float">
            <text:p>1625332</text:p>
          </table:table-cell>
          <table:table-cell office:value-type="float" office:value="1639754" calcext:value-type="float">
            <text:p>1639754</text:p>
          </table:table-cell>
          <table:table-cell office:value-type="float" office:value="1162512" calcext:value-type="float">
            <text:p>1162512</text:p>
          </table:table-cell>
          <table:table-cell office:value-type="float" office:value="1210184" calcext:value-type="float">
            <text:p>1210184</text:p>
          </table:table-cell>
          <table:table-cell office:value-type="float" office:value="876005" calcext:value-type="float">
            <text:p>876005</text:p>
          </table:table-cell>
          <table:table-cell office:value-type="float" office:value="1653429" calcext:value-type="float">
            <text:p>1653429</text:p>
          </table:table-cell>
          <table:table-cell office:value-type="float" office:value="5" calcext:value-type="float">
            <text:p>5</text:p>
          </table:table-cell>
          <table:table-cell office:value-type="float" office:value="0.810779429767064" calcext:value-type="float">
            <text:p>0.810779429767064</text:p>
          </table:table-cell>
          <table:table-cell office:value-type="float" office:value="0.96877348050755" calcext:value-type="float">
            <text:p>0.96877348050755</text:p>
          </table:table-cell>
          <table:table-cell office:value-type="float" office:value="0.977369663401802" calcext:value-type="float">
            <text:p>0.977369663401802</text:p>
          </table:table-cell>
          <table:table-cell office:value-type="float" office:value="0.692911230672745" calcext:value-type="float">
            <text:p>0.692911230672745</text:p>
          </table:table-cell>
          <table:table-cell office:value-type="float" office:value="0.721325960317369" calcext:value-type="float">
            <text:p>0.721325960317369</text:p>
          </table:table-cell>
          <table:table-cell office:value-type="float" office:value="0.522139730708567" calcext:value-type="float">
            <text:p>0.522139730708567</text:p>
          </table:table-cell>
          <table:table-cell office:value-type="float" office:value="0.985520599546504" calcext:value-type="float">
            <text:p>0.985520599546504</text:p>
          </table:table-cell>
          <table:table-cell office:value-type="float" office:value="-111.417753865451" calcext:value-type="float">
            <text:p>-111.417753865451</text:p>
          </table:table-cell>
          <table:table-cell office:value-type="float" office:value="-105.734807936526" calcext:value-type="float">
            <text:p>-105.734807936526</text:p>
          </table:table-cell>
          <table:table-cell office:value-type="float" office:value="-145.572053858287" calcext:value-type="float">
            <text:p>-145.572053858287</text:p>
          </table:table-cell>
        </table:table-row>
        <table:table-row table:style-name="ro1">
          <table:table-cell office:value-type="string" calcext:value-type="string">
            <text:p>2019-11-12 11:56:40</text:p>
          </table:table-cell>
          <table:table-cell office:value-type="float" office:value="26.7877443422622" calcext:value-type="float">
            <text:p>26.7877443422622</text:p>
          </table:table-cell>
          <table:table-cell office:value-type="float" office:value="74.621049735084" calcext:value-type="float">
            <text:p>74.621049735084</text:p>
          </table:table-cell>
          <table:table-cell office:value-type="float" office:value="980.907744697227" calcext:value-type="float">
            <text:p>980.90774469722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3719" calcext:value-type="float">
            <text:p>1393719</text:p>
          </table:table-cell>
          <table:table-cell office:value-type="float" office:value="1628440" calcext:value-type="float">
            <text:p>1628440</text:p>
          </table:table-cell>
          <table:table-cell office:value-type="float" office:value="1638770" calcext:value-type="float">
            <text:p>1638770</text:p>
          </table:table-cell>
          <table:table-cell office:value-type="float" office:value="1222956" calcext:value-type="float">
            <text:p>1222956</text:p>
          </table:table-cell>
          <table:table-cell office:value-type="float" office:value="1021460" calcext:value-type="float">
            <text:p>1021460</text:p>
          </table:table-cell>
          <table:table-cell office:value-type="float" office:value="980832" calcext:value-type="float">
            <text:p>980832</text:p>
          </table:table-cell>
          <table:table-cell office:value-type="float" office:value="1646516" calcext:value-type="float">
            <text:p>1646516</text:p>
          </table:table-cell>
          <table:table-cell office:value-type="float" office:value="5" calcext:value-type="float">
            <text:p>5</text:p>
          </table:table-cell>
          <table:table-cell office:value-type="float" office:value="0.830721358146829" calcext:value-type="float">
            <text:p>0.830721358146829</text:p>
          </table:table-cell>
          <table:table-cell office:value-type="float" office:value="0.970625993088006" calcext:value-type="float">
            <text:p>0.970625993088006</text:p>
          </table:table-cell>
          <table:table-cell office:value-type="float" office:value="0.976783153627295" calcext:value-type="float">
            <text:p>0.976783153627295</text:p>
          </table:table-cell>
          <table:table-cell office:value-type="float" office:value="0.728938666455587" calcext:value-type="float">
            <text:p>0.728938666455587</text:p>
          </table:table-cell>
          <table:table-cell office:value-type="float" office:value="0.608837677101812" calcext:value-type="float">
            <text:p>0.608837677101812</text:p>
          </table:table-cell>
          <table:table-cell office:value-type="float" office:value="0.584621499135673" calcext:value-type="float">
            <text:p>0.584621499135673</text:p>
          </table:table-cell>
          <table:table-cell office:value-type="float" office:value="0.981400129961983" calcext:value-type="float">
            <text:p>0.981400129961983</text:p>
          </table:table-cell>
          <table:table-cell office:value-type="float" office:value="-104.212266708883" calcext:value-type="float">
            <text:p>-104.212266708883</text:p>
          </table:table-cell>
          <table:table-cell office:value-type="float" office:value="-128.232464579638" calcext:value-type="float">
            <text:p>-128.232464579638</text:p>
          </table:table-cell>
          <table:table-cell office:value-type="float" office:value="-133.075700172865" calcext:value-type="float">
            <text:p>-133.075700172865</text:p>
          </table:table-cell>
        </table:table-row>
        <table:table-row table:style-name="ro1">
          <table:table-cell office:value-type="string" calcext:value-type="string">
            <text:p>2019-11-12 11:56:41</text:p>
          </table:table-cell>
          <table:table-cell office:value-type="float" office:value="26.79279845173" calcext:value-type="float">
            <text:p>26.79279845173</text:p>
          </table:table-cell>
          <table:table-cell office:value-type="float" office:value="74.6268236660461" calcext:value-type="float">
            <text:p>74.6268236660461</text:p>
          </table:table-cell>
          <table:table-cell office:value-type="float" office:value="980.91624136238" calcext:value-type="float">
            <text:p>980.9162413623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4228" calcext:value-type="float">
            <text:p>1364228</text:p>
          </table:table-cell>
          <table:table-cell office:value-type="float" office:value="1622065" calcext:value-type="float">
            <text:p>1622065</text:p>
          </table:table-cell>
          <table:table-cell office:value-type="float" office:value="1635304" calcext:value-type="float">
            <text:p>1635304</text:p>
          </table:table-cell>
          <table:table-cell office:value-type="float" office:value="1138867" calcext:value-type="float">
            <text:p>1138867</text:p>
          </table:table-cell>
          <table:table-cell office:value-type="float" office:value="1290405" calcext:value-type="float">
            <text:p>1290405</text:p>
          </table:table-cell>
          <table:table-cell office:value-type="float" office:value="890195" calcext:value-type="float">
            <text:p>890195</text:p>
          </table:table-cell>
          <table:table-cell office:value-type="float" office:value="1650624" calcext:value-type="float">
            <text:p>1650624</text:p>
          </table:table-cell>
          <table:table-cell office:value-type="float" office:value="5" calcext:value-type="float">
            <text:p>5</text:p>
          </table:table-cell>
          <table:table-cell office:value-type="float" office:value="0.813143350260657" calcext:value-type="float">
            <text:p>0.813143350260657</text:p>
          </table:table-cell>
          <table:table-cell office:value-type="float" office:value="0.966826196530604" calcext:value-type="float">
            <text:p>0.966826196530604</text:p>
          </table:table-cell>
          <table:table-cell office:value-type="float" office:value="0.974717256393106" calcext:value-type="float">
            <text:p>0.974717256393106</text:p>
          </table:table-cell>
          <table:table-cell office:value-type="float" office:value="0.678817710735525" calcext:value-type="float">
            <text:p>0.678817710735525</text:p>
          </table:table-cell>
          <table:table-cell office:value-type="float" office:value="0.76914140810268" calcext:value-type="float">
            <text:p>0.76914140810268</text:p>
          </table:table-cell>
          <table:table-cell office:value-type="float" office:value="0.530597630810455" calcext:value-type="float">
            <text:p>0.530597630810455</text:p>
          </table:table-cell>
          <table:table-cell office:value-type="float" office:value="0.983848689061247" calcext:value-type="float">
            <text:p>0.983848689061247</text:p>
          </table:table-cell>
          <table:table-cell office:value-type="float" office:value="-114.236457852895" calcext:value-type="float">
            <text:p>-114.236457852895</text:p>
          </table:table-cell>
          <table:table-cell office:value-type="float" office:value="-96.171718379464" calcext:value-type="float">
            <text:p>-96.171718379464</text:p>
          </table:table-cell>
          <table:table-cell office:value-type="float" office:value="-143.880473837909" calcext:value-type="float">
            <text:p>-143.880473837909</text:p>
          </table:table-cell>
        </table:table-row>
        <table:table-row table:style-name="ro1">
          <table:table-cell office:value-type="string" calcext:value-type="string">
            <text:p>2019-11-12 11:56:42</text:p>
          </table:table-cell>
          <table:table-cell office:value-type="float" office:value="26.7877443422622" calcext:value-type="float">
            <text:p>26.7877443422622</text:p>
          </table:table-cell>
          <table:table-cell office:value-type="float" office:value="74.6156834366849" calcext:value-type="float">
            <text:p>74.6156834366849</text:p>
          </table:table-cell>
          <table:table-cell office:value-type="float" office:value="980.93531297735" calcext:value-type="float">
            <text:p>980.9353129773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7343" calcext:value-type="float">
            <text:p>1367343</text:p>
          </table:table-cell>
          <table:table-cell office:value-type="float" office:value="1626820" calcext:value-type="float">
            <text:p>1626820</text:p>
          </table:table-cell>
          <table:table-cell office:value-type="float" office:value="1631830" calcext:value-type="float">
            <text:p>1631830</text:p>
          </table:table-cell>
          <table:table-cell office:value-type="float" office:value="980619" calcext:value-type="float">
            <text:p>980619</text:p>
          </table:table-cell>
          <table:table-cell office:value-type="float" office:value="1211261" calcext:value-type="float">
            <text:p>1211261</text:p>
          </table:table-cell>
          <table:table-cell office:value-type="float" office:value="1007085" calcext:value-type="float">
            <text:p>1007085</text:p>
          </table:table-cell>
          <table:table-cell office:value-type="float" office:value="1657263" calcext:value-type="float">
            <text:p>1657263</text:p>
          </table:table-cell>
          <table:table-cell office:value-type="float" office:value="5" calcext:value-type="float">
            <text:p>5</text:p>
          </table:table-cell>
          <table:table-cell office:value-type="float" office:value="0.815000035166745" calcext:value-type="float">
            <text:p>0.815000035166745</text:p>
          </table:table-cell>
          <table:table-cell office:value-type="float" office:value="0.969660397727537" calcext:value-type="float">
            <text:p>0.969660397727537</text:p>
          </table:table-cell>
          <table:table-cell office:value-type="float" office:value="0.972646590786766" calcext:value-type="float">
            <text:p>0.972646590786766</text:p>
          </table:table-cell>
          <table:table-cell office:value-type="float" office:value="0.584494541227167" calcext:value-type="float">
            <text:p>0.584494541227167</text:p>
          </table:table-cell>
          <table:table-cell office:value-type="float" office:value="0.721967902418125" calcext:value-type="float">
            <text:p>0.721967902418125</text:p>
          </table:table-cell>
          <table:table-cell office:value-type="float" office:value="0.600269508393944" calcext:value-type="float">
            <text:p>0.600269508393944</text:p>
          </table:table-cell>
          <table:table-cell office:value-type="float" office:value="0.987805841899614" calcext:value-type="float">
            <text:p>0.987805841899614</text:p>
          </table:table-cell>
          <table:table-cell office:value-type="float" office:value="-133.101091754567" calcext:value-type="float">
            <text:p>-133.101091754567</text:p>
          </table:table-cell>
          <table:table-cell office:value-type="float" office:value="-105.606419516375" calcext:value-type="float">
            <text:p>-105.606419516375</text:p>
          </table:table-cell>
          <table:table-cell office:value-type="float" office:value="-129.946098321211" calcext:value-type="float">
            <text:p>-129.946098321211</text:p>
          </table:table-cell>
        </table:table-row>
        <table:table-row table:style-name="ro1">
          <table:table-cell office:value-type="string" calcext:value-type="string">
            <text:p>2019-11-12 11:56:43</text:p>
          </table:table-cell>
          <table:table-cell office:value-type="float" office:value="26.79279845173" calcext:value-type="float">
            <text:p>26.79279845173</text:p>
          </table:table-cell>
          <table:table-cell office:value-type="float" office:value="74.6590215828177" calcext:value-type="float">
            <text:p>74.6590215828177</text:p>
          </table:table-cell>
          <table:table-cell office:value-type="float" office:value="980.971378402569" calcext:value-type="float">
            <text:p>980.97137840256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1774" calcext:value-type="float">
            <text:p>1381774</text:p>
          </table:table-cell>
          <table:table-cell office:value-type="float" office:value="1626689" calcext:value-type="float">
            <text:p>1626689</text:p>
          </table:table-cell>
          <table:table-cell office:value-type="float" office:value="1633513" calcext:value-type="float">
            <text:p>1633513</text:p>
          </table:table-cell>
          <table:table-cell office:value-type="float" office:value="1173079" calcext:value-type="float">
            <text:p>1173079</text:p>
          </table:table-cell>
          <table:table-cell office:value-type="float" office:value="1024442" calcext:value-type="float">
            <text:p>1024442</text:p>
          </table:table-cell>
          <table:table-cell office:value-type="float" office:value="1037856" calcext:value-type="float">
            <text:p>1037856</text:p>
          </table:table-cell>
          <table:table-cell office:value-type="float" office:value="1642608" calcext:value-type="float">
            <text:p>1642608</text:p>
          </table:table-cell>
          <table:table-cell office:value-type="float" office:value="5" calcext:value-type="float">
            <text:p>5</text:p>
          </table:table-cell>
          <table:table-cell office:value-type="float" office:value="0.823601582479665" calcext:value-type="float">
            <text:p>0.823601582479665</text:p>
          </table:table-cell>
          <table:table-cell office:value-type="float" office:value="0.969582315633573" calcext:value-type="float">
            <text:p>0.969582315633573</text:p>
          </table:table-cell>
          <table:table-cell office:value-type="float" office:value="0.97364973707792" calcext:value-type="float">
            <text:p>0.97364973707792</text:p>
          </table:table-cell>
          <table:table-cell office:value-type="float" office:value="0.699209654236991" calcext:value-type="float">
            <text:p>0.699209654236991</text:p>
          </table:table-cell>
          <table:table-cell office:value-type="float" office:value="0.610615087820898" calcext:value-type="float">
            <text:p>0.610615087820898</text:p>
          </table:table-cell>
          <table:table-cell office:value-type="float" office:value="0.618610455824191" calcext:value-type="float">
            <text:p>0.618610455824191</text:p>
          </table:table-cell>
          <table:table-cell office:value-type="float" office:value="0.97907078016648" calcext:value-type="float">
            <text:p>0.97907078016648</text:p>
          </table:table-cell>
          <table:table-cell office:value-type="float" office:value="-110.158069152602" calcext:value-type="float">
            <text:p>-110.158069152602</text:p>
          </table:table-cell>
          <table:table-cell office:value-type="float" office:value="-127.87698243582" calcext:value-type="float">
            <text:p>-127.87698243582</text:p>
          </table:table-cell>
          <table:table-cell office:value-type="float" office:value="-126.277908835162" calcext:value-type="float">
            <text:p>-126.277908835162</text:p>
          </table:table-cell>
        </table:table-row>
        <table:table-row table:style-name="ro1">
          <table:table-cell office:value-type="string" calcext:value-type="string">
            <text:p>2019-11-12 11:56:45</text:p>
          </table:table-cell>
          <table:table-cell office:value-type="float" office:value="26.79279845173" calcext:value-type="float">
            <text:p>26.79279845173</text:p>
          </table:table-cell>
          <table:table-cell office:value-type="float" office:value="74.6697541528889" calcext:value-type="float">
            <text:p>74.6697541528889</text:p>
          </table:table-cell>
          <table:table-cell office:value-type="float" office:value="980.888672875091" calcext:value-type="float">
            <text:p>980.88867287509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954" calcext:value-type="float">
            <text:p>1373954</text:p>
          </table:table-cell>
          <table:table-cell office:value-type="float" office:value="1623391" calcext:value-type="float">
            <text:p>1623391</text:p>
          </table:table-cell>
          <table:table-cell office:value-type="float" office:value="1629251" calcext:value-type="float">
            <text:p>1629251</text:p>
          </table:table-cell>
          <table:table-cell office:value-type="float" office:value="974104" calcext:value-type="float">
            <text:p>974104</text:p>
          </table:table-cell>
          <table:table-cell office:value-type="float" office:value="1188530" calcext:value-type="float">
            <text:p>1188530</text:p>
          </table:table-cell>
          <table:table-cell office:value-type="float" office:value="1103636" calcext:value-type="float">
            <text:p>1103636</text:p>
          </table:table-cell>
          <table:table-cell office:value-type="float" office:value="1648577" calcext:value-type="float">
            <text:p>1648577</text:p>
          </table:table-cell>
          <table:table-cell office:value-type="float" office:value="5" calcext:value-type="float">
            <text:p>5</text:p>
          </table:table-cell>
          <table:table-cell office:value-type="float" office:value="0.818940498702585" calcext:value-type="float">
            <text:p>0.818940498702585</text:p>
          </table:table-cell>
          <table:table-cell office:value-type="float" office:value="0.967616554214544" calcext:value-type="float">
            <text:p>0.967616554214544</text:p>
          </table:table-cell>
          <table:table-cell office:value-type="float" office:value="0.97110938681476" calcext:value-type="float">
            <text:p>0.97110938681476</text:p>
          </table:table-cell>
          <table:table-cell office:value-type="float" office:value="0.580611298157131" calcext:value-type="float">
            <text:p>0.580611298157131</text:p>
          </table:table-cell>
          <table:table-cell office:value-type="float" office:value="0.708419168999096" calcext:value-type="float">
            <text:p>0.708419168999096</text:p>
          </table:table-cell>
          <table:table-cell office:value-type="float" office:value="0.657818395831394" calcext:value-type="float">
            <text:p>0.657818395831394</text:p>
          </table:table-cell>
          <table:table-cell office:value-type="float" office:value="0.982628581837247" calcext:value-type="float">
            <text:p>0.982628581837247</text:p>
          </table:table-cell>
          <table:table-cell office:value-type="float" office:value="-133.877740368574" calcext:value-type="float">
            <text:p>-133.877740368574</text:p>
          </table:table-cell>
          <table:table-cell office:value-type="float" office:value="-108.316166200181" calcext:value-type="float">
            <text:p>-108.316166200181</text:p>
          </table:table-cell>
          <table:table-cell office:value-type="float" office:value="-118.436320833721" calcext:value-type="float">
            <text:p>-118.436320833721</text:p>
          </table:table-cell>
        </table:table-row>
        <table:table-row table:style-name="ro1">
          <table:table-cell office:value-type="string" calcext:value-type="string">
            <text:p>2019-11-12 11:56:46</text:p>
          </table:table-cell>
          <table:table-cell office:value-type="float" office:value="26.7877443422622" calcext:value-type="float">
            <text:p>26.7877443422622</text:p>
          </table:table-cell>
          <table:table-cell office:value-type="float" office:value="74.6532473447441" calcext:value-type="float">
            <text:p>74.6532473447441</text:p>
          </table:table-cell>
          <table:table-cell office:value-type="float" office:value="980.962881279342" calcext:value-type="float">
            <text:p>980.96288127934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5068" calcext:value-type="float">
            <text:p>1365068</text:p>
          </table:table-cell>
          <table:table-cell office:value-type="float" office:value="1627030" calcext:value-type="float">
            <text:p>1627030</text:p>
          </table:table-cell>
          <table:table-cell office:value-type="float" office:value="1629300" calcext:value-type="float">
            <text:p>1629300</text:p>
          </table:table-cell>
          <table:table-cell office:value-type="float" office:value="1011894" calcext:value-type="float">
            <text:p>1011894</text:p>
          </table:table-cell>
          <table:table-cell office:value-type="float" office:value="1245659" calcext:value-type="float">
            <text:p>1245659</text:p>
          </table:table-cell>
          <table:table-cell office:value-type="float" office:value="914002" calcext:value-type="float">
            <text:p>914002</text:p>
          </table:table-cell>
          <table:table-cell office:value-type="float" office:value="1653942" calcext:value-type="float">
            <text:p>1653942</text:p>
          </table:table-cell>
          <table:table-cell office:value-type="float" office:value="5" calcext:value-type="float">
            <text:p>5</text:p>
          </table:table-cell>
          <table:table-cell office:value-type="float" office:value="0.813644029336456" calcext:value-type="float">
            <text:p>0.813644029336456</text:p>
          </table:table-cell>
          <table:table-cell office:value-type="float" office:value="0.969785567496487" calcext:value-type="float">
            <text:p>0.969785567496487</text:p>
          </table:table-cell>
          <table:table-cell office:value-type="float" office:value="0.971138593094181" calcext:value-type="float">
            <text:p>0.971138593094181</text:p>
          </table:table-cell>
          <table:table-cell office:value-type="float" office:value="0.603135896102893" calcext:value-type="float">
            <text:p>0.603135896102893</text:p>
          </table:table-cell>
          <table:table-cell office:value-type="float" office:value="0.742470710572089" calcext:value-type="float">
            <text:p>0.742470710572089</text:p>
          </table:table-cell>
          <table:table-cell office:value-type="float" office:value="0.544787710283722" calcext:value-type="float">
            <text:p>0.544787710283722</text:p>
          </table:table-cell>
          <table:table-cell office:value-type="float" office:value="0.985826371410652" calcext:value-type="float">
            <text:p>0.985826371410652</text:p>
          </table:table-cell>
          <table:table-cell office:value-type="float" office:value="-129.372820779421" calcext:value-type="float">
            <text:p>-129.372820779421</text:p>
          </table:table-cell>
          <table:table-cell office:value-type="float" office:value="-101.505857885582" calcext:value-type="float">
            <text:p>-101.505857885582</text:p>
          </table:table-cell>
          <table:table-cell office:value-type="float" office:value="-141.042457943256" calcext:value-type="float">
            <text:p>-141.042457943256</text:p>
          </table:table-cell>
        </table:table-row>
        <table:table-row table:style-name="ro1">
          <table:table-cell office:value-type="string" calcext:value-type="string">
            <text:p>2019-11-12 11:56:47</text:p>
          </table:table-cell>
          <table:table-cell office:value-type="float" office:value="26.79279845173" calcext:value-type="float">
            <text:p>26.79279845173</text:p>
          </table:table-cell>
          <table:table-cell office:value-type="float" office:value="74.6321900070245" calcext:value-type="float">
            <text:p>74.6321900070245</text:p>
          </table:table-cell>
          <table:table-cell office:value-type="float" office:value="980.91624136238" calcext:value-type="float">
            <text:p>980.9162413623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7645" calcext:value-type="float">
            <text:p>1357645</text:p>
          </table:table-cell>
          <table:table-cell office:value-type="float" office:value="1624572" calcext:value-type="float">
            <text:p>1624572</text:p>
          </table:table-cell>
          <table:table-cell office:value-type="float" office:value="1629676" calcext:value-type="float">
            <text:p>1629676</text:p>
          </table:table-cell>
          <table:table-cell office:value-type="float" office:value="1003439" calcext:value-type="float">
            <text:p>1003439</text:p>
          </table:table-cell>
          <table:table-cell office:value-type="float" office:value="1131708" calcext:value-type="float">
            <text:p>1131708</text:p>
          </table:table-cell>
          <table:table-cell office:value-type="float" office:value="1080570" calcext:value-type="float">
            <text:p>1080570</text:p>
          </table:table-cell>
          <table:table-cell office:value-type="float" office:value="1644861" calcext:value-type="float">
            <text:p>1644861</text:p>
          </table:table-cell>
          <table:table-cell office:value-type="float" office:value="5" calcext:value-type="float">
            <text:p>5</text:p>
          </table:table-cell>
          <table:table-cell office:value-type="float" office:value="0.809219576027343" calcext:value-type="float">
            <text:p>0.809219576027343</text:p>
          </table:table-cell>
          <table:table-cell office:value-type="float" office:value="0.968320485153256" calcext:value-type="float">
            <text:p>0.968320485153256</text:p>
          </table:table-cell>
          <table:table-cell office:value-type="float" office:value="0.971362706585253" calcext:value-type="float">
            <text:p>0.971362706585253</text:p>
          </table:table-cell>
          <table:table-cell office:value-type="float" office:value="0.59809632278637" calcext:value-type="float">
            <text:p>0.59809632278637</text:p>
          </table:table-cell>
          <table:table-cell office:value-type="float" office:value="0.674550613707377" calcext:value-type="float">
            <text:p>0.674550613707377</text:p>
          </table:table-cell>
          <table:table-cell office:value-type="float" office:value="0.644069986828564" calcext:value-type="float">
            <text:p>0.644069986828564</text:p>
          </table:table-cell>
          <table:table-cell office:value-type="float" office:value="0.980413672973355" calcext:value-type="float">
            <text:p>0.980413672973355</text:p>
          </table:table-cell>
          <table:table-cell office:value-type="float" office:value="-130.380735442726" calcext:value-type="float">
            <text:p>-130.380735442726</text:p>
          </table:table-cell>
          <table:table-cell office:value-type="float" office:value="-115.089877258525" calcext:value-type="float">
            <text:p>-115.089877258525</text:p>
          </table:table-cell>
          <table:table-cell office:value-type="float" office:value="-121.186002634287" calcext:value-type="float">
            <text:p>-121.186002634287</text:p>
          </table:table-cell>
        </table:table-row>
        <table:table-row table:style-name="ro1">
          <table:table-cell office:value-type="string" calcext:value-type="string">
            <text:p>2019-11-12 11:56:48</text:p>
          </table:table-cell>
          <table:table-cell office:value-type="float" office:value="26.8029066715389" calcext:value-type="float">
            <text:p>26.8029066715389</text:p>
          </table:table-cell>
          <table:table-cell office:value-type="float" office:value="74.6169059727192" calcext:value-type="float">
            <text:p>74.6169059727192</text:p>
          </table:table-cell>
          <table:table-cell office:value-type="float" office:value="980.933234800149" calcext:value-type="float">
            <text:p>980.93323480014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9168" calcext:value-type="float">
            <text:p>1379168</text:p>
          </table:table-cell>
          <table:table-cell office:value-type="float" office:value="1618586" calcext:value-type="float">
            <text:p>1618586</text:p>
          </table:table-cell>
          <table:table-cell office:value-type="float" office:value="1630701" calcext:value-type="float">
            <text:p>1630701</text:p>
          </table:table-cell>
          <table:table-cell office:value-type="float" office:value="1115000" calcext:value-type="float">
            <text:p>1115000</text:p>
          </table:table-cell>
          <table:table-cell office:value-type="float" office:value="1278273" calcext:value-type="float">
            <text:p>1278273</text:p>
          </table:table-cell>
          <table:table-cell office:value-type="float" office:value="884764" calcext:value-type="float">
            <text:p>884764</text:p>
          </table:table-cell>
          <table:table-cell office:value-type="float" office:value="1647954" calcext:value-type="float">
            <text:p>1647954</text:p>
          </table:table-cell>
          <table:table-cell office:value-type="float" office:value="5" calcext:value-type="float">
            <text:p>5</text:p>
          </table:table-cell>
          <table:table-cell office:value-type="float" office:value="0.822048285251651" calcext:value-type="float">
            <text:p>0.822048285251651</text:p>
          </table:table-cell>
          <table:table-cell office:value-type="float" office:value="0.96475255069167" calcext:value-type="float">
            <text:p>0.96475255069167</text:p>
          </table:table-cell>
          <table:table-cell office:value-type="float" office:value="0.971973654267031" calcext:value-type="float">
            <text:p>0.971973654267031</text:p>
          </table:table-cell>
          <table:table-cell office:value-type="float" office:value="0.66459186847113" calcext:value-type="float">
            <text:p>0.66459186847113</text:p>
          </table:table-cell>
          <table:table-cell office:value-type="float" office:value="0.761910171736499" calcext:value-type="float">
            <text:p>0.761910171736499</text:p>
          </table:table-cell>
          <table:table-cell office:value-type="float" office:value="0.527360502166808" calcext:value-type="float">
            <text:p>0.527360502166808</text:p>
          </table:table-cell>
          <table:table-cell office:value-type="float" office:value="0.982257244856029" calcext:value-type="float">
            <text:p>0.982257244856029</text:p>
          </table:table-cell>
          <table:table-cell office:value-type="float" office:value="-117.081626305774" calcext:value-type="float">
            <text:p>-117.081626305774</text:p>
          </table:table-cell>
          <table:table-cell office:value-type="float" office:value="-97.6179656527001" calcext:value-type="float">
            <text:p>-97.6179656527001</text:p>
          </table:table-cell>
          <table:table-cell office:value-type="float" office:value="-144.527899566638" calcext:value-type="float">
            <text:p>-144.527899566638</text:p>
          </table:table-cell>
        </table:table-row>
        <table:table-row table:style-name="ro1">
          <table:table-cell office:value-type="string" calcext:value-type="string">
            <text:p>2019-11-12 11:56:49</text:p>
          </table:table-cell>
          <table:table-cell office:value-type="float" office:value="26.797852561489" calcext:value-type="float">
            <text:p>26.797852561489</text:p>
          </table:table-cell>
          <table:table-cell office:value-type="float" office:value="74.6272312976424" calcext:value-type="float">
            <text:p>74.6272312976424</text:p>
          </table:table-cell>
          <table:table-cell office:value-type="float" office:value="980.979875561619" calcext:value-type="float">
            <text:p>980.97987556161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1269" calcext:value-type="float">
            <text:p>1371269</text:p>
          </table:table-cell>
          <table:table-cell office:value-type="float" office:value="1624956" calcext:value-type="float">
            <text:p>1624956</text:p>
          </table:table-cell>
          <table:table-cell office:value-type="float" office:value="1630425" calcext:value-type="float">
            <text:p>1630425</text:p>
          </table:table-cell>
          <table:table-cell office:value-type="float" office:value="1082475" calcext:value-type="float">
            <text:p>1082475</text:p>
          </table:table-cell>
          <table:table-cell office:value-type="float" office:value="1057807" calcext:value-type="float">
            <text:p>1057807</text:p>
          </table:table-cell>
          <table:table-cell office:value-type="float" office:value="1045060" calcext:value-type="float">
            <text:p>1045060</text:p>
          </table:table-cell>
          <table:table-cell office:value-type="float" office:value="1641386" calcext:value-type="float">
            <text:p>1641386</text:p>
          </table:table-cell>
          <table:table-cell office:value-type="float" office:value="5" calcext:value-type="float">
            <text:p>5</text:p>
          </table:table-cell>
          <table:table-cell office:value-type="float" office:value="0.817340113799586" calcext:value-type="float">
            <text:p>0.817340113799586</text:p>
          </table:table-cell>
          <table:table-cell office:value-type="float" office:value="0.968549367016478" calcext:value-type="float">
            <text:p>0.968549367016478</text:p>
          </table:table-cell>
          <table:table-cell office:value-type="float" office:value="0.97180914542784" calcext:value-type="float">
            <text:p>0.97180914542784</text:p>
          </table:table-cell>
          <table:table-cell office:value-type="float" office:value="0.645205455446894" calcext:value-type="float">
            <text:p>0.645205455446894</text:p>
          </table:table-cell>
          <table:table-cell office:value-type="float" office:value="0.630502179920933" calcext:value-type="float">
            <text:p>0.630502179920933</text:p>
          </table:table-cell>
          <table:table-cell office:value-type="float" office:value="0.622904374945685" calcext:value-type="float">
            <text:p>0.622904374945685</text:p>
          </table:table-cell>
          <table:table-cell office:value-type="float" office:value="0.978342411320497" calcext:value-type="float">
            <text:p>0.978342411320497</text:p>
          </table:table-cell>
          <table:table-cell office:value-type="float" office:value="-120.958908910621" calcext:value-type="float">
            <text:p>-120.958908910621</text:p>
          </table:table-cell>
          <table:table-cell office:value-type="float" office:value="-123.899564015813" calcext:value-type="float">
            <text:p>-123.899564015813</text:p>
          </table:table-cell>
          <table:table-cell office:value-type="float" office:value="-125.419125010863" calcext:value-type="float">
            <text:p>-125.419125010863</text:p>
          </table:table-cell>
        </table:table-row>
        <table:table-row table:style-name="ro1">
          <table:table-cell office:value-type="string" calcext:value-type="string">
            <text:p>2019-11-12 11:56:51</text:p>
          </table:table-cell>
          <table:table-cell office:value-type="float" office:value="26.8029066715389" calcext:value-type="float">
            <text:p>26.8029066715389</text:p>
          </table:table-cell>
          <table:table-cell office:value-type="float" office:value="74.6276389196656" calcext:value-type="float">
            <text:p>74.6276389196656</text:p>
          </table:table-cell>
          <table:table-cell office:value-type="float" office:value="980.878096931292" calcext:value-type="float">
            <text:p>980.87809693129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3134" calcext:value-type="float">
            <text:p>1363134</text:p>
          </table:table-cell>
          <table:table-cell office:value-type="float" office:value="1623890" calcext:value-type="float">
            <text:p>1623890</text:p>
          </table:table-cell>
          <table:table-cell office:value-type="float" office:value="1628549" calcext:value-type="float">
            <text:p>1628549</text:p>
          </table:table-cell>
          <table:table-cell office:value-type="float" office:value="987908" calcext:value-type="float">
            <text:p>987908</text:p>
          </table:table-cell>
          <table:table-cell office:value-type="float" office:value="1171714" calcext:value-type="float">
            <text:p>1171714</text:p>
          </table:table-cell>
          <table:table-cell office:value-type="float" office:value="1109674" calcext:value-type="float">
            <text:p>1109674</text:p>
          </table:table-cell>
          <table:table-cell office:value-type="float" office:value="1644657" calcext:value-type="float">
            <text:p>1644657</text:p>
          </table:table-cell>
          <table:table-cell office:value-type="float" office:value="5" calcext:value-type="float">
            <text:p>5</text:p>
          </table:table-cell>
          <table:table-cell office:value-type="float" office:value="0.812491275369081" calcext:value-type="float">
            <text:p>0.812491275369081</text:p>
          </table:table-cell>
          <table:table-cell office:value-type="float" office:value="0.967913981427429" calcext:value-type="float">
            <text:p>0.967913981427429</text:p>
          </table:table-cell>
          <table:table-cell office:value-type="float" office:value="0.970690962158556" calcext:value-type="float">
            <text:p>0.970690962158556</text:p>
          </table:table-cell>
          <table:table-cell office:value-type="float" office:value="0.58883912430276" calcext:value-type="float">
            <text:p>0.58883912430276</text:p>
          </table:table-cell>
          <table:table-cell office:value-type="float" office:value="0.698396050738818" calcext:value-type="float">
            <text:p>0.698396050738818</text:p>
          </table:table-cell>
          <table:table-cell office:value-type="float" office:value="0.661417324711958" calcext:value-type="float">
            <text:p>0.661417324711958</text:p>
          </table:table-cell>
          <table:table-cell office:value-type="float" office:value="0.980292079483518" calcext:value-type="float">
            <text:p>0.980292079483518</text:p>
          </table:table-cell>
          <table:table-cell office:value-type="float" office:value="-132.232175139448" calcext:value-type="float">
            <text:p>-132.232175139448</text:p>
          </table:table-cell>
          <table:table-cell office:value-type="float" office:value="-110.320789852237" calcext:value-type="float">
            <text:p>-110.320789852237</text:p>
          </table:table-cell>
          <table:table-cell office:value-type="float" office:value="-117.716535057608" calcext:value-type="float">
            <text:p>-117.716535057608</text:p>
          </table:table-cell>
        </table:table-row>
        <table:table-row table:style-name="ro1">
          <table:table-cell office:value-type="string" calcext:value-type="string">
            <text:p>2019-11-12 11:56:52</text:p>
          </table:table-cell>
          <table:table-cell office:value-type="float" office:value="26.797852561489" calcext:value-type="float">
            <text:p>26.797852561489</text:p>
          </table:table-cell>
          <table:table-cell office:value-type="float" office:value="74.6057656084922" calcext:value-type="float">
            <text:p>74.6057656084922</text:p>
          </table:table-cell>
          <table:table-cell office:value-type="float" office:value="980.897169347028" calcext:value-type="float">
            <text:p>980.89716934702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2803" calcext:value-type="float">
            <text:p>1382803</text:p>
          </table:table-cell>
          <table:table-cell office:value-type="float" office:value="1626377" calcext:value-type="float">
            <text:p>1626377</text:p>
          </table:table-cell>
          <table:table-cell office:value-type="float" office:value="1638526" calcext:value-type="float">
            <text:p>1638526</text:p>
          </table:table-cell>
          <table:table-cell office:value-type="float" office:value="1217280" calcext:value-type="float">
            <text:p>1217280</text:p>
          </table:table-cell>
          <table:table-cell office:value-type="float" office:value="1046200" calcext:value-type="float">
            <text:p>1046200</text:p>
          </table:table-cell>
          <table:table-cell office:value-type="float" office:value="905382" calcext:value-type="float">
            <text:p>905382</text:p>
          </table:table-cell>
          <table:table-cell office:value-type="float" office:value="1641412" calcext:value-type="float">
            <text:p>1641412</text:p>
          </table:table-cell>
          <table:table-cell office:value-type="float" office:value="5" calcext:value-type="float">
            <text:p>5</text:p>
          </table:table-cell>
          <table:table-cell office:value-type="float" office:value="0.824214914347519" calcext:value-type="float">
            <text:p>0.824214914347519</text:p>
          </table:table-cell>
          <table:table-cell office:value-type="float" office:value="0.969396349119705" calcext:value-type="float">
            <text:p>0.969396349119705</text:p>
          </table:table-cell>
          <table:table-cell office:value-type="float" office:value="0.976637718276706" calcext:value-type="float">
            <text:p>0.976637718276706</text:p>
          </table:table-cell>
          <table:table-cell office:value-type="float" office:value="0.725555506414831" calcext:value-type="float">
            <text:p>0.725555506414831</text:p>
          </table:table-cell>
          <table:table-cell office:value-type="float" office:value="0.623583867977127" calcext:value-type="float">
            <text:p>0.623583867977127</text:p>
          </table:table-cell>
          <table:table-cell office:value-type="float" office:value="0.539649789291595" calcext:value-type="float">
            <text:p>0.539649789291595</text:p>
          </table:table-cell>
          <table:table-cell office:value-type="float" office:value="0.978357908529986" calcext:value-type="float">
            <text:p>0.978357908529986</text:p>
          </table:table-cell>
          <table:table-cell office:value-type="float" office:value="-104.888898717034" calcext:value-type="float">
            <text:p>-104.888898717034</text:p>
          </table:table-cell>
          <table:table-cell office:value-type="float" office:value="-125.283226404575" calcext:value-type="float">
            <text:p>-125.283226404575</text:p>
          </table:table-cell>
          <table:table-cell office:value-type="float" office:value="-142.070042141681" calcext:value-type="float">
            <text:p>-142.070042141681</text:p>
          </table:table-cell>
        </table:table-row>
        <table:table-row table:style-name="ro1">
          <table:table-cell office:value-type="string" calcext:value-type="string">
            <text:p>2019-11-12 11:56:53</text:p>
          </table:table-cell>
          <table:table-cell office:value-type="float" office:value="26.80796078188" calcext:value-type="float">
            <text:p>26.80796078188</text:p>
          </table:table-cell>
          <table:table-cell office:value-type="float" office:value="74.6226800031537" calcext:value-type="float">
            <text:p>74.6226800031537</text:p>
          </table:table-cell>
          <table:table-cell office:value-type="float" office:value="980.94173157276" calcext:value-type="float">
            <text:p>980.9417315727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4156" calcext:value-type="float">
            <text:p>1364156</text:p>
          </table:table-cell>
          <table:table-cell office:value-type="float" office:value="1626576" calcext:value-type="float">
            <text:p>1626576</text:p>
          </table:table-cell>
          <table:table-cell office:value-type="float" office:value="1630253" calcext:value-type="float">
            <text:p>1630253</text:p>
          </table:table-cell>
          <table:table-cell office:value-type="float" office:value="982753" calcext:value-type="float">
            <text:p>982753</text:p>
          </table:table-cell>
          <table:table-cell office:value-type="float" office:value="1167540" calcext:value-type="float">
            <text:p>1167540</text:p>
          </table:table-cell>
          <table:table-cell office:value-type="float" office:value="1098738" calcext:value-type="float">
            <text:p>1098738</text:p>
          </table:table-cell>
          <table:table-cell office:value-type="float" office:value="1644591" calcext:value-type="float">
            <text:p>1644591</text:p>
          </table:table-cell>
          <table:table-cell office:value-type="float" office:value="5" calcext:value-type="float">
            <text:p>5</text:p>
          </table:table-cell>
          <table:table-cell office:value-type="float" office:value="0.813100434911303" calcext:value-type="float">
            <text:p>0.813100434911303</text:p>
          </table:table-cell>
          <table:table-cell office:value-type="float" office:value="0.969514962376948" calcext:value-type="float">
            <text:p>0.969514962376948</text:p>
          </table:table-cell>
          <table:table-cell office:value-type="float" office:value="0.971706625426605" calcext:value-type="float">
            <text:p>0.971706625426605</text:p>
          </table:table-cell>
          <table:table-cell office:value-type="float" office:value="0.585766504498303" calcext:value-type="float">
            <text:p>0.585766504498303</text:p>
          </table:table-cell>
          <table:table-cell office:value-type="float" office:value="0.695908152569312" calcext:value-type="float">
            <text:p>0.695908152569312</text:p>
          </table:table-cell>
          <table:table-cell office:value-type="float" office:value="0.654898959982271" calcext:value-type="float">
            <text:p>0.654898959982271</text:p>
          </table:table-cell>
          <table:table-cell office:value-type="float" office:value="0.980252740413277" calcext:value-type="float">
            <text:p>0.980252740413277</text:p>
          </table:table-cell>
          <table:table-cell office:value-type="float" office:value="-132.846699100339" calcext:value-type="float">
            <text:p>-132.846699100339</text:p>
          </table:table-cell>
          <table:table-cell office:value-type="float" office:value="-110.818369486138" calcext:value-type="float">
            <text:p>-110.818369486138</text:p>
          </table:table-cell>
          <table:table-cell office:value-type="float" office:value="-119.020208003546" calcext:value-type="float">
            <text:p>-119.020208003546</text:p>
          </table:table-cell>
        </table:table-row>
        <table:table-row table:style-name="ro1">
          <table:table-cell office:value-type="string" calcext:value-type="string">
            <text:p>2019-11-12 11:56:55</text:p>
          </table:table-cell>
          <table:table-cell office:value-type="float" office:value="26.80796078188" calcext:value-type="float">
            <text:p>26.80796078188</text:p>
          </table:table-cell>
          <table:table-cell office:value-type="float" office:value="74.6173134655844" calcext:value-type="float">
            <text:p>74.6173134655844</text:p>
          </table:table-cell>
          <table:table-cell office:value-type="float" office:value="980.914162398358" calcext:value-type="float">
            <text:p>980.91416239835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6712" calcext:value-type="float">
            <text:p>1386712</text:p>
          </table:table-cell>
          <table:table-cell office:value-type="float" office:value="1620909" calcext:value-type="float">
            <text:p>1620909</text:p>
          </table:table-cell>
          <table:table-cell office:value-type="float" office:value="1627713" calcext:value-type="float">
            <text:p>1627713</text:p>
          </table:table-cell>
          <table:table-cell office:value-type="float" office:value="1016200" calcext:value-type="float">
            <text:p>1016200</text:p>
          </table:table-cell>
          <table:table-cell office:value-type="float" office:value="1237134" calcext:value-type="float">
            <text:p>1237134</text:p>
          </table:table-cell>
          <table:table-cell office:value-type="float" office:value="999637" calcext:value-type="float">
            <text:p>999637</text:p>
          </table:table-cell>
          <table:table-cell office:value-type="float" office:value="1647088" calcext:value-type="float">
            <text:p>1647088</text:p>
          </table:table-cell>
          <table:table-cell office:value-type="float" office:value="5" calcext:value-type="float">
            <text:p>5</text:p>
          </table:table-cell>
          <table:table-cell office:value-type="float" office:value="0.82654486018954" calcext:value-type="float">
            <text:p>0.82654486018954</text:p>
          </table:table-cell>
          <table:table-cell office:value-type="float" office:value="0.966137166754862" calcext:value-type="float">
            <text:p>0.966137166754862</text:p>
          </table:table-cell>
          <table:table-cell office:value-type="float" office:value="0.970192667268833" calcext:value-type="float">
            <text:p>0.970192667268833</text:p>
          </table:table-cell>
          <table:table-cell office:value-type="float" office:value="0.605702472412881" calcext:value-type="float">
            <text:p>0.605702472412881</text:p>
          </table:table-cell>
          <table:table-cell office:value-type="float" office:value="0.737389413999249" calcext:value-type="float">
            <text:p>0.737389413999249</text:p>
          </table:table-cell>
          <table:table-cell office:value-type="float" office:value="0.595830153921861" calcext:value-type="float">
            <text:p>0.595830153921861</text:p>
          </table:table-cell>
          <table:table-cell office:value-type="float" office:value="0.981741068570741" calcext:value-type="float">
            <text:p>0.981741068570741</text:p>
          </table:table-cell>
          <table:table-cell office:value-type="float" office:value="-128.859505517424" calcext:value-type="float">
            <text:p>-128.859505517424</text:p>
          </table:table-cell>
          <table:table-cell office:value-type="float" office:value="-102.52211720015" calcext:value-type="float">
            <text:p>-102.52211720015</text:p>
          </table:table-cell>
          <table:table-cell office:value-type="float" office:value="-130.833969215628" calcext:value-type="float">
            <text:p>-130.833969215628</text:p>
          </table:table-cell>
        </table:table-row>
        <table:table-row table:style-name="ro1">
          <table:table-cell office:value-type="string" calcext:value-type="string">
            <text:p>2019-11-12 11:56:56</text:p>
          </table:table-cell>
          <table:table-cell office:value-type="float" office:value="26.8029066715389" calcext:value-type="float">
            <text:p>26.8029066715389</text:p>
          </table:table-cell>
          <table:table-cell office:value-type="float" office:value="74.6330053802284" calcext:value-type="float">
            <text:p>74.6330053802284</text:p>
          </table:table-cell>
          <table:table-cell office:value-type="float" office:value="980.878096931292" calcext:value-type="float">
            <text:p>980.87809693129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6428" calcext:value-type="float">
            <text:p>1376428</text:p>
          </table:table-cell>
          <table:table-cell office:value-type="float" office:value="1622626" calcext:value-type="float">
            <text:p>1622626</text:p>
          </table:table-cell>
          <table:table-cell office:value-type="float" office:value="1628577" calcext:value-type="float">
            <text:p>1628577</text:p>
          </table:table-cell>
          <table:table-cell office:value-type="float" office:value="1098939" calcext:value-type="float">
            <text:p>1098939</text:p>
          </table:table-cell>
          <table:table-cell office:value-type="float" office:value="1114061" calcext:value-type="float">
            <text:p>1114061</text:p>
          </table:table-cell>
          <table:table-cell office:value-type="float" office:value="1106550" calcext:value-type="float">
            <text:p>1106550</text:p>
          </table:table-cell>
          <table:table-cell office:value-type="float" office:value="1651329" calcext:value-type="float">
            <text:p>1651329</text:p>
          </table:table-cell>
          <table:table-cell office:value-type="float" office:value="5" calcext:value-type="float">
            <text:p>5</text:p>
          </table:table-cell>
          <table:table-cell office:value-type="float" office:value="0.820415117790117" calcext:value-type="float">
            <text:p>0.820415117790117</text:p>
          </table:table-cell>
          <table:table-cell office:value-type="float" office:value="0.967160578627655" calcext:value-type="float">
            <text:p>0.967160578627655</text:p>
          </table:table-cell>
          <table:table-cell office:value-type="float" office:value="0.970707651461083" calcext:value-type="float">
            <text:p>0.970707651461083</text:p>
          </table:table-cell>
          <table:table-cell office:value-type="float" office:value="0.655018765332552" calcext:value-type="float">
            <text:p>0.655018765332552</text:p>
          </table:table-cell>
          <table:table-cell office:value-type="float" office:value="0.664032180789969" calcext:value-type="float">
            <text:p>0.664032180789969</text:p>
          </table:table-cell>
          <table:table-cell office:value-type="float" office:value="0.659555275387201" calcext:value-type="float">
            <text:p>0.659555275387201</text:p>
          </table:table-cell>
          <table:table-cell office:value-type="float" office:value="0.984268901857007" calcext:value-type="float">
            <text:p>0.984268901857007</text:p>
          </table:table-cell>
          <table:table-cell office:value-type="float" office:value="-118.99624693349" calcext:value-type="float">
            <text:p>-118.99624693349</text:p>
          </table:table-cell>
          <table:table-cell office:value-type="float" office:value="-117.193563842006" calcext:value-type="float">
            <text:p>-117.193563842006</text:p>
          </table:table-cell>
          <table:table-cell office:value-type="float" office:value="-118.08894492256" calcext:value-type="float">
            <text:p>-118.08894492256</text:p>
          </table:table-cell>
        </table:table-row>
        <table:table-row table:style-name="ro1">
          <table:table-cell office:value-type="string" calcext:value-type="string">
            <text:p>2019-11-12 11:56:57</text:p>
          </table:table-cell>
          <table:table-cell office:value-type="float" office:value="26.8029066715389" calcext:value-type="float">
            <text:p>26.8029066715389</text:p>
          </table:table-cell>
          <table:table-cell office:value-type="float" office:value="74.6491047102747" calcext:value-type="float">
            <text:p>74.6491047102747</text:p>
          </table:table-cell>
          <table:table-cell office:value-type="float" office:value="980.960803767383" calcext:value-type="float">
            <text:p>980.96080376738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0575" calcext:value-type="float">
            <text:p>1380575</text:p>
          </table:table-cell>
          <table:table-cell office:value-type="float" office:value="1620637" calcext:value-type="float">
            <text:p>1620637</text:p>
          </table:table-cell>
          <table:table-cell office:value-type="float" office:value="1631448" calcext:value-type="float">
            <text:p>1631448</text:p>
          </table:table-cell>
          <table:table-cell office:value-type="float" office:value="1232043" calcext:value-type="float">
            <text:p>1232043</text:p>
          </table:table-cell>
          <table:table-cell office:value-type="float" office:value="1028584" calcext:value-type="float">
            <text:p>1028584</text:p>
          </table:table-cell>
          <table:table-cell office:value-type="float" office:value="906577" calcext:value-type="float">
            <text:p>906577</text:p>
          </table:table-cell>
          <table:table-cell office:value-type="float" office:value="1640991" calcext:value-type="float">
            <text:p>1640991</text:p>
          </table:table-cell>
          <table:table-cell office:value-type="float" office:value="5" calcext:value-type="float">
            <text:p>5</text:p>
          </table:table-cell>
          <table:table-cell office:value-type="float" office:value="0.822886922703614" calcext:value-type="float">
            <text:p>0.822886922703614</text:p>
          </table:table-cell>
          <table:table-cell office:value-type="float" office:value="0.965975042101746" calcext:value-type="float">
            <text:p>0.965975042101746</text:p>
          </table:table-cell>
          <table:table-cell office:value-type="float" office:value="0.972418901016581" calcext:value-type="float">
            <text:p>0.972418901016581</text:p>
          </table:table-cell>
          <table:table-cell office:value-type="float" office:value="0.734354941171997" calcext:value-type="float">
            <text:p>0.734354941171997</text:p>
          </table:table-cell>
          <table:table-cell office:value-type="float" office:value="0.613083912501801" calcext:value-type="float">
            <text:p>0.613083912501801</text:p>
          </table:table-cell>
          <table:table-cell office:value-type="float" office:value="0.540362064881571" calcext:value-type="float">
            <text:p>0.540362064881571</text:p>
          </table:table-cell>
          <table:table-cell office:value-type="float" office:value="0.978106972945568" calcext:value-type="float">
            <text:p>0.978106972945568</text:p>
          </table:table-cell>
          <table:table-cell office:value-type="float" office:value="-103.129011765601" calcext:value-type="float">
            <text:p>-103.129011765601</text:p>
          </table:table-cell>
          <table:table-cell office:value-type="float" office:value="-127.38321749964" calcext:value-type="float">
            <text:p>-127.38321749964</text:p>
          </table:table-cell>
          <table:table-cell office:value-type="float" office:value="-141.927587023686" calcext:value-type="float">
            <text:p>-141.927587023686</text:p>
          </table:table-cell>
        </table:table-row>
        <table:table-row table:style-name="ro1">
          <table:table-cell office:value-type="string" calcext:value-type="string">
            <text:p>2019-11-12 11:56:58</text:p>
          </table:table-cell>
          <table:table-cell office:value-type="float" office:value="26.8029066715389" calcext:value-type="float">
            <text:p>26.8029066715389</text:p>
          </table:table-cell>
          <table:table-cell office:value-type="float" office:value="74.6544711364095" calcext:value-type="float">
            <text:p>74.6544711364095</text:p>
          </table:table-cell>
          <table:table-cell office:value-type="float" office:value="980.960803767383" calcext:value-type="float">
            <text:p>980.96080376738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342" calcext:value-type="float">
            <text:p>1373342</text:p>
          </table:table-cell>
          <table:table-cell office:value-type="float" office:value="1624504" calcext:value-type="float">
            <text:p>1624504</text:p>
          </table:table-cell>
          <table:table-cell office:value-type="float" office:value="1637869" calcext:value-type="float">
            <text:p>1637869</text:p>
          </table:table-cell>
          <table:table-cell office:value-type="float" office:value="1242891" calcext:value-type="float">
            <text:p>1242891</text:p>
          </table:table-cell>
          <table:table-cell office:value-type="float" office:value="1021233" calcext:value-type="float">
            <text:p>1021233</text:p>
          </table:table-cell>
          <table:table-cell office:value-type="float" office:value="962142" calcext:value-type="float">
            <text:p>962142</text:p>
          </table:table-cell>
          <table:table-cell office:value-type="float" office:value="1639294" calcext:value-type="float">
            <text:p>1639294</text:p>
          </table:table-cell>
          <table:table-cell office:value-type="float" office:value="5" calcext:value-type="float">
            <text:p>5</text:p>
          </table:table-cell>
          <table:table-cell office:value-type="float" office:value="0.818575718233075" calcext:value-type="float">
            <text:p>0.818575718233075</text:p>
          </table:table-cell>
          <table:table-cell office:value-type="float" office:value="0.968279953989977" calcext:value-type="float">
            <text:p>0.968279953989977</text:p>
          </table:table-cell>
          <table:table-cell office:value-type="float" office:value="0.976246115713849" calcext:value-type="float">
            <text:p>0.976246115713849</text:p>
          </table:table-cell>
          <table:table-cell office:value-type="float" office:value="0.740820853808028" calcext:value-type="float">
            <text:p>0.740820853808028</text:p>
          </table:table-cell>
          <table:table-cell office:value-type="float" office:value="0.608702374542043" calcext:value-type="float">
            <text:p>0.608702374542043</text:p>
          </table:table-cell>
          <table:table-cell office:value-type="float" office:value="0.573481389699148" calcext:value-type="float">
            <text:p>0.573481389699148</text:p>
          </table:table-cell>
          <table:table-cell office:value-type="float" office:value="0.97709548200315" calcext:value-type="float">
            <text:p>0.97709548200315</text:p>
          </table:table-cell>
          <table:table-cell office:value-type="float" office:value="-101.835829238394" calcext:value-type="float">
            <text:p>-101.835829238394</text:p>
          </table:table-cell>
          <table:table-cell office:value-type="float" office:value="-128.259525091591" calcext:value-type="float">
            <text:p>-128.259525091591</text:p>
          </table:table-cell>
          <table:table-cell office:value-type="float" office:value="-135.30372206017" calcext:value-type="float">
            <text:p>-135.30372206017</text:p>
          </table:table-cell>
        </table:table-row>
        <table:table-row table:style-name="ro1">
          <table:table-cell office:value-type="string" calcext:value-type="string">
            <text:p>2019-11-12 11:57:00</text:p>
          </table:table-cell>
          <table:table-cell office:value-type="float" office:value="26.80796078188" calcext:value-type="float">
            <text:p>26.80796078188</text:p>
          </table:table-cell>
          <table:table-cell office:value-type="float" office:value="74.6817113483418" calcext:value-type="float">
            <text:p>74.6817113483418</text:p>
          </table:table-cell>
          <table:table-cell office:value-type="float" office:value="980.914162398358" calcext:value-type="float">
            <text:p>980.91416239835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056" calcext:value-type="float">
            <text:p>1360056</text:p>
          </table:table-cell>
          <table:table-cell office:value-type="float" office:value="1622747" calcext:value-type="float">
            <text:p>1622747</text:p>
          </table:table-cell>
          <table:table-cell office:value-type="float" office:value="1627373" calcext:value-type="float">
            <text:p>1627373</text:p>
          </table:table-cell>
          <table:table-cell office:value-type="float" office:value="1003246" calcext:value-type="float">
            <text:p>1003246</text:p>
          </table:table-cell>
          <table:table-cell office:value-type="float" office:value="1138084" calcext:value-type="float">
            <text:p>1138084</text:p>
          </table:table-cell>
          <table:table-cell office:value-type="float" office:value="1087978" calcext:value-type="float">
            <text:p>1087978</text:p>
          </table:table-cell>
          <table:table-cell office:value-type="float" office:value="1641662" calcext:value-type="float">
            <text:p>1641662</text:p>
          </table:table-cell>
          <table:table-cell office:value-type="float" office:value="5" calcext:value-type="float">
            <text:p>5</text:p>
          </table:table-cell>
          <table:table-cell office:value-type="float" office:value="0.810656644184189" calcext:value-type="float">
            <text:p>0.810656644184189</text:p>
          </table:table-cell>
          <table:table-cell office:value-type="float" office:value="0.967232700256431" calcext:value-type="float">
            <text:p>0.967232700256431</text:p>
          </table:table-cell>
          <table:table-cell office:value-type="float" office:value="0.969990011452438" calcext:value-type="float">
            <text:p>0.969990011452438</text:p>
          </table:table-cell>
          <table:table-cell office:value-type="float" office:value="0.59798128580824" calcext:value-type="float">
            <text:p>0.59798128580824</text:p>
          </table:table-cell>
          <table:table-cell office:value-type="float" office:value="0.678351006311298" calcext:value-type="float">
            <text:p>0.678351006311298</text:p>
          </table:table-cell>
          <table:table-cell office:value-type="float" office:value="0.648485499439895" calcext:value-type="float">
            <text:p>0.648485499439895</text:p>
          </table:table-cell>
          <table:table-cell office:value-type="float" office:value="0.978506920159688" calcext:value-type="float">
            <text:p>0.978506920159688</text:p>
          </table:table-cell>
          <table:table-cell office:value-type="float" office:value="-130.403742838352" calcext:value-type="float">
            <text:p>-130.403742838352</text:p>
          </table:table-cell>
          <table:table-cell office:value-type="float" office:value="-114.32979873774" calcext:value-type="float">
            <text:p>-114.32979873774</text:p>
          </table:table-cell>
          <table:table-cell office:value-type="float" office:value="-120.302900112021" calcext:value-type="float">
            <text:p>-120.302900112021</text:p>
          </table:table-cell>
        </table:table-row>
        <table:table-row table:style-name="ro1">
          <table:table-cell office:value-type="string" calcext:value-type="string">
            <text:p>2019-11-12 11:57:01</text:p>
          </table:table-cell>
          <table:table-cell office:value-type="float" office:value="26.813014892512" calcext:value-type="float">
            <text:p>26.813014892512</text:p>
          </table:table-cell>
          <table:table-cell office:value-type="float" office:value="74.6821195491319" calcext:value-type="float">
            <text:p>74.6821195491319</text:p>
          </table:table-cell>
          <table:table-cell office:value-type="float" office:value="980.895089596177" calcext:value-type="float">
            <text:p>980.89508959617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5471" calcext:value-type="float">
            <text:p>1365471</text:p>
          </table:table-cell>
          <table:table-cell office:value-type="float" office:value="1622041" calcext:value-type="float">
            <text:p>1622041</text:p>
          </table:table-cell>
          <table:table-cell office:value-type="float" office:value="1637606" calcext:value-type="float">
            <text:p>1637606</text:p>
          </table:table-cell>
          <table:table-cell office:value-type="float" office:value="1235329" calcext:value-type="float">
            <text:p>1235329</text:p>
          </table:table-cell>
          <table:table-cell office:value-type="float" office:value="1035225" calcext:value-type="float">
            <text:p>1035225</text:p>
          </table:table-cell>
          <table:table-cell office:value-type="float" office:value="1046434" calcext:value-type="float">
            <text:p>1046434</text:p>
          </table:table-cell>
          <table:table-cell office:value-type="float" office:value="1638088" calcext:value-type="float">
            <text:p>1638088</text:p>
          </table:table-cell>
          <table:table-cell office:value-type="float" office:value="5" calcext:value-type="float">
            <text:p>5</text:p>
          </table:table-cell>
          <table:table-cell office:value-type="float" office:value="0.813884236083536" calcext:value-type="float">
            <text:p>0.813884236083536</text:p>
          </table:table-cell>
          <table:table-cell office:value-type="float" office:value="0.966811891414153" calcext:value-type="float">
            <text:p>0.966811891414153</text:p>
          </table:table-cell>
          <table:table-cell office:value-type="float" office:value="0.976089355479402" calcext:value-type="float">
            <text:p>0.976089355479402</text:p>
          </table:table-cell>
          <table:table-cell office:value-type="float" office:value="0.7363135500328" calcext:value-type="float">
            <text:p>0.7363135500328</text:p>
          </table:table-cell>
          <table:table-cell office:value-type="float" office:value="0.617042257433207" calcext:value-type="float">
            <text:p>0.617042257433207</text:p>
          </table:table-cell>
          <table:table-cell office:value-type="float" office:value="0.623723342862528" calcext:value-type="float">
            <text:p>0.623723342862528</text:p>
          </table:table-cell>
          <table:table-cell office:value-type="float" office:value="0.976376649901468" calcext:value-type="float">
            <text:p>0.976376649901468</text:p>
          </table:table-cell>
          <table:table-cell office:value-type="float" office:value="-102.73728999344" calcext:value-type="float">
            <text:p>-102.73728999344</text:p>
          </table:table-cell>
          <table:table-cell office:value-type="float" office:value="-126.591548513359" calcext:value-type="float">
            <text:p>-126.591548513359</text:p>
          </table:table-cell>
          <table:table-cell office:value-type="float" office:value="-125.255331427494" calcext:value-type="float">
            <text:p>-125.255331427494</text:p>
          </table:table-cell>
        </table:table-row>
        <table:table-row table:style-name="ro1">
          <table:table-cell office:value-type="string" calcext:value-type="string">
            <text:p>2019-11-12 11:57:02</text:p>
          </table:table-cell>
          <table:table-cell office:value-type="float" office:value="26.8180690034351" calcext:value-type="float">
            <text:p>26.8180690034351</text:p>
          </table:table-cell>
          <table:table-cell office:value-type="float" office:value="74.6932608394685" calcext:value-type="float">
            <text:p>74.6932608394685</text:p>
          </table:table-cell>
          <table:table-cell office:value-type="float" office:value="980.903585982338" calcext:value-type="float">
            <text:p>980.90358598233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1452" calcext:value-type="float">
            <text:p>1381452</text:p>
          </table:table-cell>
          <table:table-cell office:value-type="float" office:value="1620334" calcext:value-type="float">
            <text:p>1620334</text:p>
          </table:table-cell>
          <table:table-cell office:value-type="float" office:value="1630235" calcext:value-type="float">
            <text:p>1630235</text:p>
          </table:table-cell>
          <table:table-cell office:value-type="float" office:value="1238259" calcext:value-type="float">
            <text:p>1238259</text:p>
          </table:table-cell>
          <table:table-cell office:value-type="float" office:value="1036794" calcext:value-type="float">
            <text:p>1036794</text:p>
          </table:table-cell>
          <table:table-cell office:value-type="float" office:value="913853" calcext:value-type="float">
            <text:p>913853</text:p>
          </table:table-cell>
          <table:table-cell office:value-type="float" office:value="1640169" calcext:value-type="float">
            <text:p>1640169</text:p>
          </table:table-cell>
          <table:table-cell office:value-type="float" office:value="5" calcext:value-type="float">
            <text:p>5</text:p>
          </table:table-cell>
          <table:table-cell office:value-type="float" office:value="0.823409655500609" calcext:value-type="float">
            <text:p>0.823409655500609</text:p>
          </table:table-cell>
          <table:table-cell office:value-type="float" office:value="0.965794440006547" calcext:value-type="float">
            <text:p>0.965794440006547</text:p>
          </table:table-cell>
          <table:table-cell office:value-type="float" office:value="0.971695896589267" calcext:value-type="float">
            <text:p>0.971695896589267</text:p>
          </table:table-cell>
          <table:table-cell office:value-type="float" office:value="0.738059966332908" calcext:value-type="float">
            <text:p>0.738059966332908</text:p>
          </table:table-cell>
          <table:table-cell office:value-type="float" office:value="0.617977454421217" calcext:value-type="float">
            <text:p>0.617977454421217</text:p>
          </table:table-cell>
          <table:table-cell office:value-type="float" office:value="0.544698899352419" calcext:value-type="float">
            <text:p>0.544698899352419</text:p>
          </table:table-cell>
          <table:table-cell office:value-type="float" office:value="0.977617022707107" calcext:value-type="float">
            <text:p>0.977617022707107</text:p>
          </table:table-cell>
          <table:table-cell office:value-type="float" office:value="-102.388006733418" calcext:value-type="float">
            <text:p>-102.388006733418</text:p>
          </table:table-cell>
          <table:table-cell office:value-type="float" office:value="-126.404509115757" calcext:value-type="float">
            <text:p>-126.404509115757</text:p>
          </table:table-cell>
          <table:table-cell office:value-type="float" office:value="-141.060220129516" calcext:value-type="float">
            <text:p>-141.060220129516</text:p>
          </table:table-cell>
        </table:table-row>
        <table:table-row table:style-name="ro1">
          <table:table-cell office:value-type="string" calcext:value-type="string">
            <text:p>2019-11-12 11:57:03</text:p>
          </table:table-cell>
          <table:table-cell office:value-type="float" office:value="26.813014892512" calcext:value-type="float">
            <text:p>26.813014892512</text:p>
          </table:table-cell>
          <table:table-cell office:value-type="float" office:value="74.7035854737811" calcext:value-type="float">
            <text:p>74.7035854737811</text:p>
          </table:table-cell>
          <table:table-cell office:value-type="float" office:value="981.005367253682" calcext:value-type="float">
            <text:p>981.00536725368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2294" calcext:value-type="float">
            <text:p>1382294</text:p>
          </table:table-cell>
          <table:table-cell office:value-type="float" office:value="1619981" calcext:value-type="float">
            <text:p>1619981</text:p>
          </table:table-cell>
          <table:table-cell office:value-type="float" office:value="1625425" calcext:value-type="float">
            <text:p>1625425</text:p>
          </table:table-cell>
          <table:table-cell office:value-type="float" office:value="992368" calcext:value-type="float">
            <text:p>992368</text:p>
          </table:table-cell>
          <table:table-cell office:value-type="float" office:value="1226620" calcext:value-type="float">
            <text:p>1226620</text:p>
          </table:table-cell>
          <table:table-cell office:value-type="float" office:value="1051307" calcext:value-type="float">
            <text:p>1051307</text:p>
          </table:table-cell>
          <table:table-cell office:value-type="float" office:value="1645442" calcext:value-type="float">
            <text:p>1645442</text:p>
          </table:table-cell>
          <table:table-cell office:value-type="float" office:value="5" calcext:value-type="float">
            <text:p>5</text:p>
          </table:table-cell>
          <table:table-cell office:value-type="float" office:value="0.823911526669446" calcext:value-type="float">
            <text:p>0.823911526669446</text:p>
          </table:table-cell>
          <table:table-cell office:value-type="float" office:value="0.965584035585408" calcext:value-type="float">
            <text:p>0.965584035585408</text:p>
          </table:table-cell>
          <table:table-cell office:value-type="float" office:value="0.9688289128338" calcext:value-type="float">
            <text:p>0.9688289128338</text:p>
          </table:table-cell>
          <table:table-cell office:value-type="float" office:value="0.591497491776644" calcext:value-type="float">
            <text:p>0.591497491776644</text:p>
          </table:table-cell>
          <table:table-cell office:value-type="float" office:value="0.7311225809005" calcext:value-type="float">
            <text:p>0.7311225809005</text:p>
          </table:table-cell>
          <table:table-cell office:value-type="float" office:value="0.62662787754868" calcext:value-type="float">
            <text:p>0.62662787754868</text:p>
          </table:table-cell>
          <table:table-cell office:value-type="float" office:value="0.980759976000783" calcext:value-type="float">
            <text:p>0.980759976000783</text:p>
          </table:table-cell>
          <table:table-cell office:value-type="float" office:value="-131.700501644671" calcext:value-type="float">
            <text:p>-131.700501644671</text:p>
          </table:table-cell>
          <table:table-cell office:value-type="float" office:value="-103.7754838199" calcext:value-type="float">
            <text:p>-103.7754838199</text:p>
          </table:table-cell>
          <table:table-cell office:value-type="float" office:value="-124.674424490264" calcext:value-type="float">
            <text:p>-124.674424490264</text:p>
          </table:table-cell>
        </table:table-row>
        <table:table-row table:style-name="ro1">
          <table:table-cell office:value-type="string" calcext:value-type="string">
            <text:p>2019-11-12 11:57:05</text:p>
          </table:table-cell>
          <table:table-cell office:value-type="float" office:value="26.813014892512" calcext:value-type="float">
            <text:p>26.813014892512</text:p>
          </table:table-cell>
          <table:table-cell office:value-type="float" office:value="74.7035854737811" calcext:value-type="float">
            <text:p>74.7035854737811</text:p>
          </table:table-cell>
          <table:table-cell office:value-type="float" office:value="980.895089596177" calcext:value-type="float">
            <text:p>980.89508959617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6529" calcext:value-type="float">
            <text:p>1386529</text:p>
          </table:table-cell>
          <table:table-cell office:value-type="float" office:value="1622879" calcext:value-type="float">
            <text:p>1622879</text:p>
          </table:table-cell>
          <table:table-cell office:value-type="float" office:value="1633624" calcext:value-type="float">
            <text:p>1633624</text:p>
          </table:table-cell>
          <table:table-cell office:value-type="float" office:value="1119105" calcext:value-type="float">
            <text:p>1119105</text:p>
          </table:table-cell>
          <table:table-cell office:value-type="float" office:value="1243110" calcext:value-type="float">
            <text:p>1243110</text:p>
          </table:table-cell>
          <table:table-cell office:value-type="float" office:value="869756" calcext:value-type="float">
            <text:p>869756</text:p>
          </table:table-cell>
          <table:table-cell office:value-type="float" office:value="1640319" calcext:value-type="float">
            <text:p>1640319</text:p>
          </table:table-cell>
          <table:table-cell office:value-type="float" office:value="5" calcext:value-type="float">
            <text:p>5</text:p>
          </table:table-cell>
          <table:table-cell office:value-type="float" office:value="0.826435783676599" calcext:value-type="float">
            <text:p>0.826435783676599</text:p>
          </table:table-cell>
          <table:table-cell office:value-type="float" office:value="0.967311378396914" calcext:value-type="float">
            <text:p>0.967311378396914</text:p>
          </table:table-cell>
          <table:table-cell office:value-type="float" office:value="0.973715898241508" calcext:value-type="float">
            <text:p>0.973715898241508</text:p>
          </table:table-cell>
          <table:table-cell office:value-type="float" office:value="0.667038639430838" calcext:value-type="float">
            <text:p>0.667038639430838</text:p>
          </table:table-cell>
          <table:table-cell office:value-type="float" office:value="0.740951387995647" calcext:value-type="float">
            <text:p>0.740951387995647</text:p>
          </table:table-cell>
          <table:table-cell office:value-type="float" office:value="0.518415036012535" calcext:value-type="float">
            <text:p>0.518415036012535</text:p>
          </table:table-cell>
          <table:table-cell office:value-type="float" office:value="0.977706429684929" calcext:value-type="float">
            <text:p>0.977706429684929</text:p>
          </table:table-cell>
          <table:table-cell office:value-type="float" office:value="-116.592272113833" calcext:value-type="float">
            <text:p>-116.592272113833</text:p>
          </table:table-cell>
          <table:table-cell office:value-type="float" office:value="-101.809722400871" calcext:value-type="float">
            <text:p>-101.809722400871</text:p>
          </table:table-cell>
          <table:table-cell office:value-type="float" office:value="-146.316992797493" calcext:value-type="float">
            <text:p>-146.316992797493</text:p>
          </table:table-cell>
        </table:table-row>
        <table:table-row table:style-name="ro1">
          <table:table-cell office:value-type="string" calcext:value-type="string">
            <text:p>2019-11-12 11:57:06</text:p>
          </table:table-cell>
          <table:table-cell office:value-type="float" office:value="26.8231231146492" calcext:value-type="float">
            <text:p>26.8231231146492</text:p>
          </table:table-cell>
          <table:table-cell office:value-type="float" office:value="74.699035737131" calcext:value-type="float">
            <text:p>74.699035737131</text:p>
          </table:table-cell>
          <table:table-cell office:value-type="float" office:value="980.967222105477" calcext:value-type="float">
            <text:p>980.96722210547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7976" calcext:value-type="float">
            <text:p>1357976</text:p>
          </table:table-cell>
          <table:table-cell office:value-type="float" office:value="1621850" calcext:value-type="float">
            <text:p>1621850</text:p>
          </table:table-cell>
          <table:table-cell office:value-type="float" office:value="1625157" calcext:value-type="float">
            <text:p>1625157</text:p>
          </table:table-cell>
          <table:table-cell office:value-type="float" office:value="995554" calcext:value-type="float">
            <text:p>995554</text:p>
          </table:table-cell>
          <table:table-cell office:value-type="float" office:value="1142576" calcext:value-type="float">
            <text:p>1142576</text:p>
          </table:table-cell>
          <table:table-cell office:value-type="float" office:value="1101573" calcext:value-type="float">
            <text:p>1101573</text:p>
          </table:table-cell>
          <table:table-cell office:value-type="float" office:value="1640762" calcext:value-type="float">
            <text:p>1640762</text:p>
          </table:table-cell>
          <table:table-cell office:value-type="float" office:value="5" calcext:value-type="float">
            <text:p>5</text:p>
          </table:table-cell>
          <table:table-cell office:value-type="float" office:value="0.809416867425068" calcext:value-type="float">
            <text:p>0.809416867425068</text:p>
          </table:table-cell>
          <table:table-cell office:value-type="float" office:value="0.96669804652906" calcext:value-type="float">
            <text:p>0.96669804652906</text:p>
          </table:table-cell>
          <table:table-cell office:value-type="float" office:value="0.968669172366759" calcext:value-type="float">
            <text:p>0.968669172366759</text:p>
          </table:table-cell>
          <table:table-cell office:value-type="float" office:value="0.593396495985567" calcext:value-type="float">
            <text:p>0.593396495985567</text:p>
          </table:table-cell>
          <table:table-cell office:value-type="float" office:value="0.681028447273784" calcext:value-type="float">
            <text:p>0.681028447273784</text:p>
          </table:table-cell>
          <table:table-cell office:value-type="float" office:value="0.656588751863092" calcext:value-type="float">
            <text:p>0.656588751863092</text:p>
          </table:table-cell>
          <table:table-cell office:value-type="float" office:value="0.977970478292761" calcext:value-type="float">
            <text:p>0.977970478292761</text:p>
          </table:table-cell>
          <table:table-cell office:value-type="float" office:value="-131.320700802887" calcext:value-type="float">
            <text:p>-131.320700802887</text:p>
          </table:table-cell>
          <table:table-cell office:value-type="float" office:value="-113.794310545243" calcext:value-type="float">
            <text:p>-113.794310545243</text:p>
          </table:table-cell>
          <table:table-cell office:value-type="float" office:value="-118.682249627382" calcext:value-type="float">
            <text:p>-118.682249627382</text:p>
          </table:table-cell>
        </table:table-row>
        <table:table-row table:style-name="ro1">
          <table:table-cell office:value-type="string" calcext:value-type="string">
            <text:p>2019-11-12 11:57:07</text:p>
          </table:table-cell>
          <table:table-cell office:value-type="float" office:value="26.8180690034351" calcext:value-type="float">
            <text:p>26.8180690034351</text:p>
          </table:table-cell>
          <table:table-cell office:value-type="float" office:value="74.6878942942124" calcext:value-type="float">
            <text:p>74.6878942942124</text:p>
          </table:table-cell>
          <table:table-cell office:value-type="float" office:value="980.931155592946" calcext:value-type="float">
            <text:p>980.93115559294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2191" calcext:value-type="float">
            <text:p>1362191</text:p>
          </table:table-cell>
          <table:table-cell office:value-type="float" office:value="1622364" calcext:value-type="float">
            <text:p>1622364</text:p>
          </table:table-cell>
          <table:table-cell office:value-type="float" office:value="1626900" calcext:value-type="float">
            <text:p>1626900</text:p>
          </table:table-cell>
          <table:table-cell office:value-type="float" office:value="1027342" calcext:value-type="float">
            <text:p>1027342</text:p>
          </table:table-cell>
          <table:table-cell office:value-type="float" office:value="1091518" calcext:value-type="float">
            <text:p>1091518</text:p>
          </table:table-cell>
          <table:table-cell office:value-type="float" office:value="1063090" calcext:value-type="float">
            <text:p>1063090</text:p>
          </table:table-cell>
          <table:table-cell office:value-type="float" office:value="1639174" calcext:value-type="float">
            <text:p>1639174</text:p>
          </table:table-cell>
          <table:table-cell office:value-type="float" office:value="5" calcext:value-type="float">
            <text:p>5</text:p>
          </table:table-cell>
          <table:table-cell office:value-type="float" office:value="0.811929203501845" calcext:value-type="float">
            <text:p>0.811929203501845</text:p>
          </table:table-cell>
          <table:table-cell office:value-type="float" office:value="0.967004414439728" calcext:value-type="float">
            <text:p>0.967004414439728</text:p>
          </table:table-cell>
          <table:table-cell office:value-type="float" office:value="0.969708081449041" calcext:value-type="float">
            <text:p>0.969708081449041</text:p>
          </table:table-cell>
          <table:table-cell office:value-type="float" office:value="0.612343622725442" calcext:value-type="float">
            <text:p>0.612343622725442</text:p>
          </table:table-cell>
          <table:table-cell office:value-type="float" office:value="0.650595504116476" calcext:value-type="float">
            <text:p>0.650595504116476</text:p>
          </table:table-cell>
          <table:table-cell office:value-type="float" office:value="0.633651093679797" calcext:value-type="float">
            <text:p>0.633651093679797</text:p>
          </table:table-cell>
          <table:table-cell office:value-type="float" office:value="0.977023956420893" calcext:value-type="float">
            <text:p>0.977023956420893</text:p>
          </table:table-cell>
          <table:table-cell office:value-type="float" office:value="-127.531275454912" calcext:value-type="float">
            <text:p>-127.531275454912</text:p>
          </table:table-cell>
          <table:table-cell office:value-type="float" office:value="-119.880899176705" calcext:value-type="float">
            <text:p>-119.880899176705</text:p>
          </table:table-cell>
          <table:table-cell office:value-type="float" office:value="-123.269781264041" calcext:value-type="float">
            <text:p>-123.269781264041</text:p>
          </table:table-cell>
        </table:table-row>
        <table:table-row table:style-name="ro1">
          <table:table-cell office:value-type="string" calcext:value-type="string">
            <text:p>2019-11-12 11:57:08</text:p>
          </table:table-cell>
          <table:table-cell office:value-type="float" office:value="26.813014892512" calcext:value-type="float">
            <text:p>26.813014892512</text:p>
          </table:table-cell>
          <table:table-cell office:value-type="float" office:value="74.6767530464511" calcext:value-type="float">
            <text:p>74.6767530464511</text:p>
          </table:table-cell>
          <table:table-cell office:value-type="float" office:value="980.950228381186" calcext:value-type="float">
            <text:p>980.95022838118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078" calcext:value-type="float">
            <text:p>1370078</text:p>
          </table:table-cell>
          <table:table-cell office:value-type="float" office:value="1622080" calcext:value-type="float">
            <text:p>1622080</text:p>
          </table:table-cell>
          <table:table-cell office:value-type="float" office:value="1636782" calcext:value-type="float">
            <text:p>1636782</text:p>
          </table:table-cell>
          <table:table-cell office:value-type="float" office:value="1232129" calcext:value-type="float">
            <text:p>1232129</text:p>
          </table:table-cell>
          <table:table-cell office:value-type="float" office:value="1031637" calcext:value-type="float">
            <text:p>1031637</text:p>
          </table:table-cell>
          <table:table-cell office:value-type="float" office:value="1022752" calcext:value-type="float">
            <text:p>1022752</text:p>
          </table:table-cell>
          <table:table-cell office:value-type="float" office:value="1636567" calcext:value-type="float">
            <text:p>1636567</text:p>
          </table:table-cell>
          <table:table-cell office:value-type="float" office:value="5" calcext:value-type="float">
            <text:p>5</text:p>
          </table:table-cell>
          <table:table-cell office:value-type="float" office:value="0.816630222395685" calcext:value-type="float">
            <text:p>0.816630222395685</text:p>
          </table:table-cell>
          <table:table-cell office:value-type="float" office:value="0.966835137228386" calcext:value-type="float">
            <text:p>0.966835137228386</text:p>
          </table:table-cell>
          <table:table-cell office:value-type="float" office:value="0.975598213147904" calcext:value-type="float">
            <text:p>0.975598213147904</text:p>
          </table:table-cell>
          <table:table-cell office:value-type="float" office:value="0.734406201172614" calcext:value-type="float">
            <text:p>0.734406201172614</text:p>
          </table:table-cell>
          <table:table-cell office:value-type="float" office:value="0.614903642523723" calcext:value-type="float">
            <text:p>0.614903642523723</text:p>
          </table:table-cell>
          <table:table-cell office:value-type="float" office:value="0.609607769204112" calcext:value-type="float">
            <text:p>0.609607769204112</text:p>
          </table:table-cell>
          <table:table-cell office:value-type="float" office:value="0.97547006314636" calcext:value-type="float">
            <text:p>0.97547006314636</text:p>
          </table:table-cell>
          <table:table-cell office:value-type="float" office:value="-103.118759765477" calcext:value-type="float">
            <text:p>-103.118759765477</text:p>
          </table:table-cell>
          <table:table-cell office:value-type="float" office:value="-127.019271495255" calcext:value-type="float">
            <text:p>-127.019271495255</text:p>
          </table:table-cell>
          <table:table-cell office:value-type="float" office:value="-128.078446159178" calcext:value-type="float">
            <text:p>-128.078446159178</text:p>
          </table:table-cell>
        </table:table-row>
        <table:table-row table:style-name="ro1">
          <table:table-cell office:value-type="string" calcext:value-type="string">
            <text:p>2019-11-12 11:57:09</text:p>
          </table:table-cell>
          <table:table-cell office:value-type="float" office:value="26.8281772261544" calcext:value-type="float">
            <text:p>26.8281772261544</text:p>
          </table:table-cell>
          <table:table-cell office:value-type="float" office:value="74.6565105977239" calcext:value-type="float">
            <text:p>74.6565105977239</text:p>
          </table:table-cell>
          <table:table-cell office:value-type="float" office:value="980.920578862088" calcext:value-type="float">
            <text:p>980.92057886208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4373" calcext:value-type="float">
            <text:p>1374373</text:p>
          </table:table-cell>
          <table:table-cell office:value-type="float" office:value="1618679" calcext:value-type="float">
            <text:p>1618679</text:p>
          </table:table-cell>
          <table:table-cell office:value-type="float" office:value="1630510" calcext:value-type="float">
            <text:p>1630510</text:p>
          </table:table-cell>
          <table:table-cell office:value-type="float" office:value="1220680" calcext:value-type="float">
            <text:p>1220680</text:p>
          </table:table-cell>
          <table:table-cell office:value-type="float" office:value="1044617" calcext:value-type="float">
            <text:p>1044617</text:p>
          </table:table-cell>
          <table:table-cell office:value-type="float" office:value="880617" calcext:value-type="float">
            <text:p>880617</text:p>
          </table:table-cell>
          <table:table-cell office:value-type="float" office:value="1638784" calcext:value-type="float">
            <text:p>1638784</text:p>
          </table:table-cell>
          <table:table-cell office:value-type="float" office:value="5" calcext:value-type="float">
            <text:p>5</text:p>
          </table:table-cell>
          <table:table-cell office:value-type="float" office:value="0.819190242193966" calcext:value-type="float">
            <text:p>0.819190242193966</text:p>
          </table:table-cell>
          <table:table-cell office:value-type="float" office:value="0.964807983017919" calcext:value-type="float">
            <text:p>0.964807983017919</text:p>
          </table:table-cell>
          <table:table-cell office:value-type="float" office:value="0.971859809381939" calcext:value-type="float">
            <text:p>0.971859809381939</text:p>
          </table:table-cell>
          <table:table-cell office:value-type="float" office:value="0.727582064578779" calcext:value-type="float">
            <text:p>0.727582064578779</text:p>
          </table:table-cell>
          <table:table-cell office:value-type="float" office:value="0.622640326337853" calcext:value-type="float">
            <text:p>0.622640326337853</text:p>
          </table:table-cell>
          <table:table-cell office:value-type="float" office:value="0.52488869725331" calcext:value-type="float">
            <text:p>0.52488869725331</text:p>
          </table:table-cell>
          <table:table-cell office:value-type="float" office:value="0.976791498278558" calcext:value-type="float">
            <text:p>0.976791498278558</text:p>
          </table:table-cell>
          <table:table-cell office:value-type="float" office:value="-104.483587084244" calcext:value-type="float">
            <text:p>-104.483587084244</text:p>
          </table:table-cell>
          <table:table-cell office:value-type="float" office:value="-125.471934732429" calcext:value-type="float">
            <text:p>-125.471934732429</text:p>
          </table:table-cell>
          <table:table-cell office:value-type="float" office:value="-145.022260549338" calcext:value-type="float">
            <text:p>-145.022260549338</text:p>
          </table:table-cell>
        </table:table-row>
        <table:table-row table:style-name="ro1">
          <table:table-cell office:value-type="string" calcext:value-type="string">
            <text:p>2019-11-12 11:57:11</text:p>
          </table:table-cell>
          <table:table-cell office:value-type="float" office:value="26.8281772261544" calcext:value-type="float">
            <text:p>26.8281772261544</text:p>
          </table:table-cell>
          <table:table-cell office:value-type="float" office:value="74.6511438726322" calcext:value-type="float">
            <text:p>74.6511438726322</text:p>
          </table:table-cell>
          <table:table-cell office:value-type="float" office:value="980.920578862088" calcext:value-type="float">
            <text:p>980.92057886208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7035" calcext:value-type="float">
            <text:p>1367035</text:p>
          </table:table-cell>
          <table:table-cell office:value-type="float" office:value="1622523" calcext:value-type="float">
            <text:p>1622523</text:p>
          </table:table-cell>
          <table:table-cell office:value-type="float" office:value="1628430" calcext:value-type="float">
            <text:p>1628430</text:p>
          </table:table-cell>
          <table:table-cell office:value-type="float" office:value="992253" calcext:value-type="float">
            <text:p>992253</text:p>
          </table:table-cell>
          <table:table-cell office:value-type="float" office:value="1210633" calcext:value-type="float">
            <text:p>1210633</text:p>
          </table:table-cell>
          <table:table-cell office:value-type="float" office:value="1022192" calcext:value-type="float">
            <text:p>1022192</text:p>
          </table:table-cell>
          <table:table-cell office:value-type="float" office:value="1644651" calcext:value-type="float">
            <text:p>1644651</text:p>
          </table:table-cell>
          <table:table-cell office:value-type="float" office:value="5" calcext:value-type="float">
            <text:p>5</text:p>
          </table:table-cell>
          <table:table-cell office:value-type="float" office:value="0.814816452838952" calcext:value-type="float">
            <text:p>0.814816452838952</text:p>
          </table:table-cell>
          <table:table-cell office:value-type="float" office:value="0.967099185836218" calcext:value-type="float">
            <text:p>0.967099185836218</text:p>
          </table:table-cell>
          <table:table-cell office:value-type="float" office:value="0.970620032622818" calcext:value-type="float">
            <text:p>0.970620032622818</text:p>
          </table:table-cell>
          <table:table-cell office:value-type="float" office:value="0.591428946426981" calcext:value-type="float">
            <text:p>0.591428946426981</text:p>
          </table:table-cell>
          <table:table-cell office:value-type="float" office:value="0.721593585204313" calcext:value-type="float">
            <text:p>0.721593585204313</text:p>
          </table:table-cell>
          <table:table-cell office:value-type="float" office:value="0.60927398315358" calcext:value-type="float">
            <text:p>0.60927398315358</text:p>
          </table:table-cell>
          <table:table-cell office:value-type="float" office:value="0.980288503204405" calcext:value-type="float">
            <text:p>0.980288503204405</text:p>
          </table:table-cell>
          <table:table-cell office:value-type="float" office:value="-131.714210714604" calcext:value-type="float">
            <text:p>-131.714210714604</text:p>
          </table:table-cell>
          <table:table-cell office:value-type="float" office:value="-105.681282959137" calcext:value-type="float">
            <text:p>-105.681282959137</text:p>
          </table:table-cell>
          <table:table-cell office:value-type="float" office:value="-128.145203369284" calcext:value-type="float">
            <text:p>-128.145203369284</text:p>
          </table:table-cell>
        </table:table-row>
        <table:table-row table:style-name="ro1">
          <table:table-cell office:value-type="string" calcext:value-type="string">
            <text:p>2019-11-12 11:57:12</text:p>
          </table:table-cell>
          <table:table-cell office:value-type="float" office:value="26.8433395624161" calcext:value-type="float">
            <text:p>26.8433395624161</text:p>
          </table:table-cell>
          <table:table-cell office:value-type="float" office:value="74.6201656475946" calcext:value-type="float">
            <text:p>74.6201656475946</text:p>
          </table:table-cell>
          <table:table-cell office:value-type="float" office:value="980.946068450252" calcext:value-type="float">
            <text:p>980.94606845025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7551" calcext:value-type="float">
            <text:p>1387551</text:p>
          </table:table-cell>
          <table:table-cell office:value-type="float" office:value="1624132" calcext:value-type="float">
            <text:p>1624132</text:p>
          </table:table-cell>
          <table:table-cell office:value-type="float" office:value="1637465" calcext:value-type="float">
            <text:p>1637465</text:p>
          </table:table-cell>
          <table:table-cell office:value-type="float" office:value="1208513" calcext:value-type="float">
            <text:p>1208513</text:p>
          </table:table-cell>
          <table:table-cell office:value-type="float" office:value="1065062" calcext:value-type="float">
            <text:p>1065062</text:p>
          </table:table-cell>
          <table:table-cell office:value-type="float" office:value="945827" calcext:value-type="float">
            <text:p>945827</text:p>
          </table:table-cell>
          <table:table-cell office:value-type="float" office:value="1637097" calcext:value-type="float">
            <text:p>1637097</text:p>
          </table:table-cell>
          <table:table-cell office:value-type="float" office:value="5" calcext:value-type="float">
            <text:p>5</text:p>
          </table:table-cell>
          <table:table-cell office:value-type="float" office:value="0.82704494321882" calcext:value-type="float">
            <text:p>0.82704494321882</text:p>
          </table:table-cell>
          <table:table-cell office:value-type="float" office:value="0.96805822468498" calcext:value-type="float">
            <text:p>0.96805822468498</text:p>
          </table:table-cell>
          <table:table-cell office:value-type="float" office:value="0.97600531292025" calcext:value-type="float">
            <text:p>0.97600531292025</text:p>
          </table:table-cell>
          <table:table-cell office:value-type="float" office:value="0.72032996658444" calcext:value-type="float">
            <text:p>0.72032996658444</text:p>
          </table:table-cell>
          <table:table-cell office:value-type="float" office:value="0.634826497414887" calcext:value-type="float">
            <text:p>0.634826497414887</text:p>
          </table:table-cell>
          <table:table-cell office:value-type="float" office:value="0.563756890744792" calcext:value-type="float">
            <text:p>0.563756890744792</text:p>
          </table:table-cell>
          <table:table-cell office:value-type="float" office:value="0.975785967801328" calcext:value-type="float">
            <text:p>0.975785967801328</text:p>
          </table:table-cell>
          <table:table-cell office:value-type="float" office:value="-105.934006683112" calcext:value-type="float">
            <text:p>-105.934006683112</text:p>
          </table:table-cell>
          <table:table-cell office:value-type="float" office:value="-123.034700517023" calcext:value-type="float">
            <text:p>-123.034700517023</text:p>
          </table:table-cell>
          <table:table-cell office:value-type="float" office:value="-137.248621851042" calcext:value-type="float">
            <text:p>-137.248621851042</text:p>
          </table:table-cell>
        </table:table-row>
        <table:table-row table:style-name="ro1">
          <table:table-cell office:value-type="string" calcext:value-type="string">
            <text:p>2019-11-12 11:57:13</text:p>
          </table:table-cell>
          <table:table-cell office:value-type="float" office:value="26.8281772261544" calcext:value-type="float">
            <text:p>26.8281772261544</text:p>
          </table:table-cell>
          <table:table-cell office:value-type="float" office:value="74.6350436457091" calcext:value-type="float">
            <text:p>74.6350436457091</text:p>
          </table:table-cell>
          <table:table-cell office:value-type="float" office:value="980.948148930776" calcext:value-type="float">
            <text:p>980.94814893077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4395" calcext:value-type="float">
            <text:p>1384395</text:p>
          </table:table-cell>
          <table:table-cell office:value-type="float" office:value="1619051" calcext:value-type="float">
            <text:p>1619051</text:p>
          </table:table-cell>
          <table:table-cell office:value-type="float" office:value="1625265" calcext:value-type="float">
            <text:p>1625265</text:p>
          </table:table-cell>
          <table:table-cell office:value-type="float" office:value="995797" calcext:value-type="float">
            <text:p>995797</text:p>
          </table:table-cell>
          <table:table-cell office:value-type="float" office:value="1228681" calcext:value-type="float">
            <text:p>1228681</text:p>
          </table:table-cell>
          <table:table-cell office:value-type="float" office:value="1053508" calcext:value-type="float">
            <text:p>1053508</text:p>
          </table:table-cell>
          <table:table-cell office:value-type="float" office:value="1644461" calcext:value-type="float">
            <text:p>1644461</text:p>
          </table:table-cell>
          <table:table-cell office:value-type="float" office:value="5" calcext:value-type="float">
            <text:p>5</text:p>
          </table:table-cell>
          <table:table-cell office:value-type="float" office:value="0.825163820405462" calcext:value-type="float">
            <text:p>0.825163820405462</text:p>
          </table:table-cell>
          <table:table-cell office:value-type="float" office:value="0.965029712322916" calcext:value-type="float">
            <text:p>0.965029712322916</text:p>
          </table:table-cell>
          <table:table-cell office:value-type="float" office:value="0.96873354539079" calcext:value-type="float">
            <text:p>0.96873354539079</text:p>
          </table:table-cell>
          <table:table-cell office:value-type="float" office:value="0.593541335289638" calcext:value-type="float">
            <text:p>0.593541335289638</text:p>
          </table:table-cell>
          <table:table-cell office:value-type="float" office:value="0.732351032775764" calcext:value-type="float">
            <text:p>0.732351032775764</text:p>
          </table:table-cell>
          <table:table-cell office:value-type="float" office:value="0.627939775936577" calcext:value-type="float">
            <text:p>0.627939775936577</text:p>
          </table:table-cell>
          <table:table-cell office:value-type="float" office:value="0.980175254365832" calcext:value-type="float">
            <text:p>0.980175254365832</text:p>
          </table:table-cell>
          <table:table-cell office:value-type="float" office:value="-131.291732942073" calcext:value-type="float">
            <text:p>-131.291732942073</text:p>
          </table:table-cell>
          <table:table-cell office:value-type="float" office:value="-103.529793444847" calcext:value-type="float">
            <text:p>-103.529793444847</text:p>
          </table:table-cell>
          <table:table-cell office:value-type="float" office:value="-124.412044812685" calcext:value-type="float">
            <text:p>-124.412044812685</text:p>
          </table:table-cell>
        </table:table-row>
        <table:table-row table:style-name="ro1">
          <table:table-cell office:value-type="string" calcext:value-type="string">
            <text:p>2019-11-12 11:57:14</text:p>
          </table:table-cell>
          <table:table-cell office:value-type="float" office:value="26.8281772261544" calcext:value-type="float">
            <text:p>26.8281772261544</text:p>
          </table:table-cell>
          <table:table-cell office:value-type="float" office:value="74.6028429594482" calcext:value-type="float">
            <text:p>74.6028429594482</text:p>
          </table:table-cell>
          <table:table-cell office:value-type="float" office:value="980.920578862088" calcext:value-type="float">
            <text:p>980.92057886208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9629" calcext:value-type="float">
            <text:p>1379629</text:p>
          </table:table-cell>
          <table:table-cell office:value-type="float" office:value="1621947" calcext:value-type="float">
            <text:p>1621947</text:p>
          </table:table-cell>
          <table:table-cell office:value-type="float" office:value="1627779" calcext:value-type="float">
            <text:p>1627779</text:p>
          </table:table-cell>
          <table:table-cell office:value-type="float" office:value="1153639" calcext:value-type="float">
            <text:p>1153639</text:p>
          </table:table-cell>
          <table:table-cell office:value-type="float" office:value="1029663" calcext:value-type="float">
            <text:p>1029663</text:p>
          </table:table-cell>
          <table:table-cell office:value-type="float" office:value="1016533" calcext:value-type="float">
            <text:p>1016533</text:p>
          </table:table-cell>
          <table:table-cell office:value-type="float" office:value="1637350" calcext:value-type="float">
            <text:p>1637350</text:p>
          </table:table-cell>
          <table:table-cell office:value-type="float" office:value="5" calcext:value-type="float">
            <text:p>5</text:p>
          </table:table-cell>
          <table:table-cell office:value-type="float" office:value="0.822323062696822" calcext:value-type="float">
            <text:p>0.822323062696822</text:p>
          </table:table-cell>
          <table:table-cell office:value-type="float" office:value="0.966755863041385" calcext:value-type="float">
            <text:p>0.966755863041385</text:p>
          </table:table-cell>
          <table:table-cell office:value-type="float" office:value="0.970232006339074" calcext:value-type="float">
            <text:p>0.970232006339074</text:p>
          </table:table-cell>
          <table:table-cell office:value-type="float" office:value="0.68762250991136" calcext:value-type="float">
            <text:p>0.68762250991136</text:p>
          </table:table-cell>
          <table:table-cell office:value-type="float" office:value="0.613727046695596" calcext:value-type="float">
            <text:p>0.613727046695596</text:p>
          </table:table-cell>
          <table:table-cell office:value-type="float" office:value="0.605900955903644" calcext:value-type="float">
            <text:p>0.605900955903644</text:p>
          </table:table-cell>
          <table:table-cell office:value-type="float" office:value="0.975936767570587" calcext:value-type="float">
            <text:p>0.975936767570587</text:p>
          </table:table-cell>
          <table:table-cell office:value-type="float" office:value="-112.475498017728" calcext:value-type="float">
            <text:p>-112.475498017728</text:p>
          </table:table-cell>
          <table:table-cell office:value-type="float" office:value="-127.254590660881" calcext:value-type="float">
            <text:p>-127.254590660881</text:p>
          </table:table-cell>
          <table:table-cell office:value-type="float" office:value="-128.819808819271" calcext:value-type="float">
            <text:p>-128.819808819271</text:p>
          </table:table-cell>
        </table:table-row>
        <table:table-row table:style-name="ro1">
          <table:table-cell office:value-type="string" calcext:value-type="string">
            <text:p>2019-11-12 11:57:16</text:p>
          </table:table-cell>
          <table:table-cell office:value-type="float" office:value="26.8281772261544" calcext:value-type="float">
            <text:p>26.8281772261544</text:p>
          </table:table-cell>
          <table:table-cell office:value-type="float" office:value="74.6082097620116" calcext:value-type="float">
            <text:p>74.6082097620116</text:p>
          </table:table-cell>
          <table:table-cell office:value-type="float" office:value="980.86543879033" calcext:value-type="float">
            <text:p>980.8654387903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7169" calcext:value-type="float">
            <text:p>1367169</text:p>
          </table:table-cell>
          <table:table-cell office:value-type="float" office:value="1616722" calcext:value-type="float">
            <text:p>1616722</text:p>
          </table:table-cell>
          <table:table-cell office:value-type="float" office:value="1628731" calcext:value-type="float">
            <text:p>1628731</text:p>
          </table:table-cell>
          <table:table-cell office:value-type="float" office:value="1128114" calcext:value-type="float">
            <text:p>1128114</text:p>
          </table:table-cell>
          <table:table-cell office:value-type="float" office:value="1285198" calcext:value-type="float">
            <text:p>1285198</text:p>
          </table:table-cell>
          <table:table-cell office:value-type="float" office:value="892869" calcext:value-type="float">
            <text:p>892869</text:p>
          </table:table-cell>
          <table:table-cell office:value-type="float" office:value="1647790" calcext:value-type="float">
            <text:p>1647790</text:p>
          </table:table-cell>
          <table:table-cell office:value-type="float" office:value="5" calcext:value-type="float">
            <text:p>5</text:p>
          </table:table-cell>
          <table:table-cell office:value-type="float" office:value="0.814896323072472" calcext:value-type="float">
            <text:p>0.814896323072472</text:p>
          </table:table-cell>
          <table:table-cell office:value-type="float" office:value="0.963641519980612" calcext:value-type="float">
            <text:p>0.963641519980612</text:p>
          </table:table-cell>
          <table:table-cell office:value-type="float" office:value="0.970799442624979" calcext:value-type="float">
            <text:p>0.970799442624979</text:p>
          </table:table-cell>
          <table:table-cell office:value-type="float" office:value="0.672408422518781" calcext:value-type="float">
            <text:p>0.672408422518781</text:p>
          </table:table-cell>
          <table:table-cell office:value-type="float" office:value="0.766037793879246" calcext:value-type="float">
            <text:p>0.766037793879246</text:p>
          </table:table-cell>
          <table:table-cell office:value-type="float" office:value="0.532191459201748" calcext:value-type="float">
            <text:p>0.532191459201748</text:p>
          </table:table-cell>
          <table:table-cell office:value-type="float" office:value="0.982159493226945" calcext:value-type="float">
            <text:p>0.982159493226945</text:p>
          </table:table-cell>
          <table:table-cell office:value-type="float" office:value="-115.518315496244" calcext:value-type="float">
            <text:p>-115.518315496244</text:p>
          </table:table-cell>
          <table:table-cell office:value-type="float" office:value="-96.7924412241508" calcext:value-type="float">
            <text:p>-96.7924412241508</text:p>
          </table:table-cell>
          <table:table-cell office:value-type="float" office:value="-143.56170815965" calcext:value-type="float">
            <text:p>-143.56170815965</text:p>
          </table:table-cell>
        </table:table-row>
        <table:table-row table:style-name="ro1">
          <table:table-cell office:value-type="string" calcext:value-type="string">
            <text:p>2019-11-12 11:57:17</text:p>
          </table:table-cell>
          <table:table-cell office:value-type="float" office:value="26.8332313379506" calcext:value-type="float">
            <text:p>26.8332313379506</text:p>
          </table:table-cell>
          <table:table-cell office:value-type="float" office:value="74.6032502250691" calcext:value-type="float">
            <text:p>74.6032502250691</text:p>
          </table:table-cell>
          <table:table-cell office:value-type="float" office:value="980.929075355673" calcext:value-type="float">
            <text:p>980.92907535567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7689" calcext:value-type="float">
            <text:p>1387689</text:p>
          </table:table-cell>
          <table:table-cell office:value-type="float" office:value="1620521" calcext:value-type="float">
            <text:p>1620521</text:p>
          </table:table-cell>
          <table:table-cell office:value-type="float" office:value="1629796" calcext:value-type="float">
            <text:p>1629796</text:p>
          </table:table-cell>
          <table:table-cell office:value-type="float" office:value="1070650" calcext:value-type="float">
            <text:p>1070650</text:p>
          </table:table-cell>
          <table:table-cell office:value-type="float" office:value="1255158" calcext:value-type="float">
            <text:p>1255158</text:p>
          </table:table-cell>
          <table:table-cell office:value-type="float" office:value="949996" calcext:value-type="float">
            <text:p>949996</text:p>
          </table:table-cell>
          <table:table-cell office:value-type="float" office:value="1643910" calcext:value-type="float">
            <text:p>1643910</text:p>
          </table:table-cell>
          <table:table-cell office:value-type="float" office:value="5" calcext:value-type="float">
            <text:p>5</text:p>
          </table:table-cell>
          <table:table-cell office:value-type="float" office:value="0.827127197638416" calcext:value-type="float">
            <text:p>0.827127197638416</text:p>
          </table:table-cell>
          <table:table-cell office:value-type="float" office:value="0.965905900705564" calcext:value-type="float">
            <text:p>0.965905900705564</text:p>
          </table:table-cell>
          <table:table-cell office:value-type="float" office:value="0.97143423216751" calcext:value-type="float">
            <text:p>0.97143423216751</text:p>
          </table:table-cell>
          <table:table-cell office:value-type="float" office:value="0.638157205361987" calcext:value-type="float">
            <text:p>0.638157205361987</text:p>
          </table:table-cell>
          <table:table-cell office:value-type="float" office:value="0.748132556454248" calcext:value-type="float">
            <text:p>0.748132556454248</text:p>
          </table:table-cell>
          <table:table-cell office:value-type="float" office:value="0.566241808681704" calcext:value-type="float">
            <text:p>0.566241808681704</text:p>
          </table:table-cell>
          <table:table-cell office:value-type="float" office:value="0.979846832733969" calcext:value-type="float">
            <text:p>0.979846832733969</text:p>
          </table:table-cell>
          <table:table-cell office:value-type="float" office:value="-122.368558927603" calcext:value-type="float">
            <text:p>-122.368558927603</text:p>
          </table:table-cell>
          <table:table-cell office:value-type="float" office:value="-100.37348870915" calcext:value-type="float">
            <text:p>-100.37348870915</text:p>
          </table:table-cell>
          <table:table-cell office:value-type="float" office:value="-136.751638263659" calcext:value-type="float">
            <text:p>-136.751638263659</text:p>
          </table:table-cell>
        </table:table-row>
        <table:table-row table:style-name="ro1">
          <table:table-cell office:value-type="string" calcext:value-type="string">
            <text:p>2019-11-12 11:57:18</text:p>
          </table:table-cell>
          <table:table-cell office:value-type="float" office:value="26.8332313379506" calcext:value-type="float">
            <text:p>26.8332313379506</text:p>
          </table:table-cell>
          <table:table-cell office:value-type="float" office:value="74.5817826895617" calcext:value-type="float">
            <text:p>74.5817826895617</text:p>
          </table:table-cell>
          <table:table-cell office:value-type="float" office:value="980.873934825835" calcext:value-type="float">
            <text:p>980.87393482583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451" calcext:value-type="float">
            <text:p>1373451</text:p>
          </table:table-cell>
          <table:table-cell office:value-type="float" office:value="1622091" calcext:value-type="float">
            <text:p>1622091</text:p>
          </table:table-cell>
          <table:table-cell office:value-type="float" office:value="1632793" calcext:value-type="float">
            <text:p>1632793</text:p>
          </table:table-cell>
          <table:table-cell office:value-type="float" office:value="1242325" calcext:value-type="float">
            <text:p>1242325</text:p>
          </table:table-cell>
          <table:table-cell office:value-type="float" office:value="1026397" calcext:value-type="float">
            <text:p>1026397</text:p>
          </table:table-cell>
          <table:table-cell office:value-type="float" office:value="955008" calcext:value-type="float">
            <text:p>955008</text:p>
          </table:table-cell>
          <table:table-cell office:value-type="float" office:value="1636092" calcext:value-type="float">
            <text:p>1636092</text:p>
          </table:table-cell>
          <table:table-cell office:value-type="float" office:value="5" calcext:value-type="float">
            <text:p>5</text:p>
          </table:table-cell>
          <table:table-cell office:value-type="float" office:value="0.818640687303625" calcext:value-type="float">
            <text:p>0.818640687303625</text:p>
          </table:table-cell>
          <table:table-cell office:value-type="float" office:value="0.966841693740093" calcext:value-type="float">
            <text:p>0.966841693740093</text:p>
          </table:table-cell>
          <table:table-cell office:value-type="float" office:value="0.973220583584378" calcext:value-type="float">
            <text:p>0.973220583584378</text:p>
          </table:table-cell>
          <table:table-cell office:value-type="float" office:value="0.740483491478382" calcext:value-type="float">
            <text:p>0.740483491478382</text:p>
          </table:table-cell>
          <table:table-cell office:value-type="float" office:value="0.611780358765168" calcext:value-type="float">
            <text:p>0.611780358765168</text:p>
          </table:table-cell>
          <table:table-cell office:value-type="float" office:value="0.56922919383397" calcext:value-type="float">
            <text:p>0.56922919383397</text:p>
          </table:table-cell>
          <table:table-cell office:value-type="float" office:value="0.975186941049926" calcext:value-type="float">
            <text:p>0.975186941049926</text:p>
          </table:table-cell>
          <table:table-cell office:value-type="float" office:value="-101.903301704324" calcext:value-type="float">
            <text:p>-101.903301704324</text:p>
          </table:table-cell>
          <table:table-cell office:value-type="float" office:value="-127.643928246966" calcext:value-type="float">
            <text:p>-127.643928246966</text:p>
          </table:table-cell>
          <table:table-cell office:value-type="float" office:value="-136.154161233206" calcext:value-type="float">
            <text:p>-136.154161233206</text:p>
          </table:table-cell>
        </table:table-row>
        <table:table-row table:style-name="ro1">
          <table:table-cell office:value-type="string" calcext:value-type="string">
            <text:p>2019-11-12 11:57:19</text:p>
          </table:table-cell>
          <table:table-cell office:value-type="float" office:value="26.8332313379506" calcext:value-type="float">
            <text:p>26.8332313379506</text:p>
          </table:table-cell>
          <table:table-cell office:value-type="float" office:value="74.5817826895617" calcext:value-type="float">
            <text:p>74.5817826895617</text:p>
          </table:table-cell>
          <table:table-cell office:value-type="float" office:value="980.929075355673" calcext:value-type="float">
            <text:p>980.92907535567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8383" calcext:value-type="float">
            <text:p>1388383</text:p>
          </table:table-cell>
          <table:table-cell office:value-type="float" office:value="1618227" calcext:value-type="float">
            <text:p>1618227</text:p>
          </table:table-cell>
          <table:table-cell office:value-type="float" office:value="1625392" calcext:value-type="float">
            <text:p>1625392</text:p>
          </table:table-cell>
          <table:table-cell office:value-type="float" office:value="1033669" calcext:value-type="float">
            <text:p>1033669</text:p>
          </table:table-cell>
          <table:table-cell office:value-type="float" office:value="1245048" calcext:value-type="float">
            <text:p>1245048</text:p>
          </table:table-cell>
          <table:table-cell office:value-type="float" office:value="918326" calcext:value-type="float">
            <text:p>918326</text:p>
          </table:table-cell>
          <table:table-cell office:value-type="float" office:value="1649151" calcext:value-type="float">
            <text:p>1649151</text:p>
          </table:table-cell>
          <table:table-cell office:value-type="float" office:value="5" calcext:value-type="float">
            <text:p>5</text:p>
          </table:table-cell>
          <table:table-cell office:value-type="float" office:value="0.827540853922469" calcext:value-type="float">
            <text:p>0.827540853922469</text:p>
          </table:table-cell>
          <table:table-cell office:value-type="float" office:value="0.964538569991418" calcext:value-type="float">
            <text:p>0.964538569991418</text:p>
          </table:table-cell>
          <table:table-cell office:value-type="float" office:value="0.968809243298679" calcext:value-type="float">
            <text:p>0.968809243298679</text:p>
          </table:table-cell>
          <table:table-cell office:value-type="float" office:value="0.616114809049941" calcext:value-type="float">
            <text:p>0.616114809049941</text:p>
          </table:table-cell>
          <table:table-cell office:value-type="float" office:value="0.742106526149097" calcext:value-type="float">
            <text:p>0.742106526149097</text:p>
          </table:table-cell>
          <table:table-cell office:value-type="float" office:value="0.547365015431048" calcext:value-type="float">
            <text:p>0.547365015431048</text:p>
          </table:table-cell>
          <table:table-cell office:value-type="float" office:value="0.982970712539042" calcext:value-type="float">
            <text:p>0.982970712539042</text:p>
          </table:table-cell>
          <table:table-cell office:value-type="float" office:value="-126.777038190012" calcext:value-type="float">
            <text:p>-126.777038190012</text:p>
          </table:table-cell>
          <table:table-cell office:value-type="float" office:value="-101.578694770181" calcext:value-type="float">
            <text:p>-101.578694770181</text:p>
          </table:table-cell>
          <table:table-cell office:value-type="float" office:value="-140.52699691379" calcext:value-type="float">
            <text:p>-140.52699691379</text:p>
          </table:table-cell>
        </table:table-row>
        <table:table-row table:style-name="ro1">
          <table:table-cell office:value-type="string" calcext:value-type="string">
            <text:p>2019-11-12 11:57:21</text:p>
          </table:table-cell>
          <table:table-cell office:value-type="float" office:value="26.8433395624161" calcext:value-type="float">
            <text:p>26.8433395624161</text:p>
          </table:table-cell>
          <table:table-cell office:value-type="float" office:value="74.5772296887496" calcext:value-type="float">
            <text:p>74.5772296887496</text:p>
          </table:table-cell>
          <table:table-cell office:value-type="float" office:value="980.973639206065" calcext:value-type="float">
            <text:p>980.97363920606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6117" calcext:value-type="float">
            <text:p>1366117</text:p>
          </table:table-cell>
          <table:table-cell office:value-type="float" office:value="1620294" calcext:value-type="float">
            <text:p>1620294</text:p>
          </table:table-cell>
          <table:table-cell office:value-type="float" office:value="1625155" calcext:value-type="float">
            <text:p>1625155</text:p>
          </table:table-cell>
          <table:table-cell office:value-type="float" office:value="986375" calcext:value-type="float">
            <text:p>986375</text:p>
          </table:table-cell>
          <table:table-cell office:value-type="float" office:value="1186378" calcext:value-type="float">
            <text:p>1186378</text:p>
          </table:table-cell>
          <table:table-cell office:value-type="float" office:value="1134884" calcext:value-type="float">
            <text:p>1134884</text:p>
          </table:table-cell>
          <table:table-cell office:value-type="float" office:value="1642601" calcext:value-type="float">
            <text:p>1642601</text:p>
          </table:table-cell>
          <table:table-cell office:value-type="float" office:value="5" calcext:value-type="float">
            <text:p>5</text:p>
          </table:table-cell>
          <table:table-cell office:value-type="float" office:value="0.814269282134686" calcext:value-type="float">
            <text:p>0.814269282134686</text:p>
          </table:table-cell>
          <table:table-cell office:value-type="float" office:value="0.965770598145795" calcext:value-type="float">
            <text:p>0.965770598145795</text:p>
          </table:table-cell>
          <table:table-cell office:value-type="float" office:value="0.968667980273721" calcext:value-type="float">
            <text:p>0.968667980273721</text:p>
          </table:table-cell>
          <table:table-cell office:value-type="float" office:value="0.587925384989427" calcext:value-type="float">
            <text:p>0.587925384989427</text:p>
          </table:table-cell>
          <table:table-cell office:value-type="float" office:value="0.707136476890621" calcext:value-type="float">
            <text:p>0.707136476890621</text:p>
          </table:table-cell>
          <table:table-cell office:value-type="float" office:value="0.676443657451112" calcext:value-type="float">
            <text:p>0.676443657451112</text:p>
          </table:table-cell>
          <table:table-cell office:value-type="float" office:value="0.979066607840849" calcext:value-type="float">
            <text:p>0.979066607840849</text:p>
          </table:table-cell>
          <table:table-cell office:value-type="float" office:value="-132.414923002115" calcext:value-type="float">
            <text:p>-132.414923002115</text:p>
          </table:table-cell>
          <table:table-cell office:value-type="float" office:value="-108.572704621876" calcext:value-type="float">
            <text:p>-108.572704621876</text:p>
          </table:table-cell>
          <table:table-cell office:value-type="float" office:value="-114.711268509778" calcext:value-type="float">
            <text:p>-114.711268509778</text:p>
          </table:table-cell>
        </table:table-row>
        <table:table-row table:style-name="ro1">
          <table:table-cell office:value-type="string" calcext:value-type="string">
            <text:p>2019-11-12 11:57:22</text:p>
          </table:table-cell>
          <table:table-cell office:value-type="float" office:value="26.8332313379506" calcext:value-type="float">
            <text:p>26.8332313379506</text:p>
          </table:table-cell>
          <table:table-cell office:value-type="float" office:value="74.5656819475455" calcext:value-type="float">
            <text:p>74.5656819475455</text:p>
          </table:table-cell>
          <table:table-cell office:value-type="float" office:value="980.956645653402" calcext:value-type="float">
            <text:p>980.95664565340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1444" calcext:value-type="float">
            <text:p>1381444</text:p>
          </table:table-cell>
          <table:table-cell office:value-type="float" office:value="1622841" calcext:value-type="float">
            <text:p>1622841</text:p>
          </table:table-cell>
          <table:table-cell office:value-type="float" office:value="1628465" calcext:value-type="float">
            <text:p>1628465</text:p>
          </table:table-cell>
          <table:table-cell office:value-type="float" office:value="997142" calcext:value-type="float">
            <text:p>997142</text:p>
          </table:table-cell>
          <table:table-cell office:value-type="float" office:value="1163974" calcext:value-type="float">
            <text:p>1163974</text:p>
          </table:table-cell>
          <table:table-cell office:value-type="float" office:value="1105480" calcext:value-type="float">
            <text:p>1105480</text:p>
          </table:table-cell>
          <table:table-cell office:value-type="float" office:value="1640160" calcext:value-type="float">
            <text:p>1640160</text:p>
          </table:table-cell>
          <table:table-cell office:value-type="float" office:value="5" calcext:value-type="float">
            <text:p>5</text:p>
          </table:table-cell>
          <table:table-cell office:value-type="float" office:value="0.823404887128459" calcext:value-type="float">
            <text:p>0.823404887128459</text:p>
          </table:table-cell>
          <table:table-cell office:value-type="float" office:value="0.967288728629199" calcext:value-type="float">
            <text:p>0.967288728629199</text:p>
          </table:table-cell>
          <table:table-cell office:value-type="float" office:value="0.970640894250976" calcext:value-type="float">
            <text:p>0.970640894250976</text:p>
          </table:table-cell>
          <table:table-cell office:value-type="float" office:value="0.594343017857435" calcext:value-type="float">
            <text:p>0.594343017857435</text:p>
          </table:table-cell>
          <table:table-cell office:value-type="float" office:value="0.693782650683242" calcext:value-type="float">
            <text:p>0.693782650683242</text:p>
          </table:table-cell>
          <table:table-cell office:value-type="float" office:value="0.658917505612076" calcext:value-type="float">
            <text:p>0.658917505612076</text:p>
          </table:table-cell>
          <table:table-cell office:value-type="float" office:value="0.977611658288438" calcext:value-type="float">
            <text:p>0.977611658288438</text:p>
          </table:table-cell>
          <table:table-cell office:value-type="float" office:value="-131.131396428513" calcext:value-type="float">
            <text:p>-131.131396428513</text:p>
          </table:table-cell>
          <table:table-cell office:value-type="float" office:value="-111.243469863352" calcext:value-type="float">
            <text:p>-111.243469863352</text:p>
          </table:table-cell>
          <table:table-cell office:value-type="float" office:value="-118.216498877585" calcext:value-type="float">
            <text:p>-118.216498877585</text:p>
          </table:table-cell>
        </table:table-row>
        <table:table-row table:style-name="ro1">
          <table:table-cell office:value-type="string" calcext:value-type="string">
            <text:p>2019-11-12 11:57:23</text:p>
          </table:table-cell>
          <table:table-cell office:value-type="float" office:value="26.8433395624161" calcext:value-type="float">
            <text:p>26.8433395624161</text:p>
          </table:table-cell>
          <table:table-cell office:value-type="float" office:value="74.5450273580574" calcext:value-type="float">
            <text:p>74.5450273580574</text:p>
          </table:table-cell>
          <table:table-cell office:value-type="float" office:value="980.946068450252" calcext:value-type="float">
            <text:p>980.94606845025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6805" calcext:value-type="float">
            <text:p>1366805</text:p>
          </table:table-cell>
          <table:table-cell office:value-type="float" office:value="1617510" calcext:value-type="float">
            <text:p>1617510</text:p>
          </table:table-cell>
          <table:table-cell office:value-type="float" office:value="1630026" calcext:value-type="float">
            <text:p>1630026</text:p>
          </table:table-cell>
          <table:table-cell office:value-type="float" office:value="1209956" calcext:value-type="float">
            <text:p>1209956</text:p>
          </table:table-cell>
          <table:table-cell office:value-type="float" office:value="1084503" calcext:value-type="float">
            <text:p>1084503</text:p>
          </table:table-cell>
          <table:table-cell office:value-type="float" office:value="888663" calcext:value-type="float">
            <text:p>888663</text:p>
          </table:table-cell>
          <table:table-cell office:value-type="float" office:value="1639400" calcext:value-type="float">
            <text:p>1639400</text:p>
          </table:table-cell>
          <table:table-cell office:value-type="float" office:value="5" calcext:value-type="float">
            <text:p>5</text:p>
          </table:table-cell>
          <table:table-cell office:value-type="float" office:value="0.814679362139626" calcext:value-type="float">
            <text:p>0.814679362139626</text:p>
          </table:table-cell>
          <table:table-cell office:value-type="float" office:value="0.964111204637433" calcext:value-type="float">
            <text:p>0.964111204637433</text:p>
          </table:table-cell>
          <table:table-cell office:value-type="float" office:value="0.971571322866836" calcext:value-type="float">
            <text:p>0.971571322866836</text:p>
          </table:table-cell>
          <table:table-cell office:value-type="float" office:value="0.72119006171108" calcext:value-type="float">
            <text:p>0.72119006171108</text:p>
          </table:table-cell>
          <table:table-cell office:value-type="float" office:value="0.646414237787037" calcext:value-type="float">
            <text:p>0.646414237787037</text:p>
          </table:table-cell>
          <table:table-cell office:value-type="float" office:value="0.529684487543641" calcext:value-type="float">
            <text:p>0.529684487543641</text:p>
          </table:table-cell>
          <table:table-cell office:value-type="float" office:value="0.977158662934144" calcext:value-type="float">
            <text:p>0.977158662934144</text:p>
          </table:table-cell>
          <table:table-cell office:value-type="float" office:value="-105.761987657784" calcext:value-type="float">
            <text:p>-105.761987657784</text:p>
          </table:table-cell>
          <table:table-cell office:value-type="float" office:value="-120.717152442593" calcext:value-type="float">
            <text:p>-120.717152442593</text:p>
          </table:table-cell>
          <table:table-cell office:value-type="float" office:value="-144.063102491272" calcext:value-type="float">
            <text:p>-144.063102491272</text:p>
          </table:table-cell>
        </table:table-row>
        <table:table-row table:style-name="ro1">
          <table:table-cell office:value-type="string" calcext:value-type="string">
            <text:p>2019-11-12 11:57:25</text:p>
          </table:table-cell>
          <table:table-cell office:value-type="float" office:value="26.8382854500378" calcext:value-type="float">
            <text:p>26.8382854500378</text:p>
          </table:table-cell>
          <table:table-cell office:value-type="float" office:value="74.5231526158713" calcext:value-type="float">
            <text:p>74.5231526158713</text:p>
          </table:table-cell>
          <table:table-cell office:value-type="float" office:value="980.965142411832" calcext:value-type="float">
            <text:p>980.96514241183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4828" calcext:value-type="float">
            <text:p>1364828</text:p>
          </table:table-cell>
          <table:table-cell office:value-type="float" office:value="1625987" calcext:value-type="float">
            <text:p>1625987</text:p>
          </table:table-cell>
          <table:table-cell office:value-type="float" office:value="1630850" calcext:value-type="float">
            <text:p>1630850</text:p>
          </table:table-cell>
          <table:table-cell office:value-type="float" office:value="979393" calcext:value-type="float">
            <text:p>979393</text:p>
          </table:table-cell>
          <table:table-cell office:value-type="float" office:value="1191770" calcext:value-type="float">
            <text:p>1191770</text:p>
          </table:table-cell>
          <table:table-cell office:value-type="float" office:value="1099345" calcext:value-type="float">
            <text:p>1099345</text:p>
          </table:table-cell>
          <table:table-cell office:value-type="float" office:value="1643328" calcext:value-type="float">
            <text:p>1643328</text:p>
          </table:table-cell>
          <table:table-cell office:value-type="float" office:value="5" calcext:value-type="float">
            <text:p>5</text:p>
          </table:table-cell>
          <table:table-cell office:value-type="float" office:value="0.813500978171942" calcext:value-type="float">
            <text:p>0.813500978171942</text:p>
          </table:table-cell>
          <table:table-cell office:value-type="float" office:value="0.96916389097737" calcext:value-type="float">
            <text:p>0.96916389097737</text:p>
          </table:table-cell>
          <table:table-cell office:value-type="float" office:value="0.972062465198334" calcext:value-type="float">
            <text:p>0.972062465198334</text:p>
          </table:table-cell>
          <table:table-cell office:value-type="float" office:value="0.583763788195108" calcext:value-type="float">
            <text:p>0.583763788195108</text:p>
          </table:table-cell>
          <table:table-cell office:value-type="float" office:value="0.710350359720035" calcext:value-type="float">
            <text:p>0.710350359720035</text:p>
          </table:table-cell>
          <table:table-cell office:value-type="float" office:value="0.655260760219188" calcext:value-type="float">
            <text:p>0.655260760219188</text:p>
          </table:table-cell>
          <table:table-cell office:value-type="float" office:value="0.979499933660022" calcext:value-type="float">
            <text:p>0.979499933660022</text:p>
          </table:table-cell>
          <table:table-cell office:value-type="float" office:value="-133.247242360978" calcext:value-type="float">
            <text:p>-133.247242360978</text:p>
          </table:table-cell>
          <table:table-cell office:value-type="float" office:value="-107.929928055993" calcext:value-type="float">
            <text:p>-107.929928055993</text:p>
          </table:table-cell>
          <table:table-cell office:value-type="float" office:value="-118.947847956162" calcext:value-type="float">
            <text:p>-118.947847956162</text:p>
          </table:table-cell>
        </table:table-row>
        <table:table-row table:style-name="ro1">
          <table:table-cell office:value-type="string" calcext:value-type="string">
            <text:p>2019-11-12 11:57:26</text:p>
          </table:table-cell>
          <table:table-cell office:value-type="float" office:value="26.8281772261544" calcext:value-type="float">
            <text:p>26.8281772261544</text:p>
          </table:table-cell>
          <table:table-cell office:value-type="float" office:value="74.5008720752337" calcext:value-type="float">
            <text:p>74.5008720752337</text:p>
          </table:table-cell>
          <table:table-cell office:value-type="float" office:value="980.920578862088" calcext:value-type="float">
            <text:p>980.92057886208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1927" calcext:value-type="float">
            <text:p>1391927</text:p>
          </table:table-cell>
          <table:table-cell office:value-type="float" office:value="1625409" calcext:value-type="float">
            <text:p>1625409</text:p>
          </table:table-cell>
          <table:table-cell office:value-type="float" office:value="1635411" calcext:value-type="float">
            <text:p>1635411</text:p>
          </table:table-cell>
          <table:table-cell office:value-type="float" office:value="1149632" calcext:value-type="float">
            <text:p>1149632</text:p>
          </table:table-cell>
          <table:table-cell office:value-type="float" office:value="1266051" calcext:value-type="float">
            <text:p>1266051</text:p>
          </table:table-cell>
          <table:table-cell office:value-type="float" office:value="884779" calcext:value-type="float">
            <text:p>884779</text:p>
          </table:table-cell>
          <table:table-cell office:value-type="float" office:value="1640473" calcext:value-type="float">
            <text:p>1640473</text:p>
          </table:table-cell>
          <table:table-cell office:value-type="float" office:value="5" calcext:value-type="float">
            <text:p>5</text:p>
          </table:table-cell>
          <table:table-cell office:value-type="float" office:value="0.829653242785125" calcext:value-type="float">
            <text:p>0.829653242785125</text:p>
          </table:table-cell>
          <table:table-cell office:value-type="float" office:value="0.968819376089498" calcext:value-type="float">
            <text:p>0.968819376089498</text:p>
          </table:table-cell>
          <table:table-cell office:value-type="float" office:value="0.974781033370618" calcext:value-type="float">
            <text:p>0.974781033370618</text:p>
          </table:table-cell>
          <table:table-cell office:value-type="float" office:value="0.685234151510495" calcext:value-type="float">
            <text:p>0.685234151510495</text:p>
          </table:table-cell>
          <table:table-cell office:value-type="float" office:value="0.754625291183626" calcext:value-type="float">
            <text:p>0.754625291183626</text:p>
          </table:table-cell>
          <table:table-cell office:value-type="float" office:value="0.52736944286459" calcext:value-type="float">
            <text:p>0.52736944286459</text:p>
          </table:table-cell>
          <table:table-cell office:value-type="float" office:value="0.977798220848825" calcext:value-type="float">
            <text:p>0.977798220848825</text:p>
          </table:table-cell>
          <table:table-cell office:value-type="float" office:value="-112.953169697901" calcext:value-type="float">
            <text:p>-112.953169697901</text:p>
          </table:table-cell>
          <table:table-cell office:value-type="float" office:value="-99.0749417632749" calcext:value-type="float">
            <text:p>-99.0749417632749</text:p>
          </table:table-cell>
          <table:table-cell office:value-type="float" office:value="-144.526111427082" calcext:value-type="float">
            <text:p>-144.526111427082</text:p>
          </table:table-cell>
        </table:table-row>
        <table:table-row table:style-name="ro1">
          <table:table-cell office:value-type="string" calcext:value-type="string">
            <text:p>2019-11-12 11:57:27</text:p>
          </table:table-cell>
          <table:table-cell office:value-type="float" office:value="26.8382854500378" calcext:value-type="float">
            <text:p>26.8382854500378</text:p>
          </table:table-cell>
          <table:table-cell office:value-type="float" office:value="74.4963172303725" calcext:value-type="float">
            <text:p>74.4963172303725</text:p>
          </table:table-cell>
          <table:table-cell office:value-type="float" office:value="980.937571885062" calcext:value-type="float">
            <text:p>980.93757188506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6835" calcext:value-type="float">
            <text:p>1366835</text:p>
          </table:table-cell>
          <table:table-cell office:value-type="float" office:value="1619491" calcext:value-type="float">
            <text:p>1619491</text:p>
          </table:table-cell>
          <table:table-cell office:value-type="float" office:value="1624079" calcext:value-type="float">
            <text:p>1624079</text:p>
          </table:table-cell>
          <table:table-cell office:value-type="float" office:value="978903" calcext:value-type="float">
            <text:p>978903</text:p>
          </table:table-cell>
          <table:table-cell office:value-type="float" office:value="1179788" calcext:value-type="float">
            <text:p>1179788</text:p>
          </table:table-cell>
          <table:table-cell office:value-type="float" office:value="1128457" calcext:value-type="float">
            <text:p>1128457</text:p>
          </table:table-cell>
          <table:table-cell office:value-type="float" office:value="1642405" calcext:value-type="float">
            <text:p>1642405</text:p>
          </table:table-cell>
          <table:table-cell office:value-type="float" office:value="5" calcext:value-type="float">
            <text:p>5</text:p>
          </table:table-cell>
          <table:table-cell office:value-type="float" office:value="0.81469724353519" calcext:value-type="float">
            <text:p>0.81469724353519</text:p>
          </table:table-cell>
          <table:table-cell office:value-type="float" office:value="0.965291972791192" calcext:value-type="float">
            <text:p>0.965291972791192</text:p>
          </table:table-cell>
          <table:table-cell office:value-type="float" office:value="0.968026634219484" calcext:value-type="float">
            <text:p>0.968026634219484</text:p>
          </table:table-cell>
          <table:table-cell office:value-type="float" office:value="0.583471725400892" calcext:value-type="float">
            <text:p>0.583471725400892</text:p>
          </table:table-cell>
          <table:table-cell office:value-type="float" office:value="0.703208530331675" calcext:value-type="float">
            <text:p>0.703208530331675</text:p>
          </table:table-cell>
          <table:table-cell office:value-type="float" office:value="0.672612866474732" calcext:value-type="float">
            <text:p>0.672612866474732</text:p>
          </table:table-cell>
          <table:table-cell office:value-type="float" office:value="0.978949782723162" calcext:value-type="float">
            <text:p>0.978949782723162</text:p>
          </table:table-cell>
          <table:table-cell office:value-type="float" office:value="-133.305654919822" calcext:value-type="float">
            <text:p>-133.305654919822</text:p>
          </table:table-cell>
          <table:table-cell office:value-type="float" office:value="-109.358293933665" calcext:value-type="float">
            <text:p>-109.358293933665</text:p>
          </table:table-cell>
          <table:table-cell office:value-type="float" office:value="-115.477426705054" calcext:value-type="float">
            <text:p>-115.477426705054</text:p>
          </table:table-cell>
        </table:table-row>
        <table:table-row table:style-name="ro1">
          <table:table-cell office:value-type="string" calcext:value-type="string">
            <text:p>2019-11-12 11:57:28</text:p>
          </table:table-cell>
          <table:table-cell office:value-type="float" office:value="26.8433395624161" calcext:value-type="float">
            <text:p>26.8433395624161</text:p>
          </table:table-cell>
          <table:table-cell office:value-type="float" office:value="74.5074575805617" calcext:value-type="float">
            <text:p>74.5074575805617</text:p>
          </table:table-cell>
          <table:table-cell office:value-type="float" office:value="980.946068450252" calcext:value-type="float">
            <text:p>980.94606845025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7155" calcext:value-type="float">
            <text:p>1367155</text:p>
          </table:table-cell>
          <table:table-cell office:value-type="float" office:value="1615915" calcext:value-type="float">
            <text:p>1615915</text:p>
          </table:table-cell>
          <table:table-cell office:value-type="float" office:value="1628726" calcext:value-type="float">
            <text:p>1628726</text:p>
          </table:table-cell>
          <table:table-cell office:value-type="float" office:value="1142710" calcext:value-type="float">
            <text:p>1142710</text:p>
          </table:table-cell>
          <table:table-cell office:value-type="float" office:value="1283897" calcext:value-type="float">
            <text:p>1283897</text:p>
          </table:table-cell>
          <table:table-cell office:value-type="float" office:value="890477" calcext:value-type="float">
            <text:p>890477</text:p>
          </table:table-cell>
          <table:table-cell office:value-type="float" office:value="1642263" calcext:value-type="float">
            <text:p>1642263</text:p>
          </table:table-cell>
          <table:table-cell office:value-type="float" office:value="5" calcext:value-type="float">
            <text:p>5</text:p>
          </table:table-cell>
          <table:table-cell office:value-type="float" office:value="0.814887978421209" calcext:value-type="float">
            <text:p>0.814887978421209</text:p>
          </table:table-cell>
          <table:table-cell office:value-type="float" office:value="0.963160510439934" calcext:value-type="float">
            <text:p>0.963160510439934</text:p>
          </table:table-cell>
          <table:table-cell office:value-type="float" office:value="0.970796462392385" calcext:value-type="float">
            <text:p>0.970796462392385</text:p>
          </table:table-cell>
          <table:table-cell office:value-type="float" office:value="0.681108317507305" calcext:value-type="float">
            <text:p>0.681108317507305</text:p>
          </table:table-cell>
          <table:table-cell office:value-type="float" office:value="0.765262337358277" calcext:value-type="float">
            <text:p>0.765262337358277</text:p>
          </table:table-cell>
          <table:table-cell office:value-type="float" office:value="0.530765715928759" calcext:value-type="float">
            <text:p>0.530765715928759</text:p>
          </table:table-cell>
          <table:table-cell office:value-type="float" office:value="0.978865144117492" calcext:value-type="float">
            <text:p>0.978865144117492</text:p>
          </table:table-cell>
          <table:table-cell office:value-type="float" office:value="-113.778336498539" calcext:value-type="float">
            <text:p>-113.778336498539</text:p>
          </table:table-cell>
          <table:table-cell office:value-type="float" office:value="-96.9475325283447" calcext:value-type="float">
            <text:p>-96.9475325283447</text:p>
          </table:table-cell>
          <table:table-cell office:value-type="float" office:value="-143.846856814248" calcext:value-type="float">
            <text:p>-143.846856814248</text:p>
          </table:table-cell>
        </table:table-row>
        <table:table-row table:style-name="ro1">
          <table:table-cell office:value-type="string" calcext:value-type="string">
            <text:p>2019-11-12 11:57:30</text:p>
          </table:table-cell>
          <table:table-cell office:value-type="float" office:value="26.8382854500378" calcext:value-type="float">
            <text:p>26.8382854500378</text:p>
          </table:table-cell>
          <table:table-cell office:value-type="float" office:value="74.4909501274477" calcext:value-type="float">
            <text:p>74.4909501274477</text:p>
          </table:table-cell>
          <table:table-cell office:value-type="float" office:value="980.992712960476" calcext:value-type="float">
            <text:p>980.99271296047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4486" calcext:value-type="float">
            <text:p>1384486</text:p>
          </table:table-cell>
          <table:table-cell office:value-type="float" office:value="1619732" calcext:value-type="float">
            <text:p>1619732</text:p>
          </table:table-cell>
          <table:table-cell office:value-type="float" office:value="1628658" calcext:value-type="float">
            <text:p>1628658</text:p>
          </table:table-cell>
          <table:table-cell office:value-type="float" office:value="1039330" calcext:value-type="float">
            <text:p>1039330</text:p>
          </table:table-cell>
          <table:table-cell office:value-type="float" office:value="1260975" calcext:value-type="float">
            <text:p>1260975</text:p>
          </table:table-cell>
          <table:table-cell office:value-type="float" office:value="948815" calcext:value-type="float">
            <text:p>948815</text:p>
          </table:table-cell>
          <table:table-cell office:value-type="float" office:value="1648751" calcext:value-type="float">
            <text:p>1648751</text:p>
          </table:table-cell>
          <table:table-cell office:value-type="float" office:value="5" calcext:value-type="float">
            <text:p>5</text:p>
          </table:table-cell>
          <table:table-cell office:value-type="float" office:value="0.825218060638673" calcext:value-type="float">
            <text:p>0.825218060638673</text:p>
          </table:table-cell>
          <table:table-cell office:value-type="float" office:value="0.965435620002224" calcext:value-type="float">
            <text:p>0.965435620002224</text:p>
          </table:table-cell>
          <table:table-cell office:value-type="float" office:value="0.970755931229106" calcext:value-type="float">
            <text:p>0.970755931229106</text:p>
          </table:table-cell>
          <table:table-cell office:value-type="float" office:value="0.619489028392914" calcext:value-type="float">
            <text:p>0.619489028392914</text:p>
          </table:table-cell>
          <table:table-cell office:value-type="float" office:value="0.751599759054155" calcext:value-type="float">
            <text:p>0.751599759054155</text:p>
          </table:table-cell>
          <table:table-cell office:value-type="float" office:value="0.565537877742991" calcext:value-type="float">
            <text:p>0.565537877742991</text:p>
          </table:table-cell>
          <table:table-cell office:value-type="float" office:value="0.982732293931519" calcext:value-type="float">
            <text:p>0.982732293931519</text:p>
          </table:table-cell>
          <table:table-cell office:value-type="float" office:value="-126.102194321417" calcext:value-type="float">
            <text:p>-126.102194321417</text:p>
          </table:table-cell>
          <table:table-cell office:value-type="float" office:value="-99.680048189169" calcext:value-type="float">
            <text:p>-99.680048189169</text:p>
          </table:table-cell>
          <table:table-cell office:value-type="float" office:value="-136.892424451402" calcext:value-type="float">
            <text:p>-136.892424451402</text:p>
          </table:table-cell>
        </table:table-row>
        <table:table-row table:style-name="ro1">
          <table:table-cell office:value-type="string" calcext:value-type="string">
            <text:p>2019-11-12 11:57:31</text:p>
          </table:table-cell>
          <table:table-cell office:value-type="float" office:value="26.8332313379506" calcext:value-type="float">
            <text:p>26.8332313379506</text:p>
          </table:table-cell>
          <table:table-cell office:value-type="float" office:value="74.5066452306592" calcext:value-type="float">
            <text:p>74.5066452306592</text:p>
          </table:table-cell>
          <table:table-cell office:value-type="float" office:value="980.929075355673" calcext:value-type="float">
            <text:p>980.92907535567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3638" calcext:value-type="float">
            <text:p>1363638</text:p>
          </table:table-cell>
          <table:table-cell office:value-type="float" office:value="1623733" calcext:value-type="float">
            <text:p>1623733</text:p>
          </table:table-cell>
          <table:table-cell office:value-type="float" office:value="1627785" calcext:value-type="float">
            <text:p>1627785</text:p>
          </table:table-cell>
          <table:table-cell office:value-type="float" office:value="980695" calcext:value-type="float">
            <text:p>980695</text:p>
          </table:table-cell>
          <table:table-cell office:value-type="float" office:value="1212263" calcext:value-type="float">
            <text:p>1212263</text:p>
          </table:table-cell>
          <table:table-cell office:value-type="float" office:value="1038705" calcext:value-type="float">
            <text:p>1038705</text:p>
          </table:table-cell>
          <table:table-cell office:value-type="float" office:value="1644746" calcext:value-type="float">
            <text:p>1644746</text:p>
          </table:table-cell>
          <table:table-cell office:value-type="float" office:value="5" calcext:value-type="float">
            <text:p>5</text:p>
          </table:table-cell>
          <table:table-cell office:value-type="float" office:value="0.81279168281456" calcext:value-type="float">
            <text:p>0.81279168281456</text:p>
          </table:table-cell>
          <table:table-cell office:value-type="float" office:value="0.967820402123976" calcext:value-type="float">
            <text:p>0.967820402123976</text:p>
          </table:table-cell>
          <table:table-cell office:value-type="float" office:value="0.970235582618187" calcext:value-type="float">
            <text:p>0.970235582618187</text:p>
          </table:table-cell>
          <table:table-cell office:value-type="float" office:value="0.584539840762596" calcext:value-type="float">
            <text:p>0.584539840762596</text:p>
          </table:table-cell>
          <table:table-cell office:value-type="float" office:value="0.722565141029971" calcext:value-type="float">
            <text:p>0.722565141029971</text:p>
          </table:table-cell>
          <table:table-cell office:value-type="float" office:value="0.619116499318659" calcext:value-type="float">
            <text:p>0.619116499318659</text:p>
          </table:table-cell>
          <table:table-cell office:value-type="float" office:value="0.980345127623692" calcext:value-type="float">
            <text:p>0.980345127623692</text:p>
          </table:table-cell>
          <table:table-cell office:value-type="float" office:value="-133.092031847481" calcext:value-type="float">
            <text:p>-133.092031847481</text:p>
          </table:table-cell>
          <table:table-cell office:value-type="float" office:value="-105.486971794006" calcext:value-type="float">
            <text:p>-105.486971794006</text:p>
          </table:table-cell>
          <table:table-cell office:value-type="float" office:value="-126.176700136268" calcext:value-type="float">
            <text:p>-126.176700136268</text:p>
          </table:table-cell>
        </table:table-row>
        <table:table-row table:style-name="ro1">
          <table:table-cell office:value-type="string" calcext:value-type="string">
            <text:p>2019-11-12 11:57:32</text:p>
          </table:table-cell>
          <table:table-cell office:value-type="float" office:value="26.8433395624161" calcext:value-type="float">
            <text:p>26.8433395624161</text:p>
          </table:table-cell>
          <table:table-cell office:value-type="float" office:value="74.5289260764962" calcext:value-type="float">
            <text:p>74.5289260764962</text:p>
          </table:table-cell>
          <table:table-cell office:value-type="float" office:value="980.946068450252" calcext:value-type="float">
            <text:p>980.94606845025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8734" calcext:value-type="float">
            <text:p>1368734</text:p>
          </table:table-cell>
          <table:table-cell office:value-type="float" office:value="1622528" calcext:value-type="float">
            <text:p>1622528</text:p>
          </table:table-cell>
          <table:table-cell office:value-type="float" office:value="1628156" calcext:value-type="float">
            <text:p>1628156</text:p>
          </table:table-cell>
          <table:table-cell office:value-type="float" office:value="1034997" calcext:value-type="float">
            <text:p>1034997</text:p>
          </table:table-cell>
          <table:table-cell office:value-type="float" office:value="1256859" calcext:value-type="float">
            <text:p>1256859</text:p>
          </table:table-cell>
          <table:table-cell office:value-type="float" office:value="967654" calcext:value-type="float">
            <text:p>967654</text:p>
          </table:table-cell>
          <table:table-cell office:value-type="float" office:value="1644538" calcext:value-type="float">
            <text:p>1644538</text:p>
          </table:table-cell>
          <table:table-cell office:value-type="float" office:value="5" calcext:value-type="float">
            <text:p>5</text:p>
          </table:table-cell>
          <table:table-cell office:value-type="float" office:value="0.815829135874407" calcext:value-type="float">
            <text:p>0.815829135874407</text:p>
          </table:table-cell>
          <table:table-cell office:value-type="float" office:value="0.967102166068812" calcext:value-type="float">
            <text:p>0.967102166068812</text:p>
          </table:table-cell>
          <table:table-cell office:value-type="float" office:value="0.970456715876665" calcext:value-type="float">
            <text:p>0.970456715876665</text:p>
          </table:table-cell>
          <table:table-cell office:value-type="float" office:value="0.616906358826918" calcext:value-type="float">
            <text:p>0.616906358826918</text:p>
          </table:table-cell>
          <table:table-cell office:value-type="float" office:value="0.749146431582741" calcext:value-type="float">
            <text:p>0.749146431582741</text:p>
          </table:table-cell>
          <table:table-cell office:value-type="float" office:value="0.576766798110819" calcext:value-type="float">
            <text:p>0.576766798110819</text:p>
          </table:table-cell>
          <table:table-cell office:value-type="float" office:value="0.98022114994778" calcext:value-type="float">
            <text:p>0.98022114994778</text:p>
          </table:table-cell>
          <table:table-cell office:value-type="float" office:value="-126.618728234616" calcext:value-type="float">
            <text:p>-126.618728234616</text:p>
          </table:table-cell>
          <table:table-cell office:value-type="float" office:value="-100.170713683452" calcext:value-type="float">
            <text:p>-100.170713683452</text:p>
          </table:table-cell>
          <table:table-cell office:value-type="float" office:value="-134.646640377836" calcext:value-type="float">
            <text:p>-134.646640377836</text:p>
          </table:table-cell>
        </table:table-row>
        <table:table-row table:style-name="ro1">
          <table:table-cell office:value-type="string" calcext:value-type="string">
            <text:p>2019-11-12 11:57:33</text:p>
          </table:table-cell>
          <table:table-cell office:value-type="float" office:value="26.8382854500378" calcext:value-type="float">
            <text:p>26.8382854500378</text:p>
          </table:table-cell>
          <table:table-cell office:value-type="float" office:value="74.5016843246889" calcext:value-type="float">
            <text:p>74.5016843246889</text:p>
          </table:table-cell>
          <table:table-cell office:value-type="float" office:value="980.937571885062" calcext:value-type="float">
            <text:p>980.93757188506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665" calcext:value-type="float">
            <text:p>1370665</text:p>
          </table:table-cell>
          <table:table-cell office:value-type="float" office:value="1619456" calcext:value-type="float">
            <text:p>1619456</text:p>
          </table:table-cell>
          <table:table-cell office:value-type="float" office:value="1624057" calcext:value-type="float">
            <text:p>1624057</text:p>
          </table:table-cell>
          <table:table-cell office:value-type="float" office:value="989130" calcext:value-type="float">
            <text:p>989130</text:p>
          </table:table-cell>
          <table:table-cell office:value-type="float" office:value="1193448" calcext:value-type="float">
            <text:p>1193448</text:p>
          </table:table-cell>
          <table:table-cell office:value-type="float" office:value="1086339" calcext:value-type="float">
            <text:p>1086339</text:p>
          </table:table-cell>
          <table:table-cell office:value-type="float" office:value="1642586" calcext:value-type="float">
            <text:p>1642586</text:p>
          </table:table-cell>
          <table:table-cell office:value-type="float" office:value="5" calcext:value-type="float">
            <text:p>5</text:p>
          </table:table-cell>
          <table:table-cell office:value-type="float" office:value="0.816980101702225" calcext:value-type="float">
            <text:p>0.816980101702225</text:p>
          </table:table-cell>
          <table:table-cell office:value-type="float" office:value="0.965271111163033" calcext:value-type="float">
            <text:p>0.965271111163033</text:p>
          </table:table-cell>
          <table:table-cell office:value-type="float" office:value="0.96801352119607" calcext:value-type="float">
            <text:p>0.96801352119607</text:p>
          </table:table-cell>
          <table:table-cell office:value-type="float" office:value="0.589567493148743" calcext:value-type="float">
            <text:p>0.589567493148743</text:p>
          </table:table-cell>
          <table:table-cell office:value-type="float" office:value="0.711350525778595" calcext:value-type="float">
            <text:p>0.711350525778595</text:p>
          </table:table-cell>
          <table:table-cell office:value-type="float" office:value="0.647508579195568" calcext:value-type="float">
            <text:p>0.647508579195568</text:p>
          </table:table-cell>
          <table:table-cell office:value-type="float" office:value="0.979057667143067" calcext:value-type="float">
            <text:p>0.979057667143067</text:p>
          </table:table-cell>
          <table:table-cell office:value-type="float" office:value="-132.086501370251" calcext:value-type="float">
            <text:p>-132.086501370251</text:p>
          </table:table-cell>
          <table:table-cell office:value-type="float" office:value="-107.729894844281" calcext:value-type="float">
            <text:p>-107.729894844281</text:p>
          </table:table-cell>
          <table:table-cell office:value-type="float" office:value="-120.498284160886" calcext:value-type="float">
            <text:p>-120.498284160886</text:p>
          </table:table-cell>
        </table:table-row>
        <table:table-row table:style-name="ro1">
          <table:table-cell office:value-type="string" calcext:value-type="string">
            <text:p>2019-11-12 11:57:35</text:p>
          </table:table-cell>
          <table:table-cell office:value-type="float" office:value="26.8382854500378" calcext:value-type="float">
            <text:p>26.8382854500378</text:p>
          </table:table-cell>
          <table:table-cell office:value-type="float" office:value="74.5231526158713" calcext:value-type="float">
            <text:p>74.5231526158713</text:p>
          </table:table-cell>
          <table:table-cell office:value-type="float" office:value="980.910001380165" calcext:value-type="float">
            <text:p>980.91000138016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3720" calcext:value-type="float">
            <text:p>1383720</text:p>
          </table:table-cell>
          <table:table-cell office:value-type="float" office:value="1623643" calcext:value-type="float">
            <text:p>1623643</text:p>
          </table:table-cell>
          <table:table-cell office:value-type="float" office:value="1636895" calcext:value-type="float">
            <text:p>1636895</text:p>
          </table:table-cell>
          <table:table-cell office:value-type="float" office:value="1194828" calcext:value-type="float">
            <text:p>1194828</text:p>
          </table:table-cell>
          <table:table-cell office:value-type="float" office:value="1055709" calcext:value-type="float">
            <text:p>1055709</text:p>
          </table:table-cell>
          <table:table-cell office:value-type="float" office:value="907766" calcext:value-type="float">
            <text:p>907766</text:p>
          </table:table-cell>
          <table:table-cell office:value-type="float" office:value="1637695" calcext:value-type="float">
            <text:p>1637695</text:p>
          </table:table-cell>
          <table:table-cell office:value-type="float" office:value="5" calcext:value-type="float">
            <text:p>5</text:p>
          </table:table-cell>
          <table:table-cell office:value-type="float" office:value="0.824761489005266" calcext:value-type="float">
            <text:p>0.824761489005266</text:p>
          </table:table-cell>
          <table:table-cell office:value-type="float" office:value="0.967766757937283" calcext:value-type="float">
            <text:p>0.967766757937283</text:p>
          </table:table-cell>
          <table:table-cell office:value-type="float" office:value="0.975665566404529" calcext:value-type="float">
            <text:p>0.975665566404529</text:p>
          </table:table-cell>
          <table:table-cell office:value-type="float" office:value="0.71217306997455" calcext:value-type="float">
            <text:p>0.71217306997455</text:p>
          </table:table-cell>
          <table:table-cell office:value-type="float" office:value="0.629251674324474" calcext:value-type="float">
            <text:p>0.629251674324474</text:p>
          </table:table-cell>
          <table:table-cell office:value-type="float" office:value="0.541070764192434" calcext:value-type="float">
            <text:p>0.541070764192434</text:p>
          </table:table-cell>
          <table:table-cell office:value-type="float" office:value="0.976142403619576" calcext:value-type="float">
            <text:p>0.976142403619576</text:p>
          </table:table-cell>
          <table:table-cell office:value-type="float" office:value="-107.56538600509" calcext:value-type="float">
            <text:p>-107.56538600509</text:p>
          </table:table-cell>
          <table:table-cell office:value-type="float" office:value="-124.149665135105" calcext:value-type="float">
            <text:p>-124.149665135105</text:p>
          </table:table-cell>
          <table:table-cell office:value-type="float" office:value="-141.785847161513" calcext:value-type="float">
            <text:p>-141.785847161513</text:p>
          </table:table-cell>
        </table:table-row>
        <table:table-row table:style-name="ro1">
          <table:table-cell office:value-type="string" calcext:value-type="string">
            <text:p>2019-11-12 11:57:36</text:p>
          </table:table-cell>
          <table:table-cell office:value-type="float" office:value="26.8433395624161" calcext:value-type="float">
            <text:p>26.8433395624161</text:p>
          </table:table-cell>
          <table:table-cell office:value-type="float" office:value="74.5503944346941" calcext:value-type="float">
            <text:p>74.5503944346941</text:p>
          </table:table-cell>
          <table:table-cell office:value-type="float" office:value="980.946068450252" calcext:value-type="float">
            <text:p>980.94606845025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5575" calcext:value-type="float">
            <text:p>1385575</text:p>
          </table:table-cell>
          <table:table-cell office:value-type="float" office:value="1617636" calcext:value-type="float">
            <text:p>1617636</text:p>
          </table:table-cell>
          <table:table-cell office:value-type="float" office:value="1625109" calcext:value-type="float">
            <text:p>1625109</text:p>
          </table:table-cell>
          <table:table-cell office:value-type="float" office:value="1052011" calcext:value-type="float">
            <text:p>1052011</text:p>
          </table:table-cell>
          <table:table-cell office:value-type="float" office:value="1249589" calcext:value-type="float">
            <text:p>1249589</text:p>
          </table:table-cell>
          <table:table-cell office:value-type="float" office:value="950027" calcext:value-type="float">
            <text:p>950027</text:p>
          </table:table-cell>
          <table:table-cell office:value-type="float" office:value="1644045" calcext:value-type="float">
            <text:p>1644045</text:p>
          </table:table-cell>
          <table:table-cell office:value-type="float" office:value="5" calcext:value-type="float">
            <text:p>5</text:p>
          </table:table-cell>
          <table:table-cell office:value-type="float" office:value="0.825867155297656" calcext:value-type="float">
            <text:p>0.825867155297656</text:p>
          </table:table-cell>
          <table:table-cell office:value-type="float" office:value="0.964186306498802" calcext:value-type="float">
            <text:p>0.964186306498802</text:p>
          </table:table-cell>
          <table:table-cell office:value-type="float" office:value="0.968640562133856" calcext:value-type="float">
            <text:p>0.968640562133856</text:p>
          </table:table-cell>
          <table:table-cell office:value-type="float" office:value="0.627047494297921" calcext:value-type="float">
            <text:p>0.627047494297921</text:p>
          </table:table-cell>
          <table:table-cell office:value-type="float" office:value="0.744813173391005" calcext:value-type="float">
            <text:p>0.744813173391005</text:p>
          </table:table-cell>
          <table:table-cell office:value-type="float" office:value="0.566260286123787" calcext:value-type="float">
            <text:p>0.566260286123787</text:p>
          </table:table-cell>
          <table:table-cell office:value-type="float" office:value="0.979927299014008" calcext:value-type="float">
            <text:p>0.979927299014008</text:p>
          </table:table-cell>
          <table:table-cell office:value-type="float" office:value="-124.590501140416" calcext:value-type="float">
            <text:p>-124.590501140416</text:p>
          </table:table-cell>
          <table:table-cell office:value-type="float" office:value="-101.037365321799" calcext:value-type="float">
            <text:p>-101.037365321799</text:p>
          </table:table-cell>
          <table:table-cell office:value-type="float" office:value="-136.747942775243" calcext:value-type="float">
            <text:p>-136.747942775243</text:p>
          </table:table-cell>
        </table:table-row>
        <table:table-row table:style-name="ro1">
          <table:table-cell office:value-type="string" calcext:value-type="string">
            <text:p>2019-11-12 11:57:37</text:p>
          </table:table-cell>
          <table:table-cell office:value-type="float" office:value="26.8433395624161" calcext:value-type="float">
            <text:p>26.8433395624161</text:p>
          </table:table-cell>
          <table:table-cell office:value-type="float" office:value="74.5396602728122" calcext:value-type="float">
            <text:p>74.5396602728122</text:p>
          </table:table-cell>
          <table:table-cell office:value-type="float" office:value="980.946068450252" calcext:value-type="float">
            <text:p>980.94606845025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3443" calcext:value-type="float">
            <text:p>1363443</text:p>
          </table:table-cell>
          <table:table-cell office:value-type="float" office:value="1618005" calcext:value-type="float">
            <text:p>1618005</text:p>
          </table:table-cell>
          <table:table-cell office:value-type="float" office:value="1631609" calcext:value-type="float">
            <text:p>1631609</text:p>
          </table:table-cell>
          <table:table-cell office:value-type="float" office:value="1201560" calcext:value-type="float">
            <text:p>1201560</text:p>
          </table:table-cell>
          <table:table-cell office:value-type="float" office:value="1087571" calcext:value-type="float">
            <text:p>1087571</text:p>
          </table:table-cell>
          <table:table-cell office:value-type="float" office:value="883770" calcext:value-type="float">
            <text:p>883770</text:p>
          </table:table-cell>
          <table:table-cell office:value-type="float" office:value="1637940" calcext:value-type="float">
            <text:p>1637940</text:p>
          </table:table-cell>
          <table:table-cell office:value-type="float" office:value="5" calcext:value-type="float">
            <text:p>5</text:p>
          </table:table-cell>
          <table:table-cell office:value-type="float" office:value="0.812675453743393" calcext:value-type="float">
            <text:p>0.812675453743393</text:p>
          </table:table-cell>
          <table:table-cell office:value-type="float" office:value="0.964406247664243" calcext:value-type="float">
            <text:p>0.964406247664243</text:p>
          </table:table-cell>
          <table:table-cell office:value-type="float" office:value="0.972514864506109" calcext:value-type="float">
            <text:p>0.972514864506109</text:p>
          </table:table-cell>
          <table:table-cell office:value-type="float" office:value="0.716185655139167" calcext:value-type="float">
            <text:p>0.716185655139167</text:p>
          </table:table-cell>
          <table:table-cell office:value-type="float" office:value="0.64824290850674" calcext:value-type="float">
            <text:p>0.64824290850674</text:p>
          </table:table-cell>
          <table:table-cell office:value-type="float" office:value="0.526768031927112" calcext:value-type="float">
            <text:p>0.526768031927112</text:p>
          </table:table-cell>
          <table:table-cell office:value-type="float" office:value="0.976288435016684" calcext:value-type="float">
            <text:p>0.976288435016684</text:p>
          </table:table-cell>
          <table:table-cell office:value-type="float" office:value="-106.762868972167" calcext:value-type="float">
            <text:p>-106.762868972167</text:p>
          </table:table-cell>
          <table:table-cell office:value-type="float" office:value="-120.351418298652" calcext:value-type="float">
            <text:p>-120.351418298652</text:p>
          </table:table-cell>
          <table:table-cell office:value-type="float" office:value="-144.646393614578" calcext:value-type="float">
            <text:p>-144.646393614578</text:p>
          </table:table-cell>
        </table:table-row>
        <table:table-row table:style-name="ro1">
          <table:table-cell office:value-type="string" calcext:value-type="string">
            <text:p>2019-11-12 11:57:38</text:p>
          </table:table-cell>
          <table:table-cell office:value-type="float" office:value="26.8433395624161" calcext:value-type="float">
            <text:p>26.8433395624161</text:p>
          </table:table-cell>
          <table:table-cell office:value-type="float" office:value="74.5128247174581" calcext:value-type="float">
            <text:p>74.5128247174581</text:p>
          </table:table-cell>
          <table:table-cell office:value-type="float" office:value="980.918497716313" calcext:value-type="float">
            <text:p>980.9184977163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0396" calcext:value-type="float">
            <text:p>1390396</text:p>
          </table:table-cell>
          <table:table-cell office:value-type="float" office:value="1624278" calcext:value-type="float">
            <text:p>1624278</text:p>
          </table:table-cell>
          <table:table-cell office:value-type="float" office:value="1637117" calcext:value-type="float">
            <text:p>1637117</text:p>
          </table:table-cell>
          <table:table-cell office:value-type="float" office:value="1199836" calcext:value-type="float">
            <text:p>1199836</text:p>
          </table:table-cell>
          <table:table-cell office:value-type="float" office:value="1059576" calcext:value-type="float">
            <text:p>1059576</text:p>
          </table:table-cell>
          <table:table-cell office:value-type="float" office:value="891910" calcext:value-type="float">
            <text:p>891910</text:p>
          </table:table-cell>
          <table:table-cell office:value-type="float" office:value="1638803" calcext:value-type="float">
            <text:p>1638803</text:p>
          </table:table-cell>
          <table:table-cell office:value-type="float" office:value="5" calcext:value-type="float">
            <text:p>5</text:p>
          </table:table-cell>
          <table:table-cell office:value-type="float" office:value="0.82874069556483" calcext:value-type="float">
            <text:p>0.82874069556483</text:p>
          </table:table-cell>
          <table:table-cell office:value-type="float" office:value="0.968145247476726" calcext:value-type="float">
            <text:p>0.968145247476726</text:p>
          </table:table-cell>
          <table:table-cell office:value-type="float" office:value="0.975797888731705" calcext:value-type="float">
            <text:p>0.975797888731705</text:p>
          </table:table-cell>
          <table:table-cell office:value-type="float" office:value="0.715158070940741" calcext:value-type="float">
            <text:p>0.715158070940741</text:p>
          </table:table-cell>
          <table:table-cell office:value-type="float" office:value="0.631556586212705" calcext:value-type="float">
            <text:p>0.631556586212705</text:p>
          </table:table-cell>
          <table:table-cell office:value-type="float" office:value="0.531619850590211" calcext:value-type="float">
            <text:p>0.531619850590211</text:p>
          </table:table-cell>
          <table:table-cell office:value-type="float" office:value="0.976802823162415" calcext:value-type="float">
            <text:p>0.976802823162415</text:p>
          </table:table-cell>
          <table:table-cell office:value-type="float" office:value="-106.968385811852" calcext:value-type="float">
            <text:p>-106.968385811852</text:p>
          </table:table-cell>
          <table:table-cell office:value-type="float" office:value="-123.688682757459" calcext:value-type="float">
            <text:p>-123.688682757459</text:p>
          </table:table-cell>
          <table:table-cell office:value-type="float" office:value="-143.676029881958" calcext:value-type="float">
            <text:p>-143.676029881958</text:p>
          </table:table-cell>
        </table:table-row>
        <table:table-row table:style-name="ro1">
          <table:table-cell office:value-type="string" calcext:value-type="string">
            <text:p>2019-11-12 11:57:40</text:p>
          </table:table-cell>
          <table:table-cell office:value-type="float" office:value="26.8382854500378" calcext:value-type="float">
            <text:p>26.8382854500378</text:p>
          </table:table-cell>
          <table:table-cell office:value-type="float" office:value="74.5285196671461" calcext:value-type="float">
            <text:p>74.5285196671461</text:p>
          </table:table-cell>
          <table:table-cell office:value-type="float" office:value="980.937571885062" calcext:value-type="float">
            <text:p>980.93757188506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9487" calcext:value-type="float">
            <text:p>1359487</text:p>
          </table:table-cell>
          <table:table-cell office:value-type="float" office:value="1620777" calcext:value-type="float">
            <text:p>1620777</text:p>
          </table:table-cell>
          <table:table-cell office:value-type="float" office:value="1625050" calcext:value-type="float">
            <text:p>1625050</text:p>
          </table:table-cell>
          <table:table-cell office:value-type="float" office:value="1002639" calcext:value-type="float">
            <text:p>1002639</text:p>
          </table:table-cell>
          <table:table-cell office:value-type="float" office:value="1125668" calcext:value-type="float">
            <text:p>1125668</text:p>
          </table:table-cell>
          <table:table-cell office:value-type="float" office:value="1081883" calcext:value-type="float">
            <text:p>1081883</text:p>
          </table:table-cell>
          <table:table-cell office:value-type="float" office:value="1639277" calcext:value-type="float">
            <text:p>1639277</text:p>
          </table:table-cell>
          <table:table-cell office:value-type="float" office:value="5" calcext:value-type="float">
            <text:p>5</text:p>
          </table:table-cell>
          <table:table-cell office:value-type="float" office:value="0.810317493714988" calcext:value-type="float">
            <text:p>0.810317493714988</text:p>
          </table:table-cell>
          <table:table-cell office:value-type="float" office:value="0.966058488614379" calcext:value-type="float">
            <text:p>0.966058488614379</text:p>
          </table:table-cell>
          <table:table-cell office:value-type="float" office:value="0.968605395389246" calcext:value-type="float">
            <text:p>0.968605395389246</text:p>
          </table:table-cell>
          <table:table-cell office:value-type="float" office:value="0.597619485571323" calcext:value-type="float">
            <text:p>0.597619485571323</text:p>
          </table:table-cell>
          <table:table-cell office:value-type="float" office:value="0.670950492733776" calcext:value-type="float">
            <text:p>0.670950492733776</text:p>
          </table:table-cell>
          <table:table-cell office:value-type="float" office:value="0.644852595907759" calcext:value-type="float">
            <text:p>0.644852595907759</text:p>
          </table:table-cell>
          <table:table-cell office:value-type="float" office:value="0.97708534921233" calcext:value-type="float">
            <text:p>0.97708534921233</text:p>
          </table:table-cell>
          <table:table-cell office:value-type="float" office:value="-130.476102885735" calcext:value-type="float">
            <text:p>-130.476102885735</text:p>
          </table:table-cell>
          <table:table-cell office:value-type="float" office:value="-115.809901453245" calcext:value-type="float">
            <text:p>-115.809901453245</text:p>
          </table:table-cell>
          <table:table-cell office:value-type="float" office:value="-121.029480818448" calcext:value-type="float">
            <text:p>-121.029480818448</text:p>
          </table:table-cell>
        </table:table-row>
        <table:table-row table:style-name="ro1">
          <table:table-cell office:value-type="string" calcext:value-type="string">
            <text:p>2019-11-12 11:57:41</text:p>
          </table:table-cell>
          <table:table-cell office:value-type="float" office:value="26.8433395624161" calcext:value-type="float">
            <text:p>26.8433395624161</text:p>
          </table:table-cell>
          <table:table-cell office:value-type="float" office:value="74.5503944346941" calcext:value-type="float">
            <text:p>74.5503944346941</text:p>
          </table:table-cell>
          <table:table-cell office:value-type="float" office:value="980.918497716313" calcext:value-type="float">
            <text:p>980.9184977163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5665" calcext:value-type="float">
            <text:p>1375665</text:p>
          </table:table-cell>
          <table:table-cell office:value-type="float" office:value="1618337" calcext:value-type="float">
            <text:p>1618337</text:p>
          </table:table-cell>
          <table:table-cell office:value-type="float" office:value="1629293" calcext:value-type="float">
            <text:p>1629293</text:p>
          </table:table-cell>
          <table:table-cell office:value-type="float" office:value="1244059" calcext:value-type="float">
            <text:p>1244059</text:p>
          </table:table-cell>
          <table:table-cell office:value-type="float" office:value="1051975" calcext:value-type="float">
            <text:p>1051975</text:p>
          </table:table-cell>
          <table:table-cell office:value-type="float" office:value="910018" calcext:value-type="float">
            <text:p>910018</text:p>
          </table:table-cell>
          <table:table-cell office:value-type="float" office:value="1636930" calcext:value-type="float">
            <text:p>1636930</text:p>
          </table:table-cell>
          <table:table-cell office:value-type="float" office:value="5" calcext:value-type="float">
            <text:p>5</text:p>
          </table:table-cell>
          <table:table-cell office:value-type="float" office:value="0.819960334296266" calcext:value-type="float">
            <text:p>0.819960334296266</text:p>
          </table:table-cell>
          <table:table-cell office:value-type="float" office:value="0.964604135108487" calcext:value-type="float">
            <text:p>0.964604135108487</text:p>
          </table:table-cell>
          <table:table-cell office:value-type="float" office:value="0.97113442076855" calcext:value-type="float">
            <text:p>0.97113442076855</text:p>
          </table:table-cell>
          <table:table-cell office:value-type="float" office:value="0.741517036141996" calcext:value-type="float">
            <text:p>0.741517036141996</text:p>
          </table:table-cell>
          <table:table-cell office:value-type="float" office:value="0.627026036623244" calcext:value-type="float">
            <text:p>0.627026036623244</text:p>
          </table:table-cell>
          <table:table-cell office:value-type="float" office:value="0.54241306095279" calcext:value-type="float">
            <text:p>0.54241306095279</text:p>
          </table:table-cell>
          <table:table-cell office:value-type="float" office:value="0.975686428032688" calcext:value-type="float">
            <text:p>0.975686428032688</text:p>
          </table:table-cell>
          <table:table-cell office:value-type="float" office:value="-101.696592771601" calcext:value-type="float">
            <text:p>-101.696592771601</text:p>
          </table:table-cell>
          <table:table-cell office:value-type="float" office:value="-124.594792675351" calcext:value-type="float">
            <text:p>-124.594792675351</text:p>
          </table:table-cell>
          <table:table-cell office:value-type="float" office:value="-141.517387809442" calcext:value-type="float">
            <text:p>-141.517387809442</text:p>
          </table:table-cell>
        </table:table-row>
        <table:table-row table:style-name="ro1">
          <table:table-cell office:value-type="string" calcext:value-type="string">
            <text:p>2019-11-12 11:57:42</text:p>
          </table:table-cell>
          <table:table-cell office:value-type="float" office:value="26.8433395624161" calcext:value-type="float">
            <text:p>26.8433395624161</text:p>
          </table:table-cell>
          <table:table-cell office:value-type="float" office:value="74.5235589654254" calcext:value-type="float">
            <text:p>74.5235589654254</text:p>
          </table:table-cell>
          <table:table-cell office:value-type="float" office:value="980.946068450252" calcext:value-type="float">
            <text:p>980.94606845025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488" calcext:value-type="float">
            <text:p>1370488</text:p>
          </table:table-cell>
          <table:table-cell office:value-type="float" office:value="1626202" calcext:value-type="float">
            <text:p>1626202</text:p>
          </table:table-cell>
          <table:table-cell office:value-type="float" office:value="1632761" calcext:value-type="float">
            <text:p>1632761</text:p>
          </table:table-cell>
          <table:table-cell office:value-type="float" office:value="1097406" calcext:value-type="float">
            <text:p>1097406</text:p>
          </table:table-cell>
          <table:table-cell office:value-type="float" office:value="1292815" calcext:value-type="float">
            <text:p>1292815</text:p>
          </table:table-cell>
          <table:table-cell office:value-type="float" office:value="872197" calcext:value-type="float">
            <text:p>872197</text:p>
          </table:table-cell>
          <table:table-cell office:value-type="float" office:value="1639858" calcext:value-type="float">
            <text:p>1639858</text:p>
          </table:table-cell>
          <table:table-cell office:value-type="float" office:value="5" calcext:value-type="float">
            <text:p>5</text:p>
          </table:table-cell>
          <table:table-cell office:value-type="float" office:value="0.816874601468396" calcext:value-type="float">
            <text:p>0.816874601468396</text:p>
          </table:table-cell>
          <table:table-cell office:value-type="float" office:value="0.969292040978913" calcext:value-type="float">
            <text:p>0.969292040978913</text:p>
          </table:table-cell>
          <table:table-cell office:value-type="float" office:value="0.973201510095776" calcext:value-type="float">
            <text:p>0.973201510095776</text:p>
          </table:table-cell>
          <table:table-cell office:value-type="float" office:value="0.654105026019219" calcext:value-type="float">
            <text:p>0.654105026019219</text:p>
          </table:table-cell>
          <table:table-cell office:value-type="float" office:value="0.770577880213008" calcext:value-type="float">
            <text:p>0.770577880213008</text:p>
          </table:table-cell>
          <table:table-cell office:value-type="float" office:value="0.519869985564945" calcext:value-type="float">
            <text:p>0.519869985564945</text:p>
          </table:table-cell>
          <table:table-cell office:value-type="float" office:value="0.977431652239758" calcext:value-type="float">
            <text:p>0.977431652239758</text:p>
          </table:table-cell>
          <table:table-cell office:value-type="float" office:value="-119.178994796156" calcext:value-type="float">
            <text:p>-119.178994796156</text:p>
          </table:table-cell>
          <table:table-cell office:value-type="float" office:value="-95.8844239573984" calcext:value-type="float">
            <text:p>-95.8844239573984</text:p>
          </table:table-cell>
          <table:table-cell office:value-type="float" office:value="-146.026002887011" calcext:value-type="float">
            <text:p>-146.026002887011</text:p>
          </table:table-cell>
        </table:table-row>
        <table:table-row table:style-name="ro1">
          <table:table-cell office:value-type="string" calcext:value-type="string">
            <text:p>2019-11-12 11:57:43</text:p>
          </table:table-cell>
          <table:table-cell office:value-type="float" office:value="26.8483936750854" calcext:value-type="float">
            <text:p>26.8483936750854</text:p>
          </table:table-cell>
          <table:table-cell office:value-type="float" office:value="74.5293324762732" calcext:value-type="float">
            <text:p>74.5293324762732</text:p>
          </table:table-cell>
          <table:table-cell office:value-type="float" office:value="981.009707042828" calcext:value-type="float">
            <text:p>981.00970704282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7854" calcext:value-type="float">
            <text:p>1387854</text:p>
          </table:table-cell>
          <table:table-cell office:value-type="float" office:value="1617663" calcext:value-type="float">
            <text:p>1617663</text:p>
          </table:table-cell>
          <table:table-cell office:value-type="float" office:value="1625147" calcext:value-type="float">
            <text:p>1625147</text:p>
          </table:table-cell>
          <table:table-cell office:value-type="float" office:value="1037534" calcext:value-type="float">
            <text:p>1037534</text:p>
          </table:table-cell>
          <table:table-cell office:value-type="float" office:value="1256037" calcext:value-type="float">
            <text:p>1256037</text:p>
          </table:table-cell>
          <table:table-cell office:value-type="float" office:value="996372" calcext:value-type="float">
            <text:p>996372</text:p>
          </table:table-cell>
          <table:table-cell office:value-type="float" office:value="1644217" calcext:value-type="float">
            <text:p>1644217</text:p>
          </table:table-cell>
          <table:table-cell office:value-type="float" office:value="5" calcext:value-type="float">
            <text:p>5</text:p>
          </table:table-cell>
          <table:table-cell office:value-type="float" office:value="0.827225545314019" calcext:value-type="float">
            <text:p>0.827225545314019</text:p>
          </table:table-cell>
          <table:table-cell office:value-type="float" office:value="0.96420239975481" calcext:value-type="float">
            <text:p>0.96420239975481</text:p>
          </table:table-cell>
          <table:table-cell office:value-type="float" office:value="0.968663211901571" calcext:value-type="float">
            <text:p>0.968663211901571</text:p>
          </table:table-cell>
          <table:table-cell office:value-type="float" office:value="0.618418528845135" calcext:value-type="float">
            <text:p>0.618418528845135</text:p>
          </table:table-cell>
          <table:table-cell office:value-type="float" office:value="0.74865648134428" calcext:value-type="float">
            <text:p>0.74865648134428</text:p>
          </table:table-cell>
          <table:table-cell office:value-type="float" office:value="0.593884062037952" calcext:value-type="float">
            <text:p>0.593884062037952</text:p>
          </table:table-cell>
          <table:table-cell office:value-type="float" office:value="0.980029819015243" calcext:value-type="float">
            <text:p>0.980029819015243</text:p>
          </table:table-cell>
          <table:table-cell office:value-type="float" office:value="-126.316294230973" calcext:value-type="float">
            <text:p>-126.316294230973</text:p>
          </table:table-cell>
          <table:table-cell office:value-type="float" office:value="-100.268703731144" calcext:value-type="float">
            <text:p>-100.268703731144</text:p>
          </table:table-cell>
          <table:table-cell office:value-type="float" office:value="-131.22318759241" calcext:value-type="float">
            <text:p>-131.22318759241</text:p>
          </table:table-cell>
        </table:table-row>
        <table:table-row table:style-name="ro1">
          <table:table-cell office:value-type="string" calcext:value-type="string">
            <text:p>2019-11-12 11:57:45</text:p>
          </table:table-cell>
          <table:table-cell office:value-type="float" office:value="26.8585019012971" calcext:value-type="float">
            <text:p>26.8585019012971</text:p>
          </table:table-cell>
          <table:table-cell office:value-type="float" office:value="74.5247779566486" calcext:value-type="float">
            <text:p>74.5247779566486</text:p>
          </table:table-cell>
          <table:table-cell office:value-type="float" office:value="980.971558360614" calcext:value-type="float">
            <text:p>980.97155836061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5613" calcext:value-type="float">
            <text:p>1385613</text:p>
          </table:table-cell>
          <table:table-cell office:value-type="float" office:value="1623545" calcext:value-type="float">
            <text:p>1623545</text:p>
          </table:table-cell>
          <table:table-cell office:value-type="float" office:value="1629246" calcext:value-type="float">
            <text:p>1629246</text:p>
          </table:table-cell>
          <table:table-cell office:value-type="float" office:value="1217829" calcext:value-type="float">
            <text:p>1217829</text:p>
          </table:table-cell>
          <table:table-cell office:value-type="float" office:value="1028647" calcext:value-type="float">
            <text:p>1028647</text:p>
          </table:table-cell>
          <table:table-cell office:value-type="float" office:value="988888" calcext:value-type="float">
            <text:p>988888</text:p>
          </table:table-cell>
          <table:table-cell office:value-type="float" office:value="1636047" calcext:value-type="float">
            <text:p>1636047</text:p>
          </table:table-cell>
          <table:table-cell office:value-type="float" office:value="5" calcext:value-type="float">
            <text:p>5</text:p>
          </table:table-cell>
          <table:table-cell office:value-type="float" office:value="0.82588980506537" calcext:value-type="float">
            <text:p>0.82588980506537</text:p>
          </table:table-cell>
          <table:table-cell office:value-type="float" office:value="0.96770834537844" calcext:value-type="float">
            <text:p>0.96770834537844</text:p>
          </table:table-cell>
          <table:table-cell office:value-type="float" office:value="0.971106406582166" calcext:value-type="float">
            <text:p>0.971106406582166</text:p>
          </table:table-cell>
          <table:table-cell office:value-type="float" office:value="0.725882735953657" calcext:value-type="float">
            <text:p>0.725882735953657</text:p>
          </table:table-cell>
          <table:table-cell office:value-type="float" office:value="0.613121463432486" calcext:value-type="float">
            <text:p>0.613121463432486</text:p>
          </table:table-cell>
          <table:table-cell office:value-type="float" office:value="0.589423249891192" calcext:value-type="float">
            <text:p>0.589423249891192</text:p>
          </table:table-cell>
          <table:table-cell office:value-type="float" office:value="0.97516011895658" calcext:value-type="float">
            <text:p>0.97516011895658</text:p>
          </table:table-cell>
          <table:table-cell office:value-type="float" office:value="-104.823452809269" calcext:value-type="float">
            <text:p>-104.823452809269</text:p>
          </table:table-cell>
          <table:table-cell office:value-type="float" office:value="-127.375707313503" calcext:value-type="float">
            <text:p>-127.375707313503</text:p>
          </table:table-cell>
          <table:table-cell office:value-type="float" office:value="-132.115350021762" calcext:value-type="float">
            <text:p>-132.115350021762</text:p>
          </table:table-cell>
        </table:table-row>
        <table:table-row table:style-name="ro1">
          <table:table-cell office:value-type="string" calcext:value-type="string">
            <text:p>2019-11-12 11:57:46</text:p>
          </table:table-cell>
          <table:table-cell office:value-type="float" office:value="26.8534477880457" calcext:value-type="float">
            <text:p>26.8534477880457</text:p>
          </table:table-cell>
          <table:table-cell office:value-type="float" office:value="74.5136371486613" calcext:value-type="float">
            <text:p>74.5136371486613</text:p>
          </table:table-cell>
          <table:table-cell office:value-type="float" office:value="980.935490496006" calcext:value-type="float">
            <text:p>980.93549049600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7719" calcext:value-type="float">
            <text:p>1367719</text:p>
          </table:table-cell>
          <table:table-cell office:value-type="float" office:value="1621274" calcext:value-type="float">
            <text:p>1621274</text:p>
          </table:table-cell>
          <table:table-cell office:value-type="float" office:value="1635772" calcext:value-type="float">
            <text:p>1635772</text:p>
          </table:table-cell>
          <table:table-cell office:value-type="float" office:value="1244435" calcext:value-type="float">
            <text:p>1244435</text:p>
          </table:table-cell>
          <table:table-cell office:value-type="float" office:value="1047719" calcext:value-type="float">
            <text:p>1047719</text:p>
          </table:table-cell>
          <table:table-cell office:value-type="float" office:value="1048105" calcext:value-type="float">
            <text:p>1048105</text:p>
          </table:table-cell>
          <table:table-cell office:value-type="float" office:value="1635900" calcext:value-type="float">
            <text:p>1635900</text:p>
          </table:table-cell>
          <table:table-cell office:value-type="float" office:value="5" calcext:value-type="float">
            <text:p>5</text:p>
          </table:table-cell>
          <table:table-cell office:value-type="float" office:value="0.815224148657816" calcext:value-type="float">
            <text:p>0.815224148657816</text:p>
          </table:table-cell>
          <table:table-cell office:value-type="float" office:value="0.966354723734227" calcext:value-type="float">
            <text:p>0.966354723734227</text:p>
          </table:table-cell>
          <table:table-cell office:value-type="float" office:value="0.974996206163908" calcext:value-type="float">
            <text:p>0.974996206163908</text:p>
          </table:table-cell>
          <table:table-cell office:value-type="float" office:value="0.741741149633068" calcext:value-type="float">
            <text:p>0.741741149633068</text:p>
          </table:table-cell>
          <table:table-cell office:value-type="float" office:value="0.624489262639196" calcext:value-type="float">
            <text:p>0.624489262639196</text:p>
          </table:table-cell>
          <table:table-cell office:value-type="float" office:value="0.624719336595456" calcext:value-type="float">
            <text:p>0.624719336595456</text:p>
          </table:table-cell>
          <table:table-cell office:value-type="float" office:value="0.975072500118315" calcext:value-type="float">
            <text:p>0.975072500118315</text:p>
          </table:table-cell>
          <table:table-cell office:value-type="float" office:value="-101.651770073386" calcext:value-type="float">
            <text:p>-101.651770073386</text:p>
          </table:table-cell>
          <table:table-cell office:value-type="float" office:value="-125.102147472161" calcext:value-type="float">
            <text:p>-125.102147472161</text:p>
          </table:table-cell>
          <table:table-cell office:value-type="float" office:value="-125.056132680909" calcext:value-type="float">
            <text:p>-125.056132680909</text:p>
          </table:table-cell>
        </table:table-row>
        <table:table-row table:style-name="ro1">
          <table:table-cell office:value-type="string" calcext:value-type="string">
            <text:p>2019-11-12 11:57:47</text:p>
          </table:table-cell>
          <table:table-cell office:value-type="float" office:value="26.8534477880457" calcext:value-type="float">
            <text:p>26.8534477880457</text:p>
          </table:table-cell>
          <table:table-cell office:value-type="float" office:value="74.4921680710488" calcext:value-type="float">
            <text:p>74.4921680710488</text:p>
          </table:table-cell>
          <table:table-cell office:value-type="float" office:value="980.96306168803" calcext:value-type="float">
            <text:p>980.9630616880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6219" calcext:value-type="float">
            <text:p>1376219</text:p>
          </table:table-cell>
          <table:table-cell office:value-type="float" office:value="1617191" calcext:value-type="float">
            <text:p>1617191</text:p>
          </table:table-cell>
          <table:table-cell office:value-type="float" office:value="1626673" calcext:value-type="float">
            <text:p>1626673</text:p>
          </table:table-cell>
          <table:table-cell office:value-type="float" office:value="1095421" calcext:value-type="float">
            <text:p>1095421</text:p>
          </table:table-cell>
          <table:table-cell office:value-type="float" office:value="1285092" calcext:value-type="float">
            <text:p>1285092</text:p>
          </table:table-cell>
          <table:table-cell office:value-type="float" office:value="908838" calcext:value-type="float">
            <text:p>908838</text:p>
          </table:table-cell>
          <table:table-cell office:value-type="float" office:value="1641077" calcext:value-type="float">
            <text:p>1641077</text:p>
          </table:table-cell>
          <table:table-cell office:value-type="float" office:value="5" calcext:value-type="float">
            <text:p>5</text:p>
          </table:table-cell>
          <table:table-cell office:value-type="float" office:value="0.820290544067686" calcext:value-type="float">
            <text:p>0.820290544067686</text:p>
          </table:table-cell>
          <table:table-cell office:value-type="float" office:value="0.963921065797933" calcext:value-type="float">
            <text:p>0.963921065797933</text:p>
          </table:table-cell>
          <table:table-cell office:value-type="float" office:value="0.969572778889272" calcext:value-type="float">
            <text:p>0.969572778889272</text:p>
          </table:table-cell>
          <table:table-cell office:value-type="float" office:value="0.652921873679385" calcext:value-type="float">
            <text:p>0.652921873679385</text:p>
          </table:table-cell>
          <table:table-cell office:value-type="float" office:value="0.765974612948252" calcext:value-type="float">
            <text:p>0.765974612948252</text:p>
          </table:table-cell>
          <table:table-cell office:value-type="float" office:value="0.541709726060596" calcext:value-type="float">
            <text:p>0.541709726060596</text:p>
          </table:table-cell>
          <table:table-cell office:value-type="float" office:value="0.978158232946185" calcext:value-type="float">
            <text:p>0.978158232946185</text:p>
          </table:table-cell>
          <table:table-cell office:value-type="float" office:value="-119.415625264123" calcext:value-type="float">
            <text:p>-119.415625264123</text:p>
          </table:table-cell>
          <table:table-cell office:value-type="float" office:value="-96.8050774103496" calcext:value-type="float">
            <text:p>-96.8050774103496</text:p>
          </table:table-cell>
          <table:table-cell office:value-type="float" office:value="-141.658054787881" calcext:value-type="float">
            <text:p>-141.658054787881</text:p>
          </table:table-cell>
        </table:table-row>
        <table:table-row table:style-name="ro1">
          <table:table-cell office:value-type="string" calcext:value-type="string">
            <text:p>2019-11-12 11:57:48</text:p>
          </table:table-cell>
          <table:table-cell office:value-type="float" office:value="26.8433395624161" calcext:value-type="float">
            <text:p>26.8433395624161</text:p>
          </table:table-cell>
          <table:table-cell office:value-type="float" office:value="74.5128247174581" calcext:value-type="float">
            <text:p>74.5128247174581</text:p>
          </table:table-cell>
          <table:table-cell office:value-type="float" office:value="980.918497716313" calcext:value-type="float">
            <text:p>980.9184977163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7684" calcext:value-type="float">
            <text:p>1397684</text:p>
          </table:table-cell>
          <table:table-cell office:value-type="float" office:value="1624460" calcext:value-type="float">
            <text:p>1624460</text:p>
          </table:table-cell>
          <table:table-cell office:value-type="float" office:value="1632427" calcext:value-type="float">
            <text:p>1632427</text:p>
          </table:table-cell>
          <table:table-cell office:value-type="float" office:value="1153257" calcext:value-type="float">
            <text:p>1153257</text:p>
          </table:table-cell>
          <table:table-cell office:value-type="float" office:value="1274705" calcext:value-type="float">
            <text:p>1274705</text:p>
          </table:table-cell>
          <table:table-cell office:value-type="float" office:value="884175" calcext:value-type="float">
            <text:p>884175</text:p>
          </table:table-cell>
          <table:table-cell office:value-type="float" office:value="1640316" calcext:value-type="float">
            <text:p>1640316</text:p>
          </table:table-cell>
          <table:table-cell office:value-type="float" office:value="5" calcext:value-type="float">
            <text:p>5</text:p>
          </table:table-cell>
          <table:table-cell office:value-type="float" office:value="0.833084682593904" calcext:value-type="float">
            <text:p>0.833084682593904</text:p>
          </table:table-cell>
          <table:table-cell office:value-type="float" office:value="0.96825372794315" calcext:value-type="float">
            <text:p>0.96825372794315</text:p>
          </table:table-cell>
          <table:table-cell office:value-type="float" office:value="0.973002430558494" calcext:value-type="float">
            <text:p>0.973002430558494</text:p>
          </table:table-cell>
          <table:table-cell office:value-type="float" office:value="0.687394820141175" calcext:value-type="float">
            <text:p>0.687394820141175</text:p>
          </table:table-cell>
          <table:table-cell office:value-type="float" office:value="0.759783477757392" calcext:value-type="float">
            <text:p>0.759783477757392</text:p>
          </table:table-cell>
          <table:table-cell office:value-type="float" office:value="0.52700943076723" calcext:value-type="float">
            <text:p>0.52700943076723</text:p>
          </table:table-cell>
          <table:table-cell office:value-type="float" office:value="0.977704641545372" calcext:value-type="float">
            <text:p>0.977704641545372</text:p>
          </table:table-cell>
          <table:table-cell office:value-type="float" office:value="-112.521035971765" calcext:value-type="float">
            <text:p>-112.521035971765</text:p>
          </table:table-cell>
          <table:table-cell office:value-type="float" office:value="-98.0433044485217" calcext:value-type="float">
            <text:p>-98.0433044485217</text:p>
          </table:table-cell>
          <table:table-cell office:value-type="float" office:value="-144.598113846554" calcext:value-type="float">
            <text:p>-144.598113846554</text:p>
          </table:table-cell>
        </table:table-row>
        <table:table-row table:style-name="ro1">
          <table:table-cell office:value-type="string" calcext:value-type="string">
            <text:p>2019-11-12 11:57:49</text:p>
          </table:table-cell>
          <table:table-cell office:value-type="float" office:value="26.8534477880457" calcext:value-type="float">
            <text:p>26.8534477880457</text:p>
          </table:table-cell>
          <table:table-cell office:value-type="float" office:value="74.5136371486613" calcext:value-type="float">
            <text:p>74.5136371486613</text:p>
          </table:table-cell>
          <table:table-cell office:value-type="float" office:value="980.935490496006" calcext:value-type="float">
            <text:p>980.93549049600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4203" calcext:value-type="float">
            <text:p>1364203</text:p>
          </table:table-cell>
          <table:table-cell office:value-type="float" office:value="1620893" calcext:value-type="float">
            <text:p>1620893</text:p>
          </table:table-cell>
          <table:table-cell office:value-type="float" office:value="1626020" calcext:value-type="float">
            <text:p>1626020</text:p>
          </table:table-cell>
          <table:table-cell office:value-type="float" office:value="1058548" calcext:value-type="float">
            <text:p>1058548</text:p>
          </table:table-cell>
          <table:table-cell office:value-type="float" office:value="1072786" calcext:value-type="float">
            <text:p>1072786</text:p>
          </table:table-cell>
          <table:table-cell office:value-type="float" office:value="1071900" calcext:value-type="float">
            <text:p>1071900</text:p>
          </table:table-cell>
          <table:table-cell office:value-type="float" office:value="1636058" calcext:value-type="float">
            <text:p>1636058</text:p>
          </table:table-cell>
          <table:table-cell office:value-type="float" office:value="5" calcext:value-type="float">
            <text:p>5</text:p>
          </table:table-cell>
          <table:table-cell office:value-type="float" office:value="0.813128449097687" calcext:value-type="float">
            <text:p>0.813128449097687</text:p>
          </table:table-cell>
          <table:table-cell office:value-type="float" office:value="0.966127630010561" calcext:value-type="float">
            <text:p>0.966127630010561</text:p>
          </table:table-cell>
          <table:table-cell office:value-type="float" office:value="0.96918356051249" calcext:value-type="float">
            <text:p>0.96918356051249</text:p>
          </table:table-cell>
          <table:table-cell office:value-type="float" office:value="0.63094385039137" calcext:value-type="float">
            <text:p>0.63094385039137</text:p>
          </table:table-cell>
          <table:table-cell office:value-type="float" office:value="0.639430360726161" calcext:value-type="float">
            <text:p>0.639430360726161</text:p>
          </table:table-cell>
          <table:table-cell office:value-type="float" office:value="0.638902263510497" calcext:value-type="float">
            <text:p>0.638902263510497</text:p>
          </table:table-cell>
          <table:table-cell office:value-type="float" office:value="0.975166675468287" calcext:value-type="float">
            <text:p>0.975166675468287</text:p>
          </table:table-cell>
          <table:table-cell office:value-type="float" office:value="-123.811229921726" calcext:value-type="float">
            <text:p>-123.811229921726</text:p>
          </table:table-cell>
          <table:table-cell office:value-type="float" office:value="-122.113927854768" calcext:value-type="float">
            <text:p>-122.113927854768</text:p>
          </table:table-cell>
          <table:table-cell office:value-type="float" office:value="-122.219547297901" calcext:value-type="float">
            <text:p>-122.219547297901</text:p>
          </table:table-cell>
        </table:table-row>
        <table:table-row table:style-name="ro1">
          <table:table-cell office:value-type="string" calcext:value-type="string">
            <text:p>2019-11-12 11:57:51</text:p>
          </table:table-cell>
          <table:table-cell office:value-type="float" office:value="26.8483936750854" calcext:value-type="float">
            <text:p>26.8483936750854</text:p>
          </table:table-cell>
          <table:table-cell office:value-type="float" office:value="74.5024965358514" calcext:value-type="float">
            <text:p>74.5024965358514</text:p>
          </table:table-cell>
          <table:table-cell office:value-type="float" office:value="980.926994088261" calcext:value-type="float">
            <text:p>980.92699408826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8617" calcext:value-type="float">
            <text:p>1378617</text:p>
          </table:table-cell>
          <table:table-cell office:value-type="float" office:value="1617951" calcext:value-type="float">
            <text:p>1617951</text:p>
          </table:table-cell>
          <table:table-cell office:value-type="float" office:value="1628585" calcext:value-type="float">
            <text:p>1628585</text:p>
          </table:table-cell>
          <table:table-cell office:value-type="float" office:value="1221285" calcext:value-type="float">
            <text:p>1221285</text:p>
          </table:table-cell>
          <table:table-cell office:value-type="float" office:value="1046382" calcext:value-type="float">
            <text:p>1046382</text:p>
          </table:table-cell>
          <table:table-cell office:value-type="float" office:value="900311" calcext:value-type="float">
            <text:p>900311</text:p>
          </table:table-cell>
          <table:table-cell office:value-type="float" office:value="1636830" calcext:value-type="float">
            <text:p>1636830</text:p>
          </table:table-cell>
          <table:table-cell office:value-type="float" office:value="5" calcext:value-type="float">
            <text:p>5</text:p>
          </table:table-cell>
          <table:table-cell office:value-type="float" office:value="0.821719863619788" calcext:value-type="float">
            <text:p>0.821719863619788</text:p>
          </table:table-cell>
          <table:table-cell office:value-type="float" office:value="0.964374061152227" calcext:value-type="float">
            <text:p>0.964374061152227</text:p>
          </table:table-cell>
          <table:table-cell office:value-type="float" office:value="0.970712419833233" calcext:value-type="float">
            <text:p>0.970712419833233</text:p>
          </table:table-cell>
          <table:table-cell office:value-type="float" office:value="0.727942672722658" calcext:value-type="float">
            <text:p>0.727942672722658</text:p>
          </table:table-cell>
          <table:table-cell office:value-type="float" office:value="0.62369234844355" calcext:value-type="float">
            <text:p>0.62369234844355</text:p>
          </table:table-cell>
          <table:table-cell office:value-type="float" office:value="0.536627237394719" calcext:value-type="float">
            <text:p>0.536627237394719</text:p>
          </table:table-cell>
          <table:table-cell office:value-type="float" office:value="0.975626823380807" calcext:value-type="float">
            <text:p>0.975626823380807</text:p>
          </table:table-cell>
          <table:table-cell office:value-type="float" office:value="-104.411465455468" calcext:value-type="float">
            <text:p>-104.411465455468</text:p>
          </table:table-cell>
          <table:table-cell office:value-type="float" office:value="-125.26153031129" calcext:value-type="float">
            <text:p>-125.26153031129</text:p>
          </table:table-cell>
          <table:table-cell office:value-type="float" office:value="-142.674552521056" calcext:value-type="float">
            <text:p>-142.674552521056</text:p>
          </table:table-cell>
        </table:table-row>
        <table:table-row table:style-name="ro1">
          <table:table-cell office:value-type="string" calcext:value-type="string">
            <text:p>2019-11-12 11:57:52</text:p>
          </table:table-cell>
          <table:table-cell office:value-type="float" office:value="26.8483936750854" calcext:value-type="float">
            <text:p>26.8483936750854</text:p>
          </table:table-cell>
          <table:table-cell office:value-type="float" office:value="74.5185981259306" calcext:value-type="float">
            <text:p>74.5185981259306</text:p>
          </table:table-cell>
          <table:table-cell office:value-type="float" office:value="980.926994088261" calcext:value-type="float">
            <text:p>980.92699408826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5896" calcext:value-type="float">
            <text:p>1365896</text:p>
          </table:table-cell>
          <table:table-cell office:value-type="float" office:value="1621388" calcext:value-type="float">
            <text:p>1621388</text:p>
          </table:table-cell>
          <table:table-cell office:value-type="float" office:value="1625537" calcext:value-type="float">
            <text:p>1625537</text:p>
          </table:table-cell>
          <table:table-cell office:value-type="float" office:value="990879" calcext:value-type="float">
            <text:p>990879</text:p>
          </table:table-cell>
          <table:table-cell office:value-type="float" office:value="1221529" calcext:value-type="float">
            <text:p>1221529</text:p>
          </table:table-cell>
          <table:table-cell office:value-type="float" office:value="1028417" calcext:value-type="float">
            <text:p>1028417</text:p>
          </table:table-cell>
          <table:table-cell office:value-type="float" office:value="1646062" calcext:value-type="float">
            <text:p>1646062</text:p>
          </table:table-cell>
          <table:table-cell office:value-type="float" office:value="5" calcext:value-type="float">
            <text:p>5</text:p>
          </table:table-cell>
          <table:table-cell office:value-type="float" office:value="0.814137555854029" calcext:value-type="float">
            <text:p>0.814137555854029</text:p>
          </table:table-cell>
          <table:table-cell office:value-type="float" office:value="0.966422673037371" calcext:value-type="float">
            <text:p>0.966422673037371</text:p>
          </table:table-cell>
          <table:table-cell office:value-type="float" office:value="0.968895670043906" calcext:value-type="float">
            <text:p>0.968895670043906</text:p>
          </table:table-cell>
          <table:table-cell office:value-type="float" office:value="0.590609978510139" calcext:value-type="float">
            <text:p>0.590609978510139</text:p>
          </table:table-cell>
          <table:table-cell office:value-type="float" office:value="0.728088108073247" calcext:value-type="float">
            <text:p>0.728088108073247</text:p>
          </table:table-cell>
          <table:table-cell office:value-type="float" office:value="0.612984372733161" calcext:value-type="float">
            <text:p>0.612984372733161</text:p>
          </table:table-cell>
          <table:table-cell office:value-type="float" office:value="0.981129524842444" calcext:value-type="float">
            <text:p>0.981129524842444</text:p>
          </table:table-cell>
          <table:table-cell office:value-type="float" office:value="-131.878004297972" calcext:value-type="float">
            <text:p>-131.878004297972</text:p>
          </table:table-cell>
          <table:table-cell office:value-type="float" office:value="-104.382378385351" calcext:value-type="float">
            <text:p>-104.382378385351</text:p>
          </table:table-cell>
          <table:table-cell office:value-type="float" office:value="-127.403125453368" calcext:value-type="float">
            <text:p>-127.403125453368</text:p>
          </table:table-cell>
        </table:table-row>
        <table:table-row table:style-name="ro1">
          <table:table-cell office:value-type="string" calcext:value-type="string">
            <text:p>2019-11-12 11:57:53</text:p>
          </table:table-cell>
          <table:table-cell office:value-type="float" office:value="26.8534477880457" calcext:value-type="float">
            <text:p>26.8534477880457</text:p>
          </table:table-cell>
          <table:table-cell office:value-type="float" office:value="74.5029026270729" calcext:value-type="float">
            <text:p>74.5029026270729</text:p>
          </table:table-cell>
          <table:table-cell office:value-type="float" office:value="980.935490496006" calcext:value-type="float">
            <text:p>980.93549049600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8778" calcext:value-type="float">
            <text:p>1368778</text:p>
          </table:table-cell>
          <table:table-cell office:value-type="float" office:value="1617180" calcext:value-type="float">
            <text:p>1617180</text:p>
          </table:table-cell>
          <table:table-cell office:value-type="float" office:value="1630374" calcext:value-type="float">
            <text:p>1630374</text:p>
          </table:table-cell>
          <table:table-cell office:value-type="float" office:value="1213645" calcext:value-type="float">
            <text:p>1213645</text:p>
          </table:table-cell>
          <table:table-cell office:value-type="float" office:value="1090009" calcext:value-type="float">
            <text:p>1090009</text:p>
          </table:table-cell>
          <table:table-cell office:value-type="float" office:value="895182" calcext:value-type="float">
            <text:p>895182</text:p>
          </table:table-cell>
          <table:table-cell office:value-type="float" office:value="1638273" calcext:value-type="float">
            <text:p>1638273</text:p>
          </table:table-cell>
          <table:table-cell office:value-type="float" office:value="5" calcext:value-type="float">
            <text:p>5</text:p>
          </table:table-cell>
          <table:table-cell office:value-type="float" office:value="0.815855361921234" calcext:value-type="float">
            <text:p>0.815855361921234</text:p>
          </table:table-cell>
          <table:table-cell office:value-type="float" office:value="0.963914509286226" calcext:value-type="float">
            <text:p>0.963914509286226</text:p>
          </table:table-cell>
          <table:table-cell office:value-type="float" office:value="0.971778747055381" calcext:value-type="float">
            <text:p>0.971778747055381</text:p>
          </table:table-cell>
          <table:table-cell office:value-type="float" office:value="0.723388877318964" calcext:value-type="float">
            <text:p>0.723388877318964</text:p>
          </table:table-cell>
          <table:table-cell office:value-type="float" office:value="0.649696069919594" calcext:value-type="float">
            <text:p>0.649696069919594</text:p>
          </table:table-cell>
          <table:table-cell office:value-type="float" office:value="0.533570114799752" calcext:value-type="float">
            <text:p>0.533570114799752</text:p>
          </table:table-cell>
          <table:table-cell office:value-type="float" office:value="0.976486918507447" calcext:value-type="float">
            <text:p>0.976486918507447</text:p>
          </table:table-cell>
          <table:table-cell office:value-type="float" office:value="-105.322224536207" calcext:value-type="float">
            <text:p>-105.322224536207</text:p>
          </table:table-cell>
          <table:table-cell office:value-type="float" office:value="-120.060786016081" calcext:value-type="float">
            <text:p>-120.060786016081</text:p>
          </table:table-cell>
          <table:table-cell office:value-type="float" office:value="-143.28597704005" calcext:value-type="float">
            <text:p>-143.28597704005</text:p>
          </table:table-cell>
        </table:table-row>
        <table:table-row table:style-name="ro1">
          <table:table-cell office:value-type="string" calcext:value-type="string">
            <text:p>2019-11-12 11:57:54</text:p>
          </table:table-cell>
          <table:table-cell office:value-type="float" office:value="26.8534477880457" calcext:value-type="float">
            <text:p>26.8534477880457</text:p>
          </table:table-cell>
          <table:table-cell office:value-type="float" office:value="74.5082698921715" calcext:value-type="float">
            <text:p>74.5082698921715</text:p>
          </table:table-cell>
          <table:table-cell office:value-type="float" office:value="980.935490496006" calcext:value-type="float">
            <text:p>980.93549049600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9734" calcext:value-type="float">
            <text:p>1389734</text:p>
          </table:table-cell>
          <table:table-cell office:value-type="float" office:value="1620634" calcext:value-type="float">
            <text:p>1620634</text:p>
          </table:table-cell>
          <table:table-cell office:value-type="float" office:value="1632175" calcext:value-type="float">
            <text:p>1632175</text:p>
          </table:table-cell>
          <table:table-cell office:value-type="float" office:value="1146258" calcext:value-type="float">
            <text:p>1146258</text:p>
          </table:table-cell>
          <table:table-cell office:value-type="float" office:value="1252167" calcext:value-type="float">
            <text:p>1252167</text:p>
          </table:table-cell>
          <table:table-cell office:value-type="float" office:value="886010" calcext:value-type="float">
            <text:p>886010</text:p>
          </table:table-cell>
          <table:table-cell office:value-type="float" office:value="1639812" calcext:value-type="float">
            <text:p>1639812</text:p>
          </table:table-cell>
          <table:table-cell office:value-type="float" office:value="5" calcext:value-type="float">
            <text:p>5</text:p>
          </table:table-cell>
          <table:table-cell office:value-type="float" office:value="0.828346112769379" calcext:value-type="float">
            <text:p>0.828346112769379</text:p>
          </table:table-cell>
          <table:table-cell office:value-type="float" office:value="0.96597325396219" calcext:value-type="float">
            <text:p>0.96597325396219</text:p>
          </table:table-cell>
          <table:table-cell office:value-type="float" office:value="0.972852226835755" calcext:value-type="float">
            <text:p>0.972852226835755</text:p>
          </table:table-cell>
          <table:table-cell office:value-type="float" office:value="0.683223090556036" calcext:value-type="float">
            <text:p>0.683223090556036</text:p>
          </table:table-cell>
          <table:table-cell office:value-type="float" office:value="0.746349781316493" calcext:value-type="float">
            <text:p>0.746349781316493</text:p>
          </table:table-cell>
          <table:table-cell office:value-type="float" office:value="0.528103176129243" calcext:value-type="float">
            <text:p>0.528103176129243</text:p>
          </table:table-cell>
          <table:table-cell office:value-type="float" office:value="0.977404234099893" calcext:value-type="float">
            <text:p>0.977404234099893</text:p>
          </table:table-cell>
          <table:table-cell office:value-type="float" office:value="-113.355381888793" calcext:value-type="float">
            <text:p>-113.355381888793</text:p>
          </table:table-cell>
          <table:table-cell office:value-type="float" office:value="-100.730043736701" calcext:value-type="float">
            <text:p>-100.730043736701</text:p>
          </table:table-cell>
          <table:table-cell office:value-type="float" office:value="-144.379364774151" calcext:value-type="float">
            <text:p>-144.379364774151</text:p>
          </table:table-cell>
        </table:table-row>
        <table:table-row table:style-name="ro1">
          <table:table-cell office:value-type="string" calcext:value-type="string">
            <text:p>2019-11-12 11:57:56</text:p>
          </table:table-cell>
          <table:table-cell office:value-type="float" office:value="26.8585019012971" calcext:value-type="float">
            <text:p>26.8585019012971</text:p>
          </table:table-cell>
          <table:table-cell office:value-type="float" office:value="74.5194106575804" calcext:value-type="float">
            <text:p>74.5194106575804</text:p>
          </table:table-cell>
          <table:table-cell office:value-type="float" office:value="980.861272807591" calcext:value-type="float">
            <text:p>980.86127280759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7345" calcext:value-type="float">
            <text:p>1377345</text:p>
          </table:table-cell>
          <table:table-cell office:value-type="float" office:value="1625712" calcext:value-type="float">
            <text:p>1625712</text:p>
          </table:table-cell>
          <table:table-cell office:value-type="float" office:value="1630558" calcext:value-type="float">
            <text:p>1630558</text:p>
          </table:table-cell>
          <table:table-cell office:value-type="float" office:value="1140750" calcext:value-type="float">
            <text:p>1140750</text:p>
          </table:table-cell>
          <table:table-cell office:value-type="float" office:value="1057743" calcext:value-type="float">
            <text:p>1057743</text:p>
          </table:table-cell>
          <table:table-cell office:value-type="float" office:value="1050801" calcext:value-type="float">
            <text:p>1050801</text:p>
          </table:table-cell>
          <table:table-cell office:value-type="float" office:value="1636245" calcext:value-type="float">
            <text:p>1636245</text:p>
          </table:table-cell>
          <table:table-cell office:value-type="float" office:value="5" calcext:value-type="float">
            <text:p>5</text:p>
          </table:table-cell>
          <table:table-cell office:value-type="float" office:value="0.820961692447864" calcext:value-type="float">
            <text:p>0.820961692447864</text:p>
          </table:table-cell>
          <table:table-cell office:value-type="float" office:value="0.968999978184697" calcext:value-type="float">
            <text:p>0.968999978184697</text:p>
          </table:table-cell>
          <table:table-cell office:value-type="float" office:value="0.971888419614842" calcext:value-type="float">
            <text:p>0.971888419614842</text:p>
          </table:table-cell>
          <table:table-cell office:value-type="float" office:value="0.679940066330441" calcext:value-type="float">
            <text:p>0.679940066330441</text:p>
          </table:table-cell>
          <table:table-cell office:value-type="float" office:value="0.630464032943729" calcext:value-type="float">
            <text:p>0.630464032943729</text:p>
          </table:table-cell>
          <table:table-cell office:value-type="float" office:value="0.626326278010163" calcext:value-type="float">
            <text:p>0.626326278010163</text:p>
          </table:table-cell>
          <table:table-cell office:value-type="float" office:value="0.975278136167304" calcext:value-type="float">
            <text:p>0.975278136167304</text:p>
          </table:table-cell>
          <table:table-cell office:value-type="float" office:value="-114.011986733912" calcext:value-type="float">
            <text:p>-114.011986733912</text:p>
          </table:table-cell>
          <table:table-cell office:value-type="float" office:value="-123.907193411254" calcext:value-type="float">
            <text:p>-123.907193411254</text:p>
          </table:table-cell>
          <table:table-cell office:value-type="float" office:value="-124.734744397967" calcext:value-type="float">
            <text:p>-124.734744397967</text:p>
          </table:table-cell>
        </table:table-row>
        <table:table-row table:style-name="ro1">
          <table:table-cell office:value-type="string" calcext:value-type="string">
            <text:p>2019-11-12 11:57:57</text:p>
          </table:table-cell>
          <table:table-cell office:value-type="float" office:value="26.868610128673" calcext:value-type="float">
            <text:p>26.868610128673</text:p>
          </table:table-cell>
          <table:table-cell office:value-type="float" office:value="74.5255905695984" calcext:value-type="float">
            <text:p>74.5255905695984</text:p>
          </table:table-cell>
          <table:table-cell office:value-type="float" office:value="980.878264427783" calcext:value-type="float">
            <text:p>980.87826442778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152" calcext:value-type="float">
            <text:p>1360152</text:p>
          </table:table-cell>
          <table:table-cell office:value-type="float" office:value="1616411" calcext:value-type="float">
            <text:p>1616411</text:p>
          </table:table-cell>
          <table:table-cell office:value-type="float" office:value="1629633" calcext:value-type="float">
            <text:p>1629633</text:p>
          </table:table-cell>
          <table:table-cell office:value-type="float" office:value="1177931" calcext:value-type="float">
            <text:p>1177931</text:p>
          </table:table-cell>
          <table:table-cell office:value-type="float" office:value="1168288" calcext:value-type="float">
            <text:p>1168288</text:p>
          </table:table-cell>
          <table:table-cell office:value-type="float" office:value="857491" calcext:value-type="float">
            <text:p>857491</text:p>
          </table:table-cell>
          <table:table-cell office:value-type="float" office:value="1638643" calcext:value-type="float">
            <text:p>1638643</text:p>
          </table:table-cell>
          <table:table-cell office:value-type="float" office:value="5" calcext:value-type="float">
            <text:p>5</text:p>
          </table:table-cell>
          <table:table-cell office:value-type="float" office:value="0.810713864649995" calcext:value-type="float">
            <text:p>0.810713864649995</text:p>
          </table:table-cell>
          <table:table-cell office:value-type="float" office:value="0.963456149513262" calcext:value-type="float">
            <text:p>0.963456149513262</text:p>
          </table:table-cell>
          <table:table-cell office:value-type="float" office:value="0.971337076584944" calcext:value-type="float">
            <text:p>0.971337076584944</text:p>
          </table:table-cell>
          <table:table-cell office:value-type="float" office:value="0.702101671946248" calcext:value-type="float">
            <text:p>0.702101671946248</text:p>
          </table:table-cell>
          <table:table-cell office:value-type="float" office:value="0.696353995365381" calcext:value-type="float">
            <text:p>0.696353995365381</text:p>
          </table:table-cell>
          <table:table-cell office:value-type="float" office:value="0.511104525459352" calcext:value-type="float">
            <text:p>0.511104525459352</text:p>
          </table:table-cell>
          <table:table-cell office:value-type="float" office:value="0.976707455719406" calcext:value-type="float">
            <text:p>0.976707455719406</text:p>
          </table:table-cell>
          <table:table-cell office:value-type="float" office:value="-109.57966561075" calcext:value-type="float">
            <text:p>-109.57966561075</text:p>
          </table:table-cell>
          <table:table-cell office:value-type="float" office:value="-110.729200926924" calcext:value-type="float">
            <text:p>-110.729200926924</text:p>
          </table:table-cell>
          <table:table-cell office:value-type="float" office:value="-147.77909490813" calcext:value-type="float">
            <text:p>-147.77909490813</text:p>
          </table:table-cell>
        </table:table-row>
        <table:table-row table:style-name="ro1">
          <table:table-cell office:value-type="string" calcext:value-type="string">
            <text:p>2019-11-12 11:57:58</text:p>
          </table:table-cell>
          <table:table-cell office:value-type="float" office:value="26.8585019012971" calcext:value-type="float">
            <text:p>26.8585019012971</text:p>
          </table:table-cell>
          <table:table-cell office:value-type="float" office:value="74.4711045785567" calcext:value-type="float">
            <text:p>74.4711045785567</text:p>
          </table:table-cell>
          <table:table-cell office:value-type="float" office:value="980.861272807591" calcext:value-type="float">
            <text:p>980.86127280759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5309" calcext:value-type="float">
            <text:p>1385309</text:p>
          </table:table-cell>
          <table:table-cell office:value-type="float" office:value="1620369" calcext:value-type="float">
            <text:p>1620369</text:p>
          </table:table-cell>
          <table:table-cell office:value-type="float" office:value="1629277" calcext:value-type="float">
            <text:p>1629277</text:p>
          </table:table-cell>
          <table:table-cell office:value-type="float" office:value="1234944" calcext:value-type="float">
            <text:p>1234944</text:p>
          </table:table-cell>
          <table:table-cell office:value-type="float" office:value="1038974" calcext:value-type="float">
            <text:p>1038974</text:p>
          </table:table-cell>
          <table:table-cell office:value-type="float" office:value="1014537" calcext:value-type="float">
            <text:p>1014537</text:p>
          </table:table-cell>
          <table:table-cell office:value-type="float" office:value="1636579" calcext:value-type="float">
            <text:p>1636579</text:p>
          </table:table-cell>
          <table:table-cell office:value-type="float" office:value="5" calcext:value-type="float">
            <text:p>5</text:p>
          </table:table-cell>
          <table:table-cell office:value-type="float" office:value="0.825708606923653" calcext:value-type="float">
            <text:p>0.825708606923653</text:p>
          </table:table-cell>
          <table:table-cell office:value-type="float" office:value="0.965815301634705" calcext:value-type="float">
            <text:p>0.965815301634705</text:p>
          </table:table-cell>
          <table:table-cell office:value-type="float" office:value="0.971124884024249" calcext:value-type="float">
            <text:p>0.971124884024249</text:p>
          </table:table-cell>
          <table:table-cell office:value-type="float" office:value="0.736084072123059" calcext:value-type="float">
            <text:p>0.736084072123059</text:p>
          </table:table-cell>
          <table:table-cell office:value-type="float" office:value="0.619276835832219" calcext:value-type="float">
            <text:p>0.619276835832219</text:p>
          </table:table-cell>
          <table:table-cell office:value-type="float" office:value="0.604711247052103" calcext:value-type="float">
            <text:p>0.604711247052103</text:p>
          </table:table-cell>
          <table:table-cell office:value-type="float" office:value="0.975477215704586" calcext:value-type="float">
            <text:p>0.975477215704586</text:p>
          </table:table-cell>
          <table:table-cell office:value-type="float" office:value="-102.783185575388" calcext:value-type="float">
            <text:p>-102.783185575388</text:p>
          </table:table-cell>
          <table:table-cell office:value-type="float" office:value="-126.144632833556" calcext:value-type="float">
            <text:p>-126.144632833556</text:p>
          </table:table-cell>
          <table:table-cell office:value-type="float" office:value="-129.057750589579" calcext:value-type="float">
            <text:p>-129.057750589579</text:p>
          </table:table-cell>
        </table:table-row>
        <table:table-row table:style-name="ro1">
          <table:table-cell office:value-type="string" calcext:value-type="string">
            <text:p>2019-11-12 11:57:59</text:p>
          </table:table-cell>
          <table:table-cell office:value-type="float" office:value="26.8635560148396" calcext:value-type="float">
            <text:p>26.8635560148396</text:p>
          </table:table-cell>
          <table:table-cell office:value-type="float" office:value="74.4715102918467" calcext:value-type="float">
            <text:p>74.4715102918467</text:p>
          </table:table-cell>
          <table:table-cell office:value-type="float" office:value="980.869768599793" calcext:value-type="float">
            <text:p>980.86976859979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2695" calcext:value-type="float">
            <text:p>1382695</text:p>
          </table:table-cell>
          <table:table-cell office:value-type="float" office:value="1621154" calcext:value-type="float">
            <text:p>1621154</text:p>
          </table:table-cell>
          <table:table-cell office:value-type="float" office:value="1639842" calcext:value-type="float">
            <text:p>1639842</text:p>
          </table:table-cell>
          <table:table-cell office:value-type="float" office:value="1041272" calcext:value-type="float">
            <text:p>1041272</text:p>
          </table:table-cell>
          <table:table-cell office:value-type="float" office:value="1209659" calcext:value-type="float">
            <text:p>1209659</text:p>
          </table:table-cell>
          <table:table-cell office:value-type="float" office:value="1048690" calcext:value-type="float">
            <text:p>1048690</text:p>
          </table:table-cell>
          <table:table-cell office:value-type="float" office:value="1641866" calcext:value-type="float">
            <text:p>1641866</text:p>
          </table:table-cell>
          <table:table-cell office:value-type="float" office:value="5" calcext:value-type="float">
            <text:p>5</text:p>
          </table:table-cell>
          <table:table-cell office:value-type="float" office:value="0.824150541323488" calcext:value-type="float">
            <text:p>0.824150541323488</text:p>
          </table:table-cell>
          <table:table-cell office:value-type="float" office:value="0.96628319815197" calcext:value-type="float">
            <text:p>0.96628319815197</text:p>
          </table:table-cell>
          <table:table-cell office:value-type="float" office:value="0.977422115495457" calcext:value-type="float">
            <text:p>0.977422115495457</text:p>
          </table:table-cell>
          <table:table-cell office:value-type="float" office:value="0.62064655073244" calcext:value-type="float">
            <text:p>0.62064655073244</text:p>
          </table:table-cell>
          <table:table-cell office:value-type="float" office:value="0.721013035894994" calcext:value-type="float">
            <text:p>0.721013035894994</text:p>
          </table:table-cell>
          <table:table-cell office:value-type="float" office:value="0.625068023808959" calcext:value-type="float">
            <text:p>0.625068023808959</text:p>
          </table:table-cell>
          <table:table-cell office:value-type="float" office:value="0.978628513649525" calcext:value-type="float">
            <text:p>0.978628513649525</text:p>
          </table:table-cell>
          <table:table-cell office:value-type="float" office:value="-125.870689853512" calcext:value-type="float">
            <text:p>-125.870689853512</text:p>
          </table:table-cell>
          <table:table-cell office:value-type="float" office:value="-105.797392821001" calcext:value-type="float">
            <text:p>-105.797392821001</text:p>
          </table:table-cell>
          <table:table-cell office:value-type="float" office:value="-124.986395238208" calcext:value-type="float">
            <text:p>-124.986395238208</text:p>
          </table:table-cell>
        </table:table-row>
        <table:table-row table:style-name="ro1">
          <table:table-cell office:value-type="string" calcext:value-type="string">
            <text:p>2019-11-12 11:58:01</text:p>
          </table:table-cell>
          <table:table-cell office:value-type="float" office:value="26.8635560148396" calcext:value-type="float">
            <text:p>26.8635560148396</text:p>
          </table:table-cell>
          <table:table-cell office:value-type="float" office:value="74.4715102918467" calcext:value-type="float">
            <text:p>74.4715102918467</text:p>
          </table:table-cell>
          <table:table-cell office:value-type="float" office:value="980.924911790641" calcext:value-type="float">
            <text:p>980.92491179064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4505" calcext:value-type="float">
            <text:p>1374505</text:p>
          </table:table-cell>
          <table:table-cell office:value-type="float" office:value="1624726" calcext:value-type="float">
            <text:p>1624726</text:p>
          </table:table-cell>
          <table:table-cell office:value-type="float" office:value="1628792" calcext:value-type="float">
            <text:p>1628792</text:p>
          </table:table-cell>
          <table:table-cell office:value-type="float" office:value="1054747" calcext:value-type="float">
            <text:p>1054747</text:p>
          </table:table-cell>
          <table:table-cell office:value-type="float" office:value="1105134" calcext:value-type="float">
            <text:p>1105134</text:p>
          </table:table-cell>
          <table:table-cell office:value-type="float" office:value="1096455" calcext:value-type="float">
            <text:p>1096455</text:p>
          </table:table-cell>
          <table:table-cell office:value-type="float" office:value="1638746" calcext:value-type="float">
            <text:p>1638746</text:p>
          </table:table-cell>
          <table:table-cell office:value-type="float" office:value="5" calcext:value-type="float">
            <text:p>5</text:p>
          </table:table-cell>
          <table:table-cell office:value-type="float" office:value="0.819268920334449" calcext:value-type="float">
            <text:p>0.819268920334449</text:p>
          </table:table-cell>
          <table:table-cell office:value-type="float" office:value="0.968412276317152" calcext:value-type="float">
            <text:p>0.968412276317152</text:p>
          </table:table-cell>
          <table:table-cell office:value-type="float" office:value="0.970835801462627" calcext:value-type="float">
            <text:p>0.970835801462627</text:p>
          </table:table-cell>
          <table:table-cell office:value-type="float" office:value="0.62867827757338" calcext:value-type="float">
            <text:p>0.62867827757338</text:p>
          </table:table-cell>
          <table:table-cell office:value-type="float" office:value="0.658711273516568" calcext:value-type="float">
            <text:p>0.658711273516568</text:p>
          </table:table-cell>
          <table:table-cell office:value-type="float" office:value="0.653538185779832" calcext:value-type="float">
            <text:p>0.653538185779832</text:p>
          </table:table-cell>
          <table:table-cell office:value-type="float" office:value="0.976768848510843" calcext:value-type="float">
            <text:p>0.976768848510843</text:p>
          </table:table-cell>
          <table:table-cell office:value-type="float" office:value="-124.264344485324" calcext:value-type="float">
            <text:p>-124.264344485324</text:p>
          </table:table-cell>
          <table:table-cell office:value-type="float" office:value="-118.257745296686" calcext:value-type="float">
            <text:p>-118.257745296686</text:p>
          </table:table-cell>
          <table:table-cell office:value-type="float" office:value="-119.292362844034" calcext:value-type="float">
            <text:p>-119.292362844034</text:p>
          </table:table-cell>
        </table:table-row>
        <table:table-row table:style-name="ro1">
          <table:table-cell office:value-type="string" calcext:value-type="string">
            <text:p>2019-11-12 11:58:02</text:p>
          </table:table-cell>
          <table:table-cell office:value-type="float" office:value="26.8585019012971" calcext:value-type="float">
            <text:p>26.8585019012971</text:p>
          </table:table-cell>
          <table:table-cell office:value-type="float" office:value="74.4764719551069" calcext:value-type="float">
            <text:p>74.4764719551069</text:p>
          </table:table-cell>
          <table:table-cell office:value-type="float" office:value="980.943986939546" calcext:value-type="float">
            <text:p>980.94398693954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2180" calcext:value-type="float">
            <text:p>1372180</text:p>
          </table:table-cell>
          <table:table-cell office:value-type="float" office:value="1617425" calcext:value-type="float">
            <text:p>1617425</text:p>
          </table:table-cell>
          <table:table-cell office:value-type="float" office:value="1629118" calcext:value-type="float">
            <text:p>1629118</text:p>
          </table:table-cell>
          <table:table-cell office:value-type="float" office:value="1206571" calcext:value-type="float">
            <text:p>1206571</text:p>
          </table:table-cell>
          <table:table-cell office:value-type="float" office:value="1059921" calcext:value-type="float">
            <text:p>1059921</text:p>
          </table:table-cell>
          <table:table-cell office:value-type="float" office:value="926226" calcext:value-type="float">
            <text:p>926226</text:p>
          </table:table-cell>
          <table:table-cell office:value-type="float" office:value="1637277" calcext:value-type="float">
            <text:p>1637277</text:p>
          </table:table-cell>
          <table:table-cell office:value-type="float" office:value="5" calcext:value-type="float">
            <text:p>5</text:p>
          </table:table-cell>
          <table:table-cell office:value-type="float" office:value="0.81788311217822" calcext:value-type="float">
            <text:p>0.81788311217822</text:p>
          </table:table-cell>
          <table:table-cell office:value-type="float" office:value="0.964060540683334" calcext:value-type="float">
            <text:p>0.964060540683334</text:p>
          </table:table-cell>
          <table:table-cell office:value-type="float" office:value="0.971030112627758" calcext:value-type="float">
            <text:p>0.971030112627758</text:p>
          </table:table-cell>
          <table:table-cell office:value-type="float" office:value="0.719172444244915" calcext:value-type="float">
            <text:p>0.719172444244915</text:p>
          </table:table-cell>
          <table:table-cell office:value-type="float" office:value="0.631762222261694" calcext:value-type="float">
            <text:p>0.631762222261694</text:p>
          </table:table-cell>
          <table:table-cell office:value-type="float" office:value="0.552073782929633" calcext:value-type="float">
            <text:p>0.552073782929633</text:p>
          </table:table-cell>
          <table:table-cell office:value-type="float" office:value="0.975893256174714" calcext:value-type="float">
            <text:p>0.975893256174714</text:p>
          </table:table-cell>
          <table:table-cell office:value-type="float" office:value="-106.165511151017" calcext:value-type="float">
            <text:p>-106.165511151017</text:p>
          </table:table-cell>
          <table:table-cell office:value-type="float" office:value="-123.647555547661" calcext:value-type="float">
            <text:p>-123.647555547661</text:p>
          </table:table-cell>
          <table:table-cell office:value-type="float" office:value="-139.585243414073" calcext:value-type="float">
            <text:p>-139.585243414073</text:p>
          </table:table-cell>
        </table:table-row>
        <table:table-row table:style-name="ro1">
          <table:table-cell office:value-type="string" calcext:value-type="string">
            <text:p>2019-11-12 11:58:03</text:p>
          </table:table-cell>
          <table:table-cell office:value-type="float" office:value="26.8534477880457" calcext:value-type="float">
            <text:p>26.8534477880457</text:p>
          </table:table-cell>
          <table:table-cell office:value-type="float" office:value="74.4706988556936" calcext:value-type="float">
            <text:p>74.4706988556936</text:p>
          </table:table-cell>
          <table:table-cell office:value-type="float" office:value="980.907919325856" calcext:value-type="float">
            <text:p>980.90791932585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5093" calcext:value-type="float">
            <text:p>1385093</text:p>
          </table:table-cell>
          <table:table-cell office:value-type="float" office:value="1620619" calcext:value-type="float">
            <text:p>1620619</text:p>
          </table:table-cell>
          <table:table-cell office:value-type="float" office:value="1633819" calcext:value-type="float">
            <text:p>1633819</text:p>
          </table:table-cell>
          <table:table-cell office:value-type="float" office:value="1042589" calcext:value-type="float">
            <text:p>1042589</text:p>
          </table:table-cell>
          <table:table-cell office:value-type="float" office:value="1159466" calcext:value-type="float">
            <text:p>1159466</text:p>
          </table:table-cell>
          <table:table-cell office:value-type="float" office:value="1114842" calcext:value-type="float">
            <text:p>1114842</text:p>
          </table:table-cell>
          <table:table-cell office:value-type="float" office:value="1645872" calcext:value-type="float">
            <text:p>1645872</text:p>
          </table:table-cell>
          <table:table-cell office:value-type="float" office:value="5" calcext:value-type="float">
            <text:p>5</text:p>
          </table:table-cell>
          <table:table-cell office:value-type="float" office:value="0.82557986087559" calcext:value-type="float">
            <text:p>0.82557986087559</text:p>
          </table:table-cell>
          <table:table-cell office:value-type="float" office:value="0.965964313264407" calcext:value-type="float">
            <text:p>0.965964313264407</text:p>
          </table:table-cell>
          <table:table-cell office:value-type="float" office:value="0.973832127312675" calcext:value-type="float">
            <text:p>0.973832127312675</text:p>
          </table:table-cell>
          <table:table-cell office:value-type="float" office:value="0.62143154399771" calcext:value-type="float">
            <text:p>0.62143154399771</text:p>
          </table:table-cell>
          <table:table-cell office:value-type="float" office:value="0.691095672976455" calcext:value-type="float">
            <text:p>0.691095672976455</text:p>
          </table:table-cell>
          <table:table-cell office:value-type="float" office:value="0.664497693121158" calcext:value-type="float">
            <text:p>0.664497693121158</text:p>
          </table:table-cell>
          <table:table-cell office:value-type="float" office:value="0.98101627600387" calcext:value-type="float">
            <text:p>0.98101627600387</text:p>
          </table:table-cell>
          <table:table-cell office:value-type="float" office:value="-125.713691200458" calcext:value-type="float">
            <text:p>-125.713691200458</text:p>
          </table:table-cell>
          <table:table-cell office:value-type="float" office:value="-111.780865404709" calcext:value-type="float">
            <text:p>-111.780865404709</text:p>
          </table:table-cell>
          <table:table-cell office:value-type="float" office:value="-117.100461375768" calcext:value-type="float">
            <text:p>-117.100461375768</text:p>
          </table:table-cell>
        </table:table-row>
        <table:table-row table:style-name="ro1">
          <table:table-cell office:value-type="string" calcext:value-type="string">
            <text:p>2019-11-12 11:58:04</text:p>
          </table:table-cell>
          <table:table-cell office:value-type="float" office:value="26.8635560148396" calcext:value-type="float">
            <text:p>26.8635560148396</text:p>
          </table:table-cell>
          <table:table-cell office:value-type="float" office:value="74.4607753933223" calcext:value-type="float">
            <text:p>74.4607753933223</text:p>
          </table:table-cell>
          <table:table-cell office:value-type="float" office:value="980.924911790641" calcext:value-type="float">
            <text:p>980.92491179064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6243" calcext:value-type="float">
            <text:p>1386243</text:p>
          </table:table-cell>
          <table:table-cell office:value-type="float" office:value="1620580" calcext:value-type="float">
            <text:p>1620580</text:p>
          </table:table-cell>
          <table:table-cell office:value-type="float" office:value="1626916" calcext:value-type="float">
            <text:p>1626916</text:p>
          </table:table-cell>
          <table:table-cell office:value-type="float" office:value="1238442" calcext:value-type="float">
            <text:p>1238442</text:p>
          </table:table-cell>
          <table:table-cell office:value-type="float" office:value="1026358" calcext:value-type="float">
            <text:p>1026358</text:p>
          </table:table-cell>
          <table:table-cell office:value-type="float" office:value="965894" calcext:value-type="float">
            <text:p>965894</text:p>
          </table:table-cell>
          <table:table-cell office:value-type="float" office:value="1635983" calcext:value-type="float">
            <text:p>1635983</text:p>
          </table:table-cell>
          <table:table-cell office:value-type="float" office:value="5" calcext:value-type="float">
            <text:p>5</text:p>
          </table:table-cell>
          <table:table-cell office:value-type="float" office:value="0.826265314372219" calcext:value-type="float">
            <text:p>0.826265314372219</text:p>
          </table:table-cell>
          <table:table-cell office:value-type="float" office:value="0.965941067450174" calcext:value-type="float">
            <text:p>0.965941067450174</text:p>
          </table:table-cell>
          <table:table-cell office:value-type="float" office:value="0.969717618193342" calcext:value-type="float">
            <text:p>0.969717618193342</text:p>
          </table:table-cell>
          <table:table-cell office:value-type="float" office:value="0.73816904284585" calcext:value-type="float">
            <text:p>0.73816904284585</text:p>
          </table:table-cell>
          <table:table-cell office:value-type="float" office:value="0.611757112950934" calcext:value-type="float">
            <text:p>0.611757112950934</text:p>
          </table:table-cell>
          <table:table-cell office:value-type="float" office:value="0.575717756237716" calcext:value-type="float">
            <text:p>0.575717756237716</text:p>
          </table:table-cell>
          <table:table-cell office:value-type="float" office:value="0.975121971979376" calcext:value-type="float">
            <text:p>0.975121971979376</text:p>
          </table:table-cell>
          <table:table-cell office:value-type="float" office:value="-102.36619143083" calcext:value-type="float">
            <text:p>-102.36619143083</text:p>
          </table:table-cell>
          <table:table-cell office:value-type="float" office:value="-127.648577409813" calcext:value-type="float">
            <text:p>-127.648577409813</text:p>
          </table:table-cell>
          <table:table-cell office:value-type="float" office:value="-134.856448752457" calcext:value-type="float">
            <text:p>-134.856448752457</text:p>
          </table:table-cell>
        </table:table-row>
        <table:table-row table:style-name="ro1">
          <table:table-cell office:value-type="string" calcext:value-type="string">
            <text:p>2019-11-12 11:58:06</text:p>
          </table:table-cell>
          <table:table-cell office:value-type="float" office:value="26.8585019012971" calcext:value-type="float">
            <text:p>26.8585019012971</text:p>
          </table:table-cell>
          <table:table-cell office:value-type="float" office:value="74.444267566669" calcext:value-type="float">
            <text:p>74.444267566669</text:p>
          </table:table-cell>
          <table:table-cell office:value-type="float" office:value="980.971558360614" calcext:value-type="float">
            <text:p>980.97155836061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599" calcext:value-type="float">
            <text:p>1370599</text:p>
          </table:table-cell>
          <table:table-cell office:value-type="float" office:value="1616426" calcext:value-type="float">
            <text:p>1616426</text:p>
          </table:table-cell>
          <table:table-cell office:value-type="float" office:value="1628692" calcext:value-type="float">
            <text:p>1628692</text:p>
          </table:table-cell>
          <table:table-cell office:value-type="float" office:value="1174994" calcext:value-type="float">
            <text:p>1174994</text:p>
          </table:table-cell>
          <table:table-cell office:value-type="float" office:value="1238248" calcext:value-type="float">
            <text:p>1238248</text:p>
          </table:table-cell>
          <table:table-cell office:value-type="float" office:value="871521" calcext:value-type="float">
            <text:p>871521</text:p>
          </table:table-cell>
          <table:table-cell office:value-type="float" office:value="1639950" calcext:value-type="float">
            <text:p>1639950</text:p>
          </table:table-cell>
          <table:table-cell office:value-type="float" office:value="5" calcext:value-type="float">
            <text:p>5</text:p>
          </table:table-cell>
          <table:table-cell office:value-type="float" office:value="0.816940762631984" calcext:value-type="float">
            <text:p>0.816940762631984</text:p>
          </table:table-cell>
          <table:table-cell office:value-type="float" office:value="0.963465090211044" calcext:value-type="float">
            <text:p>0.963465090211044</text:p>
          </table:table-cell>
          <table:table-cell office:value-type="float" office:value="0.970776196810746" calcext:value-type="float">
            <text:p>0.970776196810746</text:p>
          </table:table-cell>
          <table:table-cell office:value-type="float" office:value="0.700351083320508" calcext:value-type="float">
            <text:p>0.700351083320508</text:p>
          </table:table-cell>
          <table:table-cell office:value-type="float" office:value="0.738053409821201" calcext:value-type="float">
            <text:p>0.738053409821201</text:p>
          </table:table-cell>
          <table:table-cell office:value-type="float" office:value="0.519467058118231" calcext:value-type="float">
            <text:p>0.519467058118231</text:p>
          </table:table-cell>
          <table:table-cell office:value-type="float" office:value="0.977486488519488" calcext:value-type="float">
            <text:p>0.977486488519488</text:p>
          </table:table-cell>
          <table:table-cell office:value-type="float" office:value="-109.929783335898" calcext:value-type="float">
            <text:p>-109.929783335898</text:p>
          </table:table-cell>
          <table:table-cell office:value-type="float" office:value="-102.38931803576" calcext:value-type="float">
            <text:p>-102.38931803576</text:p>
          </table:table-cell>
          <table:table-cell office:value-type="float" office:value="-146.106588376354" calcext:value-type="float">
            <text:p>-146.106588376354</text:p>
          </table:table-cell>
        </table:table-row>
        <table:table-row table:style-name="ro1">
          <table:table-cell office:value-type="string" calcext:value-type="string">
            <text:p>2019-11-12 11:58:07</text:p>
          </table:table-cell>
          <table:table-cell office:value-type="float" office:value="26.8585019012971" calcext:value-type="float">
            <text:p>26.8585019012971</text:p>
          </table:table-cell>
          <table:table-cell office:value-type="float" office:value="74.460369799629" calcext:value-type="float">
            <text:p>74.460369799629</text:p>
          </table:table-cell>
          <table:table-cell office:value-type="float" office:value="980.999129803557" calcext:value-type="float">
            <text:p>980.99912980355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8872" calcext:value-type="float">
            <text:p>1358872</text:p>
          </table:table-cell>
          <table:table-cell office:value-type="float" office:value="1620922" calcext:value-type="float">
            <text:p>1620922</text:p>
          </table:table-cell>
          <table:table-cell office:value-type="float" office:value="1631650" calcext:value-type="float">
            <text:p>1631650</text:p>
          </table:table-cell>
          <table:table-cell office:value-type="float" office:value="988434" calcext:value-type="float">
            <text:p>988434</text:p>
          </table:table-cell>
          <table:table-cell office:value-type="float" office:value="1225373" calcext:value-type="float">
            <text:p>1225373</text:p>
          </table:table-cell>
          <table:table-cell office:value-type="float" office:value="972389" calcext:value-type="float">
            <text:p>972389</text:p>
          </table:table-cell>
          <table:table-cell office:value-type="float" office:value="1642649" calcext:value-type="float">
            <text:p>1642649</text:p>
          </table:table-cell>
          <table:table-cell office:value-type="float" office:value="5" calcext:value-type="float">
            <text:p>5</text:p>
          </table:table-cell>
          <table:table-cell office:value-type="float" office:value="0.809950925105921" calcext:value-type="float">
            <text:p>0.809950925105921</text:p>
          </table:table-cell>
          <table:table-cell office:value-type="float" office:value="0.966144915359606" calcext:value-type="float">
            <text:p>0.966144915359606</text:p>
          </table:table-cell>
          <table:table-cell office:value-type="float" office:value="0.97253930241338" calcext:value-type="float">
            <text:p>0.97253930241338</text:p>
          </table:table-cell>
          <table:table-cell office:value-type="float" office:value="0.589152644771653" calcext:value-type="float">
            <text:p>0.589152644771653</text:p>
          </table:table-cell>
          <table:table-cell office:value-type="float" office:value="0.730379310891546" calcext:value-type="float">
            <text:p>0.730379310891546</text:p>
          </table:table-cell>
          <table:table-cell office:value-type="float" office:value="0.579589078377375" calcext:value-type="float">
            <text:p>0.579589078377375</text:p>
          </table:table-cell>
          <table:table-cell office:value-type="float" office:value="0.979095218073751" calcext:value-type="float">
            <text:p>0.979095218073751</text:p>
          </table:table-cell>
          <table:table-cell office:value-type="float" office:value="-132.169471045669" calcext:value-type="float">
            <text:p>-132.169471045669</text:p>
          </table:table-cell>
          <table:table-cell office:value-type="float" office:value="-103.924137821691" calcext:value-type="float">
            <text:p>-103.924137821691</text:p>
          </table:table-cell>
          <table:table-cell office:value-type="float" office:value="-134.082184324525" calcext:value-type="float">
            <text:p>-134.082184324525</text:p>
          </table:table-cell>
        </table:table-row>
        <table:table-row table:style-name="ro1">
          <table:table-cell office:value-type="string" calcext:value-type="string">
            <text:p>2019-11-12 11:58:08</text:p>
          </table:table-cell>
          <table:table-cell office:value-type="float" office:value="26.8585019012971" calcext:value-type="float">
            <text:p>26.8585019012971</text:p>
          </table:table-cell>
          <table:table-cell office:value-type="float" office:value="74.4550023972514" calcext:value-type="float">
            <text:p>74.4550023972514</text:p>
          </table:table-cell>
          <table:table-cell office:value-type="float" office:value="980.916415540352" calcext:value-type="float">
            <text:p>980.91641554035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2847" calcext:value-type="float">
            <text:p>1362847</text:p>
          </table:table-cell>
          <table:table-cell office:value-type="float" office:value="1621230" calcext:value-type="float">
            <text:p>1621230</text:p>
          </table:table-cell>
          <table:table-cell office:value-type="float" office:value="1625291" calcext:value-type="float">
            <text:p>1625291</text:p>
          </table:table-cell>
          <table:table-cell office:value-type="float" office:value="992676" calcext:value-type="float">
            <text:p>992676</text:p>
          </table:table-cell>
          <table:table-cell office:value-type="float" office:value="1161988" calcext:value-type="float">
            <text:p>1161988</text:p>
          </table:table-cell>
          <table:table-cell office:value-type="float" office:value="1107257" calcext:value-type="float">
            <text:p>1107257</text:p>
          </table:table-cell>
          <table:table-cell office:value-type="float" office:value="1639958" calcext:value-type="float">
            <text:p>1639958</text:p>
          </table:table-cell>
          <table:table-cell office:value-type="float" office:value="5" calcext:value-type="float">
            <text:p>5</text:p>
          </table:table-cell>
          <table:table-cell office:value-type="float" office:value="0.812320210018183" calcext:value-type="float">
            <text:p>0.812320210018183</text:p>
          </table:table-cell>
          <table:table-cell office:value-type="float" office:value="0.966328497687399" calcext:value-type="float">
            <text:p>0.966328497687399</text:p>
          </table:table-cell>
          <table:table-cell office:value-type="float" office:value="0.968749042600279" calcext:value-type="float">
            <text:p>0.968749042600279</text:p>
          </table:table-cell>
          <table:table-cell office:value-type="float" office:value="0.591681074104437" calcext:value-type="float">
            <text:p>0.591681074104437</text:p>
          </table:table-cell>
          <table:table-cell office:value-type="float" office:value="0.692598902296889" calcext:value-type="float">
            <text:p>0.692598902296889</text:p>
          </table:table-cell>
          <table:table-cell office:value-type="float" office:value="0.659976680275998" calcext:value-type="float">
            <text:p>0.659976680275998</text:p>
          </table:table-cell>
          <table:table-cell office:value-type="float" office:value="0.977491256891639" calcext:value-type="float">
            <text:p>0.977491256891639</text:p>
          </table:table-cell>
          <table:table-cell office:value-type="float" office:value="-131.663785179113" calcext:value-type="float">
            <text:p>-131.663785179113</text:p>
          </table:table-cell>
          <table:table-cell office:value-type="float" office:value="-111.480219540622" calcext:value-type="float">
            <text:p>-111.480219540622</text:p>
          </table:table-cell>
          <table:table-cell office:value-type="float" office:value="-118.0046639448" calcext:value-type="float">
            <text:p>-118.0046639448</text:p>
          </table:table-cell>
        </table:table-row>
        <table:table-row table:style-name="ro1">
          <table:table-cell office:value-type="string" calcext:value-type="string">
            <text:p>2019-11-12 11:58:09</text:p>
          </table:table-cell>
          <table:table-cell office:value-type="float" office:value="26.8635560148396" calcext:value-type="float">
            <text:p>26.8635560148396</text:p>
          </table:table-cell>
          <table:table-cell office:value-type="float" office:value="74.4607753933223" calcext:value-type="float">
            <text:p>74.4607753933223</text:p>
          </table:table-cell>
          <table:table-cell office:value-type="float" office:value="980.924911790641" calcext:value-type="float">
            <text:p>980.92491179064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9488" calcext:value-type="float">
            <text:p>1359488</text:p>
          </table:table-cell>
          <table:table-cell office:value-type="float" office:value="1615842" calcext:value-type="float">
            <text:p>1615842</text:p>
          </table:table-cell>
          <table:table-cell office:value-type="float" office:value="1629422" calcext:value-type="float">
            <text:p>1629422</text:p>
          </table:table-cell>
          <table:table-cell office:value-type="float" office:value="1172312" calcext:value-type="float">
            <text:p>1172312</text:p>
          </table:table-cell>
          <table:table-cell office:value-type="float" office:value="1204757" calcext:value-type="float">
            <text:p>1204757</text:p>
          </table:table-cell>
          <table:table-cell office:value-type="float" office:value="874764" calcext:value-type="float">
            <text:p>874764</text:p>
          </table:table-cell>
          <table:table-cell office:value-type="float" office:value="1639729" calcext:value-type="float">
            <text:p>1639729</text:p>
          </table:table-cell>
          <table:table-cell office:value-type="float" office:value="5" calcext:value-type="float">
            <text:p>5</text:p>
          </table:table-cell>
          <table:table-cell office:value-type="float" office:value="0.810318089761506" calcext:value-type="float">
            <text:p>0.810318089761506</text:p>
          </table:table-cell>
          <table:table-cell office:value-type="float" office:value="0.963116999044061" calcext:value-type="float">
            <text:p>0.963116999044061</text:p>
          </table:table-cell>
          <table:table-cell office:value-type="float" office:value="0.971211310769476" calcext:value-type="float">
            <text:p>0.971211310769476</text:p>
          </table:table-cell>
          <table:table-cell office:value-type="float" office:value="0.698752486557065" calcext:value-type="float">
            <text:p>0.698752486557065</text:p>
          </table:table-cell>
          <table:table-cell office:value-type="float" office:value="0.718091215859797" calcext:value-type="float">
            <text:p>0.718091215859797</text:p>
          </table:table-cell>
          <table:table-cell office:value-type="float" office:value="0.521400036978726" calcext:value-type="float">
            <text:p>0.521400036978726</text:p>
          </table:table-cell>
          <table:table-cell office:value-type="float" office:value="0.977354762238832" calcext:value-type="float">
            <text:p>0.977354762238832</text:p>
          </table:table-cell>
          <table:table-cell office:value-type="float" office:value="-110.249502688587" calcext:value-type="float">
            <text:p>-110.249502688587</text:p>
          </table:table-cell>
          <table:table-cell office:value-type="float" office:value="-106.381756828041" calcext:value-type="float">
            <text:p>-106.381756828041</text:p>
          </table:table-cell>
          <table:table-cell office:value-type="float" office:value="-145.719992604255" calcext:value-type="float">
            <text:p>-145.719992604255</text:p>
          </table:table-cell>
        </table:table-row>
        <table:table-row table:style-name="ro1">
          <table:table-cell office:value-type="string" calcext:value-type="string">
            <text:p>2019-11-12 11:58:11</text:p>
          </table:table-cell>
          <table:table-cell office:value-type="float" office:value="26.8635560148396" calcext:value-type="float">
            <text:p>26.8635560148396</text:p>
          </table:table-cell>
          <table:table-cell office:value-type="float" office:value="74.4661428468891" calcext:value-type="float">
            <text:p>74.4661428468891</text:p>
          </table:table-cell>
          <table:table-cell office:value-type="float" office:value="980.924911790641" calcext:value-type="float">
            <text:p>980.92491179064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6312" calcext:value-type="float">
            <text:p>1386312</text:p>
          </table:table-cell>
          <table:table-cell office:value-type="float" office:value="1619715" calcext:value-type="float">
            <text:p>1619715</text:p>
          </table:table-cell>
          <table:table-cell office:value-type="float" office:value="1633359" calcext:value-type="float">
            <text:p>1633359</text:p>
          </table:table-cell>
          <table:table-cell office:value-type="float" office:value="1131665" calcext:value-type="float">
            <text:p>1131665</text:p>
          </table:table-cell>
          <table:table-cell office:value-type="float" office:value="1236730" calcext:value-type="float">
            <text:p>1236730</text:p>
          </table:table-cell>
          <table:table-cell office:value-type="float" office:value="863923" calcext:value-type="float">
            <text:p>863923</text:p>
          </table:table-cell>
          <table:table-cell office:value-type="float" office:value="1638965" calcext:value-type="float">
            <text:p>1638965</text:p>
          </table:table-cell>
          <table:table-cell office:value-type="float" office:value="5" calcext:value-type="float">
            <text:p>5</text:p>
          </table:table-cell>
          <table:table-cell office:value-type="float" office:value="0.826306441582017" calcext:value-type="float">
            <text:p>0.826306441582017</text:p>
          </table:table-cell>
          <table:table-cell office:value-type="float" office:value="0.965425487211405" calcext:value-type="float">
            <text:p>0.965425487211405</text:p>
          </table:table-cell>
          <table:table-cell office:value-type="float" office:value="0.973557945914024" calcext:value-type="float">
            <text:p>0.973557945914024</text:p>
          </table:table-cell>
          <table:table-cell office:value-type="float" office:value="0.674524983707068" calcext:value-type="float">
            <text:p>0.674524983707068</text:p>
          </table:table-cell>
          <table:table-cell office:value-type="float" office:value="0.737148611205651" calcext:value-type="float">
            <text:p>0.737148611205651</text:p>
          </table:table-cell>
          <table:table-cell office:value-type="float" office:value="0.514938296668326" calcext:value-type="float">
            <text:p>0.514938296668326</text:p>
          </table:table-cell>
          <table:table-cell office:value-type="float" office:value="0.976899382698462" calcext:value-type="float">
            <text:p>0.976899382698462</text:p>
          </table:table-cell>
          <table:table-cell office:value-type="float" office:value="-115.095003258586" calcext:value-type="float">
            <text:p>-115.095003258586</text:p>
          </table:table-cell>
          <table:table-cell office:value-type="float" office:value="-102.57027775887" calcext:value-type="float">
            <text:p>-102.57027775887</text:p>
          </table:table-cell>
          <table:table-cell office:value-type="float" office:value="-147.012340666335" calcext:value-type="float">
            <text:p>-147.012340666335</text:p>
          </table:table-cell>
        </table:table-row>
        <table:table-row table:style-name="ro1">
          <table:table-cell office:value-type="string" calcext:value-type="string">
            <text:p>2019-11-12 11:58:12</text:p>
          </table:table-cell>
          <table:table-cell office:value-type="float" office:value="26.8585019012971" calcext:value-type="float">
            <text:p>26.8585019012971</text:p>
          </table:table-cell>
          <table:table-cell office:value-type="float" office:value="74.4925740331029" calcext:value-type="float">
            <text:p>74.4925740331029</text:p>
          </table:table-cell>
          <table:table-cell office:value-type="float" office:value="980.943986939546" calcext:value-type="float">
            <text:p>980.94398693954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9006" calcext:value-type="float">
            <text:p>1359006</text:p>
          </table:table-cell>
          <table:table-cell office:value-type="float" office:value="1620583" calcext:value-type="float">
            <text:p>1620583</text:p>
          </table:table-cell>
          <table:table-cell office:value-type="float" office:value="1624214" calcext:value-type="float">
            <text:p>1624214</text:p>
          </table:table-cell>
          <table:table-cell office:value-type="float" office:value="1010437" calcext:value-type="float">
            <text:p>1010437</text:p>
          </table:table-cell>
          <table:table-cell office:value-type="float" office:value="1125276" calcext:value-type="float">
            <text:p>1125276</text:p>
          </table:table-cell>
          <table:table-cell office:value-type="float" office:value="1085232" calcext:value-type="float">
            <text:p>1085232</text:p>
          </table:table-cell>
          <table:table-cell office:value-type="float" office:value="1638856" calcext:value-type="float">
            <text:p>1638856</text:p>
          </table:table-cell>
          <table:table-cell office:value-type="float" office:value="5" calcext:value-type="float">
            <text:p>5</text:p>
          </table:table-cell>
          <table:table-cell office:value-type="float" office:value="0.810030795339441" calcext:value-type="float">
            <text:p>0.810030795339441</text:p>
          </table:table-cell>
          <table:table-cell office:value-type="float" office:value="0.96594285558973" calcext:value-type="float">
            <text:p>0.96594285558973</text:p>
          </table:table-cell>
          <table:table-cell office:value-type="float" office:value="0.968107100499523" calcext:value-type="float">
            <text:p>0.968107100499523</text:p>
          </table:table-cell>
          <table:table-cell office:value-type="float" office:value="0.602267456324989" calcext:value-type="float">
            <text:p>0.602267456324989</text:p>
          </table:table-cell>
          <table:table-cell office:value-type="float" office:value="0.670716842498403" calcext:value-type="float">
            <text:p>0.670716842498403</text:p>
          </table:table-cell>
          <table:table-cell office:value-type="float" office:value="0.646848755699248" calcext:value-type="float">
            <text:p>0.646848755699248</text:p>
          </table:table-cell>
          <table:table-cell office:value-type="float" office:value="0.976834413627912" calcext:value-type="float">
            <text:p>0.976834413627912</text:p>
          </table:table-cell>
          <table:table-cell office:value-type="float" office:value="-129.546508735002" calcext:value-type="float">
            <text:p>-129.546508735002</text:p>
          </table:table-cell>
          <table:table-cell office:value-type="float" office:value="-115.856631500319" calcext:value-type="float">
            <text:p>-115.856631500319</text:p>
          </table:table-cell>
          <table:table-cell office:value-type="float" office:value="-120.63024886015" calcext:value-type="float">
            <text:p>-120.63024886015</text:p>
          </table:table-cell>
        </table:table-row>
        <table:table-row table:style-name="ro1">
          <table:table-cell office:value-type="string" calcext:value-type="string">
            <text:p>2019-11-12 11:58:13</text:p>
          </table:table-cell>
          <table:table-cell office:value-type="float" office:value="26.8736642427975" calcext:value-type="float">
            <text:p>26.8736642427975</text:p>
          </table:table-cell>
          <table:table-cell office:value-type="float" office:value="74.4884243317108" calcext:value-type="float">
            <text:p>74.4884243317108</text:p>
          </table:table-cell>
          <table:table-cell office:value-type="float" office:value="980.941904398588" calcext:value-type="float">
            <text:p>980.94190439858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8983" calcext:value-type="float">
            <text:p>1368983</text:p>
          </table:table-cell>
          <table:table-cell office:value-type="float" office:value="1617875" calcext:value-type="float">
            <text:p>1617875</text:p>
          </table:table-cell>
          <table:table-cell office:value-type="float" office:value="1629517" calcext:value-type="float">
            <text:p>1629517</text:p>
          </table:table-cell>
          <table:table-cell office:value-type="float" office:value="1213155" calcext:value-type="float">
            <text:p>1213155</text:p>
          </table:table-cell>
          <table:table-cell office:value-type="float" office:value="1083949" calcext:value-type="float">
            <text:p>1083949</text:p>
          </table:table-cell>
          <table:table-cell office:value-type="float" office:value="863653" calcext:value-type="float">
            <text:p>863653</text:p>
          </table:table-cell>
          <table:table-cell office:value-type="float" office:value="1637642" calcext:value-type="float">
            <text:p>1637642</text:p>
          </table:table-cell>
          <table:table-cell office:value-type="float" office:value="5" calcext:value-type="float">
            <text:p>5</text:p>
          </table:table-cell>
          <table:table-cell office:value-type="float" office:value="0.81597755145759" calcext:value-type="float">
            <text:p>0.81597755145759</text:p>
          </table:table-cell>
          <table:table-cell office:value-type="float" office:value="0.964328761616798" calcext:value-type="float">
            <text:p>0.964328761616798</text:p>
          </table:table-cell>
          <table:table-cell office:value-type="float" office:value="0.971267935188762" calcext:value-type="float">
            <text:p>0.971267935188762</text:p>
          </table:table-cell>
          <table:table-cell office:value-type="float" office:value="0.723096814524748" calcext:value-type="float">
            <text:p>0.723096814524748</text:p>
          </table:table-cell>
          <table:table-cell office:value-type="float" office:value="0.646084028015617" calcext:value-type="float">
            <text:p>0.646084028015617</text:p>
          </table:table-cell>
          <table:table-cell office:value-type="float" office:value="0.514777364108248" calcext:value-type="float">
            <text:p>0.514777364108248</text:p>
          </table:table-cell>
          <table:table-cell office:value-type="float" office:value="0.976110813154079" calcext:value-type="float">
            <text:p>0.976110813154079</text:p>
          </table:table-cell>
          <table:table-cell office:value-type="float" office:value="-105.38063709505" calcext:value-type="float">
            <text:p>-105.38063709505</text:p>
          </table:table-cell>
          <table:table-cell office:value-type="float" office:value="-120.783194396877" calcext:value-type="float">
            <text:p>-120.783194396877</text:p>
          </table:table-cell>
          <table:table-cell office:value-type="float" office:value="-147.04452717835" calcext:value-type="float">
            <text:p>-147.04452717835</text:p>
          </table:table-cell>
        </table:table-row>
        <table:table-row table:style-name="ro1">
          <table:table-cell office:value-type="string" calcext:value-type="string">
            <text:p>2019-11-12 11:58:14</text:p>
          </table:table-cell>
          <table:table-cell office:value-type="float" office:value="26.8635560148396" calcext:value-type="float">
            <text:p>26.8635560148396</text:p>
          </table:table-cell>
          <table:table-cell office:value-type="float" office:value="74.4876125750634" calcext:value-type="float">
            <text:p>74.4876125750634</text:p>
          </table:table-cell>
          <table:table-cell office:value-type="float" office:value="981.035198434842" calcext:value-type="float">
            <text:p>981.03519843484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534" calcext:value-type="float">
            <text:p>1373534</text:p>
          </table:table-cell>
          <table:table-cell office:value-type="float" office:value="1634889" calcext:value-type="float">
            <text:p>1634889</text:p>
          </table:table-cell>
          <table:table-cell office:value-type="float" office:value="1634009" calcext:value-type="float">
            <text:p>1634009</text:p>
          </table:table-cell>
          <table:table-cell office:value-type="float" office:value="1168834" calcext:value-type="float">
            <text:p>1168834</text:p>
          </table:table-cell>
          <table:table-cell office:value-type="float" office:value="1146840" calcext:value-type="float">
            <text:p>1146840</text:p>
          </table:table-cell>
          <table:table-cell office:value-type="float" office:value="893515" calcext:value-type="float">
            <text:p>893515</text:p>
          </table:table-cell>
          <table:table-cell office:value-type="float" office:value="1637841" calcext:value-type="float">
            <text:p>1637841</text:p>
          </table:table-cell>
          <table:table-cell office:value-type="float" office:value="5" calcext:value-type="float">
            <text:p>5</text:p>
          </table:table-cell>
          <table:table-cell office:value-type="float" office:value="0.818690159164686" calcext:value-type="float">
            <text:p>0.818690159164686</text:p>
          </table:table-cell>
          <table:table-cell office:value-type="float" office:value="0.9744698970878" calcext:value-type="float">
            <text:p>0.9744698970878</text:p>
          </table:table-cell>
          <table:table-cell office:value-type="float" office:value="0.973945376151249" calcext:value-type="float">
            <text:p>0.973945376151249</text:p>
          </table:table-cell>
          <table:table-cell office:value-type="float" office:value="0.69667943676465" calcext:value-type="float">
            <text:p>0.69667943676465</text:p>
          </table:table-cell>
          <table:table-cell office:value-type="float" office:value="0.683569989629983" calcext:value-type="float">
            <text:p>0.683569989629983</text:p>
          </table:table-cell>
          <table:table-cell office:value-type="float" office:value="0.532576505252898" calcext:value-type="float">
            <text:p>0.532576505252898</text:p>
          </table:table-cell>
          <table:table-cell office:value-type="float" office:value="0.976229426411322" calcext:value-type="float">
            <text:p>0.976229426411322</text:p>
          </table:table-cell>
          <table:table-cell office:value-type="float" office:value="-110.66411264707" calcext:value-type="float">
            <text:p>-110.66411264707</text:p>
          </table:table-cell>
          <table:table-cell office:value-type="float" office:value="-113.286002074003" calcext:value-type="float">
            <text:p>-113.286002074003</text:p>
          </table:table-cell>
          <table:table-cell office:value-type="float" office:value="-143.48469894942" calcext:value-type="float">
            <text:p>-143.48469894942</text:p>
          </table:table-cell>
        </table:table-row>
        <table:table-row table:style-name="ro1">
          <table:table-cell office:value-type="string" calcext:value-type="string">
            <text:p>2019-11-12 11:58:16</text:p>
          </table:table-cell>
          <table:table-cell office:value-type="float" office:value="26.8635560148396" calcext:value-type="float">
            <text:p>26.8635560148396</text:p>
          </table:table-cell>
          <table:table-cell office:value-type="float" office:value="74.4876125750634" calcext:value-type="float">
            <text:p>74.4876125750634</text:p>
          </table:table-cell>
          <table:table-cell office:value-type="float" office:value="981.035198434842" calcext:value-type="float">
            <text:p>981.03519843484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4055" calcext:value-type="float">
            <text:p>1384055</text:p>
          </table:table-cell>
          <table:table-cell office:value-type="float" office:value="1616760" calcext:value-type="float">
            <text:p>1616760</text:p>
          </table:table-cell>
          <table:table-cell office:value-type="float" office:value="1625465" calcext:value-type="float">
            <text:p>1625465</text:p>
          </table:table-cell>
          <table:table-cell office:value-type="float" office:value="1061988" calcext:value-type="float">
            <text:p>1061988</text:p>
          </table:table-cell>
          <table:table-cell office:value-type="float" office:value="1262803" calcext:value-type="float">
            <text:p>1262803</text:p>
          </table:table-cell>
          <table:table-cell office:value-type="float" office:value="940535" calcext:value-type="float">
            <text:p>940535</text:p>
          </table:table-cell>
          <table:table-cell office:value-type="float" office:value="1642749" calcext:value-type="float">
            <text:p>1642749</text:p>
          </table:table-cell>
          <table:table-cell office:value-type="float" office:value="5" calcext:value-type="float">
            <text:p>5</text:p>
          </table:table-cell>
          <table:table-cell office:value-type="float" office:value="0.824961164589067" calcext:value-type="float">
            <text:p>0.824961164589067</text:p>
          </table:table-cell>
          <table:table-cell office:value-type="float" office:value="0.963664169748326" calcext:value-type="float">
            <text:p>0.963664169748326</text:p>
          </table:table-cell>
          <table:table-cell office:value-type="float" office:value="0.968852754694552" calcext:value-type="float">
            <text:p>0.968852754694552</text:p>
          </table:table-cell>
          <table:table-cell office:value-type="float" office:value="0.63299425041607" calcext:value-type="float">
            <text:p>0.63299425041607</text:p>
          </table:table-cell>
          <table:table-cell office:value-type="float" office:value="0.752689332090537" calcext:value-type="float">
            <text:p>0.752689332090537</text:p>
          </table:table-cell>
          <table:table-cell office:value-type="float" office:value="0.560602612567259" calcext:value-type="float">
            <text:p>0.560602612567259</text:p>
          </table:table-cell>
          <table:table-cell office:value-type="float" office:value="0.979154822725632" calcext:value-type="float">
            <text:p>0.979154822725632</text:p>
          </table:table-cell>
          <table:table-cell office:value-type="float" office:value="-123.401149916786" calcext:value-type="float">
            <text:p>-123.401149916786</text:p>
          </table:table-cell>
          <table:table-cell office:value-type="float" office:value="-99.4621335818927" calcext:value-type="float">
            <text:p>-99.4621335818927</text:p>
          </table:table-cell>
          <table:table-cell office:value-type="float" office:value="-137.879477486548" calcext:value-type="float">
            <text:p>-137.879477486548</text:p>
          </table:table-cell>
        </table:table-row>
        <table:table-row table:style-name="ro1">
          <table:table-cell office:value-type="string" calcext:value-type="string">
            <text:p>2019-11-12 11:58:17</text:p>
          </table:table-cell>
          <table:table-cell office:value-type="float" office:value="26.8635560148396" calcext:value-type="float">
            <text:p>26.8635560148396</text:p>
          </table:table-cell>
          <table:table-cell office:value-type="float" office:value="74.4768777281949" calcext:value-type="float">
            <text:p>74.4768777281949</text:p>
          </table:table-cell>
          <table:table-cell office:value-type="float" office:value="980.897340184279" calcext:value-type="float">
            <text:p>980.89734018427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5832" calcext:value-type="float">
            <text:p>1385832</text:p>
          </table:table-cell>
          <table:table-cell office:value-type="float" office:value="1619593" calcext:value-type="float">
            <text:p>1619593</text:p>
          </table:table-cell>
          <table:table-cell office:value-type="float" office:value="1627747" calcext:value-type="float">
            <text:p>1627747</text:p>
          </table:table-cell>
          <table:table-cell office:value-type="float" office:value="1235067" calcext:value-type="float">
            <text:p>1235067</text:p>
          </table:table-cell>
          <table:table-cell office:value-type="float" office:value="1041211" calcext:value-type="float">
            <text:p>1041211</text:p>
          </table:table-cell>
          <table:table-cell office:value-type="float" office:value="964509" calcext:value-type="float">
            <text:p>964509</text:p>
          </table:table-cell>
          <table:table-cell office:value-type="float" office:value="1637193" calcext:value-type="float">
            <text:p>1637193</text:p>
          </table:table-cell>
          <table:table-cell office:value-type="float" office:value="5" calcext:value-type="float">
            <text:p>5</text:p>
          </table:table-cell>
          <table:table-cell office:value-type="float" office:value="0.826020339252989" calcext:value-type="float">
            <text:p>0.826020339252989</text:p>
          </table:table-cell>
          <table:table-cell office:value-type="float" office:value="0.96535276953611" calcext:value-type="float">
            <text:p>0.96535276953611</text:p>
          </table:table-cell>
          <table:table-cell office:value-type="float" office:value="0.970212932850472" calcext:value-type="float">
            <text:p>0.970212932850472</text:p>
          </table:table-cell>
          <table:table-cell office:value-type="float" office:value="0.736157385844873" calcext:value-type="float">
            <text:p>0.736157385844873</text:p>
          </table:table-cell>
          <table:table-cell office:value-type="float" office:value="0.620610191894792" calcext:value-type="float">
            <text:p>0.620610191894792</text:p>
          </table:table-cell>
          <table:table-cell office:value-type="float" office:value="0.574892231809167" calcext:value-type="float">
            <text:p>0.574892231809167</text:p>
          </table:table-cell>
          <table:table-cell office:value-type="float" office:value="0.975843188267134" calcext:value-type="float">
            <text:p>0.975843188267134</text:p>
          </table:table-cell>
          <table:table-cell office:value-type="float" office:value="-102.768522831025" calcext:value-type="float">
            <text:p>-102.768522831025</text:p>
          </table:table-cell>
          <table:table-cell office:value-type="float" office:value="-125.877961621042" calcext:value-type="float">
            <text:p>-125.877961621042</text:p>
          </table:table-cell>
          <table:table-cell office:value-type="float" office:value="-135.021553638167" calcext:value-type="float">
            <text:p>-135.021553638167</text:p>
          </table:table-cell>
        </table:table-row>
        <table:table-row table:style-name="ro1">
          <table:table-cell office:value-type="string" calcext:value-type="string">
            <text:p>2019-11-12 11:58:18</text:p>
          </table:table-cell>
          <table:table-cell office:value-type="float" office:value="26.868610128673" calcext:value-type="float">
            <text:p>26.868610128673</text:p>
          </table:table-cell>
          <table:table-cell office:value-type="float" office:value="74.5148557236674" calcext:value-type="float">
            <text:p>74.5148557236674</text:p>
          </table:table-cell>
          <table:table-cell office:value-type="float" office:value="980.933408076721" calcext:value-type="float">
            <text:p>980.93340807672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4679" calcext:value-type="float">
            <text:p>1394679</text:p>
          </table:table-cell>
          <table:table-cell office:value-type="float" office:value="1623648" calcext:value-type="float">
            <text:p>1623648</text:p>
          </table:table-cell>
          <table:table-cell office:value-type="float" office:value="1628252" calcext:value-type="float">
            <text:p>1628252</text:p>
          </table:table-cell>
          <table:table-cell office:value-type="float" office:value="1223904" calcext:value-type="float">
            <text:p>1223904</text:p>
          </table:table-cell>
          <table:table-cell office:value-type="float" office:value="1031812" calcext:value-type="float">
            <text:p>1031812</text:p>
          </table:table-cell>
          <table:table-cell office:value-type="float" office:value="999355" calcext:value-type="float">
            <text:p>999355</text:p>
          </table:table-cell>
          <table:table-cell office:value-type="float" office:value="1636340" calcext:value-type="float">
            <text:p>1636340</text:p>
          </table:table-cell>
          <table:table-cell office:value-type="float" office:value="5" calcext:value-type="float">
            <text:p>5</text:p>
          </table:table-cell>
          <table:table-cell office:value-type="float" office:value="0.831293562804885" calcext:value-type="float">
            <text:p>0.831293562804885</text:p>
          </table:table-cell>
          <table:table-cell office:value-type="float" office:value="0.967769738169877" calcext:value-type="float">
            <text:p>0.967769738169877</text:p>
          </table:table-cell>
          <table:table-cell office:value-type="float" office:value="0.97051393634247" calcext:value-type="float">
            <text:p>0.97051393634247</text:p>
          </table:table-cell>
          <table:table-cell office:value-type="float" office:value="0.729503718555417" calcext:value-type="float">
            <text:p>0.729503718555417</text:p>
          </table:table-cell>
          <table:table-cell office:value-type="float" office:value="0.615007950664514" calcext:value-type="float">
            <text:p>0.615007950664514</text:p>
          </table:table-cell>
          <table:table-cell office:value-type="float" office:value="0.595662068803557" calcext:value-type="float">
            <text:p>0.595662068803557</text:p>
          </table:table-cell>
          <table:table-cell office:value-type="float" office:value="0.975334760586591" calcext:value-type="float">
            <text:p>0.975334760586591</text:p>
          </table:table-cell>
          <table:table-cell office:value-type="float" office:value="-104.099256288917" calcext:value-type="float">
            <text:p>-104.099256288917</text:p>
          </table:table-cell>
          <table:table-cell office:value-type="float" office:value="-126.998409867097" calcext:value-type="float">
            <text:p>-126.998409867097</text:p>
          </table:table-cell>
          <table:table-cell office:value-type="float" office:value="-130.867586239289" calcext:value-type="float">
            <text:p>-130.867586239289</text:p>
          </table:table-cell>
        </table:table-row>
        <table:table-row table:style-name="ro1">
          <table:table-cell office:value-type="string" calcext:value-type="string">
            <text:p>2019-11-12 11:58:19</text:p>
          </table:table-cell>
          <table:table-cell office:value-type="float" office:value="26.868610128673" calcext:value-type="float">
            <text:p>26.868610128673</text:p>
          </table:table-cell>
          <table:table-cell office:value-type="float" office:value="74.5148557236674" calcext:value-type="float">
            <text:p>74.5148557236674</text:p>
          </table:table-cell>
          <table:table-cell office:value-type="float" office:value="980.933408076721" calcext:value-type="float">
            <text:p>980.93340807672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8648" calcext:value-type="float">
            <text:p>1358648</text:p>
          </table:table-cell>
          <table:table-cell office:value-type="float" office:value="1616058" calcext:value-type="float">
            <text:p>1616058</text:p>
          </table:table-cell>
          <table:table-cell office:value-type="float" office:value="1629554" calcext:value-type="float">
            <text:p>1629554</text:p>
          </table:table-cell>
          <table:table-cell office:value-type="float" office:value="1170803" calcext:value-type="float">
            <text:p>1170803</text:p>
          </table:table-cell>
          <table:table-cell office:value-type="float" office:value="1209203" calcext:value-type="float">
            <text:p>1209203</text:p>
          </table:table-cell>
          <table:table-cell office:value-type="float" office:value="865581" calcext:value-type="float">
            <text:p>865581</text:p>
          </table:table-cell>
          <table:table-cell office:value-type="float" office:value="1639716" calcext:value-type="float">
            <text:p>1639716</text:p>
          </table:table-cell>
          <table:table-cell office:value-type="float" office:value="5" calcext:value-type="float">
            <text:p>5</text:p>
          </table:table-cell>
          <table:table-cell office:value-type="float" office:value="0.809817410685707" calcext:value-type="float">
            <text:p>0.809817410685707</text:p>
          </table:table-cell>
          <table:table-cell office:value-type="float" office:value="0.963245745092123" calcext:value-type="float">
            <text:p>0.963245745092123</text:p>
          </table:table-cell>
          <table:table-cell office:value-type="float" office:value="0.971289988909958" calcext:value-type="float">
            <text:p>0.971289988909958</text:p>
          </table:table-cell>
          <table:table-cell office:value-type="float" office:value="0.697853052360183" calcext:value-type="float">
            <text:p>0.697853052360183</text:p>
          </table:table-cell>
          <table:table-cell office:value-type="float" office:value="0.720741238682418" calcext:value-type="float">
            <text:p>0.720741238682418</text:p>
          </table:table-cell>
          <table:table-cell office:value-type="float" office:value="0.51592654179651" calcext:value-type="float">
            <text:p>0.51592654179651</text:p>
          </table:table-cell>
          <table:table-cell office:value-type="float" office:value="0.977347013634087" calcext:value-type="float">
            <text:p>0.977347013634087</text:p>
          </table:table-cell>
          <table:table-cell office:value-type="float" office:value="-110.429389527963" calcext:value-type="float">
            <text:p>-110.429389527963</text:p>
          </table:table-cell>
          <table:table-cell office:value-type="float" office:value="-105.851752263516" calcext:value-type="float">
            <text:p>-105.851752263516</text:p>
          </table:table-cell>
          <table:table-cell office:value-type="float" office:value="-146.814691640698" calcext:value-type="float">
            <text:p>-146.814691640698</text:p>
          </table:table-cell>
        </table:table-row>
        <table:table-row table:style-name="ro1">
          <table:table-cell office:value-type="string" calcext:value-type="string">
            <text:p>2019-11-12 11:58:21</text:p>
          </table:table-cell>
          <table:table-cell office:value-type="float" office:value="26.8635560148396" calcext:value-type="float">
            <text:p>26.8635560148396</text:p>
          </table:table-cell>
          <table:table-cell office:value-type="float" office:value="74.4929799855837" calcext:value-type="float">
            <text:p>74.4929799855837</text:p>
          </table:table-cell>
          <table:table-cell office:value-type="float" office:value="980.952483418879" calcext:value-type="float">
            <text:p>980.95248341887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4518" calcext:value-type="float">
            <text:p>1374518</text:p>
          </table:table-cell>
          <table:table-cell office:value-type="float" office:value="1619212" calcext:value-type="float">
            <text:p>1619212</text:p>
          </table:table-cell>
          <table:table-cell office:value-type="float" office:value="1631274" calcext:value-type="float">
            <text:p>1631274</text:p>
          </table:table-cell>
          <table:table-cell office:value-type="float" office:value="1232471" calcext:value-type="float">
            <text:p>1232471</text:p>
          </table:table-cell>
          <table:table-cell office:value-type="float" office:value="1042635" calcext:value-type="float">
            <text:p>1042635</text:p>
          </table:table-cell>
          <table:table-cell office:value-type="float" office:value="901097" calcext:value-type="float">
            <text:p>901097</text:p>
          </table:table-cell>
          <table:table-cell office:value-type="float" office:value="1638284" calcext:value-type="float">
            <text:p>1638284</text:p>
          </table:table-cell>
          <table:table-cell office:value-type="float" office:value="5" calcext:value-type="float">
            <text:p>5</text:p>
          </table:table-cell>
          <table:table-cell office:value-type="float" office:value="0.819276668939193" calcext:value-type="float">
            <text:p>0.819276668939193</text:p>
          </table:table-cell>
          <table:table-cell office:value-type="float" office:value="0.965125675812444" calcext:value-type="float">
            <text:p>0.965125675812444</text:p>
          </table:table-cell>
          <table:table-cell office:value-type="float" office:value="0.972315188922308" calcext:value-type="float">
            <text:p>0.972315188922308</text:p>
          </table:table-cell>
          <table:table-cell office:value-type="float" office:value="0.734610049082047" calcext:value-type="float">
            <text:p>0.734610049082047</text:p>
          </table:table-cell>
          <table:table-cell office:value-type="float" office:value="0.621458962137575" calcext:value-type="float">
            <text:p>0.621458962137575</text:p>
          </table:table-cell>
          <table:table-cell office:value-type="float" office:value="0.537095729958502" calcext:value-type="float">
            <text:p>0.537095729958502</text:p>
          </table:table-cell>
          <table:table-cell office:value-type="float" office:value="0.976493475019154" calcext:value-type="float">
            <text:p>0.976493475019154</text:p>
          </table:table-cell>
          <table:table-cell office:value-type="float" office:value="-103.077990183591" calcext:value-type="float">
            <text:p>-103.077990183591</text:p>
          </table:table-cell>
          <table:table-cell office:value-type="float" office:value="-125.708207572485" calcext:value-type="float">
            <text:p>-125.708207572485</text:p>
          </table:table-cell>
          <table:table-cell office:value-type="float" office:value="-142.5808540083" calcext:value-type="float">
            <text:p>-142.5808540083</text:p>
          </table:table-cell>
        </table:table-row>
        <table:table-row table:style-name="ro1">
          <table:table-cell office:value-type="string" calcext:value-type="string">
            <text:p>2019-11-12 11:58:22</text:p>
          </table:table-cell>
          <table:table-cell office:value-type="float" office:value="26.8736642427975" calcext:value-type="float">
            <text:p>26.8736642427975</text:p>
          </table:table-cell>
          <table:table-cell office:value-type="float" office:value="74.5045268962273" calcext:value-type="float">
            <text:p>74.5045268962273</text:p>
          </table:table-cell>
          <table:table-cell office:value-type="float" office:value="980.941904398588" calcext:value-type="float">
            <text:p>980.94190439858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9843" calcext:value-type="float">
            <text:p>1379843</text:p>
          </table:table-cell>
          <table:table-cell office:value-type="float" office:value="1626227" calcext:value-type="float">
            <text:p>1626227</text:p>
          </table:table-cell>
          <table:table-cell office:value-type="float" office:value="1635171" calcext:value-type="float">
            <text:p>1635171</text:p>
          </table:table-cell>
          <table:table-cell office:value-type="float" office:value="1164121" calcext:value-type="float">
            <text:p>1164121</text:p>
          </table:table-cell>
          <table:table-cell office:value-type="float" office:value="1050576" calcext:value-type="float">
            <text:p>1050576</text:p>
          </table:table-cell>
          <table:table-cell office:value-type="float" office:value="1021410" calcext:value-type="float">
            <text:p>1021410</text:p>
          </table:table-cell>
          <table:table-cell office:value-type="float" office:value="1636746" calcext:value-type="float">
            <text:p>1636746</text:p>
          </table:table-cell>
          <table:table-cell office:value-type="float" office:value="5" calcext:value-type="float">
            <text:p>5</text:p>
          </table:table-cell>
          <table:table-cell office:value-type="float" office:value="0.822450616651847" calcext:value-type="float">
            <text:p>0.822450616651847</text:p>
          </table:table-cell>
          <table:table-cell office:value-type="float" office:value="0.969306942141884" calcext:value-type="float">
            <text:p>0.969306942141884</text:p>
          </table:table-cell>
          <table:table-cell office:value-type="float" office:value="0.974637982206104" calcext:value-type="float">
            <text:p>0.974637982206104</text:p>
          </table:table-cell>
          <table:table-cell office:value-type="float" office:value="0.693870269521507" calcext:value-type="float">
            <text:p>0.693870269521507</text:p>
          </table:table-cell>
          <table:table-cell office:value-type="float" office:value="0.626192167543431" calcext:value-type="float">
            <text:p>0.626192167543431</text:p>
          </table:table-cell>
          <table:table-cell office:value-type="float" office:value="0.608807874775872" calcext:value-type="float">
            <text:p>0.608807874775872</text:p>
          </table:table-cell>
          <table:table-cell office:value-type="float" office:value="0.975576755473227" calcext:value-type="float">
            <text:p>0.975576755473227</text:p>
          </table:table-cell>
          <table:table-cell office:value-type="float" office:value="-111.225946095699" calcext:value-type="float">
            <text:p>-111.225946095699</text:p>
          </table:table-cell>
          <table:table-cell office:value-type="float" office:value="-124.761566491314" calcext:value-type="float">
            <text:p>-124.761566491314</text:p>
          </table:table-cell>
          <table:table-cell office:value-type="float" office:value="-128.238425044826" calcext:value-type="float">
            <text:p>-128.238425044826</text:p>
          </table:table-cell>
        </table:table-row>
        <table:table-row table:style-name="ro1">
          <table:table-cell office:value-type="string" calcext:value-type="string">
            <text:p>2019-11-12 11:58:23</text:p>
          </table:table-cell>
          <table:table-cell office:value-type="float" office:value="26.8736642427975" calcext:value-type="float">
            <text:p>26.8736642427975</text:p>
          </table:table-cell>
          <table:table-cell office:value-type="float" office:value="74.493791861826" calcext:value-type="float">
            <text:p>74.493791861826</text:p>
          </table:table-cell>
          <table:table-cell office:value-type="float" office:value="980.941904398588" calcext:value-type="float">
            <text:p>980.94190439858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9939" calcext:value-type="float">
            <text:p>1369939</text:p>
          </table:table-cell>
          <table:table-cell office:value-type="float" office:value="1618551" calcext:value-type="float">
            <text:p>1618551</text:p>
          </table:table-cell>
          <table:table-cell office:value-type="float" office:value="1632748" calcext:value-type="float">
            <text:p>1632748</text:p>
          </table:table-cell>
          <table:table-cell office:value-type="float" office:value="1251179" calcext:value-type="float">
            <text:p>1251179</text:p>
          </table:table-cell>
          <table:table-cell office:value-type="float" office:value="1033318" calcext:value-type="float">
            <text:p>1033318</text:p>
          </table:table-cell>
          <table:table-cell office:value-type="float" office:value="971500" calcext:value-type="float">
            <text:p>971500</text:p>
          </table:table-cell>
          <table:table-cell office:value-type="float" office:value="1636364" calcext:value-type="float">
            <text:p>1636364</text:p>
          </table:table-cell>
          <table:table-cell office:value-type="float" office:value="5" calcext:value-type="float">
            <text:p>5</text:p>
          </table:table-cell>
          <table:table-cell office:value-type="float" office:value="0.816547371929571" calcext:value-type="float">
            <text:p>0.816547371929571</text:p>
          </table:table-cell>
          <table:table-cell office:value-type="float" office:value="0.964731689063512" calcext:value-type="float">
            <text:p>0.964731689063512</text:p>
          </table:table-cell>
          <table:table-cell office:value-type="float" office:value="0.973193761491032" calcext:value-type="float">
            <text:p>0.973193761491032</text:p>
          </table:table-cell>
          <table:table-cell office:value-type="float" office:value="0.74576088735591" calcext:value-type="float">
            <text:p>0.74576088735591</text:p>
          </table:table-cell>
          <table:table-cell office:value-type="float" office:value="0.615905596721839" calcext:value-type="float">
            <text:p>0.615905596721839</text:p>
          </table:table-cell>
          <table:table-cell office:value-type="float" office:value="0.579059193022155" calcext:value-type="float">
            <text:p>0.579059193022155</text:p>
          </table:table-cell>
          <table:table-cell office:value-type="float" office:value="0.975349065703042" calcext:value-type="float">
            <text:p>0.975349065703042</text:p>
          </table:table-cell>
          <table:table-cell office:value-type="float" office:value="-100.847822528818" calcext:value-type="float">
            <text:p>-100.847822528818</text:p>
          </table:table-cell>
          <table:table-cell office:value-type="float" office:value="-126.818880655632" calcext:value-type="float">
            <text:p>-126.818880655632</text:p>
          </table:table-cell>
          <table:table-cell office:value-type="float" office:value="-134.188161395569" calcext:value-type="float">
            <text:p>-134.188161395569</text:p>
          </table:table-cell>
        </table:table-row>
        <table:table-row table:style-name="ro1">
          <table:table-cell office:value-type="string" calcext:value-type="string">
            <text:p>2019-11-12 11:58:24</text:p>
          </table:table-cell>
          <table:table-cell office:value-type="float" office:value="26.8736642427975" calcext:value-type="float">
            <text:p>26.8736642427975</text:p>
          </table:table-cell>
          <table:table-cell office:value-type="float" office:value="74.4884243317108" calcext:value-type="float">
            <text:p>74.4884243317108</text:p>
          </table:table-cell>
          <table:table-cell office:value-type="float" office:value="980.969476484915" calcext:value-type="float">
            <text:p>980.96947648491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9704" calcext:value-type="float">
            <text:p>1359704</text:p>
          </table:table-cell>
          <table:table-cell office:value-type="float" office:value="1615517" calcext:value-type="float">
            <text:p>1615517</text:p>
          </table:table-cell>
          <table:table-cell office:value-type="float" office:value="1629040" calcext:value-type="float">
            <text:p>1629040</text:p>
          </table:table-cell>
          <table:table-cell office:value-type="float" office:value="1166484" calcext:value-type="float">
            <text:p>1166484</text:p>
          </table:table-cell>
          <table:table-cell office:value-type="float" office:value="1229519" calcext:value-type="float">
            <text:p>1229519</text:p>
          </table:table-cell>
          <table:table-cell office:value-type="float" office:value="884996" calcext:value-type="float">
            <text:p>884996</text:p>
          </table:table-cell>
          <table:table-cell office:value-type="float" office:value="1639930" calcext:value-type="float">
            <text:p>1639930</text:p>
          </table:table-cell>
          <table:table-cell office:value-type="float" office:value="5" calcext:value-type="float">
            <text:p>5</text:p>
          </table:table-cell>
          <table:table-cell office:value-type="float" office:value="0.810446835809569" calcext:value-type="float">
            <text:p>0.810446835809569</text:p>
          </table:table-cell>
          <table:table-cell office:value-type="float" office:value="0.962923283925448" calcext:value-type="float">
            <text:p>0.962923283925448</text:p>
          </table:table-cell>
          <table:table-cell office:value-type="float" office:value="0.970983620999291" calcext:value-type="float">
            <text:p>0.970983620999291</text:p>
          </table:table-cell>
          <table:table-cell office:value-type="float" office:value="0.695278727445451" calcext:value-type="float">
            <text:p>0.695278727445451</text:p>
          </table:table-cell>
          <table:table-cell office:value-type="float" office:value="0.732850519758525" calcext:value-type="float">
            <text:p>0.732850519758525</text:p>
          </table:table-cell>
          <table:table-cell office:value-type="float" office:value="0.527498784959171" calcext:value-type="float">
            <text:p>0.527498784959171</text:p>
          </table:table-cell>
          <table:table-cell office:value-type="float" office:value="0.977474567589112" calcext:value-type="float">
            <text:p>0.977474567589112</text:p>
          </table:table-cell>
          <table:table-cell office:value-type="float" office:value="-110.94425451091" calcext:value-type="float">
            <text:p>-110.94425451091</text:p>
          </table:table-cell>
          <table:table-cell office:value-type="float" office:value="-103.429896048295" calcext:value-type="float">
            <text:p>-103.429896048295</text:p>
          </table:table-cell>
          <table:table-cell office:value-type="float" office:value="-144.500243008166" calcext:value-type="float">
            <text:p>-144.500243008166</text:p>
          </table:table-cell>
        </table:table-row>
        <table:table-row table:style-name="ro1">
          <table:table-cell office:value-type="string" calcext:value-type="string">
            <text:p>2019-11-12 11:58:26</text:p>
          </table:table-cell>
          <table:table-cell office:value-type="float" office:value="26.8736642427975" calcext:value-type="float">
            <text:p>26.8736642427975</text:p>
          </table:table-cell>
          <table:table-cell office:value-type="float" office:value="74.4991593833314" calcext:value-type="float">
            <text:p>74.4991593833314</text:p>
          </table:table-cell>
          <table:table-cell office:value-type="float" office:value="980.941904398588" calcext:value-type="float">
            <text:p>980.94190439858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9805" calcext:value-type="float">
            <text:p>1369805</text:p>
          </table:table-cell>
          <table:table-cell office:value-type="float" office:value="1625086" calcext:value-type="float">
            <text:p>1625086</text:p>
          </table:table-cell>
          <table:table-cell office:value-type="float" office:value="1626977" calcext:value-type="float">
            <text:p>1626977</text:p>
          </table:table-cell>
          <table:table-cell office:value-type="float" office:value="1035364" calcext:value-type="float">
            <text:p>1035364</text:p>
          </table:table-cell>
          <table:table-cell office:value-type="float" office:value="1150683" calcext:value-type="float">
            <text:p>1150683</text:p>
          </table:table-cell>
          <table:table-cell office:value-type="float" office:value="1121758" calcext:value-type="float">
            <text:p>1121758</text:p>
          </table:table-cell>
          <table:table-cell office:value-type="float" office:value="1650014" calcext:value-type="float">
            <text:p>1650014</text:p>
          </table:table-cell>
          <table:table-cell office:value-type="float" office:value="5" calcext:value-type="float">
            <text:p>5</text:p>
          </table:table-cell>
          <table:table-cell office:value-type="float" office:value="0.81646750169605" calcext:value-type="float">
            <text:p>0.81646750169605</text:p>
          </table:table-cell>
          <table:table-cell office:value-type="float" office:value="0.968626853063924" calcext:value-type="float">
            <text:p>0.968626853063924</text:p>
          </table:table-cell>
          <table:table-cell office:value-type="float" office:value="0.96975397703099" calcext:value-type="float">
            <text:p>0.96975397703099</text:p>
          </table:table-cell>
          <table:table-cell office:value-type="float" office:value="0.617125107899321" calcext:value-type="float">
            <text:p>0.617125107899321</text:p>
          </table:table-cell>
          <table:table-cell office:value-type="float" office:value="0.685860596401763" calcext:value-type="float">
            <text:p>0.685860596401763</text:p>
          </table:table-cell>
          <table:table-cell office:value-type="float" office:value="0.668619950845236" calcext:value-type="float">
            <text:p>0.668619950845236</text:p>
          </table:table-cell>
          <table:table-cell office:value-type="float" office:value="0.983485100684774" calcext:value-type="float">
            <text:p>0.983485100684774</text:p>
          </table:table-cell>
          <table:table-cell office:value-type="float" office:value="-126.574978420136" calcext:value-type="float">
            <text:p>-126.574978420136</text:p>
          </table:table-cell>
          <table:table-cell office:value-type="float" office:value="-112.827880719647" calcext:value-type="float">
            <text:p>-112.827880719647</text:p>
          </table:table-cell>
          <table:table-cell office:value-type="float" office:value="-116.276009830953" calcext:value-type="float">
            <text:p>-116.276009830953</text:p>
          </table:table-cell>
        </table:table-row>
        <table:table-row table:style-name="ro1">
          <table:table-cell office:value-type="string" calcext:value-type="string">
            <text:p>2019-11-12 11:58:27</text:p>
          </table:table-cell>
          <table:table-cell office:value-type="float" office:value="26.868610128673" calcext:value-type="float">
            <text:p>26.868610128673</text:p>
          </table:table-cell>
          <table:table-cell office:value-type="float" office:value="74.4826509792464" calcext:value-type="float">
            <text:p>74.4826509792464</text:p>
          </table:table-cell>
          <table:table-cell office:value-type="float" office:value="980.933408076721" calcext:value-type="float">
            <text:p>980.93340807672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5297" calcext:value-type="float">
            <text:p>1375297</text:p>
          </table:table-cell>
          <table:table-cell office:value-type="float" office:value="1616281" calcext:value-type="float">
            <text:p>1616281</text:p>
          </table:table-cell>
          <table:table-cell office:value-type="float" office:value="1627908" calcext:value-type="float">
            <text:p>1627908</text:p>
          </table:table-cell>
          <table:table-cell office:value-type="float" office:value="1100699" calcext:value-type="float">
            <text:p>1100699</text:p>
          </table:table-cell>
          <table:table-cell office:value-type="float" office:value="1288346" calcext:value-type="float">
            <text:p>1288346</text:p>
          </table:table-cell>
          <table:table-cell office:value-type="float" office:value="924929" calcext:value-type="float">
            <text:p>924929</text:p>
          </table:table-cell>
          <table:table-cell office:value-type="float" office:value="1642746" calcext:value-type="float">
            <text:p>1642746</text:p>
          </table:table-cell>
          <table:table-cell office:value-type="float" office:value="5" calcext:value-type="float">
            <text:p>5</text:p>
          </table:table-cell>
          <table:table-cell office:value-type="float" office:value="0.819740989177345" calcext:value-type="float">
            <text:p>0.819740989177345</text:p>
          </table:table-cell>
          <table:table-cell office:value-type="float" office:value="0.963378663465817" calcext:value-type="float">
            <text:p>0.963378663465817</text:p>
          </table:table-cell>
          <table:table-cell office:value-type="float" office:value="0.97030889634" calcext:value-type="float">
            <text:p>0.97030889634</text:p>
          </table:table-cell>
          <table:table-cell office:value-type="float" office:value="0.656067807205654" calcext:value-type="float">
            <text:p>0.656067807205654</text:p>
          </table:table-cell>
          <table:table-cell office:value-type="float" office:value="0.767914148320454" calcext:value-type="float">
            <text:p>0.767914148320454</text:p>
          </table:table-cell>
          <table:table-cell office:value-type="float" office:value="0.551300710594739" calcext:value-type="float">
            <text:p>0.551300710594739</text:p>
          </table:table-cell>
          <table:table-cell office:value-type="float" office:value="0.979153034586076" calcext:value-type="float">
            <text:p>0.979153034586076</text:p>
          </table:table-cell>
          <table:table-cell office:value-type="float" office:value="-118.786438558869" calcext:value-type="float">
            <text:p>-118.786438558869</text:p>
          </table:table-cell>
          <table:table-cell office:value-type="float" office:value="-96.4171703359092" calcext:value-type="float">
            <text:p>-96.4171703359092</text:p>
          </table:table-cell>
          <table:table-cell office:value-type="float" office:value="-139.739857881052" calcext:value-type="float">
            <text:p>-139.739857881052</text:p>
          </table:table-cell>
        </table:table-row>
        <table:table-row table:style-name="ro1">
          <table:table-cell office:value-type="string" calcext:value-type="string">
            <text:p>2019-11-12 11:58:28</text:p>
          </table:table-cell>
          <table:table-cell office:value-type="float" office:value="26.8787183572131" calcext:value-type="float">
            <text:p>26.8787183572131</text:p>
          </table:table-cell>
          <table:table-cell office:value-type="float" office:value="74.4727273742773" calcext:value-type="float">
            <text:p>74.4727273742773</text:p>
          </table:table-cell>
          <table:table-cell office:value-type="float" office:value="980.977973071615" calcext:value-type="float">
            <text:p>980.97797307161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6036" calcext:value-type="float">
            <text:p>1386036</text:p>
          </table:table-cell>
          <table:table-cell office:value-type="float" office:value="1623720" calcext:value-type="float">
            <text:p>1623720</text:p>
          </table:table-cell>
          <table:table-cell office:value-type="float" office:value="1629834" calcext:value-type="float">
            <text:p>1629834</text:p>
          </table:table-cell>
          <table:table-cell office:value-type="float" office:value="1034026" calcext:value-type="float">
            <text:p>1034026</text:p>
          </table:table-cell>
          <table:table-cell office:value-type="float" office:value="1095927" calcext:value-type="float">
            <text:p>1095927</text:p>
          </table:table-cell>
          <table:table-cell office:value-type="float" office:value="1057545" calcext:value-type="float">
            <text:p>1057545</text:p>
          </table:table-cell>
          <table:table-cell office:value-type="float" office:value="1638323" calcext:value-type="float">
            <text:p>1638323</text:p>
          </table:table-cell>
          <table:table-cell office:value-type="float" office:value="5" calcext:value-type="float">
            <text:p>5</text:p>
          </table:table-cell>
          <table:table-cell office:value-type="float" office:value="0.826141932742826" calcext:value-type="float">
            <text:p>0.826141932742826</text:p>
          </table:table-cell>
          <table:table-cell office:value-type="float" office:value="0.967812653519232" calcext:value-type="float">
            <text:p>0.967812653519232</text:p>
          </table:table-cell>
          <table:table-cell office:value-type="float" office:value="0.971456881935225" calcext:value-type="float">
            <text:p>0.971456881935225</text:p>
          </table:table-cell>
          <table:table-cell office:value-type="float" office:value="0.616327597657156" calcext:value-type="float">
            <text:p>0.616327597657156</text:p>
          </table:table-cell>
          <table:table-cell office:value-type="float" office:value="0.653223473217901" calcext:value-type="float">
            <text:p>0.653223473217901</text:p>
          </table:table-cell>
          <table:table-cell office:value-type="float" office:value="0.630346015733006" calcext:value-type="float">
            <text:p>0.630346015733006</text:p>
          </table:table-cell>
          <table:table-cell office:value-type="float" office:value="0.976516720833387" calcext:value-type="float">
            <text:p>0.976516720833387</text:p>
          </table:table-cell>
          <table:table-cell office:value-type="float" office:value="-126.734480468569" calcext:value-type="float">
            <text:p>-126.734480468569</text:p>
          </table:table-cell>
          <table:table-cell office:value-type="float" office:value="-119.35530535642" calcext:value-type="float">
            <text:p>-119.35530535642</text:p>
          </table:table-cell>
          <table:table-cell office:value-type="float" office:value="-123.930796853399" calcext:value-type="float">
            <text:p>-123.930796853399</text:p>
          </table:table-cell>
        </table:table-row>
        <table:table-row table:style-name="ro1">
          <table:table-cell office:value-type="string" calcext:value-type="string">
            <text:p>2019-11-12 11:58:29</text:p>
          </table:table-cell>
          <table:table-cell office:value-type="float" office:value="26.8736642427975" calcext:value-type="float">
            <text:p>26.8736642427975</text:p>
          </table:table-cell>
          <table:table-cell office:value-type="float" office:value="74.466954125153" calcext:value-type="float">
            <text:p>74.466954125153</text:p>
          </table:table-cell>
          <table:table-cell office:value-type="float" office:value="980.941904398588" calcext:value-type="float">
            <text:p>980.94190439858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5220" calcext:value-type="float">
            <text:p>1375220</text:p>
          </table:table-cell>
          <table:table-cell office:value-type="float" office:value="1618850" calcext:value-type="float">
            <text:p>1618850</text:p>
          </table:table-cell>
          <table:table-cell office:value-type="float" office:value="1629143" calcext:value-type="float">
            <text:p>1629143</text:p>
          </table:table-cell>
          <table:table-cell office:value-type="float" office:value="1245605" calcext:value-type="float">
            <text:p>1245605</text:p>
          </table:table-cell>
          <table:table-cell office:value-type="float" office:value="1046385" calcext:value-type="float">
            <text:p>1046385</text:p>
          </table:table-cell>
          <table:table-cell office:value-type="float" office:value="902792" calcext:value-type="float">
            <text:p>902792</text:p>
          </table:table-cell>
          <table:table-cell office:value-type="float" office:value="1638185" calcext:value-type="float">
            <text:p>1638185</text:p>
          </table:table-cell>
          <table:table-cell office:value-type="float" office:value="5" calcext:value-type="float">
            <text:p>5</text:p>
          </table:table-cell>
          <table:table-cell office:value-type="float" office:value="0.819695093595397" calcext:value-type="float">
            <text:p>0.819695093595397</text:p>
          </table:table-cell>
          <table:table-cell office:value-type="float" office:value="0.964909906972636" calcext:value-type="float">
            <text:p>0.964909906972636</text:p>
          </table:table-cell>
          <table:table-cell office:value-type="float" office:value="0.971045013790728" calcext:value-type="float">
            <text:p>0.971045013790728</text:p>
          </table:table-cell>
          <table:table-cell office:value-type="float" office:value="0.742438524060073" calcext:value-type="float">
            <text:p>0.742438524060073</text:p>
          </table:table-cell>
          <table:table-cell office:value-type="float" office:value="0.623694136583106" calcext:value-type="float">
            <text:p>0.623694136583106</text:p>
          </table:table-cell>
          <table:table-cell office:value-type="float" office:value="0.538106028807882" calcext:value-type="float">
            <text:p>0.538106028807882</text:p>
          </table:table-cell>
          <table:table-cell office:value-type="float" office:value="0.976434466413792" calcext:value-type="float">
            <text:p>0.976434466413792</text:p>
          </table:table-cell>
          <table:table-cell office:value-type="float" office:value="-101.512295187985" calcext:value-type="float">
            <text:p>-101.512295187985</text:p>
          </table:table-cell>
          <table:table-cell office:value-type="float" office:value="-125.261172683379" calcext:value-type="float">
            <text:p>-125.261172683379</text:p>
          </table:table-cell>
          <table:table-cell office:value-type="float" office:value="-142.378794238424" calcext:value-type="float">
            <text:p>-142.378794238424</text:p>
          </table:table-cell>
        </table:table-row>
        <table:table-row table:style-name="ro1">
          <table:table-cell office:value-type="string" calcext:value-type="string">
            <text:p>2019-11-12 11:58:31</text:p>
          </table:table-cell>
          <table:table-cell office:value-type="float" office:value="26.868610128673" calcext:value-type="float">
            <text:p>26.868610128673</text:p>
          </table:table-cell>
          <table:table-cell office:value-type="float" office:value="74.4719159955634" calcext:value-type="float">
            <text:p>74.4719159955634</text:p>
          </table:table-cell>
          <table:table-cell office:value-type="float" office:value="980.98855181316" calcext:value-type="float">
            <text:p>980.9885518131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9810" calcext:value-type="float">
            <text:p>1359810</text:p>
          </table:table-cell>
          <table:table-cell office:value-type="float" office:value="1621576" calcext:value-type="float">
            <text:p>1621576</text:p>
          </table:table-cell>
          <table:table-cell office:value-type="float" office:value="1625490" calcext:value-type="float">
            <text:p>1625490</text:p>
          </table:table-cell>
          <table:table-cell office:value-type="float" office:value="1019784" calcext:value-type="float">
            <text:p>1019784</text:p>
          </table:table-cell>
          <table:table-cell office:value-type="float" office:value="1116267" calcext:value-type="float">
            <text:p>1116267</text:p>
          </table:table-cell>
          <table:table-cell office:value-type="float" office:value="1080275" calcext:value-type="float">
            <text:p>1080275</text:p>
          </table:table-cell>
          <table:table-cell office:value-type="float" office:value="1638400" calcext:value-type="float">
            <text:p>1638400</text:p>
          </table:table-cell>
          <table:table-cell office:value-type="float" office:value="5" calcext:value-type="float">
            <text:p>5</text:p>
          </table:table-cell>
          <table:table-cell office:value-type="float" office:value="0.810510016740563" calcext:value-type="float">
            <text:p>0.810510016740563</text:p>
          </table:table-cell>
          <table:table-cell office:value-type="float" office:value="0.966534729782907" calcext:value-type="float">
            <text:p>0.966534729782907</text:p>
          </table:table-cell>
          <table:table-cell office:value-type="float" office:value="0.968867655857522" calcext:value-type="float">
            <text:p>0.968867655857522</text:p>
          </table:table-cell>
          <table:table-cell office:value-type="float" office:value="0.60783870313629" calcext:value-type="float">
            <text:p>0.60783870313629</text:p>
          </table:table-cell>
          <table:table-cell office:value-type="float" office:value="0.66534705941046" calcext:value-type="float">
            <text:p>0.66534705941046</text:p>
          </table:table-cell>
          <table:table-cell office:value-type="float" office:value="0.643894153105516" calcext:value-type="float">
            <text:p>0.643894153105516</text:p>
          </table:table-cell>
          <table:table-cell office:value-type="float" office:value="0.976562616415336" calcext:value-type="float">
            <text:p>0.976562616415336</text:p>
          </table:table-cell>
          <table:table-cell office:value-type="float" office:value="-128.432259372742" calcext:value-type="float">
            <text:p>-128.432259372742</text:p>
          </table:table-cell>
          <table:table-cell office:value-type="float" office:value="-116.930588117908" calcext:value-type="float">
            <text:p>-116.930588117908</text:p>
          </table:table-cell>
          <table:table-cell office:value-type="float" office:value="-121.221169378897" calcext:value-type="float">
            <text:p>-121.221169378897</text:p>
          </table:table-cell>
        </table:table-row>
        <table:table-row table:style-name="ro1">
          <table:table-cell office:value-type="string" calcext:value-type="string">
            <text:p>2019-11-12 11:58:32</text:p>
          </table:table-cell>
          <table:table-cell office:value-type="float" office:value="26.8787183572131" calcext:value-type="float">
            <text:p>26.8787183572131</text:p>
          </table:table-cell>
          <table:table-cell office:value-type="float" office:value="74.5049329395829" calcext:value-type="float">
            <text:p>74.5049329395829</text:p>
          </table:table-cell>
          <table:table-cell office:value-type="float" office:value="980.895256191125" calcext:value-type="float">
            <text:p>980.89525619112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624" calcext:value-type="float">
            <text:p>1370624</text:p>
          </table:table-cell>
          <table:table-cell office:value-type="float" office:value="1617501" calcext:value-type="float">
            <text:p>1617501</text:p>
          </table:table-cell>
          <table:table-cell office:value-type="float" office:value="1629647" calcext:value-type="float">
            <text:p>1629647</text:p>
          </table:table-cell>
          <table:table-cell office:value-type="float" office:value="1204628" calcext:value-type="float">
            <text:p>1204628</text:p>
          </table:table-cell>
          <table:table-cell office:value-type="float" office:value="1067140" calcext:value-type="float">
            <text:p>1067140</text:p>
          </table:table-cell>
          <table:table-cell office:value-type="float" office:value="890752" calcext:value-type="float">
            <text:p>890752</text:p>
          </table:table-cell>
          <table:table-cell office:value-type="float" office:value="1638423" calcext:value-type="float">
            <text:p>1638423</text:p>
          </table:table-cell>
          <table:table-cell office:value-type="float" office:value="5" calcext:value-type="float">
            <text:p>5</text:p>
          </table:table-cell>
          <table:table-cell office:value-type="float" office:value="0.816955663794954" calcext:value-type="float">
            <text:p>0.816955663794954</text:p>
          </table:table-cell>
          <table:table-cell office:value-type="float" office:value="0.964105840218763" calcext:value-type="float">
            <text:p>0.964105840218763</text:p>
          </table:table-cell>
          <table:table-cell office:value-type="float" office:value="0.971345421236208" calcext:value-type="float">
            <text:p>0.971345421236208</text:p>
          </table:table-cell>
          <table:table-cell office:value-type="float" office:value="0.71801432585887" calcext:value-type="float">
            <text:p>0.71801432585887</text:p>
          </table:table-cell>
          <table:table-cell office:value-type="float" office:value="0.63606508208097" calcext:value-type="float">
            <text:p>0.63606508208097</text:p>
          </table:table-cell>
          <table:table-cell office:value-type="float" office:value="0.530929628721431" calcext:value-type="float">
            <text:p>0.530929628721431</text:p>
          </table:table-cell>
          <table:table-cell office:value-type="float" office:value="0.976576325485268" calcext:value-type="float">
            <text:p>0.976576325485268</text:p>
          </table:table-cell>
          <table:table-cell office:value-type="float" office:value="-106.397134828226" calcext:value-type="float">
            <text:p>-106.397134828226</text:p>
          </table:table-cell>
          <table:table-cell office:value-type="float" office:value="-122.786983583806" calcext:value-type="float">
            <text:p>-122.786983583806</text:p>
          </table:table-cell>
          <table:table-cell office:value-type="float" office:value="-143.814074255714" calcext:value-type="float">
            <text:p>-143.814074255714</text:p>
          </table:table-cell>
        </table:table-row>
        <table:table-row table:style-name="ro1">
          <table:table-cell office:value-type="string" calcext:value-type="string">
            <text:p>2019-11-12 11:58:33</text:p>
          </table:table-cell>
          <table:table-cell office:value-type="float" office:value="26.8736642427975" calcext:value-type="float">
            <text:p>26.8736642427975</text:p>
          </table:table-cell>
          <table:table-cell office:value-type="float" office:value="74.5098944005134" calcext:value-type="float">
            <text:p>74.5098944005134</text:p>
          </table:table-cell>
          <table:table-cell office:value-type="float" office:value="980.941904398588" calcext:value-type="float">
            <text:p>980.94190439858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6307" calcext:value-type="float">
            <text:p>1386307</text:p>
          </table:table-cell>
          <table:table-cell office:value-type="float" office:value="1617777" calcext:value-type="float">
            <text:p>1617777</text:p>
          </table:table-cell>
          <table:table-cell office:value-type="float" office:value="1624782" calcext:value-type="float">
            <text:p>1624782</text:p>
          </table:table-cell>
          <table:table-cell office:value-type="float" office:value="1034895" calcext:value-type="float">
            <text:p>1034895</text:p>
          </table:table-cell>
          <table:table-cell office:value-type="float" office:value="1232848" calcext:value-type="float">
            <text:p>1232848</text:p>
          </table:table-cell>
          <table:table-cell office:value-type="float" office:value="1015923" calcext:value-type="float">
            <text:p>1015923</text:p>
          </table:table-cell>
          <table:table-cell office:value-type="float" office:value="1649594" calcext:value-type="float">
            <text:p>1649594</text:p>
          </table:table-cell>
          <table:table-cell office:value-type="float" office:value="5" calcext:value-type="float">
            <text:p>5</text:p>
          </table:table-cell>
          <table:table-cell office:value-type="float" office:value="0.826303461349423" calcext:value-type="float">
            <text:p>0.826303461349423</text:p>
          </table:table-cell>
          <table:table-cell office:value-type="float" office:value="0.964270349057954" calcext:value-type="float">
            <text:p>0.964270349057954</text:p>
          </table:table-cell>
          <table:table-cell office:value-type="float" office:value="0.968445654922206" calcext:value-type="float">
            <text:p>0.968445654922206</text:p>
          </table:table-cell>
          <table:table-cell office:value-type="float" office:value="0.616845562082" calcext:value-type="float">
            <text:p>0.616845562082</text:p>
          </table:table-cell>
          <table:table-cell office:value-type="float" office:value="0.734834758619637" calcext:value-type="float">
            <text:p>0.734834758619637</text:p>
          </table:table-cell>
          <table:table-cell office:value-type="float" office:value="0.605537367527171" calcext:value-type="float">
            <text:p>0.605537367527171</text:p>
          </table:table-cell>
          <table:table-cell office:value-type="float" office:value="0.983234761146874" calcext:value-type="float">
            <text:p>0.983234761146874</text:p>
          </table:table-cell>
          <table:table-cell office:value-type="float" office:value="-126.6308875836" calcext:value-type="float">
            <text:p>-126.6308875836</text:p>
          </table:table-cell>
          <table:table-cell office:value-type="float" office:value="-103.033048276073" calcext:value-type="float">
            <text:p>-103.033048276073</text:p>
          </table:table-cell>
          <table:table-cell office:value-type="float" office:value="-128.892526494566" calcext:value-type="float">
            <text:p>-128.892526494566</text:p>
          </table:table-cell>
        </table:table-row>
        <table:table-row table:style-name="ro1">
          <table:table-cell office:value-type="string" calcext:value-type="string">
            <text:p>2019-11-12 11:58:35</text:p>
          </table:table-cell>
          <table:table-cell office:value-type="float" office:value="26.8736642427975" calcext:value-type="float">
            <text:p>26.8736642427975</text:p>
          </table:table-cell>
          <table:table-cell office:value-type="float" office:value="74.493791861826" calcext:value-type="float">
            <text:p>74.493791861826</text:p>
          </table:table-cell>
          <table:table-cell office:value-type="float" office:value="980.969476484915" calcext:value-type="float">
            <text:p>980.96947648491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4110" calcext:value-type="float">
            <text:p>1364110</text:p>
          </table:table-cell>
          <table:table-cell office:value-type="float" office:value="1625114" calcext:value-type="float">
            <text:p>1625114</text:p>
          </table:table-cell>
          <table:table-cell office:value-type="float" office:value="1628925" calcext:value-type="float">
            <text:p>1628925</text:p>
          </table:table-cell>
          <table:table-cell office:value-type="float" office:value="992886" calcext:value-type="float">
            <text:p>992886</text:p>
          </table:table-cell>
          <table:table-cell office:value-type="float" office:value="1196429" calcext:value-type="float">
            <text:p>1196429</text:p>
          </table:table-cell>
          <table:table-cell office:value-type="float" office:value="1120043" calcext:value-type="float">
            <text:p>1120043</text:p>
          </table:table-cell>
          <table:table-cell office:value-type="float" office:value="1641230" calcext:value-type="float">
            <text:p>1641230</text:p>
          </table:table-cell>
          <table:table-cell office:value-type="float" office:value="5" calcext:value-type="float">
            <text:p>5</text:p>
          </table:table-cell>
          <table:table-cell office:value-type="float" office:value="0.813073016771438" calcext:value-type="float">
            <text:p>0.813073016771438</text:p>
          </table:table-cell>
          <table:table-cell office:value-type="float" office:value="0.96864354236645" calcext:value-type="float">
            <text:p>0.96864354236645</text:p>
          </table:table-cell>
          <table:table-cell office:value-type="float" office:value="0.970915075649628" calcext:value-type="float">
            <text:p>0.970915075649628</text:p>
          </table:table-cell>
          <table:table-cell office:value-type="float" office:value="0.591806243873387" calcext:value-type="float">
            <text:p>0.591806243873387</text:p>
          </table:table-cell>
          <table:table-cell office:value-type="float" office:value="0.713127340451162" calcext:value-type="float">
            <text:p>0.713127340451162</text:p>
          </table:table-cell>
          <table:table-cell office:value-type="float" office:value="0.66759773106548" calcext:value-type="float">
            <text:p>0.66759773106548</text:p>
          </table:table-cell>
          <table:table-cell office:value-type="float" office:value="0.978249428063563" calcext:value-type="float">
            <text:p>0.978249428063563</text:p>
          </table:table-cell>
          <table:table-cell office:value-type="float" office:value="-131.638751225323" calcext:value-type="float">
            <text:p>-131.638751225323</text:p>
          </table:table-cell>
          <table:table-cell office:value-type="float" office:value="-107.374531909768" calcext:value-type="float">
            <text:p>-107.374531909768</text:p>
          </table:table-cell>
          <table:table-cell office:value-type="float" office:value="-116.480453786904" calcext:value-type="float">
            <text:p>-116.480453786904</text:p>
          </table:table-cell>
        </table:table-row>
        <table:table-row table:style-name="ro1">
          <table:table-cell office:value-type="string" calcext:value-type="string">
            <text:p>2019-11-12 11:58:36</text:p>
          </table:table-cell>
          <table:table-cell office:value-type="float" office:value="26.8787183572131" calcext:value-type="float">
            <text:p>26.8787183572131</text:p>
          </table:table-cell>
          <table:table-cell office:value-type="float" office:value="74.4780949900197" calcext:value-type="float">
            <text:p>74.4780949900197</text:p>
          </table:table-cell>
          <table:table-cell office:value-type="float" office:value="980.895256191125" calcext:value-type="float">
            <text:p>980.89525619112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1806" calcext:value-type="float">
            <text:p>1361806</text:p>
          </table:table-cell>
          <table:table-cell office:value-type="float" office:value="1616810" calcext:value-type="float">
            <text:p>1616810</text:p>
          </table:table-cell>
          <table:table-cell office:value-type="float" office:value="1629702" calcext:value-type="float">
            <text:p>1629702</text:p>
          </table:table-cell>
          <table:table-cell office:value-type="float" office:value="1185710" calcext:value-type="float">
            <text:p>1185710</text:p>
          </table:table-cell>
          <table:table-cell office:value-type="float" office:value="1121798" calcext:value-type="float">
            <text:p>1121798</text:p>
          </table:table-cell>
          <table:table-cell office:value-type="float" office:value="857777" calcext:value-type="float">
            <text:p>857777</text:p>
          </table:table-cell>
          <table:table-cell office:value-type="float" office:value="1638799" calcext:value-type="float">
            <text:p>1638799</text:p>
          </table:table-cell>
          <table:table-cell office:value-type="float" office:value="5" calcext:value-type="float">
            <text:p>5</text:p>
          </table:table-cell>
          <table:table-cell office:value-type="float" office:value="0.811699725592104" calcext:value-type="float">
            <text:p>0.811699725592104</text:p>
          </table:table-cell>
          <table:table-cell office:value-type="float" office:value="0.963693972074267" calcext:value-type="float">
            <text:p>0.963693972074267</text:p>
          </table:table-cell>
          <table:table-cell office:value-type="float" office:value="0.971378203794742" calcext:value-type="float">
            <text:p>0.971378203794742</text:p>
          </table:table-cell>
          <table:table-cell office:value-type="float" office:value="0.706738317816057" calcext:value-type="float">
            <text:p>0.706738317816057</text:p>
          </table:table-cell>
          <table:table-cell office:value-type="float" office:value="0.668643792705988" calcext:value-type="float">
            <text:p>0.668643792705988</text:p>
          </table:table-cell>
          <table:table-cell office:value-type="float" office:value="0.511274994763731" calcext:value-type="float">
            <text:p>0.511274994763731</text:p>
          </table:table-cell>
          <table:table-cell office:value-type="float" office:value="0.97680043897634" calcext:value-type="float">
            <text:p>0.97680043897634</text:p>
          </table:table-cell>
          <table:table-cell office:value-type="float" office:value="-108.652336436789" calcext:value-type="float">
            <text:p>-108.652336436789</text:p>
          </table:table-cell>
          <table:table-cell office:value-type="float" office:value="-116.271241458802" calcext:value-type="float">
            <text:p>-116.271241458802</text:p>
          </table:table-cell>
          <table:table-cell office:value-type="float" office:value="-147.745001047254" calcext:value-type="float">
            <text:p>-147.745001047254</text:p>
          </table:table-cell>
        </table:table-row>
        <table:table-row table:style-name="ro1">
          <table:table-cell office:value-type="string" calcext:value-type="string">
            <text:p>2019-11-12 11:58:37</text:p>
          </table:table-cell>
          <table:table-cell office:value-type="float" office:value="26.8787183572131" calcext:value-type="float">
            <text:p>26.8787183572131</text:p>
          </table:table-cell>
          <table:table-cell office:value-type="float" office:value="74.4083153137979" calcext:value-type="float">
            <text:p>74.4083153137979</text:p>
          </table:table-cell>
          <table:table-cell office:value-type="float" office:value="980.950400756242" calcext:value-type="float">
            <text:p>980.95040075624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4914" calcext:value-type="float">
            <text:p>1384914</text:p>
          </table:table-cell>
          <table:table-cell office:value-type="float" office:value="1618160" calcext:value-type="float">
            <text:p>1618160</text:p>
          </table:table-cell>
          <table:table-cell office:value-type="float" office:value="1624819" calcext:value-type="float">
            <text:p>1624819</text:p>
          </table:table-cell>
          <table:table-cell office:value-type="float" office:value="1013662" calcext:value-type="float">
            <text:p>1013662</text:p>
          </table:table-cell>
          <table:table-cell office:value-type="float" office:value="1264356" calcext:value-type="float">
            <text:p>1264356</text:p>
          </table:table-cell>
          <table:table-cell office:value-type="float" office:value="905118" calcext:value-type="float">
            <text:p>905118</text:p>
          </table:table-cell>
          <table:table-cell office:value-type="float" office:value="1647887" calcext:value-type="float">
            <text:p>1647887</text:p>
          </table:table-cell>
          <table:table-cell office:value-type="float" office:value="5" calcext:value-type="float">
            <text:p>5</text:p>
          </table:table-cell>
          <table:table-cell office:value-type="float" office:value="0.825473168548723" calcext:value-type="float">
            <text:p>0.825473168548723</text:p>
          </table:table-cell>
          <table:table-cell office:value-type="float" office:value="0.964498634874658" calcext:value-type="float">
            <text:p>0.964498634874658</text:p>
          </table:table-cell>
          <table:table-cell office:value-type="float" office:value="0.968467708643402" calcext:value-type="float">
            <text:p>0.968467708643402</text:p>
          </table:table-cell>
          <table:table-cell office:value-type="float" office:value="0.604189706348146" calcext:value-type="float">
            <text:p>0.604189706348146</text:p>
          </table:table-cell>
          <table:table-cell office:value-type="float" office:value="0.753614992334246" calcext:value-type="float">
            <text:p>0.753614992334246</text:p>
          </table:table-cell>
          <table:table-cell office:value-type="float" office:value="0.53949243301063" calcext:value-type="float">
            <text:p>0.53949243301063</text:p>
          </table:table-cell>
          <table:table-cell office:value-type="float" office:value="0.982217309739269" calcext:value-type="float">
            <text:p>0.982217309739269</text:p>
          </table:table-cell>
          <table:table-cell office:value-type="float" office:value="-129.162058730371" calcext:value-type="float">
            <text:p>-129.162058730371</text:p>
          </table:table-cell>
          <table:table-cell office:value-type="float" office:value="-99.2770015331509" calcext:value-type="float">
            <text:p>-99.2770015331509</text:p>
          </table:table-cell>
          <table:table-cell office:value-type="float" office:value="-142.101513397874" calcext:value-type="float">
            <text:p>-142.101513397874</text:p>
          </table:table-cell>
        </table:table-row>
        <table:table-row table:style-name="ro1">
          <table:table-cell office:value-type="string" calcext:value-type="string">
            <text:p>2019-11-12 11:58:38</text:p>
          </table:table-cell>
          <table:table-cell office:value-type="float" office:value="26.8635560148396" calcext:value-type="float">
            <text:p>26.8635560148396</text:p>
          </table:table-cell>
          <table:table-cell office:value-type="float" office:value="74.3373215851155" calcext:value-type="float">
            <text:p>74.3373215851155</text:p>
          </table:table-cell>
          <table:table-cell office:value-type="float" office:value="980.814625496445" calcext:value-type="float">
            <text:p>980.81462549644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2923" calcext:value-type="float">
            <text:p>1362923</text:p>
          </table:table-cell>
          <table:table-cell office:value-type="float" office:value="1622001" calcext:value-type="float">
            <text:p>1622001</text:p>
          </table:table-cell>
          <table:table-cell office:value-type="float" office:value="1626685" calcext:value-type="float">
            <text:p>1626685</text:p>
          </table:table-cell>
          <table:table-cell office:value-type="float" office:value="996726" calcext:value-type="float">
            <text:p>996726</text:p>
          </table:table-cell>
          <table:table-cell office:value-type="float" office:value="1139942" calcext:value-type="float">
            <text:p>1139942</text:p>
          </table:table-cell>
          <table:table-cell office:value-type="float" office:value="1098530" calcext:value-type="float">
            <text:p>1098530</text:p>
          </table:table-cell>
          <table:table-cell office:value-type="float" office:value="1639511" calcext:value-type="float">
            <text:p>1639511</text:p>
          </table:table-cell>
          <table:table-cell office:value-type="float" office:value="5" calcext:value-type="float">
            <text:p>5</text:p>
          </table:table-cell>
          <table:table-cell office:value-type="float" office:value="0.812365509553612" calcext:value-type="float">
            <text:p>0.812365509553612</text:p>
          </table:table-cell>
          <table:table-cell office:value-type="float" office:value="0.9667880495534" calcext:value-type="float">
            <text:p>0.9667880495534</text:p>
          </table:table-cell>
          <table:table-cell office:value-type="float" office:value="0.969579931447498" calcext:value-type="float">
            <text:p>0.969579931447498</text:p>
          </table:table-cell>
          <table:table-cell office:value-type="float" office:value="0.59409506250561" calcext:value-type="float">
            <text:p>0.59409506250561</text:p>
          </table:table-cell>
          <table:table-cell office:value-type="float" office:value="0.679458460743244" calcext:value-type="float">
            <text:p>0.679458460743244</text:p>
          </table:table-cell>
          <table:table-cell office:value-type="float" office:value="0.654774982306359" calcext:value-type="float">
            <text:p>0.654774982306359</text:p>
          </table:table-cell>
          <table:table-cell office:value-type="float" office:value="0.977224824097732" calcext:value-type="float">
            <text:p>0.977224824097732</text:p>
          </table:table-cell>
          <table:table-cell office:value-type="float" office:value="-131.180987498878" calcext:value-type="float">
            <text:p>-131.180987498878</text:p>
          </table:table-cell>
          <table:table-cell office:value-type="float" office:value="-114.108307851351" calcext:value-type="float">
            <text:p>-114.108307851351</text:p>
          </table:table-cell>
          <table:table-cell office:value-type="float" office:value="-119.045003538728" calcext:value-type="float">
            <text:p>-119.045003538728</text:p>
          </table:table-cell>
        </table:table-row>
        <table:table-row table:style-name="ro1">
          <table:table-cell office:value-type="string" calcext:value-type="string">
            <text:p>2019-11-12 11:58:40</text:p>
          </table:table-cell>
          <table:table-cell office:value-type="float" office:value="26.8736642427975" calcext:value-type="float">
            <text:p>26.8736642427975</text:p>
          </table:table-cell>
          <table:table-cell office:value-type="float" office:value="74.3220266277299" calcext:value-type="float">
            <text:p>74.3220266277299</text:p>
          </table:table-cell>
          <table:table-cell office:value-type="float" office:value="980.941904398588" calcext:value-type="float">
            <text:p>980.94190439858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5498" calcext:value-type="float">
            <text:p>1385498</text:p>
          </table:table-cell>
          <table:table-cell office:value-type="float" office:value="1617840" calcext:value-type="float">
            <text:p>1617840</text:p>
          </table:table-cell>
          <table:table-cell office:value-type="float" office:value="1628166" calcext:value-type="float">
            <text:p>1628166</text:p>
          </table:table-cell>
          <table:table-cell office:value-type="float" office:value="1249500" calcext:value-type="float">
            <text:p>1249500</text:p>
          </table:table-cell>
          <table:table-cell office:value-type="float" office:value="1036893" calcext:value-type="float">
            <text:p>1036893</text:p>
          </table:table-cell>
          <table:table-cell office:value-type="float" office:value="946963" calcext:value-type="float">
            <text:p>946963</text:p>
          </table:table-cell>
          <table:table-cell office:value-type="float" office:value="1636583" calcext:value-type="float">
            <text:p>1636583</text:p>
          </table:table-cell>
          <table:table-cell office:value-type="float" office:value="5" calcext:value-type="float">
            <text:p>5</text:p>
          </table:table-cell>
          <table:table-cell office:value-type="float" office:value="0.825821259715707" calcext:value-type="float">
            <text:p>0.825821259715707</text:p>
          </table:table-cell>
          <table:table-cell office:value-type="float" office:value="0.964307899988639" calcext:value-type="float">
            <text:p>0.964307899988639</text:p>
          </table:table-cell>
          <table:table-cell office:value-type="float" office:value="0.970462676341853" calcext:value-type="float">
            <text:p>0.970462676341853</text:p>
          </table:table-cell>
          <table:table-cell office:value-type="float" office:value="0.744760125250831" calcext:value-type="float">
            <text:p>0.744760125250831</text:p>
          </table:table-cell>
          <table:table-cell office:value-type="float" office:value="0.618036463026579" calcext:value-type="float">
            <text:p>0.618036463026579</text:p>
          </table:table-cell>
          <table:table-cell office:value-type="float" office:value="0.564433999590158" calcext:value-type="float">
            <text:p>0.564433999590158</text:p>
          </table:table-cell>
          <table:table-cell office:value-type="float" office:value="0.975479599890661" calcext:value-type="float">
            <text:p>0.975479599890661</text:p>
          </table:table-cell>
          <table:table-cell office:value-type="float" office:value="-101.047974949834" calcext:value-type="float">
            <text:p>-101.047974949834</text:p>
          </table:table-cell>
          <table:table-cell office:value-type="float" office:value="-126.392707394684" calcext:value-type="float">
            <text:p>-126.392707394684</text:p>
          </table:table-cell>
          <table:table-cell office:value-type="float" office:value="-137.113200081968" calcext:value-type="float">
            <text:p>-137.113200081968</text:p>
          </table:table-cell>
        </table:table-row>
        <table:table-row table:style-name="ro1">
          <table:table-cell office:value-type="string" calcext:value-type="string">
            <text:p>2019-11-12 11:58:41</text:p>
          </table:table-cell>
          <table:table-cell office:value-type="float" office:value="26.8736642427975" calcext:value-type="float">
            <text:p>26.8736642427975</text:p>
          </table:table-cell>
          <table:table-cell office:value-type="float" office:value="74.3273944247457" calcext:value-type="float">
            <text:p>74.3273944247457</text:p>
          </table:table-cell>
          <table:table-cell office:value-type="float" office:value="980.997048593118" calcext:value-type="float">
            <text:p>980.99704859311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5032" calcext:value-type="float">
            <text:p>1375032</text:p>
          </table:table-cell>
          <table:table-cell office:value-type="float" office:value="1618918" calcext:value-type="float">
            <text:p>1618918</text:p>
          </table:table-cell>
          <table:table-cell office:value-type="float" office:value="1624109" calcext:value-type="float">
            <text:p>1624109</text:p>
          </table:table-cell>
          <table:table-cell office:value-type="float" office:value="989181" calcext:value-type="float">
            <text:p>989181</text:p>
          </table:table-cell>
          <table:table-cell office:value-type="float" office:value="1222703" calcext:value-type="float">
            <text:p>1222703</text:p>
          </table:table-cell>
          <table:table-cell office:value-type="float" office:value="1103383" calcext:value-type="float">
            <text:p>1103383</text:p>
          </table:table-cell>
          <table:table-cell office:value-type="float" office:value="1642509" calcext:value-type="float">
            <text:p>1642509</text:p>
          </table:table-cell>
          <table:table-cell office:value-type="float" office:value="5" calcext:value-type="float">
            <text:p>5</text:p>
          </table:table-cell>
          <table:table-cell office:value-type="float" office:value="0.819583036849861" calcext:value-type="float">
            <text:p>0.819583036849861</text:p>
          </table:table-cell>
          <table:table-cell office:value-type="float" office:value="0.964950438135915" calcext:value-type="float">
            <text:p>0.964950438135915</text:p>
          </table:table-cell>
          <table:table-cell office:value-type="float" office:value="0.968044515615048" calcext:value-type="float">
            <text:p>0.968044515615048</text:p>
          </table:table-cell>
          <table:table-cell office:value-type="float" office:value="0.589597891521202" calcext:value-type="float">
            <text:p>0.589597891521202</text:p>
          </table:table-cell>
          <table:table-cell office:value-type="float" office:value="0.728787866686328" calcext:value-type="float">
            <text:p>0.728787866686328</text:p>
          </table:table-cell>
          <table:table-cell office:value-type="float" office:value="0.657667596062135" calcext:value-type="float">
            <text:p>0.657667596062135</text:p>
          </table:table-cell>
          <table:table-cell office:value-type="float" office:value="0.979011771561118" calcext:value-type="float">
            <text:p>0.979011771561118</text:p>
          </table:table-cell>
          <table:table-cell office:value-type="float" office:value="-132.080421695759" calcext:value-type="float">
            <text:p>-132.080421695759</text:p>
          </table:table-cell>
          <table:table-cell office:value-type="float" office:value="-104.242426662734" calcext:value-type="float">
            <text:p>-104.242426662734</text:p>
          </table:table-cell>
          <table:table-cell office:value-type="float" office:value="-118.466480787573" calcext:value-type="float">
            <text:p>-118.466480787573</text:p>
          </table:table-cell>
        </table:table-row>
        <table:table-row table:style-name="ro1">
          <table:table-cell office:value-type="string" calcext:value-type="string">
            <text:p>2019-11-12 11:58:42</text:p>
          </table:table-cell>
          <table:table-cell office:value-type="float" office:value="26.8635560148396" calcext:value-type="float">
            <text:p>26.8635560148396</text:p>
          </table:table-cell>
          <table:table-cell office:value-type="float" office:value="74.3426892366965" calcext:value-type="float">
            <text:p>74.3426892366965</text:p>
          </table:table-cell>
          <table:table-cell office:value-type="float" office:value="980.924911790641" calcext:value-type="float">
            <text:p>980.92491179064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4925" calcext:value-type="float">
            <text:p>1384925</text:p>
          </table:table-cell>
          <table:table-cell office:value-type="float" office:value="1617880" calcext:value-type="float">
            <text:p>1617880</text:p>
          </table:table-cell>
          <table:table-cell office:value-type="float" office:value="1624405" calcext:value-type="float">
            <text:p>1624405</text:p>
          </table:table-cell>
          <table:table-cell office:value-type="float" office:value="1024389" calcext:value-type="float">
            <text:p>1024389</text:p>
          </table:table-cell>
          <table:table-cell office:value-type="float" office:value="1235887" calcext:value-type="float">
            <text:p>1235887</text:p>
          </table:table-cell>
          <table:table-cell office:value-type="float" office:value="1042119" calcext:value-type="float">
            <text:p>1042119</text:p>
          </table:table-cell>
          <table:table-cell office:value-type="float" office:value="1642893" calcext:value-type="float">
            <text:p>1642893</text:p>
          </table:table-cell>
          <table:table-cell office:value-type="float" office:value="5" calcext:value-type="float">
            <text:p>5</text:p>
          </table:table-cell>
          <table:table-cell office:value-type="float" office:value="0.82547972506043" calcext:value-type="float">
            <text:p>0.82547972506043</text:p>
          </table:table-cell>
          <table:table-cell office:value-type="float" office:value="0.964331741849392" calcext:value-type="float">
            <text:p>0.964331741849392</text:p>
          </table:table-cell>
          <table:table-cell office:value-type="float" office:value="0.968220945384615" calcext:value-type="float">
            <text:p>0.968220945384615</text:p>
          </table:table-cell>
          <table:table-cell office:value-type="float" office:value="0.610583497355401" calcext:value-type="float">
            <text:p>0.610583497355401</text:p>
          </table:table-cell>
          <table:table-cell office:value-type="float" office:value="0.736646143990295" calcext:value-type="float">
            <text:p>0.736646143990295</text:p>
          </table:table-cell>
          <table:table-cell office:value-type="float" office:value="0.62115140213387" calcext:value-type="float">
            <text:p>0.62115140213387</text:p>
          </table:table-cell>
          <table:table-cell office:value-type="float" office:value="0.979240653424341" calcext:value-type="float">
            <text:p>0.979240653424341</text:p>
          </table:table-cell>
          <table:table-cell office:value-type="float" office:value="-127.88330052892" calcext:value-type="float">
            <text:p>-127.88330052892</text:p>
          </table:table-cell>
          <table:table-cell office:value-type="float" office:value="-102.670771201941" calcext:value-type="float">
            <text:p>-102.670771201941</text:p>
          </table:table-cell>
          <table:table-cell office:value-type="float" office:value="-125.769719573226" calcext:value-type="float">
            <text:p>-125.769719573226</text:p>
          </table:table-cell>
        </table:table-row>
        <table:table-row table:style-name="ro1">
          <table:table-cell office:value-type="string" calcext:value-type="string">
            <text:p>2019-11-12 11:58:43</text:p>
          </table:table-cell>
          <table:table-cell office:value-type="float" office:value="26.8635560148396" calcext:value-type="float">
            <text:p>26.8635560148396</text:p>
          </table:table-cell>
          <table:table-cell office:value-type="float" office:value="74.3319539249253" calcext:value-type="float">
            <text:p>74.3319539249253</text:p>
          </table:table-cell>
          <table:table-cell office:value-type="float" office:value="980.924911790641" calcext:value-type="float">
            <text:p>980.92491179064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9831" calcext:value-type="float">
            <text:p>1369831</text:p>
          </table:table-cell>
          <table:table-cell office:value-type="float" office:value="1626667" calcext:value-type="float">
            <text:p>1626667</text:p>
          </table:table-cell>
          <table:table-cell office:value-type="float" office:value="1626939" calcext:value-type="float">
            <text:p>1626939</text:p>
          </table:table-cell>
          <table:table-cell office:value-type="float" office:value="984984" calcext:value-type="float">
            <text:p>984984</text:p>
          </table:table-cell>
          <table:table-cell office:value-type="float" office:value="1211271" calcext:value-type="float">
            <text:p>1211271</text:p>
          </table:table-cell>
          <table:table-cell office:value-type="float" office:value="1073941" calcext:value-type="float">
            <text:p>1073941</text:p>
          </table:table-cell>
          <table:table-cell office:value-type="float" office:value="1642492" calcext:value-type="float">
            <text:p>1642492</text:p>
          </table:table-cell>
          <table:table-cell office:value-type="float" office:value="5" calcext:value-type="float">
            <text:p>5</text:p>
          </table:table-cell>
          <table:table-cell office:value-type="float" office:value="0.816482998905539" calcext:value-type="float">
            <text:p>0.816482998905539</text:p>
          </table:table-cell>
          <table:table-cell office:value-type="float" office:value="0.969569202610159" calcext:value-type="float">
            <text:p>0.969569202610159</text:p>
          </table:table-cell>
          <table:table-cell office:value-type="float" office:value="0.969731327263275" calcext:value-type="float">
            <text:p>0.969731327263275</text:p>
          </table:table-cell>
          <table:table-cell office:value-type="float" office:value="0.587096284281764" calcext:value-type="float">
            <text:p>0.587096284281764</text:p>
          </table:table-cell>
          <table:table-cell office:value-type="float" office:value="0.721973862883313" calcext:value-type="float">
            <text:p>0.721973862883313</text:p>
          </table:table-cell>
          <table:table-cell office:value-type="float" office:value="0.640118794455385" calcext:value-type="float">
            <text:p>0.640118794455385</text:p>
          </table:table-cell>
          <table:table-cell office:value-type="float" office:value="0.979001638770299" calcext:value-type="float">
            <text:p>0.979001638770299</text:p>
          </table:table-cell>
          <table:table-cell office:value-type="float" office:value="-132.580743143647" calcext:value-type="float">
            <text:p>-132.580743143647</text:p>
          </table:table-cell>
          <table:table-cell office:value-type="float" office:value="-105.605227423337" calcext:value-type="float">
            <text:p>-105.605227423337</text:p>
          </table:table-cell>
          <table:table-cell office:value-type="float" office:value="-121.976241108923" calcext:value-type="float">
            <text:p>-121.976241108923</text:p>
          </table:table-cell>
        </table:table-row>
        <table:table-row table:style-name="ro1">
          <table:table-cell office:value-type="string" calcext:value-type="string">
            <text:p>2019-11-12 11:58:45</text:p>
          </table:table-cell>
          <table:table-cell office:value-type="float" office:value="26.8585019012971" calcext:value-type="float">
            <text:p>26.8585019012971</text:p>
          </table:table-cell>
          <table:table-cell office:value-type="float" office:value="74.3583876822969" calcext:value-type="float">
            <text:p>74.3583876822969</text:p>
          </table:table-cell>
          <table:table-cell office:value-type="float" office:value="980.916415540352" calcext:value-type="float">
            <text:p>980.91641554035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9625" calcext:value-type="float">
            <text:p>1369625</text:p>
          </table:table-cell>
          <table:table-cell office:value-type="float" office:value="1619015" calcext:value-type="float">
            <text:p>1619015</text:p>
          </table:table-cell>
          <table:table-cell office:value-type="float" office:value="1624093" calcext:value-type="float">
            <text:p>1624093</text:p>
          </table:table-cell>
          <table:table-cell office:value-type="float" office:value="987272" calcext:value-type="float">
            <text:p>987272</text:p>
          </table:table-cell>
          <table:table-cell office:value-type="float" office:value="1190157" calcext:value-type="float">
            <text:p>1190157</text:p>
          </table:table-cell>
          <table:table-cell office:value-type="float" office:value="1102312" calcext:value-type="float">
            <text:p>1102312</text:p>
          </table:table-cell>
          <table:table-cell office:value-type="float" office:value="1641570" calcext:value-type="float">
            <text:p>1641570</text:p>
          </table:table-cell>
          <table:table-cell office:value-type="float" office:value="5" calcext:value-type="float">
            <text:p>5</text:p>
          </table:table-cell>
          <table:table-cell office:value-type="float" office:value="0.816360213322665" calcext:value-type="float">
            <text:p>0.816360213322665</text:p>
          </table:table-cell>
          <table:table-cell office:value-type="float" office:value="0.965008254648239" calcext:value-type="float">
            <text:p>0.965008254648239</text:p>
          </table:table-cell>
          <table:table-cell office:value-type="float" office:value="0.968034978870747" calcext:value-type="float">
            <text:p>0.968034978870747</text:p>
          </table:table-cell>
          <table:table-cell office:value-type="float" office:value="0.588460038716798" calcext:value-type="float">
            <text:p>0.588460038716798</text:p>
          </table:table-cell>
          <table:table-cell office:value-type="float" office:value="0.709388936685197" calcext:value-type="float">
            <text:p>0.709388936685197</text:p>
          </table:table-cell>
          <table:table-cell office:value-type="float" office:value="0.657029230240492" calcext:value-type="float">
            <text:p>0.657029230240492</text:p>
          </table:table-cell>
          <table:table-cell office:value-type="float" office:value="0.978452083879958" calcext:value-type="float">
            <text:p>0.978452083879958</text:p>
          </table:table-cell>
          <table:table-cell office:value-type="float" office:value="-132.30799225664" calcext:value-type="float">
            <text:p>-132.30799225664</text:p>
          </table:table-cell>
          <table:table-cell office:value-type="float" office:value="-108.122212662961" calcext:value-type="float">
            <text:p>-108.122212662961</text:p>
          </table:table-cell>
          <table:table-cell office:value-type="float" office:value="-118.594153951902" calcext:value-type="float">
            <text:p>-118.594153951902</text:p>
          </table:table-cell>
        </table:table-row>
        <table:table-row table:style-name="ro1">
          <table:table-cell office:value-type="string" calcext:value-type="string">
            <text:p>2019-11-12 11:58:46</text:p>
          </table:table-cell>
          <table:table-cell office:value-type="float" office:value="26.8635560148396" calcext:value-type="float">
            <text:p>26.8635560148396</text:p>
          </table:table-cell>
          <table:table-cell office:value-type="float" office:value="74.3802625567025" calcext:value-type="float">
            <text:p>74.3802625567025</text:p>
          </table:table-cell>
          <table:table-cell office:value-type="float" office:value="980.924911790641" calcext:value-type="float">
            <text:p>980.92491179064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1187" calcext:value-type="float">
            <text:p>1371187</text:p>
          </table:table-cell>
          <table:table-cell office:value-type="float" office:value="1620948" calcext:value-type="float">
            <text:p>1620948</text:p>
          </table:table-cell>
          <table:table-cell office:value-type="float" office:value="1626115" calcext:value-type="float">
            <text:p>1626115</text:p>
          </table:table-cell>
          <table:table-cell office:value-type="float" office:value="1123605" calcext:value-type="float">
            <text:p>1123605</text:p>
          </table:table-cell>
          <table:table-cell office:value-type="float" office:value="1058200" calcext:value-type="float">
            <text:p>1058200</text:p>
          </table:table-cell>
          <table:table-cell office:value-type="float" office:value="1055272" calcext:value-type="float">
            <text:p>1055272</text:p>
          </table:table-cell>
          <table:table-cell office:value-type="float" office:value="1637422" calcext:value-type="float">
            <text:p>1637422</text:p>
          </table:table-cell>
          <table:table-cell office:value-type="float" office:value="5" calcext:value-type="float">
            <text:p>5</text:p>
          </table:table-cell>
          <table:table-cell office:value-type="float" office:value="0.817291237985043" calcext:value-type="float">
            <text:p>0.817291237985043</text:p>
          </table:table-cell>
          <table:table-cell office:value-type="float" office:value="0.966160412569095" calcext:value-type="float">
            <text:p>0.966160412569095</text:p>
          </table:table-cell>
          <table:table-cell office:value-type="float" office:value="0.969240184931777" calcext:value-type="float">
            <text:p>0.969240184931777</text:p>
          </table:table-cell>
          <table:table-cell office:value-type="float" office:value="0.669720848765474" calcext:value-type="float">
            <text:p>0.669720848765474</text:p>
          </table:table-cell>
          <table:table-cell office:value-type="float" office:value="0.630736426202825" calcext:value-type="float">
            <text:p>0.630736426202825</text:p>
          </table:table-cell>
          <table:table-cell office:value-type="float" office:value="0.628991201995755" calcext:value-type="float">
            <text:p>0.628991201995755</text:p>
          </table:table-cell>
          <table:table-cell office:value-type="float" office:value="0.975979682919941" calcext:value-type="float">
            <text:p>0.975979682919941</text:p>
          </table:table-cell>
          <table:table-cell office:value-type="float" office:value="-116.055830246905" calcext:value-type="float">
            <text:p>-116.055830246905</text:p>
          </table:table-cell>
          <table:table-cell office:value-type="float" office:value="-123.852714759435" calcext:value-type="float">
            <text:p>-123.852714759435</text:p>
          </table:table-cell>
          <table:table-cell office:value-type="float" office:value="-124.201759600849" calcext:value-type="float">
            <text:p>-124.201759600849</text:p>
          </table:table-cell>
        </table:table-row>
        <table:table-row table:style-name="ro1">
          <table:table-cell office:value-type="string" calcext:value-type="string">
            <text:p>2019-11-12 11:58:47</text:p>
          </table:table-cell>
          <table:table-cell office:value-type="float" office:value="26.8585019012971" calcext:value-type="float">
            <text:p>26.8585019012971</text:p>
          </table:table-cell>
          <table:table-cell office:value-type="float" office:value="74.3583876822969" calcext:value-type="float">
            <text:p>74.3583876822969</text:p>
          </table:table-cell>
          <table:table-cell office:value-type="float" office:value="980.916415540352" calcext:value-type="float">
            <text:p>980.91641554035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1092" calcext:value-type="float">
            <text:p>1361092</text:p>
          </table:table-cell>
          <table:table-cell office:value-type="float" office:value="1615903" calcext:value-type="float">
            <text:p>1615903</text:p>
          </table:table-cell>
          <table:table-cell office:value-type="float" office:value="1634376" calcext:value-type="float">
            <text:p>1634376</text:p>
          </table:table-cell>
          <table:table-cell office:value-type="float" office:value="1219182" calcext:value-type="float">
            <text:p>1219182</text:p>
          </table:table-cell>
          <table:table-cell office:value-type="float" office:value="1043550" calcext:value-type="float">
            <text:p>1043550</text:p>
          </table:table-cell>
          <table:table-cell office:value-type="float" office:value="990687" calcext:value-type="float">
            <text:p>990687</text:p>
          </table:table-cell>
          <table:table-cell office:value-type="float" office:value="1641252" calcext:value-type="float">
            <text:p>1641252</text:p>
          </table:table-cell>
          <table:table-cell office:value-type="float" office:value="5" calcext:value-type="float">
            <text:p>5</text:p>
          </table:table-cell>
          <table:table-cell office:value-type="float" office:value="0.811274148377674" calcext:value-type="float">
            <text:p>0.811274148377674</text:p>
          </table:table-cell>
          <table:table-cell office:value-type="float" office:value="0.963153357881708" calcext:value-type="float">
            <text:p>0.963153357881708</text:p>
          </table:table-cell>
          <table:table-cell office:value-type="float" office:value="0.974164125223652" calcext:value-type="float">
            <text:p>0.974164125223652</text:p>
          </table:table-cell>
          <table:table-cell office:value-type="float" office:value="0.726689186893605" calcext:value-type="float">
            <text:p>0.726689186893605</text:p>
          </table:table-cell>
          <table:table-cell office:value-type="float" office:value="0.622004344702285" calcext:value-type="float">
            <text:p>0.622004344702285</text:p>
          </table:table-cell>
          <table:table-cell office:value-type="float" office:value="0.590495537578528" calcext:value-type="float">
            <text:p>0.590495537578528</text:p>
          </table:table-cell>
          <table:table-cell office:value-type="float" office:value="0.978262541086977" calcext:value-type="float">
            <text:p>0.978262541086977</text:p>
          </table:table-cell>
          <table:table-cell office:value-type="float" office:value="-104.662162621279" calcext:value-type="float">
            <text:p>-104.662162621279</text:p>
          </table:table-cell>
          <table:table-cell office:value-type="float" office:value="-125.599131059543" calcext:value-type="float">
            <text:p>-125.599131059543</text:p>
          </table:table-cell>
          <table:table-cell office:value-type="float" office:value="-131.900892484294" calcext:value-type="float">
            <text:p>-131.900892484294</text:p>
          </table:table-cell>
        </table:table-row>
        <table:table-row table:style-name="ro1">
          <table:table-cell office:value-type="string" calcext:value-type="string">
            <text:p>2019-11-12 11:58:48</text:p>
          </table:table-cell>
          <table:table-cell office:value-type="float" office:value="26.8534477880457" calcext:value-type="float">
            <text:p>26.8534477880457</text:p>
          </table:table-cell>
          <table:table-cell office:value-type="float" office:value="74.4009229545034" calcext:value-type="float">
            <text:p>74.4009229545034</text:p>
          </table:table-cell>
          <table:table-cell office:value-type="float" office:value="980.907919325856" calcext:value-type="float">
            <text:p>980.90791932585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5678" calcext:value-type="float">
            <text:p>1365678</text:p>
          </table:table-cell>
          <table:table-cell office:value-type="float" office:value="1615719" calcext:value-type="float">
            <text:p>1615719</text:p>
          </table:table-cell>
          <table:table-cell office:value-type="float" office:value="1627855" calcext:value-type="float">
            <text:p>1627855</text:p>
          </table:table-cell>
          <table:table-cell office:value-type="float" office:value="1135801" calcext:value-type="float">
            <text:p>1135801</text:p>
          </table:table-cell>
          <table:table-cell office:value-type="float" office:value="1293032" calcext:value-type="float">
            <text:p>1293032</text:p>
          </table:table-cell>
          <table:table-cell office:value-type="float" office:value="889585" calcext:value-type="float">
            <text:p>889585</text:p>
          </table:table-cell>
          <table:table-cell office:value-type="float" office:value="1642079" calcext:value-type="float">
            <text:p>1642079</text:p>
          </table:table-cell>
          <table:table-cell office:value-type="float" office:value="5" calcext:value-type="float">
            <text:p>5</text:p>
          </table:table-cell>
          <table:table-cell office:value-type="float" office:value="0.814007617712929" calcext:value-type="float">
            <text:p>0.814007617712929</text:p>
          </table:table-cell>
          <table:table-cell office:value-type="float" office:value="0.963043685322247" calcext:value-type="float">
            <text:p>0.963043685322247</text:p>
          </table:table-cell>
          <table:table-cell office:value-type="float" office:value="0.970277305874503" calcext:value-type="float">
            <text:p>0.970277305874503</text:p>
          </table:table-cell>
          <table:table-cell office:value-type="float" office:value="0.676990232108859" calcext:value-type="float">
            <text:p>0.676990232108859</text:p>
          </table:table-cell>
          <table:table-cell office:value-type="float" office:value="0.770707222307589" calcext:value-type="float">
            <text:p>0.770707222307589</text:p>
          </table:table-cell>
          <table:table-cell office:value-type="float" office:value="0.530234042433982" calcext:value-type="float">
            <text:p>0.530234042433982</text:p>
          </table:table-cell>
          <table:table-cell office:value-type="float" office:value="0.978755471558031" calcext:value-type="float">
            <text:p>0.978755471558031</text:p>
          </table:table-cell>
          <table:table-cell office:value-type="float" office:value="-114.601953578228" calcext:value-type="float">
            <text:p>-114.601953578228</text:p>
          </table:table-cell>
          <table:table-cell office:value-type="float" office:value="-95.8585555384821" calcext:value-type="float">
            <text:p>-95.8585555384821</text:p>
          </table:table-cell>
          <table:table-cell office:value-type="float" office:value="-143.953191513204" calcext:value-type="float">
            <text:p>-143.953191513204</text:p>
          </table:table-cell>
        </table:table-row>
        <table:table-row table:style-name="ro1">
          <table:table-cell office:value-type="string" calcext:value-type="string">
            <text:p>2019-11-12 11:58:50</text:p>
          </table:table-cell>
          <table:table-cell office:value-type="float" office:value="26.8635560148396" calcext:value-type="float">
            <text:p>26.8635560148396</text:p>
          </table:table-cell>
          <table:table-cell office:value-type="float" office:value="74.4232029772937" calcext:value-type="float">
            <text:p>74.4232029772937</text:p>
          </table:table-cell>
          <table:table-cell office:value-type="float" office:value="980.924911790641" calcext:value-type="float">
            <text:p>980.92491179064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5939" calcext:value-type="float">
            <text:p>1385939</text:p>
          </table:table-cell>
          <table:table-cell office:value-type="float" office:value="1622967" calcext:value-type="float">
            <text:p>1622967</text:p>
          </table:table-cell>
          <table:table-cell office:value-type="float" office:value="1635976" calcext:value-type="float">
            <text:p>1635976</text:p>
          </table:table-cell>
          <table:table-cell office:value-type="float" office:value="1193741" calcext:value-type="float">
            <text:p>1193741</text:p>
          </table:table-cell>
          <table:table-cell office:value-type="float" office:value="1135733" calcext:value-type="float">
            <text:p>1135733</text:p>
          </table:table-cell>
          <table:table-cell office:value-type="float" office:value="886682" calcext:value-type="float">
            <text:p>886682</text:p>
          </table:table-cell>
          <table:table-cell office:value-type="float" office:value="1639419" calcext:value-type="float">
            <text:p>1639419</text:p>
          </table:table-cell>
          <table:table-cell office:value-type="float" office:value="5" calcext:value-type="float">
            <text:p>5</text:p>
          </table:table-cell>
          <table:table-cell office:value-type="float" office:value="0.826084116230502" calcext:value-type="float">
            <text:p>0.826084116230502</text:p>
          </table:table-cell>
          <table:table-cell office:value-type="float" office:value="0.967363830490569" calcext:value-type="float">
            <text:p>0.967363830490569</text:p>
          </table:table-cell>
          <table:table-cell office:value-type="float" office:value="0.975117799653745" calcext:value-type="float">
            <text:p>0.975117799653745</text:p>
          </table:table-cell>
          <table:table-cell office:value-type="float" office:value="0.711525167408605" calcext:value-type="float">
            <text:p>0.711525167408605</text:p>
          </table:table-cell>
          <table:table-cell office:value-type="float" office:value="0.67694970094558" calcext:value-type="float">
            <text:p>0.67694970094558</text:p>
          </table:table-cell>
          <table:table-cell office:value-type="float" office:value="0.528503719389882" calcext:value-type="float">
            <text:p>0.528503719389882</text:p>
          </table:table-cell>
          <table:table-cell office:value-type="float" office:value="0.977169987818001" calcext:value-type="float">
            <text:p>0.977169987818001</text:p>
          </table:table-cell>
          <table:table-cell office:value-type="float" office:value="-107.694966518279" calcext:value-type="float">
            <text:p>-107.694966518279</text:p>
          </table:table-cell>
          <table:table-cell office:value-type="float" office:value="-114.610059810884" calcext:value-type="float">
            <text:p>-114.610059810884</text:p>
          </table:table-cell>
          <table:table-cell office:value-type="float" office:value="-144.299256122024" calcext:value-type="float">
            <text:p>-144.299256122024</text:p>
          </table:table-cell>
        </table:table-row>
        <table:table-row table:style-name="ro1">
          <table:table-cell office:value-type="string" calcext:value-type="string">
            <text:p>2019-11-12 11:58:51</text:p>
          </table:table-cell>
          <table:table-cell office:value-type="float" office:value="26.8585019012971" calcext:value-type="float">
            <text:p>26.8585019012971</text:p>
          </table:table-cell>
          <table:table-cell office:value-type="float" office:value="74.4389001384641" calcext:value-type="float">
            <text:p>74.4389001384641</text:p>
          </table:table-cell>
          <table:table-cell office:value-type="float" office:value="980.971558360614" calcext:value-type="float">
            <text:p>980.97155836061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8151" calcext:value-type="float">
            <text:p>1368151</text:p>
          </table:table-cell>
          <table:table-cell office:value-type="float" office:value="1615448" calcext:value-type="float">
            <text:p>1615448</text:p>
          </table:table-cell>
          <table:table-cell office:value-type="float" office:value="1627529" calcext:value-type="float">
            <text:p>1627529</text:p>
          </table:table-cell>
          <table:table-cell office:value-type="float" office:value="1144692" calcext:value-type="float">
            <text:p>1144692</text:p>
          </table:table-cell>
          <table:table-cell office:value-type="float" office:value="1291167" calcext:value-type="float">
            <text:p>1291167</text:p>
          </table:table-cell>
          <table:table-cell office:value-type="float" office:value="899910" calcext:value-type="float">
            <text:p>899910</text:p>
          </table:table-cell>
          <table:table-cell office:value-type="float" office:value="1641708" calcext:value-type="float">
            <text:p>1641708</text:p>
          </table:table-cell>
          <table:table-cell office:value-type="float" office:value="5" calcext:value-type="float">
            <text:p>5</text:p>
          </table:table-cell>
          <table:table-cell office:value-type="float" office:value="0.815481640753942" calcext:value-type="float">
            <text:p>0.815481640753942</text:p>
          </table:table-cell>
          <table:table-cell office:value-type="float" office:value="0.96288215671565" calcext:value-type="float">
            <text:p>0.96288215671565</text:p>
          </table:table-cell>
          <table:table-cell office:value-type="float" office:value="0.970082994709372" calcext:value-type="float">
            <text:p>0.970082994709372</text:p>
          </table:table-cell>
          <table:table-cell office:value-type="float" office:value="0.682289681707583" calcext:value-type="float">
            <text:p>0.682289681707583</text:p>
          </table:table-cell>
          <table:table-cell office:value-type="float" office:value="0.769595595550012" calcext:value-type="float">
            <text:p>0.769595595550012</text:p>
          </table:table-cell>
          <table:table-cell office:value-type="float" office:value="0.536388222740677" calcext:value-type="float">
            <text:p>0.536388222740677</text:p>
          </table:table-cell>
          <table:table-cell office:value-type="float" office:value="0.978534338299553" calcext:value-type="float">
            <text:p>0.978534338299553</text:p>
          </table:table-cell>
          <table:table-cell office:value-type="float" office:value="-113.542063658483" calcext:value-type="float">
            <text:p>-113.542063658483</text:p>
          </table:table-cell>
          <table:table-cell office:value-type="float" office:value="-96.0808808899976" calcext:value-type="float">
            <text:p>-96.0808808899976</text:p>
          </table:table-cell>
          <table:table-cell office:value-type="float" office:value="-142.722355451865" calcext:value-type="float">
            <text:p>-142.722355451865</text:p>
          </table:table-cell>
        </table:table-row>
        <table:table-row table:style-name="ro1">
          <table:table-cell office:value-type="string" calcext:value-type="string">
            <text:p>2019-11-12 11:58:52</text:p>
          </table:table-cell>
          <table:table-cell office:value-type="float" office:value="26.8534477880457" calcext:value-type="float">
            <text:p>26.8534477880457</text:p>
          </table:table-cell>
          <table:table-cell office:value-type="float" office:value="74.4331273973785" calcext:value-type="float">
            <text:p>74.4331273973785</text:p>
          </table:table-cell>
          <table:table-cell office:value-type="float" office:value="980.935490496006" calcext:value-type="float">
            <text:p>980.93549049600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2388" calcext:value-type="float">
            <text:p>1382388</text:p>
          </table:table-cell>
          <table:table-cell office:value-type="float" office:value="1618222" calcext:value-type="float">
            <text:p>1618222</text:p>
          </table:table-cell>
          <table:table-cell office:value-type="float" office:value="1624419" calcext:value-type="float">
            <text:p>1624419</text:p>
          </table:table-cell>
          <table:table-cell office:value-type="float" office:value="1009134" calcext:value-type="float">
            <text:p>1009134</text:p>
          </table:table-cell>
          <table:table-cell office:value-type="float" office:value="1226542" calcext:value-type="float">
            <text:p>1226542</text:p>
          </table:table-cell>
          <table:table-cell office:value-type="float" office:value="1030901" calcext:value-type="float">
            <text:p>1030901</text:p>
          </table:table-cell>
          <table:table-cell office:value-type="float" office:value="1643412" calcext:value-type="float">
            <text:p>1643412</text:p>
          </table:table-cell>
          <table:table-cell office:value-type="float" office:value="5" calcext:value-type="float">
            <text:p>5</text:p>
          </table:table-cell>
          <table:table-cell office:value-type="float" office:value="0.823967555042214" calcext:value-type="float">
            <text:p>0.823967555042214</text:p>
          </table:table-cell>
          <table:table-cell office:value-type="float" office:value="0.964535589758824" calcext:value-type="float">
            <text:p>0.964535589758824</text:p>
          </table:table-cell>
          <table:table-cell office:value-type="float" office:value="0.968229290035878" calcext:value-type="float">
            <text:p>0.968229290035878</text:p>
          </table:table-cell>
          <table:table-cell office:value-type="float" office:value="0.601490807710982" calcext:value-type="float">
            <text:p>0.601490807710982</text:p>
          </table:table-cell>
          <table:table-cell office:value-type="float" office:value="0.731076089272033" calcext:value-type="float">
            <text:p>0.731076089272033</text:p>
          </table:table-cell>
          <table:table-cell office:value-type="float" office:value="0.61446495228588" calcext:value-type="float">
            <text:p>0.61446495228588</text:p>
          </table:table-cell>
          <table:table-cell office:value-type="float" office:value="0.979550001567602" calcext:value-type="float">
            <text:p>0.979550001567602</text:p>
          </table:table-cell>
          <table:table-cell office:value-type="float" office:value="-129.701838457804" calcext:value-type="float">
            <text:p>-129.701838457804</text:p>
          </table:table-cell>
          <table:table-cell office:value-type="float" office:value="-103.784782145593" calcext:value-type="float">
            <text:p>-103.784782145593</text:p>
          </table:table-cell>
          <table:table-cell office:value-type="float" office:value="-127.107009542824" calcext:value-type="float">
            <text:p>-127.107009542824</text:p>
          </table:table-cell>
        </table:table-row>
        <table:table-row table:style-name="ro1">
          <table:table-cell office:value-type="string" calcext:value-type="string">
            <text:p>2019-11-12 11:58:53</text:p>
          </table:table-cell>
          <table:table-cell office:value-type="float" office:value="26.8635560148396" calcext:value-type="float">
            <text:p>26.8635560148396</text:p>
          </table:table-cell>
          <table:table-cell office:value-type="float" office:value="74.4339379963484" calcext:value-type="float">
            <text:p>74.4339379963484</text:p>
          </table:table-cell>
          <table:table-cell office:value-type="float" office:value="980.869768599793" calcext:value-type="float">
            <text:p>980.86976859979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5677" calcext:value-type="float">
            <text:p>1385677</text:p>
          </table:table-cell>
          <table:table-cell office:value-type="float" office:value="1620235" calcext:value-type="float">
            <text:p>1620235</text:p>
          </table:table-cell>
          <table:table-cell office:value-type="float" office:value="1626586" calcext:value-type="float">
            <text:p>1626586</text:p>
          </table:table-cell>
          <table:table-cell office:value-type="float" office:value="1223101" calcext:value-type="float">
            <text:p>1223101</text:p>
          </table:table-cell>
          <table:table-cell office:value-type="float" office:value="1053397" calcext:value-type="float">
            <text:p>1053397</text:p>
          </table:table-cell>
          <table:table-cell office:value-type="float" office:value="1086048" calcext:value-type="float">
            <text:p>1086048</text:p>
          </table:table-cell>
          <table:table-cell office:value-type="float" office:value="1646740" calcext:value-type="float">
            <text:p>1646740</text:p>
          </table:table-cell>
          <table:table-cell office:value-type="float" office:value="5" calcext:value-type="float">
            <text:p>5</text:p>
          </table:table-cell>
          <table:table-cell office:value-type="float" office:value="0.825927952042574" calcext:value-type="float">
            <text:p>0.825927952042574</text:p>
          </table:table-cell>
          <table:table-cell office:value-type="float" office:value="0.965735431401185" calcext:value-type="float">
            <text:p>0.965735431401185</text:p>
          </table:table-cell>
          <table:table-cell office:value-type="float" office:value="0.969520922842136" calcext:value-type="float">
            <text:p>0.969520922842136</text:p>
          </table:table-cell>
          <table:table-cell office:value-type="float" office:value="0.729025093200814" calcext:value-type="float">
            <text:p>0.729025093200814</text:p>
          </table:table-cell>
          <table:table-cell office:value-type="float" office:value="0.627873614772989" calcext:value-type="float">
            <text:p>0.627873614772989</text:p>
          </table:table-cell>
          <table:table-cell office:value-type="float" office:value="0.647335129658595" calcext:value-type="float">
            <text:p>0.647335129658595</text:p>
          </table:table-cell>
          <table:table-cell office:value-type="float" office:value="0.981533644382196" calcext:value-type="float">
            <text:p>0.981533644382196</text:p>
          </table:table-cell>
          <table:table-cell office:value-type="float" office:value="-104.194981359837" calcext:value-type="float">
            <text:p>-104.194981359837</text:p>
          </table:table-cell>
          <table:table-cell office:value-type="float" office:value="-124.425277045402" calcext:value-type="float">
            <text:p>-124.425277045402</text:p>
          </table:table-cell>
          <table:table-cell office:value-type="float" office:value="-120.532974068281" calcext:value-type="float">
            <text:p>-120.532974068281</text:p>
          </table:table-cell>
        </table:table-row>
        <table:table-row table:style-name="ro1">
          <table:table-cell office:value-type="string" calcext:value-type="string">
            <text:p>2019-11-12 11:58:55</text:p>
          </table:table-cell>
          <table:table-cell office:value-type="float" office:value="26.8534477880457" calcext:value-type="float">
            <text:p>26.8534477880457</text:p>
          </table:table-cell>
          <table:table-cell office:value-type="float" office:value="74.4706988556936" calcext:value-type="float">
            <text:p>74.4706988556936</text:p>
          </table:table-cell>
          <table:table-cell office:value-type="float" office:value="980.935490496006" calcext:value-type="float">
            <text:p>980.93549049600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4593" calcext:value-type="float">
            <text:p>1364593</text:p>
          </table:table-cell>
          <table:table-cell office:value-type="float" office:value="1615371" calcext:value-type="float">
            <text:p>1615371</text:p>
          </table:table-cell>
          <table:table-cell office:value-type="float" office:value="1627828" calcext:value-type="float">
            <text:p>1627828</text:p>
          </table:table-cell>
          <table:table-cell office:value-type="float" office:value="1154635" calcext:value-type="float">
            <text:p>1154635</text:p>
          </table:table-cell>
          <table:table-cell office:value-type="float" office:value="1284073" calcext:value-type="float">
            <text:p>1284073</text:p>
          </table:table-cell>
          <table:table-cell office:value-type="float" office:value="896697" calcext:value-type="float">
            <text:p>896697</text:p>
          </table:table-cell>
          <table:table-cell office:value-type="float" office:value="1640677" calcext:value-type="float">
            <text:p>1640677</text:p>
          </table:table-cell>
          <table:table-cell office:value-type="float" office:value="5" calcext:value-type="float">
            <text:p>5</text:p>
          </table:table-cell>
          <table:table-cell office:value-type="float" office:value="0.813360907240022" calcext:value-type="float">
            <text:p>0.813360907240022</text:p>
          </table:table-cell>
          <table:table-cell office:value-type="float" office:value="0.962836261133702" calcext:value-type="float">
            <text:p>0.962836261133702</text:p>
          </table:table-cell>
          <table:table-cell office:value-type="float" office:value="0.970261212618496" calcext:value-type="float">
            <text:p>0.970261212618496</text:p>
          </table:table-cell>
          <table:table-cell office:value-type="float" office:value="0.688216172244093" calcext:value-type="float">
            <text:p>0.688216172244093</text:p>
          </table:table-cell>
          <table:table-cell office:value-type="float" office:value="0.765367241545587" calcext:value-type="float">
            <text:p>0.765367241545587</text:p>
          </table:table-cell>
          <table:table-cell office:value-type="float" office:value="0.534473125275746" calcext:value-type="float">
            <text:p>0.534473125275746</text:p>
          </table:table-cell>
          <table:table-cell office:value-type="float" office:value="0.977919814338662" calcext:value-type="float">
            <text:p>0.977919814338662</text:p>
          </table:table-cell>
          <table:table-cell office:value-type="float" office:value="-112.356765551182" calcext:value-type="float">
            <text:p>-112.356765551182</text:p>
          </table:table-cell>
          <table:table-cell office:value-type="float" office:value="-96.9265516908827" calcext:value-type="float">
            <text:p>-96.9265516908827</text:p>
          </table:table-cell>
          <table:table-cell office:value-type="float" office:value="-143.105374944851" calcext:value-type="float">
            <text:p>-143.105374944851</text:p>
          </table:table-cell>
        </table:table-row>
        <table:table-row table:style-name="ro1">
          <table:table-cell office:value-type="string" calcext:value-type="string">
            <text:p>2019-11-12 11:58:56</text:p>
          </table:table-cell>
          <table:table-cell office:value-type="float" office:value="26.8635560148396" calcext:value-type="float">
            <text:p>26.8635560148396</text:p>
          </table:table-cell>
          <table:table-cell office:value-type="float" office:value="74.4715102918467" calcext:value-type="float">
            <text:p>74.4715102918467</text:p>
          </table:table-cell>
          <table:table-cell office:value-type="float" office:value="980.952483418879" calcext:value-type="float">
            <text:p>980.95248341887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8572" calcext:value-type="float">
            <text:p>1378572</text:p>
          </table:table-cell>
          <table:table-cell office:value-type="float" office:value="1616437" calcext:value-type="float">
            <text:p>1616437</text:p>
          </table:table-cell>
          <table:table-cell office:value-type="float" office:value="1625945" calcext:value-type="float">
            <text:p>1625945</text:p>
          </table:table-cell>
          <table:table-cell office:value-type="float" office:value="1098754" calcext:value-type="float">
            <text:p>1098754</text:p>
          </table:table-cell>
          <table:table-cell office:value-type="float" office:value="1285071" calcext:value-type="float">
            <text:p>1285071</text:p>
          </table:table-cell>
          <table:table-cell office:value-type="float" office:value="922689" calcext:value-type="float">
            <text:p>922689</text:p>
          </table:table-cell>
          <table:table-cell office:value-type="float" office:value="1643251" calcext:value-type="float">
            <text:p>1643251</text:p>
          </table:table-cell>
          <table:table-cell office:value-type="float" office:value="5" calcext:value-type="float">
            <text:p>5</text:p>
          </table:table-cell>
          <table:table-cell office:value-type="float" office:value="0.821693041526442" calcext:value-type="float">
            <text:p>0.821693041526442</text:p>
          </table:table-cell>
          <table:table-cell office:value-type="float" office:value="0.963471646722751" calcext:value-type="float">
            <text:p>0.963471646722751</text:p>
          </table:table-cell>
          <table:table-cell office:value-type="float" office:value="0.96913885702358" calcext:value-type="float">
            <text:p>0.96913885702358</text:p>
          </table:table-cell>
          <table:table-cell office:value-type="float" office:value="0.654908496726572" calcext:value-type="float">
            <text:p>0.654908496726572</text:p>
          </table:table-cell>
          <table:table-cell office:value-type="float" office:value="0.765962095971357" calcext:value-type="float">
            <text:p>0.765962095971357</text:p>
          </table:table-cell>
          <table:table-cell office:value-type="float" office:value="0.549965566392608" calcext:value-type="float">
            <text:p>0.549965566392608</text:p>
          </table:table-cell>
          <table:table-cell office:value-type="float" office:value="0.979454038078074" calcext:value-type="float">
            <text:p>0.979454038078074</text:p>
          </table:table-cell>
          <table:table-cell office:value-type="float" office:value="-119.018300654686" calcext:value-type="float">
            <text:p>-119.018300654686</text:p>
          </table:table-cell>
          <table:table-cell office:value-type="float" office:value="-96.8075808057285" calcext:value-type="float">
            <text:p>-96.8075808057285</text:p>
          </table:table-cell>
          <table:table-cell office:value-type="float" office:value="-140.006886721478" calcext:value-type="float">
            <text:p>-140.006886721478</text:p>
          </table:table-cell>
        </table:table-row>
        <table:table-row table:style-name="ro1">
          <table:table-cell office:value-type="string" calcext:value-type="string">
            <text:p>2019-11-12 11:58:57</text:p>
          </table:table-cell>
          <table:table-cell office:value-type="float" office:value="26.8585019012971" calcext:value-type="float">
            <text:p>26.8585019012971</text:p>
          </table:table-cell>
          <table:table-cell office:value-type="float" office:value="74.5033087087212" calcext:value-type="float">
            <text:p>74.5033087087212</text:p>
          </table:table-cell>
          <table:table-cell office:value-type="float" office:value="980.888844163034" calcext:value-type="float">
            <text:p>980.88884416303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2667" calcext:value-type="float">
            <text:p>1362667</text:p>
          </table:table-cell>
          <table:table-cell office:value-type="float" office:value="1623265" calcext:value-type="float">
            <text:p>1623265</text:p>
          </table:table-cell>
          <table:table-cell office:value-type="float" office:value="1629323" calcext:value-type="float">
            <text:p>1629323</text:p>
          </table:table-cell>
          <table:table-cell office:value-type="float" office:value="1110845" calcext:value-type="float">
            <text:p>1110845</text:p>
          </table:table-cell>
          <table:table-cell office:value-type="float" office:value="1226820" calcext:value-type="float">
            <text:p>1226820</text:p>
          </table:table-cell>
          <table:table-cell office:value-type="float" office:value="864045" calcext:value-type="float">
            <text:p>864045</text:p>
          </table:table-cell>
          <table:table-cell office:value-type="float" office:value="1643205" calcext:value-type="float">
            <text:p>1643205</text:p>
          </table:table-cell>
          <table:table-cell office:value-type="float" office:value="5" calcext:value-type="float">
            <text:p>5</text:p>
          </table:table-cell>
          <table:table-cell office:value-type="float" office:value="0.812212921644798" calcext:value-type="float">
            <text:p>0.812212921644798</text:p>
          </table:table-cell>
          <table:table-cell office:value-type="float" office:value="0.967541452353174" calcext:value-type="float">
            <text:p>0.967541452353174</text:p>
          </table:table-cell>
          <table:table-cell office:value-type="float" office:value="0.971152302164114" calcext:value-type="float">
            <text:p>0.971152302164114</text:p>
          </table:table-cell>
          <table:table-cell office:value-type="float" office:value="0.662115295185482" calcext:value-type="float">
            <text:p>0.662115295185482</text:p>
          </table:table-cell>
          <table:table-cell office:value-type="float" office:value="0.731241790204262" calcext:value-type="float">
            <text:p>0.731241790204262</text:p>
          </table:table-cell>
          <table:table-cell office:value-type="float" office:value="0.515011014343621" calcext:value-type="float">
            <text:p>0.515011014343621</text:p>
          </table:table-cell>
          <table:table-cell office:value-type="float" office:value="0.979426619938209" calcext:value-type="float">
            <text:p>0.979426619938209</text:p>
          </table:table-cell>
          <table:table-cell office:value-type="float" office:value="-117.576940962904" calcext:value-type="float">
            <text:p>-117.576940962904</text:p>
          </table:table-cell>
          <table:table-cell office:value-type="float" office:value="-103.751641959148" calcext:value-type="float">
            <text:p>-103.751641959148</text:p>
          </table:table-cell>
          <table:table-cell office:value-type="float" office:value="-146.997797131276" calcext:value-type="float">
            <text:p>-146.997797131276</text:p>
          </table:table-cell>
        </table:table-row>
        <table:table-row table:style-name="ro1">
          <table:table-cell office:value-type="string" calcext:value-type="string">
            <text:p>2019-11-12 11:58:58</text:p>
          </table:table-cell>
          <table:table-cell office:value-type="float" office:value="26.8585019012971" calcext:value-type="float">
            <text:p>26.8585019012971</text:p>
          </table:table-cell>
          <table:table-cell office:value-type="float" office:value="74.5194106575804" calcext:value-type="float">
            <text:p>74.5194106575804</text:p>
          </table:table-cell>
          <table:table-cell office:value-type="float" office:value="980.916415540352" calcext:value-type="float">
            <text:p>980.91641554035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7734" calcext:value-type="float">
            <text:p>1387734</text:p>
          </table:table-cell>
          <table:table-cell office:value-type="float" office:value="1616537" calcext:value-type="float">
            <text:p>1616537</text:p>
          </table:table-cell>
          <table:table-cell office:value-type="float" office:value="1630556" calcext:value-type="float">
            <text:p>1630556</text:p>
          </table:table-cell>
          <table:table-cell office:value-type="float" office:value="1133533" calcext:value-type="float">
            <text:p>1133533</text:p>
          </table:table-cell>
          <table:table-cell office:value-type="float" office:value="1276740" calcext:value-type="float">
            <text:p>1276740</text:p>
          </table:table-cell>
          <table:table-cell office:value-type="float" office:value="888998" calcext:value-type="float">
            <text:p>888998</text:p>
          </table:table-cell>
          <table:table-cell office:value-type="float" office:value="1640631" calcext:value-type="float">
            <text:p>1640631</text:p>
          </table:table-cell>
          <table:table-cell office:value-type="float" office:value="5" calcext:value-type="float">
            <text:p>5</text:p>
          </table:table-cell>
          <table:table-cell office:value-type="float" office:value="0.827154019731762" calcext:value-type="float">
            <text:p>0.827154019731762</text:p>
          </table:table-cell>
          <table:table-cell office:value-type="float" office:value="0.963531251374632" calcext:value-type="float">
            <text:p>0.963531251374632</text:p>
          </table:table-cell>
          <table:table-cell office:value-type="float" office:value="0.971887227521804" calcext:value-type="float">
            <text:p>0.971887227521804</text:p>
          </table:table-cell>
          <table:table-cell office:value-type="float" office:value="0.675638398604202" calcext:value-type="float">
            <text:p>0.675638398604202</text:p>
          </table:table-cell>
          <table:table-cell office:value-type="float" office:value="0.760996432423166" calcext:value-type="float">
            <text:p>0.760996432423166</text:p>
          </table:table-cell>
          <table:table-cell office:value-type="float" office:value="0.529884163127442" calcext:value-type="float">
            <text:p>0.529884163127442</text:p>
          </table:table-cell>
          <table:table-cell office:value-type="float" office:value="0.977892396198797" calcext:value-type="float">
            <text:p>0.977892396198797</text:p>
          </table:table-cell>
          <table:table-cell office:value-type="float" office:value="-114.87232027916" calcext:value-type="float">
            <text:p>-114.87232027916</text:p>
          </table:table-cell>
          <table:table-cell office:value-type="float" office:value="-97.8007135153667" calcext:value-type="float">
            <text:p>-97.8007135153667</text:p>
          </table:table-cell>
          <table:table-cell office:value-type="float" office:value="-144.023167374512" calcext:value-type="float">
            <text:p>-144.023167374512</text:p>
          </table:table-cell>
        </table:table-row>
        <table:table-row table:style-name="ro1">
          <table:table-cell office:value-type="string" calcext:value-type="string">
            <text:p>2019-11-12 11:59:00</text:p>
          </table:table-cell>
          <table:table-cell office:value-type="float" office:value="26.8585019012971" calcext:value-type="float">
            <text:p>26.8585019012971</text:p>
          </table:table-cell>
          <table:table-cell office:value-type="float" office:value="74.481839323048" calcext:value-type="float">
            <text:p>74.481839323048</text:p>
          </table:table-cell>
          <table:table-cell office:value-type="float" office:value="980.916415540352" calcext:value-type="float">
            <text:p>980.91641554035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8973" calcext:value-type="float">
            <text:p>1358973</text:p>
          </table:table-cell>
          <table:table-cell office:value-type="float" office:value="1620558" calcext:value-type="float">
            <text:p>1620558</text:p>
          </table:table-cell>
          <table:table-cell office:value-type="float" office:value="1624516" calcext:value-type="float">
            <text:p>1624516</text:p>
          </table:table-cell>
          <table:table-cell office:value-type="float" office:value="1005814" calcext:value-type="float">
            <text:p>1005814</text:p>
          </table:table-cell>
          <table:table-cell office:value-type="float" office:value="1128851" calcext:value-type="float">
            <text:p>1128851</text:p>
          </table:table-cell>
          <table:table-cell office:value-type="float" office:value="1081943" calcext:value-type="float">
            <text:p>1081943</text:p>
          </table:table-cell>
          <table:table-cell office:value-type="float" office:value="1638487" calcext:value-type="float">
            <text:p>1638487</text:p>
          </table:table-cell>
          <table:table-cell office:value-type="float" office:value="5" calcext:value-type="float">
            <text:p>5</text:p>
          </table:table-cell>
          <table:table-cell office:value-type="float" office:value="0.81001112580432" calcext:value-type="float">
            <text:p>0.81001112580432</text:p>
          </table:table-cell>
          <table:table-cell office:value-type="float" office:value="0.96592795442676" calcext:value-type="float">
            <text:p>0.96592795442676</text:p>
          </table:table-cell>
          <table:table-cell office:value-type="float" office:value="0.968287106548203" calcext:value-type="float">
            <text:p>0.968287106548203</text:p>
          </table:table-cell>
          <table:table-cell office:value-type="float" office:value="0.599511933268539" calcext:value-type="float">
            <text:p>0.599511933268539</text:p>
          </table:table-cell>
          <table:table-cell office:value-type="float" office:value="0.672847708803142" calcext:value-type="float">
            <text:p>0.672847708803142</text:p>
          </table:table-cell>
          <table:table-cell office:value-type="float" office:value="0.644888358698888" calcext:value-type="float">
            <text:p>0.644888358698888</text:p>
          </table:table-cell>
          <table:table-cell office:value-type="float" office:value="0.976614472462472" calcext:value-type="float">
            <text:p>0.976614472462472</text:p>
          </table:table-cell>
          <table:table-cell office:value-type="float" office:value="-130.097613346292" calcext:value-type="float">
            <text:p>-130.097613346292</text:p>
          </table:table-cell>
          <table:table-cell office:value-type="float" office:value="-115.430458239372" calcext:value-type="float">
            <text:p>-115.430458239372</text:p>
          </table:table-cell>
          <table:table-cell office:value-type="float" office:value="-121.022328260222" calcext:value-type="float">
            <text:p>-121.022328260222</text:p>
          </table:table-cell>
        </table:table-row>
        <table:table-row table:style-name="ro1">
          <table:table-cell office:value-type="string" calcext:value-type="string">
            <text:p>2019-11-12 11:59:01</text:p>
          </table:table-cell>
          <table:table-cell office:value-type="float" office:value="26.8635560148396" calcext:value-type="float">
            <text:p>26.8635560148396</text:p>
          </table:table-cell>
          <table:table-cell office:value-type="float" office:value="74.4500404603606" calcext:value-type="float">
            <text:p>74.4500404603606</text:p>
          </table:table-cell>
          <table:table-cell office:value-type="float" office:value="980.924911790641" calcext:value-type="float">
            <text:p>980.92491179064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3979" calcext:value-type="float">
            <text:p>1383979</text:p>
          </table:table-cell>
          <table:table-cell office:value-type="float" office:value="1618350" calcext:value-type="float">
            <text:p>1618350</text:p>
          </table:table-cell>
          <table:table-cell office:value-type="float" office:value="1634148" calcext:value-type="float">
            <text:p>1634148</text:p>
          </table:table-cell>
          <table:table-cell office:value-type="float" office:value="1132584" calcext:value-type="float">
            <text:p>1132584</text:p>
          </table:table-cell>
          <table:table-cell office:value-type="float" office:value="1083831" calcext:value-type="float">
            <text:p>1083831</text:p>
          </table:table-cell>
          <table:table-cell office:value-type="float" office:value="1092978" calcext:value-type="float">
            <text:p>1092978</text:p>
          </table:table-cell>
          <table:table-cell office:value-type="float" office:value="1644313" calcext:value-type="float">
            <text:p>1644313</text:p>
          </table:table-cell>
          <table:table-cell office:value-type="float" office:value="5" calcext:value-type="float">
            <text:p>5</text:p>
          </table:table-cell>
          <table:table-cell office:value-type="float" office:value="0.824915865053638" calcext:value-type="float">
            <text:p>0.824915865053638</text:p>
          </table:table-cell>
          <table:table-cell office:value-type="float" office:value="0.964611883713232" calcext:value-type="float">
            <text:p>0.964611883713232</text:p>
          </table:table-cell>
          <table:table-cell office:value-type="float" office:value="0.974028226617363" calcext:value-type="float">
            <text:p>0.974028226617363</text:p>
          </table:table-cell>
          <table:table-cell office:value-type="float" office:value="0.675072750457853" calcext:value-type="float">
            <text:p>0.675072750457853</text:p>
          </table:table-cell>
          <table:table-cell office:value-type="float" office:value="0.646013694526398" calcext:value-type="float">
            <text:p>0.646013694526398</text:p>
          </table:table-cell>
          <table:table-cell office:value-type="float" office:value="0.651465732033936" calcext:value-type="float">
            <text:p>0.651465732033936</text:p>
          </table:table-cell>
          <table:table-cell office:value-type="float" office:value="0.980087039481048" calcext:value-type="float">
            <text:p>0.980087039481048</text:p>
          </table:table-cell>
          <table:table-cell office:value-type="float" office:value="-114.985449908429" calcext:value-type="float">
            <text:p>-114.985449908429</text:p>
          </table:table-cell>
          <table:table-cell office:value-type="float" office:value="-120.79726109472" calcext:value-type="float">
            <text:p>-120.79726109472</text:p>
          </table:table-cell>
          <table:table-cell office:value-type="float" office:value="-119.706853593213" calcext:value-type="float">
            <text:p>-119.706853593213</text:p>
          </table:table-cell>
        </table:table-row>
        <table:table-row table:style-name="ro1">
          <table:table-cell office:value-type="string" calcext:value-type="string">
            <text:p>2019-11-12 11:59:02</text:p>
          </table:table-cell>
          <table:table-cell office:value-type="float" office:value="26.868610128673" calcext:value-type="float">
            <text:p>26.868610128673</text:p>
          </table:table-cell>
          <table:table-cell office:value-type="float" office:value="74.4558134554676" calcext:value-type="float">
            <text:p>74.4558134554676</text:p>
          </table:table-cell>
          <table:table-cell office:value-type="float" office:value="980.933408076721" calcext:value-type="float">
            <text:p>980.93340807672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218" calcext:value-type="float">
            <text:p>1360218</text:p>
          </table:table-cell>
          <table:table-cell office:value-type="float" office:value="1615592" calcext:value-type="float">
            <text:p>1615592</text:p>
          </table:table-cell>
          <table:table-cell office:value-type="float" office:value="1629175" calcext:value-type="float">
            <text:p>1629175</text:p>
          </table:table-cell>
          <table:table-cell office:value-type="float" office:value="1189315" calcext:value-type="float">
            <text:p>1189315</text:p>
          </table:table-cell>
          <table:table-cell office:value-type="float" office:value="1156188" calcext:value-type="float">
            <text:p>1156188</text:p>
          </table:table-cell>
          <table:table-cell office:value-type="float" office:value="865492" calcext:value-type="float">
            <text:p>865492</text:p>
          </table:table-cell>
          <table:table-cell office:value-type="float" office:value="1639423" calcext:value-type="float">
            <text:p>1639423</text:p>
          </table:table-cell>
          <table:table-cell office:value-type="float" office:value="5" calcext:value-type="float">
            <text:p>5</text:p>
          </table:table-cell>
          <table:table-cell office:value-type="float" office:value="0.810753203720236" calcext:value-type="float">
            <text:p>0.810753203720236</text:p>
          </table:table-cell>
          <table:table-cell office:value-type="float" office:value="0.962967987414358" calcext:value-type="float">
            <text:p>0.962967987414358</text:p>
          </table:table-cell>
          <table:table-cell office:value-type="float" office:value="0.97106408727933" calcext:value-type="float">
            <text:p>0.97106408727933</text:p>
          </table:table-cell>
          <table:table-cell office:value-type="float" office:value="0.70888706551636" calcext:value-type="float">
            <text:p>0.70888706551636</text:p>
          </table:table-cell>
          <table:table-cell office:value-type="float" office:value="0.689141832487802" calcext:value-type="float">
            <text:p>0.689141832487802</text:p>
          </table:table-cell>
          <table:table-cell office:value-type="float" office:value="0.515873493656336" calcext:value-type="float">
            <text:p>0.515873493656336</text:p>
          </table:table-cell>
          <table:table-cell office:value-type="float" office:value="0.977172372004076" calcext:value-type="float">
            <text:p>0.977172372004076</text:p>
          </table:table-cell>
          <table:table-cell office:value-type="float" office:value="-108.222586896728" calcext:value-type="float">
            <text:p>-108.222586896728</text:p>
          </table:table-cell>
          <table:table-cell office:value-type="float" office:value="-112.17163350244" calcext:value-type="float">
            <text:p>-112.17163350244</text:p>
          </table:table-cell>
          <table:table-cell office:value-type="float" office:value="-146.825301268733" calcext:value-type="float">
            <text:p>-146.825301268733</text:p>
          </table:table-cell>
        </table:table-row>
        <table:table-row table:style-name="ro1">
          <table:table-cell office:value-type="string" calcext:value-type="string">
            <text:p>2019-11-12 11:59:03</text:p>
          </table:table-cell>
          <table:table-cell office:value-type="float" office:value="26.8534477880457" calcext:value-type="float">
            <text:p>26.8534477880457</text:p>
          </table:table-cell>
          <table:table-cell office:value-type="float" office:value="74.4492295025957" calcext:value-type="float">
            <text:p>74.4492295025957</text:p>
          </table:table-cell>
          <table:table-cell office:value-type="float" office:value="980.880348177581" calcext:value-type="float">
            <text:p>980.88034817758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5023" calcext:value-type="float">
            <text:p>1385023</text:p>
          </table:table-cell>
          <table:table-cell office:value-type="float" office:value="1617431" calcext:value-type="float">
            <text:p>1617431</text:p>
          </table:table-cell>
          <table:table-cell office:value-type="float" office:value="1624116" calcext:value-type="float">
            <text:p>1624116</text:p>
          </table:table-cell>
          <table:table-cell office:value-type="float" office:value="1007565" calcext:value-type="float">
            <text:p>1007565</text:p>
          </table:table-cell>
          <table:table-cell office:value-type="float" office:value="1247246" calcext:value-type="float">
            <text:p>1247246</text:p>
          </table:table-cell>
          <table:table-cell office:value-type="float" office:value="1008074" calcext:value-type="float">
            <text:p>1008074</text:p>
          </table:table-cell>
          <table:table-cell office:value-type="float" office:value="1643404" calcext:value-type="float">
            <text:p>1643404</text:p>
          </table:table-cell>
          <table:table-cell office:value-type="float" office:value="5" calcext:value-type="float">
            <text:p>5</text:p>
          </table:table-cell>
          <table:table-cell office:value-type="float" office:value="0.825538137619273" calcext:value-type="float">
            <text:p>0.825538137619273</text:p>
          </table:table-cell>
          <table:table-cell office:value-type="float" office:value="0.964064116962447" calcext:value-type="float">
            <text:p>0.964064116962447</text:p>
          </table:table-cell>
          <table:table-cell office:value-type="float" office:value="0.968048687940679" calcext:value-type="float">
            <text:p>0.968048687940679</text:p>
          </table:table-cell>
          <table:table-cell office:value-type="float" office:value="0.600555610722972" calcext:value-type="float">
            <text:p>0.600555610722972</text:p>
          </table:table-cell>
          <table:table-cell office:value-type="float" office:value="0.743416636397438" calcext:value-type="float">
            <text:p>0.743416636397438</text:p>
          </table:table-cell>
          <table:table-cell office:value-type="float" office:value="0.600858998401046" calcext:value-type="float">
            <text:p>0.600858998401046</text:p>
          </table:table-cell>
          <table:table-cell office:value-type="float" office:value="0.979545233195452" calcext:value-type="float">
            <text:p>0.979545233195452</text:p>
          </table:table-cell>
          <table:table-cell office:value-type="float" office:value="-129.888877855406" calcext:value-type="float">
            <text:p>-129.888877855406</text:p>
          </table:table-cell>
          <table:table-cell office:value-type="float" office:value="-101.316672720512" calcext:value-type="float">
            <text:p>-101.316672720512</text:p>
          </table:table-cell>
          <table:table-cell office:value-type="float" office:value="-129.828200319791" calcext:value-type="float">
            <text:p>-129.828200319791</text:p>
          </table:table-cell>
        </table:table-row>
        <table:table-row table:style-name="ro1">
          <table:table-cell office:value-type="string" calcext:value-type="string">
            <text:p>2019-11-12 11:59:05</text:p>
          </table:table-cell>
          <table:table-cell office:value-type="float" office:value="26.8635560148396" calcext:value-type="float">
            <text:p>26.8635560148396</text:p>
          </table:table-cell>
          <table:table-cell office:value-type="float" office:value="74.4554079311461" calcext:value-type="float">
            <text:p>74.4554079311461</text:p>
          </table:table-cell>
          <table:table-cell office:value-type="float" office:value="980.897340184279" calcext:value-type="float">
            <text:p>980.89734018427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4392" calcext:value-type="float">
            <text:p>1364392</text:p>
          </table:table-cell>
          <table:table-cell office:value-type="float" office:value="1620180" calcext:value-type="float">
            <text:p>1620180</text:p>
          </table:table-cell>
          <table:table-cell office:value-type="float" office:value="1623430" calcext:value-type="float">
            <text:p>1623430</text:p>
          </table:table-cell>
          <table:table-cell office:value-type="float" office:value="1065959" calcext:value-type="float">
            <text:p>1065959</text:p>
          </table:table-cell>
          <table:table-cell office:value-type="float" office:value="1071888" calcext:value-type="float">
            <text:p>1071888</text:p>
          </table:table-cell>
          <table:table-cell office:value-type="float" office:value="1048646" calcext:value-type="float">
            <text:p>1048646</text:p>
          </table:table-cell>
          <table:table-cell office:value-type="float" office:value="1636678" calcext:value-type="float">
            <text:p>1636678</text:p>
          </table:table-cell>
          <table:table-cell office:value-type="float" office:value="5" calcext:value-type="float">
            <text:p>5</text:p>
          </table:table-cell>
          <table:table-cell office:value-type="float" office:value="0.813241101889742" calcext:value-type="float">
            <text:p>0.813241101889742</text:p>
          </table:table-cell>
          <table:table-cell office:value-type="float" office:value="0.965702648842651" calcext:value-type="float">
            <text:p>0.965702648842651</text:p>
          </table:table-cell>
          <table:table-cell office:value-type="float" office:value="0.967639800028777" calcext:value-type="float">
            <text:p>0.967639800028777</text:p>
          </table:table-cell>
          <table:table-cell office:value-type="float" office:value="0.635361151142258" calcext:value-type="float">
            <text:p>0.635361151142258</text:p>
          </table:table-cell>
          <table:table-cell office:value-type="float" office:value="0.638895110952271" calcext:value-type="float">
            <text:p>0.638895110952271</text:p>
          </table:table-cell>
          <table:table-cell office:value-type="float" office:value="0.625041797762131" calcext:value-type="float">
            <text:p>0.625041797762131</text:p>
          </table:table-cell>
          <table:table-cell office:value-type="float" office:value="0.975536224309948" calcext:value-type="float">
            <text:p>0.975536224309948</text:p>
          </table:table-cell>
          <table:table-cell office:value-type="float" office:value="-122.927769771549" calcext:value-type="float">
            <text:p>-122.927769771549</text:p>
          </table:table-cell>
          <table:table-cell office:value-type="float" office:value="-122.220977809546" calcext:value-type="float">
            <text:p>-122.220977809546</text:p>
          </table:table-cell>
          <table:table-cell office:value-type="float" office:value="-124.991640447574" calcext:value-type="float">
            <text:p>-124.991640447574</text:p>
          </table:table-cell>
        </table:table-row>
        <table:table-row table:style-name="ro1">
          <table:table-cell office:value-type="string" calcext:value-type="string">
            <text:p>2019-11-12 11:59:06</text:p>
          </table:table-cell>
          <table:table-cell office:value-type="float" office:value="26.8534477880457" calcext:value-type="float">
            <text:p>26.8534477880457</text:p>
          </table:table-cell>
          <table:table-cell office:value-type="float" office:value="74.4492295025957" calcext:value-type="float">
            <text:p>74.4492295025957</text:p>
          </table:table-cell>
          <table:table-cell office:value-type="float" office:value="980.935490496006" calcext:value-type="float">
            <text:p>980.93549049600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4204" calcext:value-type="float">
            <text:p>1364204</text:p>
          </table:table-cell>
          <table:table-cell office:value-type="float" office:value="1615441" calcext:value-type="float">
            <text:p>1615441</text:p>
          </table:table-cell>
          <table:table-cell office:value-type="float" office:value="1627632" calcext:value-type="float">
            <text:p>1627632</text:p>
          </table:table-cell>
          <table:table-cell office:value-type="float" office:value="1145701" calcext:value-type="float">
            <text:p>1145701</text:p>
          </table:table-cell>
          <table:table-cell office:value-type="float" office:value="1273835" calcext:value-type="float">
            <text:p>1273835</text:p>
          </table:table-cell>
          <table:table-cell office:value-type="float" office:value="897992" calcext:value-type="float">
            <text:p>897992</text:p>
          </table:table-cell>
          <table:table-cell office:value-type="float" office:value="1640480" calcext:value-type="float">
            <text:p>1640480</text:p>
          </table:table-cell>
          <table:table-cell office:value-type="float" office:value="5" calcext:value-type="float">
            <text:p>5</text:p>
          </table:table-cell>
          <table:table-cell office:value-type="float" office:value="0.813129045144206" calcext:value-type="float">
            <text:p>0.813129045144206</text:p>
          </table:table-cell>
          <table:table-cell office:value-type="float" office:value="0.962877984390018" calcext:value-type="float">
            <text:p>0.962877984390018</text:p>
          </table:table-cell>
          <table:table-cell office:value-type="float" office:value="0.970144387500809" calcext:value-type="float">
            <text:p>0.970144387500809</text:p>
          </table:table-cell>
          <table:table-cell office:value-type="float" office:value="0.68289109264506" calcext:value-type="float">
            <text:p>0.68289109264506</text:p>
          </table:table-cell>
          <table:table-cell office:value-type="float" office:value="0.759264917286029" calcext:value-type="float">
            <text:p>0.759264917286029</text:p>
          </table:table-cell>
          <table:table-cell office:value-type="float" office:value="0.535245005517603" calcext:value-type="float">
            <text:p>0.535245005517603</text:p>
          </table:table-cell>
          <table:table-cell office:value-type="float" office:value="0.977802393174457" calcext:value-type="float">
            <text:p>0.977802393174457</text:p>
          </table:table-cell>
          <table:table-cell office:value-type="float" office:value="-113.421781470988" calcext:value-type="float">
            <text:p>-113.421781470988</text:p>
          </table:table-cell>
          <table:table-cell office:value-type="float" office:value="-98.1470165427943" calcext:value-type="float">
            <text:p>-98.1470165427943</text:p>
          </table:table-cell>
          <table:table-cell office:value-type="float" office:value="-142.950998896479" calcext:value-type="float">
            <text:p>-142.950998896479</text:p>
          </table:table-cell>
        </table:table-row>
        <table:table-row table:style-name="ro1">
          <table:table-cell office:value-type="string" calcext:value-type="string">
            <text:p>2019-11-12 11:59:07</text:p>
          </table:table-cell>
          <table:table-cell office:value-type="float" office:value="26.8483936750854" calcext:value-type="float">
            <text:p>26.8483936750854</text:p>
          </table:table-cell>
          <table:table-cell office:value-type="float" office:value="74.438089400749" calcext:value-type="float">
            <text:p>74.438089400749</text:p>
          </table:table-cell>
          <table:table-cell office:value-type="float" office:value="980.899423147154" calcext:value-type="float">
            <text:p>980.89942314715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6707" calcext:value-type="float">
            <text:p>1386707</text:p>
          </table:table-cell>
          <table:table-cell office:value-type="float" office:value="1624307" calcext:value-type="float">
            <text:p>1624307</text:p>
          </table:table-cell>
          <table:table-cell office:value-type="float" office:value="1631999" calcext:value-type="float">
            <text:p>1631999</text:p>
          </table:table-cell>
          <table:table-cell office:value-type="float" office:value="1126781" calcext:value-type="float">
            <text:p>1126781</text:p>
          </table:table-cell>
          <table:table-cell office:value-type="float" office:value="1291271" calcext:value-type="float">
            <text:p>1291271</text:p>
          </table:table-cell>
          <table:table-cell office:value-type="float" office:value="875988" calcext:value-type="float">
            <text:p>875988</text:p>
          </table:table-cell>
          <table:table-cell office:value-type="float" office:value="1641670" calcext:value-type="float">
            <text:p>1641670</text:p>
          </table:table-cell>
          <table:table-cell office:value-type="float" office:value="5" calcext:value-type="float">
            <text:p>5</text:p>
          </table:table-cell>
          <table:table-cell office:value-type="float" office:value="0.826541879956946" calcext:value-type="float">
            <text:p>0.826541879956946</text:p>
          </table:table-cell>
          <table:table-cell office:value-type="float" office:value="0.968162532825772" calcext:value-type="float">
            <text:p>0.968162532825772</text:p>
          </table:table-cell>
          <table:table-cell office:value-type="float" office:value="0.972747322648444" calcext:value-type="float">
            <text:p>0.972747322648444</text:p>
          </table:table-cell>
          <table:table-cell office:value-type="float" office:value="0.671613892509209" calcext:value-type="float">
            <text:p>0.671613892509209</text:p>
          </table:table-cell>
          <table:table-cell office:value-type="float" office:value="0.769657584387968" calcext:value-type="float">
            <text:p>0.769657584387968</text:p>
          </table:table-cell>
          <table:table-cell office:value-type="float" office:value="0.522129597917747" calcext:value-type="float">
            <text:p>0.522129597917747</text:p>
          </table:table-cell>
          <table:table-cell office:value-type="float" office:value="0.978511688531838" calcext:value-type="float">
            <text:p>0.978511688531838</text:p>
          </table:table-cell>
          <table:table-cell office:value-type="float" office:value="-115.677221498158" calcext:value-type="float">
            <text:p>-115.677221498158</text:p>
          </table:table-cell>
          <table:table-cell office:value-type="float" office:value="-96.0684831224064" calcext:value-type="float">
            <text:p>-96.0684831224064</text:p>
          </table:table-cell>
          <table:table-cell office:value-type="float" office:value="-145.574080416451" calcext:value-type="float">
            <text:p>-145.574080416451</text:p>
          </table:table-cell>
        </table:table-row>
        <table:table-row table:style-name="ro1">
          <table:table-cell office:value-type="string" calcext:value-type="string">
            <text:p>2019-11-12 11:59:08</text:p>
          </table:table-cell>
          <table:table-cell office:value-type="float" office:value="26.8534477880457" calcext:value-type="float">
            <text:p>26.8534477880457</text:p>
          </table:table-cell>
          <table:table-cell office:value-type="float" office:value="74.4545968537835" calcext:value-type="float">
            <text:p>74.4545968537835</text:p>
          </table:table-cell>
          <table:table-cell office:value-type="float" office:value="980.935490496006" calcext:value-type="float">
            <text:p>980.93549049600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4540" calcext:value-type="float">
            <text:p>1384540</text:p>
          </table:table-cell>
          <table:table-cell office:value-type="float" office:value="1620071" calcext:value-type="float">
            <text:p>1620071</text:p>
          </table:table-cell>
          <table:table-cell office:value-type="float" office:value="1626403" calcext:value-type="float">
            <text:p>1626403</text:p>
          </table:table-cell>
          <table:table-cell office:value-type="float" office:value="1215783" calcext:value-type="float">
            <text:p>1215783</text:p>
          </table:table-cell>
          <table:table-cell office:value-type="float" office:value="1031388" calcext:value-type="float">
            <text:p>1031388</text:p>
          </table:table-cell>
          <table:table-cell office:value-type="float" office:value="1033758" calcext:value-type="float">
            <text:p>1033758</text:p>
          </table:table-cell>
          <table:table-cell office:value-type="float" office:value="1636993" calcext:value-type="float">
            <text:p>1636993</text:p>
          </table:table-cell>
          <table:table-cell office:value-type="float" office:value="5" calcext:value-type="float">
            <text:p>5</text:p>
          </table:table-cell>
          <table:table-cell office:value-type="float" office:value="0.825250247150689" calcext:value-type="float">
            <text:p>0.825250247150689</text:p>
          </table:table-cell>
          <table:table-cell office:value-type="float" office:value="0.9656376797721" calcext:value-type="float">
            <text:p>0.9656376797721</text:p>
          </table:table-cell>
          <table:table-cell office:value-type="float" office:value="0.969411846329194" calcext:value-type="float">
            <text:p>0.969411846329194</text:p>
          </table:table-cell>
          <table:table-cell office:value-type="float" office:value="0.724663224776176" calcext:value-type="float">
            <text:p>0.724663224776176</text:p>
          </table:table-cell>
          <table:table-cell office:value-type="float" office:value="0.61475522694054" calcext:value-type="float">
            <text:p>0.61475522694054</text:p>
          </table:table-cell>
          <table:table-cell office:value-type="float" office:value="0.616167857190115" calcext:value-type="float">
            <text:p>0.616167857190115</text:p>
          </table:table-cell>
          <table:table-cell office:value-type="float" office:value="0.975723978963373" calcext:value-type="float">
            <text:p>0.975723978963373</text:p>
          </table:table-cell>
          <table:table-cell office:value-type="float" office:value="-105.067355044765" calcext:value-type="float">
            <text:p>-105.067355044765</text:p>
          </table:table-cell>
          <table:table-cell office:value-type="float" office:value="-127.048954611892" calcext:value-type="float">
            <text:p>-127.048954611892</text:p>
          </table:table-cell>
          <table:table-cell office:value-type="float" office:value="-126.766428561977" calcext:value-type="float">
            <text:p>-126.766428561977</text:p>
          </table:table-cell>
        </table:table-row>
        <table:table-row table:style-name="ro1">
          <table:table-cell office:value-type="string" calcext:value-type="string">
            <text:p>2019-11-12 11:59:09</text:p>
          </table:table-cell>
          <table:table-cell office:value-type="float" office:value="26.8534477880457" calcext:value-type="float">
            <text:p>26.8534477880457</text:p>
          </table:table-cell>
          <table:table-cell office:value-type="float" office:value="74.4760661724458" calcext:value-type="float">
            <text:p>74.4760661724458</text:p>
          </table:table-cell>
          <table:table-cell office:value-type="float" office:value="980.880348177581" calcext:value-type="float">
            <text:p>980.88034817758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9257" calcext:value-type="float">
            <text:p>1359257</text:p>
          </table:table-cell>
          <table:table-cell office:value-type="float" office:value="1614555" calcext:value-type="float">
            <text:p>1614555</text:p>
          </table:table-cell>
          <table:table-cell office:value-type="float" office:value="1628340" calcext:value-type="float">
            <text:p>1628340</text:p>
          </table:table-cell>
          <table:table-cell office:value-type="float" office:value="1160523" calcext:value-type="float">
            <text:p>1160523</text:p>
          </table:table-cell>
          <table:table-cell office:value-type="float" office:value="1233249" calcext:value-type="float">
            <text:p>1233249</text:p>
          </table:table-cell>
          <table:table-cell office:value-type="float" office:value="866959" calcext:value-type="float">
            <text:p>866959</text:p>
          </table:table-cell>
          <table:table-cell office:value-type="float" office:value="1639839" calcext:value-type="float">
            <text:p>1639839</text:p>
          </table:table-cell>
          <table:table-cell office:value-type="float" office:value="5" calcext:value-type="float">
            <text:p>5</text:p>
          </table:table-cell>
          <table:table-cell office:value-type="float" office:value="0.810180403015662" calcext:value-type="float">
            <text:p>0.810180403015662</text:p>
          </table:table-cell>
          <table:table-cell office:value-type="float" office:value="0.962349887174354" calcext:value-type="float">
            <text:p>0.962349887174354</text:p>
          </table:table-cell>
          <table:table-cell office:value-type="float" office:value="0.970566388436125" calcext:value-type="float">
            <text:p>0.970566388436125</text:p>
          </table:table-cell>
          <table:table-cell office:value-type="float" office:value="0.691725694146835" calcext:value-type="float">
            <text:p>0.691725694146835</text:p>
          </table:table-cell>
          <table:table-cell office:value-type="float" office:value="0.735073773273679" calcext:value-type="float">
            <text:p>0.735073773273679</text:p>
          </table:table-cell>
          <table:table-cell office:value-type="float" office:value="0.516747893899428" calcext:value-type="float">
            <text:p>0.516747893899428</text:p>
          </table:table-cell>
          <table:table-cell office:value-type="float" office:value="0.977420327355901" calcext:value-type="float">
            <text:p>0.977420327355901</text:p>
          </table:table-cell>
          <table:table-cell office:value-type="float" office:value="-111.654861170633" calcext:value-type="float">
            <text:p>-111.654861170633</text:p>
          </table:table-cell>
          <table:table-cell office:value-type="float" office:value="-102.985245345264" calcext:value-type="float">
            <text:p>-102.985245345264</text:p>
          </table:table-cell>
          <table:table-cell office:value-type="float" office:value="-146.650421220114" calcext:value-type="float">
            <text:p>-146.650421220114</text:p>
          </table:table-cell>
        </table:table-row>
        <table:table-row table:style-name="ro1">
          <table:table-cell office:value-type="string" calcext:value-type="string">
            <text:p>2019-11-12 11:59:11</text:p>
          </table:table-cell>
          <table:table-cell office:value-type="float" office:value="26.8534477880457" calcext:value-type="float">
            <text:p>26.8534477880457</text:p>
          </table:table-cell>
          <table:table-cell office:value-type="float" office:value="74.4599641963625" calcext:value-type="float">
            <text:p>74.4599641963625</text:p>
          </table:table-cell>
          <table:table-cell office:value-type="float" office:value="980.907919325856" calcext:value-type="float">
            <text:p>980.90791932585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9749" calcext:value-type="float">
            <text:p>1379749</text:p>
          </table:table-cell>
          <table:table-cell office:value-type="float" office:value="1623518" calcext:value-type="float">
            <text:p>1623518</text:p>
          </table:table-cell>
          <table:table-cell office:value-type="float" office:value="1627245" calcext:value-type="float">
            <text:p>1627245</text:p>
          </table:table-cell>
          <table:table-cell office:value-type="float" office:value="1015169" calcext:value-type="float">
            <text:p>1015169</text:p>
          </table:table-cell>
          <table:table-cell office:value-type="float" office:value="1147459" calcext:value-type="float">
            <text:p>1147459</text:p>
          </table:table-cell>
          <table:table-cell office:value-type="float" office:value="956244" calcext:value-type="float">
            <text:p>956244</text:p>
          </table:table-cell>
          <table:table-cell office:value-type="float" office:value="1649485" calcext:value-type="float">
            <text:p>1649485</text:p>
          </table:table-cell>
          <table:table-cell office:value-type="float" office:value="5" calcext:value-type="float">
            <text:p>5</text:p>
          </table:table-cell>
          <table:table-cell office:value-type="float" office:value="0.822394588279079" calcext:value-type="float">
            <text:p>0.822394588279079</text:p>
          </table:table-cell>
          <table:table-cell office:value-type="float" office:value="0.967692252122432" calcext:value-type="float">
            <text:p>0.967692252122432</text:p>
          </table:table-cell>
          <table:table-cell office:value-type="float" office:value="0.96991371749803" calcext:value-type="float">
            <text:p>0.96991371749803</text:p>
          </table:table-cell>
          <table:table-cell office:value-type="float" office:value="0.60508794845199" calcext:value-type="float">
            <text:p>0.60508794845199</text:p>
          </table:table-cell>
          <table:table-cell office:value-type="float" office:value="0.683938942425125" calcext:value-type="float">
            <text:p>0.683938942425125</text:p>
          </table:table-cell>
          <table:table-cell office:value-type="float" office:value="0.569965907331217" calcext:value-type="float">
            <text:p>0.569965907331217</text:p>
          </table:table-cell>
          <table:table-cell office:value-type="float" office:value="0.983169792076324" calcext:value-type="float">
            <text:p>0.983169792076324</text:p>
          </table:table-cell>
          <table:table-cell office:value-type="float" office:value="-128.982410309602" calcext:value-type="float">
            <text:p>-128.982410309602</text:p>
          </table:table-cell>
          <table:table-cell office:value-type="float" office:value="-113.212211514975" calcext:value-type="float">
            <text:p>-113.212211514975</text:p>
          </table:table-cell>
          <table:table-cell office:value-type="float" office:value="-136.006818533757" calcext:value-type="float">
            <text:p>-136.006818533757</text:p>
          </table:table-cell>
        </table:table-row>
        <table:table-row table:style-name="ro1">
          <table:table-cell office:value-type="string" calcext:value-type="string">
            <text:p>2019-11-12 11:59:12</text:p>
          </table:table-cell>
          <table:table-cell office:value-type="float" office:value="26.8534477880457" calcext:value-type="float">
            <text:p>26.8534477880457</text:p>
          </table:table-cell>
          <table:table-cell office:value-type="float" office:value="74.4599641963625" calcext:value-type="float">
            <text:p>74.4599641963625</text:p>
          </table:table-cell>
          <table:table-cell office:value-type="float" office:value="980.907919325856" calcext:value-type="float">
            <text:p>980.90791932585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898" calcext:value-type="float">
            <text:p>1373898</text:p>
          </table:table-cell>
          <table:table-cell office:value-type="float" office:value="1622026" calcext:value-type="float">
            <text:p>1622026</text:p>
          </table:table-cell>
          <table:table-cell office:value-type="float" office:value="1625926" calcext:value-type="float">
            <text:p>1625926</text:p>
          </table:table-cell>
          <table:table-cell office:value-type="float" office:value="1026176" calcext:value-type="float">
            <text:p>1026176</text:p>
          </table:table-cell>
          <table:table-cell office:value-type="float" office:value="1120089" calcext:value-type="float">
            <text:p>1120089</text:p>
          </table:table-cell>
          <table:table-cell office:value-type="float" office:value="1089333" calcext:value-type="float">
            <text:p>1089333</text:p>
          </table:table-cell>
          <table:table-cell office:value-type="float" office:value="1642351" calcext:value-type="float">
            <text:p>1642351</text:p>
          </table:table-cell>
          <table:table-cell office:value-type="float" office:value="5" calcext:value-type="float">
            <text:p>5</text:p>
          </table:table-cell>
          <table:table-cell office:value-type="float" office:value="0.818907120097532" calcext:value-type="float">
            <text:p>0.818907120097532</text:p>
          </table:table-cell>
          <table:table-cell office:value-type="float" office:value="0.96680295071637" calcext:value-type="float">
            <text:p>0.96680295071637</text:p>
          </table:table-cell>
          <table:table-cell office:value-type="float" office:value="0.969127532139722" calcext:value-type="float">
            <text:p>0.969127532139722</text:p>
          </table:table-cell>
          <table:table-cell office:value-type="float" office:value="0.611648632484511" calcext:value-type="float">
            <text:p>0.611648632484511</text:p>
          </table:table-cell>
          <table:table-cell office:value-type="float" office:value="0.667625149205345" calcext:value-type="float">
            <text:p>0.667625149205345</text:p>
          </table:table-cell>
          <table:table-cell office:value-type="float" office:value="0.64929314247288" calcext:value-type="float">
            <text:p>0.64929314247288</text:p>
          </table:table-cell>
          <table:table-cell office:value-type="float" office:value="0.978917596211147" calcext:value-type="float">
            <text:p>0.978917596211147</text:p>
          </table:table-cell>
          <table:table-cell office:value-type="float" office:value="-127.670273503098" calcext:value-type="float">
            <text:p>-127.670273503098</text:p>
          </table:table-cell>
          <table:table-cell office:value-type="float" office:value="-116.474970158931" calcext:value-type="float">
            <text:p>-116.474970158931</text:p>
          </table:table-cell>
          <table:table-cell office:value-type="float" office:value="-120.141371505424" calcext:value-type="float">
            <text:p>-120.141371505424</text:p>
          </table:table-cell>
        </table:table-row>
        <table:table-row table:style-name="ro1">
          <table:table-cell office:value-type="string" calcext:value-type="string">
            <text:p>2019-11-12 11:59:13</text:p>
          </table:table-cell>
          <table:table-cell office:value-type="float" office:value="26.8585019012971" calcext:value-type="float">
            <text:p>26.8585019012971</text:p>
          </table:table-cell>
          <table:table-cell office:value-type="float" office:value="74.4657371933974" calcext:value-type="float">
            <text:p>74.4657371933974</text:p>
          </table:table-cell>
          <table:table-cell office:value-type="float" office:value="980.916415540352" calcext:value-type="float">
            <text:p>980.91641554035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7710" calcext:value-type="float">
            <text:p>1377710</text:p>
          </table:table-cell>
          <table:table-cell office:value-type="float" office:value="1616995" calcext:value-type="float">
            <text:p>1616995</text:p>
          </table:table-cell>
          <table:table-cell office:value-type="float" office:value="1628263" calcext:value-type="float">
            <text:p>1628263</text:p>
          </table:table-cell>
          <table:table-cell office:value-type="float" office:value="1231855" calcext:value-type="float">
            <text:p>1231855</text:p>
          </table:table-cell>
          <table:table-cell office:value-type="float" office:value="1056630" calcext:value-type="float">
            <text:p>1056630</text:p>
          </table:table-cell>
          <table:table-cell office:value-type="float" office:value="906260" calcext:value-type="float">
            <text:p>906260</text:p>
          </table:table-cell>
          <table:table-cell office:value-type="float" office:value="1638031" calcext:value-type="float">
            <text:p>1638031</text:p>
          </table:table-cell>
          <table:table-cell office:value-type="float" office:value="5" calcext:value-type="float">
            <text:p>5</text:p>
          </table:table-cell>
          <table:table-cell office:value-type="float" office:value="0.821179249427229" calcext:value-type="float">
            <text:p>0.821179249427229</text:p>
          </table:table-cell>
          <table:table-cell office:value-type="float" office:value="0.963804240680246" calcext:value-type="float">
            <text:p>0.963804240680246</text:p>
          </table:table-cell>
          <table:table-cell office:value-type="float" office:value="0.970520492854177" calcext:value-type="float">
            <text:p>0.970520492854177</text:p>
          </table:table-cell>
          <table:table-cell office:value-type="float" office:value="0.734242884426461" calcext:value-type="float">
            <text:p>0.734242884426461</text:p>
          </table:table-cell>
          <table:table-cell office:value-type="float" office:value="0.629800633168296" calcext:value-type="float">
            <text:p>0.629800633168296</text:p>
          </table:table-cell>
          <table:table-cell office:value-type="float" office:value="0.540173118135109" calcext:value-type="float">
            <text:p>0.540173118135109</text:p>
          </table:table-cell>
          <table:table-cell office:value-type="float" office:value="0.976342675249895" calcext:value-type="float">
            <text:p>0.976342675249895</text:p>
          </table:table-cell>
          <table:table-cell office:value-type="float" office:value="-103.151423114708" calcext:value-type="float">
            <text:p>-103.151423114708</text:p>
          </table:table-cell>
          <table:table-cell office:value-type="float" office:value="-124.039873366341" calcext:value-type="float">
            <text:p>-124.039873366341</text:p>
          </table:table-cell>
          <table:table-cell office:value-type="float" office:value="-141.965376372978" calcext:value-type="float">
            <text:p>-141.965376372978</text:p>
          </table:table-cell>
        </table:table-row>
        <table:table-row table:style-name="ro1">
          <table:table-cell office:value-type="string" calcext:value-type="string">
            <text:p>2019-11-12 11:59:14</text:p>
          </table:table-cell>
          <table:table-cell office:value-type="float" office:value="26.8635560148396" calcext:value-type="float">
            <text:p>26.8635560148396</text:p>
          </table:table-cell>
          <table:table-cell office:value-type="float" office:value="74.4876125750634" calcext:value-type="float">
            <text:p>74.4876125750634</text:p>
          </table:table-cell>
          <table:table-cell office:value-type="float" office:value="980.924911790641" calcext:value-type="float">
            <text:p>980.92491179064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5578" calcext:value-type="float">
            <text:p>1385578</text:p>
          </table:table-cell>
          <table:table-cell office:value-type="float" office:value="1616139" calcext:value-type="float">
            <text:p>1616139</text:p>
          </table:table-cell>
          <table:table-cell office:value-type="float" office:value="1624197" calcext:value-type="float">
            <text:p>1624197</text:p>
          </table:table-cell>
          <table:table-cell office:value-type="float" office:value="1062817" calcext:value-type="float">
            <text:p>1062817</text:p>
          </table:table-cell>
          <table:table-cell office:value-type="float" office:value="1295368" calcext:value-type="float">
            <text:p>1295368</text:p>
          </table:table-cell>
          <table:table-cell office:value-type="float" office:value="880968" calcext:value-type="float">
            <text:p>880968</text:p>
          </table:table-cell>
          <table:table-cell office:value-type="float" office:value="1647892" calcext:value-type="float">
            <text:p>1647892</text:p>
          </table:table-cell>
          <table:table-cell office:value-type="float" office:value="5" calcext:value-type="float">
            <text:p>5</text:p>
          </table:table-cell>
          <table:table-cell office:value-type="float" office:value="0.825868943437212" calcext:value-type="float">
            <text:p>0.825868943437212</text:p>
          </table:table-cell>
          <table:table-cell office:value-type="float" office:value="0.963294024860147" calcext:value-type="float">
            <text:p>0.963294024860147</text:p>
          </table:table-cell>
          <table:table-cell office:value-type="float" office:value="0.968096967708703" calcext:value-type="float">
            <text:p>0.968096967708703</text:p>
          </table:table-cell>
          <table:table-cell office:value-type="float" office:value="0.633488372980162" calcext:value-type="float">
            <text:p>0.633488372980162</text:p>
          </table:table-cell>
          <table:table-cell office:value-type="float" office:value="0.772099586975525" calcext:value-type="float">
            <text:p>0.772099586975525</text:p>
          </table:table-cell>
          <table:table-cell office:value-type="float" office:value="0.525097909581412" calcext:value-type="float">
            <text:p>0.525097909581412</text:p>
          </table:table-cell>
          <table:table-cell office:value-type="float" office:value="0.982220289971863" calcext:value-type="float">
            <text:p>0.982220289971863</text:p>
          </table:table-cell>
          <table:table-cell office:value-type="float" office:value="-123.302325403968" calcext:value-type="float">
            <text:p>-123.302325403968</text:p>
          </table:table-cell>
          <table:table-cell office:value-type="float" office:value="-95.5800826048949" calcext:value-type="float">
            <text:p>-95.5800826048949</text:p>
          </table:table-cell>
          <table:table-cell office:value-type="float" office:value="-144.980418083718" calcext:value-type="float">
            <text:p>-144.980418083718</text:p>
          </table:table-cell>
        </table:table-row>
        <table:table-row table:style-name="ro1">
          <table:table-cell office:value-type="string" calcext:value-type="string">
            <text:p>2019-11-12 11:59:16</text:p>
          </table:table-cell>
          <table:table-cell office:value-type="float" office:value="26.8534477880457" calcext:value-type="float">
            <text:p>26.8534477880457</text:p>
          </table:table-cell>
          <table:table-cell office:value-type="float" office:value="74.4868007801234" calcext:value-type="float">
            <text:p>74.4868007801234</text:p>
          </table:table-cell>
          <table:table-cell office:value-type="float" office:value="980.907919325856" calcext:value-type="float">
            <text:p>980.90791932585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1419" calcext:value-type="float">
            <text:p>1361419</text:p>
          </table:table-cell>
          <table:table-cell office:value-type="float" office:value="1615963" calcext:value-type="float">
            <text:p>1615963</text:p>
          </table:table-cell>
          <table:table-cell office:value-type="float" office:value="1628886" calcext:value-type="float">
            <text:p>1628886</text:p>
          </table:table-cell>
          <table:table-cell office:value-type="float" office:value="1184904" calcext:value-type="float">
            <text:p>1184904</text:p>
          </table:table-cell>
          <table:table-cell office:value-type="float" office:value="1146414" calcext:value-type="float">
            <text:p>1146414</text:p>
          </table:table-cell>
          <table:table-cell office:value-type="float" office:value="861646" calcext:value-type="float">
            <text:p>861646</text:p>
          </table:table-cell>
          <table:table-cell office:value-type="float" office:value="1639244" calcext:value-type="float">
            <text:p>1639244</text:p>
          </table:table-cell>
          <table:table-cell office:value-type="float" office:value="5" calcext:value-type="float">
            <text:p>5</text:p>
          </table:table-cell>
          <table:table-cell office:value-type="float" office:value="0.811469055589325" calcext:value-type="float">
            <text:p>0.811469055589325</text:p>
          </table:table-cell>
          <table:table-cell office:value-type="float" office:value="0.963189120672836" calcext:value-type="float">
            <text:p>0.963189120672836</text:p>
          </table:table-cell>
          <table:table-cell office:value-type="float" office:value="0.970891829835395" calcext:value-type="float">
            <text:p>0.970891829835395</text:p>
          </table:table-cell>
          <table:table-cell office:value-type="float" office:value="0.706257904321897" calcext:value-type="float">
            <text:p>0.706257904321897</text:p>
          </table:table-cell>
          <table:table-cell office:value-type="float" office:value="0.68331607381297" calcext:value-type="float">
            <text:p>0.68331607381297</text:p>
          </table:table-cell>
          <table:table-cell office:value-type="float" office:value="0.513581098745" calcext:value-type="float">
            <text:p>0.513581098745</text:p>
          </table:table-cell>
          <table:table-cell office:value-type="float" office:value="0.97706567967721" calcext:value-type="float">
            <text:p>0.97706567967721</text:p>
          </table:table-cell>
          <table:table-cell office:value-type="float" office:value="-108.748419135621" calcext:value-type="float">
            <text:p>-108.748419135621</text:p>
          </table:table-cell>
          <table:table-cell office:value-type="float" office:value="-113.336785237406" calcext:value-type="float">
            <text:p>-113.336785237406</text:p>
          </table:table-cell>
          <table:table-cell office:value-type="float" office:value="-147.283780251" calcext:value-type="float">
            <text:p>-147.283780251</text:p>
          </table:table-cell>
        </table:table-row>
        <table:table-row table:style-name="ro1">
          <table:table-cell office:value-type="string" calcext:value-type="string">
            <text:p>2019-11-12 11:59:17</text:p>
          </table:table-cell>
          <table:table-cell office:value-type="float" office:value="26.8585019012971" calcext:value-type="float">
            <text:p>26.8585019012971</text:p>
          </table:table-cell>
          <table:table-cell office:value-type="float" office:value="74.5033087087212" calcext:value-type="float">
            <text:p>74.5033087087212</text:p>
          </table:table-cell>
          <table:table-cell office:value-type="float" office:value="980.861272807591" calcext:value-type="float">
            <text:p>980.86127280759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1802" calcext:value-type="float">
            <text:p>1381802</text:p>
          </table:table-cell>
          <table:table-cell office:value-type="float" office:value="1627651" calcext:value-type="float">
            <text:p>1627651</text:p>
          </table:table-cell>
          <table:table-cell office:value-type="float" office:value="1627914" calcext:value-type="float">
            <text:p>1627914</text:p>
          </table:table-cell>
          <table:table-cell office:value-type="float" office:value="1078295" calcext:value-type="float">
            <text:p>1078295</text:p>
          </table:table-cell>
          <table:table-cell office:value-type="float" office:value="1283802" calcext:value-type="float">
            <text:p>1283802</text:p>
          </table:table-cell>
          <table:table-cell office:value-type="float" office:value="907333" calcext:value-type="float">
            <text:p>907333</text:p>
          </table:table-cell>
          <table:table-cell office:value-type="float" office:value="1642989" calcext:value-type="float">
            <text:p>1642989</text:p>
          </table:table-cell>
          <table:table-cell office:value-type="float" office:value="5" calcext:value-type="float">
            <text:p>5</text:p>
          </table:table-cell>
          <table:table-cell office:value-type="float" office:value="0.823618271782192" calcext:value-type="float">
            <text:p>0.823618271782192</text:p>
          </table:table-cell>
          <table:table-cell office:value-type="float" office:value="0.970155712384666" calcext:value-type="float">
            <text:p>0.970155712384666</text:p>
          </table:table-cell>
          <table:table-cell office:value-type="float" office:value="0.970312472619113" calcext:value-type="float">
            <text:p>0.970312472619113</text:p>
          </table:table-cell>
          <table:table-cell office:value-type="float" office:value="0.642713980998275" calcext:value-type="float">
            <text:p>0.642713980998275</text:p>
          </table:table-cell>
          <table:table-cell office:value-type="float" office:value="0.76520571293899" calcext:value-type="float">
            <text:p>0.76520571293899</text:p>
          </table:table-cell>
          <table:table-cell office:value-type="float" office:value="0.54081267604979" calcext:value-type="float">
            <text:p>0.54081267604979</text:p>
          </table:table-cell>
          <table:table-cell office:value-type="float" office:value="0.979297873890146" calcext:value-type="float">
            <text:p>0.979297873890146</text:p>
          </table:table-cell>
          <table:table-cell office:value-type="float" office:value="-121.457203800345" calcext:value-type="float">
            <text:p>-121.457203800345</text:p>
          </table:table-cell>
          <table:table-cell office:value-type="float" office:value="-96.9588574122021" calcext:value-type="float">
            <text:p>-96.9588574122021</text:p>
          </table:table-cell>
          <table:table-cell office:value-type="float" office:value="-141.837464790042" calcext:value-type="float">
            <text:p>-141.837464790042</text:p>
          </table:table-cell>
        </table:table-row>
        <table:table-row table:style-name="ro1">
          <table:table-cell office:value-type="string" calcext:value-type="string">
            <text:p>2019-11-12 11:59:18</text:p>
          </table:table-cell>
          <table:table-cell office:value-type="float" office:value="26.8534477880457" calcext:value-type="float">
            <text:p>26.8534477880457</text:p>
          </table:table-cell>
          <table:table-cell office:value-type="float" office:value="74.4975353533653" calcext:value-type="float">
            <text:p>74.4975353533653</text:p>
          </table:table-cell>
          <table:table-cell office:value-type="float" office:value="980.935490496006" calcext:value-type="float">
            <text:p>980.93549049600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3455" calcext:value-type="float">
            <text:p>1363455</text:p>
          </table:table-cell>
          <table:table-cell office:value-type="float" office:value="1619064" calcext:value-type="float">
            <text:p>1619064</text:p>
          </table:table-cell>
          <table:table-cell office:value-type="float" office:value="1623701" calcext:value-type="float">
            <text:p>1623701</text:p>
          </table:table-cell>
          <table:table-cell office:value-type="float" office:value="990148" calcext:value-type="float">
            <text:p>990148</text:p>
          </table:table-cell>
          <table:table-cell office:value-type="float" office:value="1183512" calcext:value-type="float">
            <text:p>1183512</text:p>
          </table:table-cell>
          <table:table-cell office:value-type="float" office:value="1108092" calcext:value-type="float">
            <text:p>1108092</text:p>
          </table:table-cell>
          <table:table-cell office:value-type="float" office:value="1640858" calcext:value-type="float">
            <text:p>1640858</text:p>
          </table:table-cell>
          <table:table-cell office:value-type="float" office:value="5" calcext:value-type="float">
            <text:p>5</text:p>
          </table:table-cell>
          <table:table-cell office:value-type="float" office:value="0.812682606301618" calcext:value-type="float">
            <text:p>0.812682606301618</text:p>
          </table:table-cell>
          <table:table-cell office:value-type="float" office:value="0.965037460927661" calcext:value-type="float">
            <text:p>0.965037460927661</text:p>
          </table:table-cell>
          <table:table-cell office:value-type="float" office:value="0.967801328635374" calcext:value-type="float">
            <text:p>0.967801328635374</text:p>
          </table:table-cell>
          <table:table-cell office:value-type="float" office:value="0.59017426850489" calcext:value-type="float">
            <text:p>0.59017426850489</text:p>
          </table:table-cell>
          <table:table-cell office:value-type="float" office:value="0.705428207567717" calcext:value-type="float">
            <text:p>0.705428207567717</text:p>
          </table:table-cell>
          <table:table-cell office:value-type="float" office:value="0.660474379119203" calcext:value-type="float">
            <text:p>0.660474379119203</text:p>
          </table:table-cell>
          <table:table-cell office:value-type="float" office:value="0.978027698758566" calcext:value-type="float">
            <text:p>0.978027698758566</text:p>
          </table:table-cell>
          <table:table-cell office:value-type="float" office:value="-131.965146299022" calcext:value-type="float">
            <text:p>-131.965146299022</text:p>
          </table:table-cell>
          <table:table-cell office:value-type="float" office:value="-108.914358486457" calcext:value-type="float">
            <text:p>-108.914358486457</text:p>
          </table:table-cell>
          <table:table-cell office:value-type="float" office:value="-117.905124176159" calcext:value-type="float">
            <text:p>-117.905124176159</text:p>
          </table:table-cell>
        </table:table-row>
        <table:table-row table:style-name="ro1">
          <table:table-cell office:value-type="string" calcext:value-type="string">
            <text:p>2019-11-12 11:59:20</text:p>
          </table:table-cell>
          <table:table-cell office:value-type="float" office:value="26.8534477880457" calcext:value-type="float">
            <text:p>26.8534477880457</text:p>
          </table:table-cell>
          <table:table-cell office:value-type="float" office:value="74.5136371486613" calcext:value-type="float">
            <text:p>74.5136371486613</text:p>
          </table:table-cell>
          <table:table-cell office:value-type="float" office:value="980.85277705118" calcext:value-type="float">
            <text:p>980.8527770511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9371" calcext:value-type="float">
            <text:p>1359371</text:p>
          </table:table-cell>
          <table:table-cell office:value-type="float" office:value="1619687" calcext:value-type="float">
            <text:p>1619687</text:p>
          </table:table-cell>
          <table:table-cell office:value-type="float" office:value="1623385" calcext:value-type="float">
            <text:p>1623385</text:p>
          </table:table-cell>
          <table:table-cell office:value-type="float" office:value="994825" calcext:value-type="float">
            <text:p>994825</text:p>
          </table:table-cell>
          <table:table-cell office:value-type="float" office:value="1150482" calcext:value-type="float">
            <text:p>1150482</text:p>
          </table:table-cell>
          <table:table-cell office:value-type="float" office:value="1090093" calcext:value-type="float">
            <text:p>1090093</text:p>
          </table:table-cell>
          <table:table-cell office:value-type="float" office:value="1640565" calcext:value-type="float">
            <text:p>1640565</text:p>
          </table:table-cell>
          <table:table-cell office:value-type="float" office:value="5" calcext:value-type="float">
            <text:p>5</text:p>
          </table:table-cell>
          <table:table-cell office:value-type="float" office:value="0.810248352318806" calcext:value-type="float">
            <text:p>0.810248352318806</text:p>
          </table:table-cell>
          <table:table-cell office:value-type="float" office:value="0.965408797908878" calcext:value-type="float">
            <text:p>0.965408797908878</text:p>
          </table:table-cell>
          <table:table-cell office:value-type="float" office:value="0.967612977935431" calcext:value-type="float">
            <text:p>0.967612977935431</text:p>
          </table:table-cell>
          <table:table-cell office:value-type="float" office:value="0.592961978073356" calcext:value-type="float">
            <text:p>0.592961978073356</text:p>
          </table:table-cell>
          <table:table-cell office:value-type="float" office:value="0.685740791051482" calcext:value-type="float">
            <text:p>0.685740791051482</text:p>
          </table:table-cell>
          <table:table-cell office:value-type="float" office:value="0.649746137827174" calcext:value-type="float">
            <text:p>0.649746137827174</text:p>
          </table:table-cell>
          <table:table-cell office:value-type="float" office:value="0.977853057128555" calcext:value-type="float">
            <text:p>0.977853057128555</text:p>
          </table:table-cell>
          <table:table-cell office:value-type="float" office:value="-131.407604385329" calcext:value-type="float">
            <text:p>-131.407604385329</text:p>
          </table:table-cell>
          <table:table-cell office:value-type="float" office:value="-112.851841789704" calcext:value-type="float">
            <text:p>-112.851841789704</text:p>
          </table:table-cell>
          <table:table-cell office:value-type="float" office:value="-120.050772434565" calcext:value-type="float">
            <text:p>-120.050772434565</text:p>
          </table:table-cell>
        </table:table-row>
        <table:table-row table:style-name="ro1">
          <table:table-cell office:value-type="string" calcext:value-type="string">
            <text:p>2019-11-12 11:59:21</text:p>
          </table:table-cell>
          <table:table-cell office:value-type="float" office:value="26.8534477880457" calcext:value-type="float">
            <text:p>26.8534477880457</text:p>
          </table:table-cell>
          <table:table-cell office:value-type="float" office:value="74.5136371486613" calcext:value-type="float">
            <text:p>74.5136371486613</text:p>
          </table:table-cell>
          <table:table-cell office:value-type="float" office:value="980.96306168803" calcext:value-type="float">
            <text:p>980.9630616880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2161" calcext:value-type="float">
            <text:p>1362161</text:p>
          </table:table-cell>
          <table:table-cell office:value-type="float" office:value="1618347" calcext:value-type="float">
            <text:p>1618347</text:p>
          </table:table-cell>
          <table:table-cell office:value-type="float" office:value="1635933" calcext:value-type="float">
            <text:p>1635933</text:p>
          </table:table-cell>
          <table:table-cell office:value-type="float" office:value="1250550" calcext:value-type="float">
            <text:p>1250550</text:p>
          </table:table-cell>
          <table:table-cell office:value-type="float" office:value="1036025" calcext:value-type="float">
            <text:p>1036025</text:p>
          </table:table-cell>
          <table:table-cell office:value-type="float" office:value="1059504" calcext:value-type="float">
            <text:p>1059504</text:p>
          </table:table-cell>
          <table:table-cell office:value-type="float" office:value="1636907" calcext:value-type="float">
            <text:p>1636907</text:p>
          </table:table-cell>
          <table:table-cell office:value-type="float" office:value="5" calcext:value-type="float">
            <text:p>5</text:p>
          </table:table-cell>
          <table:table-cell office:value-type="float" office:value="0.811911322106281" calcext:value-type="float">
            <text:p>0.811911322106281</text:p>
          </table:table-cell>
          <table:table-cell office:value-type="float" office:value="0.964610095573675" calcext:value-type="float">
            <text:p>0.964610095573675</text:p>
          </table:table-cell>
          <table:table-cell office:value-type="float" office:value="0.975092169653436" calcext:value-type="float">
            <text:p>0.975092169653436</text:p>
          </table:table-cell>
          <table:table-cell office:value-type="float" office:value="0.74538597409558" calcext:value-type="float">
            <text:p>0.74538597409558</text:p>
          </table:table-cell>
          <table:table-cell office:value-type="float" office:value="0.617519094648253" calcext:value-type="float">
            <text:p>0.617519094648253</text:p>
          </table:table-cell>
          <table:table-cell office:value-type="float" office:value="0.631513670863351" calcext:value-type="float">
            <text:p>0.631513670863351</text:p>
          </table:table-cell>
          <table:table-cell office:value-type="float" office:value="0.975672718962755" calcext:value-type="float">
            <text:p>0.975672718962755</text:p>
          </table:table-cell>
          <table:table-cell office:value-type="float" office:value="-100.922805180884" calcext:value-type="float">
            <text:p>-100.922805180884</text:p>
          </table:table-cell>
          <table:table-cell office:value-type="float" office:value="-126.496181070349" calcext:value-type="float">
            <text:p>-126.496181070349</text:p>
          </table:table-cell>
          <table:table-cell office:value-type="float" office:value="-123.69726582733" calcext:value-type="float">
            <text:p>-123.69726582733</text:p>
          </table:table-cell>
        </table:table-row>
        <table:table-row table:style-name="ro1">
          <table:table-cell office:value-type="string" calcext:value-type="string">
            <text:p>2019-11-12 11:59:22</text:p>
          </table:table-cell>
          <table:table-cell office:value-type="float" office:value="26.8585019012971" calcext:value-type="float">
            <text:p>26.8585019012971</text:p>
          </table:table-cell>
          <table:table-cell office:value-type="float" office:value="74.5194106575804" calcext:value-type="float">
            <text:p>74.5194106575804</text:p>
          </table:table-cell>
          <table:table-cell office:value-type="float" office:value="980.861272807591" calcext:value-type="float">
            <text:p>980.86127280759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1963" calcext:value-type="float">
            <text:p>1381963</text:p>
          </table:table-cell>
          <table:table-cell office:value-type="float" office:value="1618031" calcext:value-type="float">
            <text:p>1618031</text:p>
          </table:table-cell>
          <table:table-cell office:value-type="float" office:value="1627582" calcext:value-type="float">
            <text:p>1627582</text:p>
          </table:table-cell>
          <table:table-cell office:value-type="float" office:value="1231120" calcext:value-type="float">
            <text:p>1231120</text:p>
          </table:table-cell>
          <table:table-cell office:value-type="float" office:value="1038136" calcext:value-type="float">
            <text:p>1038136</text:p>
          </table:table-cell>
          <table:table-cell office:value-type="float" office:value="926293" calcext:value-type="float">
            <text:p>926293</text:p>
          </table:table-cell>
          <table:table-cell office:value-type="float" office:value="1638133" calcext:value-type="float">
            <text:p>1638133</text:p>
          </table:table-cell>
          <table:table-cell office:value-type="float" office:value="5" calcext:value-type="float">
            <text:p>5</text:p>
          </table:table-cell>
          <table:table-cell office:value-type="float" office:value="0.82371423527172" calcext:value-type="float">
            <text:p>0.82371423527172</text:p>
          </table:table-cell>
          <table:table-cell office:value-type="float" office:value="0.964421744873732" calcext:value-type="float">
            <text:p>0.964421744873732</text:p>
          </table:table-cell>
          <table:table-cell office:value-type="float" office:value="0.970114585174869" calcext:value-type="float">
            <text:p>0.970114585174869</text:p>
          </table:table-cell>
          <table:table-cell office:value-type="float" office:value="0.733804790235137" calcext:value-type="float">
            <text:p>0.733804790235137</text:p>
          </table:table-cell>
          <table:table-cell office:value-type="float" office:value="0.618777348849457" calcext:value-type="float">
            <text:p>0.618777348849457</text:p>
          </table:table-cell>
          <table:table-cell office:value-type="float" office:value="0.552113718046393" calcext:value-type="float">
            <text:p>0.552113718046393</text:p>
          </table:table-cell>
          <table:table-cell office:value-type="float" office:value="0.976403471994814" calcext:value-type="float">
            <text:p>0.976403471994814</text:p>
          </table:table-cell>
          <table:table-cell office:value-type="float" office:value="-103.239041952973" calcext:value-type="float">
            <text:p>-103.239041952973</text:p>
          </table:table-cell>
          <table:table-cell office:value-type="float" office:value="-126.244530230109" calcext:value-type="float">
            <text:p>-126.244530230109</text:p>
          </table:table-cell>
          <table:table-cell office:value-type="float" office:value="-139.577256390721" calcext:value-type="float">
            <text:p>-139.577256390721</text:p>
          </table:table-cell>
        </table:table-row>
        <table:table-row table:style-name="ro1">
          <table:table-cell office:value-type="string" calcext:value-type="string">
            <text:p>2019-11-12 11:59:23</text:p>
          </table:table-cell>
          <table:table-cell office:value-type="float" office:value="26.8585019012971" calcext:value-type="float">
            <text:p>26.8585019012971</text:p>
          </table:table-cell>
          <table:table-cell office:value-type="float" office:value="74.5301452471077" calcext:value-type="float">
            <text:p>74.5301452471077</text:p>
          </table:table-cell>
          <table:table-cell office:value-type="float" office:value="980.916415540352" calcext:value-type="float">
            <text:p>980.91641554035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099" calcext:value-type="float">
            <text:p>1373099</text:p>
          </table:table-cell>
          <table:table-cell office:value-type="float" office:value="1617687" calcext:value-type="float">
            <text:p>1617687</text:p>
          </table:table-cell>
          <table:table-cell office:value-type="float" office:value="1622932" calcext:value-type="float">
            <text:p>1622932</text:p>
          </table:table-cell>
          <table:table-cell office:value-type="float" office:value="985349" calcext:value-type="float">
            <text:p>985349</text:p>
          </table:table-cell>
          <table:table-cell office:value-type="float" office:value="1209258" calcext:value-type="float">
            <text:p>1209258</text:p>
          </table:table-cell>
          <table:table-cell office:value-type="float" office:value="1110230" calcext:value-type="float">
            <text:p>1110230</text:p>
          </table:table-cell>
          <table:table-cell office:value-type="float" office:value="1642362" calcext:value-type="float">
            <text:p>1642362</text:p>
          </table:table-cell>
          <table:table-cell office:value-type="float" office:value="5" calcext:value-type="float">
            <text:p>5</text:p>
          </table:table-cell>
          <table:table-cell office:value-type="float" office:value="0.818430878929004" calcext:value-type="float">
            <text:p>0.818430878929004</text:p>
          </table:table-cell>
          <table:table-cell office:value-type="float" office:value="0.964216704871262" calcext:value-type="float">
            <text:p>0.964216704871262</text:p>
          </table:table-cell>
          <table:table-cell office:value-type="float" office:value="0.967342968862411" calcext:value-type="float">
            <text:p>0.967342968862411</text:p>
          </table:table-cell>
          <table:table-cell office:value-type="float" office:value="0.587313841261129" calcext:value-type="float">
            <text:p>0.587313841261129</text:p>
          </table:table-cell>
          <table:table-cell office:value-type="float" office:value="0.720774021240952" calcext:value-type="float">
            <text:p>0.720774021240952</text:p>
          </table:table-cell>
          <table:table-cell office:value-type="float" office:value="0.661748726576415" calcext:value-type="float">
            <text:p>0.661748726576415</text:p>
          </table:table-cell>
          <table:table-cell office:value-type="float" office:value="0.978924152722854" calcext:value-type="float">
            <text:p>0.978924152722854</text:p>
          </table:table-cell>
          <table:table-cell office:value-type="float" office:value="-132.537231747774" calcext:value-type="float">
            <text:p>-132.537231747774</text:p>
          </table:table-cell>
          <table:table-cell office:value-type="float" office:value="-105.84519575181" calcext:value-type="float">
            <text:p>-105.84519575181</text:p>
          </table:table-cell>
          <table:table-cell office:value-type="float" office:value="-117.650254684717" calcext:value-type="float">
            <text:p>-117.650254684717</text:p>
          </table:table-cell>
        </table:table-row>
        <table:table-row table:style-name="ro1">
          <table:table-cell office:value-type="string" calcext:value-type="string">
            <text:p>2019-11-12 11:59:25</text:p>
          </table:table-cell>
          <table:table-cell office:value-type="float" office:value="26.8585019012971" calcext:value-type="float">
            <text:p>26.8585019012971</text:p>
          </table:table-cell>
          <table:table-cell office:value-type="float" office:value="74.5462470668301" calcext:value-type="float">
            <text:p>74.5462470668301</text:p>
          </table:table-cell>
          <table:table-cell office:value-type="float" office:value="980.861272807591" calcext:value-type="float">
            <text:p>980.86127280759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2340" calcext:value-type="float">
            <text:p>1372340</text:p>
          </table:table-cell>
          <table:table-cell office:value-type="float" office:value="1637380" calcext:value-type="float">
            <text:p>1637380</text:p>
          </table:table-cell>
          <table:table-cell office:value-type="float" office:value="1626431" calcext:value-type="float">
            <text:p>1626431</text:p>
          </table:table-cell>
          <table:table-cell office:value-type="float" office:value="1036653" calcext:value-type="float">
            <text:p>1036653</text:p>
          </table:table-cell>
          <table:table-cell office:value-type="float" office:value="1250131" calcext:value-type="float">
            <text:p>1250131</text:p>
          </table:table-cell>
          <table:table-cell office:value-type="float" office:value="987531" calcext:value-type="float">
            <text:p>987531</text:p>
          </table:table-cell>
          <table:table-cell office:value-type="float" office:value="1644015" calcext:value-type="float">
            <text:p>1644015</text:p>
          </table:table-cell>
          <table:table-cell office:value-type="float" office:value="5" calcext:value-type="float">
            <text:p>5</text:p>
          </table:table-cell>
          <table:table-cell office:value-type="float" office:value="0.817978479621229" calcext:value-type="float">
            <text:p>0.817978479621229</text:p>
          </table:table-cell>
          <table:table-cell office:value-type="float" office:value="0.975954648966151" calcext:value-type="float">
            <text:p>0.975954648966151</text:p>
          </table:table-cell>
          <table:table-cell office:value-type="float" office:value="0.96942853563172" calcext:value-type="float">
            <text:p>0.96942853563172</text:p>
          </table:table-cell>
          <table:table-cell office:value-type="float" office:value="0.617893411862065" calcext:value-type="float">
            <text:p>0.617893411862065</text:p>
          </table:table-cell>
          <table:table-cell office:value-type="float" office:value="0.745136230604199" calcext:value-type="float">
            <text:p>0.745136230604199</text:p>
          </table:table-cell>
          <table:table-cell office:value-type="float" office:value="0.588614414765169" calcext:value-type="float">
            <text:p>0.588614414765169</text:p>
          </table:table-cell>
          <table:table-cell office:value-type="float" office:value="0.979909417618444" calcext:value-type="float">
            <text:p>0.979909417618444</text:p>
          </table:table-cell>
          <table:table-cell office:value-type="float" office:value="-126.421317627587" calcext:value-type="float">
            <text:p>-126.421317627587</text:p>
          </table:table-cell>
          <table:table-cell office:value-type="float" office:value="-100.97275387916" calcext:value-type="float">
            <text:p>-100.97275387916</text:p>
          </table:table-cell>
          <table:table-cell office:value-type="float" office:value="-132.277117046966" calcext:value-type="float">
            <text:p>-132.277117046966</text:p>
          </table:table-cell>
        </table:table-row>
        <table:table-row table:style-name="ro1">
          <table:table-cell office:value-type="string" calcext:value-type="string">
            <text:p>2019-11-12 11:59:26</text:p>
          </table:table-cell>
          <table:table-cell office:value-type="float" office:value="26.8534477880457" calcext:value-type="float">
            <text:p>26.8534477880457</text:p>
          </table:table-cell>
          <table:table-cell office:value-type="float" office:value="74.5619420696675" calcext:value-type="float">
            <text:p>74.5619420696675</text:p>
          </table:table-cell>
          <table:table-cell office:value-type="float" office:value="980.907919325856" calcext:value-type="float">
            <text:p>980.90791932585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1016" calcext:value-type="float">
            <text:p>1361016</text:p>
          </table:table-cell>
          <table:table-cell office:value-type="float" office:value="1619826" calcext:value-type="float">
            <text:p>1619826</text:p>
          </table:table-cell>
          <table:table-cell office:value-type="float" office:value="1623553" calcext:value-type="float">
            <text:p>1623553</text:p>
          </table:table-cell>
          <table:table-cell office:value-type="float" office:value="988482" calcext:value-type="float">
            <text:p>988482</text:p>
          </table:table-cell>
          <table:table-cell office:value-type="float" office:value="1166429" calcext:value-type="float">
            <text:p>1166429</text:p>
          </table:table-cell>
          <table:table-cell office:value-type="float" office:value="1126719" calcext:value-type="float">
            <text:p>1126719</text:p>
          </table:table-cell>
          <table:table-cell office:value-type="float" office:value="1640040" calcext:value-type="float">
            <text:p>1640040</text:p>
          </table:table-cell>
          <table:table-cell office:value-type="float" office:value="5" calcext:value-type="float">
            <text:p>5</text:p>
          </table:table-cell>
          <table:table-cell office:value-type="float" office:value="0.811228848842245" calcext:value-type="float">
            <text:p>0.811228848842245</text:p>
          </table:table-cell>
          <table:table-cell office:value-type="float" office:value="0.965491648374992" calcext:value-type="float">
            <text:p>0.965491648374992</text:p>
          </table:table-cell>
          <table:table-cell office:value-type="float" office:value="0.96771311375059" calcext:value-type="float">
            <text:p>0.96771311375059</text:p>
          </table:table-cell>
          <table:table-cell office:value-type="float" office:value="0.589181255004556" calcext:value-type="float">
            <text:p>0.589181255004556</text:p>
          </table:table-cell>
          <table:table-cell office:value-type="float" office:value="0.695245944886916" calcext:value-type="float">
            <text:p>0.695245944886916</text:p>
          </table:table-cell>
          <table:table-cell office:value-type="float" office:value="0.671576937625043" calcext:value-type="float">
            <text:p>0.671576937625043</text:p>
          </table:table-cell>
          <table:table-cell office:value-type="float" office:value="0.977540132706181" calcext:value-type="float">
            <text:p>0.977540132706181</text:p>
          </table:table-cell>
          <table:table-cell office:value-type="float" office:value="-132.163748999089" calcext:value-type="float">
            <text:p>-132.163748999089</text:p>
          </table:table-cell>
          <table:table-cell office:value-type="float" office:value="-110.950811022617" calcext:value-type="float">
            <text:p>-110.950811022617</text:p>
          </table:table-cell>
          <table:table-cell office:value-type="float" office:value="-115.684612474991" calcext:value-type="float">
            <text:p>-115.684612474991</text:p>
          </table:table-cell>
        </table:table-row>
        <table:table-row table:style-name="ro1">
          <table:table-cell office:value-type="string" calcext:value-type="string">
            <text:p>2019-11-12 11:59:27</text:p>
          </table:table-cell>
          <table:table-cell office:value-type="float" office:value="26.8635560148396" calcext:value-type="float">
            <text:p>26.8635560148396</text:p>
          </table:table-cell>
          <table:table-cell office:value-type="float" office:value="74.5573882403012" calcext:value-type="float">
            <text:p>74.5573882403012</text:p>
          </table:table-cell>
          <table:table-cell office:value-type="float" office:value="980.814625496445" calcext:value-type="float">
            <text:p>980.81462549644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5488" calcext:value-type="float">
            <text:p>1385488</text:p>
          </table:table-cell>
          <table:table-cell office:value-type="float" office:value="1619354" calcext:value-type="float">
            <text:p>1619354</text:p>
          </table:table-cell>
          <table:table-cell office:value-type="float" office:value="1626925" calcext:value-type="float">
            <text:p>1626925</text:p>
          </table:table-cell>
          <table:table-cell office:value-type="float" office:value="1221047" calcext:value-type="float">
            <text:p>1221047</text:p>
          </table:table-cell>
          <table:table-cell office:value-type="float" office:value="1018161" calcext:value-type="float">
            <text:p>1018161</text:p>
          </table:table-cell>
          <table:table-cell office:value-type="float" office:value="996087" calcext:value-type="float">
            <text:p>996087</text:p>
          </table:table-cell>
          <table:table-cell office:value-type="float" office:value="1637463" calcext:value-type="float">
            <text:p>1637463</text:p>
          </table:table-cell>
          <table:table-cell office:value-type="float" office:value="5" calcext:value-type="float">
            <text:p>5</text:p>
          </table:table-cell>
          <table:table-cell office:value-type="float" office:value="0.825815299250519" calcext:value-type="float">
            <text:p>0.825815299250519</text:p>
          </table:table-cell>
          <table:table-cell office:value-type="float" office:value="0.965210314418115" calcext:value-type="float">
            <text:p>0.965210314418115</text:p>
          </table:table-cell>
          <table:table-cell office:value-type="float" office:value="0.969722982612012" calcext:value-type="float">
            <text:p>0.969722982612012</text:p>
          </table:table-cell>
          <table:table-cell office:value-type="float" office:value="0.727800813651182" calcext:value-type="float">
            <text:p>0.727800813651182</text:p>
          </table:table-cell>
          <table:table-cell office:value-type="float" office:value="0.606871319636264" calcext:value-type="float">
            <text:p>0.606871319636264</text:p>
          </table:table-cell>
          <table:table-cell office:value-type="float" office:value="0.593714188780092" calcext:value-type="float">
            <text:p>0.593714188780092</text:p>
          </table:table-cell>
          <table:table-cell office:value-type="float" office:value="0.976004120827212" calcext:value-type="float">
            <text:p>0.976004120827212</text:p>
          </table:table-cell>
          <table:table-cell office:value-type="float" office:value="-104.439837269764" calcext:value-type="float">
            <text:p>-104.439837269764</text:p>
          </table:table-cell>
          <table:table-cell office:value-type="float" office:value="-128.625736072747" calcext:value-type="float">
            <text:p>-128.625736072747</text:p>
          </table:table-cell>
          <table:table-cell office:value-type="float" office:value="-131.257162243982" calcext:value-type="float">
            <text:p>-131.257162243982</text:p>
          </table:table-cell>
        </table:table-row>
        <table:table-row table:style-name="ro1">
          <table:table-cell office:value-type="string" calcext:value-type="string">
            <text:p>2019-11-12 11:59:28</text:p>
          </table:table-cell>
          <table:table-cell office:value-type="float" office:value="26.8635560148396" calcext:value-type="float">
            <text:p>26.8635560148396</text:p>
          </table:table-cell>
          <table:table-cell office:value-type="float" office:value="74.5412862928475" calcext:value-type="float">
            <text:p>74.5412862928475</text:p>
          </table:table-cell>
          <table:table-cell office:value-type="float" office:value="980.869768599793" calcext:value-type="float">
            <text:p>980.86976859979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3492" calcext:value-type="float">
            <text:p>1383492</text:p>
          </table:table-cell>
          <table:table-cell office:value-type="float" office:value="1619520" calcext:value-type="float">
            <text:p>1619520</text:p>
          </table:table-cell>
          <table:table-cell office:value-type="float" office:value="1628064" calcext:value-type="float">
            <text:p>1628064</text:p>
          </table:table-cell>
          <table:table-cell office:value-type="float" office:value="1140593" calcext:value-type="float">
            <text:p>1140593</text:p>
          </table:table-cell>
          <table:table-cell office:value-type="float" office:value="1277117" calcext:value-type="float">
            <text:p>1277117</text:p>
          </table:table-cell>
          <table:table-cell office:value-type="float" office:value="876397" calcext:value-type="float">
            <text:p>876397</text:p>
          </table:table-cell>
          <table:table-cell office:value-type="float" office:value="1641287" calcext:value-type="float">
            <text:p>1641287</text:p>
          </table:table-cell>
          <table:table-cell office:value-type="float" office:value="5" calcext:value-type="float">
            <text:p>5</text:p>
          </table:table-cell>
          <table:table-cell office:value-type="float" office:value="0.824625590398978" calcext:value-type="float">
            <text:p>0.824625590398978</text:p>
          </table:table-cell>
          <table:table-cell office:value-type="float" office:value="0.965309258140237" calcext:value-type="float">
            <text:p>0.965309258140237</text:p>
          </table:table-cell>
          <table:table-cell office:value-type="float" office:value="0.970401879596934" calcext:value-type="float">
            <text:p>0.970401879596934</text:p>
          </table:table-cell>
          <table:table-cell office:value-type="float" office:value="0.679846487026988" calcext:value-type="float">
            <text:p>0.679846487026988</text:p>
          </table:table-cell>
          <table:table-cell office:value-type="float" office:value="0.761221141960757" calcext:value-type="float">
            <text:p>0.761221141960757</text:p>
          </table:table-cell>
          <table:table-cell office:value-type="float" office:value="0.52237338094394" calcext:value-type="float">
            <text:p>0.52237338094394</text:p>
          </table:table-cell>
          <table:table-cell office:value-type="float" office:value="0.978283402715135" calcext:value-type="float">
            <text:p>0.978283402715135</text:p>
          </table:table-cell>
          <table:table-cell office:value-type="float" office:value="-114.030702594602" calcext:value-type="float">
            <text:p>-114.030702594602</text:p>
          </table:table-cell>
          <table:table-cell office:value-type="float" office:value="-97.7557716078486" calcext:value-type="float">
            <text:p>-97.7557716078486</text:p>
          </table:table-cell>
          <table:table-cell office:value-type="float" office:value="-145.525323811212" calcext:value-type="float">
            <text:p>-145.525323811212</text:p>
          </table:table-cell>
        </table:table-row>
        <table:table-row table:style-name="ro1">
          <table:table-cell office:value-type="string" calcext:value-type="string">
            <text:p>2019-11-12 11:59:30</text:p>
          </table:table-cell>
          <table:table-cell office:value-type="float" office:value="26.8585019012971" calcext:value-type="float">
            <text:p>26.8585019012971</text:p>
          </table:table-cell>
          <table:table-cell office:value-type="float" office:value="74.5247779566486" calcext:value-type="float">
            <text:p>74.5247779566486</text:p>
          </table:table-cell>
          <table:table-cell office:value-type="float" office:value="980.916415540352" calcext:value-type="float">
            <text:p>980.91641554035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7518" calcext:value-type="float">
            <text:p>1387518</text:p>
          </table:table-cell>
          <table:table-cell office:value-type="float" office:value="1616584" calcext:value-type="float">
            <text:p>1616584</text:p>
          </table:table-cell>
          <table:table-cell office:value-type="float" office:value="1624043" calcext:value-type="float">
            <text:p>1624043</text:p>
          </table:table-cell>
          <table:table-cell office:value-type="float" office:value="1049581" calcext:value-type="float">
            <text:p>1049581</text:p>
          </table:table-cell>
          <table:table-cell office:value-type="float" office:value="1249728" calcext:value-type="float">
            <text:p>1249728</text:p>
          </table:table-cell>
          <table:table-cell office:value-type="float" office:value="968890" calcext:value-type="float">
            <text:p>968890</text:p>
          </table:table-cell>
          <table:table-cell office:value-type="float" office:value="1643923" calcext:value-type="float">
            <text:p>1643923</text:p>
          </table:table-cell>
          <table:table-cell office:value-type="float" office:value="5" calcext:value-type="float">
            <text:p>5</text:p>
          </table:table-cell>
          <table:table-cell office:value-type="float" office:value="0.8270252736837" calcext:value-type="float">
            <text:p>0.8270252736837</text:p>
          </table:table-cell>
          <table:table-cell office:value-type="float" office:value="0.963559265561016" calcext:value-type="float">
            <text:p>0.963559265561016</text:p>
          </table:table-cell>
          <table:table-cell office:value-type="float" office:value="0.968005176544807" calcext:value-type="float">
            <text:p>0.968005176544807</text:p>
          </table:table-cell>
          <table:table-cell office:value-type="float" office:value="0.625599101257217" calcext:value-type="float">
            <text:p>0.625599101257217</text:p>
          </table:table-cell>
          <table:table-cell office:value-type="float" office:value="0.744896023857119" calcext:value-type="float">
            <text:p>0.744896023857119</text:p>
          </table:table-cell>
          <table:table-cell office:value-type="float" office:value="0.577503511608066" calcext:value-type="float">
            <text:p>0.577503511608066</text:p>
          </table:table-cell>
          <table:table-cell office:value-type="float" office:value="0.979854581338713" calcext:value-type="float">
            <text:p>0.979854581338713</text:p>
          </table:table-cell>
          <table:table-cell office:value-type="float" office:value="-124.880179748557" calcext:value-type="float">
            <text:p>-124.880179748557</text:p>
          </table:table-cell>
          <table:table-cell office:value-type="float" office:value="-101.020795228576" calcext:value-type="float">
            <text:p>-101.020795228576</text:p>
          </table:table-cell>
          <table:table-cell office:value-type="float" office:value="-134.499297678387" calcext:value-type="float">
            <text:p>-134.499297678387</text:p>
          </table:table-cell>
        </table:table-row>
        <table:table-row table:style-name="ro1">
          <table:table-cell office:value-type="string" calcext:value-type="string">
            <text:p>2019-11-12 11:59:31</text:p>
          </table:table-cell>
          <table:table-cell office:value-type="float" office:value="26.8585019012971" calcext:value-type="float">
            <text:p>26.8585019012971</text:p>
          </table:table-cell>
          <table:table-cell office:value-type="float" office:value="74.5086760336168" calcext:value-type="float">
            <text:p>74.5086760336168</text:p>
          </table:table-cell>
          <table:table-cell office:value-type="float" office:value="980.861272807591" calcext:value-type="float">
            <text:p>980.86127280759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0459" calcext:value-type="float">
            <text:p>1390459</text:p>
          </table:table-cell>
          <table:table-cell office:value-type="float" office:value="1620546" calcext:value-type="float">
            <text:p>1620546</text:p>
          </table:table-cell>
          <table:table-cell office:value-type="float" office:value="1627278" calcext:value-type="float">
            <text:p>1627278</text:p>
          </table:table-cell>
          <table:table-cell office:value-type="float" office:value="1103954" calcext:value-type="float">
            <text:p>1103954</text:p>
          </table:table-cell>
          <table:table-cell office:value-type="float" office:value="1293636" calcext:value-type="float">
            <text:p>1293636</text:p>
          </table:table-cell>
          <table:table-cell office:value-type="float" office:value="901490" calcext:value-type="float">
            <text:p>901490</text:p>
          </table:table-cell>
          <table:table-cell office:value-type="float" office:value="1642812" calcext:value-type="float">
            <text:p>1642812</text:p>
          </table:table-cell>
          <table:table-cell office:value-type="float" office:value="5" calcext:value-type="float">
            <text:p>5</text:p>
          </table:table-cell>
          <table:table-cell office:value-type="float" office:value="0.828778246495515" calcext:value-type="float">
            <text:p>0.828778246495515</text:p>
          </table:table-cell>
          <table:table-cell office:value-type="float" office:value="0.965920801868534" calcext:value-type="float">
            <text:p>0.965920801868534</text:p>
          </table:table-cell>
          <table:table-cell office:value-type="float" office:value="0.969933387033151" calcext:value-type="float">
            <text:p>0.969933387033151</text:p>
          </table:table-cell>
          <table:table-cell office:value-type="float" office:value="0.658007938624375" calcext:value-type="float">
            <text:p>0.658007938624375</text:p>
          </table:table-cell>
          <table:table-cell office:value-type="float" office:value="0.771067234404949" calcext:value-type="float">
            <text:p>0.771067234404949</text:p>
          </table:table-cell>
          <table:table-cell office:value-type="float" office:value="0.537329976240394" calcext:value-type="float">
            <text:p>0.537329976240394</text:p>
          </table:table-cell>
          <table:table-cell office:value-type="float" office:value="0.979192373656317" calcext:value-type="float">
            <text:p>0.979192373656317</text:p>
          </table:table-cell>
          <table:table-cell office:value-type="float" office:value="-118.398412275125" calcext:value-type="float">
            <text:p>-118.398412275125</text:p>
          </table:table-cell>
          <table:table-cell office:value-type="float" office:value="-95.7865531190101" calcext:value-type="float">
            <text:p>-95.7865531190101</text:p>
          </table:table-cell>
          <table:table-cell office:value-type="float" office:value="-142.534004751921" calcext:value-type="float">
            <text:p>-142.534004751921</text:p>
          </table:table-cell>
        </table:table-row>
        <table:table-row table:style-name="ro1">
          <table:table-cell office:value-type="string" calcext:value-type="string">
            <text:p>2019-11-12 11:59:32</text:p>
          </table:table-cell>
          <table:table-cell office:value-type="float" office:value="26.8635560148396" calcext:value-type="float">
            <text:p>26.8635560148396</text:p>
          </table:table-cell>
          <table:table-cell office:value-type="float" office:value="74.4822451559338" calcext:value-type="float">
            <text:p>74.4822451559338</text:p>
          </table:table-cell>
          <table:table-cell office:value-type="float" office:value="980.952483418879" calcext:value-type="float">
            <text:p>980.95248341887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1909" calcext:value-type="float">
            <text:p>1371909</text:p>
          </table:table-cell>
          <table:table-cell office:value-type="float" office:value="1620795" calcext:value-type="float">
            <text:p>1620795</text:p>
          </table:table-cell>
          <table:table-cell office:value-type="float" office:value="1625253" calcext:value-type="float">
            <text:p>1625253</text:p>
          </table:table-cell>
          <table:table-cell office:value-type="float" office:value="1098907" calcext:value-type="float">
            <text:p>1098907</text:p>
          </table:table-cell>
          <table:table-cell office:value-type="float" office:value="1052557" calcext:value-type="float">
            <text:p>1052557</text:p>
          </table:table-cell>
          <table:table-cell office:value-type="float" office:value="1035251" calcext:value-type="float">
            <text:p>1035251</text:p>
          </table:table-cell>
          <table:table-cell office:value-type="float" office:value="1637697" calcext:value-type="float">
            <text:p>1637697</text:p>
          </table:table-cell>
          <table:table-cell office:value-type="float" office:value="5" calcext:value-type="float">
            <text:p>5</text:p>
          </table:table-cell>
          <table:table-cell office:value-type="float" office:value="0.817721583571623" calcext:value-type="float">
            <text:p>0.817721583571623</text:p>
          </table:table-cell>
          <table:table-cell office:value-type="float" office:value="0.966069217451718" calcext:value-type="float">
            <text:p>0.966069217451718</text:p>
          </table:table-cell>
          <table:table-cell office:value-type="float" office:value="0.968726392832564" calcext:value-type="float">
            <text:p>0.968726392832564</text:p>
          </table:table-cell>
          <table:table-cell office:value-type="float" office:value="0.65499969184395" calcext:value-type="float">
            <text:p>0.65499969184395</text:p>
          </table:table-cell>
          <table:table-cell office:value-type="float" office:value="0.62737293569719" calcext:value-type="float">
            <text:p>0.62737293569719</text:p>
          </table:table-cell>
          <table:table-cell office:value-type="float" office:value="0.617057754642696" calcext:value-type="float">
            <text:p>0.617057754642696</text:p>
          </table:table-cell>
          <table:table-cell office:value-type="float" office:value="0.976143595712614" calcext:value-type="float">
            <text:p>0.976143595712614</text:p>
          </table:table-cell>
          <table:table-cell office:value-type="float" office:value="-119.00006163121" calcext:value-type="float">
            <text:p>-119.00006163121</text:p>
          </table:table-cell>
          <table:table-cell office:value-type="float" office:value="-124.525412860562" calcext:value-type="float">
            <text:p>-124.525412860562</text:p>
          </table:table-cell>
          <table:table-cell office:value-type="float" office:value="-126.588449071461" calcext:value-type="float">
            <text:p>-126.588449071461</text:p>
          </table:table-cell>
        </table:table-row>
        <table:table-row table:style-name="ro1">
          <table:table-cell office:value-type="string" calcext:value-type="string">
            <text:p>2019-11-12 11:59:33</text:p>
          </table:table-cell>
          <table:table-cell office:value-type="float" office:value="26.8635560148396" calcext:value-type="float">
            <text:p>26.8635560148396</text:p>
          </table:table-cell>
          <table:table-cell office:value-type="float" office:value="74.4661428468891" calcext:value-type="float">
            <text:p>74.4661428468891</text:p>
          </table:table-cell>
          <table:table-cell office:value-type="float" office:value="980.842197037181" calcext:value-type="float">
            <text:p>980.84219703718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9756" calcext:value-type="float">
            <text:p>1359756</text:p>
          </table:table-cell>
          <table:table-cell office:value-type="float" office:value="1615821" calcext:value-type="float">
            <text:p>1615821</text:p>
          </table:table-cell>
          <table:table-cell office:value-type="float" office:value="1628595" calcext:value-type="float">
            <text:p>1628595</text:p>
          </table:table-cell>
          <table:table-cell office:value-type="float" office:value="1183407" calcext:value-type="float">
            <text:p>1183407</text:p>
          </table:table-cell>
          <table:table-cell office:value-type="float" office:value="1146541" calcext:value-type="float">
            <text:p>1146541</text:p>
          </table:table-cell>
          <table:table-cell office:value-type="float" office:value="922153" calcext:value-type="float">
            <text:p>922153</text:p>
          </table:table-cell>
          <table:table-cell office:value-type="float" office:value="1642305" calcext:value-type="float">
            <text:p>1642305</text:p>
          </table:table-cell>
          <table:table-cell office:value-type="float" office:value="5" calcext:value-type="float">
            <text:p>5</text:p>
          </table:table-cell>
          <table:table-cell office:value-type="float" office:value="0.810477830228547" calcext:value-type="float">
            <text:p>0.810477830228547</text:p>
          </table:table-cell>
          <table:table-cell office:value-type="float" office:value="0.963104482067166" calcext:value-type="float">
            <text:p>0.963104482067166</text:p>
          </table:table-cell>
          <table:table-cell office:value-type="float" office:value="0.970718380298421" calcext:value-type="float">
            <text:p>0.970718380298421</text:p>
          </table:table-cell>
          <table:table-cell office:value-type="float" office:value="0.705365622683242" calcext:value-type="float">
            <text:p>0.705365622683242</text:p>
          </table:table-cell>
          <table:table-cell office:value-type="float" office:value="0.683391771720859" calcext:value-type="float">
            <text:p>0.683391771720859</text:p>
          </table:table-cell>
          <table:table-cell office:value-type="float" office:value="0.549646085458527" calcext:value-type="float">
            <text:p>0.549646085458527</text:p>
          </table:table-cell>
          <table:table-cell office:value-type="float" office:value="0.978890178071281" calcext:value-type="float">
            <text:p>0.978890178071281</text:p>
          </table:table-cell>
          <table:table-cell office:value-type="float" office:value="-108.926875463352" calcext:value-type="float">
            <text:p>-108.926875463352</text:p>
          </table:table-cell>
          <table:table-cell office:value-type="float" office:value="-113.321645655828" calcext:value-type="float">
            <text:p>-113.321645655828</text:p>
          </table:table-cell>
          <table:table-cell office:value-type="float" office:value="-140.070782908295" calcext:value-type="float">
            <text:p>-140.070782908295</text:p>
          </table:table-cell>
        </table:table-row>
        <table:table-row table:style-name="ro1">
          <table:table-cell office:value-type="string" calcext:value-type="string">
            <text:p>2019-11-12 11:59:35</text:p>
          </table:table-cell>
          <table:table-cell office:value-type="float" office:value="26.868610128673" calcext:value-type="float">
            <text:p>26.868610128673</text:p>
          </table:table-cell>
          <table:table-cell office:value-type="float" office:value="74.4611809774424" calcext:value-type="float">
            <text:p>74.4611809774424</text:p>
          </table:table-cell>
          <table:table-cell office:value-type="float" office:value="980.933408076721" calcext:value-type="float">
            <text:p>980.93340807672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1467" calcext:value-type="float">
            <text:p>1361467</text:p>
          </table:table-cell>
          <table:table-cell office:value-type="float" office:value="1620944" calcext:value-type="float">
            <text:p>1620944</text:p>
          </table:table-cell>
          <table:table-cell office:value-type="float" office:value="1624523" calcext:value-type="float">
            <text:p>1624523</text:p>
          </table:table-cell>
          <table:table-cell office:value-type="float" office:value="1022275" calcext:value-type="float">
            <text:p>1022275</text:p>
          </table:table-cell>
          <table:table-cell office:value-type="float" office:value="1099359" calcext:value-type="float">
            <text:p>1099359</text:p>
          </table:table-cell>
          <table:table-cell office:value-type="float" office:value="1096360" calcext:value-type="float">
            <text:p>1096360</text:p>
          </table:table-cell>
          <table:table-cell office:value-type="float" office:value="1638932" calcext:value-type="float">
            <text:p>1638932</text:p>
          </table:table-cell>
          <table:table-cell office:value-type="float" office:value="5" calcext:value-type="float">
            <text:p>5</text:p>
          </table:table-cell>
          <table:table-cell office:value-type="float" office:value="0.811497665822228" calcext:value-type="float">
            <text:p>0.811497665822228</text:p>
          </table:table-cell>
          <table:table-cell office:value-type="float" office:value="0.96615802838302" calcext:value-type="float">
            <text:p>0.96615802838302</text:p>
          </table:table-cell>
          <table:table-cell office:value-type="float" office:value="0.968291278873834" calcext:value-type="float">
            <text:p>0.968291278873834</text:p>
          </table:table-cell>
          <table:table-cell office:value-type="float" office:value="0.609323455014641" calcext:value-type="float">
            <text:p>0.609323455014641</text:p>
          </table:table-cell>
          <table:table-cell office:value-type="float" office:value="0.655269104870451" calcext:value-type="float">
            <text:p>0.655269104870451</text:p>
          </table:table-cell>
          <table:table-cell office:value-type="float" office:value="0.653481561360545" calcext:value-type="float">
            <text:p>0.653481561360545</text:p>
          </table:table-cell>
          <table:table-cell office:value-type="float" office:value="0.976879713163341" calcext:value-type="float">
            <text:p>0.976879713163341</text:p>
          </table:table-cell>
          <table:table-cell office:value-type="float" office:value="-128.135308997072" calcext:value-type="float">
            <text:p>-128.135308997072</text:p>
          </table:table-cell>
          <table:table-cell office:value-type="float" office:value="-118.94617902591" calcext:value-type="float">
            <text:p>-118.94617902591</text:p>
          </table:table-cell>
          <table:table-cell office:value-type="float" office:value="-119.303687727891" calcext:value-type="float">
            <text:p>-119.303687727891</text:p>
          </table:table-cell>
        </table:table-row>
        <table:table-row table:style-name="ro1">
          <table:table-cell office:value-type="string" calcext:value-type="string">
            <text:p>2019-11-12 11:59:36</text:p>
          </table:table-cell>
          <table:table-cell office:value-type="float" office:value="26.8635560148396" calcext:value-type="float">
            <text:p>26.8635560148396</text:p>
          </table:table-cell>
          <table:table-cell office:value-type="float" office:value="74.4607753933223" calcext:value-type="float">
            <text:p>74.4607753933223</text:p>
          </table:table-cell>
          <table:table-cell office:value-type="float" office:value="980.842197037181" calcext:value-type="float">
            <text:p>980.84219703718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8805" calcext:value-type="float">
            <text:p>1368805</text:p>
          </table:table-cell>
          <table:table-cell office:value-type="float" office:value="1617261" calcext:value-type="float">
            <text:p>1617261</text:p>
          </table:table-cell>
          <table:table-cell office:value-type="float" office:value="1634153" calcext:value-type="float">
            <text:p>1634153</text:p>
          </table:table-cell>
          <table:table-cell office:value-type="float" office:value="1255409" calcext:value-type="float">
            <text:p>1255409</text:p>
          </table:table-cell>
          <table:table-cell office:value-type="float" office:value="1038955" calcext:value-type="float">
            <text:p>1038955</text:p>
          </table:table-cell>
          <table:table-cell office:value-type="float" office:value="1034347" calcext:value-type="float">
            <text:p>1034347</text:p>
          </table:table-cell>
          <table:table-cell office:value-type="float" office:value="1641690" calcext:value-type="float">
            <text:p>1641690</text:p>
          </table:table-cell>
          <table:table-cell office:value-type="float" office:value="5" calcext:value-type="float">
            <text:p>5</text:p>
          </table:table-cell>
          <table:table-cell office:value-type="float" office:value="0.815871455177242" calcext:value-type="float">
            <text:p>0.815871455177242</text:p>
          </table:table-cell>
          <table:table-cell office:value-type="float" office:value="0.963962789054249" calcext:value-type="float">
            <text:p>0.963962789054249</text:p>
          </table:table-cell>
          <table:table-cell office:value-type="float" office:value="0.974031206849957" calcext:value-type="float">
            <text:p>0.974031206849957</text:p>
          </table:table-cell>
          <table:table-cell office:value-type="float" office:value="0.748282164130469" calcext:value-type="float">
            <text:p>0.748282164130469</text:p>
          </table:table-cell>
          <table:table-cell office:value-type="float" office:value="0.619265510948361" calcext:value-type="float">
            <text:p>0.619265510948361</text:p>
          </table:table-cell>
          <table:table-cell office:value-type="float" office:value="0.616518928589693" calcext:value-type="float">
            <text:p>0.616518928589693</text:p>
          </table:table-cell>
          <table:table-cell office:value-type="float" office:value="0.978523609462215" calcext:value-type="float">
            <text:p>0.978523609462215</text:p>
          </table:table-cell>
          <table:table-cell office:value-type="float" office:value="-100.343567173906" calcext:value-type="float">
            <text:p>-100.343567173906</text:p>
          </table:table-cell>
          <table:table-cell office:value-type="float" office:value="-126.146897810328" calcext:value-type="float">
            <text:p>-126.146897810328</text:p>
          </table:table-cell>
          <table:table-cell office:value-type="float" office:value="-126.696214282061" calcext:value-type="float">
            <text:p>-126.696214282061</text:p>
          </table:table-cell>
        </table:table-row>
        <table:table-row table:style-name="ro1">
          <table:table-cell office:value-type="string" calcext:value-type="string">
            <text:p>2019-11-12 11:59:37</text:p>
          </table:table-cell>
          <table:table-cell office:value-type="float" office:value="26.868610128673" calcext:value-type="float">
            <text:p>26.868610128673</text:p>
          </table:table-cell>
          <table:table-cell office:value-type="float" office:value="74.4504459248833" calcext:value-type="float">
            <text:p>74.4504459248833</text:p>
          </table:table-cell>
          <table:table-cell office:value-type="float" office:value="980.878264427783" calcext:value-type="float">
            <text:p>980.87826442778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1278" calcext:value-type="float">
            <text:p>1361278</text:p>
          </table:table-cell>
          <table:table-cell office:value-type="float" office:value="1615584" calcext:value-type="float">
            <text:p>1615584</text:p>
          </table:table-cell>
          <table:table-cell office:value-type="float" office:value="1628201" calcext:value-type="float">
            <text:p>1628201</text:p>
          </table:table-cell>
          <table:table-cell office:value-type="float" office:value="1157965" calcext:value-type="float">
            <text:p>1157965</text:p>
          </table:table-cell>
          <table:table-cell office:value-type="float" office:value="1261322" calcext:value-type="float">
            <text:p>1261322</text:p>
          </table:table-cell>
          <table:table-cell office:value-type="float" office:value="875967" calcext:value-type="float">
            <text:p>875967</text:p>
          </table:table-cell>
          <table:table-cell office:value-type="float" office:value="1641283" calcext:value-type="float">
            <text:p>1641283</text:p>
          </table:table-cell>
          <table:table-cell office:value-type="float" office:value="5" calcext:value-type="float">
            <text:p>5</text:p>
          </table:table-cell>
          <table:table-cell office:value-type="float" office:value="0.811385013030173" calcext:value-type="float">
            <text:p>0.811385013030173</text:p>
          </table:table-cell>
          <table:table-cell office:value-type="float" office:value="0.962963219042208" calcext:value-type="float">
            <text:p>0.962963219042208</text:p>
          </table:table-cell>
          <table:table-cell office:value-type="float" office:value="0.970483537970011" calcext:value-type="float">
            <text:p>0.970483537970011</text:p>
          </table:table-cell>
          <table:table-cell office:value-type="float" office:value="0.690201007151724" calcext:value-type="float">
            <text:p>0.690201007151724</text:p>
          </table:table-cell>
          <table:table-cell office:value-type="float" office:value="0.751806587196182" calcext:value-type="float">
            <text:p>0.751806587196182</text:p>
          </table:table-cell>
          <table:table-cell office:value-type="float" office:value="0.522117080940852" calcext:value-type="float">
            <text:p>0.522117080940852</text:p>
          </table:table-cell>
          <table:table-cell office:value-type="float" office:value="0.97828101852906" calcext:value-type="float">
            <text:p>0.97828101852906</text:p>
          </table:table-cell>
          <table:table-cell office:value-type="float" office:value="-111.959798569655" calcext:value-type="float">
            <text:p>-111.959798569655</text:p>
          </table:table-cell>
          <table:table-cell office:value-type="float" office:value="-99.6386825607637" calcext:value-type="float">
            <text:p>-99.6386825607637</text:p>
          </table:table-cell>
          <table:table-cell office:value-type="float" office:value="-145.57658381183" calcext:value-type="float">
            <text:p>-145.57658381183</text:p>
          </table:table-cell>
        </table:table-row>
        <table:table-row table:style-name="ro1">
          <table:table-cell office:value-type="string" calcext:value-type="string">
            <text:p>2019-11-12 11:59:38</text:p>
          </table:table-cell>
          <table:table-cell office:value-type="float" office:value="26.868610128673" calcext:value-type="float">
            <text:p>26.868610128673</text:p>
          </table:table-cell>
          <table:table-cell office:value-type="float" office:value="74.4504459248833" calcext:value-type="float">
            <text:p>74.4504459248833</text:p>
          </table:table-cell>
          <table:table-cell office:value-type="float" office:value="980.823120866349" calcext:value-type="float">
            <text:p>980.82312086634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6662" calcext:value-type="float">
            <text:p>1366662</text:p>
          </table:table-cell>
          <table:table-cell office:value-type="float" office:value="1619816" calcext:value-type="float">
            <text:p>1619816</text:p>
          </table:table-cell>
          <table:table-cell office:value-type="float" office:value="1623145" calcext:value-type="float">
            <text:p>1623145</text:p>
          </table:table-cell>
          <table:table-cell office:value-type="float" office:value="993009" calcext:value-type="float">
            <text:p>993009</text:p>
          </table:table-cell>
          <table:table-cell office:value-type="float" office:value="1184113" calcext:value-type="float">
            <text:p>1184113</text:p>
          </table:table-cell>
          <table:table-cell office:value-type="float" office:value="1094839" calcext:value-type="float">
            <text:p>1094839</text:p>
          </table:table-cell>
          <table:table-cell office:value-type="float" office:value="1642254" calcext:value-type="float">
            <text:p>1642254</text:p>
          </table:table-cell>
          <table:table-cell office:value-type="float" office:value="5" calcext:value-type="float">
            <text:p>5</text:p>
          </table:table-cell>
          <table:table-cell office:value-type="float" office:value="0.814594127487436" calcext:value-type="float">
            <text:p>0.814594127487436</text:p>
          </table:table-cell>
          <table:table-cell office:value-type="float" office:value="0.965485687909804" calcext:value-type="float">
            <text:p>0.965485687909804</text:p>
          </table:table-cell>
          <table:table-cell office:value-type="float" office:value="0.967469926770917" calcext:value-type="float">
            <text:p>0.967469926770917</text:p>
          </table:table-cell>
          <table:table-cell office:value-type="float" office:value="0.5918795575952" calcext:value-type="float">
            <text:p>0.5918795575952</text:p>
          </table:table-cell>
          <table:table-cell office:value-type="float" office:value="0.70578643152552" calcext:value-type="float">
            <text:p>0.70578643152552</text:p>
          </table:table-cell>
          <table:table-cell office:value-type="float" office:value="0.652574974605438" calcext:value-type="float">
            <text:p>0.652574974605438</text:p>
          </table:table-cell>
          <table:table-cell office:value-type="float" office:value="0.978859779698822" calcext:value-type="float">
            <text:p>0.978859779698822</text:p>
          </table:table-cell>
          <table:table-cell office:value-type="float" office:value="-131.62408848096" calcext:value-type="float">
            <text:p>-131.62408848096</text:p>
          </table:table-cell>
          <table:table-cell office:value-type="float" office:value="-108.842713694896" calcext:value-type="float">
            <text:p>-108.842713694896</text:p>
          </table:table-cell>
          <table:table-cell office:value-type="float" office:value="-119.485005078912" calcext:value-type="float">
            <text:p>-119.485005078912</text:p>
          </table:table-cell>
        </table:table-row>
        <table:table-row table:style-name="ro1">
          <table:table-cell office:value-type="string" calcext:value-type="string">
            <text:p>2019-11-12 11:59:40</text:p>
          </table:table-cell>
          <table:table-cell office:value-type="float" office:value="26.8635560148396" calcext:value-type="float">
            <text:p>26.8635560148396</text:p>
          </table:table-cell>
          <table:table-cell office:value-type="float" office:value="74.4393054929618" calcext:value-type="float">
            <text:p>74.4393054929618</text:p>
          </table:table-cell>
          <table:table-cell office:value-type="float" office:value="980.869768599793" calcext:value-type="float">
            <text:p>980.86976859979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5224" calcext:value-type="float">
            <text:p>1385224</text:p>
          </table:table-cell>
          <table:table-cell office:value-type="float" office:value="1622730" calcext:value-type="float">
            <text:p>1622730</text:p>
          </table:table-cell>
          <table:table-cell office:value-type="float" office:value="1633369" calcext:value-type="float">
            <text:p>1633369</text:p>
          </table:table-cell>
          <table:table-cell office:value-type="float" office:value="1003887" calcext:value-type="float">
            <text:p>1003887</text:p>
          </table:table-cell>
          <table:table-cell office:value-type="float" office:value="1260567" calcext:value-type="float">
            <text:p>1260567</text:p>
          </table:table-cell>
          <table:table-cell office:value-type="float" office:value="902959" calcext:value-type="float">
            <text:p>902959</text:p>
          </table:table-cell>
          <table:table-cell office:value-type="float" office:value="1643815" calcext:value-type="float">
            <text:p>1643815</text:p>
          </table:table-cell>
          <table:table-cell office:value-type="float" office:value="5" calcext:value-type="float">
            <text:p>5</text:p>
          </table:table-cell>
          <table:table-cell office:value-type="float" office:value="0.825657942969554" calcext:value-type="float">
            <text:p>0.825657942969554</text:p>
          </table:table-cell>
          <table:table-cell office:value-type="float" office:value="0.967222567465611" calcext:value-type="float">
            <text:p>0.967222567465611</text:p>
          </table:table-cell>
          <table:table-cell office:value-type="float" office:value="0.973563906379212" calcext:value-type="float">
            <text:p>0.973563906379212</text:p>
          </table:table-cell>
          <table:table-cell office:value-type="float" office:value="0.598363351626796" calcext:value-type="float">
            <text:p>0.598363351626796</text:p>
          </table:table-cell>
          <table:table-cell office:value-type="float" office:value="0.751356572074482" calcext:value-type="float">
            <text:p>0.751356572074482</text:p>
          </table:table-cell>
          <table:table-cell office:value-type="float" office:value="0.538205568576523" calcext:value-type="float">
            <text:p>0.538205568576523</text:p>
          </table:table-cell>
          <table:table-cell office:value-type="float" office:value="0.979790208314682" calcext:value-type="float">
            <text:p>0.979790208314682</text:p>
          </table:table-cell>
          <table:table-cell office:value-type="float" office:value="-130.327329674641" calcext:value-type="float">
            <text:p>-130.327329674641</text:p>
          </table:table-cell>
          <table:table-cell office:value-type="float" office:value="-99.7286855851037" calcext:value-type="float">
            <text:p>-99.7286855851037</text:p>
          </table:table-cell>
          <table:table-cell office:value-type="float" office:value="-142.358886284695" calcext:value-type="float">
            <text:p>-142.358886284695</text:p>
          </table:table-cell>
        </table:table-row>
        <table:table-row table:style-name="ro1">
          <table:table-cell office:value-type="string" calcext:value-type="string">
            <text:p>2019-11-12 11:59:41</text:p>
          </table:table-cell>
          <table:table-cell office:value-type="float" office:value="26.8787183572131" calcext:value-type="float">
            <text:p>26.8787183572131</text:p>
          </table:table-cell>
          <table:table-cell office:value-type="float" office:value="74.461992116963" calcext:value-type="float">
            <text:p>74.461992116963</text:p>
          </table:table-cell>
          <table:table-cell office:value-type="float" office:value="980.922828462745" calcext:value-type="float">
            <text:p>980.92282846274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1454" calcext:value-type="float">
            <text:p>1361454</text:p>
          </table:table-cell>
          <table:table-cell office:value-type="float" office:value="1621019" calcext:value-type="float">
            <text:p>1621019</text:p>
          </table:table-cell>
          <table:table-cell office:value-type="float" office:value="1624177" calcext:value-type="float">
            <text:p>1624177</text:p>
          </table:table-cell>
          <table:table-cell office:value-type="float" office:value="1037872" calcext:value-type="float">
            <text:p>1037872</text:p>
          </table:table-cell>
          <table:table-cell office:value-type="float" office:value="1100351" calcext:value-type="float">
            <text:p>1100351</text:p>
          </table:table-cell>
          <table:table-cell office:value-type="float" office:value="1083364" calcext:value-type="float">
            <text:p>1083364</text:p>
          </table:table-cell>
          <table:table-cell office:value-type="float" office:value="1638261" calcext:value-type="float">
            <text:p>1638261</text:p>
          </table:table-cell>
          <table:table-cell office:value-type="float" office:value="5" calcext:value-type="float">
            <text:p>5</text:p>
          </table:table-cell>
          <table:table-cell office:value-type="float" office:value="0.811489917217483" calcext:value-type="float">
            <text:p>0.811489917217483</text:p>
          </table:table-cell>
          <table:table-cell office:value-type="float" office:value="0.966202731871931" calcext:value-type="float">
            <text:p>0.966202731871931</text:p>
          </table:table-cell>
          <table:table-cell office:value-type="float" office:value="0.968085046778327" calcext:value-type="float">
            <text:p>0.968085046778327</text:p>
          </table:table-cell>
          <table:table-cell office:value-type="float" office:value="0.618619992568492" calcext:value-type="float">
            <text:p>0.618619992568492</text:p>
          </table:table-cell>
          <table:table-cell office:value-type="float" office:value="0.655860383017109" calcext:value-type="float">
            <text:p>0.655860383017109</text:p>
          </table:table-cell>
          <table:table-cell office:value-type="float" office:value="0.645735340802114" calcext:value-type="float">
            <text:p>0.645735340802114</text:p>
          </table:table-cell>
          <table:table-cell office:value-type="float" office:value="0.976479765949221" calcext:value-type="float">
            <text:p>0.976479765949221</text:p>
          </table:table-cell>
          <table:table-cell office:value-type="float" office:value="-126.276001486302" calcext:value-type="float">
            <text:p>-126.276001486302</text:p>
          </table:table-cell>
          <table:table-cell office:value-type="float" office:value="-118.827923396578" calcext:value-type="float">
            <text:p>-118.827923396578</text:p>
          </table:table-cell>
          <table:table-cell office:value-type="float" office:value="-120.852931839577" calcext:value-type="float">
            <text:p>-120.852931839577</text:p>
          </table:table-cell>
        </table:table-row>
        <table:table-row table:style-name="ro1">
          <table:table-cell office:value-type="string" calcext:value-type="string">
            <text:p>2019-11-12 11:59:42</text:p>
          </table:table-cell>
          <table:table-cell office:value-type="float" office:value="26.8736642427975" calcext:value-type="float">
            <text:p>26.8736642427975</text:p>
          </table:table-cell>
          <table:table-cell office:value-type="float" office:value="74.4508513798328" calcext:value-type="float">
            <text:p>74.4508513798328</text:p>
          </table:table-cell>
          <table:table-cell office:value-type="float" office:value="980.886760291562" calcext:value-type="float">
            <text:p>980.88676029156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4621" calcext:value-type="float">
            <text:p>1374621</text:p>
          </table:table-cell>
          <table:table-cell office:value-type="float" office:value="1619077" calcext:value-type="float">
            <text:p>1619077</text:p>
          </table:table-cell>
          <table:table-cell office:value-type="float" office:value="1630806" calcext:value-type="float">
            <text:p>1630806</text:p>
          </table:table-cell>
          <table:table-cell office:value-type="float" office:value="1249552" calcext:value-type="float">
            <text:p>1249552</text:p>
          </table:table-cell>
          <table:table-cell office:value-type="float" office:value="1026852" calcext:value-type="float">
            <text:p>1026852</text:p>
          </table:table-cell>
          <table:table-cell office:value-type="float" office:value="927077" calcext:value-type="float">
            <text:p>927077</text:p>
          </table:table-cell>
          <table:table-cell office:value-type="float" office:value="1639677" calcext:value-type="float">
            <text:p>1639677</text:p>
          </table:table-cell>
          <table:table-cell office:value-type="float" office:value="5" calcext:value-type="float">
            <text:p>5</text:p>
          </table:table-cell>
          <table:table-cell office:value-type="float" office:value="0.819338061730631" calcext:value-type="float">
            <text:p>0.819338061730631</text:p>
          </table:table-cell>
          <table:table-cell office:value-type="float" office:value="0.965045209532405" calcext:value-type="float">
            <text:p>0.965045209532405</text:p>
          </table:table-cell>
          <table:table-cell office:value-type="float" office:value="0.972036239151506" calcext:value-type="float">
            <text:p>0.972036239151506</text:p>
          </table:table-cell>
          <table:table-cell office:value-type="float" office:value="0.744791119669809" calcext:value-type="float">
            <text:p>0.744791119669809</text:p>
          </table:table-cell>
          <table:table-cell office:value-type="float" office:value="0.612051559931226" calcext:value-type="float">
            <text:p>0.612051559931226</text:p>
          </table:table-cell>
          <table:table-cell office:value-type="float" office:value="0.552581018517139" calcext:value-type="float">
            <text:p>0.552581018517139</text:p>
          </table:table-cell>
          <table:table-cell office:value-type="float" office:value="0.977323767819854" calcext:value-type="float">
            <text:p>0.977323767819854</text:p>
          </table:table-cell>
          <table:table-cell office:value-type="float" office:value="-101.041776066038" calcext:value-type="float">
            <text:p>-101.041776066038</text:p>
          </table:table-cell>
          <table:table-cell office:value-type="float" office:value="-127.589688013755" calcext:value-type="float">
            <text:p>-127.589688013755</text:p>
          </table:table-cell>
          <table:table-cell office:value-type="float" office:value="-139.483796296572" calcext:value-type="float">
            <text:p>-139.483796296572</text:p>
          </table:table-cell>
        </table:table-row>
        <table:table-row table:style-name="ro1">
          <table:table-cell office:value-type="string" calcext:value-type="string">
            <text:p>2019-11-12 11:59:43</text:p>
          </table:table-cell>
          <table:table-cell office:value-type="float" office:value="26.868610128673" calcext:value-type="float">
            <text:p>26.868610128673</text:p>
          </table:table-cell>
          <table:table-cell office:value-type="float" office:value="74.3860348863309" calcext:value-type="float">
            <text:p>74.3860348863309</text:p>
          </table:table-cell>
          <table:table-cell office:value-type="float" office:value="980.823120866349" calcext:value-type="float">
            <text:p>980.82312086634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9678" calcext:value-type="float">
            <text:p>1389678</text:p>
          </table:table-cell>
          <table:table-cell office:value-type="float" office:value="1624464" calcext:value-type="float">
            <text:p>1624464</text:p>
          </table:table-cell>
          <table:table-cell office:value-type="float" office:value="1638314" calcext:value-type="float">
            <text:p>1638314</text:p>
          </table:table-cell>
          <table:table-cell office:value-type="float" office:value="1220368" calcext:value-type="float">
            <text:p>1220368</text:p>
          </table:table-cell>
          <table:table-cell office:value-type="float" office:value="1048430" calcext:value-type="float">
            <text:p>1048430</text:p>
          </table:table-cell>
          <table:table-cell office:value-type="float" office:value="985324" calcext:value-type="float">
            <text:p>985324</text:p>
          </table:table-cell>
          <table:table-cell office:value-type="float" office:value="1637765" calcext:value-type="float">
            <text:p>1637765</text:p>
          </table:table-cell>
          <table:table-cell office:value-type="float" office:value="5" calcext:value-type="float">
            <text:p>5</text:p>
          </table:table-cell>
          <table:table-cell office:value-type="float" office:value="0.828312734164325" calcext:value-type="float">
            <text:p>0.828312734164325</text:p>
          </table:table-cell>
          <table:table-cell office:value-type="float" office:value="0.968256112129225" calcext:value-type="float">
            <text:p>0.968256112129225</text:p>
          </table:table-cell>
          <table:table-cell office:value-type="float" office:value="0.976511356414718" calcext:value-type="float">
            <text:p>0.976511356414718</text:p>
          </table:table-cell>
          <table:table-cell office:value-type="float" office:value="0.727396098064911" calcext:value-type="float">
            <text:p>0.727396098064911</text:p>
          </table:table-cell>
          <table:table-cell office:value-type="float" office:value="0.624913051714069" calcext:value-type="float">
            <text:p>0.624913051714069</text:p>
          </table:table-cell>
          <table:table-cell office:value-type="float" office:value="0.587298940098159" calcext:value-type="float">
            <text:p>0.587298940098159</text:p>
          </table:table-cell>
          <table:table-cell office:value-type="float" office:value="0.976184126875892" calcext:value-type="float">
            <text:p>0.976184126875892</text:p>
          </table:table-cell>
          <table:table-cell office:value-type="float" office:value="-104.520780387018" calcext:value-type="float">
            <text:p>-104.520780387018</text:p>
          </table:table-cell>
          <table:table-cell office:value-type="float" office:value="-125.017389657186" calcext:value-type="float">
            <text:p>-125.017389657186</text:p>
          </table:table-cell>
          <table:table-cell office:value-type="float" office:value="-132.540211980368" calcext:value-type="float">
            <text:p>-132.540211980368</text:p>
          </table:table-cell>
        </table:table-row>
        <table:table-row table:style-name="ro1">
          <table:table-cell office:value-type="string" calcext:value-type="string">
            <text:p>2019-11-12 11:59:45</text:p>
          </table:table-cell>
          <table:table-cell office:value-type="float" office:value="26.8635560148396" calcext:value-type="float">
            <text:p>26.8635560148396</text:p>
          </table:table-cell>
          <table:table-cell office:value-type="float" office:value="74.3641597569272" calcext:value-type="float">
            <text:p>74.3641597569272</text:p>
          </table:table-cell>
          <table:table-cell office:value-type="float" office:value="980.897340184279" calcext:value-type="float">
            <text:p>980.89734018427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9024" calcext:value-type="float">
            <text:p>1389024</text:p>
          </table:table-cell>
          <table:table-cell office:value-type="float" office:value="1618914" calcext:value-type="float">
            <text:p>1618914</text:p>
          </table:table-cell>
          <table:table-cell office:value-type="float" office:value="1627492" calcext:value-type="float">
            <text:p>1627492</text:p>
          </table:table-cell>
          <table:table-cell office:value-type="float" office:value="1066671" calcext:value-type="float">
            <text:p>1066671</text:p>
          </table:table-cell>
          <table:table-cell office:value-type="float" office:value="1293990" calcext:value-type="float">
            <text:p>1293990</text:p>
          </table:table-cell>
          <table:table-cell office:value-type="float" office:value="909053" calcext:value-type="float">
            <text:p>909053</text:p>
          </table:table-cell>
          <table:table-cell office:value-type="float" office:value="1645696" calcext:value-type="float">
            <text:p>1645696</text:p>
          </table:table-cell>
          <table:table-cell office:value-type="float" office:value="5" calcext:value-type="float">
            <text:p>5</text:p>
          </table:table-cell>
          <table:table-cell office:value-type="float" office:value="0.827922919741025" calcext:value-type="float">
            <text:p>0.827922919741025</text:p>
          </table:table-cell>
          <table:table-cell office:value-type="float" office:value="0.964948053949839" calcext:value-type="float">
            <text:p>0.964948053949839</text:p>
          </table:table-cell>
          <table:table-cell office:value-type="float" office:value="0.970060940988176" calcext:value-type="float">
            <text:p>0.970060940988176</text:p>
          </table:table-cell>
          <table:table-cell office:value-type="float" office:value="0.635785536263649" calcext:value-type="float">
            <text:p>0.635785536263649</text:p>
          </table:table-cell>
          <table:table-cell office:value-type="float" office:value="0.771278234872608" calcext:value-type="float">
            <text:p>0.771278234872608</text:p>
          </table:table-cell>
          <table:table-cell office:value-type="float" office:value="0.54183787606214" calcext:value-type="float">
            <text:p>0.54183787606214</text:p>
          </table:table-cell>
          <table:table-cell office:value-type="float" office:value="0.98091137181656" calcext:value-type="float">
            <text:p>0.98091137181656</text:p>
          </table:table-cell>
          <table:table-cell office:value-type="float" office:value="-122.84289274727" calcext:value-type="float">
            <text:p>-122.84289274727</text:p>
          </table:table-cell>
          <table:table-cell office:value-type="float" office:value="-95.7443530254785" calcext:value-type="float">
            <text:p>-95.7443530254785</text:p>
          </table:table-cell>
          <table:table-cell office:value-type="float" office:value="-141.632424787572" calcext:value-type="float">
            <text:p>-141.632424787572</text:p>
          </table:table-cell>
        </table:table-row>
        <table:table-row table:style-name="ro1">
          <table:table-cell office:value-type="string" calcext:value-type="string">
            <text:p>2019-11-12 11:59:46</text:p>
          </table:table-cell>
          <table:table-cell office:value-type="float" office:value="26.868610128673" calcext:value-type="float">
            <text:p>26.868610128673</text:p>
          </table:table-cell>
          <table:table-cell office:value-type="float" office:value="74.3591965876968" calcext:value-type="float">
            <text:p>74.3591965876968</text:p>
          </table:table-cell>
          <table:table-cell office:value-type="float" office:value="980.878264427783" calcext:value-type="float">
            <text:p>980.87826442778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5437" calcext:value-type="float">
            <text:p>1385437</text:p>
          </table:table-cell>
          <table:table-cell office:value-type="float" office:value="1622198" calcext:value-type="float">
            <text:p>1622198</text:p>
          </table:table-cell>
          <table:table-cell office:value-type="float" office:value="1628441" calcext:value-type="float">
            <text:p>1628441</text:p>
          </table:table-cell>
          <table:table-cell office:value-type="float" office:value="1246392" calcext:value-type="float">
            <text:p>1246392</text:p>
          </table:table-cell>
          <table:table-cell office:value-type="float" office:value="1024062" calcext:value-type="float">
            <text:p>1024062</text:p>
          </table:table-cell>
          <table:table-cell office:value-type="float" office:value="949220" calcext:value-type="float">
            <text:p>949220</text:p>
          </table:table-cell>
          <table:table-cell office:value-type="float" office:value="1637392" calcext:value-type="float">
            <text:p>1637392</text:p>
          </table:table-cell>
          <table:table-cell office:value-type="float" office:value="5" calcext:value-type="float">
            <text:p>5</text:p>
          </table:table-cell>
          <table:table-cell office:value-type="float" office:value="0.82578490087806" calcext:value-type="float">
            <text:p>0.82578490087806</text:p>
          </table:table-cell>
          <table:table-cell office:value-type="float" office:value="0.966905470717606" calcext:value-type="float">
            <text:p>0.966905470717606</text:p>
          </table:table-cell>
          <table:table-cell office:value-type="float" office:value="0.970626589134525" calcext:value-type="float">
            <text:p>0.970626589134525</text:p>
          </table:table-cell>
          <table:table-cell office:value-type="float" office:value="0.742907612670375" calcext:value-type="float">
            <text:p>0.742907612670375</text:p>
          </table:table-cell>
          <table:table-cell office:value-type="float" office:value="0.610388590143751" calcext:value-type="float">
            <text:p>0.610388590143751</text:p>
          </table:table-cell>
          <table:table-cell office:value-type="float" office:value="0.565779276583108" calcext:value-type="float">
            <text:p>0.565779276583108</text:p>
          </table:table-cell>
          <table:table-cell office:value-type="float" office:value="0.975961801524377" calcext:value-type="float">
            <text:p>0.975961801524377</text:p>
          </table:table-cell>
          <table:table-cell office:value-type="float" office:value="-101.418477465925" calcext:value-type="float">
            <text:p>-101.418477465925</text:p>
          </table:table-cell>
          <table:table-cell office:value-type="float" office:value="-127.92228197125" calcext:value-type="float">
            <text:p>-127.92228197125</text:p>
          </table:table-cell>
          <table:table-cell office:value-type="float" office:value="-136.844144683378" calcext:value-type="float">
            <text:p>-136.844144683378</text:p>
          </table:table-cell>
        </table:table-row>
        <table:table-row table:style-name="ro1">
          <table:table-cell office:value-type="string" calcext:value-type="string">
            <text:p>2019-11-12 11:59:47</text:p>
          </table:table-cell>
          <table:table-cell office:value-type="float" office:value="26.8736642427975" calcext:value-type="float">
            <text:p>26.8736642427975</text:p>
          </table:table-cell>
          <table:table-cell office:value-type="float" office:value="74.3112910078692" calcext:value-type="float">
            <text:p>74.3112910078692</text:p>
          </table:table-cell>
          <table:table-cell office:value-type="float" office:value="980.914332334137" calcext:value-type="float">
            <text:p>980.91433233413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5521" calcext:value-type="float">
            <text:p>1365521</text:p>
          </table:table-cell>
          <table:table-cell office:value-type="float" office:value="1620023" calcext:value-type="float">
            <text:p>1620023</text:p>
          </table:table-cell>
          <table:table-cell office:value-type="float" office:value="1630755" calcext:value-type="float">
            <text:p>1630755</text:p>
          </table:table-cell>
          <table:table-cell office:value-type="float" office:value="1221571" calcext:value-type="float">
            <text:p>1221571</text:p>
          </table:table-cell>
          <table:table-cell office:value-type="float" office:value="1046572" calcext:value-type="float">
            <text:p>1046572</text:p>
          </table:table-cell>
          <table:table-cell office:value-type="float" office:value="940149" calcext:value-type="float">
            <text:p>940149</text:p>
          </table:table-cell>
          <table:table-cell office:value-type="float" office:value="1638428" calcext:value-type="float">
            <text:p>1638428</text:p>
          </table:table-cell>
          <table:table-cell office:value-type="float" office:value="5" calcext:value-type="float">
            <text:p>5</text:p>
          </table:table-cell>
          <table:table-cell office:value-type="float" office:value="0.813914038409476" calcext:value-type="float">
            <text:p>0.813914038409476</text:p>
          </table:table-cell>
          <table:table-cell office:value-type="float" office:value="0.965609069539198" calcext:value-type="float">
            <text:p>0.965609069539198</text:p>
          </table:table-cell>
          <table:table-cell office:value-type="float" office:value="0.972005840779047" calcext:value-type="float">
            <text:p>0.972005840779047</text:p>
          </table:table-cell>
          <table:table-cell office:value-type="float" office:value="0.728113142027037" calcext:value-type="float">
            <text:p>0.728113142027037</text:p>
          </table:table-cell>
          <table:table-cell office:value-type="float" office:value="0.623805597282123" calcext:value-type="float">
            <text:p>0.623805597282123</text:p>
          </table:table-cell>
          <table:table-cell office:value-type="float" office:value="0.560372538610999" calcext:value-type="float">
            <text:p>0.560372538610999</text:p>
          </table:table-cell>
          <table:table-cell office:value-type="float" office:value="0.976579305717862" calcext:value-type="float">
            <text:p>0.976579305717862</text:p>
          </table:table-cell>
          <table:table-cell office:value-type="float" office:value="-104.377371594593" calcext:value-type="float">
            <text:p>-104.377371594593</text:p>
          </table:table-cell>
          <table:table-cell office:value-type="float" office:value="-125.238880543575" calcext:value-type="float">
            <text:p>-125.238880543575</text:p>
          </table:table-cell>
          <table:table-cell office:value-type="float" office:value="-137.9254922778" calcext:value-type="float">
            <text:p>-137.9254922778</text:p>
          </table:table-cell>
        </table:table-row>
        <table:table-row table:style-name="ro1">
          <table:table-cell office:value-type="string" calcext:value-type="string">
            <text:p>2019-11-12 11:59:48</text:p>
          </table:table-cell>
          <table:table-cell office:value-type="float" office:value="26.868610128673" calcext:value-type="float">
            <text:p>26.868610128673</text:p>
          </table:table-cell>
          <table:table-cell office:value-type="float" office:value="74.3001515730656" calcext:value-type="float">
            <text:p>74.3001515730656</text:p>
          </table:table-cell>
          <table:table-cell office:value-type="float" office:value="980.905836241314" calcext:value-type="float">
            <text:p>980.90583624131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9756" calcext:value-type="float">
            <text:p>1379756</text:p>
          </table:table-cell>
          <table:table-cell office:value-type="float" office:value="1616846" calcext:value-type="float">
            <text:p>1616846</text:p>
          </table:table-cell>
          <table:table-cell office:value-type="float" office:value="1625597" calcext:value-type="float">
            <text:p>1625597</text:p>
          </table:table-cell>
          <table:table-cell office:value-type="float" office:value="1097630" calcext:value-type="float">
            <text:p>1097630</text:p>
          </table:table-cell>
          <table:table-cell office:value-type="float" office:value="1273240" calcext:value-type="float">
            <text:p>1273240</text:p>
          </table:table-cell>
          <table:table-cell office:value-type="float" office:value="924083" calcext:value-type="float">
            <text:p>924083</text:p>
          </table:table-cell>
          <table:table-cell office:value-type="float" office:value="1643853" calcext:value-type="float">
            <text:p>1643853</text:p>
          </table:table-cell>
          <table:table-cell office:value-type="float" office:value="5" calcext:value-type="float">
            <text:p>5</text:p>
          </table:table-cell>
          <table:table-cell office:value-type="float" office:value="0.822398760604711" calcext:value-type="float">
            <text:p>0.822398760604711</text:p>
          </table:table-cell>
          <table:table-cell office:value-type="float" office:value="0.963715429748944" calcext:value-type="float">
            <text:p>0.963715429748944</text:p>
          </table:table-cell>
          <table:table-cell office:value-type="float" office:value="0.968931432835034" calcext:value-type="float">
            <text:p>0.968931432835034</text:p>
          </table:table-cell>
          <table:table-cell office:value-type="float" office:value="0.654238540439432" calcext:value-type="float">
            <text:p>0.654238540439432</text:p>
          </table:table-cell>
          <table:table-cell office:value-type="float" office:value="0.758910269607338" calcext:value-type="float">
            <text:p>0.758910269607338</text:p>
          </table:table-cell>
          <table:table-cell office:value-type="float" office:value="0.550796455239827" calcext:value-type="float">
            <text:p>0.550796455239827</text:p>
          </table:table-cell>
          <table:table-cell office:value-type="float" office:value="0.979812858082397" calcext:value-type="float">
            <text:p>0.979812858082397</text:p>
          </table:table-cell>
          <table:table-cell office:value-type="float" office:value="-119.152291912114" calcext:value-type="float">
            <text:p>-119.152291912114</text:p>
          </table:table-cell>
          <table:table-cell office:value-type="float" office:value="-98.2179460785325" calcext:value-type="float">
            <text:p>-98.2179460785325</text:p>
          </table:table-cell>
          <table:table-cell office:value-type="float" office:value="-139.840708952035" calcext:value-type="float">
            <text:p>-139.840708952035</text:p>
          </table:table-cell>
        </table:table-row>
        <table:table-row table:style-name="ro1">
          <table:table-cell office:value-type="string" calcext:value-type="string">
            <text:p>2019-11-12 11:59:50</text:p>
          </table:table-cell>
          <table:table-cell office:value-type="float" office:value="26.868610128673" calcext:value-type="float">
            <text:p>26.868610128673</text:p>
          </table:table-cell>
          <table:table-cell office:value-type="float" office:value="74.3377257938185" calcext:value-type="float">
            <text:p>74.3377257938185</text:p>
          </table:table-cell>
          <table:table-cell office:value-type="float" office:value="980.823120866349" calcext:value-type="float">
            <text:p>980.82312086634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4722" calcext:value-type="float">
            <text:p>1384722</text:p>
          </table:table-cell>
          <table:table-cell office:value-type="float" office:value="1616828" calcext:value-type="float">
            <text:p>1616828</text:p>
          </table:table-cell>
          <table:table-cell office:value-type="float" office:value="1625362" calcext:value-type="float">
            <text:p>1625362</text:p>
          </table:table-cell>
          <table:table-cell office:value-type="float" office:value="1066232" calcext:value-type="float">
            <text:p>1066232</text:p>
          </table:table-cell>
          <table:table-cell office:value-type="float" office:value="1259807" calcext:value-type="float">
            <text:p>1259807</text:p>
          </table:table-cell>
          <table:table-cell office:value-type="float" office:value="934182" calcext:value-type="float">
            <text:p>934182</text:p>
          </table:table-cell>
          <table:table-cell office:value-type="float" office:value="1643403" calcext:value-type="float">
            <text:p>1643403</text:p>
          </table:table-cell>
          <table:table-cell office:value-type="float" office:value="5" calcext:value-type="float">
            <text:p>5</text:p>
          </table:table-cell>
          <table:table-cell office:value-type="float" office:value="0.825358727617112" calcext:value-type="float">
            <text:p>0.825358727617112</text:p>
          </table:table-cell>
          <table:table-cell office:value-type="float" office:value="0.963704700911605" calcext:value-type="float">
            <text:p>0.963704700911605</text:p>
          </table:table-cell>
          <table:table-cell office:value-type="float" office:value="0.968791361903114" calcext:value-type="float">
            <text:p>0.968791361903114</text:p>
          </table:table-cell>
          <table:table-cell office:value-type="float" office:value="0.635523871841892" calcext:value-type="float">
            <text:p>0.635523871841892</text:p>
          </table:table-cell>
          <table:table-cell office:value-type="float" office:value="0.750903576720187" calcext:value-type="float">
            <text:p>0.750903576720187</text:p>
          </table:table-cell>
          <table:table-cell office:value-type="float" office:value="0.556815929033271" calcext:value-type="float">
            <text:p>0.556815929033271</text:p>
          </table:table-cell>
          <table:table-cell office:value-type="float" office:value="0.979544637148933" calcext:value-type="float">
            <text:p>0.979544637148933</text:p>
          </table:table-cell>
          <table:table-cell office:value-type="float" office:value="-122.895225631622" calcext:value-type="float">
            <text:p>-122.895225631622</text:p>
          </table:table-cell>
          <table:table-cell office:value-type="float" office:value="-99.8192846559626" calcext:value-type="float">
            <text:p>-99.8192846559626</text:p>
          </table:table-cell>
          <table:table-cell office:value-type="float" office:value="-138.636814193346" calcext:value-type="float">
            <text:p>-138.636814193346</text:p>
          </table:table-cell>
        </table:table-row>
        <table:table-row table:style-name="ro1">
          <table:table-cell office:value-type="string" calcext:value-type="string">
            <text:p>2019-11-12 11:59:51</text:p>
          </table:table-cell>
          <table:table-cell office:value-type="float" office:value="26.8736642427975" calcext:value-type="float">
            <text:p>26.8736642427975</text:p>
          </table:table-cell>
          <table:table-cell office:value-type="float" office:value="74.3273944247457" calcext:value-type="float">
            <text:p>74.3273944247457</text:p>
          </table:table-cell>
          <table:table-cell office:value-type="float" office:value="980.831616272039" calcext:value-type="float">
            <text:p>980.83161627203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1308" calcext:value-type="float">
            <text:p>1361308</text:p>
          </table:table-cell>
          <table:table-cell office:value-type="float" office:value="1619365" calcext:value-type="float">
            <text:p>1619365</text:p>
          </table:table-cell>
          <table:table-cell office:value-type="float" office:value="1623790" calcext:value-type="float">
            <text:p>1623790</text:p>
          </table:table-cell>
          <table:table-cell office:value-type="float" office:value="978730" calcext:value-type="float">
            <text:p>978730</text:p>
          </table:table-cell>
          <table:table-cell office:value-type="float" office:value="1177709" calcext:value-type="float">
            <text:p>1177709</text:p>
          </table:table-cell>
          <table:table-cell office:value-type="float" office:value="1106304" calcext:value-type="float">
            <text:p>1106304</text:p>
          </table:table-cell>
          <table:table-cell office:value-type="float" office:value="1640589" calcext:value-type="float">
            <text:p>1640589</text:p>
          </table:table-cell>
          <table:table-cell office:value-type="float" office:value="5" calcext:value-type="float">
            <text:p>5</text:p>
          </table:table-cell>
          <table:table-cell office:value-type="float" office:value="0.811402894425737" calcext:value-type="float">
            <text:p>0.811402894425737</text:p>
          </table:table-cell>
          <table:table-cell office:value-type="float" office:value="0.965216870929822" calcext:value-type="float">
            <text:p>0.965216870929822</text:p>
          </table:table-cell>
          <table:table-cell office:value-type="float" office:value="0.967854376775548" calcext:value-type="float">
            <text:p>0.967854376775548</text:p>
          </table:table-cell>
          <table:table-cell office:value-type="float" office:value="0.583368609353138" calcext:value-type="float">
            <text:p>0.583368609353138</text:p>
          </table:table-cell>
          <table:table-cell office:value-type="float" office:value="0.701969349619073" calcext:value-type="float">
            <text:p>0.701969349619073</text:p>
          </table:table-cell>
          <table:table-cell office:value-type="float" office:value="0.659408647943574" calcext:value-type="float">
            <text:p>0.659408647943574</text:p>
          </table:table-cell>
          <table:table-cell office:value-type="float" office:value="0.977867362245007" calcext:value-type="float">
            <text:p>0.977867362245007</text:p>
          </table:table-cell>
          <table:table-cell office:value-type="float" office:value="-133.326278129372" calcext:value-type="float">
            <text:p>-133.326278129372</text:p>
          </table:table-cell>
          <table:table-cell office:value-type="float" office:value="-109.606130076185" calcext:value-type="float">
            <text:p>-109.606130076185</text:p>
          </table:table-cell>
          <table:table-cell office:value-type="float" office:value="-118.118270411285" calcext:value-type="float">
            <text:p>-118.118270411285</text:p>
          </table:table-cell>
        </table:table-row>
        <table:table-row table:style-name="ro1">
          <table:table-cell office:value-type="string" calcext:value-type="string">
            <text:p>2019-11-12 11:59:52</text:p>
          </table:table-cell>
          <table:table-cell office:value-type="float" office:value="26.8635560148396" calcext:value-type="float">
            <text:p>26.8635560148396</text:p>
          </table:table-cell>
          <table:table-cell office:value-type="float" office:value="74.3534245140305" calcext:value-type="float">
            <text:p>74.3534245140305</text:p>
          </table:table-cell>
          <table:table-cell office:value-type="float" office:value="980.869768599793" calcext:value-type="float">
            <text:p>980.86976859979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1465" calcext:value-type="float">
            <text:p>1361465</text:p>
          </table:table-cell>
          <table:table-cell office:value-type="float" office:value="1636331" calcext:value-type="float">
            <text:p>1636331</text:p>
          </table:table-cell>
          <table:table-cell office:value-type="float" office:value="1635365" calcext:value-type="float">
            <text:p>1635365</text:p>
          </table:table-cell>
          <table:table-cell office:value-type="float" office:value="1018761" calcext:value-type="float">
            <text:p>1018761</text:p>
          </table:table-cell>
          <table:table-cell office:value-type="float" office:value="1186000" calcext:value-type="float">
            <text:p>1186000</text:p>
          </table:table-cell>
          <table:table-cell office:value-type="float" office:value="1099291" calcext:value-type="float">
            <text:p>1099291</text:p>
          </table:table-cell>
          <table:table-cell office:value-type="float" office:value="1642028" calcext:value-type="float">
            <text:p>1642028</text:p>
          </table:table-cell>
          <table:table-cell office:value-type="float" office:value="5" calcext:value-type="float">
            <text:p>5</text:p>
          </table:table-cell>
          <table:table-cell office:value-type="float" office:value="0.81149647372919" calcext:value-type="float">
            <text:p>0.81149647372919</text:p>
          </table:table-cell>
          <table:table-cell office:value-type="float" office:value="0.975329396167922" calcext:value-type="float">
            <text:p>0.975329396167922</text:p>
          </table:table-cell>
          <table:table-cell office:value-type="float" office:value="0.974753615230753" calcext:value-type="float">
            <text:p>0.974753615230753</text:p>
          </table:table-cell>
          <table:table-cell office:value-type="float" office:value="0.607228947547549" calcext:value-type="float">
            <text:p>0.607228947547549</text:p>
          </table:table-cell>
          <table:table-cell office:value-type="float" office:value="0.706911171306511" calcext:value-type="float">
            <text:p>0.706911171306511</text:p>
          </table:table-cell>
          <table:table-cell office:value-type="float" office:value="0.655228573707172" calcext:value-type="float">
            <text:p>0.655228573707172</text:p>
          </table:table-cell>
          <table:table-cell office:value-type="float" office:value="0.978725073185572" calcext:value-type="float">
            <text:p>0.978725073185572</text:p>
          </table:table-cell>
          <table:table-cell office:value-type="float" office:value="-128.55421049049" calcext:value-type="float">
            <text:p>-128.55421049049</text:p>
          </table:table-cell>
          <table:table-cell office:value-type="float" office:value="-108.617765738698" calcext:value-type="float">
            <text:p>-108.617765738698</text:p>
          </table:table-cell>
          <table:table-cell office:value-type="float" office:value="-118.954285258566" calcext:value-type="float">
            <text:p>-118.954285258566</text:p>
          </table:table-cell>
        </table:table-row>
        <table:table-row table:style-name="ro1">
          <table:table-cell office:value-type="string" calcext:value-type="string">
            <text:p>2019-11-12 11:59:53</text:p>
          </table:table-cell>
          <table:table-cell office:value-type="float" office:value="26.8736642427975" calcext:value-type="float">
            <text:p>26.8736642427975</text:p>
          </table:table-cell>
          <table:table-cell office:value-type="float" office:value="74.3649687627848" calcext:value-type="float">
            <text:p>74.3649687627848</text:p>
          </table:table-cell>
          <table:table-cell office:value-type="float" office:value="980.914332334137" calcext:value-type="float">
            <text:p>980.91433233413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6717" calcext:value-type="float">
            <text:p>1386717</text:p>
          </table:table-cell>
          <table:table-cell office:value-type="float" office:value="1619495" calcext:value-type="float">
            <text:p>1619495</text:p>
          </table:table-cell>
          <table:table-cell office:value-type="float" office:value="1626584" calcext:value-type="float">
            <text:p>1626584</text:p>
          </table:table-cell>
          <table:table-cell office:value-type="float" office:value="1246799" calcext:value-type="float">
            <text:p>1246799</text:p>
          </table:table-cell>
          <table:table-cell office:value-type="float" office:value="1025123" calcext:value-type="float">
            <text:p>1025123</text:p>
          </table:table-cell>
          <table:table-cell office:value-type="float" office:value="972988" calcext:value-type="float">
            <text:p>972988</text:p>
          </table:table-cell>
          <table:table-cell office:value-type="float" office:value="1637062" calcext:value-type="float">
            <text:p>1637062</text:p>
          </table:table-cell>
          <table:table-cell office:value-type="float" office:value="5" calcext:value-type="float">
            <text:p>5</text:p>
          </table:table-cell>
          <table:table-cell office:value-type="float" office:value="0.826547840422134" calcext:value-type="float">
            <text:p>0.826547840422134</text:p>
          </table:table-cell>
          <table:table-cell office:value-type="float" office:value="0.965294356977267" calcext:value-type="float">
            <text:p>0.965294356977267</text:p>
          </table:table-cell>
          <table:table-cell office:value-type="float" office:value="0.969519730749098" calcext:value-type="float">
            <text:p>0.969519730749098</text:p>
          </table:table-cell>
          <table:table-cell office:value-type="float" office:value="0.74315020360353" calcext:value-type="float">
            <text:p>0.74315020360353</text:p>
          </table:table-cell>
          <table:table-cell office:value-type="float" office:value="0.611020995500206" calcext:value-type="float">
            <text:p>0.611020995500206</text:p>
          </table:table-cell>
          <table:table-cell office:value-type="float" office:value="0.579946110242141" calcext:value-type="float">
            <text:p>0.579946110242141</text:p>
          </table:table-cell>
          <table:table-cell office:value-type="float" office:value="0.97576510617317" calcext:value-type="float">
            <text:p>0.97576510617317</text:p>
          </table:table-cell>
          <table:table-cell office:value-type="float" office:value="-101.369959279294" calcext:value-type="float">
            <text:p>-101.369959279294</text:p>
          </table:table-cell>
          <table:table-cell office:value-type="float" office:value="-127.795800899959" calcext:value-type="float">
            <text:p>-127.795800899959</text:p>
          </table:table-cell>
          <table:table-cell office:value-type="float" office:value="-134.010777951572" calcext:value-type="float">
            <text:p>-134.010777951572</text:p>
          </table:table-cell>
        </table:table-row>
        <table:table-row table:style-name="ro1">
          <table:table-cell office:value-type="string" calcext:value-type="string">
            <text:p>2019-11-12 11:59:55</text:p>
          </table:table-cell>
          <table:table-cell office:value-type="float" office:value="26.8736642427975" calcext:value-type="float">
            <text:p>26.8736642427975</text:p>
          </table:table-cell>
          <table:table-cell office:value-type="float" office:value="74.3757042104516" calcext:value-type="float">
            <text:p>74.3757042104516</text:p>
          </table:table-cell>
          <table:table-cell office:value-type="float" office:value="980.831616272039" calcext:value-type="float">
            <text:p>980.83161627203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5875" calcext:value-type="float">
            <text:p>1385875</text:p>
          </table:table-cell>
          <table:table-cell office:value-type="float" office:value="1616887" calcext:value-type="float">
            <text:p>1616887</text:p>
          </table:table-cell>
          <table:table-cell office:value-type="float" office:value="1624370" calcext:value-type="float">
            <text:p>1624370</text:p>
          </table:table-cell>
          <table:table-cell office:value-type="float" office:value="1045696" calcext:value-type="float">
            <text:p>1045696</text:p>
          </table:table-cell>
          <table:table-cell office:value-type="float" office:value="1239610" calcext:value-type="float">
            <text:p>1239610</text:p>
          </table:table-cell>
          <table:table-cell office:value-type="float" office:value="992548" calcext:value-type="float">
            <text:p>992548</text:p>
          </table:table-cell>
          <table:table-cell office:value-type="float" office:value="1643076" calcext:value-type="float">
            <text:p>1643076</text:p>
          </table:table-cell>
          <table:table-cell office:value-type="float" office:value="5" calcext:value-type="float">
            <text:p>5</text:p>
          </table:table-cell>
          <table:table-cell office:value-type="float" office:value="0.826045969253298" calcext:value-type="float">
            <text:p>0.826045969253298</text:p>
          </table:table-cell>
          <table:table-cell office:value-type="float" office:value="0.963739867656215" calcext:value-type="float">
            <text:p>0.963739867656215</text:p>
          </table:table-cell>
          <table:table-cell office:value-type="float" office:value="0.968200083756457" calcext:value-type="float">
            <text:p>0.968200083756457</text:p>
          </table:table-cell>
          <table:table-cell office:value-type="float" office:value="0.623283460531647" calcext:value-type="float">
            <text:p>0.623283460531647</text:p>
          </table:table-cell>
          <table:table-cell office:value-type="float" office:value="0.738865225179818" calcext:value-type="float">
            <text:p>0.738865225179818</text:p>
          </table:table-cell>
          <table:table-cell office:value-type="float" office:value="0.59160478015003" calcext:value-type="float">
            <text:p>0.59160478015003</text:p>
          </table:table-cell>
          <table:table-cell office:value-type="float" office:value="0.979349729937283" calcext:value-type="float">
            <text:p>0.979349729937283</text:p>
          </table:table-cell>
          <table:table-cell office:value-type="float" office:value="-125.343307893671" calcext:value-type="float">
            <text:p>-125.343307893671</text:p>
          </table:table-cell>
          <table:table-cell office:value-type="float" office:value="-102.226954964036" calcext:value-type="float">
            <text:p>-102.226954964036</text:p>
          </table:table-cell>
          <table:table-cell office:value-type="float" office:value="-131.679043969994" calcext:value-type="float">
            <text:p>-131.679043969994</text:p>
          </table:table-cell>
        </table:table-row>
        <table:table-row table:style-name="ro1">
          <table:table-cell office:value-type="string" calcext:value-type="string">
            <text:p>2019-11-12 11:59:56</text:p>
          </table:table-cell>
          <table:table-cell office:value-type="float" office:value="26.8736642427975" calcext:value-type="float">
            <text:p>26.8736642427975</text:p>
          </table:table-cell>
          <table:table-cell office:value-type="float" office:value="74.4132780060798" calcext:value-type="float">
            <text:p>74.4132780060798</text:p>
          </table:table-cell>
          <table:table-cell office:value-type="float" office:value="980.831616272039" calcext:value-type="float">
            <text:p>980.83161627203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4885" calcext:value-type="float">
            <text:p>1364885</text:p>
          </table:table-cell>
          <table:table-cell office:value-type="float" office:value="1626627" calcext:value-type="float">
            <text:p>1626627</text:p>
          </table:table-cell>
          <table:table-cell office:value-type="float" office:value="1630828" calcext:value-type="float">
            <text:p>1630828</text:p>
          </table:table-cell>
          <table:table-cell office:value-type="float" office:value="1019386" calcext:value-type="float">
            <text:p>1019386</text:p>
          </table:table-cell>
          <table:table-cell office:value-type="float" office:value="1283937" calcext:value-type="float">
            <text:p>1283937</text:p>
          </table:table-cell>
          <table:table-cell office:value-type="float" office:value="920829" calcext:value-type="float">
            <text:p>920829</text:p>
          </table:table-cell>
          <table:table-cell office:value-type="float" office:value="1643499" calcext:value-type="float">
            <text:p>1643499</text:p>
          </table:table-cell>
          <table:table-cell office:value-type="float" office:value="5" calcext:value-type="float">
            <text:p>5</text:p>
          </table:table-cell>
          <table:table-cell office:value-type="float" office:value="0.813534952823514" calcext:value-type="float">
            <text:p>0.813534952823514</text:p>
          </table:table-cell>
          <table:table-cell office:value-type="float" office:value="0.969545360749407" calcext:value-type="float">
            <text:p>0.969545360749407</text:p>
          </table:table-cell>
          <table:table-cell office:value-type="float" office:value="0.97204935217492" calcext:value-type="float">
            <text:p>0.97204935217492</text:p>
          </table:table-cell>
          <table:table-cell office:value-type="float" office:value="0.607601476621804" calcext:value-type="float">
            <text:p>0.607601476621804</text:p>
          </table:table-cell>
          <table:table-cell office:value-type="float" office:value="0.765286179219029" calcext:value-type="float">
            <text:p>0.765286179219029</text:p>
          </table:table-cell>
          <table:table-cell office:value-type="float" office:value="0.548856919867625" calcext:value-type="float">
            <text:p>0.548856919867625</text:p>
          </table:table-cell>
          <table:table-cell office:value-type="float" office:value="0.979601857614739" calcext:value-type="float">
            <text:p>0.979601857614739</text:p>
          </table:table-cell>
          <table:table-cell office:value-type="float" office:value="-128.479704675639" calcext:value-type="float">
            <text:p>-128.479704675639</text:p>
          </table:table-cell>
          <table:table-cell office:value-type="float" office:value="-96.9427641561942" calcext:value-type="float">
            <text:p>-96.9427641561942</text:p>
          </table:table-cell>
          <table:table-cell office:value-type="float" office:value="-140.228616026475" calcext:value-type="float">
            <text:p>-140.228616026475</text:p>
          </table:table-cell>
        </table:table-row>
        <table:table-row table:style-name="ro1">
          <table:table-cell office:value-type="string" calcext:value-type="string">
            <text:p>2019-11-12 11:59:57</text:p>
          </table:table-cell>
          <table:table-cell office:value-type="float" office:value="26.868610128673" calcext:value-type="float">
            <text:p>26.868610128673</text:p>
          </table:table-cell>
          <table:table-cell office:value-type="float" office:value="74.3752995927058" calcext:value-type="float">
            <text:p>74.3752995927058</text:p>
          </table:table-cell>
          <table:table-cell office:value-type="float" office:value="980.795549118445" calcext:value-type="float">
            <text:p>980.79554911844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9445" calcext:value-type="float">
            <text:p>1389445</text:p>
          </table:table-cell>
          <table:table-cell office:value-type="float" office:value="1621482" calcext:value-type="float">
            <text:p>1621482</text:p>
          </table:table-cell>
          <table:table-cell office:value-type="float" office:value="1626739" calcext:value-type="float">
            <text:p>1626739</text:p>
          </table:table-cell>
          <table:table-cell office:value-type="float" office:value="1096331" calcext:value-type="float">
            <text:p>1096331</text:p>
          </table:table-cell>
          <table:table-cell office:value-type="float" office:value="1081568" calcext:value-type="float">
            <text:p>1081568</text:p>
          </table:table-cell>
          <table:table-cell office:value-type="float" office:value="1081691" calcext:value-type="float">
            <text:p>1081691</text:p>
          </table:table-cell>
          <table:table-cell office:value-type="float" office:value="1641806" calcext:value-type="float">
            <text:p>1641806</text:p>
          </table:table-cell>
          <table:table-cell office:value-type="float" office:value="5" calcext:value-type="float">
            <text:p>5</text:p>
          </table:table-cell>
          <table:table-cell office:value-type="float" office:value="0.828173855325443" calcext:value-type="float">
            <text:p>0.828173855325443</text:p>
          </table:table-cell>
          <table:table-cell office:value-type="float" office:value="0.966478701410139" calcext:value-type="float">
            <text:p>0.966478701410139</text:p>
          </table:table-cell>
          <table:table-cell office:value-type="float" office:value="0.969612117959513" calcext:value-type="float">
            <text:p>0.969612117959513</text:p>
          </table:table-cell>
          <table:table-cell office:value-type="float" office:value="0.6534642760115" calcext:value-type="float">
            <text:p>0.6534642760115</text:p>
          </table:table-cell>
          <table:table-cell office:value-type="float" office:value="0.644664841254335" calcext:value-type="float">
            <text:p>0.644664841254335</text:p>
          </table:table-cell>
          <table:table-cell office:value-type="float" office:value="0.644738154976148" calcext:value-type="float">
            <text:p>0.644738154976148</text:p>
          </table:table-cell>
          <table:table-cell office:value-type="float" office:value="0.978592750858396" calcext:value-type="float">
            <text:p>0.978592750858396</text:p>
          </table:table-cell>
          <table:table-cell office:value-type="float" office:value="-119.3071447977" calcext:value-type="float">
            <text:p>-119.3071447977</text:p>
          </table:table-cell>
          <table:table-cell office:value-type="float" office:value="-121.067031749133" calcext:value-type="float">
            <text:p>-121.067031749133</text:p>
          </table:table-cell>
          <table:table-cell office:value-type="float" office:value="-121.05236900477" calcext:value-type="float">
            <text:p>-121.05236900477</text:p>
          </table:table-cell>
        </table:table-row>
        <table:table-row table:style-name="ro1">
          <table:table-cell office:value-type="string" calcext:value-type="string">
            <text:p>2019-11-12 11:59:58</text:p>
          </table:table-cell>
          <table:table-cell office:value-type="float" office:value="26.8787183572131" calcext:value-type="float">
            <text:p>26.8787183572131</text:p>
          </table:table-cell>
          <table:table-cell office:value-type="float" office:value="74.3868443514549" calcext:value-type="float">
            <text:p>74.3868443514549</text:p>
          </table:table-cell>
          <table:table-cell office:value-type="float" office:value="980.86768394138" calcext:value-type="float">
            <text:p>980.8676839413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991" calcext:value-type="float">
            <text:p>1370991</text:p>
          </table:table-cell>
          <table:table-cell office:value-type="float" office:value="1620603" calcext:value-type="float">
            <text:p>1620603</text:p>
          </table:table-cell>
          <table:table-cell office:value-type="float" office:value="1629696" calcext:value-type="float">
            <text:p>1629696</text:p>
          </table:table-cell>
          <table:table-cell office:value-type="float" office:value="1252344" calcext:value-type="float">
            <text:p>1252344</text:p>
          </table:table-cell>
          <table:table-cell office:value-type="float" office:value="1034708" calcext:value-type="float">
            <text:p>1034708</text:p>
          </table:table-cell>
          <table:table-cell office:value-type="float" office:value="1006625" calcext:value-type="float">
            <text:p>1006625</text:p>
          </table:table-cell>
          <table:table-cell office:value-type="float" office:value="1639244" calcext:value-type="float">
            <text:p>1639244</text:p>
          </table:table-cell>
          <table:table-cell office:value-type="float" office:value="5" calcext:value-type="float">
            <text:p>5</text:p>
          </table:table-cell>
          <table:table-cell office:value-type="float" office:value="0.817174412867357" calcext:value-type="float">
            <text:p>0.817174412867357</text:p>
          </table:table-cell>
          <table:table-cell office:value-type="float" office:value="0.965954776520106" calcext:value-type="float">
            <text:p>0.965954776520106</text:p>
          </table:table-cell>
          <table:table-cell office:value-type="float" office:value="0.971374627515629" calcext:value-type="float">
            <text:p>0.971374627515629</text:p>
          </table:table-cell>
          <table:table-cell office:value-type="float" office:value="0.746455281550322" calcext:value-type="float">
            <text:p>0.746455281550322</text:p>
          </table:table-cell>
          <table:table-cell office:value-type="float" office:value="0.616734101382983" calcext:value-type="float">
            <text:p>0.616734101382983</text:p>
          </table:table-cell>
          <table:table-cell office:value-type="float" office:value="0.599995326995293" calcext:value-type="float">
            <text:p>0.599995326995293</text:p>
          </table:table-cell>
          <table:table-cell office:value-type="float" office:value="0.97706567967721" calcext:value-type="float">
            <text:p>0.97706567967721</text:p>
          </table:table-cell>
          <table:table-cell office:value-type="float" office:value="-100.708943689936" calcext:value-type="float">
            <text:p>-100.708943689936</text:p>
          </table:table-cell>
          <table:table-cell office:value-type="float" office:value="-126.653179723403" calcext:value-type="float">
            <text:p>-126.653179723403</text:p>
          </table:table-cell>
          <table:table-cell office:value-type="float" office:value="-130.000934600941" calcext:value-type="float">
            <text:p>-130.000934600941</text:p>
          </table:table-cell>
        </table:table-row>
        <table:table-row table:style-name="ro1">
          <table:table-cell office:value-type="string" calcext:value-type="string">
            <text:p>2019-11-12 12:00:00</text:p>
          </table:table-cell>
          <table:table-cell office:value-type="float" office:value="26.8736642427975" calcext:value-type="float">
            <text:p>26.8736642427975</text:p>
          </table:table-cell>
          <table:table-cell office:value-type="float" office:value="74.3864396236795" calcext:value-type="float">
            <text:p>74.3864396236795</text:p>
          </table:table-cell>
          <table:table-cell office:value-type="float" office:value="980.831616272039" calcext:value-type="float">
            <text:p>980.83161627203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829" calcext:value-type="float">
            <text:p>1373829</text:p>
          </table:table-cell>
          <table:table-cell office:value-type="float" office:value="1627783" calcext:value-type="float">
            <text:p>1627783</text:p>
          </table:table-cell>
          <table:table-cell office:value-type="float" office:value="1631674" calcext:value-type="float">
            <text:p>1631674</text:p>
          </table:table-cell>
          <table:table-cell office:value-type="float" office:value="990933" calcext:value-type="float">
            <text:p>990933</text:p>
          </table:table-cell>
          <table:table-cell office:value-type="float" office:value="1223706" calcext:value-type="float">
            <text:p>1223706</text:p>
          </table:table-cell>
          <table:table-cell office:value-type="float" office:value="1063442" calcext:value-type="float">
            <text:p>1063442</text:p>
          </table:table-cell>
          <table:table-cell office:value-type="float" office:value="1643244" calcext:value-type="float">
            <text:p>1643244</text:p>
          </table:table-cell>
          <table:table-cell office:value-type="float" office:value="5" calcext:value-type="float">
            <text:p>5</text:p>
          </table:table-cell>
          <table:table-cell office:value-type="float" office:value="0.818865992887734" calcext:value-type="float">
            <text:p>0.818865992887734</text:p>
          </table:table-cell>
          <table:table-cell office:value-type="float" office:value="0.970234390525149" calcext:value-type="float">
            <text:p>0.970234390525149</text:p>
          </table:table-cell>
          <table:table-cell office:value-type="float" office:value="0.972553607529832" calcext:value-type="float">
            <text:p>0.972553607529832</text:p>
          </table:table-cell>
          <table:table-cell office:value-type="float" office:value="0.590642165022155" calcext:value-type="float">
            <text:p>0.590642165022155</text:p>
          </table:table-cell>
          <table:table-cell office:value-type="float" office:value="0.729385701344693" calcext:value-type="float">
            <text:p>0.729385701344693</text:p>
          </table:table-cell>
          <table:table-cell office:value-type="float" office:value="0.633860902054417" calcext:value-type="float">
            <text:p>0.633860902054417</text:p>
          </table:table-cell>
          <table:table-cell office:value-type="float" office:value="0.979449865752442" calcext:value-type="float">
            <text:p>0.979449865752442</text:p>
          </table:table-cell>
          <table:table-cell office:value-type="float" office:value="-131.871566995569" calcext:value-type="float">
            <text:p>-131.871566995569</text:p>
          </table:table-cell>
          <table:table-cell office:value-type="float" office:value="-104.122859731061" calcext:value-type="float">
            <text:p>-104.122859731061</text:p>
          </table:table-cell>
          <table:table-cell office:value-type="float" office:value="-123.227819589117" calcext:value-type="float">
            <text:p>-123.227819589117</text:p>
          </table:table-cell>
        </table:table-row>
        <table:table-row table:style-name="ro1">
          <table:table-cell office:value-type="string" calcext:value-type="string">
            <text:p>2019-11-12 12:00:01</text:p>
          </table:table-cell>
          <table:table-cell office:value-type="float" office:value="26.8736642427975" calcext:value-type="float">
            <text:p>26.8736642427975</text:p>
          </table:table-cell>
          <table:table-cell office:value-type="float" office:value="74.3864396236795" calcext:value-type="float">
            <text:p>74.3864396236795</text:p>
          </table:table-cell>
          <table:table-cell office:value-type="float" office:value="980.831616272039" calcext:value-type="float">
            <text:p>980.83161627203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4264" calcext:value-type="float">
            <text:p>1364264</text:p>
          </table:table-cell>
          <table:table-cell office:value-type="float" office:value="1621111" calcext:value-type="float">
            <text:p>1621111</text:p>
          </table:table-cell>
          <table:table-cell office:value-type="float" office:value="1624699" calcext:value-type="float">
            <text:p>1624699</text:p>
          </table:table-cell>
          <table:table-cell office:value-type="float" office:value="983603" calcext:value-type="float">
            <text:p>983603</text:p>
          </table:table-cell>
          <table:table-cell office:value-type="float" office:value="1193523" calcext:value-type="float">
            <text:p>1193523</text:p>
          </table:table-cell>
          <table:table-cell office:value-type="float" office:value="1102057" calcext:value-type="float">
            <text:p>1102057</text:p>
          </table:table-cell>
          <table:table-cell office:value-type="float" office:value="1642910" calcext:value-type="float">
            <text:p>1642910</text:p>
          </table:table-cell>
          <table:table-cell office:value-type="float" office:value="5" calcext:value-type="float">
            <text:p>5</text:p>
          </table:table-cell>
          <table:table-cell office:value-type="float" office:value="0.813164807935334" calcext:value-type="float">
            <text:p>0.813164807935334</text:p>
          </table:table-cell>
          <table:table-cell office:value-type="float" office:value="0.966257568151661" calcext:value-type="float">
            <text:p>0.966257568151661</text:p>
          </table:table-cell>
          <table:table-cell office:value-type="float" office:value="0.968396183061145" calcext:value-type="float">
            <text:p>0.968396183061145</text:p>
          </table:table-cell>
          <table:table-cell office:value-type="float" office:value="0.58627314403929" calcext:value-type="float">
            <text:p>0.58627314403929</text:p>
          </table:table-cell>
          <table:table-cell office:value-type="float" office:value="0.711395229267505" calcext:value-type="float">
            <text:p>0.711395229267505</text:p>
          </table:table-cell>
          <table:table-cell office:value-type="float" office:value="0.656877238378196" calcext:value-type="float">
            <text:p>0.656877238378196</text:p>
          </table:table-cell>
          <table:table-cell office:value-type="float" office:value="0.979250786215161" calcext:value-type="float">
            <text:p>0.979250786215161</text:p>
          </table:table-cell>
          <table:table-cell office:value-type="float" office:value="-132.745371192142" calcext:value-type="float">
            <text:p>-132.745371192142</text:p>
          </table:table-cell>
          <table:table-cell office:value-type="float" office:value="-107.720954146499" calcext:value-type="float">
            <text:p>-107.720954146499</text:p>
          </table:table-cell>
          <table:table-cell office:value-type="float" office:value="-118.624552324361" calcext:value-type="float">
            <text:p>-118.624552324361</text:p>
          </table:table-cell>
        </table:table-row>
        <table:table-row table:style-name="ro1">
          <table:table-cell office:value-type="string" calcext:value-type="string">
            <text:p>2019-11-12 12:00:02</text:p>
          </table:table-cell>
          <table:table-cell office:value-type="float" office:value="26.8736642427975" calcext:value-type="float">
            <text:p>26.8736642427975</text:p>
          </table:table-cell>
          <table:table-cell office:value-type="float" office:value="74.3864396236795" calcext:value-type="float">
            <text:p>74.3864396236795</text:p>
          </table:table-cell>
          <table:table-cell office:value-type="float" office:value="980.831616272039" calcext:value-type="float">
            <text:p>980.83161627203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103" calcext:value-type="float">
            <text:p>1360103</text:p>
          </table:table-cell>
          <table:table-cell office:value-type="float" office:value="1620514" calcext:value-type="float">
            <text:p>1620514</text:p>
          </table:table-cell>
          <table:table-cell office:value-type="float" office:value="1624900" calcext:value-type="float">
            <text:p>1624900</text:p>
          </table:table-cell>
          <table:table-cell office:value-type="float" office:value="1004730" calcext:value-type="float">
            <text:p>1004730</text:p>
          </table:table-cell>
          <table:table-cell office:value-type="float" office:value="1142774" calcext:value-type="float">
            <text:p>1142774</text:p>
          </table:table-cell>
          <table:table-cell office:value-type="float" office:value="1088756" calcext:value-type="float">
            <text:p>1088756</text:p>
          </table:table-cell>
          <table:table-cell office:value-type="float" office:value="1640165" calcext:value-type="float">
            <text:p>1640165</text:p>
          </table:table-cell>
          <table:table-cell office:value-type="float" office:value="5" calcext:value-type="float">
            <text:p>5</text:p>
          </table:table-cell>
          <table:table-cell office:value-type="float" office:value="0.810684658370573" calcext:value-type="float">
            <text:p>0.810684658370573</text:p>
          </table:table-cell>
          <table:table-cell office:value-type="float" office:value="0.965901728379932" calcext:value-type="float">
            <text:p>0.965901728379932</text:p>
          </table:table-cell>
          <table:table-cell office:value-type="float" office:value="0.968515988411425" calcext:value-type="float">
            <text:p>0.968515988411425</text:p>
          </table:table-cell>
          <table:table-cell office:value-type="float" office:value="0.598865818842151" calcext:value-type="float">
            <text:p>0.598865818842151</text:p>
          </table:table-cell>
          <table:table-cell office:value-type="float" office:value="0.681146464484509" calcext:value-type="float">
            <text:p>0.681146464484509</text:p>
          </table:table-cell>
          <table:table-cell office:value-type="float" office:value="0.648949223631528" calcext:value-type="float">
            <text:p>0.648949223631528</text:p>
          </table:table-cell>
          <table:table-cell office:value-type="float" office:value="0.977614638521032" calcext:value-type="float">
            <text:p>0.977614638521032</text:p>
          </table:table-cell>
          <table:table-cell office:value-type="float" office:value="-130.22683623157" calcext:value-type="float">
            <text:p>-130.22683623157</text:p>
          </table:table-cell>
          <table:table-cell office:value-type="float" office:value="-113.770707103098" calcext:value-type="float">
            <text:p>-113.770707103098</text:p>
          </table:table-cell>
          <table:table-cell office:value-type="float" office:value="-120.210155273694" calcext:value-type="float">
            <text:p>-120.210155273694</text:p>
          </table:table-cell>
        </table:table-row>
        <table:table-row table:style-name="ro1">
          <table:table-cell office:value-type="string" calcext:value-type="string">
            <text:p>2019-11-12 12:00:03</text:p>
          </table:table-cell>
          <table:table-cell office:value-type="float" office:value="26.868610128673" calcext:value-type="float">
            <text:p>26.868610128673</text:p>
          </table:table-cell>
          <table:table-cell office:value-type="float" office:value="74.4182405605782" calcext:value-type="float">
            <text:p>74.4182405605782</text:p>
          </table:table-cell>
          <table:table-cell office:value-type="float" office:value="980.795549118445" calcext:value-type="float">
            <text:p>980.79554911844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7748" calcext:value-type="float">
            <text:p>1377748</text:p>
          </table:table-cell>
          <table:table-cell office:value-type="float" office:value="1627222" calcext:value-type="float">
            <text:p>1627222</text:p>
          </table:table-cell>
          <table:table-cell office:value-type="float" office:value="1631004" calcext:value-type="float">
            <text:p>1631004</text:p>
          </table:table-cell>
          <table:table-cell office:value-type="float" office:value="991359" calcext:value-type="float">
            <text:p>991359</text:p>
          </table:table-cell>
          <table:table-cell office:value-type="float" office:value="1200696" calcext:value-type="float">
            <text:p>1200696</text:p>
          </table:table-cell>
          <table:table-cell office:value-type="float" office:value="1091457" calcext:value-type="float">
            <text:p>1091457</text:p>
          </table:table-cell>
          <table:table-cell office:value-type="float" office:value="1643342" calcext:value-type="float">
            <text:p>1643342</text:p>
          </table:table-cell>
          <table:table-cell office:value-type="float" office:value="5" calcext:value-type="float">
            <text:p>5</text:p>
          </table:table-cell>
          <table:table-cell office:value-type="float" office:value="0.821201899194944" calcext:value-type="float">
            <text:p>0.821201899194944</text:p>
          </table:table-cell>
          <table:table-cell office:value-type="float" office:value="0.969900008428098" calcext:value-type="float">
            <text:p>0.969900008428098</text:p>
          </table:table-cell>
          <table:table-cell office:value-type="float" office:value="0.97215425636223" calcext:value-type="float">
            <text:p>0.97215425636223</text:p>
          </table:table-cell>
          <table:table-cell office:value-type="float" office:value="0.590896080839167" calcext:value-type="float">
            <text:p>0.590896080839167</text:p>
          </table:table-cell>
          <table:table-cell office:value-type="float" office:value="0.715670670946917" calcext:value-type="float">
            <text:p>0.715670670946917</text:p>
          </table:table-cell>
          <table:table-cell office:value-type="float" office:value="0.650559145278829" calcext:value-type="float">
            <text:p>0.650559145278829</text:p>
          </table:table-cell>
          <table:table-cell office:value-type="float" office:value="0.979508278311286" calcext:value-type="float">
            <text:p>0.979508278311286</text:p>
          </table:table-cell>
          <table:table-cell office:value-type="float" office:value="-131.820783832167" calcext:value-type="float">
            <text:p>-131.820783832167</text:p>
          </table:table-cell>
          <table:table-cell office:value-type="float" office:value="-106.865865810617" calcext:value-type="float">
            <text:p>-106.865865810617</text:p>
          </table:table-cell>
          <table:table-cell office:value-type="float" office:value="-119.888170944234" calcext:value-type="float">
            <text:p>-119.888170944234</text:p>
          </table:table-cell>
        </table:table-row>
        <table:table-row table:style-name="ro1">
          <table:table-cell office:value-type="string" calcext:value-type="string">
            <text:p>2019-11-12 12:00:05</text:p>
          </table:table-cell>
          <table:table-cell office:value-type="float" office:value="26.868610128673" calcext:value-type="float">
            <text:p>26.868610128673</text:p>
          </table:table-cell>
          <table:table-cell office:value-type="float" office:value="74.4075053702671" calcext:value-type="float">
            <text:p>74.4075053702671</text:p>
          </table:table-cell>
          <table:table-cell office:value-type="float" office:value="980.878264427783" calcext:value-type="float">
            <text:p>980.87826442778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780" calcext:value-type="float">
            <text:p>1360780</text:p>
          </table:table-cell>
          <table:table-cell office:value-type="float" office:value="1620506" calcext:value-type="float">
            <text:p>1620506</text:p>
          </table:table-cell>
          <table:table-cell office:value-type="float" office:value="1623898" calcext:value-type="float">
            <text:p>1623898</text:p>
          </table:table-cell>
          <table:table-cell office:value-type="float" office:value="1031161" calcext:value-type="float">
            <text:p>1031161</text:p>
          </table:table-cell>
          <table:table-cell office:value-type="float" office:value="1130954" calcext:value-type="float">
            <text:p>1130954</text:p>
          </table:table-cell>
          <table:table-cell office:value-type="float" office:value="1086221" calcext:value-type="float">
            <text:p>1086221</text:p>
          </table:table-cell>
          <table:table-cell office:value-type="float" office:value="1639047" calcext:value-type="float">
            <text:p>1639047</text:p>
          </table:table-cell>
          <table:table-cell office:value-type="float" office:value="5" calcext:value-type="float">
            <text:p>5</text:p>
          </table:table-cell>
          <table:table-cell office:value-type="float" office:value="0.811088181863807" calcext:value-type="float">
            <text:p>0.811088181863807</text:p>
          </table:table-cell>
          <table:table-cell office:value-type="float" office:value="0.965896960007782" calcext:value-type="float">
            <text:p>0.965896960007782</text:p>
          </table:table-cell>
          <table:table-cell office:value-type="float" office:value="0.967918749799579" calcext:value-type="float">
            <text:p>0.967918749799579</text:p>
          </table:table-cell>
          <table:table-cell office:value-type="float" office:value="0.61461992438077" calcext:value-type="float">
            <text:p>0.61461992438077</text:p>
          </table:table-cell>
          <table:table-cell office:value-type="float" office:value="0.674101194632196" calcext:value-type="float">
            <text:p>0.674101194632196</text:p>
          </table:table-cell>
          <table:table-cell office:value-type="float" office:value="0.647438245706349" calcext:value-type="float">
            <text:p>0.647438245706349</text:p>
          </table:table-cell>
          <table:table-cell office:value-type="float" office:value="0.976948258513005" calcext:value-type="float">
            <text:p>0.976948258513005</text:p>
          </table:table-cell>
          <table:table-cell office:value-type="float" office:value="-127.076015123846" calcext:value-type="float">
            <text:p>-127.076015123846</text:p>
          </table:table-cell>
          <table:table-cell office:value-type="float" office:value="-115.179761073561" calcext:value-type="float">
            <text:p>-115.179761073561</text:p>
          </table:table-cell>
          <table:table-cell office:value-type="float" office:value="-120.51235085873" calcext:value-type="float">
            <text:p>-120.51235085873</text:p>
          </table:table-cell>
        </table:table-row>
        <table:table-row table:style-name="ro1">
          <table:table-cell office:value-type="string" calcext:value-type="string">
            <text:p>2019-11-12 12:00:06</text:p>
          </table:table-cell>
          <table:table-cell office:value-type="float" office:value="26.868610128673" calcext:value-type="float">
            <text:p>26.868610128673</text:p>
          </table:table-cell>
          <table:table-cell office:value-type="float" office:value="74.4128729697274" calcext:value-type="float">
            <text:p>74.4128729697274</text:p>
          </table:table-cell>
          <table:table-cell office:value-type="float" office:value="980.823120866349" calcext:value-type="float">
            <text:p>980.82312086634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1266" calcext:value-type="float">
            <text:p>1371266</text:p>
          </table:table-cell>
          <table:table-cell office:value-type="float" office:value="1620721" calcext:value-type="float">
            <text:p>1620721</text:p>
          </table:table-cell>
          <table:table-cell office:value-type="float" office:value="1625062" calcext:value-type="float">
            <text:p>1625062</text:p>
          </table:table-cell>
          <table:table-cell office:value-type="float" office:value="1103655" calcext:value-type="float">
            <text:p>1103655</text:p>
          </table:table-cell>
          <table:table-cell office:value-type="float" office:value="1064455" calcext:value-type="float">
            <text:p>1064455</text:p>
          </table:table-cell>
          <table:table-cell office:value-type="float" office:value="1039109" calcext:value-type="float">
            <text:p>1039109</text:p>
          </table:table-cell>
          <table:table-cell office:value-type="float" office:value="1637447" calcext:value-type="float">
            <text:p>1637447</text:p>
          </table:table-cell>
          <table:table-cell office:value-type="float" office:value="5" calcext:value-type="float">
            <text:p>5</text:p>
          </table:table-cell>
          <table:table-cell office:value-type="float" office:value="0.817338325660029" calcext:value-type="float">
            <text:p>0.817338325660029</text:p>
          </table:table-cell>
          <table:table-cell office:value-type="float" office:value="0.966025110009326" calcext:value-type="float">
            <text:p>0.966025110009326</text:p>
          </table:table-cell>
          <table:table-cell office:value-type="float" office:value="0.968612547947472" calcext:value-type="float">
            <text:p>0.968612547947472</text:p>
          </table:table-cell>
          <table:table-cell office:value-type="float" office:value="0.657829720715251" calcext:value-type="float">
            <text:p>0.657829720715251</text:p>
          </table:table-cell>
          <table:table-cell office:value-type="float" office:value="0.63446469717797" calcext:value-type="float">
            <text:p>0.63446469717797</text:p>
          </table:table-cell>
          <table:table-cell office:value-type="float" office:value="0.619357302112258" calcext:value-type="float">
            <text:p>0.619357302112258</text:p>
          </table:table-cell>
          <table:table-cell office:value-type="float" office:value="0.975994584082912" calcext:value-type="float">
            <text:p>0.975994584082912</text:p>
          </table:table-cell>
          <table:table-cell office:value-type="float" office:value="-118.43405585695" calcext:value-type="float">
            <text:p>-118.43405585695</text:p>
          </table:table-cell>
          <table:table-cell office:value-type="float" office:value="-123.107060564406" calcext:value-type="float">
            <text:p>-123.107060564406</text:p>
          </table:table-cell>
          <table:table-cell office:value-type="float" office:value="-126.128539577548" calcext:value-type="float">
            <text:p>-126.128539577548</text:p>
          </table:table-cell>
        </table:table-row>
        <table:table-row table:style-name="ro1">
          <table:table-cell office:value-type="string" calcext:value-type="string">
            <text:p>2019-11-12 12:00:07</text:p>
          </table:table-cell>
          <table:table-cell office:value-type="float" office:value="26.8635560148396" calcext:value-type="float">
            <text:p>26.8635560148396</text:p>
          </table:table-cell>
          <table:table-cell office:value-type="float" office:value="74.396365278994" calcext:value-type="float">
            <text:p>74.396365278994</text:p>
          </table:table-cell>
          <table:table-cell office:value-type="float" office:value="980.897340184279" calcext:value-type="float">
            <text:p>980.89734018427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8761" calcext:value-type="float">
            <text:p>1398761</text:p>
          </table:table-cell>
          <table:table-cell office:value-type="float" office:value="1630704" calcext:value-type="float">
            <text:p>1630704</text:p>
          </table:table-cell>
          <table:table-cell office:value-type="float" office:value="1627864" calcext:value-type="float">
            <text:p>1627864</text:p>
          </table:table-cell>
          <table:table-cell office:value-type="float" office:value="1015343" calcext:value-type="float">
            <text:p>1015343</text:p>
          </table:table-cell>
          <table:table-cell office:value-type="float" office:value="1240076" calcext:value-type="float">
            <text:p>1240076</text:p>
          </table:table-cell>
          <table:table-cell office:value-type="float" office:value="1032183" calcext:value-type="float">
            <text:p>1032183</text:p>
          </table:table-cell>
          <table:table-cell office:value-type="float" office:value="1643962" calcext:value-type="float">
            <text:p>1643962</text:p>
          </table:table-cell>
          <table:table-cell office:value-type="float" office:value="5" calcext:value-type="float">
            <text:p>5</text:p>
          </table:table-cell>
          <table:table-cell office:value-type="float" office:value="0.83372662469466" calcext:value-type="float">
            <text:p>0.83372662469466</text:p>
          </table:table-cell>
          <table:table-cell office:value-type="float" office:value="0.971975442406588" calcext:value-type="float">
            <text:p>0.971975442406588</text:p>
          </table:table-cell>
          <table:table-cell office:value-type="float" office:value="0.970282670293173" calcext:value-type="float">
            <text:p>0.970282670293173</text:p>
          </table:table-cell>
          <table:table-cell office:value-type="float" office:value="0.605191660546262" calcext:value-type="float">
            <text:p>0.605191660546262</text:p>
          </table:table-cell>
          <table:table-cell office:value-type="float" office:value="0.739142982857583" calcext:value-type="float">
            <text:p>0.739142982857583</text:p>
          </table:table-cell>
          <table:table-cell office:value-type="float" office:value="0.615229083922992" calcext:value-type="float">
            <text:p>0.615229083922992</text:p>
          </table:table-cell>
          <table:table-cell office:value-type="float" office:value="0.979877827152947" calcext:value-type="float">
            <text:p>0.979877827152947</text:p>
          </table:table-cell>
          <table:table-cell office:value-type="float" office:value="-128.961667890748" calcext:value-type="float">
            <text:p>-128.961667890748</text:p>
          </table:table-cell>
          <table:table-cell office:value-type="float" office:value="-102.171403428483" calcext:value-type="float">
            <text:p>-102.171403428483</text:p>
          </table:table-cell>
          <table:table-cell office:value-type="float" office:value="-126.954183215402" calcext:value-type="float">
            <text:p>-126.954183215402</text:p>
          </table:table-cell>
        </table:table-row>
        <table:table-row table:style-name="ro1">
          <table:table-cell office:value-type="string" calcext:value-type="string">
            <text:p>2019-11-12 12:00:08</text:p>
          </table:table-cell>
          <table:table-cell office:value-type="float" office:value="26.868610128673" calcext:value-type="float">
            <text:p>26.868610128673</text:p>
          </table:table-cell>
          <table:table-cell office:value-type="float" office:value="74.4182405605782" calcext:value-type="float">
            <text:p>74.4182405605782</text:p>
          </table:table-cell>
          <table:table-cell office:value-type="float" office:value="980.933408076721" calcext:value-type="float">
            <text:p>980.93340807672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2281" calcext:value-type="float">
            <text:p>1382281</text:p>
          </table:table-cell>
          <table:table-cell office:value-type="float" office:value="1618711" calcext:value-type="float">
            <text:p>1618711</text:p>
          </table:table-cell>
          <table:table-cell office:value-type="float" office:value="1628695" calcext:value-type="float">
            <text:p>1628695</text:p>
          </table:table-cell>
          <table:table-cell office:value-type="float" office:value="1246482" calcext:value-type="float">
            <text:p>1246482</text:p>
          </table:table-cell>
          <table:table-cell office:value-type="float" office:value="1028510" calcext:value-type="float">
            <text:p>1028510</text:p>
          </table:table-cell>
          <table:table-cell office:value-type="float" office:value="937143" calcext:value-type="float">
            <text:p>937143</text:p>
          </table:table-cell>
          <table:table-cell office:value-type="float" office:value="1637839" calcext:value-type="float">
            <text:p>1637839</text:p>
          </table:table-cell>
          <table:table-cell office:value-type="float" office:value="5" calcext:value-type="float">
            <text:p>5</text:p>
          </table:table-cell>
          <table:table-cell office:value-type="float" office:value="0.823903778064701" calcext:value-type="float">
            <text:p>0.823903778064701</text:p>
          </table:table-cell>
          <table:table-cell office:value-type="float" office:value="0.964827056506521" calcext:value-type="float">
            <text:p>0.964827056506521</text:p>
          </table:table-cell>
          <table:table-cell office:value-type="float" office:value="0.970777984950302" calcext:value-type="float">
            <text:p>0.970777984950302</text:p>
          </table:table-cell>
          <table:table-cell office:value-type="float" office:value="0.742961256857068" calcext:value-type="float">
            <text:p>0.742961256857068</text:p>
          </table:table-cell>
          <table:table-cell office:value-type="float" office:value="0.61303980505941" calcext:value-type="float">
            <text:p>0.61303980505941</text:p>
          </table:table-cell>
          <table:table-cell office:value-type="float" office:value="0.558580822775462" calcext:value-type="float">
            <text:p>0.558580822775462</text:p>
          </table:table-cell>
          <table:table-cell office:value-type="float" office:value="0.976228234318284" calcext:value-type="float">
            <text:p>0.976228234318284</text:p>
          </table:table-cell>
          <table:table-cell office:value-type="float" office:value="-101.407748628586" calcext:value-type="float">
            <text:p>-101.407748628586</text:p>
          </table:table-cell>
          <table:table-cell office:value-type="float" office:value="-127.392038988118" calcext:value-type="float">
            <text:p>-127.392038988118</text:p>
          </table:table-cell>
          <table:table-cell office:value-type="float" office:value="-138.283835444908" calcext:value-type="float">
            <text:p>-138.283835444908</text:p>
          </table:table-cell>
        </table:table-row>
        <table:table-row table:style-name="ro1">
          <table:table-cell office:value-type="string" calcext:value-type="string">
            <text:p>2019-11-12 12:00:10</text:p>
          </table:table-cell>
          <table:table-cell office:value-type="float" office:value="26.8736642427975" calcext:value-type="float">
            <text:p>26.8736642427975</text:p>
          </table:table-cell>
          <table:table-cell office:value-type="float" office:value="74.4186456567307" calcext:value-type="float">
            <text:p>74.4186456567307</text:p>
          </table:table-cell>
          <table:table-cell office:value-type="float" office:value="980.886760291562" calcext:value-type="float">
            <text:p>980.88676029156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8395" calcext:value-type="float">
            <text:p>1378395</text:p>
          </table:table-cell>
          <table:table-cell office:value-type="float" office:value="1616098" calcext:value-type="float">
            <text:p>1616098</text:p>
          </table:table-cell>
          <table:table-cell office:value-type="float" office:value="1626291" calcext:value-type="float">
            <text:p>1626291</text:p>
          </table:table-cell>
          <table:table-cell office:value-type="float" office:value="1102096" calcext:value-type="float">
            <text:p>1102096</text:p>
          </table:table-cell>
          <table:table-cell office:value-type="float" office:value="1274792" calcext:value-type="float">
            <text:p>1274792</text:p>
          </table:table-cell>
          <table:table-cell office:value-type="float" office:value="902326" calcext:value-type="float">
            <text:p>902326</text:p>
          </table:table-cell>
          <table:table-cell office:value-type="float" office:value="1642775" calcext:value-type="float">
            <text:p>1642775</text:p>
          </table:table-cell>
          <table:table-cell office:value-type="float" office:value="5" calcext:value-type="float">
            <text:p>5</text:p>
          </table:table-cell>
          <table:table-cell office:value-type="float" office:value="0.821587541292613" calcext:value-type="float">
            <text:p>0.821587541292613</text:p>
          </table:table-cell>
          <table:table-cell office:value-type="float" office:value="0.963269586952876" calcext:value-type="float">
            <text:p>0.963269586952876</text:p>
          </table:table-cell>
          <table:table-cell office:value-type="float" office:value="0.969345089119087" calcext:value-type="float">
            <text:p>0.969345089119087</text:p>
          </table:table-cell>
          <table:table-cell office:value-type="float" office:value="0.656900484192429" calcext:value-type="float">
            <text:p>0.656900484192429</text:p>
          </table:table-cell>
          <table:table-cell office:value-type="float" office:value="0.759835333804528" calcext:value-type="float">
            <text:p>0.759835333804528</text:p>
          </table:table-cell>
          <table:table-cell office:value-type="float" office:value="0.537828271130117" calcext:value-type="float">
            <text:p>0.537828271130117</text:p>
          </table:table-cell>
          <table:table-cell office:value-type="float" office:value="0.979170319935122" calcext:value-type="float">
            <text:p>0.979170319935122</text:p>
          </table:table-cell>
          <table:table-cell office:value-type="float" office:value="-118.619903161514" calcext:value-type="float">
            <text:p>-118.619903161514</text:p>
          </table:table-cell>
          <table:table-cell office:value-type="float" office:value="-98.0329332390944" calcext:value-type="float">
            <text:p>-98.0329332390944</text:p>
          </table:table-cell>
          <table:table-cell office:value-type="float" office:value="-142.434345773977" calcext:value-type="float">
            <text:p>-142.434345773977</text:p>
          </table:table-cell>
        </table:table-row>
        <table:table-row table:style-name="ro1">
          <table:table-cell office:value-type="string" calcext:value-type="string">
            <text:p>2019-11-12 12:00:11</text:p>
          </table:table-cell>
          <table:table-cell office:value-type="float" office:value="26.8736642427975" calcext:value-type="float">
            <text:p>26.8736642427975</text:p>
          </table:table-cell>
          <table:table-cell office:value-type="float" office:value="74.4186456567307" calcext:value-type="float">
            <text:p>74.4186456567307</text:p>
          </table:table-cell>
          <table:table-cell office:value-type="float" office:value="980.886760291562" calcext:value-type="float">
            <text:p>980.88676029156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6785" calcext:value-type="float">
            <text:p>1376785</text:p>
          </table:table-cell>
          <table:table-cell office:value-type="float" office:value="1620162" calcext:value-type="float">
            <text:p>1620162</text:p>
          </table:table-cell>
          <table:table-cell office:value-type="float" office:value="1624939" calcext:value-type="float">
            <text:p>1624939</text:p>
          </table:table-cell>
          <table:table-cell office:value-type="float" office:value="1064446" calcext:value-type="float">
            <text:p>1064446</text:p>
          </table:table-cell>
          <table:table-cell office:value-type="float" office:value="1135737" calcext:value-type="float">
            <text:p>1135737</text:p>
          </table:table-cell>
          <table:table-cell office:value-type="float" office:value="1122505" calcext:value-type="float">
            <text:p>1122505</text:p>
          </table:table-cell>
          <table:table-cell office:value-type="float" office:value="1650228" calcext:value-type="float">
            <text:p>1650228</text:p>
          </table:table-cell>
          <table:table-cell office:value-type="float" office:value="5" calcext:value-type="float">
            <text:p>5</text:p>
          </table:table-cell>
          <table:table-cell office:value-type="float" office:value="0.820627906397331" calcext:value-type="float">
            <text:p>0.820627906397331</text:p>
          </table:table-cell>
          <table:table-cell office:value-type="float" office:value="0.965691920005312" calcext:value-type="float">
            <text:p>0.965691920005312</text:p>
          </table:table-cell>
          <table:table-cell office:value-type="float" office:value="0.968539234225659" calcext:value-type="float">
            <text:p>0.968539234225659</text:p>
          </table:table-cell>
          <table:table-cell office:value-type="float" office:value="0.634459332759301" calcext:value-type="float">
            <text:p>0.634459332759301</text:p>
          </table:table-cell>
          <table:table-cell office:value-type="float" office:value="0.676952085131655" calcext:value-type="float">
            <text:p>0.676952085131655</text:p>
          </table:table-cell>
          <table:table-cell office:value-type="float" office:value="0.669065197594785" calcext:value-type="float">
            <text:p>0.669065197594785</text:p>
          </table:table-cell>
          <table:table-cell office:value-type="float" office:value="0.983612654639799" calcext:value-type="float">
            <text:p>0.983612654639799</text:p>
          </table:table-cell>
          <table:table-cell office:value-type="float" office:value="-123.10813344814" calcext:value-type="float">
            <text:p>-123.10813344814</text:p>
          </table:table-cell>
          <table:table-cell office:value-type="float" office:value="-114.609582973669" calcext:value-type="float">
            <text:p>-114.609582973669</text:p>
          </table:table-cell>
          <table:table-cell office:value-type="float" office:value="-116.186960481043" calcext:value-type="float">
            <text:p>-116.186960481043</text:p>
          </table:table-cell>
        </table:table-row>
        <table:table-row table:style-name="ro1">
          <table:table-cell office:value-type="string" calcext:value-type="string">
            <text:p>2019-11-12 12:00:12</text:p>
          </table:table-cell>
          <table:table-cell office:value-type="float" office:value="26.8736642427975" calcext:value-type="float">
            <text:p>26.8736642427975</text:p>
          </table:table-cell>
          <table:table-cell office:value-type="float" office:value="74.4079103468191" calcext:value-type="float">
            <text:p>74.4079103468191</text:p>
          </table:table-cell>
          <table:table-cell office:value-type="float" office:value="980.914332334137" calcext:value-type="float">
            <text:p>980.91433233413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3630" calcext:value-type="float">
            <text:p>1383630</text:p>
          </table:table-cell>
          <table:table-cell office:value-type="float" office:value="1619789" calcext:value-type="float">
            <text:p>1619789</text:p>
          </table:table-cell>
          <table:table-cell office:value-type="float" office:value="1628815" calcext:value-type="float">
            <text:p>1628815</text:p>
          </table:table-cell>
          <table:table-cell office:value-type="float" office:value="1141847" calcext:value-type="float">
            <text:p>1141847</text:p>
          </table:table-cell>
          <table:table-cell office:value-type="float" office:value="1293596" calcext:value-type="float">
            <text:p>1293596</text:p>
          </table:table-cell>
          <table:table-cell office:value-type="float" office:value="907488" calcext:value-type="float">
            <text:p>907488</text:p>
          </table:table-cell>
          <table:table-cell office:value-type="float" office:value="1641694" calcext:value-type="float">
            <text:p>1641694</text:p>
          </table:table-cell>
          <table:table-cell office:value-type="float" office:value="5" calcext:value-type="float">
            <text:p>5</text:p>
          </table:table-cell>
          <table:table-cell office:value-type="float" office:value="0.824707844818574" calcext:value-type="float">
            <text:p>0.824707844818574</text:p>
          </table:table-cell>
          <table:table-cell office:value-type="float" office:value="0.965469594653797" calcext:value-type="float">
            <text:p>0.965469594653797</text:p>
          </table:table-cell>
          <table:table-cell office:value-type="float" office:value="0.970849510532559" calcext:value-type="float">
            <text:p>0.970849510532559</text:p>
          </table:table-cell>
          <table:table-cell office:value-type="float" office:value="0.680593929361573" calcext:value-type="float">
            <text:p>0.680593929361573</text:p>
          </table:table-cell>
          <table:table-cell office:value-type="float" office:value="0.771043392544197" calcext:value-type="float">
            <text:p>0.771043392544197</text:p>
          </table:table-cell>
          <table:table-cell office:value-type="float" office:value="0.540905063260205" calcext:value-type="float">
            <text:p>0.540905063260205</text:p>
          </table:table-cell>
          <table:table-cell office:value-type="float" office:value="0.97852599364829" calcext:value-type="float">
            <text:p>0.97852599364829</text:p>
          </table:table-cell>
          <table:table-cell office:value-type="float" office:value="-113.881214127685" calcext:value-type="float">
            <text:p>-113.881214127685</text:p>
          </table:table-cell>
          <table:table-cell office:value-type="float" office:value="-95.7913214911606" calcext:value-type="float">
            <text:p>-95.7913214911606</text:p>
          </table:table-cell>
          <table:table-cell office:value-type="float" office:value="-141.818987347959" calcext:value-type="float">
            <text:p>-141.818987347959</text:p>
          </table:table-cell>
        </table:table-row>
        <table:table-row table:style-name="ro1">
          <table:table-cell office:value-type="string" calcext:value-type="string">
            <text:p>2019-11-12 12:00:13</text:p>
          </table:table-cell>
          <table:table-cell office:value-type="float" office:value="26.8787183572131" calcext:value-type="float">
            <text:p>26.8787183572131</text:p>
          </table:table-cell>
          <table:table-cell office:value-type="float" office:value="74.4136830328589" calcext:value-type="float">
            <text:p>74.4136830328589</text:p>
          </table:table-cell>
          <table:table-cell office:value-type="float" office:value="980.840111713513" calcext:value-type="float">
            <text:p>980.8401117135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1575" calcext:value-type="float">
            <text:p>1371575</text:p>
          </table:table-cell>
          <table:table-cell office:value-type="float" office:value="1620759" calcext:value-type="float">
            <text:p>1620759</text:p>
          </table:table-cell>
          <table:table-cell office:value-type="float" office:value="1625398" calcext:value-type="float">
            <text:p>1625398</text:p>
          </table:table-cell>
          <table:table-cell office:value-type="float" office:value="1100259" calcext:value-type="float">
            <text:p>1100259</text:p>
          </table:table-cell>
          <table:table-cell office:value-type="float" office:value="1059242" calcext:value-type="float">
            <text:p>1059242</text:p>
          </table:table-cell>
          <table:table-cell office:value-type="float" office:value="1049327" calcext:value-type="float">
            <text:p>1049327</text:p>
          </table:table-cell>
          <table:table-cell office:value-type="float" office:value="1636883" calcext:value-type="float">
            <text:p>1636883</text:p>
          </table:table-cell>
          <table:table-cell office:value-type="float" office:value="5" calcext:value-type="float">
            <text:p>5</text:p>
          </table:table-cell>
          <table:table-cell office:value-type="float" office:value="0.817522504034341" calcext:value-type="float">
            <text:p>0.817522504034341</text:p>
          </table:table-cell>
          <table:table-cell office:value-type="float" office:value="0.96604775977704" calcext:value-type="float">
            <text:p>0.96604775977704</text:p>
          </table:table-cell>
          <table:table-cell office:value-type="float" office:value="0.968812819577792" calcext:value-type="float">
            <text:p>0.968812819577792</text:p>
          </table:table-cell>
          <table:table-cell office:value-type="float" office:value="0.655805546737378" calcext:value-type="float">
            <text:p>0.655805546737378</text:p>
          </table:table-cell>
          <table:table-cell office:value-type="float" office:value="0.631357506675423" calcext:value-type="float">
            <text:p>0.631357506675423</text:p>
          </table:table-cell>
          <table:table-cell office:value-type="float" office:value="0.62544770544144" calcext:value-type="float">
            <text:p>0.62544770544144</text:p>
          </table:table-cell>
          <table:table-cell office:value-type="float" office:value="0.975658413846304" calcext:value-type="float">
            <text:p>0.975658413846304</text:p>
          </table:table-cell>
          <table:table-cell office:value-type="float" office:value="-118.838890652524" calcext:value-type="float">
            <text:p>-118.838890652524</text:p>
          </table:table-cell>
          <table:table-cell office:value-type="float" office:value="-123.728498664915" calcext:value-type="float">
            <text:p>-123.728498664915</text:p>
          </table:table-cell>
          <table:table-cell office:value-type="float" office:value="-124.910458911712" calcext:value-type="float">
            <text:p>-124.910458911712</text:p>
          </table:table-cell>
        </table:table-row>
        <table:table-row table:style-name="ro1">
          <table:table-cell office:value-type="string" calcext:value-type="string">
            <text:p>2019-11-12 12:00:15</text:p>
          </table:table-cell>
          <table:table-cell office:value-type="float" office:value="26.868610128673" calcext:value-type="float">
            <text:p>26.868610128673</text:p>
          </table:table-cell>
          <table:table-cell office:value-type="float" office:value="74.4182405605782" calcext:value-type="float">
            <text:p>74.4182405605782</text:p>
          </table:table-cell>
          <table:table-cell office:value-type="float" office:value="980.933408076721" calcext:value-type="float">
            <text:p>980.93340807672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7197" calcext:value-type="float">
            <text:p>1367197</text:p>
          </table:table-cell>
          <table:table-cell office:value-type="float" office:value="1616997" calcext:value-type="float">
            <text:p>1616997</text:p>
          </table:table-cell>
          <table:table-cell office:value-type="float" office:value="1628498" calcext:value-type="float">
            <text:p>1628498</text:p>
          </table:table-cell>
          <table:table-cell office:value-type="float" office:value="1211571" calcext:value-type="float">
            <text:p>1211571</text:p>
          </table:table-cell>
          <table:table-cell office:value-type="float" office:value="1066777" calcext:value-type="float">
            <text:p>1066777</text:p>
          </table:table-cell>
          <table:table-cell office:value-type="float" office:value="935310" calcext:value-type="float">
            <text:p>935310</text:p>
          </table:table-cell>
          <table:table-cell office:value-type="float" office:value="1644226" calcext:value-type="float">
            <text:p>1644226</text:p>
          </table:table-cell>
          <table:table-cell office:value-type="float" office:value="5" calcext:value-type="float">
            <text:p>5</text:p>
          </table:table-cell>
          <table:table-cell office:value-type="float" office:value="0.814913012374999" calcext:value-type="float">
            <text:p>0.814913012374999</text:p>
          </table:table-cell>
          <table:table-cell office:value-type="float" office:value="0.963805432773284" calcext:value-type="float">
            <text:p>0.963805432773284</text:p>
          </table:table-cell>
          <table:table-cell office:value-type="float" office:value="0.970660563786097" calcext:value-type="float">
            <text:p>0.970660563786097</text:p>
          </table:table-cell>
          <table:table-cell office:value-type="float" office:value="0.722152676838955" calcext:value-type="float">
            <text:p>0.722152676838955</text:p>
          </table:table-cell>
          <table:table-cell office:value-type="float" office:value="0.635848717194643" calcext:value-type="float">
            <text:p>0.635848717194643</text:p>
          </table:table-cell>
          <table:table-cell office:value-type="float" office:value="0.557488269506487" calcext:value-type="float">
            <text:p>0.557488269506487</text:p>
          </table:table-cell>
          <table:table-cell office:value-type="float" office:value="0.980035183433912" calcext:value-type="float">
            <text:p>0.980035183433912</text:p>
          </table:table-cell>
          <table:table-cell office:value-type="float" office:value="-105.569464632209" calcext:value-type="float">
            <text:p>-105.569464632209</text:p>
          </table:table-cell>
          <table:table-cell office:value-type="float" office:value="-122.830256561071" calcext:value-type="float">
            <text:p>-122.830256561071</text:p>
          </table:table-cell>
          <table:table-cell office:value-type="float" office:value="-138.502346098703" calcext:value-type="float">
            <text:p>-138.502346098703</text:p>
          </table:table-cell>
        </table:table-row>
        <table:table-row table:style-name="ro1">
          <table:table-cell office:value-type="string" calcext:value-type="string">
            <text:p>2019-11-12 12:00:16</text:p>
          </table:table-cell>
          <table:table-cell office:value-type="float" office:value="26.8736642427975" calcext:value-type="float">
            <text:p>26.8736642427975</text:p>
          </table:table-cell>
          <table:table-cell office:value-type="float" office:value="74.4293809322035" calcext:value-type="float">
            <text:p>74.4293809322035</text:p>
          </table:table-cell>
          <table:table-cell office:value-type="float" office:value="980.804044295092" calcext:value-type="float">
            <text:p>980.80404429509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4446" calcext:value-type="float">
            <text:p>1384446</text:p>
          </table:table-cell>
          <table:table-cell office:value-type="float" office:value="1618870" calcext:value-type="float">
            <text:p>1618870</text:p>
          </table:table-cell>
          <table:table-cell office:value-type="float" office:value="1627733" calcext:value-type="float">
            <text:p>1627733</text:p>
          </table:table-cell>
          <table:table-cell office:value-type="float" office:value="1244982" calcext:value-type="float">
            <text:p>1244982</text:p>
          </table:table-cell>
          <table:table-cell office:value-type="float" office:value="1049542" calcext:value-type="float">
            <text:p>1049542</text:p>
          </table:table-cell>
          <table:table-cell office:value-type="float" office:value="947067" calcext:value-type="float">
            <text:p>947067</text:p>
          </table:table-cell>
          <table:table-cell office:value-type="float" office:value="1637687" calcext:value-type="float">
            <text:p>1637687</text:p>
          </table:table-cell>
          <table:table-cell office:value-type="float" office:value="5" calcext:value-type="float">
            <text:p>5</text:p>
          </table:table-cell>
          <table:table-cell office:value-type="float" office:value="0.825194218777921" calcext:value-type="float">
            <text:p>0.825194218777921</text:p>
          </table:table-cell>
          <table:table-cell office:value-type="float" office:value="0.964921827903012" calcext:value-type="float">
            <text:p>0.964921827903012</text:p>
          </table:table-cell>
          <table:table-cell office:value-type="float" office:value="0.970204588199209" calcext:value-type="float">
            <text:p>0.970204588199209</text:p>
          </table:table-cell>
          <table:table-cell office:value-type="float" office:value="0.742067187078856" calcext:value-type="float">
            <text:p>0.742067187078856</text:p>
          </table:table-cell>
          <table:table-cell office:value-type="float" office:value="0.625575855442984" calcext:value-type="float">
            <text:p>0.625575855442984</text:p>
          </table:table-cell>
          <table:table-cell office:value-type="float" office:value="0.564495988428114" calcext:value-type="float">
            <text:p>0.564495988428114</text:p>
          </table:table-cell>
          <table:table-cell office:value-type="float" office:value="0.976137635247425" calcext:value-type="float">
            <text:p>0.976137635247425</text:p>
          </table:table-cell>
          <table:table-cell office:value-type="float" office:value="-101.586562584229" calcext:value-type="float">
            <text:p>-101.586562584229</text:p>
          </table:table-cell>
          <table:table-cell office:value-type="float" office:value="-124.884828911403" calcext:value-type="float">
            <text:p>-124.884828911403</text:p>
          </table:table-cell>
          <table:table-cell office:value-type="float" office:value="-137.100802314377" calcext:value-type="float">
            <text:p>-137.100802314377</text:p>
          </table:table-cell>
        </table:table-row>
        <table:table-row table:style-name="ro1">
          <table:table-cell office:value-type="string" calcext:value-type="string">
            <text:p>2019-11-12 12:00:17</text:p>
          </table:table-cell>
          <table:table-cell office:value-type="float" office:value="26.8736642427975" calcext:value-type="float">
            <text:p>26.8736642427975</text:p>
          </table:table-cell>
          <table:table-cell office:value-type="float" office:value="74.4132780060798" calcext:value-type="float">
            <text:p>74.4132780060798</text:p>
          </table:table-cell>
          <table:table-cell office:value-type="float" office:value="980.831616272039" calcext:value-type="float">
            <text:p>980.83161627203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5988" calcext:value-type="float">
            <text:p>1385988</text:p>
          </table:table-cell>
          <table:table-cell office:value-type="float" office:value="1617584" calcext:value-type="float">
            <text:p>1617584</text:p>
          </table:table-cell>
          <table:table-cell office:value-type="float" office:value="1624331" calcext:value-type="float">
            <text:p>1624331</text:p>
          </table:table-cell>
          <table:table-cell office:value-type="float" office:value="1021105" calcext:value-type="float">
            <text:p>1021105</text:p>
          </table:table-cell>
          <table:table-cell office:value-type="float" office:value="1240424" calcext:value-type="float">
            <text:p>1240424</text:p>
          </table:table-cell>
          <table:table-cell office:value-type="float" office:value="998990" calcext:value-type="float">
            <text:p>998990</text:p>
          </table:table-cell>
          <table:table-cell office:value-type="float" office:value="1643634" calcext:value-type="float">
            <text:p>1643634</text:p>
          </table:table-cell>
          <table:table-cell office:value-type="float" office:value="5" calcext:value-type="float">
            <text:p>5</text:p>
          </table:table-cell>
          <table:table-cell office:value-type="float" office:value="0.826113322509923" calcext:value-type="float">
            <text:p>0.826113322509923</text:p>
          </table:table-cell>
          <table:table-cell office:value-type="float" office:value="0.964155312079824" calcext:value-type="float">
            <text:p>0.964155312079824</text:p>
          </table:table-cell>
          <table:table-cell office:value-type="float" office:value="0.968176837942223" calcext:value-type="float">
            <text:p>0.968176837942223</text:p>
          </table:table-cell>
          <table:table-cell office:value-type="float" office:value="0.608626080587635" calcext:value-type="float">
            <text:p>0.608626080587635</text:p>
          </table:table-cell>
          <table:table-cell office:value-type="float" office:value="0.739350407046128" calcext:value-type="float">
            <text:p>0.739350407046128</text:p>
          </table:table-cell>
          <table:table-cell office:value-type="float" office:value="0.595444511824192" calcext:value-type="float">
            <text:p>0.595444511824192</text:p>
          </table:table-cell>
          <table:table-cell office:value-type="float" office:value="0.979682323894778" calcext:value-type="float">
            <text:p>0.979682323894778</text:p>
          </table:table-cell>
          <table:table-cell office:value-type="float" office:value="-128.274783882473" calcext:value-type="float">
            <text:p>-128.274783882473</text:p>
          </table:table-cell>
          <table:table-cell office:value-type="float" office:value="-102.129918590774" calcext:value-type="float">
            <text:p>-102.129918590774</text:p>
          </table:table-cell>
          <table:table-cell office:value-type="float" office:value="-130.911097635162" calcext:value-type="float">
            <text:p>-130.911097635162</text:p>
          </table:table-cell>
        </table:table-row>
        <table:table-row table:style-name="ro1">
          <table:table-cell office:value-type="string" calcext:value-type="string">
            <text:p>2019-11-12 12:00:18</text:p>
          </table:table-cell>
          <table:table-cell office:value-type="float" office:value="26.8736642427975" calcext:value-type="float">
            <text:p>26.8736642427975</text:p>
          </table:table-cell>
          <table:table-cell office:value-type="float" office:value="74.3971750024687" calcext:value-type="float">
            <text:p>74.3971750024687</text:p>
          </table:table-cell>
          <table:table-cell office:value-type="float" office:value="980.941904398588" calcext:value-type="float">
            <text:p>980.94190439858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8050" calcext:value-type="float">
            <text:p>1388050</text:p>
          </table:table-cell>
          <table:table-cell office:value-type="float" office:value="1623966" calcext:value-type="float">
            <text:p>1623966</text:p>
          </table:table-cell>
          <table:table-cell office:value-type="float" office:value="1629913" calcext:value-type="float">
            <text:p>1629913</text:p>
          </table:table-cell>
          <table:table-cell office:value-type="float" office:value="1132182" calcext:value-type="float">
            <text:p>1132182</text:p>
          </table:table-cell>
          <table:table-cell office:value-type="float" office:value="1164056" calcext:value-type="float">
            <text:p>1164056</text:p>
          </table:table-cell>
          <table:table-cell office:value-type="float" office:value="1113179" calcext:value-type="float">
            <text:p>1113179</text:p>
          </table:table-cell>
          <table:table-cell office:value-type="float" office:value="1650637" calcext:value-type="float">
            <text:p>1650637</text:p>
          </table:table-cell>
          <table:table-cell office:value-type="float" office:value="5" calcext:value-type="float">
            <text:p>5</text:p>
          </table:table-cell>
          <table:table-cell office:value-type="float" office:value="0.827342370431706" calcext:value-type="float">
            <text:p>0.827342370431706</text:p>
          </table:table-cell>
          <table:table-cell office:value-type="float" office:value="0.967959280962858" calcext:value-type="float">
            <text:p>0.967959280962858</text:p>
          </table:table-cell>
          <table:table-cell office:value-type="float" office:value="0.971503969610211" calcext:value-type="float">
            <text:p>0.971503969610211</text:p>
          </table:table-cell>
          <table:table-cell office:value-type="float" office:value="0.674833139757292" calcext:value-type="float">
            <text:p>0.674833139757292</text:p>
          </table:table-cell>
          <table:table-cell office:value-type="float" office:value="0.693831526497784" calcext:value-type="float">
            <text:p>0.693831526497784</text:p>
          </table:table-cell>
          <table:table-cell office:value-type="float" office:value="0.66350646776038" calcext:value-type="float">
            <text:p>0.66350646776038</text:p>
          </table:table-cell>
          <table:table-cell office:value-type="float" office:value="0.983856437665992" calcext:value-type="float">
            <text:p>0.983856437665992</text:p>
          </table:table-cell>
          <table:table-cell office:value-type="float" office:value="-115.033372048542" calcext:value-type="float">
            <text:p>-115.033372048542</text:p>
          </table:table-cell>
          <table:table-cell office:value-type="float" office:value="-111.233694700443" calcext:value-type="float">
            <text:p>-111.233694700443</text:p>
          </table:table-cell>
          <table:table-cell office:value-type="float" office:value="-117.298706447924" calcext:value-type="float">
            <text:p>-117.298706447924</text:p>
          </table:table-cell>
        </table:table-row>
        <table:table-row table:style-name="ro1">
          <table:table-cell office:value-type="string" calcext:value-type="string">
            <text:p>2019-11-12 12:00:20</text:p>
          </table:table-cell>
          <table:table-cell office:value-type="float" office:value="26.868610128673" calcext:value-type="float">
            <text:p>26.868610128673</text:p>
          </table:table-cell>
          <table:table-cell office:value-type="float" office:value="74.4236081428195" calcext:value-type="float">
            <text:p>74.4236081428195</text:p>
          </table:table-cell>
          <table:table-cell office:value-type="float" office:value="980.933408076721" calcext:value-type="float">
            <text:p>980.93340807672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0001" calcext:value-type="float">
            <text:p>1380001</text:p>
          </table:table-cell>
          <table:table-cell office:value-type="float" office:value="1629225" calcext:value-type="float">
            <text:p>1629225</text:p>
          </table:table-cell>
          <table:table-cell office:value-type="float" office:value="1631273" calcext:value-type="float">
            <text:p>1631273</text:p>
          </table:table-cell>
          <table:table-cell office:value-type="float" office:value="1224377" calcext:value-type="float">
            <text:p>1224377</text:p>
          </table:table-cell>
          <table:table-cell office:value-type="float" office:value="1034158" calcext:value-type="float">
            <text:p>1034158</text:p>
          </table:table-cell>
          <table:table-cell office:value-type="float" office:value="1019273" calcext:value-type="float">
            <text:p>1019273</text:p>
          </table:table-cell>
          <table:table-cell office:value-type="float" office:value="1637246" calcext:value-type="float">
            <text:p>1637246</text:p>
          </table:table-cell>
          <table:table-cell office:value-type="float" office:value="5" calcext:value-type="float">
            <text:p>5</text:p>
          </table:table-cell>
          <table:table-cell office:value-type="float" office:value="0.822544792001819" calcext:value-type="float">
            <text:p>0.822544792001819</text:p>
          </table:table-cell>
          <table:table-cell office:value-type="float" office:value="0.97109388960527" calcext:value-type="float">
            <text:p>0.97109388960527</text:p>
          </table:table-cell>
          <table:table-cell office:value-type="float" office:value="0.97231459287579" calcext:value-type="float">
            <text:p>0.97231459287579</text:p>
          </table:table-cell>
          <table:table-cell office:value-type="float" office:value="0.729785648558813" calcext:value-type="float">
            <text:p>0.729785648558813</text:p>
          </table:table-cell>
          <table:table-cell office:value-type="float" office:value="0.616406275797638" calcext:value-type="float">
            <text:p>0.616406275797638</text:p>
          </table:table-cell>
          <table:table-cell office:value-type="float" office:value="0.607534123365179" calcext:value-type="float">
            <text:p>0.607534123365179</text:p>
          </table:table-cell>
          <table:table-cell office:value-type="float" office:value="0.975874778732631" calcext:value-type="float">
            <text:p>0.975874778732631</text:p>
          </table:table-cell>
          <table:table-cell office:value-type="float" office:value="-104.042870288237" calcext:value-type="float">
            <text:p>-104.042870288237</text:p>
          </table:table-cell>
          <table:table-cell office:value-type="float" office:value="-126.718744840472" calcext:value-type="float">
            <text:p>-126.718744840472</text:p>
          </table:table-cell>
          <table:table-cell office:value-type="float" office:value="-128.493175326964" calcext:value-type="float">
            <text:p>-128.493175326964</text:p>
          </table:table-cell>
        </table:table-row>
        <table:table-row table:style-name="ro1">
          <table:table-cell office:value-type="string" calcext:value-type="string">
            <text:p>2019-11-12 12:00:21</text:p>
          </table:table-cell>
          <table:table-cell office:value-type="float" office:value="26.8736642427975" calcext:value-type="float">
            <text:p>26.8736642427975</text:p>
          </table:table-cell>
          <table:table-cell office:value-type="float" office:value="74.4347485570254" calcext:value-type="float">
            <text:p>74.4347485570254</text:p>
          </table:table-cell>
          <table:table-cell office:value-type="float" office:value="980.804044295092" calcext:value-type="float">
            <text:p>980.80404429509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154" calcext:value-type="float">
            <text:p>1360154</text:p>
          </table:table-cell>
          <table:table-cell office:value-type="float" office:value="1616229" calcext:value-type="float">
            <text:p>1616229</text:p>
          </table:table-cell>
          <table:table-cell office:value-type="float" office:value="1628550" calcext:value-type="float">
            <text:p>1628550</text:p>
          </table:table-cell>
          <table:table-cell office:value-type="float" office:value="1192345" calcext:value-type="float">
            <text:p>1192345</text:p>
          </table:table-cell>
          <table:table-cell office:value-type="float" office:value="1153550" calcext:value-type="float">
            <text:p>1153550</text:p>
          </table:table-cell>
          <table:table-cell office:value-type="float" office:value="864578" calcext:value-type="float">
            <text:p>864578</text:p>
          </table:table-cell>
          <table:table-cell office:value-type="float" office:value="1639712" calcext:value-type="float">
            <text:p>1639712</text:p>
          </table:table-cell>
          <table:table-cell office:value-type="float" office:value="5" calcext:value-type="float">
            <text:p>5</text:p>
          </table:table-cell>
          <table:table-cell office:value-type="float" office:value="0.810715056743033" calcext:value-type="float">
            <text:p>0.810715056743033</text:p>
          </table:table-cell>
          <table:table-cell office:value-type="float" office:value="0.963347669046839" calcext:value-type="float">
            <text:p>0.963347669046839</text:p>
          </table:table-cell>
          <table:table-cell office:value-type="float" office:value="0.970691558205075" calcext:value-type="float">
            <text:p>0.970691558205075</text:p>
          </table:table-cell>
          <table:table-cell office:value-type="float" office:value="0.710693086468349" calcext:value-type="float">
            <text:p>0.710693086468349</text:p>
          </table:table-cell>
          <table:table-cell office:value-type="float" office:value="0.687569461771186" calcext:value-type="float">
            <text:p>0.687569461771186</text:p>
          </table:table-cell>
          <table:table-cell office:value-type="float" office:value="0.515328707138146" calcext:value-type="float">
            <text:p>0.515328707138146</text:p>
          </table:table-cell>
          <table:table-cell office:value-type="float" office:value="0.977344629448012" calcext:value-type="float">
            <text:p>0.977344629448012</text:p>
          </table:table-cell>
          <table:table-cell office:value-type="float" office:value="-107.86138270633" calcext:value-type="float">
            <text:p>-107.86138270633</text:p>
          </table:table-cell>
          <table:table-cell office:value-type="float" office:value="-112.486107645763" calcext:value-type="float">
            <text:p>-112.486107645763</text:p>
          </table:table-cell>
          <table:table-cell office:value-type="float" office:value="-146.934258572371" calcext:value-type="float">
            <text:p>-146.934258572371</text:p>
          </table:table-cell>
        </table:table-row>
        <table:table-row table:style-name="ro1">
          <table:table-cell office:value-type="string" calcext:value-type="string">
            <text:p>2019-11-12 12:00:22</text:p>
          </table:table-cell>
          <table:table-cell office:value-type="float" office:value="26.8787183572131" calcext:value-type="float">
            <text:p>26.8787183572131</text:p>
          </table:table-cell>
          <table:table-cell office:value-type="float" office:value="74.3975798498462" calcext:value-type="float">
            <text:p>74.3975798498462</text:p>
          </table:table-cell>
          <table:table-cell office:value-type="float" office:value="980.922828462745" calcext:value-type="float">
            <text:p>980.92282846274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5356" calcext:value-type="float">
            <text:p>1395356</text:p>
          </table:table-cell>
          <table:table-cell office:value-type="float" office:value="1623365" calcext:value-type="float">
            <text:p>1623365</text:p>
          </table:table-cell>
          <table:table-cell office:value-type="float" office:value="1633301" calcext:value-type="float">
            <text:p>1633301</text:p>
          </table:table-cell>
          <table:table-cell office:value-type="float" office:value="1169066" calcext:value-type="float">
            <text:p>1169066</text:p>
          </table:table-cell>
          <table:table-cell office:value-type="float" office:value="1259445" calcext:value-type="float">
            <text:p>1259445</text:p>
          </table:table-cell>
          <table:table-cell office:value-type="float" office:value="877159" calcext:value-type="float">
            <text:p>877159</text:p>
          </table:table-cell>
          <table:table-cell office:value-type="float" office:value="1640865" calcext:value-type="float">
            <text:p>1640865</text:p>
          </table:table-cell>
          <table:table-cell office:value-type="float" office:value="5" calcext:value-type="float">
            <text:p>5</text:p>
          </table:table-cell>
          <table:table-cell office:value-type="float" office:value="0.831697086298118" calcext:value-type="float">
            <text:p>0.831697086298118</text:p>
          </table:table-cell>
          <table:table-cell office:value-type="float" office:value="0.967601057005055" calcext:value-type="float">
            <text:p>0.967601057005055</text:p>
          </table:table-cell>
          <table:table-cell office:value-type="float" office:value="0.973523375215933" calcext:value-type="float">
            <text:p>0.973523375215933</text:p>
          </table:table-cell>
          <table:table-cell office:value-type="float" office:value="0.696817719557013" calcext:value-type="float">
            <text:p>0.696817719557013</text:p>
          </table:table-cell>
          <table:table-cell office:value-type="float" office:value="0.750687807880379" calcext:value-type="float">
            <text:p>0.750687807880379</text:p>
          </table:table-cell>
          <table:table-cell office:value-type="float" office:value="0.522827568391272" calcext:value-type="float">
            <text:p>0.522827568391272</text:p>
          </table:table-cell>
          <table:table-cell office:value-type="float" office:value="0.978031871084198" calcext:value-type="float">
            <text:p>0.978031871084198</text:p>
          </table:table-cell>
          <table:table-cell office:value-type="float" office:value="-110.636456088597" calcext:value-type="float">
            <text:p>-110.636456088597</text:p>
          </table:table-cell>
          <table:table-cell office:value-type="float" office:value="-99.8624384239243" calcext:value-type="float">
            <text:p>-99.8624384239243</text:p>
          </table:table-cell>
          <table:table-cell office:value-type="float" office:value="-145.434486321746" calcext:value-type="float">
            <text:p>-145.434486321746</text:p>
          </table:table-cell>
        </table:table-row>
        <table:table-row table:style-name="ro1">
          <table:table-cell office:value-type="string" calcext:value-type="string">
            <text:p>2019-11-12 12:00:23</text:p>
          </table:table-cell>
          <table:table-cell office:value-type="float" office:value="26.8736642427975" calcext:value-type="float">
            <text:p>26.8736642427975</text:p>
          </table:table-cell>
          <table:table-cell office:value-type="float" office:value="74.4132780060798" calcext:value-type="float">
            <text:p>74.4132780060798</text:p>
          </table:table-cell>
          <table:table-cell office:value-type="float" office:value="980.804044295092" calcext:value-type="float">
            <text:p>980.80404429509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893" calcext:value-type="float">
            <text:p>1370893</text:p>
          </table:table-cell>
          <table:table-cell office:value-type="float" office:value="1623213" calcext:value-type="float">
            <text:p>1623213</text:p>
          </table:table-cell>
          <table:table-cell office:value-type="float" office:value="1625956" calcext:value-type="float">
            <text:p>1625956</text:p>
          </table:table-cell>
          <table:table-cell office:value-type="float" office:value="986706" calcext:value-type="float">
            <text:p>986706</text:p>
          </table:table-cell>
          <table:table-cell office:value-type="float" office:value="1222630" calcext:value-type="float">
            <text:p>1222630</text:p>
          </table:table-cell>
          <table:table-cell office:value-type="float" office:value="1063822" calcext:value-type="float">
            <text:p>1063822</text:p>
          </table:table-cell>
          <table:table-cell office:value-type="float" office:value="1642582" calcext:value-type="float">
            <text:p>1642582</text:p>
          </table:table-cell>
          <table:table-cell office:value-type="float" office:value="5" calcext:value-type="float">
            <text:p>5</text:p>
          </table:table-cell>
          <table:table-cell office:value-type="float" office:value="0.817116000308514" calcext:value-type="float">
            <text:p>0.817116000308514</text:p>
          </table:table-cell>
          <table:table-cell office:value-type="float" office:value="0.967510457934196" calcext:value-type="float">
            <text:p>0.967510457934196</text:p>
          </table:table-cell>
          <table:table-cell office:value-type="float" office:value="0.969145413535287" calcext:value-type="float">
            <text:p>0.969145413535287</text:p>
          </table:table-cell>
          <table:table-cell office:value-type="float" office:value="0.588122676387152" calcext:value-type="float">
            <text:p>0.588122676387152</text:p>
          </table:table-cell>
          <table:table-cell office:value-type="float" office:value="0.728744355290455" calcext:value-type="float">
            <text:p>0.728744355290455</text:p>
          </table:table-cell>
          <table:table-cell office:value-type="float" office:value="0.634087399731564" calcext:value-type="float">
            <text:p>0.634087399731564</text:p>
          </table:table-cell>
          <table:table-cell office:value-type="float" office:value="0.979055282956992" calcext:value-type="float">
            <text:p>0.979055282956992</text:p>
          </table:table-cell>
          <table:table-cell office:value-type="float" office:value="-132.37546472257" calcext:value-type="float">
            <text:p>-132.37546472257</text:p>
          </table:table-cell>
          <table:table-cell office:value-type="float" office:value="-104.251128941909" calcext:value-type="float">
            <text:p>-104.251128941909</text:p>
          </table:table-cell>
          <table:table-cell office:value-type="float" office:value="-123.182520053687" calcext:value-type="float">
            <text:p>-123.182520053687</text:p>
          </table:table-cell>
        </table:table-row>
        <table:table-row table:style-name="ro1">
          <table:table-cell office:value-type="string" calcext:value-type="string">
            <text:p>2019-11-12 12:00:25</text:p>
          </table:table-cell>
          <table:table-cell office:value-type="float" office:value="26.8736642427975" calcext:value-type="float">
            <text:p>26.8736642427975</text:p>
          </table:table-cell>
          <table:table-cell office:value-type="float" office:value="74.4293809322035" calcext:value-type="float">
            <text:p>74.4293809322035</text:p>
          </table:table-cell>
          <table:table-cell office:value-type="float" office:value="980.831616272039" calcext:value-type="float">
            <text:p>980.83161627203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5043" calcext:value-type="float">
            <text:p>1365043</text:p>
          </table:table-cell>
          <table:table-cell office:value-type="float" office:value="1621633" calcext:value-type="float">
            <text:p>1621633</text:p>
          </table:table-cell>
          <table:table-cell office:value-type="float" office:value="1627066" calcext:value-type="float">
            <text:p>1627066</text:p>
          </table:table-cell>
          <table:table-cell office:value-type="float" office:value="995650" calcext:value-type="float">
            <text:p>995650</text:p>
          </table:table-cell>
          <table:table-cell office:value-type="float" office:value="1192213" calcext:value-type="float">
            <text:p>1192213</text:p>
          </table:table-cell>
          <table:table-cell office:value-type="float" office:value="1096032" calcext:value-type="float">
            <text:p>1096032</text:p>
          </table:table-cell>
          <table:table-cell office:value-type="float" office:value="1645895" calcext:value-type="float">
            <text:p>1645895</text:p>
          </table:table-cell>
          <table:table-cell office:value-type="float" office:value="5" calcext:value-type="float">
            <text:p>5</text:p>
          </table:table-cell>
          <table:table-cell office:value-type="float" office:value="0.813629128173486" calcext:value-type="float">
            <text:p>0.813629128173486</text:p>
          </table:table-cell>
          <table:table-cell office:value-type="float" office:value="0.966568704434479" calcext:value-type="float">
            <text:p>0.966568704434479</text:p>
          </table:table-cell>
          <table:table-cell office:value-type="float" office:value="0.969807025171164" calcext:value-type="float">
            <text:p>0.969807025171164</text:p>
          </table:table-cell>
          <table:table-cell office:value-type="float" office:value="0.593453716451373" calcext:value-type="float">
            <text:p>0.593453716451373</text:p>
          </table:table-cell>
          <table:table-cell office:value-type="float" office:value="0.710614408327867" calcext:value-type="float">
            <text:p>0.710614408327867</text:p>
          </table:table-cell>
          <table:table-cell office:value-type="float" office:value="0.653286058102376" calcext:value-type="float">
            <text:p>0.653286058102376</text:p>
          </table:table-cell>
          <table:table-cell office:value-type="float" office:value="0.981029985073803" calcext:value-type="float">
            <text:p>0.981029985073803</text:p>
          </table:table-cell>
          <table:table-cell office:value-type="float" office:value="-131.309256709725" calcext:value-type="float">
            <text:p>-131.309256709725</text:p>
          </table:table-cell>
          <table:table-cell office:value-type="float" office:value="-107.877118334427" calcext:value-type="float">
            <text:p>-107.877118334427</text:p>
          </table:table-cell>
          <table:table-cell office:value-type="float" office:value="-119.342788379525" calcext:value-type="float">
            <text:p>-119.342788379525</text:p>
          </table:table-cell>
        </table:table-row>
        <table:table-row table:style-name="ro1">
          <table:table-cell office:value-type="string" calcext:value-type="string">
            <text:p>2019-11-12 12:00:26</text:p>
          </table:table-cell>
          <table:table-cell office:value-type="float" office:value="26.8736642427975" calcext:value-type="float">
            <text:p>26.8736642427975</text:p>
          </table:table-cell>
          <table:table-cell office:value-type="float" office:value="74.4454837808401" calcext:value-type="float">
            <text:p>74.4454837808401</text:p>
          </table:table-cell>
          <table:table-cell office:value-type="float" office:value="980.886760291562" calcext:value-type="float">
            <text:p>980.88676029156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7700" calcext:value-type="float">
            <text:p>1397700</text:p>
          </table:table-cell>
          <table:table-cell office:value-type="float" office:value="1624060" calcext:value-type="float">
            <text:p>1624060</text:p>
          </table:table-cell>
          <table:table-cell office:value-type="float" office:value="1625800" calcext:value-type="float">
            <text:p>1625800</text:p>
          </table:table-cell>
          <table:table-cell office:value-type="float" office:value="1098719" calcext:value-type="float">
            <text:p>1098719</text:p>
          </table:table-cell>
          <table:table-cell office:value-type="float" office:value="1267914" calcext:value-type="float">
            <text:p>1267914</text:p>
          </table:table-cell>
          <table:table-cell office:value-type="float" office:value="906637" calcext:value-type="float">
            <text:p>906637</text:p>
          </table:table-cell>
          <table:table-cell office:value-type="float" office:value="1642533" calcext:value-type="float">
            <text:p>1642533</text:p>
          </table:table-cell>
          <table:table-cell office:value-type="float" office:value="5" calcext:value-type="float">
            <text:p>5</text:p>
          </table:table-cell>
          <table:table-cell office:value-type="float" office:value="0.833094219338205" calcext:value-type="float">
            <text:p>0.833094219338205</text:p>
          </table:table-cell>
          <table:table-cell office:value-type="float" office:value="0.968015309335626" calcext:value-type="float">
            <text:p>0.968015309335626</text:p>
          </table:table-cell>
          <table:table-cell office:value-type="float" office:value="0.969052430278352" calcext:value-type="float">
            <text:p>0.969052430278352</text:p>
          </table:table-cell>
          <table:table-cell office:value-type="float" office:value="0.654887635098414" calcext:value-type="float">
            <text:p>0.654887635098414</text:p>
          </table:table-cell>
          <table:table-cell office:value-type="float" office:value="0.755735725848165" calcext:value-type="float">
            <text:p>0.755735725848165</text:p>
          </table:table-cell>
          <table:table-cell office:value-type="float" office:value="0.540397827672699" calcext:value-type="float">
            <text:p>0.540397827672699</text:p>
          </table:table-cell>
          <table:table-cell office:value-type="float" office:value="0.97902607667757" calcext:value-type="float">
            <text:p>0.97902607667757</text:p>
          </table:table-cell>
          <table:table-cell office:value-type="float" office:value="-119.022472980317" calcext:value-type="float">
            <text:p>-119.022472980317</text:p>
          </table:table-cell>
          <table:table-cell office:value-type="float" office:value="-98.8528548303669" calcext:value-type="float">
            <text:p>-98.8528548303669</text:p>
          </table:table-cell>
          <table:table-cell office:value-type="float" office:value="-141.92043446546" calcext:value-type="float">
            <text:p>-141.92043446546</text:p>
          </table:table-cell>
        </table:table-row>
        <table:table-row table:style-name="ro1">
          <table:table-cell office:value-type="string" calcext:value-type="string">
            <text:p>2019-11-12 12:00:27</text:p>
          </table:table-cell>
          <table:table-cell office:value-type="float" office:value="26.8787183572131" calcext:value-type="float">
            <text:p>26.8787183572131</text:p>
          </table:table-cell>
          <table:table-cell office:value-type="float" office:value="74.4405214990157" calcext:value-type="float">
            <text:p>74.4405214990157</text:p>
          </table:table-cell>
          <table:table-cell office:value-type="float" office:value="980.895256191125" calcext:value-type="float">
            <text:p>980.89525619112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5388" calcext:value-type="float">
            <text:p>1365388</text:p>
          </table:table-cell>
          <table:table-cell office:value-type="float" office:value="1621532" calcext:value-type="float">
            <text:p>1621532</text:p>
          </table:table-cell>
          <table:table-cell office:value-type="float" office:value="1625024" calcext:value-type="float">
            <text:p>1625024</text:p>
          </table:table-cell>
          <table:table-cell office:value-type="float" office:value="1062820" calcext:value-type="float">
            <text:p>1062820</text:p>
          </table:table-cell>
          <table:table-cell office:value-type="float" office:value="1091480" calcext:value-type="float">
            <text:p>1091480</text:p>
          </table:table-cell>
          <table:table-cell office:value-type="float" office:value="1085816" calcext:value-type="float">
            <text:p>1085816</text:p>
          </table:table-cell>
          <table:table-cell office:value-type="float" office:value="1637792" calcext:value-type="float">
            <text:p>1637792</text:p>
          </table:table-cell>
          <table:table-cell office:value-type="float" office:value="5" calcext:value-type="float">
            <text:p>5</text:p>
          </table:table-cell>
          <table:table-cell office:value-type="float" office:value="0.813834764222475" calcext:value-type="float">
            <text:p>0.813834764222475</text:p>
          </table:table-cell>
          <table:table-cell office:value-type="float" office:value="0.966508503736079" calcext:value-type="float">
            <text:p>0.966508503736079</text:p>
          </table:table-cell>
          <table:table-cell office:value-type="float" office:value="0.968589898179757" calcext:value-type="float">
            <text:p>0.968589898179757</text:p>
          </table:table-cell>
          <table:table-cell office:value-type="float" office:value="0.633490161119719" calcext:value-type="float">
            <text:p>0.633490161119719</text:p>
          </table:table-cell>
          <table:table-cell office:value-type="float" office:value="0.650572854348761" calcext:value-type="float">
            <text:p>0.650572854348761</text:p>
          </table:table-cell>
          <table:table-cell office:value-type="float" office:value="0.647196846866232" calcext:value-type="float">
            <text:p>0.647196846866232</text:p>
          </table:table-cell>
          <table:table-cell office:value-type="float" office:value="0.9762002201319" calcext:value-type="float">
            <text:p>0.9762002201319</text:p>
          </table:table-cell>
          <table:table-cell office:value-type="float" office:value="-123.301967776056" calcext:value-type="float">
            <text:p>-123.301967776056</text:p>
          </table:table-cell>
          <table:table-cell office:value-type="float" office:value="-119.885429130248" calcext:value-type="float">
            <text:p>-119.885429130248</text:p>
          </table:table-cell>
          <table:table-cell office:value-type="float" office:value="-120.560630626754" calcext:value-type="float">
            <text:p>-120.560630626754</text:p>
          </table:table-cell>
        </table:table-row>
        <table:table-row table:style-name="ro1">
          <table:table-cell office:value-type="string" calcext:value-type="string">
            <text:p>2019-11-12 12:00:28</text:p>
          </table:table-cell>
          <table:table-cell office:value-type="float" office:value="26.8787183572131" calcext:value-type="float">
            <text:p>26.8787183572131</text:p>
          </table:table-cell>
          <table:table-cell office:value-type="float" office:value="74.4405214990157" calcext:value-type="float">
            <text:p>74.4405214990157</text:p>
          </table:table-cell>
          <table:table-cell office:value-type="float" office:value="980.840111713513" calcext:value-type="float">
            <text:p>980.8401117135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454" calcext:value-type="float">
            <text:p>1360454</text:p>
          </table:table-cell>
          <table:table-cell office:value-type="float" office:value="1620501" calcext:value-type="float">
            <text:p>1620501</text:p>
          </table:table-cell>
          <table:table-cell office:value-type="float" office:value="1624659" calcext:value-type="float">
            <text:p>1624659</text:p>
          </table:table-cell>
          <table:table-cell office:value-type="float" office:value="1014744" calcext:value-type="float">
            <text:p>1014744</text:p>
          </table:table-cell>
          <table:table-cell office:value-type="float" office:value="1124820" calcext:value-type="float">
            <text:p>1124820</text:p>
          </table:table-cell>
          <table:table-cell office:value-type="float" office:value="1089540" calcext:value-type="float">
            <text:p>1089540</text:p>
          </table:table-cell>
          <table:table-cell office:value-type="float" office:value="1638617" calcext:value-type="float">
            <text:p>1638617</text:p>
          </table:table-cell>
          <table:table-cell office:value-type="float" office:value="5" calcext:value-type="float">
            <text:p>5</text:p>
          </table:table-cell>
          <table:table-cell office:value-type="float" office:value="0.810893870698675" calcext:value-type="float">
            <text:p>0.810893870698675</text:p>
          </table:table-cell>
          <table:table-cell office:value-type="float" office:value="0.965893979775188" calcext:value-type="float">
            <text:p>0.965893979775188</text:p>
          </table:table-cell>
          <table:table-cell office:value-type="float" office:value="0.968372341200392" calcext:value-type="float">
            <text:p>0.968372341200392</text:p>
          </table:table-cell>
          <table:table-cell office:value-type="float" office:value="0.604834628681496" calcext:value-type="float">
            <text:p>0.604834628681496</text:p>
          </table:table-cell>
          <table:table-cell office:value-type="float" office:value="0.670445045285826" calcext:value-type="float">
            <text:p>0.670445045285826</text:p>
          </table:table-cell>
          <table:table-cell office:value-type="float" office:value="0.649416524102273" calcext:value-type="float">
            <text:p>0.649416524102273</text:p>
          </table:table-cell>
          <table:table-cell office:value-type="float" office:value="0.976691958509917" calcext:value-type="float">
            <text:p>0.976691958509917</text:p>
          </table:table-cell>
          <table:table-cell office:value-type="float" office:value="-129.033074263701" calcext:value-type="float">
            <text:p>-129.033074263701</text:p>
          </table:table-cell>
          <table:table-cell office:value-type="float" office:value="-115.910990942835" calcext:value-type="float">
            <text:p>-115.910990942835</text:p>
          </table:table-cell>
          <table:table-cell office:value-type="float" office:value="-120.116695179545" calcext:value-type="float">
            <text:p>-120.116695179545</text:p>
          </table:table-cell>
        </table:table-row>
        <table:table-row table:style-name="ro1">
          <table:table-cell office:value-type="string" calcext:value-type="string">
            <text:p>2019-11-12 12:00:30</text:p>
          </table:table-cell>
          <table:table-cell office:value-type="float" office:value="26.8787183572131" calcext:value-type="float">
            <text:p>26.8787183572131</text:p>
          </table:table-cell>
          <table:table-cell office:value-type="float" office:value="74.461992116963" calcext:value-type="float">
            <text:p>74.461992116963</text:p>
          </table:table-cell>
          <table:table-cell office:value-type="float" office:value="980.895256191125" calcext:value-type="float">
            <text:p>980.89525619112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4151" calcext:value-type="float">
            <text:p>1374151</text:p>
          </table:table-cell>
          <table:table-cell office:value-type="float" office:value="1627967" calcext:value-type="float">
            <text:p>1627967</text:p>
          </table:table-cell>
          <table:table-cell office:value-type="float" office:value="1624051" calcext:value-type="float">
            <text:p>1624051</text:p>
          </table:table-cell>
          <table:table-cell office:value-type="float" office:value="1018703" calcext:value-type="float">
            <text:p>1018703</text:p>
          </table:table-cell>
          <table:table-cell office:value-type="float" office:value="1141144" calcext:value-type="float">
            <text:p>1141144</text:p>
          </table:table-cell>
          <table:table-cell office:value-type="float" office:value="1092344" calcext:value-type="float">
            <text:p>1092344</text:p>
          </table:table-cell>
          <table:table-cell office:value-type="float" office:value="1639207" calcext:value-type="float">
            <text:p>1639207</text:p>
          </table:table-cell>
          <table:table-cell office:value-type="float" office:value="5" calcext:value-type="float">
            <text:p>5</text:p>
          </table:table-cell>
          <table:table-cell office:value-type="float" office:value="0.819057919866791" calcext:value-type="float">
            <text:p>0.819057919866791</text:p>
          </table:table-cell>
          <table:table-cell office:value-type="float" office:value="0.97034406308461" calcext:value-type="float">
            <text:p>0.97034406308461</text:p>
          </table:table-cell>
          <table:table-cell office:value-type="float" office:value="0.968009944916957" calcext:value-type="float">
            <text:p>0.968009944916957</text:p>
          </table:table-cell>
          <table:table-cell office:value-type="float" office:value="0.607194376849458" calcext:value-type="float">
            <text:p>0.607194376849458</text:p>
          </table:table-cell>
          <table:table-cell office:value-type="float" office:value="0.680174908658851" calcext:value-type="float">
            <text:p>0.680174908658851</text:p>
          </table:table-cell>
          <table:table-cell office:value-type="float" office:value="0.651087838541012" calcext:value-type="float">
            <text:p>0.651087838541012</text:p>
          </table:table-cell>
          <table:table-cell office:value-type="float" office:value="0.977043625956014" calcext:value-type="float">
            <text:p>0.977043625956014</text:p>
          </table:table-cell>
          <table:table-cell office:value-type="float" office:value="-128.561124630108" calcext:value-type="float">
            <text:p>-128.561124630108</text:p>
          </table:table-cell>
          <table:table-cell office:value-type="float" office:value="-113.96501826823" calcext:value-type="float">
            <text:p>-113.96501826823</text:p>
          </table:table-cell>
          <table:table-cell office:value-type="float" office:value="-119.782432291798" calcext:value-type="float">
            <text:p>-119.782432291798</text:p>
          </table:table-cell>
        </table:table-row>
        <table:table-row table:style-name="ro1">
          <table:table-cell office:value-type="string" calcext:value-type="string">
            <text:p>2019-11-12 12:00:31</text:p>
          </table:table-cell>
          <table:table-cell office:value-type="float" office:value="26.8837724719197" calcext:value-type="float">
            <text:p>26.8837724719197</text:p>
          </table:table-cell>
          <table:table-cell office:value-type="float" office:value="74.4570299709929" calcext:value-type="float">
            <text:p>74.4570299709929</text:p>
          </table:table-cell>
          <table:table-cell office:value-type="float" office:value="980.903752126471" calcext:value-type="float">
            <text:p>980.90375212647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1013" calcext:value-type="float">
            <text:p>1371013</text:p>
          </table:table-cell>
          <table:table-cell office:value-type="float" office:value="1626567" calcext:value-type="float">
            <text:p>1626567</text:p>
          </table:table-cell>
          <table:table-cell office:value-type="float" office:value="1631886" calcext:value-type="float">
            <text:p>1631886</text:p>
          </table:table-cell>
          <table:table-cell office:value-type="float" office:value="1191118" calcext:value-type="float">
            <text:p>1191118</text:p>
          </table:table-cell>
          <table:table-cell office:value-type="float" office:value="1144918" calcext:value-type="float">
            <text:p>1144918</text:p>
          </table:table-cell>
          <table:table-cell office:value-type="float" office:value="871698" calcext:value-type="float">
            <text:p>871698</text:p>
          </table:table-cell>
          <table:table-cell office:value-type="float" office:value="1639305" calcext:value-type="float">
            <text:p>1639305</text:p>
          </table:table-cell>
          <table:table-cell office:value-type="float" office:value="5" calcext:value-type="float">
            <text:p>5</text:p>
          </table:table-cell>
          <table:table-cell office:value-type="float" office:value="0.817187525890771" calcext:value-type="float">
            <text:p>0.817187525890771</text:p>
          </table:table-cell>
          <table:table-cell office:value-type="float" office:value="0.969509597958278" calcext:value-type="float">
            <text:p>0.969509597958278</text:p>
          </table:table-cell>
          <table:table-cell office:value-type="float" office:value="0.972679969391819" calcext:value-type="float">
            <text:p>0.972679969391819</text:p>
          </table:table-cell>
          <table:table-cell office:value-type="float" office:value="0.709961737389772" calcext:value-type="float">
            <text:p>0.709961737389772</text:p>
          </table:table-cell>
          <table:table-cell office:value-type="float" office:value="0.682424388220833" calcext:value-type="float">
            <text:p>0.682424388220833</text:p>
          </table:table-cell>
          <table:table-cell office:value-type="float" office:value="0.51957255835206" calcext:value-type="float">
            <text:p>0.51957255835206</text:p>
          </table:table-cell>
          <table:table-cell office:value-type="float" office:value="0.977102038514857" calcext:value-type="float">
            <text:p>0.977102038514857</text:p>
          </table:table-cell>
          <table:table-cell office:value-type="float" office:value="-108.007652522046" calcext:value-type="float">
            <text:p>-108.007652522046</text:p>
          </table:table-cell>
          <table:table-cell office:value-type="float" office:value="-113.515122355833" calcext:value-type="float">
            <text:p>-113.515122355833</text:p>
          </table:table-cell>
          <table:table-cell office:value-type="float" office:value="-146.085488329588" calcext:value-type="float">
            <text:p>-146.085488329588</text:p>
          </table:table-cell>
        </table:table-row>
        <table:table-row table:style-name="ro1">
          <table:table-cell office:value-type="string" calcext:value-type="string">
            <text:p>2019-11-12 12:00:32</text:p>
          </table:table-cell>
          <table:table-cell office:value-type="float" office:value="26.8837724719197" calcext:value-type="float">
            <text:p>26.8837724719197</text:p>
          </table:table-cell>
          <table:table-cell office:value-type="float" office:value="74.4623976723636" calcext:value-type="float">
            <text:p>74.4623976723636</text:p>
          </table:table-cell>
          <table:table-cell office:value-type="float" office:value="980.931324627137" calcext:value-type="float">
            <text:p>980.93132462713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4889" calcext:value-type="float">
            <text:p>1384889</text:p>
          </table:table-cell>
          <table:table-cell office:value-type="float" office:value="1616916" calcext:value-type="float">
            <text:p>1616916</text:p>
          </table:table-cell>
          <table:table-cell office:value-type="float" office:value="1625615" calcext:value-type="float">
            <text:p>1625615</text:p>
          </table:table-cell>
          <table:table-cell office:value-type="float" office:value="1066691" calcext:value-type="float">
            <text:p>1066691</text:p>
          </table:table-cell>
          <table:table-cell office:value-type="float" office:value="1269531" calcext:value-type="float">
            <text:p>1269531</text:p>
          </table:table-cell>
          <table:table-cell office:value-type="float" office:value="962574" calcext:value-type="float">
            <text:p>962574</text:p>
          </table:table-cell>
          <table:table-cell office:value-type="float" office:value="1643148" calcext:value-type="float">
            <text:p>1643148</text:p>
          </table:table-cell>
          <table:table-cell office:value-type="float" office:value="5" calcext:value-type="float">
            <text:p>5</text:p>
          </table:table-cell>
          <table:table-cell office:value-type="float" office:value="0.825458267385753" calcext:value-type="float">
            <text:p>0.825458267385753</text:p>
          </table:table-cell>
          <table:table-cell office:value-type="float" office:value="0.96375715300526" calcext:value-type="float">
            <text:p>0.96375715300526</text:p>
          </table:table-cell>
          <table:table-cell office:value-type="float" office:value="0.968942161672373" calcext:value-type="float">
            <text:p>0.968942161672373</text:p>
          </table:table-cell>
          <table:table-cell office:value-type="float" office:value="0.635797457194025" calcext:value-type="float">
            <text:p>0.635797457194025</text:p>
          </table:table-cell>
          <table:table-cell office:value-type="float" office:value="0.756699533069078" calcext:value-type="float">
            <text:p>0.756699533069078</text:p>
          </table:table-cell>
          <table:table-cell office:value-type="float" office:value="0.573738881795273" calcext:value-type="float">
            <text:p>0.573738881795273</text:p>
          </table:table-cell>
          <table:table-cell office:value-type="float" office:value="0.979392645286637" calcext:value-type="float">
            <text:p>0.979392645286637</text:p>
          </table:table-cell>
          <table:table-cell office:value-type="float" office:value="-122.840508561195" calcext:value-type="float">
            <text:p>-122.840508561195</text:p>
          </table:table-cell>
          <table:table-cell office:value-type="float" office:value="-98.6600933861844" calcext:value-type="float">
            <text:p>-98.6600933861844</text:p>
          </table:table-cell>
          <table:table-cell office:value-type="float" office:value="-135.252223640945" calcext:value-type="float">
            <text:p>-135.252223640945</text:p>
          </table:table-cell>
        </table:table-row>
        <table:table-row table:style-name="ro1">
          <table:table-cell office:value-type="string" calcext:value-type="string">
            <text:p>2019-11-12 12:00:33</text:p>
          </table:table-cell>
          <table:table-cell office:value-type="float" office:value="26.868610128673" calcext:value-type="float">
            <text:p>26.868610128673</text:p>
          </table:table-cell>
          <table:table-cell office:value-type="float" office:value="74.4558134554676" calcext:value-type="float">
            <text:p>74.4558134554676</text:p>
          </table:table-cell>
          <table:table-cell office:value-type="float" office:value="980.850692636128" calcext:value-type="float">
            <text:p>980.85069263612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9761" calcext:value-type="float">
            <text:p>1369761</text:p>
          </table:table-cell>
          <table:table-cell office:value-type="float" office:value="1626828" calcext:value-type="float">
            <text:p>1626828</text:p>
          </table:table-cell>
          <table:table-cell office:value-type="float" office:value="1626259" calcext:value-type="float">
            <text:p>1626259</text:p>
          </table:table-cell>
          <table:table-cell office:value-type="float" office:value="994062" calcext:value-type="float">
            <text:p>994062</text:p>
          </table:table-cell>
          <table:table-cell office:value-type="float" office:value="1211901" calcext:value-type="float">
            <text:p>1211901</text:p>
          </table:table-cell>
          <table:table-cell office:value-type="float" office:value="1110611" calcext:value-type="float">
            <text:p>1110611</text:p>
          </table:table-cell>
          <table:table-cell office:value-type="float" office:value="1642853" calcext:value-type="float">
            <text:p>1642853</text:p>
          </table:table-cell>
          <table:table-cell office:value-type="float" office:value="5" calcext:value-type="float">
            <text:p>5</text:p>
          </table:table-cell>
          <table:table-cell office:value-type="float" office:value="0.816441275649223" calcext:value-type="float">
            <text:p>0.816441275649223</text:p>
          </table:table-cell>
          <table:table-cell office:value-type="float" office:value="0.969665166099687" calcext:value-type="float">
            <text:p>0.969665166099687</text:p>
          </table:table-cell>
          <table:table-cell office:value-type="float" office:value="0.969326015630486" calcext:value-type="float">
            <text:p>0.969326015630486</text:p>
          </table:table-cell>
          <table:table-cell office:value-type="float" office:value="0.592507194579505" calcext:value-type="float">
            <text:p>0.592507194579505</text:p>
          </table:table-cell>
          <table:table-cell office:value-type="float" office:value="0.722349372190162" calcext:value-type="float">
            <text:p>0.722349372190162</text:p>
          </table:table-cell>
          <table:table-cell office:value-type="float" office:value="0.661975820300081" calcext:value-type="float">
            <text:p>0.661975820300081</text:p>
          </table:table-cell>
          <table:table-cell office:value-type="float" office:value="0.979216811563588" calcext:value-type="float">
            <text:p>0.979216811563588</text:p>
          </table:table-cell>
          <table:table-cell office:value-type="float" office:value="-131.498561084099" calcext:value-type="float">
            <text:p>-131.498561084099</text:p>
          </table:table-cell>
          <table:table-cell office:value-type="float" office:value="-105.530125561968" calcext:value-type="float">
            <text:p>-105.530125561968</text:p>
          </table:table-cell>
          <table:table-cell office:value-type="float" office:value="-117.604835939984" calcext:value-type="float">
            <text:p>-117.604835939984</text:p>
          </table:table-cell>
        </table:table-row>
        <table:table-row table:style-name="ro1">
          <table:table-cell office:value-type="string" calcext:value-type="string">
            <text:p>2019-11-12 12:00:35</text:p>
          </table:table-cell>
          <table:table-cell office:value-type="float" office:value="26.8888265869173" calcext:value-type="float">
            <text:p>26.8888265869173</text:p>
          </table:table-cell>
          <table:table-cell office:value-type="float" office:value="74.4574354570216" calcext:value-type="float">
            <text:p>74.4574354570216</text:p>
          </table:table-cell>
          <table:table-cell office:value-type="float" office:value="980.857102703803" calcext:value-type="float">
            <text:p>980.85710270380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5758" calcext:value-type="float">
            <text:p>1385758</text:p>
          </table:table-cell>
          <table:table-cell office:value-type="float" office:value="1619734" calcext:value-type="float">
            <text:p>1619734</text:p>
          </table:table-cell>
          <table:table-cell office:value-type="float" office:value="1627825" calcext:value-type="float">
            <text:p>1627825</text:p>
          </table:table-cell>
          <table:table-cell office:value-type="float" office:value="1258075" calcext:value-type="float">
            <text:p>1258075</text:p>
          </table:table-cell>
          <table:table-cell office:value-type="float" office:value="1024651" calcext:value-type="float">
            <text:p>1024651</text:p>
          </table:table-cell>
          <table:table-cell office:value-type="float" office:value="966433" calcext:value-type="float">
            <text:p>966433</text:p>
          </table:table-cell>
          <table:table-cell office:value-type="float" office:value="1636865" calcext:value-type="float">
            <text:p>1636865</text:p>
          </table:table-cell>
          <table:table-cell office:value-type="float" office:value="5" calcext:value-type="float">
            <text:p>5</text:p>
          </table:table-cell>
          <table:table-cell office:value-type="float" office:value="0.825976231810597" calcext:value-type="float">
            <text:p>0.825976231810597</text:p>
          </table:table-cell>
          <table:table-cell office:value-type="float" office:value="0.965436812095262" calcext:value-type="float">
            <text:p>0.965436812095262</text:p>
          </table:table-cell>
          <table:table-cell office:value-type="float" office:value="0.970259424478939" calcext:value-type="float">
            <text:p>0.970259424478939</text:p>
          </table:table-cell>
          <table:table-cell office:value-type="float" office:value="0.749871224149612" calcext:value-type="float">
            <text:p>0.749871224149612</text:p>
          </table:table-cell>
          <table:table-cell office:value-type="float" office:value="0.610739661543329" calcext:value-type="float">
            <text:p>0.610739661543329</text:p>
          </table:table-cell>
          <table:table-cell office:value-type="float" office:value="0.576039025311354" calcext:value-type="float">
            <text:p>0.576039025311354</text:p>
          </table:table-cell>
          <table:table-cell office:value-type="float" office:value="0.975647685008965" calcext:value-type="float">
            <text:p>0.975647685008965</text:p>
          </table:table-cell>
          <table:table-cell office:value-type="float" office:value="-100.025755170078" calcext:value-type="float">
            <text:p>-100.025755170078</text:p>
          </table:table-cell>
          <table:table-cell office:value-type="float" office:value="-127.852067691334" calcext:value-type="float">
            <text:p>-127.852067691334</text:p>
          </table:table-cell>
          <table:table-cell office:value-type="float" office:value="-134.792194937729" calcext:value-type="float">
            <text:p>-134.792194937729</text:p>
          </table:table-cell>
        </table:table-row>
        <table:table-row table:style-name="ro1">
          <table:table-cell office:value-type="string" calcext:value-type="string">
            <text:p>2019-11-12 12:00:36</text:p>
          </table:table-cell>
          <table:table-cell office:value-type="float" office:value="26.8787183572131" calcext:value-type="float">
            <text:p>26.8787183572131</text:p>
          </table:table-cell>
          <table:table-cell office:value-type="float" office:value="74.4727273742773" calcext:value-type="float">
            <text:p>74.4727273742773</text:p>
          </table:table-cell>
          <table:table-cell office:value-type="float" office:value="980.895256191125" calcext:value-type="float">
            <text:p>980.89525619112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2718" calcext:value-type="float">
            <text:p>1372718</text:p>
          </table:table-cell>
          <table:table-cell office:value-type="float" office:value="1617124" calcext:value-type="float">
            <text:p>1617124</text:p>
          </table:table-cell>
          <table:table-cell office:value-type="float" office:value="1630586" calcext:value-type="float">
            <text:p>1630586</text:p>
          </table:table-cell>
          <table:table-cell office:value-type="float" office:value="1181773" calcext:value-type="float">
            <text:p>1181773</text:p>
          </table:table-cell>
          <table:table-cell office:value-type="float" office:value="1219119" calcext:value-type="float">
            <text:p>1219119</text:p>
          </table:table-cell>
          <table:table-cell office:value-type="float" office:value="878725" calcext:value-type="float">
            <text:p>878725</text:p>
          </table:table-cell>
          <table:table-cell office:value-type="float" office:value="1640056" calcext:value-type="float">
            <text:p>1640056</text:p>
          </table:table-cell>
          <table:table-cell office:value-type="float" office:value="5" calcext:value-type="float">
            <text:p>5</text:p>
          </table:table-cell>
          <table:table-cell office:value-type="float" office:value="0.818203785205339" calcext:value-type="float">
            <text:p>0.818203785205339</text:p>
          </table:table-cell>
          <table:table-cell office:value-type="float" office:value="0.963881130681173" calcext:value-type="float">
            <text:p>0.963881130681173</text:p>
          </table:table-cell>
          <table:table-cell office:value-type="float" office:value="0.971905108917368" calcext:value-type="float">
            <text:p>0.971905108917368</text:p>
          </table:table-cell>
          <table:table-cell office:value-type="float" office:value="0.704391682671509" calcext:value-type="float">
            <text:p>0.704391682671509</text:p>
          </table:table-cell>
          <table:table-cell office:value-type="float" office:value="0.72665163596292" calcext:value-type="float">
            <text:p>0.72665163596292</text:p>
          </table:table-cell>
          <table:table-cell office:value-type="float" office:value="0.523760977239725" calcext:value-type="float">
            <text:p>0.523760977239725</text:p>
          </table:table-cell>
          <table:table-cell office:value-type="float" office:value="0.977549669450482" calcext:value-type="float">
            <text:p>0.977549669450482</text:p>
          </table:table-cell>
          <table:table-cell office:value-type="float" office:value="-109.121663465698" calcext:value-type="float">
            <text:p>-109.121663465698</text:p>
          </table:table-cell>
          <table:table-cell office:value-type="float" office:value="-104.669672807416" calcext:value-type="float">
            <text:p>-104.669672807416</text:p>
          </table:table-cell>
          <table:table-cell office:value-type="float" office:value="-145.247804552055" calcext:value-type="float">
            <text:p>-145.247804552055</text:p>
          </table:table-cell>
        </table:table-row>
        <table:table-row table:style-name="ro1">
          <table:table-cell office:value-type="string" calcext:value-type="string">
            <text:p>2019-11-12 12:00:37</text:p>
          </table:table-cell>
          <table:table-cell office:value-type="float" office:value="26.8787183572131" calcext:value-type="float">
            <text:p>26.8787183572131</text:p>
          </table:table-cell>
          <table:table-cell office:value-type="float" office:value="74.4727273742773" calcext:value-type="float">
            <text:p>74.4727273742773</text:p>
          </table:table-cell>
          <table:table-cell office:value-type="float" office:value="980.840111713513" calcext:value-type="float">
            <text:p>980.8401117135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1969" calcext:value-type="float">
            <text:p>1371969</text:p>
          </table:table-cell>
          <table:table-cell office:value-type="float" office:value="1624612" calcext:value-type="float">
            <text:p>1624612</text:p>
          </table:table-cell>
          <table:table-cell office:value-type="float" office:value="1628795" calcext:value-type="float">
            <text:p>1628795</text:p>
          </table:table-cell>
          <table:table-cell office:value-type="float" office:value="1235696" calcext:value-type="float">
            <text:p>1235696</text:p>
          </table:table-cell>
          <table:table-cell office:value-type="float" office:value="1044488" calcext:value-type="float">
            <text:p>1044488</text:p>
          </table:table-cell>
          <table:table-cell office:value-type="float" office:value="918506" calcext:value-type="float">
            <text:p>918506</text:p>
          </table:table-cell>
          <table:table-cell office:value-type="float" office:value="1637931" calcext:value-type="float">
            <text:p>1637931</text:p>
          </table:table-cell>
          <table:table-cell office:value-type="float" office:value="5" calcext:value-type="float">
            <text:p>5</text:p>
          </table:table-cell>
          <table:table-cell office:value-type="float" office:value="0.817757346362751" calcext:value-type="float">
            <text:p>0.817757346362751</text:p>
          </table:table-cell>
          <table:table-cell office:value-type="float" office:value="0.968344327014008" calcext:value-type="float">
            <text:p>0.968344327014008</text:p>
          </table:table-cell>
          <table:table-cell office:value-type="float" office:value="0.970837589602183" calcext:value-type="float">
            <text:p>0.970837589602183</text:p>
          </table:table-cell>
          <table:table-cell office:value-type="float" office:value="0.736532299105203" calcext:value-type="float">
            <text:p>0.736532299105203</text:p>
          </table:table-cell>
          <table:table-cell office:value-type="float" office:value="0.622563436336927" calcext:value-type="float">
            <text:p>0.622563436336927</text:p>
          </table:table-cell>
          <table:table-cell office:value-type="float" office:value="0.547472303804434" calcext:value-type="float">
            <text:p>0.547472303804434</text:p>
          </table:table-cell>
          <table:table-cell office:value-type="float" office:value="0.976283070598015" calcext:value-type="float">
            <text:p>0.976283070598015</text:p>
          </table:table-cell>
          <table:table-cell office:value-type="float" office:value="-102.693540178959" calcext:value-type="float">
            <text:p>-102.693540178959</text:p>
          </table:table-cell>
          <table:table-cell office:value-type="float" office:value="-125.487312732615" calcext:value-type="float">
            <text:p>-125.487312732615</text:p>
          </table:table-cell>
          <table:table-cell office:value-type="float" office:value="-140.505539239113" calcext:value-type="float">
            <text:p>-140.505539239113</text:p>
          </table:table-cell>
        </table:table-row>
        <table:table-row table:style-name="ro1">
          <table:table-cell office:value-type="string" calcext:value-type="string">
            <text:p>2019-11-12 12:00:38</text:p>
          </table:table-cell>
          <table:table-cell office:value-type="float" office:value="26.8837724719197" calcext:value-type="float">
            <text:p>26.8837724719197</text:p>
          </table:table-cell>
          <table:table-cell office:value-type="float" office:value="74.4623976723636" calcext:value-type="float">
            <text:p>74.4623976723636</text:p>
          </table:table-cell>
          <table:table-cell office:value-type="float" office:value="980.848607190768" calcext:value-type="float">
            <text:p>980.84860719076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4651" calcext:value-type="float">
            <text:p>1384651</text:p>
          </table:table-cell>
          <table:table-cell office:value-type="float" office:value="1617994" calcext:value-type="float">
            <text:p>1617994</text:p>
          </table:table-cell>
          <table:table-cell office:value-type="float" office:value="1624284" calcext:value-type="float">
            <text:p>1624284</text:p>
          </table:table-cell>
          <table:table-cell office:value-type="float" office:value="1027346" calcext:value-type="float">
            <text:p>1027346</text:p>
          </table:table-cell>
          <table:table-cell office:value-type="float" office:value="1249876" calcext:value-type="float">
            <text:p>1249876</text:p>
          </table:table-cell>
          <table:table-cell office:value-type="float" office:value="1022989" calcext:value-type="float">
            <text:p>1022989</text:p>
          </table:table-cell>
          <table:table-cell office:value-type="float" office:value="1643651" calcext:value-type="float">
            <text:p>1643651</text:p>
          </table:table-cell>
          <table:table-cell office:value-type="float" office:value="5" calcext:value-type="float">
            <text:p>5</text:p>
          </table:table-cell>
          <table:table-cell office:value-type="float" office:value="0.825316408314277" calcext:value-type="float">
            <text:p>0.825316408314277</text:p>
          </table:table-cell>
          <table:table-cell office:value-type="float" office:value="0.964399691152536" calcext:value-type="float">
            <text:p>0.964399691152536</text:p>
          </table:table-cell>
          <table:table-cell office:value-type="float" office:value="0.968148823755839" calcext:value-type="float">
            <text:p>0.968148823755839</text:p>
          </table:table-cell>
          <table:table-cell office:value-type="float" office:value="0.612346006911517" calcext:value-type="float">
            <text:p>0.612346006911517</text:p>
          </table:table-cell>
          <table:table-cell office:value-type="float" office:value="0.744984238741903" calcext:value-type="float">
            <text:p>0.744984238741903</text:p>
          </table:table-cell>
          <table:table-cell office:value-type="float" office:value="0.60974903222907" calcext:value-type="float">
            <text:p>0.60974903222907</text:p>
          </table:table-cell>
          <table:table-cell office:value-type="float" office:value="0.979692456685597" calcext:value-type="float">
            <text:p>0.979692456685597</text:p>
          </table:table-cell>
          <table:table-cell office:value-type="float" office:value="-127.530798617697" calcext:value-type="float">
            <text:p>-127.530798617697</text:p>
          </table:table-cell>
          <table:table-cell office:value-type="float" office:value="-101.003152251619" calcext:value-type="float">
            <text:p>-101.003152251619</text:p>
          </table:table-cell>
          <table:table-cell office:value-type="float" office:value="-128.050193554186" calcext:value-type="float">
            <text:p>-128.050193554186</text:p>
          </table:table-cell>
        </table:table-row>
        <table:table-row table:style-name="ro1">
          <table:table-cell office:value-type="string" calcext:value-type="string">
            <text:p>2019-11-12 12:00:40</text:p>
          </table:table-cell>
          <table:table-cell office:value-type="float" office:value="26.8787183572131" calcext:value-type="float">
            <text:p>26.8787183572131</text:p>
          </table:table-cell>
          <table:table-cell office:value-type="float" office:value="74.456624475391" calcext:value-type="float">
            <text:p>74.456624475391</text:p>
          </table:table-cell>
          <table:table-cell office:value-type="float" office:value="980.840111713513" calcext:value-type="float">
            <text:p>980.8401117135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9949" calcext:value-type="float">
            <text:p>1359949</text:p>
          </table:table-cell>
          <table:table-cell office:value-type="float" office:value="1620949" calcext:value-type="float">
            <text:p>1620949</text:p>
          </table:table-cell>
          <table:table-cell office:value-type="float" office:value="1624674" calcext:value-type="float">
            <text:p>1624674</text:p>
          </table:table-cell>
          <table:table-cell office:value-type="float" office:value="1018452" calcext:value-type="float">
            <text:p>1018452</text:p>
          </table:table-cell>
          <table:table-cell office:value-type="float" office:value="1136816" calcext:value-type="float">
            <text:p>1136816</text:p>
          </table:table-cell>
          <table:table-cell office:value-type="float" office:value="1090938" calcext:value-type="float">
            <text:p>1090938</text:p>
          </table:table-cell>
          <table:table-cell office:value-type="float" office:value="1638431" calcext:value-type="float">
            <text:p>1638431</text:p>
          </table:table-cell>
          <table:table-cell office:value-type="float" office:value="5" calcext:value-type="float">
            <text:p>5</text:p>
          </table:table-cell>
          <table:table-cell office:value-type="float" office:value="0.810592867206677" calcext:value-type="float">
            <text:p>0.810592867206677</text:p>
          </table:table-cell>
          <table:table-cell office:value-type="float" office:value="0.966161008615614" calcext:value-type="float">
            <text:p>0.966161008615614</text:p>
          </table:table-cell>
          <table:table-cell office:value-type="float" office:value="0.968381281898174" calcext:value-type="float">
            <text:p>0.968381281898174</text:p>
          </table:table-cell>
          <table:table-cell office:value-type="float" office:value="0.607044769173237" calcext:value-type="float">
            <text:p>0.607044769173237</text:p>
          </table:table-cell>
          <table:table-cell office:value-type="float" office:value="0.677595219325449" calcext:value-type="float">
            <text:p>0.677595219325449</text:p>
          </table:table-cell>
          <table:table-cell office:value-type="float" office:value="0.650249797135567" calcext:value-type="float">
            <text:p>0.650249797135567</text:p>
          </table:table-cell>
          <table:table-cell office:value-type="float" office:value="0.976581093857419" calcext:value-type="float">
            <text:p>0.976581093857419</text:p>
          </table:table-cell>
          <table:table-cell office:value-type="float" office:value="-128.591046165353" calcext:value-type="float">
            <text:p>-128.591046165353</text:p>
          </table:table-cell>
          <table:table-cell office:value-type="float" office:value="-114.48095613491" calcext:value-type="float">
            <text:p>-114.48095613491</text:p>
          </table:table-cell>
          <table:table-cell office:value-type="float" office:value="-119.950040572887" calcext:value-type="float">
            <text:p>-119.950040572887</text:p>
          </table:table-cell>
        </table:table-row>
        <table:table-row table:style-name="ro1">
          <table:table-cell office:value-type="string" calcext:value-type="string">
            <text:p>2019-11-12 12:00:41</text:p>
          </table:table-cell>
          <table:table-cell office:value-type="float" office:value="26.8888265869173" calcext:value-type="float">
            <text:p>26.8888265869173</text:p>
          </table:table-cell>
          <table:table-cell office:value-type="float" office:value="74.478906450037" calcext:value-type="float">
            <text:p>74.478906450037</text:p>
          </table:table-cell>
          <table:table-cell office:value-type="float" office:value="980.801957397518" calcext:value-type="float">
            <text:p>980.80195739751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7287" calcext:value-type="float">
            <text:p>1387287</text:p>
          </table:table-cell>
          <table:table-cell office:value-type="float" office:value="1619982" calcext:value-type="float">
            <text:p>1619982</text:p>
          </table:table-cell>
          <table:table-cell office:value-type="float" office:value="1627921" calcext:value-type="float">
            <text:p>1627921</text:p>
          </table:table-cell>
          <table:table-cell office:value-type="float" office:value="1260968" calcext:value-type="float">
            <text:p>1260968</text:p>
          </table:table-cell>
          <table:table-cell office:value-type="float" office:value="1044431" calcext:value-type="float">
            <text:p>1044431</text:p>
          </table:table-cell>
          <table:table-cell office:value-type="float" office:value="959448" calcext:value-type="float">
            <text:p>959448</text:p>
          </table:table-cell>
          <table:table-cell office:value-type="float" office:value="1636980" calcext:value-type="float">
            <text:p>1636980</text:p>
          </table:table-cell>
          <table:table-cell office:value-type="float" office:value="5" calcext:value-type="float">
            <text:p>5</text:p>
          </table:table-cell>
          <table:table-cell office:value-type="float" office:value="0.826887586937855" calcext:value-type="float">
            <text:p>0.826887586937855</text:p>
          </table:table-cell>
          <table:table-cell office:value-type="float" office:value="0.965584631631926" calcext:value-type="float">
            <text:p>0.965584631631926</text:p>
          </table:table-cell>
          <table:table-cell office:value-type="float" office:value="0.970316644944745" calcext:value-type="float">
            <text:p>0.970316644944745</text:p>
          </table:table-cell>
          <table:table-cell office:value-type="float" office:value="0.751595586728524" calcext:value-type="float">
            <text:p>0.751595586728524</text:p>
          </table:table-cell>
          <table:table-cell office:value-type="float" office:value="0.622529461685355" calcext:value-type="float">
            <text:p>0.622529461685355</text:p>
          </table:table-cell>
          <table:table-cell office:value-type="float" office:value="0.571875640377479" calcext:value-type="float">
            <text:p>0.571875640377479</text:p>
          </table:table-cell>
          <table:table-cell office:value-type="float" office:value="0.975716230358628" calcext:value-type="float">
            <text:p>0.975716230358628</text:p>
          </table:table-cell>
          <table:table-cell office:value-type="float" office:value="-99.6808826542953" calcext:value-type="float">
            <text:p>-99.6808826542953</text:p>
          </table:table-cell>
          <table:table-cell office:value-type="float" office:value="-125.494107662929" calcext:value-type="float">
            <text:p>-125.494107662929</text:p>
          </table:table-cell>
          <table:table-cell office:value-type="float" office:value="-135.624871924504" calcext:value-type="float">
            <text:p>-135.624871924504</text:p>
          </table:table-cell>
        </table:table-row>
        <table:table-row table:style-name="ro1">
          <table:table-cell office:value-type="string" calcext:value-type="string">
            <text:p>2019-11-12 12:00:42</text:p>
          </table:table-cell>
          <table:table-cell office:value-type="float" office:value="26.8888265869173" calcext:value-type="float">
            <text:p>26.8888265869173</text:p>
          </table:table-cell>
          <table:table-cell office:value-type="float" office:value="74.4628032181909" calcext:value-type="float">
            <text:p>74.4628032181909</text:p>
          </table:table-cell>
          <table:table-cell office:value-type="float" office:value="980.829530039722" calcext:value-type="float">
            <text:p>980.82953003972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3382" calcext:value-type="float">
            <text:p>1393382</text:p>
          </table:table-cell>
          <table:table-cell office:value-type="float" office:value="1628531" calcext:value-type="float">
            <text:p>1628531</text:p>
          </table:table-cell>
          <table:table-cell office:value-type="float" office:value="1632909" calcext:value-type="float">
            <text:p>1632909</text:p>
          </table:table-cell>
          <table:table-cell office:value-type="float" office:value="1020701" calcext:value-type="float">
            <text:p>1020701</text:p>
          </table:table-cell>
          <table:table-cell office:value-type="float" office:value="1196354" calcext:value-type="float">
            <text:p>1196354</text:p>
          </table:table-cell>
          <table:table-cell office:value-type="float" office:value="1110621" calcext:value-type="float">
            <text:p>1110621</text:p>
          </table:table-cell>
          <table:table-cell office:value-type="float" office:value="1641188" calcext:value-type="float">
            <text:p>1641188</text:p>
          </table:table-cell>
          <table:table-cell office:value-type="float" office:value="5" calcext:value-type="float">
            <text:p>5</text:p>
          </table:table-cell>
          <table:table-cell office:value-type="float" office:value="0.830520490469991" calcext:value-type="float">
            <text:p>0.830520490469991</text:p>
          </table:table-cell>
          <table:table-cell office:value-type="float" office:value="0.970680233321218" calcext:value-type="float">
            <text:p>0.970680233321218</text:p>
          </table:table-cell>
          <table:table-cell office:value-type="float" office:value="0.97328972498056" calcext:value-type="float">
            <text:p>0.97328972498056</text:p>
          </table:table-cell>
          <table:table-cell office:value-type="float" office:value="0.608385277794037" calcext:value-type="float">
            <text:p>0.608385277794037</text:p>
          </table:table-cell>
          <table:table-cell office:value-type="float" office:value="0.713082636962251" calcext:value-type="float">
            <text:p>0.713082636962251</text:p>
          </table:table-cell>
          <table:table-cell office:value-type="float" office:value="0.661981780765269" calcext:value-type="float">
            <text:p>0.661981780765269</text:p>
          </table:table-cell>
          <table:table-cell office:value-type="float" office:value="0.978224394109773" calcext:value-type="float">
            <text:p>0.978224394109773</text:p>
          </table:table-cell>
          <table:table-cell office:value-type="float" office:value="-128.322944441193" calcext:value-type="float">
            <text:p>-128.322944441193</text:p>
          </table:table-cell>
          <table:table-cell office:value-type="float" office:value="-107.38347260755" calcext:value-type="float">
            <text:p>-107.38347260755</text:p>
          </table:table-cell>
          <table:table-cell office:value-type="float" office:value="-117.603643846946" calcext:value-type="float">
            <text:p>-117.603643846946</text:p>
          </table:table-cell>
        </table:table-row>
        <table:table-row table:style-name="ro1">
          <table:table-cell office:value-type="string" calcext:value-type="string">
            <text:p>2019-11-12 12:00:43</text:p>
          </table:table-cell>
          <table:table-cell office:value-type="float" office:value="26.8837724719197" calcext:value-type="float">
            <text:p>26.8837724719197</text:p>
          </table:table-cell>
          <table:table-cell office:value-type="float" office:value="74.4409268152205" calcext:value-type="float">
            <text:p>74.4409268152205</text:p>
          </table:table-cell>
          <table:table-cell office:value-type="float" office:value="980.848607190768" calcext:value-type="float">
            <text:p>980.84860719076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2663" calcext:value-type="float">
            <text:p>1372663</text:p>
          </table:table-cell>
          <table:table-cell office:value-type="float" office:value="1621542" calcext:value-type="float">
            <text:p>1621542</text:p>
          </table:table-cell>
          <table:table-cell office:value-type="float" office:value="1626480" calcext:value-type="float">
            <text:p>1626480</text:p>
          </table:table-cell>
          <table:table-cell office:value-type="float" office:value="1134431" calcext:value-type="float">
            <text:p>1134431</text:p>
          </table:table-cell>
          <table:table-cell office:value-type="float" office:value="1060461" calcext:value-type="float">
            <text:p>1060461</text:p>
          </table:table-cell>
          <table:table-cell office:value-type="float" office:value="1048766" calcext:value-type="float">
            <text:p>1048766</text:p>
          </table:table-cell>
          <table:table-cell office:value-type="float" office:value="1637837" calcext:value-type="float">
            <text:p>1637837</text:p>
          </table:table-cell>
          <table:table-cell office:value-type="float" office:value="5" calcext:value-type="float">
            <text:p>5</text:p>
          </table:table-cell>
          <table:table-cell office:value-type="float" office:value="0.818171002646804" calcext:value-type="float">
            <text:p>0.818171002646804</text:p>
          </table:table-cell>
          <table:table-cell office:value-type="float" office:value="0.966514464201267" calcext:value-type="float">
            <text:p>0.966514464201267</text:p>
          </table:table-cell>
          <table:table-cell office:value-type="float" office:value="0.969457741911142" calcext:value-type="float">
            <text:p>0.969457741911142</text:p>
          </table:table-cell>
          <table:table-cell office:value-type="float" office:value="0.676173648378092" calcext:value-type="float">
            <text:p>0.676173648378092</text:p>
          </table:table-cell>
          <table:table-cell office:value-type="float" office:value="0.63208408738185" calcext:value-type="float">
            <text:p>0.63208408738185</text:p>
          </table:table-cell>
          <table:table-cell office:value-type="float" office:value="0.625113323344388" calcext:value-type="float">
            <text:p>0.625113323344388</text:p>
          </table:table-cell>
          <table:table-cell office:value-type="float" office:value="0.976227042225247" calcext:value-type="float">
            <text:p>0.976227042225247</text:p>
          </table:table-cell>
          <table:table-cell office:value-type="float" office:value="-114.765270324382" calcext:value-type="float">
            <text:p>-114.765270324382</text:p>
          </table:table-cell>
          <table:table-cell office:value-type="float" office:value="-123.58318252363" calcext:value-type="float">
            <text:p>-123.58318252363</text:p>
          </table:table-cell>
          <table:table-cell office:value-type="float" office:value="-124.977335331122" calcext:value-type="float">
            <text:p>-124.977335331122</text:p>
          </table:table-cell>
        </table:table-row>
        <table:table-row table:style-name="ro1">
          <table:table-cell office:value-type="string" calcext:value-type="string">
            <text:p>2019-11-12 12:00:45</text:p>
          </table:table-cell>
          <table:table-cell office:value-type="float" office:value="26.8888265869173" calcext:value-type="float">
            <text:p>26.8888265869173</text:p>
          </table:table-cell>
          <table:table-cell office:value-type="float" office:value="74.4413321218522" calcext:value-type="float">
            <text:p>74.4413321218522</text:p>
          </table:table-cell>
          <table:table-cell office:value-type="float" office:value="980.829530039722" calcext:value-type="float">
            <text:p>980.82953003972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2817" calcext:value-type="float">
            <text:p>1362817</text:p>
          </table:table-cell>
          <table:table-cell office:value-type="float" office:value="1617579" calcext:value-type="float">
            <text:p>1617579</text:p>
          </table:table-cell>
          <table:table-cell office:value-type="float" office:value="1630487" calcext:value-type="float">
            <text:p>1630487</text:p>
          </table:table-cell>
          <table:table-cell office:value-type="float" office:value="1234050" calcext:value-type="float">
            <text:p>1234050</text:p>
          </table:table-cell>
          <table:table-cell office:value-type="float" office:value="1057013" calcext:value-type="float">
            <text:p>1057013</text:p>
          </table:table-cell>
          <table:table-cell office:value-type="float" office:value="907792" calcext:value-type="float">
            <text:p>907792</text:p>
          </table:table-cell>
          <table:table-cell office:value-type="float" office:value="1641441" calcext:value-type="float">
            <text:p>1641441</text:p>
          </table:table-cell>
          <table:table-cell office:value-type="float" office:value="5" calcext:value-type="float">
            <text:p>5</text:p>
          </table:table-cell>
          <table:table-cell office:value-type="float" office:value="0.812302328622619" calcext:value-type="float">
            <text:p>0.812302328622619</text:p>
          </table:table-cell>
          <table:table-cell office:value-type="float" office:value="0.96415233184723" calcext:value-type="float">
            <text:p>0.96415233184723</text:p>
          </table:table-cell>
          <table:table-cell office:value-type="float" office:value="0.971846100312006" calcext:value-type="float">
            <text:p>0.971846100312006</text:p>
          </table:table-cell>
          <table:table-cell office:value-type="float" office:value="0.735551206535245" calcext:value-type="float">
            <text:p>0.735551206535245</text:p>
          </table:table-cell>
          <table:table-cell office:value-type="float" office:value="0.630028918985" calcext:value-type="float">
            <text:p>0.630028918985</text:p>
          </table:table-cell>
          <table:table-cell office:value-type="float" office:value="0.541086261401923" calcext:value-type="float">
            <text:p>0.541086261401923</text:p>
          </table:table-cell>
          <table:table-cell office:value-type="float" office:value="0.978375193879031" calcext:value-type="float">
            <text:p>0.978375193879031</text:p>
          </table:table-cell>
          <table:table-cell office:value-type="float" office:value="-102.889758692951" calcext:value-type="float">
            <text:p>-102.889758692951</text:p>
          </table:table-cell>
          <table:table-cell office:value-type="float" office:value="-123.994216203" calcext:value-type="float">
            <text:p>-123.994216203</text:p>
          </table:table-cell>
          <table:table-cell office:value-type="float" office:value="-141.782747719615" calcext:value-type="float">
            <text:p>-141.782747719615</text:p>
          </table:table-cell>
        </table:table-row>
        <table:table-row table:style-name="ro1">
          <table:table-cell office:value-type="string" calcext:value-type="string">
            <text:p>2019-11-12 12:00:46</text:p>
          </table:table-cell>
          <table:table-cell office:value-type="float" office:value="26.8888265869173" calcext:value-type="float">
            <text:p>26.8888265869173</text:p>
          </table:table-cell>
          <table:table-cell office:value-type="float" office:value="74.4144930576976" calcext:value-type="float">
            <text:p>74.4144930576976</text:p>
          </table:table-cell>
          <table:table-cell office:value-type="float" office:value="980.801957397518" calcext:value-type="float">
            <text:p>980.80195739751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4713" calcext:value-type="float">
            <text:p>1394713</text:p>
          </table:table-cell>
          <table:table-cell office:value-type="float" office:value="1628796" calcext:value-type="float">
            <text:p>1628796</text:p>
          </table:table-cell>
          <table:table-cell office:value-type="float" office:value="1633568" calcext:value-type="float">
            <text:p>1633568</text:p>
          </table:table-cell>
          <table:table-cell office:value-type="float" office:value="1046033" calcext:value-type="float">
            <text:p>1046033</text:p>
          </table:table-cell>
          <table:table-cell office:value-type="float" office:value="1159417" calcext:value-type="float">
            <text:p>1159417</text:p>
          </table:table-cell>
          <table:table-cell office:value-type="float" office:value="1097879" calcext:value-type="float">
            <text:p>1097879</text:p>
          </table:table-cell>
          <table:table-cell office:value-type="float" office:value="1640309" calcext:value-type="float">
            <text:p>1640309</text:p>
          </table:table-cell>
          <table:table-cell office:value-type="float" office:value="5" calcext:value-type="float">
            <text:p>5</text:p>
          </table:table-cell>
          <table:table-cell office:value-type="float" office:value="0.831313828386525" calcext:value-type="float">
            <text:p>0.831313828386525</text:p>
          </table:table-cell>
          <table:table-cell office:value-type="float" office:value="0.970838185648702" calcext:value-type="float">
            <text:p>0.970838185648702</text:p>
          </table:table-cell>
          <table:table-cell office:value-type="float" office:value="0.973682519636455" calcext:value-type="float">
            <text:p>0.973682519636455</text:p>
          </table:table-cell>
          <table:table-cell office:value-type="float" office:value="0.623484328208486" calcext:value-type="float">
            <text:p>0.623484328208486</text:p>
          </table:table-cell>
          <table:table-cell office:value-type="float" office:value="0.691066466697033" calcext:value-type="float">
            <text:p>0.691066466697033</text:p>
          </table:table-cell>
          <table:table-cell office:value-type="float" office:value="0.654386956022615" calcext:value-type="float">
            <text:p>0.654386956022615</text:p>
          </table:table-cell>
          <table:table-cell office:value-type="float" office:value="0.97770046921974" calcext:value-type="float">
            <text:p>0.97770046921974</text:p>
          </table:table-cell>
          <table:table-cell office:value-type="float" office:value="-125.303134358303" calcext:value-type="float">
            <text:p>-125.303134358303</text:p>
          </table:table-cell>
          <table:table-cell office:value-type="float" office:value="-111.786706660593" calcext:value-type="float">
            <text:p>-111.786706660593</text:p>
          </table:table-cell>
          <table:table-cell office:value-type="float" office:value="-119.122608795477" calcext:value-type="float">
            <text:p>-119.122608795477</text:p>
          </table:table-cell>
        </table:table-row>
        <table:table-row table:style-name="ro1">
          <table:table-cell office:value-type="string" calcext:value-type="string">
            <text:p>2019-11-12 12:00:47</text:p>
          </table:table-cell>
          <table:table-cell office:value-type="float" office:value="26.8938807022059" calcext:value-type="float">
            <text:p>26.8938807022059</text:p>
          </table:table-cell>
          <table:table-cell office:value-type="float" office:value="74.4202659456088" calcext:value-type="float">
            <text:p>74.4202659456088</text:p>
          </table:table-cell>
          <table:table-cell office:value-type="float" office:value="980.865598252616" calcext:value-type="float">
            <text:p>980.86559825261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1052" calcext:value-type="float">
            <text:p>1371052</text:p>
          </table:table-cell>
          <table:table-cell office:value-type="float" office:value="1618682" calcext:value-type="float">
            <text:p>1618682</text:p>
          </table:table-cell>
          <table:table-cell office:value-type="float" office:value="1630149" calcext:value-type="float">
            <text:p>1630149</text:p>
          </table:table-cell>
          <table:table-cell office:value-type="float" office:value="1236586" calcext:value-type="float">
            <text:p>1236586</text:p>
          </table:table-cell>
          <table:table-cell office:value-type="float" office:value="1045337" calcext:value-type="float">
            <text:p>1045337</text:p>
          </table:table-cell>
          <table:table-cell office:value-type="float" office:value="961051" calcext:value-type="float">
            <text:p>961051</text:p>
          </table:table-cell>
          <table:table-cell office:value-type="float" office:value="1637088" calcext:value-type="float">
            <text:p>1637088</text:p>
          </table:table-cell>
          <table:table-cell office:value-type="float" office:value="5" calcext:value-type="float">
            <text:p>5</text:p>
          </table:table-cell>
          <table:table-cell office:value-type="float" office:value="0.817210771705004" calcext:value-type="float">
            <text:p>0.817210771705004</text:p>
          </table:table-cell>
          <table:table-cell office:value-type="float" office:value="0.964809771157476" calcext:value-type="float">
            <text:p>0.964809771157476</text:p>
          </table:table-cell>
          <table:table-cell office:value-type="float" office:value="0.971644636588649" calcext:value-type="float">
            <text:p>0.971644636588649</text:p>
          </table:table-cell>
          <table:table-cell office:value-type="float" office:value="0.737062780506942" calcext:value-type="float">
            <text:p>0.737062780506942</text:p>
          </table:table-cell>
          <table:table-cell office:value-type="float" office:value="0.623069479831395" calcext:value-type="float">
            <text:p>0.623069479831395</text:p>
          </table:table-cell>
          <table:table-cell office:value-type="float" office:value="0.572831102947128" calcext:value-type="float">
            <text:p>0.572831102947128</text:p>
          </table:table-cell>
          <table:table-cell office:value-type="float" office:value="0.975780603382659" calcext:value-type="float">
            <text:p>0.975780603382659</text:p>
          </table:table-cell>
          <table:table-cell office:value-type="float" office:value="-102.587443898612" calcext:value-type="float">
            <text:p>-102.587443898612</text:p>
          </table:table-cell>
          <table:table-cell office:value-type="float" office:value="-125.386104033721" calcext:value-type="float">
            <text:p>-125.386104033721</text:p>
          </table:table-cell>
          <table:table-cell office:value-type="float" office:value="-135.433779410574" calcext:value-type="float">
            <text:p>-135.433779410574</text:p>
          </table:table-cell>
        </table:table-row>
        <table:table-row table:style-name="ro1">
          <table:table-cell office:value-type="string" calcext:value-type="string">
            <text:p>2019-11-12 12:00:48</text:p>
          </table:table-cell>
          <table:table-cell office:value-type="float" office:value="26.8938807022059" calcext:value-type="float">
            <text:p>26.8938807022059</text:p>
          </table:table-cell>
          <table:table-cell office:value-type="float" office:value="74.4363695635009" calcext:value-type="float">
            <text:p>74.4363695635009</text:p>
          </table:table-cell>
          <table:table-cell office:value-type="float" office:value="980.865598252616" calcext:value-type="float">
            <text:p>980.86559825261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5056" calcext:value-type="float">
            <text:p>1385056</text:p>
          </table:table-cell>
          <table:table-cell office:value-type="float" office:value="1617248" calcext:value-type="float">
            <text:p>1617248</text:p>
          </table:table-cell>
          <table:table-cell office:value-type="float" office:value="1625349" calcext:value-type="float">
            <text:p>1625349</text:p>
          </table:table-cell>
          <table:table-cell office:value-type="float" office:value="1080134" calcext:value-type="float">
            <text:p>1080134</text:p>
          </table:table-cell>
          <table:table-cell office:value-type="float" office:value="1260524" calcext:value-type="float">
            <text:p>1260524</text:p>
          </table:table-cell>
          <table:table-cell office:value-type="float" office:value="939041" calcext:value-type="float">
            <text:p>939041</text:p>
          </table:table-cell>
          <table:table-cell office:value-type="float" office:value="1643694" calcext:value-type="float">
            <text:p>1643694</text:p>
          </table:table-cell>
          <table:table-cell office:value-type="float" office:value="5" calcext:value-type="float">
            <text:p>5</text:p>
          </table:table-cell>
          <table:table-cell office:value-type="float" office:value="0.825557807154394" calcext:value-type="float">
            <text:p>0.825557807154394</text:p>
          </table:table-cell>
          <table:table-cell office:value-type="float" office:value="0.963955040449505" calcext:value-type="float">
            <text:p>0.963955040449505</text:p>
          </table:table-cell>
          <table:table-cell office:value-type="float" office:value="0.96878361329837" calcext:value-type="float">
            <text:p>0.96878361329837</text:p>
          </table:table-cell>
          <table:table-cell office:value-type="float" office:value="0.643810110546364" calcext:value-type="float">
            <text:p>0.643810110546364</text:p>
          </table:table-cell>
          <table:table-cell office:value-type="float" office:value="0.751330942074173" calcext:value-type="float">
            <text:p>0.751330942074173</text:p>
          </table:table-cell>
          <table:table-cell office:value-type="float" office:value="0.55971211906816" calcext:value-type="float">
            <text:p>0.55971211906816</text:p>
          </table:table-cell>
          <table:table-cell office:value-type="float" office:value="0.979718086685906" calcext:value-type="float">
            <text:p>0.979718086685906</text:p>
          </table:table-cell>
          <table:table-cell office:value-type="float" office:value="-121.237977890727" calcext:value-type="float">
            <text:p>-121.237977890727</text:p>
          </table:table-cell>
          <table:table-cell office:value-type="float" office:value="-99.7338115851655" calcext:value-type="float">
            <text:p>-99.7338115851655</text:p>
          </table:table-cell>
          <table:table-cell office:value-type="float" office:value="-138.057576186368" calcext:value-type="float">
            <text:p>-138.057576186368</text:p>
          </table:table-cell>
        </table:table-row>
        <table:table-row table:style-name="ro1">
          <table:table-cell office:value-type="string" calcext:value-type="string">
            <text:p>2019-11-12 12:00:50</text:p>
          </table:table-cell>
          <table:table-cell office:value-type="float" office:value="26.8888265869173" calcext:value-type="float">
            <text:p>26.8888265869173</text:p>
          </table:table-cell>
          <table:table-cell office:value-type="float" office:value="74.4144930576976" calcext:value-type="float">
            <text:p>74.4144930576976</text:p>
          </table:table-cell>
          <table:table-cell office:value-type="float" office:value="980.829530039722" calcext:value-type="float">
            <text:p>980.82953003972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2601" calcext:value-type="float">
            <text:p>1362601</text:p>
          </table:table-cell>
          <table:table-cell office:value-type="float" office:value="1619794" calcext:value-type="float">
            <text:p>1619794</text:p>
          </table:table-cell>
          <table:table-cell office:value-type="float" office:value="1623460" calcext:value-type="float">
            <text:p>1623460</text:p>
          </table:table-cell>
          <table:table-cell office:value-type="float" office:value="994865" calcext:value-type="float">
            <text:p>994865</text:p>
          </table:table-cell>
          <table:table-cell office:value-type="float" office:value="1187257" calcext:value-type="float">
            <text:p>1187257</text:p>
          </table:table-cell>
          <table:table-cell office:value-type="float" office:value="1113721" calcext:value-type="float">
            <text:p>1113721</text:p>
          </table:table-cell>
          <table:table-cell office:value-type="float" office:value="1640931" calcext:value-type="float">
            <text:p>1640931</text:p>
          </table:table-cell>
          <table:table-cell office:value-type="float" office:value="5" calcext:value-type="float">
            <text:p>5</text:p>
          </table:table-cell>
          <table:table-cell office:value-type="float" office:value="0.812173582574556" calcext:value-type="float">
            <text:p>0.812173582574556</text:p>
          </table:table-cell>
          <table:table-cell office:value-type="float" office:value="0.965472574886391" calcext:value-type="float">
            <text:p>0.965472574886391</text:p>
          </table:table-cell>
          <table:table-cell office:value-type="float" office:value="0.967657681424341" calcext:value-type="float">
            <text:p>0.967657681424341</text:p>
          </table:table-cell>
          <table:table-cell office:value-type="float" office:value="0.592985819934108" calcext:value-type="float">
            <text:p>0.592985819934108</text:p>
          </table:table-cell>
          <table:table-cell office:value-type="float" office:value="0.707660401780653" calcext:value-type="float">
            <text:p>0.707660401780653</text:p>
          </table:table-cell>
          <table:table-cell office:value-type="float" office:value="0.663829524973574" calcext:value-type="float">
            <text:p>0.663829524973574</text:p>
          </table:table-cell>
          <table:table-cell office:value-type="float" office:value="0.978071210154439" calcext:value-type="float">
            <text:p>0.978071210154439</text:p>
          </table:table-cell>
          <table:table-cell office:value-type="float" office:value="-131.402836013178" calcext:value-type="float">
            <text:p>-131.402836013178</text:p>
          </table:table-cell>
          <table:table-cell office:value-type="float" office:value="-108.467919643869" calcext:value-type="float">
            <text:p>-108.467919643869</text:p>
          </table:table-cell>
          <table:table-cell office:value-type="float" office:value="-117.234095005285" calcext:value-type="float">
            <text:p>-117.234095005285</text:p>
          </table:table-cell>
        </table:table-row>
        <table:table-row table:style-name="ro1">
          <table:table-cell office:value-type="string" calcext:value-type="string">
            <text:p>2019-11-12 12:00:51</text:p>
          </table:table-cell>
          <table:table-cell office:value-type="float" office:value="26.8888265869173" calcext:value-type="float">
            <text:p>26.8888265869173</text:p>
          </table:table-cell>
          <table:table-cell office:value-type="float" office:value="74.3983895158815" calcext:value-type="float">
            <text:p>74.3983895158815</text:p>
          </table:table-cell>
          <table:table-cell office:value-type="float" office:value="980.857102703803" calcext:value-type="float">
            <text:p>980.85710270380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7019" calcext:value-type="float">
            <text:p>1367019</text:p>
          </table:table-cell>
          <table:table-cell office:value-type="float" office:value="1616850" calcext:value-type="float">
            <text:p>1616850</text:p>
          </table:table-cell>
          <table:table-cell office:value-type="float" office:value="1629215" calcext:value-type="float">
            <text:p>1629215</text:p>
          </table:table-cell>
          <table:table-cell office:value-type="float" office:value="1222337" calcext:value-type="float">
            <text:p>1222337</text:p>
          </table:table-cell>
          <table:table-cell office:value-type="float" office:value="1081929" calcext:value-type="float">
            <text:p>1081929</text:p>
          </table:table-cell>
          <table:table-cell office:value-type="float" office:value="899775" calcext:value-type="float">
            <text:p>899775</text:p>
          </table:table-cell>
          <table:table-cell office:value-type="float" office:value="1638906" calcext:value-type="float">
            <text:p>1638906</text:p>
          </table:table-cell>
          <table:table-cell office:value-type="float" office:value="5" calcext:value-type="float">
            <text:p>5</text:p>
          </table:table-cell>
          <table:table-cell office:value-type="float" office:value="0.814806916094651" calcext:value-type="float">
            <text:p>0.814806916094651</text:p>
          </table:table-cell>
          <table:table-cell office:value-type="float" office:value="0.963717813935019" calcext:value-type="float">
            <text:p>0.963717813935019</text:p>
          </table:table-cell>
          <table:table-cell office:value-type="float" office:value="0.971087929140082" calcext:value-type="float">
            <text:p>0.971087929140082</text:p>
          </table:table-cell>
          <table:table-cell office:value-type="float" office:value="0.728569713660444" calcext:value-type="float">
            <text:p>0.728569713660444</text:p>
          </table:table-cell>
          <table:table-cell office:value-type="float" office:value="0.644880014047624" calcext:value-type="float">
            <text:p>0.644880014047624</text:p>
          </table:table-cell>
          <table:table-cell office:value-type="float" office:value="0.536307756460638" calcext:value-type="float">
            <text:p>0.536307756460638</text:p>
          </table:table-cell>
          <table:table-cell office:value-type="float" office:value="0.976864215953852" calcext:value-type="float">
            <text:p>0.976864215953852</text:p>
          </table:table-cell>
          <table:table-cell office:value-type="float" office:value="-104.286057267911" calcext:value-type="float">
            <text:p>-104.286057267911</text:p>
          </table:table-cell>
          <table:table-cell office:value-type="float" office:value="-121.023997190475" calcext:value-type="float">
            <text:p>-121.023997190475</text:p>
          </table:table-cell>
          <table:table-cell office:value-type="float" office:value="-142.738448707872" calcext:value-type="float">
            <text:p>-142.738448707872</text:p>
          </table:table-cell>
        </table:table-row>
        <table:table-row table:style-name="ro1">
          <table:table-cell office:value-type="string" calcext:value-type="string">
            <text:p>2019-11-12 12:00:52</text:p>
          </table:table-cell>
          <table:table-cell office:value-type="float" office:value="26.8938807022059" calcext:value-type="float">
            <text:p>26.8938807022059</text:p>
          </table:table-cell>
          <table:table-cell office:value-type="float" office:value="74.409530157295" calcext:value-type="float">
            <text:p>74.409530157295</text:p>
          </table:table-cell>
          <table:table-cell office:value-type="float" office:value="980.838025359489" calcext:value-type="float">
            <text:p>980.8380253594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8622" calcext:value-type="float">
            <text:p>1388622</text:p>
          </table:table-cell>
          <table:table-cell office:value-type="float" office:value="1621095" calcext:value-type="float">
            <text:p>1621095</text:p>
          </table:table-cell>
          <table:table-cell office:value-type="float" office:value="1628745" calcext:value-type="float">
            <text:p>1628745</text:p>
          </table:table-cell>
          <table:table-cell office:value-type="float" office:value="1190257" calcext:value-type="float">
            <text:p>1190257</text:p>
          </table:table-cell>
          <table:table-cell office:value-type="float" office:value="1048040" calcext:value-type="float">
            <text:p>1048040</text:p>
          </table:table-cell>
          <table:table-cell office:value-type="float" office:value="1050011" calcext:value-type="float">
            <text:p>1050011</text:p>
          </table:table-cell>
          <table:table-cell office:value-type="float" office:value="1641210" calcext:value-type="float">
            <text:p>1641210</text:p>
          </table:table-cell>
          <table:table-cell office:value-type="float" office:value="5" calcext:value-type="float">
            <text:p>5</text:p>
          </table:table-cell>
          <table:table-cell office:value-type="float" office:value="0.827683309040464" calcext:value-type="float">
            <text:p>0.827683309040464</text:p>
          </table:table-cell>
          <table:table-cell office:value-type="float" office:value="0.96624803140736" calcext:value-type="float">
            <text:p>0.96624803140736</text:p>
          </table:table-cell>
          <table:table-cell office:value-type="float" office:value="0.970807787276243" calcext:value-type="float">
            <text:p>0.970807787276243</text:p>
          </table:table-cell>
          <table:table-cell office:value-type="float" office:value="0.709448541337078" calcext:value-type="float">
            <text:p>0.709448541337078</text:p>
          </table:table-cell>
          <table:table-cell office:value-type="float" office:value="0.624680593571734" calcext:value-type="float">
            <text:p>0.624680593571734</text:p>
          </table:table-cell>
          <table:table-cell office:value-type="float" office:value="0.625855401260305" calcext:value-type="float">
            <text:p>0.625855401260305</text:p>
          </table:table-cell>
          <table:table-cell office:value-type="float" office:value="0.978237507133187" calcext:value-type="float">
            <text:p>0.978237507133187</text:p>
          </table:table-cell>
          <table:table-cell office:value-type="float" office:value="-108.110291732584" calcext:value-type="float">
            <text:p>-108.110291732584</text:p>
          </table:table-cell>
          <table:table-cell office:value-type="float" office:value="-125.063881285653" calcext:value-type="float">
            <text:p>-125.063881285653</text:p>
          </table:table-cell>
          <table:table-cell office:value-type="float" office:value="-124.828919747939" calcext:value-type="float">
            <text:p>-124.828919747939</text:p>
          </table:table-cell>
        </table:table-row>
        <table:table-row table:style-name="ro1">
          <table:table-cell office:value-type="string" calcext:value-type="string">
            <text:p>2019-11-12 12:00:53</text:p>
          </table:table-cell>
          <table:table-cell office:value-type="float" office:value="26.8938807022059" calcext:value-type="float">
            <text:p>26.8938807022059</text:p>
          </table:table-cell>
          <table:table-cell office:value-type="float" office:value="74.4041622502224" calcext:value-type="float">
            <text:p>74.4041622502224</text:p>
          </table:table-cell>
          <table:table-cell office:value-type="float" office:value="980.838025359489" calcext:value-type="float">
            <text:p>980.8380253594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6197" calcext:value-type="float">
            <text:p>1376197</text:p>
          </table:table-cell>
          <table:table-cell office:value-type="float" office:value="1616295" calcext:value-type="float">
            <text:p>1616295</text:p>
          </table:table-cell>
          <table:table-cell office:value-type="float" office:value="1628434" calcext:value-type="float">
            <text:p>1628434</text:p>
          </table:table-cell>
          <table:table-cell office:value-type="float" office:value="1222208" calcext:value-type="float">
            <text:p>1222208</text:p>
          </table:table-cell>
          <table:table-cell office:value-type="float" office:value="1093021" calcext:value-type="float">
            <text:p>1093021</text:p>
          </table:table-cell>
          <table:table-cell office:value-type="float" office:value="888525" calcext:value-type="float">
            <text:p>888525</text:p>
          </table:table-cell>
          <table:table-cell office:value-type="float" office:value="1639176" calcext:value-type="float">
            <text:p>1639176</text:p>
          </table:table-cell>
          <table:table-cell office:value-type="float" office:value="5" calcext:value-type="float">
            <text:p>5</text:p>
          </table:table-cell>
          <table:table-cell office:value-type="float" office:value="0.820277431044272" calcext:value-type="float">
            <text:p>0.820277431044272</text:p>
          </table:table-cell>
          <table:table-cell office:value-type="float" office:value="0.963387008117081" calcext:value-type="float">
            <text:p>0.963387008117081</text:p>
          </table:table-cell>
          <table:table-cell office:value-type="float" office:value="0.970622416808893" calcext:value-type="float">
            <text:p>0.970622416808893</text:p>
          </table:table-cell>
          <table:table-cell office:value-type="float" office:value="0.728492823659518" calcext:value-type="float">
            <text:p>0.728492823659518</text:p>
          </table:table-cell>
          <table:table-cell office:value-type="float" office:value="0.651491362034245" calcext:value-type="float">
            <text:p>0.651491362034245</text:p>
          </table:table-cell>
          <table:table-cell office:value-type="float" office:value="0.529602233124046" calcext:value-type="float">
            <text:p>0.529602233124046</text:p>
          </table:table-cell>
          <table:table-cell office:value-type="float" office:value="0.977025148513931" calcext:value-type="float">
            <text:p>0.977025148513931</text:p>
          </table:table-cell>
          <table:table-cell office:value-type="float" office:value="-104.301435268096" calcext:value-type="float">
            <text:p>-104.301435268096</text:p>
          </table:table-cell>
          <table:table-cell office:value-type="float" office:value="-119.701727593151" calcext:value-type="float">
            <text:p>-119.701727593151</text:p>
          </table:table-cell>
          <table:table-cell office:value-type="float" office:value="-144.079553375191" calcext:value-type="float">
            <text:p>-144.079553375191</text:p>
          </table:table-cell>
        </table:table-row>
        <table:table-row table:style-name="ro1">
          <table:table-cell office:value-type="string" calcext:value-type="string">
            <text:p>2019-11-12 12:00:55</text:p>
          </table:table-cell>
          <table:table-cell office:value-type="float" office:value="26.8989348177856" calcext:value-type="float">
            <text:p>26.8989348177856</text:p>
          </table:table-cell>
          <table:table-cell office:value-type="float" office:value="74.3884631668242" calcext:value-type="float">
            <text:p>74.3884631668242</text:p>
          </table:table-cell>
          <table:table-cell office:value-type="float" office:value="980.818947614734" calcext:value-type="float">
            <text:p>980.81894761473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7463" calcext:value-type="float">
            <text:p>1357463</text:p>
          </table:table-cell>
          <table:table-cell office:value-type="float" office:value="1619907" calcext:value-type="float">
            <text:p>1619907</text:p>
          </table:table-cell>
          <table:table-cell office:value-type="float" office:value="1624586" calcext:value-type="float">
            <text:p>1624586</text:p>
          </table:table-cell>
          <table:table-cell office:value-type="float" office:value="1007417" calcext:value-type="float">
            <text:p>1007417</text:p>
          </table:table-cell>
          <table:table-cell office:value-type="float" office:value="1151641" calcext:value-type="float">
            <text:p>1151641</text:p>
          </table:table-cell>
          <table:table-cell office:value-type="float" office:value="1099011" calcext:value-type="float">
            <text:p>1099011</text:p>
          </table:table-cell>
          <table:table-cell office:value-type="float" office:value="1639961" calcext:value-type="float">
            <text:p>1639961</text:p>
          </table:table-cell>
          <table:table-cell office:value-type="float" office:value="5" calcext:value-type="float">
            <text:p>5</text:p>
          </table:table-cell>
          <table:table-cell office:value-type="float" office:value="0.80911109556092" calcext:value-type="float">
            <text:p>0.80911109556092</text:p>
          </table:table-cell>
          <table:table-cell office:value-type="float" office:value="0.965539928143016" calcext:value-type="float">
            <text:p>0.965539928143016</text:p>
          </table:table-cell>
          <table:table-cell office:value-type="float" office:value="0.968328829804519" calcext:value-type="float">
            <text:p>0.968328829804519</text:p>
          </table:table-cell>
          <table:table-cell office:value-type="float" office:value="0.600467395838189" calcext:value-type="float">
            <text:p>0.600467395838189</text:p>
          </table:table-cell>
          <table:table-cell office:value-type="float" office:value="0.686431608966781" calcext:value-type="float">
            <text:p>0.686431608966781</text:p>
          </table:table-cell>
          <table:table-cell office:value-type="float" office:value="0.655061680681906" calcext:value-type="float">
            <text:p>0.655061680681906</text:p>
          </table:table-cell>
          <table:table-cell office:value-type="float" office:value="0.977493045031195" calcext:value-type="float">
            <text:p>0.977493045031195</text:p>
          </table:table-cell>
          <table:table-cell office:value-type="float" office:value="-129.906520832362" calcext:value-type="float">
            <text:p>-129.906520832362</text:p>
          </table:table-cell>
          <table:table-cell office:value-type="float" office:value="-112.713678206644" calcext:value-type="float">
            <text:p>-112.713678206644</text:p>
          </table:table-cell>
          <table:table-cell office:value-type="float" office:value="-118.987663863619" calcext:value-type="float">
            <text:p>-118.987663863619</text:p>
          </table:table-cell>
        </table:table-row>
        <table:table-row table:style-name="ro1">
          <table:table-cell office:value-type="string" calcext:value-type="string">
            <text:p>2019-11-12 12:00:56</text:p>
          </table:table-cell>
          <table:table-cell office:value-type="float" office:value="26.8938807022059" calcext:value-type="float">
            <text:p>26.8938807022059</text:p>
          </table:table-cell>
          <table:table-cell office:value-type="float" office:value="74.4148980557571" calcext:value-type="float">
            <text:p>74.4148980557571</text:p>
          </table:table-cell>
          <table:table-cell office:value-type="float" office:value="980.810452488239" calcext:value-type="float">
            <text:p>980.81045248823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5198" calcext:value-type="float">
            <text:p>1385198</text:p>
          </table:table-cell>
          <table:table-cell office:value-type="float" office:value="1619478" calcext:value-type="float">
            <text:p>1619478</text:p>
          </table:table-cell>
          <table:table-cell office:value-type="float" office:value="1627008" calcext:value-type="float">
            <text:p>1627008</text:p>
          </table:table-cell>
          <table:table-cell office:value-type="float" office:value="1252349" calcext:value-type="float">
            <text:p>1252349</text:p>
          </table:table-cell>
          <table:table-cell office:value-type="float" office:value="1031167" calcext:value-type="float">
            <text:p>1031167</text:p>
          </table:table-cell>
          <table:table-cell office:value-type="float" office:value="981851" calcext:value-type="float">
            <text:p>981851</text:p>
          </table:table-cell>
          <table:table-cell office:value-type="float" office:value="1637719" calcext:value-type="float">
            <text:p>1637719</text:p>
          </table:table-cell>
          <table:table-cell office:value-type="float" office:value="5" calcext:value-type="float">
            <text:p>5</text:p>
          </table:table-cell>
          <table:table-cell office:value-type="float" office:value="0.825642445760065" calcext:value-type="float">
            <text:p>0.825642445760065</text:p>
          </table:table-cell>
          <table:table-cell office:value-type="float" office:value="0.965284224186447" calcext:value-type="float">
            <text:p>0.965284224186447</text:p>
          </table:table-cell>
          <table:table-cell office:value-type="float" office:value="0.969772454473073" calcext:value-type="float">
            <text:p>0.969772454473073</text:p>
          </table:table-cell>
          <table:table-cell office:value-type="float" office:value="0.746458261782916" calcext:value-type="float">
            <text:p>0.746458261782916</text:p>
          </table:table-cell>
          <table:table-cell office:value-type="float" office:value="0.614623500659883" calcext:value-type="float">
            <text:p>0.614623500659883</text:p>
          </table:table-cell>
          <table:table-cell office:value-type="float" office:value="0.585228870538338" calcext:value-type="float">
            <text:p>0.585228870538338</text:p>
          </table:table-cell>
          <table:table-cell office:value-type="float" office:value="0.976156708736027" calcext:value-type="float">
            <text:p>0.976156708736027</text:p>
          </table:table-cell>
          <table:table-cell office:value-type="float" office:value="-100.708347643417" calcext:value-type="float">
            <text:p>-100.708347643417</text:p>
          </table:table-cell>
          <table:table-cell office:value-type="float" office:value="-127.075299868023" calcext:value-type="float">
            <text:p>-127.075299868023</text:p>
          </table:table-cell>
          <table:table-cell office:value-type="float" office:value="-132.954225892332" calcext:value-type="float">
            <text:p>-132.954225892332</text:p>
          </table:table-cell>
        </table:table-row>
        <table:table-row table:style-name="ro1">
          <table:table-cell office:value-type="string" calcext:value-type="string">
            <text:p>2019-11-12 12:00:57</text:p>
          </table:table-cell>
          <table:table-cell office:value-type="float" office:value="26.9090430498181" calcext:value-type="float">
            <text:p>26.9090430498181</text:p>
          </table:table-cell>
          <table:table-cell office:value-type="float" office:value="74.3892725170693" calcext:value-type="float">
            <text:p>74.3892725170693</text:p>
          </table:table-cell>
          <table:table-cell office:value-type="float" office:value="980.8910851137" calcext:value-type="float">
            <text:p>980.891085113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237" calcext:value-type="float">
            <text:p>1373237</text:p>
          </table:table-cell>
          <table:table-cell office:value-type="float" office:value="1617949" calcext:value-type="float">
            <text:p>1617949</text:p>
          </table:table-cell>
          <table:table-cell office:value-type="float" office:value="1629815" calcext:value-type="float">
            <text:p>1629815</text:p>
          </table:table-cell>
          <table:table-cell office:value-type="float" office:value="1149569" calcext:value-type="float">
            <text:p>1149569</text:p>
          </table:table-cell>
          <table:table-cell office:value-type="float" office:value="1303589" calcext:value-type="float">
            <text:p>1303589</text:p>
          </table:table-cell>
          <table:table-cell office:value-type="float" office:value="889614" calcext:value-type="float">
            <text:p>889614</text:p>
          </table:table-cell>
          <table:table-cell office:value-type="float" office:value="1642014" calcext:value-type="float">
            <text:p>1642014</text:p>
          </table:table-cell>
          <table:table-cell office:value-type="float" office:value="5" calcext:value-type="float">
            <text:p>5</text:p>
          </table:table-cell>
          <table:table-cell office:value-type="float" office:value="0.8185131333486" calcext:value-type="float">
            <text:p>0.8185131333486</text:p>
          </table:table-cell>
          <table:table-cell office:value-type="float" office:value="0.964372869059189" calcext:value-type="float">
            <text:p>0.964372869059189</text:p>
          </table:table-cell>
          <table:table-cell office:value-type="float" office:value="0.971445557051367" calcext:value-type="float">
            <text:p>0.971445557051367</text:p>
          </table:table-cell>
          <table:table-cell office:value-type="float" office:value="0.68519660057981" calcext:value-type="float">
            <text:p>0.68519660057981</text:p>
          </table:table-cell>
          <table:table-cell office:value-type="float" office:value="0.776999685406647" calcext:value-type="float">
            <text:p>0.776999685406647</text:p>
          </table:table-cell>
          <table:table-cell office:value-type="float" office:value="0.530251327783028" calcext:value-type="float">
            <text:p>0.530251327783028</text:p>
          </table:table-cell>
          <table:table-cell office:value-type="float" office:value="0.978716728534308" calcext:value-type="float">
            <text:p>0.978716728534308</text:p>
          </table:table-cell>
          <table:table-cell office:value-type="float" office:value="-112.960679884038" calcext:value-type="float">
            <text:p>-112.960679884038</text:p>
          </table:table-cell>
          <table:table-cell office:value-type="float" office:value="-94.6000629186705" calcext:value-type="float">
            <text:p>-94.6000629186705</text:p>
          </table:table-cell>
          <table:table-cell office:value-type="float" office:value="-143.949734443394" calcext:value-type="float">
            <text:p>-143.949734443394</text:p>
          </table:table-cell>
        </table:table-row>
        <table:table-row table:style-name="ro1">
          <table:table-cell office:value-type="string" calcext:value-type="string">
            <text:p>2019-11-12 12:00:58</text:p>
          </table:table-cell>
          <table:table-cell office:value-type="float" office:value="26.9039889336564" calcext:value-type="float">
            <text:p>26.9039889336564</text:p>
          </table:table-cell>
          <table:table-cell office:value-type="float" office:value="74.3888678467333" calcext:value-type="float">
            <text:p>74.3888678467333</text:p>
          </table:table-cell>
          <table:table-cell office:value-type="float" office:value="980.882589457566" calcext:value-type="float">
            <text:p>980.88258945756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2948" calcext:value-type="float">
            <text:p>1362948</text:p>
          </table:table-cell>
          <table:table-cell office:value-type="float" office:value="1620353" calcext:value-type="float">
            <text:p>1620353</text:p>
          </table:table-cell>
          <table:table-cell office:value-type="float" office:value="1624972" calcext:value-type="float">
            <text:p>1624972</text:p>
          </table:table-cell>
          <table:table-cell office:value-type="float" office:value="1041002" calcext:value-type="float">
            <text:p>1041002</text:p>
          </table:table-cell>
          <table:table-cell office:value-type="float" office:value="1119900" calcext:value-type="float">
            <text:p>1119900</text:p>
          </table:table-cell>
          <table:table-cell office:value-type="float" office:value="1077926" calcext:value-type="float">
            <text:p>1077926</text:p>
          </table:table-cell>
          <table:table-cell office:value-type="float" office:value="1639492" calcext:value-type="float">
            <text:p>1639492</text:p>
          </table:table-cell>
          <table:table-cell office:value-type="float" office:value="5" calcext:value-type="float">
            <text:p>5</text:p>
          </table:table-cell>
          <table:table-cell office:value-type="float" office:value="0.812380410716583" calcext:value-type="float">
            <text:p>0.812380410716583</text:p>
          </table:table-cell>
          <table:table-cell office:value-type="float" office:value="0.965805764890404" calcext:value-type="float">
            <text:p>0.965805764890404</text:p>
          </table:table-cell>
          <table:table-cell office:value-type="float" office:value="0.968558903760779" calcext:value-type="float">
            <text:p>0.968558903760779</text:p>
          </table:table-cell>
          <table:table-cell office:value-type="float" office:value="0.620485618172362" calcext:value-type="float">
            <text:p>0.620485618172362</text:p>
          </table:table-cell>
          <table:table-cell office:value-type="float" office:value="0.66751249641329" calcext:value-type="float">
            <text:p>0.66751249641329</text:p>
          </table:table-cell>
          <table:table-cell office:value-type="float" office:value="0.642494039832835" calcext:value-type="float">
            <text:p>0.642494039832835</text:p>
          </table:table-cell>
          <table:table-cell office:value-type="float" office:value="0.977213499213874" calcext:value-type="float">
            <text:p>0.977213499213874</text:p>
          </table:table-cell>
          <table:table-cell office:value-type="float" office:value="-125.902876365528" calcext:value-type="float">
            <text:p>-125.902876365528</text:p>
          </table:table-cell>
          <table:table-cell office:value-type="float" office:value="-116.497500717342" calcext:value-type="float">
            <text:p>-116.497500717342</text:p>
          </table:table-cell>
          <table:table-cell office:value-type="float" office:value="-121.501192033433" calcext:value-type="float">
            <text:p>-121.501192033433</text:p>
          </table:table-cell>
        </table:table-row>
        <table:table-row table:style-name="ro1">
          <table:table-cell office:value-type="string" calcext:value-type="string">
            <text:p>2019-11-12 12:01:00</text:p>
          </table:table-cell>
          <table:table-cell office:value-type="float" office:value="26.8938807022059" calcext:value-type="float">
            <text:p>26.8938807022059</text:p>
          </table:table-cell>
          <table:table-cell office:value-type="float" office:value="74.3773225857022" calcext:value-type="float">
            <text:p>74.3773225857022</text:p>
          </table:table-cell>
          <table:table-cell office:value-type="float" office:value="980.838025359489" calcext:value-type="float">
            <text:p>980.8380253594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3608" calcext:value-type="float">
            <text:p>1363608</text:p>
          </table:table-cell>
          <table:table-cell office:value-type="float" office:value="1619571" calcext:value-type="float">
            <text:p>1619571</text:p>
          </table:table-cell>
          <table:table-cell office:value-type="float" office:value="1623913" calcext:value-type="float">
            <text:p>1623913</text:p>
          </table:table-cell>
          <table:table-cell office:value-type="float" office:value="991900" calcext:value-type="float">
            <text:p>991900</text:p>
          </table:table-cell>
          <table:table-cell office:value-type="float" office:value="1184739" calcext:value-type="float">
            <text:p>1184739</text:p>
          </table:table-cell>
          <table:table-cell office:value-type="float" office:value="1107732" calcext:value-type="float">
            <text:p>1107732</text:p>
          </table:table-cell>
          <table:table-cell office:value-type="float" office:value="1641255" calcext:value-type="float">
            <text:p>1641255</text:p>
          </table:table-cell>
          <table:table-cell office:value-type="float" office:value="5" calcext:value-type="float">
            <text:p>5</text:p>
          </table:table-cell>
          <table:table-cell office:value-type="float" office:value="0.812773801418996" calcext:value-type="float">
            <text:p>0.812773801418996</text:p>
          </table:table-cell>
          <table:table-cell office:value-type="float" office:value="0.965339656512696" calcext:value-type="float">
            <text:p>0.965339656512696</text:p>
          </table:table-cell>
          <table:table-cell office:value-type="float" office:value="0.967927690497362" calcext:value-type="float">
            <text:p>0.967927690497362</text:p>
          </table:table-cell>
          <table:table-cell office:value-type="float" office:value="0.591218542005842" calcext:value-type="float">
            <text:p>0.591218542005842</text:p>
          </table:table-cell>
          <table:table-cell office:value-type="float" office:value="0.706159556646294" calcext:value-type="float">
            <text:p>0.706159556646294</text:p>
          </table:table-cell>
          <table:table-cell office:value-type="float" office:value="0.660259802372432" calcext:value-type="float">
            <text:p>0.660259802372432</text:p>
          </table:table-cell>
          <table:table-cell office:value-type="float" office:value="0.978264329226533" calcext:value-type="float">
            <text:p>0.978264329226533</text:p>
          </table:table-cell>
          <table:table-cell office:value-type="float" office:value="-131.756291598832" calcext:value-type="float">
            <text:p>-131.756291598832</text:p>
          </table:table-cell>
          <table:table-cell office:value-type="float" office:value="-108.768088670741" calcext:value-type="float">
            <text:p>-108.768088670741</text:p>
          </table:table-cell>
          <table:table-cell office:value-type="float" office:value="-117.948039525514" calcext:value-type="float">
            <text:p>-117.948039525514</text:p>
          </table:table-cell>
        </table:table-row>
        <table:table-row table:style-name="ro1">
          <table:table-cell office:value-type="string" calcext:value-type="string">
            <text:p>2019-11-12 12:01:01</text:p>
          </table:table-cell>
          <table:table-cell office:value-type="float" office:value="26.8938807022059" calcext:value-type="float">
            <text:p>26.8938807022059</text:p>
          </table:table-cell>
          <table:table-cell office:value-type="float" office:value="74.3719546269668" calcext:value-type="float">
            <text:p>74.3719546269668</text:p>
          </table:table-cell>
          <table:table-cell office:value-type="float" office:value="980.838025359489" calcext:value-type="float">
            <text:p>980.8380253594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9489" calcext:value-type="float">
            <text:p>1369489</text:p>
          </table:table-cell>
          <table:table-cell office:value-type="float" office:value="1626850" calcext:value-type="float">
            <text:p>1626850</text:p>
          </table:table-cell>
          <table:table-cell office:value-type="float" office:value="1624076" calcext:value-type="float">
            <text:p>1624076</text:p>
          </table:table-cell>
          <table:table-cell office:value-type="float" office:value="998531" calcext:value-type="float">
            <text:p>998531</text:p>
          </table:table-cell>
          <table:table-cell office:value-type="float" office:value="1183511" calcext:value-type="float">
            <text:p>1183511</text:p>
          </table:table-cell>
          <table:table-cell office:value-type="float" office:value="1152252" calcext:value-type="float">
            <text:p>1152252</text:p>
          </table:table-cell>
          <table:table-cell office:value-type="float" office:value="1642146" calcext:value-type="float">
            <text:p>1642146</text:p>
          </table:table-cell>
          <table:table-cell office:value-type="float" office:value="5" calcext:value-type="float">
            <text:p>5</text:p>
          </table:table-cell>
          <table:table-cell office:value-type="float" office:value="0.816279150996107" calcext:value-type="float">
            <text:p>0.816279150996107</text:p>
          </table:table-cell>
          <table:table-cell office:value-type="float" office:value="0.969678279123101" calcext:value-type="float">
            <text:p>0.969678279123101</text:p>
          </table:table-cell>
          <table:table-cell office:value-type="float" office:value="0.968024846079927" calcext:value-type="float">
            <text:p>0.968024846079927</text:p>
          </table:table-cell>
          <table:table-cell office:value-type="float" office:value="0.595170926472059" calcext:value-type="float">
            <text:p>0.595170926472059</text:p>
          </table:table-cell>
          <table:table-cell office:value-type="float" office:value="0.705427611521198" calcext:value-type="float">
            <text:p>0.705427611521198</text:p>
          </table:table-cell>
          <table:table-cell office:value-type="float" office:value="0.686795793389773" calcext:value-type="float">
            <text:p>0.686795793389773</text:p>
          </table:table-cell>
          <table:table-cell office:value-type="float" office:value="0.978795406674791" calcext:value-type="float">
            <text:p>0.978795406674791</text:p>
          </table:table-cell>
          <table:table-cell office:value-type="float" office:value="-130.965814705588" calcext:value-type="float">
            <text:p>-130.965814705588</text:p>
          </table:table-cell>
          <table:table-cell office:value-type="float" office:value="-108.91447769576" calcext:value-type="float">
            <text:p>-108.91447769576</text:p>
          </table:table-cell>
          <table:table-cell office:value-type="float" office:value="-112.640841322045" calcext:value-type="float">
            <text:p>-112.640841322045</text:p>
          </table:table-cell>
        </table:table-row>
        <table:table-row table:style-name="ro1">
          <table:table-cell office:value-type="string" calcext:value-type="string">
            <text:p>2019-11-12 12:01:02</text:p>
          </table:table-cell>
          <table:table-cell office:value-type="float" office:value="26.8938807022059" calcext:value-type="float">
            <text:p>26.8938807022059</text:p>
          </table:table-cell>
          <table:table-cell office:value-type="float" office:value="74.3719546269668" calcext:value-type="float">
            <text:p>74.3719546269668</text:p>
          </table:table-cell>
          <table:table-cell office:value-type="float" office:value="980.782879638866" calcext:value-type="float">
            <text:p>980.78287963886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6754" calcext:value-type="float">
            <text:p>1366754</text:p>
          </table:table-cell>
          <table:table-cell office:value-type="float" office:value="1621232" calcext:value-type="float">
            <text:p>1621232</text:p>
          </table:table-cell>
          <table:table-cell office:value-type="float" office:value="1625445" calcext:value-type="float">
            <text:p>1625445</text:p>
          </table:table-cell>
          <table:table-cell office:value-type="float" office:value="1091472" calcext:value-type="float">
            <text:p>1091472</text:p>
          </table:table-cell>
          <table:table-cell office:value-type="float" office:value="1068829" calcext:value-type="float">
            <text:p>1068829</text:p>
          </table:table-cell>
          <table:table-cell office:value-type="float" office:value="1054542" calcext:value-type="float">
            <text:p>1054542</text:p>
          </table:table-cell>
          <table:table-cell office:value-type="float" office:value="1639335" calcext:value-type="float">
            <text:p>1639335</text:p>
          </table:table-cell>
          <table:table-cell office:value-type="float" office:value="5" calcext:value-type="float">
            <text:p>5</text:p>
          </table:table-cell>
          <table:table-cell office:value-type="float" office:value="0.814648963767167" calcext:value-type="float">
            <text:p>0.814648963767167</text:p>
          </table:table-cell>
          <table:table-cell office:value-type="float" office:value="0.966329689780437" calcext:value-type="float">
            <text:p>0.966329689780437</text:p>
          </table:table-cell>
          <table:table-cell office:value-type="float" office:value="0.968840833764176" calcext:value-type="float">
            <text:p>0.968840833764176</text:p>
          </table:table-cell>
          <table:table-cell office:value-type="float" office:value="0.650568085976611" calcext:value-type="float">
            <text:p>0.650568085976611</text:p>
          </table:table-cell>
          <table:table-cell office:value-type="float" office:value="0.637071804651237" calcext:value-type="float">
            <text:p>0.637071804651237</text:p>
          </table:table-cell>
          <table:table-cell office:value-type="float" office:value="0.628556088037024" calcext:value-type="float">
            <text:p>0.628556088037024</text:p>
          </table:table-cell>
          <table:table-cell office:value-type="float" office:value="0.977119919910421" calcext:value-type="float">
            <text:p>0.977119919910421</text:p>
          </table:table-cell>
          <table:table-cell office:value-type="float" office:value="-119.886382804678" calcext:value-type="float">
            <text:p>-119.886382804678</text:p>
          </table:table-cell>
          <table:table-cell office:value-type="float" office:value="-122.585639069753" calcext:value-type="float">
            <text:p>-122.585639069753</text:p>
          </table:table-cell>
          <table:table-cell office:value-type="float" office:value="-124.288782392595" calcext:value-type="float">
            <text:p>-124.288782392595</text:p>
          </table:table-cell>
        </table:table-row>
        <table:table-row table:style-name="ro1">
          <table:table-cell office:value-type="string" calcext:value-type="string">
            <text:p>2019-11-12 12:01:03</text:p>
          </table:table-cell>
          <table:table-cell office:value-type="float" office:value="26.8989348177856" calcext:value-type="float">
            <text:p>26.8989348177856</text:p>
          </table:table-cell>
          <table:table-cell office:value-type="float" office:value="74.3616230741383" calcext:value-type="float">
            <text:p>74.3616230741383</text:p>
          </table:table-cell>
          <table:table-cell office:value-type="float" office:value="980.929240147186" calcext:value-type="float">
            <text:p>980.92924014718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8249" calcext:value-type="float">
            <text:p>1358249</text:p>
          </table:table-cell>
          <table:table-cell office:value-type="float" office:value="1615832" calcext:value-type="float">
            <text:p>1615832</text:p>
          </table:table-cell>
          <table:table-cell office:value-type="float" office:value="1629414" calcext:value-type="float">
            <text:p>1629414</text:p>
          </table:table-cell>
          <table:table-cell office:value-type="float" office:value="1182118" calcext:value-type="float">
            <text:p>1182118</text:p>
          </table:table-cell>
          <table:table-cell office:value-type="float" office:value="1200930" calcext:value-type="float">
            <text:p>1200930</text:p>
          </table:table-cell>
          <table:table-cell office:value-type="float" office:value="880786" calcext:value-type="float">
            <text:p>880786</text:p>
          </table:table-cell>
          <table:table-cell office:value-type="float" office:value="1641361" calcext:value-type="float">
            <text:p>1641361</text:p>
          </table:table-cell>
          <table:table-cell office:value-type="float" office:value="5" calcext:value-type="float">
            <text:p>5</text:p>
          </table:table-cell>
          <table:table-cell office:value-type="float" office:value="0.809579588124703" calcext:value-type="float">
            <text:p>0.809579588124703</text:p>
          </table:table-cell>
          <table:table-cell office:value-type="float" office:value="0.963111038578872" calcext:value-type="float">
            <text:p>0.963111038578872</text:p>
          </table:table-cell>
          <table:table-cell office:value-type="float" office:value="0.971206542397325" calcext:value-type="float">
            <text:p>0.971206542397325</text:p>
          </table:table-cell>
          <table:table-cell office:value-type="float" office:value="0.704597318720498" calcext:value-type="float">
            <text:p>0.704597318720498</text:p>
          </table:table-cell>
          <table:table-cell office:value-type="float" office:value="0.715810145832318" calcext:value-type="float">
            <text:p>0.715810145832318</text:p>
          </table:table-cell>
          <table:table-cell office:value-type="float" office:value="0.524989429114989" calcext:value-type="float">
            <text:p>0.524989429114989</text:p>
          </table:table-cell>
          <table:table-cell office:value-type="float" office:value="0.978327510157527" calcext:value-type="float">
            <text:p>0.978327510157527</text:p>
          </table:table-cell>
          <table:table-cell office:value-type="float" office:value="-109.0805362559" calcext:value-type="float">
            <text:p>-109.0805362559</text:p>
          </table:table-cell>
          <table:table-cell office:value-type="float" office:value="-106.837970833536" calcext:value-type="float">
            <text:p>-106.837970833536</text:p>
          </table:table-cell>
          <table:table-cell office:value-type="float" office:value="-145.002114177002" calcext:value-type="float">
            <text:p>-145.002114177002</text:p>
          </table:table-cell>
        </table:table-row>
        <table:table-row table:style-name="ro1">
          <table:table-cell office:value-type="string" calcext:value-type="string">
            <text:p>2019-11-12 12:01:05</text:p>
          </table:table-cell>
          <table:table-cell office:value-type="float" office:value="26.9140971662709" calcext:value-type="float">
            <text:p>26.9140971662709</text:p>
          </table:table-cell>
          <table:table-cell office:value-type="float" office:value="74.3574679643438" calcext:value-type="float">
            <text:p>74.3574679643438</text:p>
          </table:table-cell>
          <table:table-cell office:value-type="float" office:value="980.844433208846" calcext:value-type="float">
            <text:p>980.84443320884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3980" calcext:value-type="float">
            <text:p>1383980</text:p>
          </table:table-cell>
          <table:table-cell office:value-type="float" office:value="1617099" calcext:value-type="float">
            <text:p>1617099</text:p>
          </table:table-cell>
          <table:table-cell office:value-type="float" office:value="1629621" calcext:value-type="float">
            <text:p>1629621</text:p>
          </table:table-cell>
          <table:table-cell office:value-type="float" office:value="1231480" calcext:value-type="float">
            <text:p>1231480</text:p>
          </table:table-cell>
          <table:table-cell office:value-type="float" office:value="1043839" calcext:value-type="float">
            <text:p>1043839</text:p>
          </table:table-cell>
          <table:table-cell office:value-type="float" office:value="908783" calcext:value-type="float">
            <text:p>908783</text:p>
          </table:table-cell>
          <table:table-cell office:value-type="float" office:value="1638302" calcext:value-type="float">
            <text:p>1638302</text:p>
          </table:table-cell>
          <table:table-cell office:value-type="float" office:value="5" calcext:value-type="float">
            <text:p>5</text:p>
          </table:table-cell>
          <table:table-cell office:value-type="float" office:value="0.824916461100156" calcext:value-type="float">
            <text:p>0.824916461100156</text:p>
          </table:table-cell>
          <table:table-cell office:value-type="float" office:value="0.963866229518202" calcext:value-type="float">
            <text:p>0.963866229518202</text:p>
          </table:table-cell>
          <table:table-cell office:value-type="float" office:value="0.971329924026719" calcext:value-type="float">
            <text:p>0.971329924026719</text:p>
          </table:table-cell>
          <table:table-cell office:value-type="float" office:value="0.734019366981908" calcext:value-type="float">
            <text:p>0.734019366981908</text:p>
          </table:table-cell>
          <table:table-cell office:value-type="float" office:value="0.622176602146221" calcext:value-type="float">
            <text:p>0.622176602146221</text:p>
          </table:table-cell>
          <table:table-cell office:value-type="float" office:value="0.541676943502062" calcext:value-type="float">
            <text:p>0.541676943502062</text:p>
          </table:table-cell>
          <table:table-cell office:value-type="float" office:value="0.976504203856492" calcext:value-type="float">
            <text:p>0.976504203856492</text:p>
          </table:table-cell>
          <table:table-cell office:value-type="float" office:value="-103.196126603618" calcext:value-type="float">
            <text:p>-103.196126603618</text:p>
          </table:table-cell>
          <table:table-cell office:value-type="float" office:value="-125.564679570756" calcext:value-type="float">
            <text:p>-125.564679570756</text:p>
          </table:table-cell>
          <table:table-cell office:value-type="float" office:value="-141.664611299588" calcext:value-type="float">
            <text:p>-141.664611299588</text:p>
          </table:table-cell>
        </table:table-row>
        <table:table-row table:style-name="ro1">
          <table:table-cell office:value-type="string" calcext:value-type="string">
            <text:p>2019-11-12 12:01:06</text:p>
          </table:table-cell>
          <table:table-cell office:value-type="float" office:value="26.9090430498181" calcext:value-type="float">
            <text:p>26.9090430498181</text:p>
          </table:table-cell>
          <table:table-cell office:value-type="float" office:value="74.3463273086113" calcext:value-type="float">
            <text:p>74.3463273086113</text:p>
          </table:table-cell>
          <table:table-cell office:value-type="float" office:value="980.83593797504" calcext:value-type="float">
            <text:p>980.8359379750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5638" calcext:value-type="float">
            <text:p>1385638</text:p>
          </table:table-cell>
          <table:table-cell office:value-type="float" office:value="1616908" calcext:value-type="float">
            <text:p>1616908</text:p>
          </table:table-cell>
          <table:table-cell office:value-type="float" office:value="1624563" calcext:value-type="float">
            <text:p>1624563</text:p>
          </table:table-cell>
          <table:table-cell office:value-type="float" office:value="1046651" calcext:value-type="float">
            <text:p>1046651</text:p>
          </table:table-cell>
          <table:table-cell office:value-type="float" office:value="1258668" calcext:value-type="float">
            <text:p>1258668</text:p>
          </table:table-cell>
          <table:table-cell office:value-type="float" office:value="967623" calcext:value-type="float">
            <text:p>967623</text:p>
          </table:table-cell>
          <table:table-cell office:value-type="float" office:value="1645065" calcext:value-type="float">
            <text:p>1645065</text:p>
          </table:table-cell>
          <table:table-cell office:value-type="float" office:value="5" calcext:value-type="float">
            <text:p>5</text:p>
          </table:table-cell>
          <table:table-cell office:value-type="float" office:value="0.82590470622834" calcext:value-type="float">
            <text:p>0.82590470622834</text:p>
          </table:table-cell>
          <table:table-cell office:value-type="float" office:value="0.96375238463311" calcext:value-type="float">
            <text:p>0.96375238463311</text:p>
          </table:table-cell>
          <table:table-cell office:value-type="float" office:value="0.968315120734587" calcext:value-type="float">
            <text:p>0.968315120734587</text:p>
          </table:table-cell>
          <table:table-cell office:value-type="float" office:value="0.623852684957109" calcext:value-type="float">
            <text:p>0.623852684957109</text:p>
          </table:table-cell>
          <table:table-cell office:value-type="float" office:value="0.750224679735265" calcext:value-type="float">
            <text:p>0.750224679735265</text:p>
          </table:table-cell>
          <table:table-cell office:value-type="float" office:value="0.576748320668736" calcext:value-type="float">
            <text:p>0.576748320668736</text:p>
          </table:table-cell>
          <table:table-cell office:value-type="float" office:value="0.980535266463192" calcext:value-type="float">
            <text:p>0.980535266463192</text:p>
          </table:table-cell>
          <table:table-cell office:value-type="float" office:value="-125.229463008578" calcext:value-type="float">
            <text:p>-125.229463008578</text:p>
          </table:table-cell>
          <table:table-cell office:value-type="float" office:value="-99.9550640529471" calcext:value-type="float">
            <text:p>-99.9550640529471</text:p>
          </table:table-cell>
          <table:table-cell office:value-type="float" office:value="-134.650335866253" calcext:value-type="float">
            <text:p>-134.650335866253</text:p>
          </table:table-cell>
        </table:table-row>
        <table:table-row table:style-name="ro1">
          <table:table-cell office:value-type="string" calcext:value-type="string">
            <text:p>2019-11-12 12:01:07</text:p>
          </table:table-cell>
          <table:table-cell office:value-type="float" office:value="26.9090430498181" calcext:value-type="float">
            <text:p>26.9090430498181</text:p>
          </table:table-cell>
          <table:table-cell office:value-type="float" office:value="74.3409591188043" calcext:value-type="float">
            <text:p>74.3409591188043</text:p>
          </table:table-cell>
          <table:table-cell office:value-type="float" office:value="980.863511533431" calcext:value-type="float">
            <text:p>980.86351153343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5888" calcext:value-type="float">
            <text:p>1375888</text:p>
          </table:table-cell>
          <table:table-cell office:value-type="float" office:value="1618076" calcext:value-type="float">
            <text:p>1618076</text:p>
          </table:table-cell>
          <table:table-cell office:value-type="float" office:value="1623472" calcext:value-type="float">
            <text:p>1623472</text:p>
          </table:table-cell>
          <table:table-cell office:value-type="float" office:value="1009540" calcext:value-type="float">
            <text:p>1009540</text:p>
          </table:table-cell>
          <table:table-cell office:value-type="float" office:value="1216537" calcext:value-type="float">
            <text:p>1216537</text:p>
          </table:table-cell>
          <table:table-cell office:value-type="float" office:value="1074801" calcext:value-type="float">
            <text:p>1074801</text:p>
          </table:table-cell>
          <table:table-cell office:value-type="float" office:value="1643898" calcext:value-type="float">
            <text:p>1643898</text:p>
          </table:table-cell>
          <table:table-cell office:value-type="float" office:value="5" calcext:value-type="float">
            <text:p>5</text:p>
          </table:table-cell>
          <table:table-cell office:value-type="float" office:value="0.820093252669961" calcext:value-type="float">
            <text:p>0.820093252669961</text:p>
          </table:table-cell>
          <table:table-cell office:value-type="float" office:value="0.964448566967078" calcext:value-type="float">
            <text:p>0.964448566967078</text:p>
          </table:table-cell>
          <table:table-cell office:value-type="float" office:value="0.967664833982567" calcext:value-type="float">
            <text:p>0.967664833982567</text:p>
          </table:table-cell>
          <table:table-cell office:value-type="float" office:value="0.601732802597618" calcext:value-type="float">
            <text:p>0.601732802597618</text:p>
          </table:table-cell>
          <table:table-cell office:value-type="float" office:value="0.725112643851357" calcext:value-type="float">
            <text:p>0.725112643851357</text:p>
          </table:table-cell>
          <table:table-cell office:value-type="float" office:value="0.64063139446156" calcext:value-type="float">
            <text:p>0.64063139446156</text:p>
          </table:table-cell>
          <table:table-cell office:value-type="float" office:value="0.979839680175743" calcext:value-type="float">
            <text:p>0.979839680175743</text:p>
          </table:table-cell>
          <table:table-cell office:value-type="float" office:value="-129.653439480476" calcext:value-type="float">
            <text:p>-129.653439480476</text:p>
          </table:table-cell>
          <table:table-cell office:value-type="float" office:value="-104.977471229729" calcext:value-type="float">
            <text:p>-104.977471229729</text:p>
          </table:table-cell>
          <table:table-cell office:value-type="float" office:value="-121.873721107688" calcext:value-type="float">
            <text:p>-121.873721107688</text:p>
          </table:table-cell>
        </table:table-row>
        <table:table-row table:style-name="ro1">
          <table:table-cell office:value-type="string" calcext:value-type="string">
            <text:p>2019-11-12 12:01:08</text:p>
          </table:table-cell>
          <table:table-cell office:value-type="float" office:value="26.9140971662709" calcext:value-type="float">
            <text:p>26.9140971662709</text:p>
          </table:table-cell>
          <table:table-cell office:value-type="float" office:value="74.3359949831267" calcext:value-type="float">
            <text:p>74.3359949831267</text:p>
          </table:table-cell>
          <table:table-cell office:value-type="float" office:value="980.872006996285" calcext:value-type="float">
            <text:p>980.87200699628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949" calcext:value-type="float">
            <text:p>1370949</text:p>
          </table:table-cell>
          <table:table-cell office:value-type="float" office:value="1618488" calcext:value-type="float">
            <text:p>1618488</text:p>
          </table:table-cell>
          <table:table-cell office:value-type="float" office:value="1623322" calcext:value-type="float">
            <text:p>1623322</text:p>
          </table:table-cell>
          <table:table-cell office:value-type="float" office:value="996929" calcext:value-type="float">
            <text:p>996929</text:p>
          </table:table-cell>
          <table:table-cell office:value-type="float" office:value="1219542" calcext:value-type="float">
            <text:p>1219542</text:p>
          </table:table-cell>
          <table:table-cell office:value-type="float" office:value="1110934" calcext:value-type="float">
            <text:p>1110934</text:p>
          </table:table-cell>
          <table:table-cell office:value-type="float" office:value="1643325" calcext:value-type="float">
            <text:p>1643325</text:p>
          </table:table-cell>
          <table:table-cell office:value-type="float" office:value="5" calcext:value-type="float">
            <text:p>5</text:p>
          </table:table-cell>
          <table:table-cell office:value-type="float" office:value="0.817149378913567" calcext:value-type="float">
            <text:p>0.817149378913567</text:p>
          </table:table-cell>
          <table:table-cell office:value-type="float" office:value="0.964694138132827" calcext:value-type="float">
            <text:p>0.964694138132827</text:p>
          </table:table-cell>
          <table:table-cell office:value-type="float" office:value="0.967575427004746" calcext:value-type="float">
            <text:p>0.967575427004746</text:p>
          </table:table-cell>
          <table:table-cell office:value-type="float" office:value="0.594216059948928" calcext:value-type="float">
            <text:p>0.594216059948928</text:p>
          </table:table-cell>
          <table:table-cell office:value-type="float" office:value="0.726903763640376" calcext:value-type="float">
            <text:p>0.726903763640376</text:p>
          </table:table-cell>
          <table:table-cell office:value-type="float" office:value="0.662168343325656" calcext:value-type="float">
            <text:p>0.662168343325656</text:p>
          </table:table-cell>
          <table:table-cell office:value-type="float" office:value="0.979498145520466" calcext:value-type="float">
            <text:p>0.979498145520466</text:p>
          </table:table-cell>
          <table:table-cell office:value-type="float" office:value="-131.156788010214" calcext:value-type="float">
            <text:p>-131.156788010214</text:p>
          </table:table-cell>
          <table:table-cell office:value-type="float" office:value="-104.619247271925" calcext:value-type="float">
            <text:p>-104.619247271925</text:p>
          </table:table-cell>
          <table:table-cell office:value-type="float" office:value="-117.566331334869" calcext:value-type="float">
            <text:p>-117.566331334869</text:p>
          </table:table-cell>
        </table:table-row>
        <table:table-row table:style-name="ro1">
          <table:table-cell office:value-type="string" calcext:value-type="string">
            <text:p>2019-11-12 12:01:10</text:p>
          </table:table-cell>
          <table:table-cell office:value-type="float" office:value="26.9140971662709" calcext:value-type="float">
            <text:p>26.9140971662709</text:p>
          </table:table-cell>
          <table:table-cell office:value-type="float" office:value="74.3252584408506" calcext:value-type="float">
            <text:p>74.3252584408506</text:p>
          </table:table-cell>
          <table:table-cell office:value-type="float" office:value="980.844433208846" calcext:value-type="float">
            <text:p>980.84443320884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2375" calcext:value-type="float">
            <text:p>1372375</text:p>
          </table:table-cell>
          <table:table-cell office:value-type="float" office:value="1622511" calcext:value-type="float">
            <text:p>1622511</text:p>
          </table:table-cell>
          <table:table-cell office:value-type="float" office:value="1627918" calcext:value-type="float">
            <text:p>1627918</text:p>
          </table:table-cell>
          <table:table-cell office:value-type="float" office:value="1058458" calcext:value-type="float">
            <text:p>1058458</text:p>
          </table:table-cell>
          <table:table-cell office:value-type="float" office:value="1161280" calcext:value-type="float">
            <text:p>1161280</text:p>
          </table:table-cell>
          <table:table-cell office:value-type="float" office:value="1132065" calcext:value-type="float">
            <text:p>1132065</text:p>
          </table:table-cell>
          <table:table-cell office:value-type="float" office:value="1640672" calcext:value-type="float">
            <text:p>1640672</text:p>
          </table:table-cell>
          <table:table-cell office:value-type="float" office:value="5" calcext:value-type="float">
            <text:p>5</text:p>
          </table:table-cell>
          <table:table-cell office:value-type="float" office:value="0.817999341249387" calcext:value-type="float">
            <text:p>0.817999341249387</text:p>
          </table:table-cell>
          <table:table-cell office:value-type="float" office:value="0.967092033277992" calcext:value-type="float">
            <text:p>0.967092033277992</text:p>
          </table:table-cell>
          <table:table-cell office:value-type="float" office:value="0.970314856805188" calcext:value-type="float">
            <text:p>0.970314856805188</text:p>
          </table:table-cell>
          <table:table-cell office:value-type="float" office:value="0.630890206204677" calcext:value-type="float">
            <text:p>0.630890206204677</text:p>
          </table:table-cell>
          <table:table-cell office:value-type="float" office:value="0.692176901361573" calcext:value-type="float">
            <text:p>0.692176901361573</text:p>
          </table:table-cell>
          <table:table-cell office:value-type="float" office:value="0.674763402314592" calcext:value-type="float">
            <text:p>0.674763402314592</text:p>
          </table:table-cell>
          <table:table-cell office:value-type="float" office:value="0.977916834106068" calcext:value-type="float">
            <text:p>0.977916834106068</text:p>
          </table:table-cell>
          <table:table-cell office:value-type="float" office:value="-123.821958759065" calcext:value-type="float">
            <text:p>-123.821958759065</text:p>
          </table:table-cell>
          <table:table-cell office:value-type="float" office:value="-111.564619727685" calcext:value-type="float">
            <text:p>-111.564619727685</text:p>
          </table:table-cell>
          <table:table-cell office:value-type="float" office:value="-115.047319537082" calcext:value-type="float">
            <text:p>-115.047319537082</text:p>
          </table:table-cell>
        </table:table-row>
        <table:table-row table:style-name="ro1">
          <table:table-cell office:value-type="string" calcext:value-type="string">
            <text:p>2019-11-12 12:01:11</text:p>
          </table:table-cell>
          <table:table-cell office:value-type="float" office:value="26.9140971662709" calcext:value-type="float">
            <text:p>26.9140971662709</text:p>
          </table:table-cell>
          <table:table-cell office:value-type="float" office:value="74.3252584408506" calcext:value-type="float">
            <text:p>74.3252584408506</text:p>
          </table:table-cell>
          <table:table-cell office:value-type="float" office:value="980.816859443286" calcext:value-type="float">
            <text:p>980.81685944328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969" calcext:value-type="float">
            <text:p>1360969</text:p>
          </table:table-cell>
          <table:table-cell office:value-type="float" office:value="1623709" calcext:value-type="float">
            <text:p>1623709</text:p>
          </table:table-cell>
          <table:table-cell office:value-type="float" office:value="1628914" calcext:value-type="float">
            <text:p>1628914</text:p>
          </table:table-cell>
          <table:table-cell office:value-type="float" office:value="1012278" calcext:value-type="float">
            <text:p>1012278</text:p>
          </table:table-cell>
          <table:table-cell office:value-type="float" office:value="1221653" calcext:value-type="float">
            <text:p>1221653</text:p>
          </table:table-cell>
          <table:table-cell office:value-type="float" office:value="1101474" calcext:value-type="float">
            <text:p>1101474</text:p>
          </table:table-cell>
          <table:table-cell office:value-type="float" office:value="1644067" calcext:value-type="float">
            <text:p>1644067</text:p>
          </table:table-cell>
          <table:table-cell office:value-type="float" office:value="5" calcext:value-type="float">
            <text:p>5</text:p>
          </table:table-cell>
          <table:table-cell office:value-type="float" office:value="0.811200834655861" calcext:value-type="float">
            <text:p>0.811200834655861</text:p>
          </table:table-cell>
          <table:table-cell office:value-type="float" office:value="0.967806097007525" calcext:value-type="float">
            <text:p>0.967806097007525</text:p>
          </table:table-cell>
          <table:table-cell office:value-type="float" office:value="0.970908519137921" calcext:value-type="float">
            <text:p>0.970908519137921</text:p>
          </table:table-cell>
          <table:table-cell office:value-type="float" office:value="0.603364777966115" calcext:value-type="float">
            <text:p>0.603364777966115</text:p>
          </table:table-cell>
          <table:table-cell office:value-type="float" office:value="0.72816201784158" calcext:value-type="float">
            <text:p>0.72816201784158</text:p>
          </table:table-cell>
          <table:table-cell office:value-type="float" office:value="0.65652974325773" calcext:value-type="float">
            <text:p>0.65652974325773</text:p>
          </table:table-cell>
          <table:table-cell office:value-type="float" office:value="0.979940412037421" calcext:value-type="float">
            <text:p>0.979940412037421</text:p>
          </table:table-cell>
          <table:table-cell office:value-type="float" office:value="-129.327044406777" calcext:value-type="float">
            <text:p>-129.327044406777</text:p>
          </table:table-cell>
          <table:table-cell office:value-type="float" office:value="-104.367596431684" calcext:value-type="float">
            <text:p>-104.367596431684</text:p>
          </table:table-cell>
          <table:table-cell office:value-type="float" office:value="-118.694051348454" calcext:value-type="float">
            <text:p>-118.694051348454</text:p>
          </table:table-cell>
        </table:table-row>
        <table:table-row table:style-name="ro1">
          <table:table-cell office:value-type="string" calcext:value-type="string">
            <text:p>2019-11-12 12:01:12</text:p>
          </table:table-cell>
          <table:table-cell office:value-type="float" office:value="26.9191512830148" calcext:value-type="float">
            <text:p>26.9191512830148</text:p>
          </table:table-cell>
          <table:table-cell office:value-type="float" office:value="74.3363990362938" calcext:value-type="float">
            <text:p>74.3363990362938</text:p>
          </table:table-cell>
          <table:table-cell office:value-type="float" office:value="980.852928478419" calcext:value-type="float">
            <text:p>980.85292847841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736" calcext:value-type="float">
            <text:p>1370736</text:p>
          </table:table-cell>
          <table:table-cell office:value-type="float" office:value="1631078" calcext:value-type="float">
            <text:p>1631078</text:p>
          </table:table-cell>
          <table:table-cell office:value-type="float" office:value="1626080" calcext:value-type="float">
            <text:p>1626080</text:p>
          </table:table-cell>
          <table:table-cell office:value-type="float" office:value="1081317" calcext:value-type="float">
            <text:p>1081317</text:p>
          </table:table-cell>
          <table:table-cell office:value-type="float" office:value="1270717" calcext:value-type="float">
            <text:p>1270717</text:p>
          </table:table-cell>
          <table:table-cell office:value-type="float" office:value="929068" calcext:value-type="float">
            <text:p>929068</text:p>
          </table:table-cell>
          <table:table-cell office:value-type="float" office:value="1644144" calcext:value-type="float">
            <text:p>1644144</text:p>
          </table:table-cell>
          <table:table-cell office:value-type="float" office:value="5" calcext:value-type="float">
            <text:p>5</text:p>
          </table:table-cell>
          <table:table-cell office:value-type="float" office:value="0.817022421005061" calcext:value-type="float">
            <text:p>0.817022421005061</text:p>
          </table:table-cell>
          <table:table-cell office:value-type="float" office:value="0.972198363804622" calcext:value-type="float">
            <text:p>0.972198363804622</text:p>
          </table:table-cell>
          <table:table-cell office:value-type="float" office:value="0.969219323303619" calcext:value-type="float">
            <text:p>0.969219323303619</text:p>
          </table:table-cell>
          <table:table-cell office:value-type="float" office:value="0.644515233578114" calcext:value-type="float">
            <text:p>0.644515233578114</text:p>
          </table:table-cell>
          <table:table-cell office:value-type="float" office:value="0.757406444240385" calcext:value-type="float">
            <text:p>0.757406444240385</text:p>
          </table:table-cell>
          <table:table-cell office:value-type="float" office:value="0.553767747136086" calcext:value-type="float">
            <text:p>0.553767747136086</text:p>
          </table:table-cell>
          <table:table-cell office:value-type="float" office:value="0.97998630761937" calcext:value-type="float">
            <text:p>0.97998630761937</text:p>
          </table:table-cell>
          <table:table-cell office:value-type="float" office:value="-121.096953284377" calcext:value-type="float">
            <text:p>-121.096953284377</text:p>
          </table:table-cell>
          <table:table-cell office:value-type="float" office:value="-98.5187111519231" calcext:value-type="float">
            <text:p>-98.5187111519231</text:p>
          </table:table-cell>
          <table:table-cell office:value-type="float" office:value="-139.246450572783" calcext:value-type="float">
            <text:p>-139.246450572783</text:p>
          </table:table-cell>
        </table:table-row>
        <table:table-row table:style-name="ro1">
          <table:table-cell office:value-type="string" calcext:value-type="string">
            <text:p>2019-11-12 12:01:13</text:p>
          </table:table-cell>
          <table:table-cell office:value-type="float" office:value="26.9090430498181" calcext:value-type="float">
            <text:p>26.9090430498181</text:p>
          </table:table-cell>
          <table:table-cell office:value-type="float" office:value="74.3409591188043" calcext:value-type="float">
            <text:p>74.3409591188043</text:p>
          </table:table-cell>
          <table:table-cell office:value-type="float" office:value="980.808364438528" calcext:value-type="float">
            <text:p>980.80836443852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2147" calcext:value-type="float">
            <text:p>1362147</text:p>
          </table:table-cell>
          <table:table-cell office:value-type="float" office:value="1621984" calcext:value-type="float">
            <text:p>1621984</text:p>
          </table:table-cell>
          <table:table-cell office:value-type="float" office:value="1626965" calcext:value-type="float">
            <text:p>1626965</text:p>
          </table:table-cell>
          <table:table-cell office:value-type="float" office:value="1015227" calcext:value-type="float">
            <text:p>1015227</text:p>
          </table:table-cell>
          <table:table-cell office:value-type="float" office:value="1196860" calcext:value-type="float">
            <text:p>1196860</text:p>
          </table:table-cell>
          <table:table-cell office:value-type="float" office:value="1119585" calcext:value-type="float">
            <text:p>1119585</text:p>
          </table:table-cell>
          <table:table-cell office:value-type="float" office:value="1643159" calcext:value-type="float">
            <text:p>1643159</text:p>
          </table:table-cell>
          <table:table-cell office:value-type="float" office:value="5" calcext:value-type="float">
            <text:p>5</text:p>
          </table:table-cell>
          <table:table-cell office:value-type="float" office:value="0.811902977455017" calcext:value-type="float">
            <text:p>0.811902977455017</text:p>
          </table:table-cell>
          <table:table-cell office:value-type="float" office:value="0.96677791676258" calcext:value-type="float">
            <text:p>0.96677791676258</text:p>
          </table:table-cell>
          <table:table-cell office:value-type="float" office:value="0.969746824472764" calcext:value-type="float">
            <text:p>0.969746824472764</text:p>
          </table:table-cell>
          <table:table-cell office:value-type="float" office:value="0.605122519150081" calcext:value-type="float">
            <text:p>0.605122519150081</text:p>
          </table:table-cell>
          <table:table-cell office:value-type="float" office:value="0.713384236500768" calcext:value-type="float">
            <text:p>0.713384236500768</text:p>
          </table:table-cell>
          <table:table-cell office:value-type="float" office:value="0.667324741759865" calcext:value-type="float">
            <text:p>0.667324741759865</text:p>
          </table:table-cell>
          <table:table-cell office:value-type="float" office:value="0.979399201798344" calcext:value-type="float">
            <text:p>0.979399201798344</text:p>
          </table:table-cell>
          <table:table-cell office:value-type="float" office:value="-128.975496169984" calcext:value-type="float">
            <text:p>-128.975496169984</text:p>
          </table:table-cell>
          <table:table-cell office:value-type="float" office:value="-107.323152699846" calcext:value-type="float">
            <text:p>-107.323152699846</text:p>
          </table:table-cell>
          <table:table-cell office:value-type="float" office:value="-116.535051648027" calcext:value-type="float">
            <text:p>-116.535051648027</text:p>
          </table:table-cell>
        </table:table-row>
        <table:table-row table:style-name="ro1">
          <table:table-cell office:value-type="string" calcext:value-type="string">
            <text:p>2019-11-12 12:01:15</text:p>
          </table:table-cell>
          <table:table-cell office:value-type="float" office:value="26.9191512830148" calcext:value-type="float">
            <text:p>26.9191512830148</text:p>
          </table:table-cell>
          <table:table-cell office:value-type="float" office:value="74.3363990362938" calcext:value-type="float">
            <text:p>74.3363990362938</text:p>
          </table:table-cell>
          <table:table-cell office:value-type="float" office:value="980.852928478419" calcext:value-type="float">
            <text:p>980.85292847841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8187" calcext:value-type="float">
            <text:p>1378187</text:p>
          </table:table-cell>
          <table:table-cell office:value-type="float" office:value="1620849" calcext:value-type="float">
            <text:p>1620849</text:p>
          </table:table-cell>
          <table:table-cell office:value-type="float" office:value="1626643" calcext:value-type="float">
            <text:p>1626643</text:p>
          </table:table-cell>
          <table:table-cell office:value-type="float" office:value="1182105" calcext:value-type="float">
            <text:p>1182105</text:p>
          </table:table-cell>
          <table:table-cell office:value-type="float" office:value="1053720" calcext:value-type="float">
            <text:p>1053720</text:p>
          </table:table-cell>
          <table:table-cell office:value-type="float" office:value="1020386" calcext:value-type="float">
            <text:p>1020386</text:p>
          </table:table-cell>
          <table:table-cell office:value-type="float" office:value="1637557" calcext:value-type="float">
            <text:p>1637557</text:p>
          </table:table-cell>
          <table:table-cell office:value-type="float" office:value="5" calcext:value-type="float">
            <text:p>5</text:p>
          </table:table-cell>
          <table:table-cell office:value-type="float" office:value="0.821463563616701" calcext:value-type="float">
            <text:p>0.821463563616701</text:p>
          </table:table-cell>
          <table:table-cell office:value-type="float" office:value="0.966101403963733" calcext:value-type="float">
            <text:p>0.966101403963733</text:p>
          </table:table-cell>
          <table:table-cell office:value-type="float" office:value="0.969554897493708" calcext:value-type="float">
            <text:p>0.969554897493708</text:p>
          </table:table-cell>
          <table:table-cell office:value-type="float" office:value="0.704589570115753" calcext:value-type="float">
            <text:p>0.704589570115753</text:p>
          </table:table-cell>
          <table:table-cell office:value-type="float" office:value="0.628066137798564" calcext:value-type="float">
            <text:p>0.628066137798564</text:p>
          </table:table-cell>
          <table:table-cell office:value-type="float" office:value="0.608197523140612" calcext:value-type="float">
            <text:p>0.608197523140612</text:p>
          </table:table-cell>
          <table:table-cell office:value-type="float" office:value="0.97606014919998" calcext:value-type="float">
            <text:p>0.97606014919998</text:p>
          </table:table-cell>
          <table:table-cell office:value-type="float" office:value="-109.082085976849" calcext:value-type="float">
            <text:p>-109.082085976849</text:p>
          </table:table-cell>
          <table:table-cell office:value-type="float" office:value="-124.386772440287" calcext:value-type="float">
            <text:p>-124.386772440287</text:p>
          </table:table-cell>
          <table:table-cell office:value-type="float" office:value="-128.360495371878" calcext:value-type="float">
            <text:p>-128.360495371878</text:p>
          </table:table-cell>
        </table:table-row>
        <table:table-row table:style-name="ro1">
          <table:table-cell office:value-type="string" calcext:value-type="string">
            <text:p>2019-11-12 12:01:16</text:p>
          </table:table-cell>
          <table:table-cell office:value-type="float" office:value="26.9191512830148" calcext:value-type="float">
            <text:p>26.9191512830148</text:p>
          </table:table-cell>
          <table:table-cell office:value-type="float" office:value="74.341767354318" calcext:value-type="float">
            <text:p>74.341767354318</text:p>
          </table:table-cell>
          <table:table-cell office:value-type="float" office:value="980.852928478419" calcext:value-type="float">
            <text:p>980.85292847841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8610" calcext:value-type="float">
            <text:p>1368610</text:p>
          </table:table-cell>
          <table:table-cell office:value-type="float" office:value="1619466" calcext:value-type="float">
            <text:p>1619466</text:p>
          </table:table-cell>
          <table:table-cell office:value-type="float" office:value="1629166" calcext:value-type="float">
            <text:p>1629166</text:p>
          </table:table-cell>
          <table:table-cell office:value-type="float" office:value="1223113" calcext:value-type="float">
            <text:p>1223113</text:p>
          </table:table-cell>
          <table:table-cell office:value-type="float" office:value="1101714" calcext:value-type="float">
            <text:p>1101714</text:p>
          </table:table-cell>
          <table:table-cell office:value-type="float" office:value="877912" calcext:value-type="float">
            <text:p>877912</text:p>
          </table:table-cell>
          <table:table-cell office:value-type="float" office:value="1639692" calcext:value-type="float">
            <text:p>1639692</text:p>
          </table:table-cell>
          <table:table-cell office:value-type="float" office:value="5" calcext:value-type="float">
            <text:p>5</text:p>
          </table:table-cell>
          <table:table-cell office:value-type="float" office:value="0.815755226106075" calcext:value-type="float">
            <text:p>0.815755226106075</text:p>
          </table:table-cell>
          <table:table-cell office:value-type="float" office:value="0.965277071628222" calcext:value-type="float">
            <text:p>0.965277071628222</text:p>
          </table:table-cell>
          <table:table-cell office:value-type="float" office:value="0.971058722860661" calcext:value-type="float">
            <text:p>0.971058722860661</text:p>
          </table:table-cell>
          <table:table-cell office:value-type="float" office:value="0.72903224575904" calcext:value-type="float">
            <text:p>0.72903224575904</text:p>
          </table:table-cell>
          <table:table-cell office:value-type="float" office:value="0.656672794422244" calcext:value-type="float">
            <text:p>0.656672794422244</text:p>
          </table:table-cell>
          <table:table-cell office:value-type="float" office:value="0.523276391419934" calcext:value-type="float">
            <text:p>0.523276391419934</text:p>
          </table:table-cell>
          <table:table-cell office:value-type="float" office:value="0.977332708517636" calcext:value-type="float">
            <text:p>0.977332708517636</text:p>
          </table:table-cell>
          <table:table-cell office:value-type="float" office:value="-104.193550848192" calcext:value-type="float">
            <text:p>-104.193550848192</text:p>
          </table:table-cell>
          <table:table-cell office:value-type="float" office:value="-118.665441115551" calcext:value-type="float">
            <text:p>-118.665441115551</text:p>
          </table:table-cell>
          <table:table-cell office:value-type="float" office:value="-145.344721716013" calcext:value-type="float">
            <text:p>-145.344721716013</text:p>
          </table:table-cell>
        </table:table-row>
        <table:table-row table:style-name="ro1">
          <table:table-cell office:value-type="string" calcext:value-type="string">
            <text:p>2019-11-12 12:01:17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3314346934486" calcext:value-type="float">
            <text:p>74.3314346934486</text:p>
          </table:table-cell>
          <table:table-cell office:value-type="float" office:value="980.861423783755" calcext:value-type="float">
            <text:p>980.86142378375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8563" calcext:value-type="float">
            <text:p>1358563</text:p>
          </table:table-cell>
          <table:table-cell office:value-type="float" office:value="1620658" calcext:value-type="float">
            <text:p>1620658</text:p>
          </table:table-cell>
          <table:table-cell office:value-type="float" office:value="1625069" calcext:value-type="float">
            <text:p>1625069</text:p>
          </table:table-cell>
          <table:table-cell office:value-type="float" office:value="1029929" calcext:value-type="float">
            <text:p>1029929</text:p>
          </table:table-cell>
          <table:table-cell office:value-type="float" office:value="1126505" calcext:value-type="float">
            <text:p>1126505</text:p>
          </table:table-cell>
          <table:table-cell office:value-type="float" office:value="1116928" calcext:value-type="float">
            <text:p>1116928</text:p>
          </table:table-cell>
          <table:table-cell office:value-type="float" office:value="1640179" calcext:value-type="float">
            <text:p>1640179</text:p>
          </table:table-cell>
          <table:table-cell office:value-type="float" office:value="5" calcext:value-type="float">
            <text:p>5</text:p>
          </table:table-cell>
          <table:table-cell office:value-type="float" office:value="0.809766746731609" calcext:value-type="float">
            <text:p>0.809766746731609</text:p>
          </table:table-cell>
          <table:table-cell office:value-type="float" office:value="0.965987559078641" calcext:value-type="float">
            <text:p>0.965987559078641</text:p>
          </table:table-cell>
          <table:table-cell office:value-type="float" office:value="0.968616720273104" calcext:value-type="float">
            <text:p>0.968616720273104</text:p>
          </table:table-cell>
          <table:table-cell office:value-type="float" office:value="0.613885595069599" calcext:value-type="float">
            <text:p>0.613885595069599</text:p>
          </table:table-cell>
          <table:table-cell office:value-type="float" office:value="0.671449383670018" calcext:value-type="float">
            <text:p>0.671449383670018</text:p>
          </table:table-cell>
          <table:table-cell office:value-type="float" office:value="0.665741046159392" calcext:value-type="float">
            <text:p>0.665741046159392</text:p>
          </table:table-cell>
          <table:table-cell office:value-type="float" office:value="0.977622983172295" calcext:value-type="float">
            <text:p>0.977622983172295</text:p>
          </table:table-cell>
          <table:table-cell office:value-type="float" office:value="-127.22288098608" calcext:value-type="float">
            <text:p>-127.22288098608</text:p>
          </table:table-cell>
          <table:table-cell office:value-type="float" office:value="-115.710123265996" calcext:value-type="float">
            <text:p>-115.710123265996</text:p>
          </table:table-cell>
          <table:table-cell office:value-type="float" office:value="-116.851790768122" calcext:value-type="float">
            <text:p>-116.851790768122</text:p>
          </table:table-cell>
        </table:table-row>
        <table:table-row table:style-name="ro1">
          <table:table-cell office:value-type="string" calcext:value-type="string">
            <text:p>2019-11-12 12:01:18</text:p>
          </table:table-cell>
          <table:table-cell office:value-type="float" office:value="26.9191512830148" calcext:value-type="float">
            <text:p>26.9191512830148</text:p>
          </table:table-cell>
          <table:table-cell office:value-type="float" office:value="74.341767354318" calcext:value-type="float">
            <text:p>74.341767354318</text:p>
          </table:table-cell>
          <table:table-cell office:value-type="float" office:value="980.852928478419" calcext:value-type="float">
            <text:p>980.85292847841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4547" calcext:value-type="float">
            <text:p>1374547</text:p>
          </table:table-cell>
          <table:table-cell office:value-type="float" office:value="1616688" calcext:value-type="float">
            <text:p>1616688</text:p>
          </table:table-cell>
          <table:table-cell office:value-type="float" office:value="1626689" calcext:value-type="float">
            <text:p>1626689</text:p>
          </table:table-cell>
          <table:table-cell office:value-type="float" office:value="1122972" calcext:value-type="float">
            <text:p>1122972</text:p>
          </table:table-cell>
          <table:table-cell office:value-type="float" office:value="1293414" calcext:value-type="float">
            <text:p>1293414</text:p>
          </table:table-cell>
          <table:table-cell office:value-type="float" office:value="924326" calcext:value-type="float">
            <text:p>924326</text:p>
          </table:table-cell>
          <table:table-cell office:value-type="float" office:value="1644037" calcext:value-type="float">
            <text:p>1644037</text:p>
          </table:table-cell>
          <table:table-cell office:value-type="float" office:value="5" calcext:value-type="float">
            <text:p>5</text:p>
          </table:table-cell>
          <table:table-cell office:value-type="float" office:value="0.819293954288239" calcext:value-type="float">
            <text:p>0.819293954288239</text:p>
          </table:table-cell>
          <table:table-cell office:value-type="float" office:value="0.963621254398972" calcext:value-type="float">
            <text:p>0.963621254398972</text:p>
          </table:table-cell>
          <table:table-cell office:value-type="float" office:value="0.969582315633573" calcext:value-type="float">
            <text:p>0.969582315633573</text:p>
          </table:table-cell>
          <table:table-cell office:value-type="float" office:value="0.669343551319069" calcext:value-type="float">
            <text:p>0.669343551319069</text:p>
          </table:table-cell>
          <table:table-cell office:value-type="float" office:value="0.770934912077774" calcext:value-type="float">
            <text:p>0.770934912077774</text:p>
          </table:table-cell>
          <table:table-cell office:value-type="float" office:value="0.550941294543897" calcext:value-type="float">
            <text:p>0.550941294543897</text:p>
          </table:table-cell>
          <table:table-cell office:value-type="float" office:value="0.979922530641857" calcext:value-type="float">
            <text:p>0.979922530641857</text:p>
          </table:table-cell>
          <table:table-cell office:value-type="float" office:value="-116.131289736186" calcext:value-type="float">
            <text:p>-116.131289736186</text:p>
          </table:table-cell>
          <table:table-cell office:value-type="float" office:value="-95.8130175844452" calcext:value-type="float">
            <text:p>-95.8130175844452</text:p>
          </table:table-cell>
          <table:table-cell office:value-type="float" office:value="-139.81174109122" calcext:value-type="float">
            <text:p>-139.81174109122</text:p>
          </table:table-cell>
        </table:table-row>
        <table:table-row table:style-name="ro1">
          <table:table-cell office:value-type="string" calcext:value-type="string">
            <text:p>2019-11-12 12:01:20</text:p>
          </table:table-cell>
          <table:table-cell office:value-type="float" office:value="26.9140971662709" calcext:value-type="float">
            <text:p>26.9140971662709</text:p>
          </table:table-cell>
          <table:table-cell office:value-type="float" office:value="74.3252584408506" calcext:value-type="float">
            <text:p>74.3252584408506</text:p>
          </table:table-cell>
          <table:table-cell office:value-type="float" office:value="980.844433208846" calcext:value-type="float">
            <text:p>980.84443320884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5733" calcext:value-type="float">
            <text:p>1385733</text:p>
          </table:table-cell>
          <table:table-cell office:value-type="float" office:value="1616988" calcext:value-type="float">
            <text:p>1616988</text:p>
          </table:table-cell>
          <table:table-cell office:value-type="float" office:value="1624348" calcext:value-type="float">
            <text:p>1624348</text:p>
          </table:table-cell>
          <table:table-cell office:value-type="float" office:value="1054054" calcext:value-type="float">
            <text:p>1054054</text:p>
          </table:table-cell>
          <table:table-cell office:value-type="float" office:value="1252475" calcext:value-type="float">
            <text:p>1252475</text:p>
          </table:table-cell>
          <table:table-cell office:value-type="float" office:value="986596" calcext:value-type="float">
            <text:p>986596</text:p>
          </table:table-cell>
          <table:table-cell office:value-type="float" office:value="1644508" calcext:value-type="float">
            <text:p>1644508</text:p>
          </table:table-cell>
          <table:table-cell office:value-type="float" office:value="5" calcext:value-type="float">
            <text:p>5</text:p>
          </table:table-cell>
          <table:table-cell office:value-type="float" office:value="0.825961330647627" calcext:value-type="float">
            <text:p>0.825961330647627</text:p>
          </table:table-cell>
          <table:table-cell office:value-type="float" office:value="0.963800068354615" calcext:value-type="float">
            <text:p>0.963800068354615</text:p>
          </table:table-cell>
          <table:table-cell office:value-type="float" office:value="0.968186970733043" calcext:value-type="float">
            <text:p>0.968186970733043</text:p>
          </table:table-cell>
          <table:table-cell office:value-type="float" office:value="0.628265217335846" calcext:value-type="float">
            <text:p>0.628265217335846</text:p>
          </table:table-cell>
          <table:table-cell office:value-type="float" office:value="0.746533363644286" calcext:value-type="float">
            <text:p>0.746533363644286</text:p>
          </table:table-cell>
          <table:table-cell office:value-type="float" office:value="0.588057111270083" calcext:value-type="float">
            <text:p>0.588057111270083</text:p>
          </table:table-cell>
          <table:table-cell office:value-type="float" office:value="0.980203268552216" calcext:value-type="float">
            <text:p>0.980203268552216</text:p>
          </table:table-cell>
          <table:table-cell office:value-type="float" office:value="-124.346956532831" calcext:value-type="float">
            <text:p>-124.346956532831</text:p>
          </table:table-cell>
          <table:table-cell office:value-type="float" office:value="-100.693327271143" calcext:value-type="float">
            <text:p>-100.693327271143</text:p>
          </table:table-cell>
          <table:table-cell office:value-type="float" office:value="-132.388577745983" calcext:value-type="float">
            <text:p>-132.388577745983</text:p>
          </table:table-cell>
        </table:table-row>
        <table:table-row table:style-name="ro1">
          <table:table-cell office:value-type="string" calcext:value-type="string">
            <text:p>2019-11-12 12:01:21</text:p>
          </table:table-cell>
          <table:table-cell office:value-type="float" office:value="26.9140971662709" calcext:value-type="float">
            <text:p>26.9140971662709</text:p>
          </table:table-cell>
          <table:table-cell office:value-type="float" office:value="74.3413632413478" calcext:value-type="float">
            <text:p>74.3413632413478</text:p>
          </table:table-cell>
          <table:table-cell office:value-type="float" office:value="980.844433208846" calcext:value-type="float">
            <text:p>980.84443320884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3314" calcext:value-type="float">
            <text:p>1383314</text:p>
          </table:table-cell>
          <table:table-cell office:value-type="float" office:value="1620269" calcext:value-type="float">
            <text:p>1620269</text:p>
          </table:table-cell>
          <table:table-cell office:value-type="float" office:value="1630599" calcext:value-type="float">
            <text:p>1630599</text:p>
          </table:table-cell>
          <table:table-cell office:value-type="float" office:value="1249346" calcext:value-type="float">
            <text:p>1249346</text:p>
          </table:table-cell>
          <table:table-cell office:value-type="float" office:value="1039381" calcext:value-type="float">
            <text:p>1039381</text:p>
          </table:table-cell>
          <table:table-cell office:value-type="float" office:value="978860" calcext:value-type="float">
            <text:p>978860</text:p>
          </table:table-cell>
          <table:table-cell office:value-type="float" office:value="1639164" calcext:value-type="float">
            <text:p>1639164</text:p>
          </table:table-cell>
          <table:table-cell office:value-type="float" office:value="5" calcext:value-type="float">
            <text:p>5</text:p>
          </table:table-cell>
          <table:table-cell office:value-type="float" office:value="0.82451949411863" calcext:value-type="float">
            <text:p>0.82451949411863</text:p>
          </table:table-cell>
          <table:table-cell office:value-type="float" office:value="0.965755696982824" calcext:value-type="float">
            <text:p>0.965755696982824</text:p>
          </table:table-cell>
          <table:table-cell office:value-type="float" office:value="0.971912857522113" calcext:value-type="float">
            <text:p>0.971912857522113</text:p>
          </table:table-cell>
          <table:table-cell office:value-type="float" office:value="0.744668334086935" calcext:value-type="float">
            <text:p>0.744668334086935</text:p>
          </table:table-cell>
          <table:table-cell office:value-type="float" office:value="0.619519426765373" calcext:value-type="float">
            <text:p>0.619519426765373</text:p>
          </table:table-cell>
          <table:table-cell office:value-type="float" office:value="0.583446095400583" calcext:value-type="float">
            <text:p>0.583446095400583</text:p>
          </table:table-cell>
          <table:table-cell office:value-type="float" office:value="0.977017995955705" calcext:value-type="float">
            <text:p>0.977017995955705</text:p>
          </table:table-cell>
          <table:table-cell office:value-type="float" office:value="-101.066333182613" calcext:value-type="float">
            <text:p>-101.066333182613</text:p>
          </table:table-cell>
          <table:table-cell office:value-type="float" office:value="-126.096114646925" calcext:value-type="float">
            <text:p>-126.096114646925</text:p>
          </table:table-cell>
          <table:table-cell office:value-type="float" office:value="-133.310780919883" calcext:value-type="float">
            <text:p>-133.310780919883</text:p>
          </table:table-cell>
        </table:table-row>
        <table:table-row table:style-name="ro1">
          <table:table-cell office:value-type="string" calcext:value-type="string">
            <text:p>2019-11-12 12:01:22</text:p>
          </table:table-cell>
          <table:table-cell office:value-type="float" office:value="26.9140971662709" calcext:value-type="float">
            <text:p>26.9140971662709</text:p>
          </table:table-cell>
          <table:table-cell office:value-type="float" office:value="74.3252584408506" calcext:value-type="float">
            <text:p>74.3252584408506</text:p>
          </table:table-cell>
          <table:table-cell office:value-type="float" office:value="980.789285699605" calcext:value-type="float">
            <text:p>980.78928569960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7601" calcext:value-type="float">
            <text:p>1377601</text:p>
          </table:table-cell>
          <table:table-cell office:value-type="float" office:value="1620278" calcext:value-type="float">
            <text:p>1620278</text:p>
          </table:table-cell>
          <table:table-cell office:value-type="float" office:value="1626749" calcext:value-type="float">
            <text:p>1626749</text:p>
          </table:table-cell>
          <table:table-cell office:value-type="float" office:value="1032918" calcext:value-type="float">
            <text:p>1032918</text:p>
          </table:table-cell>
          <table:table-cell office:value-type="float" office:value="1266742" calcext:value-type="float">
            <text:p>1266742</text:p>
          </table:table-cell>
          <table:table-cell office:value-type="float" office:value="924612" calcext:value-type="float">
            <text:p>924612</text:p>
          </table:table-cell>
          <table:table-cell office:value-type="float" office:value="1644989" calcext:value-type="float">
            <text:p>1644989</text:p>
          </table:table-cell>
          <table:table-cell office:value-type="float" office:value="5" calcext:value-type="float">
            <text:p>5</text:p>
          </table:table-cell>
          <table:table-cell office:value-type="float" office:value="0.821114280356679" calcext:value-type="float">
            <text:p>0.821114280356679</text:p>
          </table:table-cell>
          <table:table-cell office:value-type="float" office:value="0.965761061401494" calcext:value-type="float">
            <text:p>0.965761061401494</text:p>
          </table:table-cell>
          <table:table-cell office:value-type="float" office:value="0.969618078424702" calcext:value-type="float">
            <text:p>0.969618078424702</text:p>
          </table:table-cell>
          <table:table-cell office:value-type="float" office:value="0.615667178114316" calcext:value-type="float">
            <text:p>0.615667178114316</text:p>
          </table:table-cell>
          <table:table-cell office:value-type="float" office:value="0.755037159328122" calcext:value-type="float">
            <text:p>0.755037159328122</text:p>
          </table:table-cell>
          <table:table-cell office:value-type="float" office:value="0.551111763848277" calcext:value-type="float">
            <text:p>0.551111763848277</text:p>
          </table:table-cell>
          <table:table-cell office:value-type="float" office:value="0.980489966927763" calcext:value-type="float">
            <text:p>0.980489966927763</text:p>
          </table:table-cell>
          <table:table-cell office:value-type="float" office:value="-126.866564377137" calcext:value-type="float">
            <text:p>-126.866564377137</text:p>
          </table:table-cell>
          <table:table-cell office:value-type="float" office:value="-98.9925681343756" calcext:value-type="float">
            <text:p>-98.9925681343756</text:p>
          </table:table-cell>
          <table:table-cell office:value-type="float" office:value="-139.777647230345" calcext:value-type="float">
            <text:p>-139.777647230345</text:p>
          </table:table-cell>
        </table:table-row>
        <table:table-row table:style-name="ro1">
          <table:table-cell office:value-type="string" calcext:value-type="string">
            <text:p>2019-11-12 12:01:23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4.3429796357891" calcext:value-type="float">
            <text:p>74.3429796357891</text:p>
          </table:table-cell>
          <table:table-cell office:value-type="float" office:value="980.90598920535" calcext:value-type="float">
            <text:p>980.9059892053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1708" calcext:value-type="float">
            <text:p>1361708</text:p>
          </table:table-cell>
          <table:table-cell office:value-type="float" office:value="1621479" calcext:value-type="float">
            <text:p>1621479</text:p>
          </table:table-cell>
          <table:table-cell office:value-type="float" office:value="1624556" calcext:value-type="float">
            <text:p>1624556</text:p>
          </table:table-cell>
          <table:table-cell office:value-type="float" office:value="993971" calcext:value-type="float">
            <text:p>993971</text:p>
          </table:table-cell>
          <table:table-cell office:value-type="float" office:value="1227984" calcext:value-type="float">
            <text:p>1227984</text:p>
          </table:table-cell>
          <table:table-cell office:value-type="float" office:value="1084117" calcext:value-type="float">
            <text:p>1084117</text:p>
          </table:table-cell>
          <table:table-cell office:value-type="float" office:value="1647849" calcext:value-type="float">
            <text:p>1647849</text:p>
          </table:table-cell>
          <table:table-cell office:value-type="float" office:value="5" calcext:value-type="float">
            <text:p>5</text:p>
          </table:table-cell>
          <table:table-cell office:value-type="float" office:value="0.811641313033261" calcext:value-type="float">
            <text:p>0.811641313033261</text:p>
          </table:table-cell>
          <table:table-cell office:value-type="float" office:value="0.966476913270582" calcext:value-type="float">
            <text:p>0.966476913270582</text:p>
          </table:table-cell>
          <table:table-cell office:value-type="float" office:value="0.968310948408955" calcext:value-type="float">
            <text:p>0.968310948408955</text:p>
          </table:table-cell>
          <table:table-cell office:value-type="float" office:value="0.592452954346294" calcext:value-type="float">
            <text:p>0.592452954346294</text:p>
          </table:table-cell>
          <table:table-cell office:value-type="float" office:value="0.731935588352154" calcext:value-type="float">
            <text:p>0.731935588352154</text:p>
          </table:table-cell>
          <table:table-cell office:value-type="float" office:value="0.646184163830777" calcext:value-type="float">
            <text:p>0.646184163830777</text:p>
          </table:table-cell>
          <table:table-cell office:value-type="float" office:value="0.982194659971554" calcext:value-type="float">
            <text:p>0.982194659971554</text:p>
          </table:table-cell>
          <table:table-cell office:value-type="float" office:value="-131.509409130741" calcext:value-type="float">
            <text:p>-131.509409130741</text:p>
          </table:table-cell>
          <table:table-cell office:value-type="float" office:value="-103.612882329569" calcext:value-type="float">
            <text:p>-103.612882329569</text:p>
          </table:table-cell>
          <table:table-cell office:value-type="float" office:value="-120.763167233845" calcext:value-type="float">
            <text:p>-120.763167233845</text:p>
          </table:table-cell>
        </table:table-row>
        <table:table-row table:style-name="ro1">
          <table:table-cell office:value-type="string" calcext:value-type="string">
            <text:p>2019-11-12 12:01:25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3582765395273" calcext:value-type="float">
            <text:p>74.3582765395273</text:p>
          </table:table-cell>
          <table:table-cell office:value-type="float" office:value="980.861423783755" calcext:value-type="float">
            <text:p>980.86142378375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4312" calcext:value-type="float">
            <text:p>1394312</text:p>
          </table:table-cell>
          <table:table-cell office:value-type="float" office:value="1628334" calcext:value-type="float">
            <text:p>1628334</text:p>
          </table:table-cell>
          <table:table-cell office:value-type="float" office:value="1632808" calcext:value-type="float">
            <text:p>1632808</text:p>
          </table:table-cell>
          <table:table-cell office:value-type="float" office:value="1003050" calcext:value-type="float">
            <text:p>1003050</text:p>
          </table:table-cell>
          <table:table-cell office:value-type="float" office:value="1213371" calcext:value-type="float">
            <text:p>1213371</text:p>
          </table:table-cell>
          <table:table-cell office:value-type="float" office:value="1110492" calcext:value-type="float">
            <text:p>1110492</text:p>
          </table:table-cell>
          <table:table-cell office:value-type="float" office:value="1642708" calcext:value-type="float">
            <text:p>1642708</text:p>
          </table:table-cell>
          <table:table-cell office:value-type="float" office:value="5" calcext:value-type="float">
            <text:p>5</text:p>
          </table:table-cell>
          <table:table-cell office:value-type="float" office:value="0.831074813732483" calcext:value-type="float">
            <text:p>0.831074813732483</text:p>
          </table:table-cell>
          <table:table-cell office:value-type="float" office:value="0.970562812157012" calcext:value-type="float">
            <text:p>0.970562812157012</text:p>
          </table:table-cell>
          <table:table-cell office:value-type="float" office:value="0.97322952428216" calcext:value-type="float">
            <text:p>0.97322952428216</text:p>
          </table:table-cell>
          <table:table-cell office:value-type="float" office:value="0.597864460690553" calcext:value-type="float">
            <text:p>0.597864460690553</text:p>
          </table:table-cell>
          <table:table-cell office:value-type="float" office:value="0.72322556057281" calcext:value-type="float">
            <text:p>0.72322556057281</text:p>
          </table:table-cell>
          <table:table-cell office:value-type="float" office:value="0.661904890764343" calcext:value-type="float">
            <text:p>0.661904890764343</text:p>
          </table:table-cell>
          <table:table-cell office:value-type="float" office:value="0.979130384818361" calcext:value-type="float">
            <text:p>0.979130384818361</text:p>
          </table:table-cell>
          <table:table-cell office:value-type="float" office:value="-130.427107861889" calcext:value-type="float">
            <text:p>-130.427107861889</text:p>
          </table:table-cell>
          <table:table-cell office:value-type="float" office:value="-105.354887885438" calcext:value-type="float">
            <text:p>-105.354887885438</text:p>
          </table:table-cell>
          <table:table-cell office:value-type="float" office:value="-117.619021847131" calcext:value-type="float">
            <text:p>-117.619021847131</text:p>
          </table:table-cell>
        </table:table-row>
        <table:table-row table:style-name="ro1">
          <table:table-cell office:value-type="string" calcext:value-type="string">
            <text:p>2019-11-12 12:01:26</text:p>
          </table:table-cell>
          <table:table-cell office:value-type="float" office:value="26.9292595173756" calcext:value-type="float">
            <text:p>26.9292595173756</text:p>
          </table:table-cell>
          <table:table-cell office:value-type="float" office:value="74.3264702128116" calcext:value-type="float">
            <text:p>74.3264702128116</text:p>
          </table:table-cell>
          <table:table-cell office:value-type="float" office:value="980.842344672147" calcext:value-type="float">
            <text:p>980.84234467214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2909" calcext:value-type="float">
            <text:p>1372909</text:p>
          </table:table-cell>
          <table:table-cell office:value-type="float" office:value="1620718" calcext:value-type="float">
            <text:p>1620718</text:p>
          </table:table-cell>
          <table:table-cell office:value-type="float" office:value="1625468" calcext:value-type="float">
            <text:p>1625468</text:p>
          </table:table-cell>
          <table:table-cell office:value-type="float" office:value="1132480" calcext:value-type="float">
            <text:p>1132480</text:p>
          </table:table-cell>
          <table:table-cell office:value-type="float" office:value="1068732" calcext:value-type="float">
            <text:p>1068732</text:p>
          </table:table-cell>
          <table:table-cell office:value-type="float" office:value="1034646" calcext:value-type="float">
            <text:p>1034646</text:p>
          </table:table-cell>
          <table:table-cell office:value-type="float" office:value="1639163" calcext:value-type="float">
            <text:p>1639163</text:p>
          </table:table-cell>
          <table:table-cell office:value-type="float" office:value="5" calcext:value-type="float">
            <text:p>5</text:p>
          </table:table-cell>
          <table:table-cell office:value-type="float" office:value="0.818317630090431" calcext:value-type="float">
            <text:p>0.818317630090431</text:p>
          </table:table-cell>
          <table:table-cell office:value-type="float" office:value="0.966023321869769" calcext:value-type="float">
            <text:p>0.966023321869769</text:p>
          </table:table-cell>
          <table:table-cell office:value-type="float" office:value="0.968854542834108" calcext:value-type="float">
            <text:p>0.968854542834108</text:p>
          </table:table-cell>
          <table:table-cell office:value-type="float" office:value="0.675010761619897" calcext:value-type="float">
            <text:p>0.675010761619897</text:p>
          </table:table-cell>
          <table:table-cell office:value-type="float" office:value="0.637013988138913" calcext:value-type="float">
            <text:p>0.637013988138913</text:p>
          </table:table-cell>
          <table:table-cell office:value-type="float" office:value="0.616697146498817" calcext:value-type="float">
            <text:p>0.616697146498817</text:p>
          </table:table-cell>
          <table:table-cell office:value-type="float" office:value="0.977017399909186" calcext:value-type="float">
            <text:p>0.977017399909186</text:p>
          </table:table-cell>
          <table:table-cell office:value-type="float" office:value="-114.997847676021" calcext:value-type="float">
            <text:p>-114.997847676021</text:p>
          </table:table-cell>
          <table:table-cell office:value-type="float" office:value="-122.597202372217" calcext:value-type="float">
            <text:p>-122.597202372217</text:p>
          </table:table-cell>
          <table:table-cell office:value-type="float" office:value="-126.660570700237" calcext:value-type="float">
            <text:p>-126.660570700237</text:p>
          </table:table-cell>
        </table:table-row>
        <table:table-row table:style-name="ro1">
          <table:table-cell office:value-type="string" calcext:value-type="string">
            <text:p>2019-11-12 12:01:27</text:p>
          </table:table-cell>
          <table:table-cell office:value-type="float" office:value="26.9191512830148" calcext:value-type="float">
            <text:p>26.9191512830148</text:p>
          </table:table-cell>
          <table:table-cell office:value-type="float" office:value="74.341767354318" calcext:value-type="float">
            <text:p>74.341767354318</text:p>
          </table:table-cell>
          <table:table-cell office:value-type="float" office:value="980.797780511081" calcext:value-type="float">
            <text:p>980.79778051108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1042" calcext:value-type="float">
            <text:p>1361042</text:p>
          </table:table-cell>
          <table:table-cell office:value-type="float" office:value="1616480" calcext:value-type="float">
            <text:p>1616480</text:p>
          </table:table-cell>
          <table:table-cell office:value-type="float" office:value="1629284" calcext:value-type="float">
            <text:p>1629284</text:p>
          </table:table-cell>
          <table:table-cell office:value-type="float" office:value="1202002" calcext:value-type="float">
            <text:p>1202002</text:p>
          </table:table-cell>
          <table:table-cell office:value-type="float" office:value="1137148" calcext:value-type="float">
            <text:p>1137148</text:p>
          </table:table-cell>
          <table:table-cell office:value-type="float" office:value="880371" calcext:value-type="float">
            <text:p>880371</text:p>
          </table:table-cell>
          <table:table-cell office:value-type="float" office:value="1640955" calcext:value-type="float">
            <text:p>1640955</text:p>
          </table:table-cell>
          <table:table-cell office:value-type="float" office:value="5" calcext:value-type="float">
            <text:p>5</text:p>
          </table:table-cell>
          <table:table-cell office:value-type="float" office:value="0.811244346051734" calcext:value-type="float">
            <text:p>0.811244346051734</text:p>
          </table:table-cell>
          <table:table-cell office:value-type="float" office:value="0.96349727672306" calcext:value-type="float">
            <text:p>0.96349727672306</text:p>
          </table:table-cell>
          <table:table-cell office:value-type="float" office:value="0.97112905634988" calcext:value-type="float">
            <text:p>0.97112905634988</text:p>
          </table:table-cell>
          <table:table-cell office:value-type="float" office:value="0.71644910770048" calcext:value-type="float">
            <text:p>0.71644910770048</text:p>
          </table:table-cell>
          <table:table-cell office:value-type="float" office:value="0.677793106769694" calcext:value-type="float">
            <text:p>0.677793106769694</text:p>
          </table:table-cell>
          <table:table-cell office:value-type="float" office:value="0.524742069809683" calcext:value-type="float">
            <text:p>0.524742069809683</text:p>
          </table:table-cell>
          <table:table-cell office:value-type="float" office:value="0.978085515270891" calcext:value-type="float">
            <text:p>0.978085515270891</text:p>
          </table:table-cell>
          <table:table-cell office:value-type="float" office:value="-106.710178459904" calcext:value-type="float">
            <text:p>-106.710178459904</text:p>
          </table:table-cell>
          <table:table-cell office:value-type="float" office:value="-114.441378646061" calcext:value-type="float">
            <text:p>-114.441378646061</text:p>
          </table:table-cell>
          <table:table-cell office:value-type="float" office:value="-145.051586038063" calcext:value-type="float">
            <text:p>-145.051586038063</text:p>
          </table:table-cell>
        </table:table-row>
        <table:table-row table:style-name="ro1">
          <table:table-cell office:value-type="string" calcext:value-type="string">
            <text:p>2019-11-12 12:01:28</text:p>
          </table:table-cell>
          <table:table-cell office:value-type="float" office:value="26.9191512830148" calcext:value-type="float">
            <text:p>26.9191512830148</text:p>
          </table:table-cell>
          <table:table-cell office:value-type="float" office:value="74.3686088152677" calcext:value-type="float">
            <text:p>74.3686088152677</text:p>
          </table:table-cell>
          <table:table-cell office:value-type="float" office:value="980.880502494906" calcext:value-type="float">
            <text:p>980.88050249490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728" calcext:value-type="float">
            <text:p>1373728</text:p>
          </table:table-cell>
          <table:table-cell office:value-type="float" office:value="1618416" calcext:value-type="float">
            <text:p>1618416</text:p>
          </table:table-cell>
          <table:table-cell office:value-type="float" office:value="1623961" calcext:value-type="float">
            <text:p>1623961</text:p>
          </table:table-cell>
          <table:table-cell office:value-type="float" office:value="1003160" calcext:value-type="float">
            <text:p>1003160</text:p>
          </table:table-cell>
          <table:table-cell office:value-type="float" office:value="1218256" calcext:value-type="float">
            <text:p>1218256</text:p>
          </table:table-cell>
          <table:table-cell office:value-type="float" office:value="1026782" calcext:value-type="float">
            <text:p>1026782</text:p>
          </table:table-cell>
          <table:table-cell office:value-type="float" office:value="1651699" calcext:value-type="float">
            <text:p>1651699</text:p>
          </table:table-cell>
          <table:table-cell office:value-type="float" office:value="5" calcext:value-type="float">
            <text:p>5</text:p>
          </table:table-cell>
          <table:table-cell office:value-type="float" office:value="0.818805792189335" calcext:value-type="float">
            <text:p>0.818805792189335</text:p>
          </table:table-cell>
          <table:table-cell office:value-type="float" office:value="0.964651222783473" calcext:value-type="float">
            <text:p>0.964651222783473</text:p>
          </table:table-cell>
          <table:table-cell office:value-type="float" office:value="0.967956300730264" calcext:value-type="float">
            <text:p>0.967956300730264</text:p>
          </table:table-cell>
          <table:table-cell office:value-type="float" office:value="0.597930025807622" calcext:value-type="float">
            <text:p>0.597930025807622</text:p>
          </table:table-cell>
          <table:table-cell office:value-type="float" office:value="0.726137247817188" calcext:value-type="float">
            <text:p>0.726137247817188</text:p>
          </table:table-cell>
          <table:table-cell office:value-type="float" office:value="0.612009836674909" calcext:value-type="float">
            <text:p>0.612009836674909</text:p>
          </table:table-cell>
          <table:table-cell office:value-type="float" office:value="0.984489439068966" calcext:value-type="float">
            <text:p>0.984489439068966</text:p>
          </table:table-cell>
          <table:table-cell office:value-type="float" office:value="-130.413994838476" calcext:value-type="float">
            <text:p>-130.413994838476</text:p>
          </table:table-cell>
          <table:table-cell office:value-type="float" office:value="-104.772550436562" calcext:value-type="float">
            <text:p>-104.772550436562</text:p>
          </table:table-cell>
          <table:table-cell office:value-type="float" office:value="-127.598032665018" calcext:value-type="float">
            <text:p>-127.598032665018</text:p>
          </table:table-cell>
        </table:table-row>
        <table:table-row table:style-name="ro1">
          <table:table-cell office:value-type="string" calcext:value-type="string">
            <text:p>2019-11-12 12:01:30</text:p>
          </table:table-cell>
          <table:table-cell office:value-type="float" office:value="26.9292595173756" calcext:value-type="float">
            <text:p>26.9292595173756</text:p>
          </table:table-cell>
          <table:table-cell office:value-type="float" office:value="74.3533124009642" calcext:value-type="float">
            <text:p>74.3533124009642</text:p>
          </table:table-cell>
          <table:table-cell office:value-type="float" office:value="980.869919124854" calcext:value-type="float">
            <text:p>980.86991912485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3203" calcext:value-type="float">
            <text:p>1363203</text:p>
          </table:table-cell>
          <table:table-cell office:value-type="float" office:value="1615257" calcext:value-type="float">
            <text:p>1615257</text:p>
          </table:table-cell>
          <table:table-cell office:value-type="float" office:value="1627924" calcext:value-type="float">
            <text:p>1627924</text:p>
          </table:table-cell>
          <table:table-cell office:value-type="float" office:value="1154622" calcext:value-type="float">
            <text:p>1154622</text:p>
          </table:table-cell>
          <table:table-cell office:value-type="float" office:value="1284897" calcext:value-type="float">
            <text:p>1284897</text:p>
          </table:table-cell>
          <table:table-cell office:value-type="float" office:value="897558" calcext:value-type="float">
            <text:p>897558</text:p>
          </table:table-cell>
          <table:table-cell office:value-type="float" office:value="1643010" calcext:value-type="float">
            <text:p>1643010</text:p>
          </table:table-cell>
          <table:table-cell office:value-type="float" office:value="5" calcext:value-type="float">
            <text:p>5</text:p>
          </table:table-cell>
          <table:table-cell office:value-type="float" office:value="0.812532402578879" calcext:value-type="float">
            <text:p>0.812532402578879</text:p>
          </table:table-cell>
          <table:table-cell office:value-type="float" office:value="0.962768311830558" calcext:value-type="float">
            <text:p>0.962768311830558</text:p>
          </table:table-cell>
          <table:table-cell office:value-type="float" office:value="0.970318433084301" calcext:value-type="float">
            <text:p>0.970318433084301</text:p>
          </table:table-cell>
          <table:table-cell office:value-type="float" office:value="0.688208423639348" calcext:value-type="float">
            <text:p>0.688208423639348</text:p>
          </table:table-cell>
          <table:table-cell office:value-type="float" office:value="0.765858383877085" calcext:value-type="float">
            <text:p>0.765858383877085</text:p>
          </table:table-cell>
          <table:table-cell office:value-type="float" office:value="0.53498632132844" calcext:value-type="float">
            <text:p>0.53498632132844</text:p>
          </table:table-cell>
          <table:table-cell office:value-type="float" office:value="0.979310390867041" calcext:value-type="float">
            <text:p>0.979310390867041</text:p>
          </table:table-cell>
          <table:table-cell office:value-type="float" office:value="-112.35831527213" calcext:value-type="float">
            <text:p>-112.35831527213</text:p>
          </table:table-cell>
          <table:table-cell office:value-type="float" office:value="-96.8283232245831" calcext:value-type="float">
            <text:p>-96.8283232245831</text:p>
          </table:table-cell>
          <table:table-cell office:value-type="float" office:value="-143.002735734312" calcext:value-type="float">
            <text:p>-143.002735734312</text:p>
          </table:table-cell>
        </table:table-row>
        <table:table-row table:style-name="ro1">
          <table:table-cell office:value-type="string" calcext:value-type="string">
            <text:p>2019-11-12 12:01:31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3797498613809" calcext:value-type="float">
            <text:p>74.3797498613809</text:p>
          </table:table-cell>
          <table:table-cell office:value-type="float" office:value="980.80627535832" calcext:value-type="float">
            <text:p>980.8062753583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9996" calcext:value-type="float">
            <text:p>1359996</text:p>
          </table:table-cell>
          <table:table-cell office:value-type="float" office:value="1620059" calcext:value-type="float">
            <text:p>1620059</text:p>
          </table:table-cell>
          <table:table-cell office:value-type="float" office:value="1624444" calcext:value-type="float">
            <text:p>1624444</text:p>
          </table:table-cell>
          <table:table-cell office:value-type="float" office:value="990022" calcext:value-type="float">
            <text:p>990022</text:p>
          </table:table-cell>
          <table:table-cell office:value-type="float" office:value="1204941" calcext:value-type="float">
            <text:p>1204941</text:p>
          </table:table-cell>
          <table:table-cell office:value-type="float" office:value="1117423" calcext:value-type="float">
            <text:p>1117423</text:p>
          </table:table-cell>
          <table:table-cell office:value-type="float" office:value="1642110" calcext:value-type="float">
            <text:p>1642110</text:p>
          </table:table-cell>
          <table:table-cell office:value-type="float" office:value="5" calcext:value-type="float">
            <text:p>5</text:p>
          </table:table-cell>
          <table:table-cell office:value-type="float" office:value="0.810620881393061" calcext:value-type="float">
            <text:p>0.810620881393061</text:p>
          </table:table-cell>
          <table:table-cell office:value-type="float" office:value="0.965630527213875" calcext:value-type="float">
            <text:p>0.965630527213875</text:p>
          </table:table-cell>
          <table:table-cell office:value-type="float" office:value="0.968244191198849" calcext:value-type="float">
            <text:p>0.968244191198849</text:p>
          </table:table-cell>
          <table:table-cell office:value-type="float" office:value="0.59009916664352" calcext:value-type="float">
            <text:p>0.59009916664352</text:p>
          </table:table-cell>
          <table:table-cell office:value-type="float" office:value="0.718200888419257" calcext:value-type="float">
            <text:p>0.718200888419257</text:p>
          </table:table-cell>
          <table:table-cell office:value-type="float" office:value="0.666036089186202" calcext:value-type="float">
            <text:p>0.666036089186202</text:p>
          </table:table-cell>
          <table:table-cell office:value-type="float" office:value="0.978773949000114" calcext:value-type="float">
            <text:p>0.978773949000114</text:p>
          </table:table-cell>
          <table:table-cell office:value-type="float" office:value="-131.980166671296" calcext:value-type="float">
            <text:p>-131.980166671296</text:p>
          </table:table-cell>
          <table:table-cell office:value-type="float" office:value="-106.359822316149" calcext:value-type="float">
            <text:p>-106.359822316149</text:p>
          </table:table-cell>
          <table:table-cell office:value-type="float" office:value="-116.79278216276" calcext:value-type="float">
            <text:p>-116.79278216276</text:p>
          </table:table-cell>
        </table:table-row>
        <table:table-row table:style-name="ro1">
          <table:table-cell office:value-type="string" calcext:value-type="string">
            <text:p>2019-11-12 12:01:32</text:p>
          </table:table-cell>
          <table:table-cell office:value-type="float" office:value="26.9191512830148" calcext:value-type="float">
            <text:p>26.9191512830148</text:p>
          </table:table-cell>
          <table:table-cell office:value-type="float" office:value="74.3578722567222" calcext:value-type="float">
            <text:p>74.3578722567222</text:p>
          </table:table-cell>
          <table:table-cell office:value-type="float" office:value="980.852928478419" calcext:value-type="float">
            <text:p>980.85292847841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2231" calcext:value-type="float">
            <text:p>1362231</text:p>
          </table:table-cell>
          <table:table-cell office:value-type="float" office:value="1615769" calcext:value-type="float">
            <text:p>1615769</text:p>
          </table:table-cell>
          <table:table-cell office:value-type="float" office:value="1628578" calcext:value-type="float">
            <text:p>1628578</text:p>
          </table:table-cell>
          <table:table-cell office:value-type="float" office:value="1204768" calcext:value-type="float">
            <text:p>1204768</text:p>
          </table:table-cell>
          <table:table-cell office:value-type="float" office:value="1103977" calcext:value-type="float">
            <text:p>1103977</text:p>
          </table:table-cell>
          <table:table-cell office:value-type="float" office:value="925080" calcext:value-type="float">
            <text:p>925080</text:p>
          </table:table-cell>
          <table:table-cell office:value-type="float" office:value="1645615" calcext:value-type="float">
            <text:p>1645615</text:p>
          </table:table-cell>
          <table:table-cell office:value-type="float" office:value="5" calcext:value-type="float">
            <text:p>5</text:p>
          </table:table-cell>
          <table:table-cell office:value-type="float" office:value="0.811953045362597" calcext:value-type="float">
            <text:p>0.811953045362597</text:p>
          </table:table-cell>
          <table:table-cell office:value-type="float" office:value="0.963073487648188" calcext:value-type="float">
            <text:p>0.963073487648188</text:p>
          </table:table-cell>
          <table:table-cell office:value-type="float" office:value="0.970708247507602" calcext:value-type="float">
            <text:p>0.970708247507602</text:p>
          </table:table-cell>
          <table:table-cell office:value-type="float" office:value="0.718097772371503" calcext:value-type="float">
            <text:p>0.718097772371503</text:p>
          </table:table-cell>
          <table:table-cell office:value-type="float" office:value="0.658021647694307" calcext:value-type="float">
            <text:p>0.658021647694307</text:p>
          </table:table-cell>
          <table:table-cell office:value-type="float" office:value="0.551390713619079" calcext:value-type="float">
            <text:p>0.551390713619079</text:p>
          </table:table-cell>
          <table:table-cell office:value-type="float" office:value="0.980863092048537" calcext:value-type="float">
            <text:p>0.980863092048537</text:p>
          </table:table-cell>
          <table:table-cell office:value-type="float" office:value="-106.380445525699" calcext:value-type="float">
            <text:p>-106.380445525699</text:p>
          </table:table-cell>
          <table:table-cell office:value-type="float" office:value="-118.395670461139" calcext:value-type="float">
            <text:p>-118.395670461139</text:p>
          </table:table-cell>
          <table:table-cell office:value-type="float" office:value="-139.721857276184" calcext:value-type="float">
            <text:p>-139.721857276184</text:p>
          </table:table-cell>
        </table:table-row>
        <table:table-row table:style-name="ro1">
          <table:table-cell office:value-type="string" calcext:value-type="string">
            <text:p>2019-11-12 12:01:34</text:p>
          </table:table-cell>
          <table:table-cell office:value-type="float" office:value="26.9191512830148" calcext:value-type="float">
            <text:p>26.9191512830148</text:p>
          </table:table-cell>
          <table:table-cell office:value-type="float" office:value="74.3578722567222" calcext:value-type="float">
            <text:p>74.3578722567222</text:p>
          </table:table-cell>
          <table:table-cell office:value-type="float" office:value="980.82535448381" calcext:value-type="float">
            <text:p>980.8253544838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806" calcext:value-type="float">
            <text:p>1360806</text:p>
          </table:table-cell>
          <table:table-cell office:value-type="float" office:value="1615846" calcext:value-type="float">
            <text:p>1615846</text:p>
          </table:table-cell>
          <table:table-cell office:value-type="float" office:value="1629437" calcext:value-type="float">
            <text:p>1629437</text:p>
          </table:table-cell>
          <table:table-cell office:value-type="float" office:value="1207751" calcext:value-type="float">
            <text:p>1207751</text:p>
          </table:table-cell>
          <table:table-cell office:value-type="float" office:value="1135307" calcext:value-type="float">
            <text:p>1135307</text:p>
          </table:table-cell>
          <table:table-cell office:value-type="float" office:value="885663" calcext:value-type="float">
            <text:p>885663</text:p>
          </table:table-cell>
          <table:table-cell office:value-type="float" office:value="1640967" calcext:value-type="float">
            <text:p>1640967</text:p>
          </table:table-cell>
          <table:table-cell office:value-type="float" office:value="5" calcext:value-type="float">
            <text:p>5</text:p>
          </table:table-cell>
          <table:table-cell office:value-type="float" office:value="0.811103679073296" calcext:value-type="float">
            <text:p>0.811103679073296</text:p>
          </table:table-cell>
          <table:table-cell office:value-type="float" office:value="0.963119383230136" calcext:value-type="float">
            <text:p>0.963119383230136</text:p>
          </table:table-cell>
          <table:table-cell office:value-type="float" office:value="0.971220251467258" calcext:value-type="float">
            <text:p>0.971220251467258</text:p>
          </table:table-cell>
          <table:table-cell office:value-type="float" office:value="0.719875779137108" calcext:value-type="float">
            <text:p>0.719875779137108</text:p>
          </table:table-cell>
          <table:table-cell office:value-type="float" office:value="0.676695785128568" calcext:value-type="float">
            <text:p>0.676695785128568</text:p>
          </table:table-cell>
          <table:table-cell office:value-type="float" office:value="0.527896347987217" calcext:value-type="float">
            <text:p>0.527896347987217</text:p>
          </table:table-cell>
          <table:table-cell office:value-type="float" office:value="0.978092667829116" calcext:value-type="float">
            <text:p>0.978092667829116</text:p>
          </table:table-cell>
          <table:table-cell office:value-type="float" office:value="-106.024844172578" calcext:value-type="float">
            <text:p>-106.024844172578</text:p>
          </table:table-cell>
          <table:table-cell office:value-type="float" office:value="-114.660842974286" calcext:value-type="float">
            <text:p>-114.660842974286</text:p>
          </table:table-cell>
          <table:table-cell office:value-type="float" office:value="-144.420730402557" calcext:value-type="float">
            <text:p>-144.420730402557</text:p>
          </table:table-cell>
        </table:table-row>
        <table:table-row table:style-name="ro1">
          <table:table-cell office:value-type="string" calcext:value-type="string">
            <text:p>2019-11-12 12:01:35</text:p>
          </table:table-cell>
          <table:table-cell office:value-type="float" office:value="26.9191512830148" calcext:value-type="float">
            <text:p>26.9191512830148</text:p>
          </table:table-cell>
          <table:table-cell office:value-type="float" office:value="74.3525039645322" calcext:value-type="float">
            <text:p>74.3525039645322</text:p>
          </table:table-cell>
          <table:table-cell office:value-type="float" office:value="980.852928478419" calcext:value-type="float">
            <text:p>980.85292847841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7882" calcext:value-type="float">
            <text:p>1377882</text:p>
          </table:table-cell>
          <table:table-cell office:value-type="float" office:value="1623520" calcext:value-type="float">
            <text:p>1623520</text:p>
          </table:table-cell>
          <table:table-cell office:value-type="float" office:value="1637651" calcext:value-type="float">
            <text:p>1637651</text:p>
          </table:table-cell>
          <table:table-cell office:value-type="float" office:value="1250799" calcext:value-type="float">
            <text:p>1250799</text:p>
          </table:table-cell>
          <table:table-cell office:value-type="float" office:value="1037883" calcext:value-type="float">
            <text:p>1037883</text:p>
          </table:table-cell>
          <table:table-cell office:value-type="float" office:value="915071" calcext:value-type="float">
            <text:p>915071</text:p>
          </table:table-cell>
          <table:table-cell office:value-type="float" office:value="1639253" calcext:value-type="float">
            <text:p>1639253</text:p>
          </table:table-cell>
          <table:table-cell office:value-type="float" office:value="5" calcext:value-type="float">
            <text:p>5</text:p>
          </table:table-cell>
          <table:table-cell office:value-type="float" office:value="0.821281769428464" calcext:value-type="float">
            <text:p>0.821281769428464</text:p>
          </table:table-cell>
          <table:table-cell office:value-type="float" office:value="0.96769344421547" calcext:value-type="float">
            <text:p>0.96769344421547</text:p>
          </table:table-cell>
          <table:table-cell office:value-type="float" office:value="0.976116177572748" calcext:value-type="float">
            <text:p>0.976116177572748</text:p>
          </table:table-cell>
          <table:table-cell office:value-type="float" office:value="0.745534389678763" calcext:value-type="float">
            <text:p>0.745534389678763</text:p>
          </table:table-cell>
          <table:table-cell office:value-type="float" office:value="0.618626549080199" calcext:value-type="float">
            <text:p>0.618626549080199</text:p>
          </table:table-cell>
          <table:table-cell office:value-type="float" office:value="0.545424884012328" calcext:value-type="float">
            <text:p>0.545424884012328</text:p>
          </table:table-cell>
          <table:table-cell office:value-type="float" office:value="0.977071044095879" calcext:value-type="float">
            <text:p>0.977071044095879</text:p>
          </table:table-cell>
          <table:table-cell office:value-type="float" office:value="-100.893122064247" calcext:value-type="float">
            <text:p>-100.893122064247</text:p>
          </table:table-cell>
          <table:table-cell office:value-type="float" office:value="-126.27469018396" calcext:value-type="float">
            <text:p>-126.27469018396</text:p>
          </table:table-cell>
          <table:table-cell office:value-type="float" office:value="-140.915023197534" calcext:value-type="float">
            <text:p>-140.915023197534</text:p>
          </table:table-cell>
        </table:table-row>
        <table:table-row table:style-name="ro1">
          <table:table-cell office:value-type="string" calcext:value-type="string">
            <text:p>2019-11-12 12:01:36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3582765395273" calcext:value-type="float">
            <text:p>74.3582765395273</text:p>
          </table:table-cell>
          <table:table-cell office:value-type="float" office:value="980.861423783755" calcext:value-type="float">
            <text:p>980.86142378375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6609" calcext:value-type="float">
            <text:p>1376609</text:p>
          </table:table-cell>
          <table:table-cell office:value-type="float" office:value="1618785" calcext:value-type="float">
            <text:p>1618785</text:p>
          </table:table-cell>
          <table:table-cell office:value-type="float" office:value="1632726" calcext:value-type="float">
            <text:p>1632726</text:p>
          </table:table-cell>
          <table:table-cell office:value-type="float" office:value="1185317" calcext:value-type="float">
            <text:p>1185317</text:p>
          </table:table-cell>
          <table:table-cell office:value-type="float" office:value="1174853" calcext:value-type="float">
            <text:p>1174853</text:p>
          </table:table-cell>
          <table:table-cell office:value-type="float" office:value="874577" calcext:value-type="float">
            <text:p>874577</text:p>
          </table:table-cell>
          <table:table-cell office:value-type="float" office:value="1643858" calcext:value-type="float">
            <text:p>1643858</text:p>
          </table:table-cell>
          <table:table-cell office:value-type="float" office:value="5" calcext:value-type="float">
            <text:p>5</text:p>
          </table:table-cell>
          <table:table-cell office:value-type="float" office:value="0.820523002210021" calcext:value-type="float">
            <text:p>0.820523002210021</text:p>
          </table:table-cell>
          <table:table-cell office:value-type="float" office:value="0.964871163948913" calcext:value-type="float">
            <text:p>0.964871163948913</text:p>
          </table:table-cell>
          <table:table-cell office:value-type="float" office:value="0.973180648467618" calcext:value-type="float">
            <text:p>0.973180648467618</text:p>
          </table:table-cell>
          <table:table-cell office:value-type="float" office:value="0.706504071534165" calcext:value-type="float">
            <text:p>0.706504071534165</text:p>
          </table:table-cell>
          <table:table-cell office:value-type="float" office:value="0.700267040761356" calcext:value-type="float">
            <text:p>0.700267040761356</text:p>
          </table:table-cell>
          <table:table-cell office:value-type="float" office:value="0.521288576279709" calcext:value-type="float">
            <text:p>0.521288576279709</text:p>
          </table:table-cell>
          <table:table-cell office:value-type="float" office:value="0.979815838314991" calcext:value-type="float">
            <text:p>0.979815838314991</text:p>
          </table:table-cell>
          <table:table-cell office:value-type="float" office:value="-108.699185693167" calcext:value-type="float">
            <text:p>-108.699185693167</text:p>
          </table:table-cell>
          <table:table-cell office:value-type="float" office:value="-109.946591847729" calcext:value-type="float">
            <text:p>-109.946591847729</text:p>
          </table:table-cell>
          <table:table-cell office:value-type="float" office:value="-145.742284744058" calcext:value-type="float">
            <text:p>-145.742284744058</text:p>
          </table:table-cell>
        </table:table-row>
        <table:table-row table:style-name="ro1">
          <table:table-cell office:value-type="string" calcext:value-type="string">
            <text:p>2019-11-12 12:01:37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3529081875348" calcext:value-type="float">
            <text:p>74.3529081875348</text:p>
          </table:table-cell>
          <table:table-cell office:value-type="float" office:value="980.833849560098" calcext:value-type="float">
            <text:p>980.83384956009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4180" calcext:value-type="float">
            <text:p>1364180</text:p>
          </table:table-cell>
          <table:table-cell office:value-type="float" office:value="1616028" calcext:value-type="float">
            <text:p>1616028</text:p>
          </table:table-cell>
          <table:table-cell office:value-type="float" office:value="1628047" calcext:value-type="float">
            <text:p>1628047</text:p>
          </table:table-cell>
          <table:table-cell office:value-type="float" office:value="1180692" calcext:value-type="float">
            <text:p>1180692</text:p>
          </table:table-cell>
          <table:table-cell office:value-type="float" office:value="1297835" calcext:value-type="float">
            <text:p>1297835</text:p>
          </table:table-cell>
          <table:table-cell office:value-type="float" office:value="878755" calcext:value-type="float">
            <text:p>878755</text:p>
          </table:table-cell>
          <table:table-cell office:value-type="float" office:value="1642214" calcext:value-type="float">
            <text:p>1642214</text:p>
          </table:table-cell>
          <table:table-cell office:value-type="float" office:value="5" calcext:value-type="float">
            <text:p>5</text:p>
          </table:table-cell>
          <table:table-cell office:value-type="float" office:value="0.813114740027754" calcext:value-type="float">
            <text:p>0.813114740027754</text:p>
          </table:table-cell>
          <table:table-cell office:value-type="float" office:value="0.963227863696559" calcext:value-type="float">
            <text:p>0.963227863696559</text:p>
          </table:table-cell>
          <table:table-cell office:value-type="float" office:value="0.970391746806114" calcext:value-type="float">
            <text:p>0.970391746806114</text:p>
          </table:table-cell>
          <table:table-cell office:value-type="float" office:value="0.703747356384677" calcext:value-type="float">
            <text:p>0.703747356384677</text:p>
          </table:table-cell>
          <table:table-cell office:value-type="float" office:value="0.773570033737425" calcext:value-type="float">
            <text:p>0.773570033737425</text:p>
          </table:table-cell>
          <table:table-cell office:value-type="float" office:value="0.523778858635289" calcext:value-type="float">
            <text:p>0.523778858635289</text:p>
          </table:table-cell>
          <table:table-cell office:value-type="float" office:value="0.97883593783807" calcext:value-type="float">
            <text:p>0.97883593783807</text:p>
          </table:table-cell>
          <table:table-cell office:value-type="float" office:value="-109.250528723065" calcext:value-type="float">
            <text:p>-109.250528723065</text:p>
          </table:table-cell>
          <table:table-cell office:value-type="float" office:value="-95.285993252515" calcext:value-type="float">
            <text:p>-95.285993252515</text:p>
          </table:table-cell>
          <table:table-cell office:value-type="float" office:value="-145.244228272942" calcext:value-type="float">
            <text:p>-145.244228272942</text:p>
          </table:table-cell>
        </table:table-row>
        <table:table-row table:style-name="ro1">
          <table:table-cell office:value-type="string" calcext:value-type="string">
            <text:p>2019-11-12 12:01:39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3260662983979" calcext:value-type="float">
            <text:p>74.3260662983979</text:p>
          </table:table-cell>
          <table:table-cell office:value-type="float" office:value="980.861423783755" calcext:value-type="float">
            <text:p>980.86142378375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9633" calcext:value-type="float">
            <text:p>1369633</text:p>
          </table:table-cell>
          <table:table-cell office:value-type="float" office:value="1615724" calcext:value-type="float">
            <text:p>1615724</text:p>
          </table:table-cell>
          <table:table-cell office:value-type="float" office:value="1627286" calcext:value-type="float">
            <text:p>1627286</text:p>
          </table:table-cell>
          <table:table-cell office:value-type="float" office:value="1151750" calcext:value-type="float">
            <text:p>1151750</text:p>
          </table:table-cell>
          <table:table-cell office:value-type="float" office:value="1295786" calcext:value-type="float">
            <text:p>1295786</text:p>
          </table:table-cell>
          <table:table-cell office:value-type="float" office:value="911599" calcext:value-type="float">
            <text:p>911599</text:p>
          </table:table-cell>
          <table:table-cell office:value-type="float" office:value="1643696" calcext:value-type="float">
            <text:p>1643696</text:p>
          </table:table-cell>
          <table:table-cell office:value-type="float" office:value="5" calcext:value-type="float">
            <text:p>5</text:p>
          </table:table-cell>
          <table:table-cell office:value-type="float" office:value="0.816364981694815" calcext:value-type="float">
            <text:p>0.816364981694815</text:p>
          </table:table-cell>
          <table:table-cell office:value-type="float" office:value="0.963046665554841" calcext:value-type="float">
            <text:p>0.963046665554841</text:p>
          </table:table-cell>
          <table:table-cell office:value-type="float" office:value="0.969938155405302" calcext:value-type="float">
            <text:p>0.969938155405302</text:p>
          </table:table-cell>
          <table:table-cell office:value-type="float" office:value="0.686496578037331" calcext:value-type="float">
            <text:p>0.686496578037331</text:p>
          </table:table-cell>
          <table:table-cell office:value-type="float" office:value="0.772348734420387" calcext:value-type="float">
            <text:p>0.772348734420387</text:p>
          </table:table-cell>
          <table:table-cell office:value-type="float" office:value="0.543355410499026" calcext:value-type="float">
            <text:p>0.543355410499026</text:p>
          </table:table-cell>
          <table:table-cell office:value-type="float" office:value="0.979719278778944" calcext:value-type="float">
            <text:p>0.979719278778944</text:p>
          </table:table-cell>
          <table:table-cell office:value-type="float" office:value="-112.700684392534" calcext:value-type="float">
            <text:p>-112.700684392534</text:p>
          </table:table-cell>
          <table:table-cell office:value-type="float" office:value="-95.5302531159226" calcext:value-type="float">
            <text:p>-95.5302531159226</text:p>
          </table:table-cell>
          <table:table-cell office:value-type="float" office:value="-141.328917900195" calcext:value-type="float">
            <text:p>-141.328917900195</text:p>
          </table:table-cell>
        </table:table-row>
        <table:table-row table:style-name="ro1">
          <table:table-cell office:value-type="string" calcext:value-type="string">
            <text:p>2019-11-12 12:01:40</text:p>
          </table:table-cell>
          <table:table-cell office:value-type="float" office:value="26.9292595173756" calcext:value-type="float">
            <text:p>26.9292595173756</text:p>
          </table:table-cell>
          <table:table-cell office:value-type="float" office:value="74.3264702128116" calcext:value-type="float">
            <text:p>74.3264702128116</text:p>
          </table:table-cell>
          <table:table-cell office:value-type="float" office:value="980.814770241319" calcext:value-type="float">
            <text:p>980.81477024131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4479" calcext:value-type="float">
            <text:p>1364479</text:p>
          </table:table-cell>
          <table:table-cell office:value-type="float" office:value="1620933" calcext:value-type="float">
            <text:p>1620933</text:p>
          </table:table-cell>
          <table:table-cell office:value-type="float" office:value="1625237" calcext:value-type="float">
            <text:p>1625237</text:p>
          </table:table-cell>
          <table:table-cell office:value-type="float" office:value="1096006" calcext:value-type="float">
            <text:p>1096006</text:p>
          </table:table-cell>
          <table:table-cell office:value-type="float" office:value="1090919" calcext:value-type="float">
            <text:p>1090919</text:p>
          </table:table-cell>
          <table:table-cell office:value-type="float" office:value="1076051" calcext:value-type="float">
            <text:p>1076051</text:p>
          </table:table-cell>
          <table:table-cell office:value-type="float" office:value="1639338" calcext:value-type="float">
            <text:p>1639338</text:p>
          </table:table-cell>
          <table:table-cell office:value-type="float" office:value="5" calcext:value-type="float">
            <text:p>5</text:p>
          </table:table-cell>
          <table:table-cell office:value-type="float" office:value="0.813292957936878" calcext:value-type="float">
            <text:p>0.813292957936878</text:p>
          </table:table-cell>
          <table:table-cell office:value-type="float" office:value="0.966151471871313" calcext:value-type="float">
            <text:p>0.966151471871313</text:p>
          </table:table-cell>
          <table:table-cell office:value-type="float" office:value="0.968716856088264" calcext:value-type="float">
            <text:p>0.968716856088264</text:p>
          </table:table-cell>
          <table:table-cell office:value-type="float" office:value="0.653270560892887" calcext:value-type="float">
            <text:p>0.653270560892887</text:p>
          </table:table-cell>
          <table:table-cell office:value-type="float" office:value="0.65023847225171" calcext:value-type="float">
            <text:p>0.65023847225171</text:p>
          </table:table-cell>
          <table:table-cell office:value-type="float" office:value="0.64137645261007" calcext:value-type="float">
            <text:p>0.64137645261007</text:p>
          </table:table-cell>
          <table:table-cell office:value-type="float" office:value="0.977121708049978" calcext:value-type="float">
            <text:p>0.977121708049978</text:p>
          </table:table-cell>
          <table:table-cell office:value-type="float" office:value="-119.345887821423" calcext:value-type="float">
            <text:p>-119.345887821423</text:p>
          </table:table-cell>
          <table:table-cell office:value-type="float" office:value="-119.952305549658" calcext:value-type="float">
            <text:p>-119.952305549658</text:p>
          </table:table-cell>
          <table:table-cell office:value-type="float" office:value="-121.724709477986" calcext:value-type="float">
            <text:p>-121.724709477986</text:p>
          </table:table-cell>
        </table:table-row>
        <table:table-row table:style-name="ro1">
          <table:table-cell office:value-type="string" calcext:value-type="string">
            <text:p>2019-11-12 12:01:41</text:p>
          </table:table-cell>
          <table:table-cell office:value-type="float" office:value="26.9292595173756" calcext:value-type="float">
            <text:p>26.9292595173756</text:p>
          </table:table-cell>
          <table:table-cell office:value-type="float" office:value="74.3318386676658" calcext:value-type="float">
            <text:p>74.3318386676658</text:p>
          </table:table-cell>
          <table:table-cell office:value-type="float" office:value="980.814770241319" calcext:value-type="float">
            <text:p>980.81477024131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4431" calcext:value-type="float">
            <text:p>1374431</text:p>
          </table:table-cell>
          <table:table-cell office:value-type="float" office:value="1619933" calcext:value-type="float">
            <text:p>1619933</text:p>
          </table:table-cell>
          <table:table-cell office:value-type="float" office:value="1629732" calcext:value-type="float">
            <text:p>1629732</text:p>
          </table:table-cell>
          <table:table-cell office:value-type="float" office:value="1240824" calcext:value-type="float">
            <text:p>1240824</text:p>
          </table:table-cell>
          <table:table-cell office:value-type="float" office:value="1045163" calcext:value-type="float">
            <text:p>1045163</text:p>
          </table:table-cell>
          <table:table-cell office:value-type="float" office:value="903144" calcext:value-type="float">
            <text:p>903144</text:p>
          </table:table-cell>
          <table:table-cell office:value-type="float" office:value="1639291" calcext:value-type="float">
            <text:p>1639291</text:p>
          </table:table-cell>
          <table:table-cell office:value-type="float" office:value="5" calcext:value-type="float">
            <text:p>5</text:p>
          </table:table-cell>
          <table:table-cell office:value-type="float" office:value="0.819224812892057" calcext:value-type="float">
            <text:p>0.819224812892057</text:p>
          </table:table-cell>
          <table:table-cell office:value-type="float" office:value="0.965555425352505" calcext:value-type="float">
            <text:p>0.965555425352505</text:p>
          </table:table-cell>
          <table:table-cell office:value-type="float" office:value="0.971396085190306" calcext:value-type="float">
            <text:p>0.971396085190306</text:p>
          </table:table-cell>
          <table:table-cell office:value-type="float" office:value="0.739588825653651" calcext:value-type="float">
            <text:p>0.739588825653651</text:p>
          </table:table-cell>
          <table:table-cell office:value-type="float" office:value="0.622965767737123" calcext:value-type="float">
            <text:p>0.622965767737123</text:p>
          </table:table-cell>
          <table:table-cell office:value-type="float" office:value="0.538315837182502" calcext:value-type="float">
            <text:p>0.538315837182502</text:p>
          </table:table-cell>
          <table:table-cell office:value-type="float" office:value="0.977093693863594" calcext:value-type="float">
            <text:p>0.977093693863594</text:p>
          </table:table-cell>
          <table:table-cell office:value-type="float" office:value="-102.08223486927" calcext:value-type="float">
            <text:p>-102.08223486927</text:p>
          </table:table-cell>
          <table:table-cell office:value-type="float" office:value="-125.406846452576" calcext:value-type="float">
            <text:p>-125.406846452576</text:p>
          </table:table-cell>
          <table:table-cell office:value-type="float" office:value="-142.3368325635" calcext:value-type="float">
            <text:p>-142.3368325635</text:p>
          </table:table-cell>
        </table:table-row>
        <table:table-row table:style-name="ro1">
          <table:table-cell office:value-type="string" calcext:value-type="string">
            <text:p>2019-11-12 12:01:42</text:p>
          </table:table-cell>
          <table:table-cell office:value-type="float" office:value="26.9292595173756" calcext:value-type="float">
            <text:p>26.9292595173756</text:p>
          </table:table-cell>
          <table:table-cell office:value-type="float" office:value="74.3157332772678" calcext:value-type="float">
            <text:p>74.3157332772678</text:p>
          </table:table-cell>
          <table:table-cell office:value-type="float" office:value="980.869919124854" calcext:value-type="float">
            <text:p>980.86991912485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6170" calcext:value-type="float">
            <text:p>1376170</text:p>
          </table:table-cell>
          <table:table-cell office:value-type="float" office:value="1628399" calcext:value-type="float">
            <text:p>1628399</text:p>
          </table:table-cell>
          <table:table-cell office:value-type="float" office:value="1638846" calcext:value-type="float">
            <text:p>1638846</text:p>
          </table:table-cell>
          <table:table-cell office:value-type="float" office:value="1256126" calcext:value-type="float">
            <text:p>1256126</text:p>
          </table:table-cell>
          <table:table-cell office:value-type="float" office:value="1026303" calcext:value-type="float">
            <text:p>1026303</text:p>
          </table:table-cell>
          <table:table-cell office:value-type="float" office:value="963861" calcext:value-type="float">
            <text:p>963861</text:p>
          </table:table-cell>
          <table:table-cell office:value-type="float" office:value="1639381" calcext:value-type="float">
            <text:p>1639381</text:p>
          </table:table-cell>
          <table:table-cell office:value-type="float" office:value="5" calcext:value-type="float">
            <text:p>5</text:p>
          </table:table-cell>
          <table:table-cell office:value-type="float" office:value="0.820261337788264" calcext:value-type="float">
            <text:p>0.820261337788264</text:p>
          </table:table-cell>
          <table:table-cell office:value-type="float" office:value="0.970601555180735" calcext:value-type="float">
            <text:p>0.970601555180735</text:p>
          </table:table-cell>
          <table:table-cell office:value-type="float" office:value="0.976828453162724" calcext:value-type="float">
            <text:p>0.976828453162724</text:p>
          </table:table-cell>
          <table:table-cell office:value-type="float" office:value="0.748709529484454" calcext:value-type="float">
            <text:p>0.748709529484454</text:p>
          </table:table-cell>
          <table:table-cell office:value-type="float" office:value="0.6117243303924" calcext:value-type="float">
            <text:p>0.6117243303924</text:p>
          </table:table-cell>
          <table:table-cell office:value-type="float" office:value="0.574505993664979" calcext:value-type="float">
            <text:p>0.574505993664979</text:p>
          </table:table-cell>
          <table:table-cell office:value-type="float" office:value="0.977147338050286" calcext:value-type="float">
            <text:p>0.977147338050286</text:p>
          </table:table-cell>
          <table:table-cell office:value-type="float" office:value="-100.258094103109" calcext:value-type="float">
            <text:p>-100.258094103109</text:p>
          </table:table-cell>
          <table:table-cell office:value-type="float" office:value="-127.65513392152" calcext:value-type="float">
            <text:p>-127.65513392152</text:p>
          </table:table-cell>
          <table:table-cell office:value-type="float" office:value="-135.098801267004" calcext:value-type="float">
            <text:p>-135.098801267004</text:p>
          </table:table-cell>
        </table:table-row>
        <table:table-row table:style-name="ro1">
          <table:table-cell office:value-type="string" calcext:value-type="string">
            <text:p>2019-11-12 12:01:43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4.3161370625006" calcext:value-type="float">
            <text:p>74.3161370625006</text:p>
          </table:table-cell>
          <table:table-cell office:value-type="float" office:value="980.823265160078" calcext:value-type="float">
            <text:p>980.82326516007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902" calcext:value-type="float">
            <text:p>1360902</text:p>
          </table:table-cell>
          <table:table-cell office:value-type="float" office:value="1615808" calcext:value-type="float">
            <text:p>1615808</text:p>
          </table:table-cell>
          <table:table-cell office:value-type="float" office:value="1628439" calcext:value-type="float">
            <text:p>1628439</text:p>
          </table:table-cell>
          <table:table-cell office:value-type="float" office:value="1161069" calcext:value-type="float">
            <text:p>1161069</text:p>
          </table:table-cell>
          <table:table-cell office:value-type="float" office:value="1292414" calcext:value-type="float">
            <text:p>1292414</text:p>
          </table:table-cell>
          <table:table-cell office:value-type="float" office:value="899372" calcext:value-type="float">
            <text:p>899372</text:p>
          </table:table-cell>
          <table:table-cell office:value-type="float" office:value="1642207" calcext:value-type="float">
            <text:p>1642207</text:p>
          </table:table-cell>
          <table:table-cell office:value-type="float" office:value="5" calcext:value-type="float">
            <text:p>5</text:p>
          </table:table-cell>
          <table:table-cell office:value-type="float" office:value="0.811160899539101" calcext:value-type="float">
            <text:p>0.811160899539101</text:p>
          </table:table-cell>
          <table:table-cell office:value-type="float" office:value="0.963096733462421" calcext:value-type="float">
            <text:p>0.963096733462421</text:p>
          </table:table-cell>
          <table:table-cell office:value-type="float" office:value="0.970625397041487" calcext:value-type="float">
            <text:p>0.970625397041487</text:p>
          </table:table-cell>
          <table:table-cell office:value-type="float" office:value="0.692051135546104" calcext:value-type="float">
            <text:p>0.692051135546104</text:p>
          </table:table-cell>
          <table:table-cell office:value-type="float" office:value="0.770338865558966" calcext:value-type="float">
            <text:p>0.770338865558966</text:p>
          </table:table-cell>
          <table:table-cell office:value-type="float" office:value="0.536067549713558" calcext:value-type="float">
            <text:p>0.536067549713558</text:p>
          </table:table-cell>
          <table:table-cell office:value-type="float" office:value="0.978831765512438" calcext:value-type="float">
            <text:p>0.978831765512438</text:p>
          </table:table-cell>
          <table:table-cell office:value-type="float" office:value="-111.589772890779" calcext:value-type="float">
            <text:p>-111.589772890779</text:p>
          </table:table-cell>
          <table:table-cell office:value-type="float" office:value="-95.9322268882068" calcext:value-type="float">
            <text:p>-95.9322268882068</text:p>
          </table:table-cell>
          <table:table-cell office:value-type="float" office:value="-142.786490057288" calcext:value-type="float">
            <text:p>-142.786490057288</text:p>
          </table:table-cell>
        </table:table-row>
        <table:table-row table:style-name="ro1">
          <table:table-cell office:value-type="string" calcext:value-type="string">
            <text:p>2019-11-12 12:01:45</text:p>
          </table:table-cell>
          <table:table-cell office:value-type="float" office:value="26.9292595173756" calcext:value-type="float">
            <text:p>26.9292595173756</text:p>
          </table:table-cell>
          <table:table-cell office:value-type="float" office:value="74.3372071139082" calcext:value-type="float">
            <text:p>74.3372071139082</text:p>
          </table:table-cell>
          <table:table-cell office:value-type="float" office:value="980.814770241319" calcext:value-type="float">
            <text:p>980.81477024131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1814" calcext:value-type="float">
            <text:p>1361814</text:p>
          </table:table-cell>
          <table:table-cell office:value-type="float" office:value="1615309" calcext:value-type="float">
            <text:p>1615309</text:p>
          </table:table-cell>
          <table:table-cell office:value-type="float" office:value="1628918" calcext:value-type="float">
            <text:p>1628918</text:p>
          </table:table-cell>
          <table:table-cell office:value-type="float" office:value="1187654" calcext:value-type="float">
            <text:p>1187654</text:p>
          </table:table-cell>
          <table:table-cell office:value-type="float" office:value="1247047" calcext:value-type="float">
            <text:p>1247047</text:p>
          </table:table-cell>
          <table:table-cell office:value-type="float" office:value="868602" calcext:value-type="float">
            <text:p>868602</text:p>
          </table:table-cell>
          <table:table-cell office:value-type="float" office:value="1642315" calcext:value-type="float">
            <text:p>1642315</text:p>
          </table:table-cell>
          <table:table-cell office:value-type="float" office:value="5" calcext:value-type="float">
            <text:p>5</text:p>
          </table:table-cell>
          <table:table-cell office:value-type="float" office:value="0.811704493964254" calcext:value-type="float">
            <text:p>0.811704493964254</text:p>
          </table:table-cell>
          <table:table-cell office:value-type="float" office:value="0.962799306249536" calcext:value-type="float">
            <text:p>0.962799306249536</text:p>
          </table:table-cell>
          <table:table-cell office:value-type="float" office:value="0.970910903323996" calcext:value-type="float">
            <text:p>0.970910903323996</text:p>
          </table:table-cell>
          <table:table-cell office:value-type="float" office:value="0.70789703224862" calcext:value-type="float">
            <text:p>0.70789703224862</text:p>
          </table:table-cell>
          <table:table-cell office:value-type="float" office:value="0.743298023140195" calcext:value-type="float">
            <text:p>0.743298023140195</text:p>
          </table:table-cell>
          <table:table-cell office:value-type="float" office:value="0.51772719832983" calcext:value-type="float">
            <text:p>0.51772719832983</text:p>
          </table:table-cell>
          <table:table-cell office:value-type="float" office:value="0.97889613853647" calcext:value-type="float">
            <text:p>0.97889613853647</text:p>
          </table:table-cell>
          <table:table-cell office:value-type="float" office:value="-108.420593550276" calcext:value-type="float">
            <text:p>-108.420593550276</text:p>
          </table:table-cell>
          <table:table-cell office:value-type="float" office:value="-101.340395371961" calcext:value-type="float">
            <text:p>-101.340395371961</text:p>
          </table:table-cell>
          <table:table-cell office:value-type="float" office:value="-146.454560334034" calcext:value-type="float">
            <text:p>-146.454560334034</text:p>
          </table:table-cell>
        </table:table-row>
        <table:table-row table:style-name="ro1">
          <table:table-cell office:value-type="string" calcext:value-type="string">
            <text:p>2019-11-12 12:01:46</text:p>
          </table:table-cell>
          <table:table-cell office:value-type="float" office:value="26.9242054000497" calcext:value-type="float">
            <text:p>26.9242054000497</text:p>
          </table:table-cell>
          <table:table-cell office:value-type="float" office:value="74.3153294824617" calcext:value-type="float">
            <text:p>74.3153294824617</text:p>
          </table:table-cell>
          <table:table-cell office:value-type="float" office:value="980.833849560098" calcext:value-type="float">
            <text:p>980.83384956009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8848" calcext:value-type="float">
            <text:p>1368848</text:p>
          </table:table-cell>
          <table:table-cell office:value-type="float" office:value="1618646" calcext:value-type="float">
            <text:p>1618646</text:p>
          </table:table-cell>
          <table:table-cell office:value-type="float" office:value="1623836" calcext:value-type="float">
            <text:p>1623836</text:p>
          </table:table-cell>
          <table:table-cell office:value-type="float" office:value="996693" calcext:value-type="float">
            <text:p>996693</text:p>
          </table:table-cell>
          <table:table-cell office:value-type="float" office:value="1203571" calcext:value-type="float">
            <text:p>1203571</text:p>
          </table:table-cell>
          <table:table-cell office:value-type="float" office:value="1109994" calcext:value-type="float">
            <text:p>1109994</text:p>
          </table:table-cell>
          <table:table-cell office:value-type="float" office:value="1644119" calcext:value-type="float">
            <text:p>1644119</text:p>
          </table:table-cell>
          <table:table-cell office:value-type="float" office:value="5" calcext:value-type="float">
            <text:p>5</text:p>
          </table:table-cell>
          <table:table-cell office:value-type="float" office:value="0.815897085177551" calcext:value-type="float">
            <text:p>0.815897085177551</text:p>
          </table:table-cell>
          <table:table-cell office:value-type="float" office:value="0.964788313482799" calcext:value-type="float">
            <text:p>0.964788313482799</text:p>
          </table:table-cell>
          <table:table-cell office:value-type="float" office:value="0.967881794915413" calcext:value-type="float">
            <text:p>0.967881794915413</text:p>
          </table:table-cell>
          <table:table-cell office:value-type="float" office:value="0.59407539297049" calcext:value-type="float">
            <text:p>0.59407539297049</text:p>
          </table:table-cell>
          <table:table-cell office:value-type="float" office:value="0.71738430468849" calcext:value-type="float">
            <text:p>0.71738430468849</text:p>
          </table:table-cell>
          <table:table-cell office:value-type="float" office:value="0.661608059597976" calcext:value-type="float">
            <text:p>0.661608059597976</text:p>
          </table:table-cell>
          <table:table-cell office:value-type="float" office:value="0.9799714064564" calcext:value-type="float">
            <text:p>0.9799714064564</text:p>
          </table:table-cell>
          <table:table-cell office:value-type="float" office:value="-131.184921405902" calcext:value-type="float">
            <text:p>-131.184921405902</text:p>
          </table:table-cell>
          <table:table-cell office:value-type="float" office:value="-106.523139062302" calcext:value-type="float">
            <text:p>-106.523139062302</text:p>
          </table:table-cell>
          <table:table-cell office:value-type="float" office:value="-117.678388080405" calcext:value-type="float">
            <text:p>-117.678388080405</text:p>
          </table:table-cell>
        </table:table-row>
        <table:table-row table:style-name="ro1">
          <table:table-cell office:value-type="string" calcext:value-type="string">
            <text:p>2019-11-12 12:01:47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4.3161370625006" calcext:value-type="float">
            <text:p>74.3161370625006</text:p>
          </table:table-cell>
          <table:table-cell office:value-type="float" office:value="980.850839819955" calcext:value-type="float">
            <text:p>980.85083981995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7969" calcext:value-type="float">
            <text:p>1357969</text:p>
          </table:table-cell>
          <table:table-cell office:value-type="float" office:value="1620084" calcext:value-type="float">
            <text:p>1620084</text:p>
          </table:table-cell>
          <table:table-cell office:value-type="float" office:value="1624327" calcext:value-type="float">
            <text:p>1624327</text:p>
          </table:table-cell>
          <table:table-cell office:value-type="float" office:value="1004158" calcext:value-type="float">
            <text:p>1004158</text:p>
          </table:table-cell>
          <table:table-cell office:value-type="float" office:value="1163761" calcext:value-type="float">
            <text:p>1163761</text:p>
          </table:table-cell>
          <table:table-cell office:value-type="float" office:value="1103146" calcext:value-type="float">
            <text:p>1103146</text:p>
          </table:table-cell>
          <table:table-cell office:value-type="float" office:value="1641819" calcext:value-type="float">
            <text:p>1641819</text:p>
          </table:table-cell>
          <table:table-cell office:value-type="float" office:value="5" calcext:value-type="float">
            <text:p>5</text:p>
          </table:table-cell>
          <table:table-cell office:value-type="float" office:value="0.809412695099437" calcext:value-type="float">
            <text:p>0.809412695099437</text:p>
          </table:table-cell>
          <table:table-cell office:value-type="float" office:value="0.965645428376845" calcext:value-type="float">
            <text:p>0.965645428376845</text:p>
          </table:table-cell>
          <table:table-cell office:value-type="float" office:value="0.968174453756148" calcext:value-type="float">
            <text:p>0.968174453756148</text:p>
          </table:table-cell>
          <table:table-cell office:value-type="float" office:value="0.598524880233393" calcext:value-type="float">
            <text:p>0.598524880233393</text:p>
          </table:table-cell>
          <table:table-cell office:value-type="float" office:value="0.693655692774736" calcext:value-type="float">
            <text:p>0.693655692774736</text:p>
          </table:table-cell>
          <table:table-cell office:value-type="float" office:value="0.657526333037178" calcext:value-type="float">
            <text:p>0.657526333037178</text:p>
          </table:table-cell>
          <table:table-cell office:value-type="float" office:value="0.978600499463141" calcext:value-type="float">
            <text:p>0.978600499463141</text:p>
          </table:table-cell>
          <table:table-cell office:value-type="float" office:value="-130.295023953321" calcext:value-type="float">
            <text:p>-130.295023953321</text:p>
          </table:table-cell>
          <table:table-cell office:value-type="float" office:value="-111.268861445053" calcext:value-type="float">
            <text:p>-111.268861445053</text:p>
          </table:table-cell>
          <table:table-cell office:value-type="float" office:value="-118.494733392564" calcext:value-type="float">
            <text:p>-118.494733392564</text:p>
          </table:table-cell>
        </table:table-row>
        <table:table-row table:style-name="ro1">
          <table:table-cell office:value-type="string" calcext:value-type="string">
            <text:p>2019-11-12 12:01:48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4.3215055943824" calcext:value-type="float">
            <text:p>74.3215055943824</text:p>
          </table:table-cell>
          <table:table-cell office:value-type="float" office:value="980.878414501713" calcext:value-type="float">
            <text:p>980.8784145017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9911" calcext:value-type="float">
            <text:p>1379911</text:p>
          </table:table-cell>
          <table:table-cell office:value-type="float" office:value="1628266" calcext:value-type="float">
            <text:p>1628266</text:p>
          </table:table-cell>
          <table:table-cell office:value-type="float" office:value="1634169" calcext:value-type="float">
            <text:p>1634169</text:p>
          </table:table-cell>
          <table:table-cell office:value-type="float" office:value="1097265" calcext:value-type="float">
            <text:p>1097265</text:p>
          </table:table-cell>
          <table:table-cell office:value-type="float" office:value="1151636" calcext:value-type="float">
            <text:p>1151636</text:p>
          </table:table-cell>
          <table:table-cell office:value-type="float" office:value="1117898" calcext:value-type="float">
            <text:p>1117898</text:p>
          </table:table-cell>
          <table:table-cell office:value-type="float" office:value="1642194" calcext:value-type="float">
            <text:p>1642194</text:p>
          </table:table-cell>
          <table:table-cell office:value-type="float" office:value="5" calcext:value-type="float">
            <text:p>5</text:p>
          </table:table-cell>
          <table:table-cell office:value-type="float" office:value="0.822491147815126" calcext:value-type="float">
            <text:p>0.822491147815126</text:p>
          </table:table-cell>
          <table:table-cell office:value-type="float" office:value="0.970522280993734" calcext:value-type="float">
            <text:p>0.970522280993734</text:p>
          </table:table-cell>
          <table:table-cell office:value-type="float" office:value="0.974040743594258" calcext:value-type="float">
            <text:p>0.974040743594258</text:p>
          </table:table-cell>
          <table:table-cell office:value-type="float" office:value="0.654020983460067" calcext:value-type="float">
            <text:p>0.654020983460067</text:p>
          </table:table-cell>
          <table:table-cell office:value-type="float" office:value="0.686428628734187" calcext:value-type="float">
            <text:p>0.686428628734187</text:p>
          </table:table-cell>
          <table:table-cell office:value-type="float" office:value="0.666319211282636" calcext:value-type="float">
            <text:p>0.666319211282636</text:p>
          </table:table-cell>
          <table:table-cell office:value-type="float" office:value="0.978824016907694" calcext:value-type="float">
            <text:p>0.978824016907694</text:p>
          </table:table-cell>
          <table:table-cell office:value-type="float" office:value="-119.195803307987" calcext:value-type="float">
            <text:p>-119.195803307987</text:p>
          </table:table-cell>
          <table:table-cell office:value-type="float" office:value="-112.714274253163" calcext:value-type="float">
            <text:p>-112.714274253163</text:p>
          </table:table-cell>
          <table:table-cell office:value-type="float" office:value="-116.736157743473" calcext:value-type="float">
            <text:p>-116.736157743473</text:p>
          </table:table-cell>
        </table:table-row>
        <table:table-row table:style-name="ro1">
          <table:table-cell office:value-type="string" calcext:value-type="string">
            <text:p>2019-11-12 12:01:50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4.2839256903578" calcext:value-type="float">
            <text:p>74.2839256903578</text:p>
          </table:table-cell>
          <table:table-cell office:value-type="float" office:value="980.878414501713" calcext:value-type="float">
            <text:p>980.8784145017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8168" calcext:value-type="float">
            <text:p>1358168</text:p>
          </table:table-cell>
          <table:table-cell office:value-type="float" office:value="1620660" calcext:value-type="float">
            <text:p>1620660</text:p>
          </table:table-cell>
          <table:table-cell office:value-type="float" office:value="1624990" calcext:value-type="float">
            <text:p>1624990</text:p>
          </table:table-cell>
          <table:table-cell office:value-type="float" office:value="1016001" calcext:value-type="float">
            <text:p>1016001</text:p>
          </table:table-cell>
          <table:table-cell office:value-type="float" office:value="1159840" calcext:value-type="float">
            <text:p>1159840</text:p>
          </table:table-cell>
          <table:table-cell office:value-type="float" office:value="1091026" calcext:value-type="float">
            <text:p>1091026</text:p>
          </table:table-cell>
          <table:table-cell office:value-type="float" office:value="1640371" calcext:value-type="float">
            <text:p>1640371</text:p>
          </table:table-cell>
          <table:table-cell office:value-type="float" office:value="5" calcext:value-type="float">
            <text:p>5</text:p>
          </table:table-cell>
          <table:table-cell office:value-type="float" office:value="0.80953130835668" calcext:value-type="float">
            <text:p>0.80953130835668</text:p>
          </table:table-cell>
          <table:table-cell office:value-type="float" office:value="0.965988751171678" calcext:value-type="float">
            <text:p>0.965988751171678</text:p>
          </table:table-cell>
          <table:table-cell office:value-type="float" office:value="0.968569632598118" calcext:value-type="float">
            <text:p>0.968569632598118</text:p>
          </table:table-cell>
          <table:table-cell office:value-type="float" office:value="0.605583859155638" calcext:value-type="float">
            <text:p>0.605583859155638</text:p>
          </table:table-cell>
          <table:table-cell office:value-type="float" office:value="0.691318594374489" calcext:value-type="float">
            <text:p>0.691318594374489</text:p>
          </table:table-cell>
          <table:table-cell office:value-type="float" office:value="0.650302249229222" calcext:value-type="float">
            <text:p>0.650302249229222</text:p>
          </table:table-cell>
          <table:table-cell office:value-type="float" office:value="0.977737424103907" calcext:value-type="float">
            <text:p>0.977737424103907</text:p>
          </table:table-cell>
          <table:table-cell office:value-type="float" office:value="-128.883228168872" calcext:value-type="float">
            <text:p>-128.883228168872</text:p>
          </table:table-cell>
          <table:table-cell office:value-type="float" office:value="-111.736281125102" calcext:value-type="float">
            <text:p>-111.736281125102</text:p>
          </table:table-cell>
          <table:table-cell office:value-type="float" office:value="-119.939550154156" calcext:value-type="float">
            <text:p>-119.939550154156</text:p>
          </table:table-cell>
        </table:table-row>
        <table:table-row table:style-name="ro1">
          <table:table-cell office:value-type="string" calcext:value-type="string">
            <text:p>2019-11-12 12:01:51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4.2892942739117" calcext:value-type="float">
            <text:p>74.2892942739117</text:p>
          </table:table-cell>
          <table:table-cell office:value-type="float" office:value="980.90598920535" calcext:value-type="float">
            <text:p>980.9059892053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8478" calcext:value-type="float">
            <text:p>1368478</text:p>
          </table:table-cell>
          <table:table-cell office:value-type="float" office:value="1616976" calcext:value-type="float">
            <text:p>1616976</text:p>
          </table:table-cell>
          <table:table-cell office:value-type="float" office:value="1628459" calcext:value-type="float">
            <text:p>1628459</text:p>
          </table:table-cell>
          <table:table-cell office:value-type="float" office:value="1170742" calcext:value-type="float">
            <text:p>1170742</text:p>
          </table:table-cell>
          <table:table-cell office:value-type="float" office:value="1295129" calcext:value-type="float">
            <text:p>1295129</text:p>
          </table:table-cell>
          <table:table-cell office:value-type="float" office:value="899038" calcext:value-type="float">
            <text:p>899038</text:p>
          </table:table-cell>
          <table:table-cell office:value-type="float" office:value="1642783" calcext:value-type="float">
            <text:p>1642783</text:p>
          </table:table-cell>
          <table:table-cell office:value-type="float" office:value="5" calcext:value-type="float">
            <text:p>5</text:p>
          </table:table-cell>
          <table:table-cell office:value-type="float" office:value="0.815676547965592" calcext:value-type="float">
            <text:p>0.815676547965592</text:p>
          </table:table-cell>
          <table:table-cell office:value-type="float" office:value="0.963792915796389" calcext:value-type="float">
            <text:p>0.963792915796389</text:p>
          </table:table-cell>
          <table:table-cell office:value-type="float" office:value="0.970637317971864" calcext:value-type="float">
            <text:p>0.970637317971864</text:p>
          </table:table-cell>
          <table:table-cell office:value-type="float" office:value="0.697816693522536" calcext:value-type="float">
            <text:p>0.697816693522536</text:p>
          </table:table-cell>
          <table:table-cell office:value-type="float" office:value="0.77195713185753" calcext:value-type="float">
            <text:p>0.77195713185753</text:p>
          </table:table-cell>
          <table:table-cell office:value-type="float" office:value="0.535868470176276" calcext:value-type="float">
            <text:p>0.535868470176276</text:p>
          </table:table-cell>
          <table:table-cell office:value-type="float" office:value="0.979175088307272" calcext:value-type="float">
            <text:p>0.979175088307272</text:p>
          </table:table-cell>
          <table:table-cell office:value-type="float" office:value="-110.436661295493" calcext:value-type="float">
            <text:p>-110.436661295493</text:p>
          </table:table-cell>
          <table:table-cell office:value-type="float" office:value="-95.608573628494" calcext:value-type="float">
            <text:p>-95.608573628494</text:p>
          </table:table-cell>
          <table:table-cell office:value-type="float" office:value="-142.826305964745" calcext:value-type="float">
            <text:p>-142.826305964745</text:p>
          </table:table-cell>
        </table:table-row>
        <table:table-row table:style-name="ro1">
          <table:table-cell office:value-type="string" calcext:value-type="string">
            <text:p>2019-11-12 12:01:52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4.2946628488535" calcext:value-type="float">
            <text:p>74.2946628488535</text:p>
          </table:table-cell>
          <table:table-cell office:value-type="float" office:value="980.850839819955" calcext:value-type="float">
            <text:p>980.85083981995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1912" calcext:value-type="float">
            <text:p>1371912</text:p>
          </table:table-cell>
          <table:table-cell office:value-type="float" office:value="1625410" calcext:value-type="float">
            <text:p>1625410</text:p>
          </table:table-cell>
          <table:table-cell office:value-type="float" office:value="1633211" calcext:value-type="float">
            <text:p>1633211</text:p>
          </table:table-cell>
          <table:table-cell office:value-type="float" office:value="1146248" calcext:value-type="float">
            <text:p>1146248</text:p>
          </table:table-cell>
          <table:table-cell office:value-type="float" office:value="1277173" calcext:value-type="float">
            <text:p>1277173</text:p>
          </table:table-cell>
          <table:table-cell office:value-type="float" office:value="886351" calcext:value-type="float">
            <text:p>886351</text:p>
          </table:table-cell>
          <table:table-cell office:value-type="float" office:value="1642350" calcext:value-type="float">
            <text:p>1642350</text:p>
          </table:table-cell>
          <table:table-cell office:value-type="float" office:value="5" calcext:value-type="float">
            <text:p>5</text:p>
          </table:table-cell>
          <table:table-cell office:value-type="float" office:value="0.817723371711179" calcext:value-type="float">
            <text:p>0.817723371711179</text:p>
          </table:table-cell>
          <table:table-cell office:value-type="float" office:value="0.968819972136017" calcext:value-type="float">
            <text:p>0.968819972136017</text:p>
          </table:table-cell>
          <table:table-cell office:value-type="float" office:value="0.97346973102924" calcext:value-type="float">
            <text:p>0.97346973102924</text:p>
          </table:table-cell>
          <table:table-cell office:value-type="float" office:value="0.683217130090848" calcext:value-type="float">
            <text:p>0.683217130090848</text:p>
          </table:table-cell>
          <table:table-cell office:value-type="float" office:value="0.76125452056581" calcext:value-type="float">
            <text:p>0.76125452056581</text:p>
          </table:table-cell>
          <table:table-cell office:value-type="float" office:value="0.528306427992156" calcext:value-type="float">
            <text:p>0.528306427992156</text:p>
          </table:table-cell>
          <table:table-cell office:value-type="float" office:value="0.978917000164628" calcext:value-type="float">
            <text:p>0.978917000164628</text:p>
          </table:table-cell>
          <table:table-cell office:value-type="float" office:value="-113.35657398183" calcext:value-type="float">
            <text:p>-113.35657398183</text:p>
          </table:table-cell>
          <table:table-cell office:value-type="float" office:value="-97.7490958868379" calcext:value-type="float">
            <text:p>-97.7490958868379</text:p>
          </table:table-cell>
          <table:table-cell office:value-type="float" office:value="-144.338714401569" calcext:value-type="float">
            <text:p>-144.338714401569</text:p>
          </table:table-cell>
        </table:table-row>
        <table:table-row table:style-name="ro1">
          <table:table-cell office:value-type="string" calcext:value-type="string">
            <text:p>2019-11-12 12:01:53</text:p>
          </table:table-cell>
          <table:table-cell office:value-type="float" office:value="26.9292595173756" calcext:value-type="float">
            <text:p>26.9292595173756</text:p>
          </table:table-cell>
          <table:table-cell office:value-type="float" office:value="74.2781537315918" calcext:value-type="float">
            <text:p>74.2781537315918</text:p>
          </table:table-cell>
          <table:table-cell office:value-type="float" office:value="980.869919124854" calcext:value-type="float">
            <text:p>980.86991912485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2990" calcext:value-type="float">
            <text:p>1362990</text:p>
          </table:table-cell>
          <table:table-cell office:value-type="float" office:value="1619477" calcext:value-type="float">
            <text:p>1619477</text:p>
          </table:table-cell>
          <table:table-cell office:value-type="float" office:value="1624380" calcext:value-type="float">
            <text:p>1624380</text:p>
          </table:table-cell>
          <table:table-cell office:value-type="float" office:value="1002794" calcext:value-type="float">
            <text:p>1002794</text:p>
          </table:table-cell>
          <table:table-cell office:value-type="float" office:value="1189709" calcext:value-type="float">
            <text:p>1189709</text:p>
          </table:table-cell>
          <table:table-cell office:value-type="float" office:value="1115224" calcext:value-type="float">
            <text:p>1115224</text:p>
          </table:table-cell>
          <table:table-cell office:value-type="float" office:value="1642920" calcext:value-type="float">
            <text:p>1642920</text:p>
          </table:table-cell>
          <table:table-cell office:value-type="float" office:value="5" calcext:value-type="float">
            <text:p>5</text:p>
          </table:table-cell>
          <table:table-cell office:value-type="float" office:value="0.812405444670373" calcext:value-type="float">
            <text:p>0.812405444670373</text:p>
          </table:table-cell>
          <table:table-cell office:value-type="float" office:value="0.965283628139928" calcext:value-type="float">
            <text:p>0.965283628139928</text:p>
          </table:table-cell>
          <table:table-cell office:value-type="float" office:value="0.968206044221645" calcext:value-type="float">
            <text:p>0.968206044221645</text:p>
          </table:table-cell>
          <table:table-cell office:value-type="float" office:value="0.597711872781738" calcext:value-type="float">
            <text:p>0.597711872781738</text:p>
          </table:table-cell>
          <table:table-cell office:value-type="float" office:value="0.709121907844771" calcext:value-type="float">
            <text:p>0.709121907844771</text:p>
          </table:table-cell>
          <table:table-cell office:value-type="float" office:value="0.664725382891343" calcext:value-type="float">
            <text:p>0.664725382891343</text:p>
          </table:table-cell>
          <table:table-cell office:value-type="float" office:value="0.979256746680349" calcext:value-type="float">
            <text:p>0.979256746680349</text:p>
          </table:table-cell>
          <table:table-cell office:value-type="float" office:value="-130.457625443652" calcext:value-type="float">
            <text:p>-130.457625443652</text:p>
          </table:table-cell>
          <table:table-cell office:value-type="float" office:value="-108.175618431046" calcext:value-type="float">
            <text:p>-108.175618431046</text:p>
          </table:table-cell>
          <table:table-cell office:value-type="float" office:value="-117.054923421731" calcext:value-type="float">
            <text:p>-117.054923421731</text:p>
          </table:table-cell>
        </table:table-row>
        <table:table-row table:style-name="ro1">
          <table:table-cell office:value-type="string" calcext:value-type="string">
            <text:p>2019-11-12 12:01:55</text:p>
          </table:table-cell>
          <table:table-cell office:value-type="float" office:value="26.9292595173756" calcext:value-type="float">
            <text:p>26.9292595173756</text:p>
          </table:table-cell>
          <table:table-cell office:value-type="float" office:value="74.2835222639524" calcext:value-type="float">
            <text:p>74.2835222639524</text:p>
          </table:table-cell>
          <table:table-cell office:value-type="float" office:value="980.842344672147" calcext:value-type="float">
            <text:p>980.84234467214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8274" calcext:value-type="float">
            <text:p>1388274</text:p>
          </table:table-cell>
          <table:table-cell office:value-type="float" office:value="1621196" calcext:value-type="float">
            <text:p>1621196</text:p>
          </table:table-cell>
          <table:table-cell office:value-type="float" office:value="1629120" calcext:value-type="float">
            <text:p>1629120</text:p>
          </table:table-cell>
          <table:table-cell office:value-type="float" office:value="1250767" calcext:value-type="float">
            <text:p>1250767</text:p>
          </table:table-cell>
          <table:table-cell office:value-type="float" office:value="1045820" calcext:value-type="float">
            <text:p>1045820</text:p>
          </table:table-cell>
          <table:table-cell office:value-type="float" office:value="1020437" calcext:value-type="float">
            <text:p>1020437</text:p>
          </table:table-cell>
          <table:table-cell office:value-type="float" office:value="1641224" calcext:value-type="float">
            <text:p>1641224</text:p>
          </table:table-cell>
          <table:table-cell office:value-type="float" office:value="5" calcext:value-type="float">
            <text:p>5</text:p>
          </table:table-cell>
          <table:table-cell office:value-type="float" office:value="0.827475884851919" calcext:value-type="float">
            <text:p>0.827475884851919</text:p>
          </table:table-cell>
          <table:table-cell office:value-type="float" office:value="0.96630823210576" calcext:value-type="float">
            <text:p>0.96630823210576</text:p>
          </table:table-cell>
          <table:table-cell office:value-type="float" office:value="0.971031304720796" calcext:value-type="float">
            <text:p>0.971031304720796</text:p>
          </table:table-cell>
          <table:table-cell office:value-type="float" office:value="0.745515316190161" calcext:value-type="float">
            <text:p>0.745515316190161</text:p>
          </table:table-cell>
          <table:table-cell office:value-type="float" office:value="0.62335737029998" calcext:value-type="float">
            <text:p>0.62335737029998</text:p>
          </table:table-cell>
          <table:table-cell office:value-type="float" office:value="0.608227921513071" calcext:value-type="float">
            <text:p>0.608227921513071</text:p>
          </table:table-cell>
          <table:table-cell office:value-type="float" office:value="0.97824585178445" calcext:value-type="float">
            <text:p>0.97824585178445</text:p>
          </table:table-cell>
          <table:table-cell office:value-type="float" office:value="-100.896936761968" calcext:value-type="float">
            <text:p>-100.896936761968</text:p>
          </table:table-cell>
          <table:table-cell office:value-type="float" office:value="-125.328525940004" calcext:value-type="float">
            <text:p>-125.328525940004</text:p>
          </table:table-cell>
          <table:table-cell office:value-type="float" office:value="-128.354415697386" calcext:value-type="float">
            <text:p>-128.354415697386</text:p>
          </table:table-cell>
        </table:table-row>
        <table:table-row table:style-name="ro1">
          <table:table-cell office:value-type="string" calcext:value-type="string">
            <text:p>2019-11-12 12:01:56</text:p>
          </table:table-cell>
          <table:table-cell office:value-type="float" office:value="26.9393677529006" calcext:value-type="float">
            <text:p>26.9393677529006</text:p>
          </table:table-cell>
          <table:table-cell office:value-type="float" office:value="74.30043501143" calcext:value-type="float">
            <text:p>74.30043501143</text:p>
          </table:table-cell>
          <table:table-cell office:value-type="float" office:value="980.77661040238" calcext:value-type="float">
            <text:p>980.7766104023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5596" calcext:value-type="float">
            <text:p>1365596</text:p>
          </table:table-cell>
          <table:table-cell office:value-type="float" office:value="1624258" calcext:value-type="float">
            <text:p>1624258</text:p>
          </table:table-cell>
          <table:table-cell office:value-type="float" office:value="1636385" calcext:value-type="float">
            <text:p>1636385</text:p>
          </table:table-cell>
          <table:table-cell office:value-type="float" office:value="1263512" calcext:value-type="float">
            <text:p>1263512</text:p>
          </table:table-cell>
          <table:table-cell office:value-type="float" office:value="1043526" calcext:value-type="float">
            <text:p>1043526</text:p>
          </table:table-cell>
          <table:table-cell office:value-type="float" office:value="977462" calcext:value-type="float">
            <text:p>977462</text:p>
          </table:table-cell>
          <table:table-cell office:value-type="float" office:value="1638414" calcext:value-type="float">
            <text:p>1638414</text:p>
          </table:table-cell>
          <table:table-cell office:value-type="float" office:value="5" calcext:value-type="float">
            <text:p>5</text:p>
          </table:table-cell>
          <table:table-cell office:value-type="float" office:value="0.813958741898387" calcext:value-type="float">
            <text:p>0.813958741898387</text:p>
          </table:table-cell>
          <table:table-cell office:value-type="float" office:value="0.96813332654635" calcext:value-type="float">
            <text:p>0.96813332654635</text:p>
          </table:table-cell>
          <table:table-cell office:value-type="float" office:value="0.975361582679937" calcext:value-type="float">
            <text:p>0.975361582679937</text:p>
          </table:table-cell>
          <table:table-cell office:value-type="float" office:value="0.753111929072372" calcext:value-type="float">
            <text:p>0.753111929072372</text:p>
          </table:table-cell>
          <table:table-cell office:value-type="float" office:value="0.621990039585833" calcext:value-type="float">
            <text:p>0.621990039585833</text:p>
          </table:table-cell>
          <table:table-cell office:value-type="float" office:value="0.582612822367289" calcext:value-type="float">
            <text:p>0.582612822367289</text:p>
          </table:table-cell>
          <table:table-cell office:value-type="float" office:value="0.976570961066599" calcext:value-type="float">
            <text:p>0.976570961066599</text:p>
          </table:table-cell>
          <table:table-cell office:value-type="float" office:value="-99.3776141855257" calcext:value-type="float">
            <text:p>-99.3776141855257</text:p>
          </table:table-cell>
          <table:table-cell office:value-type="float" office:value="-125.601992082833" calcext:value-type="float">
            <text:p>-125.601992082833</text:p>
          </table:table-cell>
          <table:table-cell office:value-type="float" office:value="-133.477435526542" calcext:value-type="float">
            <text:p>-133.477435526542</text:p>
          </table:table-cell>
        </table:table-row>
        <table:table-row table:style-name="ro1">
          <table:table-cell office:value-type="string" calcext:value-type="string">
            <text:p>2019-11-12 12:01:57</text:p>
          </table:table-cell>
          <table:table-cell office:value-type="float" office:value="26.9292595173756" calcext:value-type="float">
            <text:p>26.9292595173756</text:p>
          </table:table-cell>
          <table:table-cell office:value-type="float" office:value="74.2942593028382" calcext:value-type="float">
            <text:p>74.2942593028382</text:p>
          </table:table-cell>
          <table:table-cell office:value-type="float" office:value="980.814770241319" calcext:value-type="float">
            <text:p>980.81477024131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173" calcext:value-type="float">
            <text:p>1370173</text:p>
          </table:table-cell>
          <table:table-cell office:value-type="float" office:value="1620660" calcext:value-type="float">
            <text:p>1620660</text:p>
          </table:table-cell>
          <table:table-cell office:value-type="float" office:value="1625458" calcext:value-type="float">
            <text:p>1625458</text:p>
          </table:table-cell>
          <table:table-cell office:value-type="float" office:value="1002209" calcext:value-type="float">
            <text:p>1002209</text:p>
          </table:table-cell>
          <table:table-cell office:value-type="float" office:value="1226950" calcext:value-type="float">
            <text:p>1226950</text:p>
          </table:table-cell>
          <table:table-cell office:value-type="float" office:value="1070240" calcext:value-type="float">
            <text:p>1070240</text:p>
          </table:table-cell>
          <table:table-cell office:value-type="float" office:value="1644027" calcext:value-type="float">
            <text:p>1644027</text:p>
          </table:table-cell>
          <table:table-cell office:value-type="float" office:value="5" calcext:value-type="float">
            <text:p>5</text:p>
          </table:table-cell>
          <table:table-cell office:value-type="float" office:value="0.816686846814972" calcext:value-type="float">
            <text:p>0.816686846814972</text:p>
          </table:table-cell>
          <table:table-cell office:value-type="float" office:value="0.965988751171678" calcext:value-type="float">
            <text:p>0.965988751171678</text:p>
          </table:table-cell>
          <table:table-cell office:value-type="float" office:value="0.96884858236892" calcext:value-type="float">
            <text:p>0.96884858236892</text:p>
          </table:table-cell>
          <table:table-cell office:value-type="float" office:value="0.597363185568236" calcext:value-type="float">
            <text:p>0.597363185568236</text:p>
          </table:table-cell>
          <table:table-cell office:value-type="float" office:value="0.731319276251707" calcext:value-type="float">
            <text:p>0.731319276251707</text:p>
          </table:table-cell>
          <table:table-cell office:value-type="float" office:value="0.637912826289275" calcext:value-type="float">
            <text:p>0.637912826289275</text:p>
          </table:table-cell>
          <table:table-cell office:value-type="float" office:value="0.979916570176669" calcext:value-type="float">
            <text:p>0.979916570176669</text:p>
          </table:table-cell>
          <table:table-cell office:value-type="float" office:value="-130.527362886353" calcext:value-type="float">
            <text:p>-130.527362886353</text:p>
          </table:table-cell>
          <table:table-cell office:value-type="float" office:value="-103.736144749659" calcext:value-type="float">
            <text:p>-103.736144749659</text:p>
          </table:table-cell>
          <table:table-cell office:value-type="float" office:value="-122.417434742145" calcext:value-type="float">
            <text:p>-122.417434742145</text:p>
          </table:table-cell>
        </table:table-row>
        <table:table-row table:style-name="ro1">
          <table:table-cell office:value-type="string" calcext:value-type="string">
            <text:p>2019-11-12 12:01:58</text:p>
          </table:table-cell>
          <table:table-cell office:value-type="float" office:value="26.9444218710996" calcext:value-type="float">
            <text:p>26.9444218710996</text:p>
          </table:table-cell>
          <table:table-cell office:value-type="float" office:value="74.3062072754302" calcext:value-type="float">
            <text:p>74.3062072754302</text:p>
          </table:table-cell>
          <table:table-cell office:value-type="float" office:value="980.867830222842" calcext:value-type="float">
            <text:p>980.86783022284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0164" calcext:value-type="float">
            <text:p>1380164</text:p>
          </table:table-cell>
          <table:table-cell office:value-type="float" office:value="1618535" calcext:value-type="float">
            <text:p>1618535</text:p>
          </table:table-cell>
          <table:table-cell office:value-type="float" office:value="1628651" calcext:value-type="float">
            <text:p>1628651</text:p>
          </table:table-cell>
          <table:table-cell office:value-type="float" office:value="1265563" calcext:value-type="float">
            <text:p>1265563</text:p>
          </table:table-cell>
          <table:table-cell office:value-type="float" office:value="1042212" calcext:value-type="float">
            <text:p>1042212</text:p>
          </table:table-cell>
          <table:table-cell office:value-type="float" office:value="911199" calcext:value-type="float">
            <text:p>911199</text:p>
          </table:table-cell>
          <table:table-cell office:value-type="float" office:value="1639526" calcext:value-type="float">
            <text:p>1639526</text:p>
          </table:table-cell>
          <table:table-cell office:value-type="float" office:value="5" calcext:value-type="float">
            <text:p>5</text:p>
          </table:table-cell>
          <table:table-cell office:value-type="float" office:value="0.822641947584384" calcext:value-type="float">
            <text:p>0.822641947584384</text:p>
          </table:table-cell>
          <table:table-cell office:value-type="float" office:value="0.964722152319211" calcext:value-type="float">
            <text:p>0.964722152319211</text:p>
          </table:table-cell>
          <table:table-cell office:value-type="float" office:value="0.970751758903475" calcext:value-type="float">
            <text:p>0.970751758903475</text:p>
          </table:table-cell>
          <table:table-cell office:value-type="float" office:value="0.754334420482447" calcext:value-type="float">
            <text:p>0.754334420482447</text:p>
          </table:table-cell>
          <table:table-cell office:value-type="float" office:value="0.62120683446012" calcext:value-type="float">
            <text:p>0.62120683446012</text:p>
          </table:table-cell>
          <table:table-cell office:value-type="float" office:value="0.543116991891502" calcext:value-type="float">
            <text:p>0.543116991891502</text:p>
          </table:table-cell>
          <table:table-cell office:value-type="float" office:value="0.977233764795514" calcext:value-type="float">
            <text:p>0.977233764795514</text:p>
          </table:table-cell>
          <table:table-cell office:value-type="float" office:value="-99.1331159035105" calcext:value-type="float">
            <text:p>-99.1331159035105</text:p>
          </table:table-cell>
          <table:table-cell office:value-type="float" office:value="-125.758633107976" calcext:value-type="float">
            <text:p>-125.758633107976</text:p>
          </table:table-cell>
          <table:table-cell office:value-type="float" office:value="-141.3766016217" calcext:value-type="float">
            <text:p>-141.3766016217</text:p>
          </table:table-cell>
        </table:table-row>
        <table:table-row table:style-name="ro1">
          <table:table-cell office:value-type="string" calcext:value-type="string">
            <text:p>2019-11-12 12:02:00</text:p>
          </table:table-cell>
          <table:table-cell office:value-type="float" office:value="26.9444218710996" calcext:value-type="float">
            <text:p>26.9444218710996</text:p>
          </table:table-cell>
          <table:table-cell office:value-type="float" office:value="74.3115759441446" calcext:value-type="float">
            <text:p>74.3115759441446</text:p>
          </table:table-cell>
          <table:table-cell office:value-type="float" office:value="980.895405362702" calcext:value-type="float">
            <text:p>980.89540536270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0662" calcext:value-type="float">
            <text:p>1380662</text:p>
          </table:table-cell>
          <table:table-cell office:value-type="float" office:value="1623923" calcext:value-type="float">
            <text:p>1623923</text:p>
          </table:table-cell>
          <table:table-cell office:value-type="float" office:value="1636220" calcext:value-type="float">
            <text:p>1636220</text:p>
          </table:table-cell>
          <table:table-cell office:value-type="float" office:value="1234887" calcext:value-type="float">
            <text:p>1234887</text:p>
          </table:table-cell>
          <table:table-cell office:value-type="float" office:value="1039240" calcext:value-type="float">
            <text:p>1039240</text:p>
          </table:table-cell>
          <table:table-cell office:value-type="float" office:value="921638" calcext:value-type="float">
            <text:p>921638</text:p>
          </table:table-cell>
          <table:table-cell office:value-type="float" office:value="1639073" calcext:value-type="float">
            <text:p>1639073</text:p>
          </table:table-cell>
          <table:table-cell office:value-type="float" office:value="5" calcext:value-type="float">
            <text:p>5</text:p>
          </table:table-cell>
          <table:table-cell office:value-type="float" office:value="0.822938778750751" calcext:value-type="float">
            <text:p>0.822938778750751</text:p>
          </table:table-cell>
          <table:table-cell office:value-type="float" office:value="0.96793365096255" calcext:value-type="float">
            <text:p>0.96793365096255</text:p>
          </table:table-cell>
          <table:table-cell office:value-type="float" office:value="0.975263235004334" calcext:value-type="float">
            <text:p>0.975263235004334</text:p>
          </table:table-cell>
          <table:table-cell office:value-type="float" office:value="0.736050097471487" calcext:value-type="float">
            <text:p>0.736050097471487</text:p>
          </table:table-cell>
          <table:table-cell office:value-type="float" office:value="0.619435384206222" calcext:value-type="float">
            <text:p>0.619435384206222</text:p>
          </table:table-cell>
          <table:table-cell office:value-type="float" office:value="0.549339121501341" calcext:value-type="float">
            <text:p>0.549339121501341</text:p>
          </table:table-cell>
          <table:table-cell office:value-type="float" office:value="0.976963755722494" calcext:value-type="float">
            <text:p>0.976963755722494</text:p>
          </table:table-cell>
          <table:table-cell office:value-type="float" office:value="-102.789980505703" calcext:value-type="float">
            <text:p>-102.789980505703</text:p>
          </table:table-cell>
          <table:table-cell office:value-type="float" office:value="-126.112923158756" calcext:value-type="float">
            <text:p>-126.112923158756</text:p>
          </table:table-cell>
          <table:table-cell office:value-type="float" office:value="-140.132175699732" calcext:value-type="float">
            <text:p>-140.132175699732</text:p>
          </table:table-cell>
        </table:table-row>
        <table:table-row table:style-name="ro1">
          <table:table-cell office:value-type="string" calcext:value-type="string">
            <text:p>2019-11-12 12:02:01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4.2946628488535" calcext:value-type="float">
            <text:p>74.2946628488535</text:p>
          </table:table-cell>
          <table:table-cell office:value-type="float" office:value="980.823265160078" calcext:value-type="float">
            <text:p>980.82326516007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367" calcext:value-type="float">
            <text:p>1373367</text:p>
          </table:table-cell>
          <table:table-cell office:value-type="float" office:value="1618025" calcext:value-type="float">
            <text:p>1618025</text:p>
          </table:table-cell>
          <table:table-cell office:value-type="float" office:value="1623698" calcext:value-type="float">
            <text:p>1623698</text:p>
          </table:table-cell>
          <table:table-cell office:value-type="float" office:value="1011360" calcext:value-type="float">
            <text:p>1011360</text:p>
          </table:table-cell>
          <table:table-cell office:value-type="float" office:value="1212023" calcext:value-type="float">
            <text:p>1212023</text:p>
          </table:table-cell>
          <table:table-cell office:value-type="float" office:value="1097469" calcext:value-type="float">
            <text:p>1097469</text:p>
          </table:table-cell>
          <table:table-cell office:value-type="float" office:value="1644296" calcext:value-type="float">
            <text:p>1644296</text:p>
          </table:table-cell>
          <table:table-cell office:value-type="float" office:value="5" calcext:value-type="float">
            <text:p>5</text:p>
          </table:table-cell>
          <table:table-cell office:value-type="float" office:value="0.818590619396045" calcext:value-type="float">
            <text:p>0.818590619396045</text:p>
          </table:table-cell>
          <table:table-cell office:value-type="float" office:value="0.964418168594619" calcext:value-type="float">
            <text:p>0.964418168594619</text:p>
          </table:table-cell>
          <table:table-cell office:value-type="float" office:value="0.967799540495818" calcext:value-type="float">
            <text:p>0.967799540495818</text:p>
          </table:table-cell>
          <table:table-cell office:value-type="float" office:value="0.602817607261849" calcext:value-type="float">
            <text:p>0.602817607261849</text:p>
          </table:table-cell>
          <table:table-cell office:value-type="float" office:value="0.722422089865457" calcext:value-type="float">
            <text:p>0.722422089865457</text:p>
          </table:table-cell>
          <table:table-cell office:value-type="float" office:value="0.654142576949904" calcext:value-type="float">
            <text:p>0.654142576949904</text:p>
          </table:table-cell>
          <table:table-cell office:value-type="float" office:value="0.980076906690229" calcext:value-type="float">
            <text:p>0.980076906690229</text:p>
          </table:table-cell>
          <table:table-cell office:value-type="float" office:value="-129.43647854763" calcext:value-type="float">
            <text:p>-129.43647854763</text:p>
          </table:table-cell>
          <table:table-cell office:value-type="float" office:value="-105.515582026909" calcext:value-type="float">
            <text:p>-105.515582026909</text:p>
          </table:table-cell>
          <table:table-cell office:value-type="float" office:value="-119.171484610019" calcext:value-type="float">
            <text:p>-119.171484610019</text:p>
          </table:table-cell>
        </table:table-row>
        <table:table-row table:style-name="ro1">
          <table:table-cell office:value-type="string" calcext:value-type="string">
            <text:p>2019-11-12 12:02:02</text:p>
          </table:table-cell>
          <table:table-cell office:value-type="float" office:value="26.9494759895897" calcext:value-type="float">
            <text:p>26.9494759895897</text:p>
          </table:table-cell>
          <table:table-cell office:value-type="float" office:value="74.3066109123348" calcext:value-type="float">
            <text:p>74.3066109123348</text:p>
          </table:table-cell>
          <table:table-cell office:value-type="float" office:value="980.876325477917" calcext:value-type="float">
            <text:p>980.87632547791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9233" calcext:value-type="float">
            <text:p>1369233</text:p>
          </table:table-cell>
          <table:table-cell office:value-type="float" office:value="1626028" calcext:value-type="float">
            <text:p>1626028</text:p>
          </table:table-cell>
          <table:table-cell office:value-type="float" office:value="1623660" calcext:value-type="float">
            <text:p>1623660</text:p>
          </table:table-cell>
          <table:table-cell office:value-type="float" office:value="1011475" calcext:value-type="float">
            <text:p>1011475</text:p>
          </table:table-cell>
          <table:table-cell office:value-type="float" office:value="1216056" calcext:value-type="float">
            <text:p>1216056</text:p>
          </table:table-cell>
          <table:table-cell office:value-type="float" office:value="1145001" calcext:value-type="float">
            <text:p>1145001</text:p>
          </table:table-cell>
          <table:table-cell office:value-type="float" office:value="1643204" calcext:value-type="float">
            <text:p>1643204</text:p>
          </table:table-cell>
          <table:table-cell office:value-type="float" office:value="5" calcext:value-type="float">
            <text:p>5</text:p>
          </table:table-cell>
          <table:table-cell office:value-type="float" office:value="0.816126563087292" calcext:value-type="float">
            <text:p>0.816126563087292</text:p>
          </table:table-cell>
          <table:table-cell office:value-type="float" office:value="0.969188328884641" calcext:value-type="float">
            <text:p>0.969188328884641</text:p>
          </table:table-cell>
          <table:table-cell office:value-type="float" office:value="0.967776890728103" calcext:value-type="float">
            <text:p>0.967776890728103</text:p>
          </table:table-cell>
          <table:table-cell office:value-type="float" office:value="0.602886152611512" calcext:value-type="float">
            <text:p>0.602886152611512</text:p>
          </table:table-cell>
          <table:table-cell office:value-type="float" office:value="0.72482594547581" calcext:value-type="float">
            <text:p>0.72482594547581</text:p>
          </table:table-cell>
          <table:table-cell office:value-type="float" office:value="0.682473860081894" calcext:value-type="float">
            <text:p>0.682473860081894</text:p>
          </table:table-cell>
          <table:table-cell office:value-type="float" office:value="0.97942602389169" calcext:value-type="float">
            <text:p>0.97942602389169</text:p>
          </table:table-cell>
          <table:table-cell office:value-type="float" office:value="-129.422769477698" calcext:value-type="float">
            <text:p>-129.422769477698</text:p>
          </table:table-cell>
          <table:table-cell office:value-type="float" office:value="-105.034810904838" calcext:value-type="float">
            <text:p>-105.034810904838</text:p>
          </table:table-cell>
          <table:table-cell office:value-type="float" office:value="-113.505227983621" calcext:value-type="float">
            <text:p>-113.505227983621</text:p>
          </table:table-cell>
        </table:table-row>
        <table:table-row table:style-name="ro1">
          <table:table-cell office:value-type="string" calcext:value-type="string">
            <text:p>2019-11-12 12:02:03</text:p>
          </table:table-cell>
          <table:table-cell office:value-type="float" office:value="26.9444218710996" calcext:value-type="float">
            <text:p>26.9444218710996</text:p>
          </table:table-cell>
          <table:table-cell office:value-type="float" office:value="74.3115759441446" calcext:value-type="float">
            <text:p>74.3115759441446</text:p>
          </table:table-cell>
          <table:table-cell office:value-type="float" office:value="980.812680008766" calcext:value-type="float">
            <text:p>980.81268000876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7728" calcext:value-type="float">
            <text:p>1357728</text:p>
          </table:table-cell>
          <table:table-cell office:value-type="float" office:value="1615776" calcext:value-type="float">
            <text:p>1615776</text:p>
          </table:table-cell>
          <table:table-cell office:value-type="float" office:value="1629979" calcext:value-type="float">
            <text:p>1629979</text:p>
          </table:table-cell>
          <table:table-cell office:value-type="float" office:value="1207924" calcext:value-type="float">
            <text:p>1207924</text:p>
          </table:table-cell>
          <table:table-cell office:value-type="float" office:value="1196199" calcext:value-type="float">
            <text:p>1196199</text:p>
          </table:table-cell>
          <table:table-cell office:value-type="float" office:value="886677" calcext:value-type="float">
            <text:p>886677</text:p>
          </table:table-cell>
          <table:table-cell office:value-type="float" office:value="1641411" calcext:value-type="float">
            <text:p>1641411</text:p>
          </table:table-cell>
          <table:table-cell office:value-type="float" office:value="5" calcext:value-type="float">
            <text:p>5</text:p>
          </table:table-cell>
          <table:table-cell office:value-type="float" office:value="0.809269047888404" calcext:value-type="float">
            <text:p>0.809269047888404</text:p>
          </table:table-cell>
          <table:table-cell office:value-type="float" office:value="0.963077659973819" calcext:value-type="float">
            <text:p>0.963077659973819</text:p>
          </table:table-cell>
          <table:table-cell office:value-type="float" office:value="0.971543308680452" calcext:value-type="float">
            <text:p>0.971543308680452</text:p>
          </table:table-cell>
          <table:table-cell office:value-type="float" office:value="0.719978895184862" calcext:value-type="float">
            <text:p>0.719978895184862</text:p>
          </table:table-cell>
          <table:table-cell office:value-type="float" office:value="0.712990249751836" calcext:value-type="float">
            <text:p>0.712990249751836</text:p>
          </table:table-cell>
          <table:table-cell office:value-type="float" office:value="0.528500739157288" calcext:value-type="float">
            <text:p>0.528500739157288</text:p>
          </table:table-cell>
          <table:table-cell office:value-type="float" office:value="0.978357312483467" calcext:value-type="float">
            <text:p>0.978357312483467</text:p>
          </table:table-cell>
          <table:table-cell office:value-type="float" office:value="-106.004220963028" calcext:value-type="float">
            <text:p>-106.004220963028</text:p>
          </table:table-cell>
          <table:table-cell office:value-type="float" office:value="-107.401950049633" calcext:value-type="float">
            <text:p>-107.401950049633</text:p>
          </table:table-cell>
          <table:table-cell office:value-type="float" office:value="-144.299852168542" calcext:value-type="float">
            <text:p>-144.299852168542</text:p>
          </table:table-cell>
        </table:table-row>
        <table:table-row table:style-name="ro1">
          <table:table-cell office:value-type="string" calcext:value-type="string">
            <text:p>2019-11-12 12:02:05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4.3215055943824" calcext:value-type="float">
            <text:p>74.3215055943824</text:p>
          </table:table-cell>
          <table:table-cell office:value-type="float" office:value="980.850839819955" calcext:value-type="float">
            <text:p>980.85083981995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597" calcext:value-type="float">
            <text:p>1360597</text:p>
          </table:table-cell>
          <table:table-cell office:value-type="float" office:value="1614702" calcext:value-type="float">
            <text:p>1614702</text:p>
          </table:table-cell>
          <table:table-cell office:value-type="float" office:value="1628122" calcext:value-type="float">
            <text:p>1628122</text:p>
          </table:table-cell>
          <table:table-cell office:value-type="float" office:value="1171480" calcext:value-type="float">
            <text:p>1171480</text:p>
          </table:table-cell>
          <table:table-cell office:value-type="float" office:value="1274484" calcext:value-type="float">
            <text:p>1274484</text:p>
          </table:table-cell>
          <table:table-cell office:value-type="float" office:value="873846" calcext:value-type="float">
            <text:p>873846</text:p>
          </table:table-cell>
          <table:table-cell office:value-type="float" office:value="1641387" calcext:value-type="float">
            <text:p>1641387</text:p>
          </table:table-cell>
          <table:table-cell office:value-type="float" office:value="5" calcext:value-type="float">
            <text:p>5</text:p>
          </table:table-cell>
          <table:table-cell office:value-type="float" office:value="0.810979105350865" calcext:value-type="float">
            <text:p>0.810979105350865</text:p>
          </table:table-cell>
          <table:table-cell office:value-type="float" office:value="0.962437506012619" calcext:value-type="float">
            <text:p>0.962437506012619</text:p>
          </table:table-cell>
          <table:table-cell office:value-type="float" office:value="0.970436450295025" calcext:value-type="float">
            <text:p>0.970436450295025</text:p>
          </table:table-cell>
          <table:table-cell office:value-type="float" office:value="0.698256575853416" calcext:value-type="float">
            <text:p>0.698256575853416</text:p>
          </table:table-cell>
          <table:table-cell office:value-type="float" office:value="0.759651751476735" calcext:value-type="float">
            <text:p>0.759651751476735</text:p>
          </table:table-cell>
          <table:table-cell office:value-type="float" office:value="0.52085286627446" calcext:value-type="float">
            <text:p>0.52085286627446</text:p>
          </table:table-cell>
          <table:table-cell office:value-type="float" office:value="0.978343007367016" calcext:value-type="float">
            <text:p>0.978343007367016</text:p>
          </table:table-cell>
          <table:table-cell office:value-type="float" office:value="-110.348684829317" calcext:value-type="float">
            <text:p>-110.348684829317</text:p>
          </table:table-cell>
          <table:table-cell office:value-type="float" office:value="-98.069649704653" calcext:value-type="float">
            <text:p>-98.069649704653</text:p>
          </table:table-cell>
          <table:table-cell office:value-type="float" office:value="-145.829426745108" calcext:value-type="float">
            <text:p>-145.829426745108</text:p>
          </table:table-cell>
        </table:table-row>
        <table:table-row table:style-name="ro1">
          <table:table-cell office:value-type="string" calcext:value-type="string">
            <text:p>2019-11-12 12:02:06</text:p>
          </table:table-cell>
          <table:table-cell office:value-type="float" office:value="26.9343136349926" calcext:value-type="float">
            <text:p>26.9343136349926</text:p>
          </table:table-cell>
          <table:table-cell office:value-type="float" office:value="74.3053999729011" calcext:value-type="float">
            <text:p>74.3053999729011</text:p>
          </table:table-cell>
          <table:table-cell office:value-type="float" office:value="980.850839819955" calcext:value-type="float">
            <text:p>980.85083981995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6435" calcext:value-type="float">
            <text:p>1376435</text:p>
          </table:table-cell>
          <table:table-cell office:value-type="float" office:value="1625010" calcext:value-type="float">
            <text:p>1625010</text:p>
          </table:table-cell>
          <table:table-cell office:value-type="float" office:value="1627073" calcext:value-type="float">
            <text:p>1627073</text:p>
          </table:table-cell>
          <table:table-cell office:value-type="float" office:value="1063284" calcext:value-type="float">
            <text:p>1063284</text:p>
          </table:table-cell>
          <table:table-cell office:value-type="float" office:value="1256191" calcext:value-type="float">
            <text:p>1256191</text:p>
          </table:table-cell>
          <table:table-cell office:value-type="float" office:value="986595" calcext:value-type="float">
            <text:p>986595</text:p>
          </table:table-cell>
          <table:table-cell office:value-type="float" office:value="1644828" calcext:value-type="float">
            <text:p>1644828</text:p>
          </table:table-cell>
          <table:table-cell office:value-type="float" office:value="5" calcext:value-type="float">
            <text:p>5</text:p>
          </table:table-cell>
          <table:table-cell office:value-type="float" office:value="0.820419290115749" calcext:value-type="float">
            <text:p>0.820419290115749</text:p>
          </table:table-cell>
          <table:table-cell office:value-type="float" office:value="0.968581553528494" calcext:value-type="float">
            <text:p>0.968581553528494</text:p>
          </table:table-cell>
          <table:table-cell office:value-type="float" office:value="0.969811197496795" calcext:value-type="float">
            <text:p>0.969811197496795</text:p>
          </table:table-cell>
          <table:table-cell office:value-type="float" office:value="0.633766726704446" calcext:value-type="float">
            <text:p>0.633766726704446</text:p>
          </table:table-cell>
          <table:table-cell office:value-type="float" office:value="0.748748272508177" calcext:value-type="float">
            <text:p>0.748748272508177</text:p>
          </table:table-cell>
          <table:table-cell office:value-type="float" office:value="0.588056515223564" calcext:value-type="float">
            <text:p>0.588056515223564</text:p>
          </table:table-cell>
          <table:table-cell office:value-type="float" office:value="0.980394003438235" calcext:value-type="float">
            <text:p>0.980394003438235</text:p>
          </table:table-cell>
          <table:table-cell office:value-type="float" office:value="-123.246654659111" calcext:value-type="float">
            <text:p>-123.246654659111</text:p>
          </table:table-cell>
          <table:table-cell office:value-type="float" office:value="-100.250345498365" calcext:value-type="float">
            <text:p>-100.250345498365</text:p>
          </table:table-cell>
          <table:table-cell office:value-type="float" office:value="-132.388696955287" calcext:value-type="float">
            <text:p>-132.388696955287</text:p>
          </table:table-cell>
        </table:table-row>
        <table:table-row table:style-name="ro1">
          <table:table-cell office:value-type="string" calcext:value-type="string">
            <text:p>2019-11-12 12:02:07</text:p>
          </table:table-cell>
          <table:table-cell office:value-type="float" office:value="26.9393677529006" calcext:value-type="float">
            <text:p>26.9393677529006</text:p>
          </table:table-cell>
          <table:table-cell office:value-type="float" office:value="74.3058036289523" calcext:value-type="float">
            <text:p>74.3058036289523</text:p>
          </table:table-cell>
          <table:table-cell office:value-type="float" office:value="980.831760114594" calcext:value-type="float">
            <text:p>980.83176011459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9800" calcext:value-type="float">
            <text:p>1369800</text:p>
          </table:table-cell>
          <table:table-cell office:value-type="float" office:value="1620331" calcext:value-type="float">
            <text:p>1620331</text:p>
          </table:table-cell>
          <table:table-cell office:value-type="float" office:value="1626001" calcext:value-type="float">
            <text:p>1626001</text:p>
          </table:table-cell>
          <table:table-cell office:value-type="float" office:value="1139320" calcext:value-type="float">
            <text:p>1139320</text:p>
          </table:table-cell>
          <table:table-cell office:value-type="float" office:value="1073830" calcext:value-type="float">
            <text:p>1073830</text:p>
          </table:table-cell>
          <table:table-cell office:value-type="float" office:value="1044671" calcext:value-type="float">
            <text:p>1044671</text:p>
          </table:table-cell>
          <table:table-cell office:value-type="float" office:value="1638141" calcext:value-type="float">
            <text:p>1638141</text:p>
          </table:table-cell>
          <table:table-cell office:value-type="float" office:value="5" calcext:value-type="float">
            <text:p>5</text:p>
          </table:table-cell>
          <table:table-cell office:value-type="float" office:value="0.816464521463456" calcext:value-type="float">
            <text:p>0.816464521463456</text:p>
          </table:table-cell>
          <table:table-cell office:value-type="float" office:value="0.965792651866991" calcext:value-type="float">
            <text:p>0.965792651866991</text:p>
          </table:table-cell>
          <table:table-cell office:value-type="float" office:value="0.969172235628633" calcext:value-type="float">
            <text:p>0.969172235628633</text:p>
          </table:table-cell>
          <table:table-cell office:value-type="float" office:value="0.679087719808545" calcext:value-type="float">
            <text:p>0.679087719808545</text:p>
          </table:table-cell>
          <table:table-cell office:value-type="float" office:value="0.640052633291797" calcext:value-type="float">
            <text:p>0.640052633291797</text:p>
          </table:table-cell>
          <table:table-cell office:value-type="float" office:value="0.622672512849869" calcext:value-type="float">
            <text:p>0.622672512849869</text:p>
          </table:table-cell>
          <table:table-cell office:value-type="float" office:value="0.976408240366964" calcext:value-type="float">
            <text:p>0.976408240366964</text:p>
          </table:table-cell>
          <table:table-cell office:value-type="float" office:value="-114.182456038291" calcext:value-type="float">
            <text:p>-114.182456038291</text:p>
          </table:table-cell>
          <table:table-cell office:value-type="float" office:value="-121.989473341641" calcext:value-type="float">
            <text:p>-121.989473341641</text:p>
          </table:table-cell>
          <table:table-cell office:value-type="float" office:value="-125.465497430026" calcext:value-type="float">
            <text:p>-125.465497430026</text:p>
          </table:table-cell>
        </table:table-row>
        <table:table-row table:style-name="ro1">
          <table:table-cell office:value-type="string" calcext:value-type="string">
            <text:p>2019-11-12 12:02:08</text:p>
          </table:table-cell>
          <table:table-cell office:value-type="float" office:value="26.9393677529006" calcext:value-type="float">
            <text:p>26.9393677529006</text:p>
          </table:table-cell>
          <table:table-cell office:value-type="float" office:value="74.30043501143" calcext:value-type="float">
            <text:p>74.30043501143</text:p>
          </table:table-cell>
          <table:table-cell office:value-type="float" office:value="980.804185247546" calcext:value-type="float">
            <text:p>980.80418524754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6704" calcext:value-type="float">
            <text:p>1376704</text:p>
          </table:table-cell>
          <table:table-cell office:value-type="float" office:value="1615115" calcext:value-type="float">
            <text:p>1615115</text:p>
          </table:table-cell>
          <table:table-cell office:value-type="float" office:value="1625994" calcext:value-type="float">
            <text:p>1625994</text:p>
          </table:table-cell>
          <table:table-cell office:value-type="float" office:value="1115404" calcext:value-type="float">
            <text:p>1115404</text:p>
          </table:table-cell>
          <table:table-cell office:value-type="float" office:value="1295712" calcext:value-type="float">
            <text:p>1295712</text:p>
          </table:table-cell>
          <table:table-cell office:value-type="float" office:value="921001" calcext:value-type="float">
            <text:p>921001</text:p>
          </table:table-cell>
          <table:table-cell office:value-type="float" office:value="1644373" calcext:value-type="float">
            <text:p>1644373</text:p>
          </table:table-cell>
          <table:table-cell office:value-type="float" office:value="5" calcext:value-type="float">
            <text:p>5</text:p>
          </table:table-cell>
          <table:table-cell office:value-type="float" office:value="0.820579626629308" calcext:value-type="float">
            <text:p>0.820579626629308</text:p>
          </table:table-cell>
          <table:table-cell office:value-type="float" office:value="0.962683673224887" calcext:value-type="float">
            <text:p>0.962683673224887</text:p>
          </table:table-cell>
          <table:table-cell office:value-type="float" office:value="0.969168063303001" calcext:value-type="float">
            <text:p>0.969168063303001</text:p>
          </table:table-cell>
          <table:table-cell office:value-type="float" office:value="0.664832671264728" calcext:value-type="float">
            <text:p>0.664832671264728</text:p>
          </table:table-cell>
          <table:table-cell office:value-type="float" office:value="0.772304626977995" calcext:value-type="float">
            <text:p>0.772304626977995</text:p>
          </table:table-cell>
          <table:table-cell office:value-type="float" office:value="0.54895943986886" calcext:value-type="float">
            <text:p>0.54895943986886</text:p>
          </table:table-cell>
          <table:table-cell office:value-type="float" office:value="0.980122802272177" calcext:value-type="float">
            <text:p>0.980122802272177</text:p>
          </table:table-cell>
          <table:table-cell office:value-type="float" office:value="-117.033465747054" calcext:value-type="float">
            <text:p>-117.033465747054</text:p>
          </table:table-cell>
          <table:table-cell office:value-type="float" office:value="-95.5390746044009" calcext:value-type="float">
            <text:p>-95.5390746044009</text:p>
          </table:table-cell>
          <table:table-cell office:value-type="float" office:value="-140.208112026228" calcext:value-type="float">
            <text:p>-140.208112026228</text:p>
          </table:table-cell>
        </table:table-row>
        <table:table-row table:style-name="ro1">
          <table:table-cell office:value-type="string" calcext:value-type="string">
            <text:p>2019-11-12 12:02:10</text:p>
          </table:table-cell>
          <table:table-cell office:value-type="float" office:value="26.9444218710996" calcext:value-type="float">
            <text:p>26.9444218710996</text:p>
          </table:table-cell>
          <table:table-cell office:value-type="float" office:value="74.3223132557361" calcext:value-type="float">
            <text:p>74.3223132557361</text:p>
          </table:table-cell>
          <table:table-cell office:value-type="float" office:value="980.812680008766" calcext:value-type="float">
            <text:p>980.81268000876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7074" calcext:value-type="float">
            <text:p>1357074</text:p>
          </table:table-cell>
          <table:table-cell office:value-type="float" office:value="1620715" calcext:value-type="float">
            <text:p>1620715</text:p>
          </table:table-cell>
          <table:table-cell office:value-type="float" office:value="1628726" calcext:value-type="float">
            <text:p>1628726</text:p>
          </table:table-cell>
          <table:table-cell office:value-type="float" office:value="998355" calcext:value-type="float">
            <text:p>998355</text:p>
          </table:table-cell>
          <table:table-cell office:value-type="float" office:value="1236984" calcext:value-type="float">
            <text:p>1236984</text:p>
          </table:table-cell>
          <table:table-cell office:value-type="float" office:value="1032990" calcext:value-type="float">
            <text:p>1032990</text:p>
          </table:table-cell>
          <table:table-cell office:value-type="float" office:value="1649819" calcext:value-type="float">
            <text:p>1649819</text:p>
          </table:table-cell>
          <table:table-cell office:value-type="float" office:value="5" calcext:value-type="float">
            <text:p>5</text:p>
          </table:table-cell>
          <table:table-cell office:value-type="float" office:value="0.808879233465103" calcext:value-type="float">
            <text:p>0.808879233465103</text:p>
          </table:table-cell>
          <table:table-cell office:value-type="float" office:value="0.966021533730213" calcext:value-type="float">
            <text:p>0.966021533730213</text:p>
          </table:table-cell>
          <table:table-cell office:value-type="float" office:value="0.970796462392385" calcext:value-type="float">
            <text:p>0.970796462392385</text:p>
          </table:table-cell>
          <table:table-cell office:value-type="float" office:value="0.595066022284749" calcext:value-type="float">
            <text:p>0.595066022284749</text:p>
          </table:table-cell>
          <table:table-cell office:value-type="float" office:value="0.737300007021428" calcext:value-type="float">
            <text:p>0.737300007021428</text:p>
          </table:table-cell>
          <table:table-cell office:value-type="float" office:value="0.61571009346367" calcext:value-type="float">
            <text:p>0.61571009346367</text:p>
          </table:table-cell>
          <table:table-cell office:value-type="float" office:value="0.983368871613606" calcext:value-type="float">
            <text:p>0.983368871613606</text:p>
          </table:table-cell>
          <table:table-cell office:value-type="float" office:value="-130.98679554305" calcext:value-type="float">
            <text:p>-130.98679554305</text:p>
          </table:table-cell>
          <table:table-cell office:value-type="float" office:value="-102.539998595714" calcext:value-type="float">
            <text:p>-102.539998595714</text:p>
          </table:table-cell>
          <table:table-cell office:value-type="float" office:value="-126.857981307266" calcext:value-type="float">
            <text:p>-126.857981307266</text:p>
          </table:table-cell>
        </table:table-row>
        <table:table-row table:style-name="ro1">
          <table:table-cell office:value-type="string" calcext:value-type="string">
            <text:p>2019-11-12 12:02:11</text:p>
          </table:table-cell>
          <table:table-cell office:value-type="float" office:value="26.9393677529006" calcext:value-type="float">
            <text:p>26.9393677529006</text:p>
          </table:table-cell>
          <table:table-cell office:value-type="float" office:value="74.3111722378624" calcext:value-type="float">
            <text:p>74.3111722378624</text:p>
          </table:table-cell>
          <table:table-cell office:value-type="float" office:value="980.804185247546" calcext:value-type="float">
            <text:p>980.80418524754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351" calcext:value-type="float">
            <text:p>1360351</text:p>
          </table:table-cell>
          <table:table-cell office:value-type="float" office:value="1619163" calcext:value-type="float">
            <text:p>1619163</text:p>
          </table:table-cell>
          <table:table-cell office:value-type="float" office:value="1623910" calcext:value-type="float">
            <text:p>1623910</text:p>
          </table:table-cell>
          <table:table-cell office:value-type="float" office:value="993476" calcext:value-type="float">
            <text:p>993476</text:p>
          </table:table-cell>
          <table:table-cell office:value-type="float" office:value="1198727" calcext:value-type="float">
            <text:p>1198727</text:p>
          </table:table-cell>
          <table:table-cell office:value-type="float" office:value="1134875" calcext:value-type="float">
            <text:p>1134875</text:p>
          </table:table-cell>
          <table:table-cell office:value-type="float" office:value="1642295" calcext:value-type="float">
            <text:p>1642295</text:p>
          </table:table-cell>
          <table:table-cell office:value-type="float" office:value="5" calcext:value-type="float">
            <text:p>5</text:p>
          </table:table-cell>
          <table:table-cell office:value-type="float" office:value="0.810832477907238" calcext:value-type="float">
            <text:p>0.810832477907238</text:p>
          </table:table-cell>
          <table:table-cell office:value-type="float" office:value="0.965096469533023" calcext:value-type="float">
            <text:p>0.965096469533023</text:p>
          </table:table-cell>
          <table:table-cell office:value-type="float" office:value="0.967925902357805" calcext:value-type="float">
            <text:p>0.967925902357805</text:p>
          </table:table-cell>
          <table:table-cell office:value-type="float" office:value="0.592157911319484" calcext:value-type="float">
            <text:p>0.592157911319484</text:p>
          </table:table-cell>
          <table:table-cell office:value-type="float" office:value="0.714497055351383" calcext:value-type="float">
            <text:p>0.714497055351383</text:p>
          </table:table-cell>
          <table:table-cell office:value-type="float" office:value="0.676438293032443" calcext:value-type="float">
            <text:p>0.676438293032443</text:p>
          </table:table-cell>
          <table:table-cell office:value-type="float" office:value="0.978884217606094" calcext:value-type="float">
            <text:p>0.978884217606094</text:p>
          </table:table-cell>
          <table:table-cell office:value-type="float" office:value="-131.568417736103" calcext:value-type="float">
            <text:p>-131.568417736103</text:p>
          </table:table-cell>
          <table:table-cell office:value-type="float" office:value="-107.100588929723" calcext:value-type="float">
            <text:p>-107.100588929723</text:p>
          </table:table-cell>
          <table:table-cell office:value-type="float" office:value="-114.712341393511" calcext:value-type="float">
            <text:p>-114.712341393511</text:p>
          </table:table-cell>
        </table:table-row>
        <table:table-row table:style-name="ro1">
          <table:table-cell office:value-type="string" calcext:value-type="string">
            <text:p>2019-11-12 12:02:12</text:p>
          </table:table-cell>
          <table:table-cell office:value-type="float" office:value="26.9494759895897" calcext:value-type="float">
            <text:p>26.9494759895897</text:p>
          </table:table-cell>
          <table:table-cell office:value-type="float" office:value="74.3119796408535" calcext:value-type="float">
            <text:p>74.3119796408535</text:p>
          </table:table-cell>
          <table:table-cell office:value-type="float" office:value="980.848750130887" calcext:value-type="float">
            <text:p>980.84875013088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2913" calcext:value-type="float">
            <text:p>1372913</text:p>
          </table:table-cell>
          <table:table-cell office:value-type="float" office:value="1617260" calcext:value-type="float">
            <text:p>1617260</text:p>
          </table:table-cell>
          <table:table-cell office:value-type="float" office:value="1628936" calcext:value-type="float">
            <text:p>1628936</text:p>
          </table:table-cell>
          <table:table-cell office:value-type="float" office:value="1235762" calcext:value-type="float">
            <text:p>1235762</text:p>
          </table:table-cell>
          <table:table-cell office:value-type="float" office:value="1065493" calcext:value-type="float">
            <text:p>1065493</text:p>
          </table:table-cell>
          <table:table-cell office:value-type="float" office:value="891858" calcext:value-type="float">
            <text:p>891858</text:p>
          </table:table-cell>
          <table:table-cell office:value-type="float" office:value="1639473" calcext:value-type="float">
            <text:p>1639473</text:p>
          </table:table-cell>
          <table:table-cell office:value-type="float" office:value="5" calcext:value-type="float">
            <text:p>5</text:p>
          </table:table-cell>
          <table:table-cell office:value-type="float" office:value="0.818320014276506" calcext:value-type="float">
            <text:p>0.818320014276506</text:p>
          </table:table-cell>
          <table:table-cell office:value-type="float" office:value="0.963962193007731" calcext:value-type="float">
            <text:p>0.963962193007731</text:p>
          </table:table-cell>
          <table:table-cell office:value-type="float" office:value="0.970921632161335" calcext:value-type="float">
            <text:p>0.970921632161335</text:p>
          </table:table-cell>
          <table:table-cell office:value-type="float" office:value="0.736571638175444" calcext:value-type="float">
            <text:p>0.736571638175444</text:p>
          </table:table-cell>
          <table:table-cell office:value-type="float" office:value="0.635083393464493" calcext:value-type="float">
            <text:p>0.635083393464493</text:p>
          </table:table-cell>
          <table:table-cell office:value-type="float" office:value="0.531588856171233" calcext:value-type="float">
            <text:p>0.531588856171233</text:p>
          </table:table-cell>
          <table:table-cell office:value-type="float" office:value="0.977202174330017" calcext:value-type="float">
            <text:p>0.977202174330017</text:p>
          </table:table-cell>
          <table:table-cell office:value-type="float" office:value="-102.685672364911" calcext:value-type="float">
            <text:p>-102.685672364911</text:p>
          </table:table-cell>
          <table:table-cell office:value-type="float" office:value="-122.983321307101" calcext:value-type="float">
            <text:p>-122.983321307101</text:p>
          </table:table-cell>
          <table:table-cell office:value-type="float" office:value="-143.682228765753" calcext:value-type="float">
            <text:p>-143.682228765753</text:p>
          </table:table-cell>
        </table:table-row>
        <table:table-row table:style-name="ro1">
          <table:table-cell office:value-type="string" calcext:value-type="string">
            <text:p>2019-11-12 12:02:13</text:p>
          </table:table-cell>
          <table:table-cell office:value-type="float" office:value="26.9444218710996" calcext:value-type="float">
            <text:p>26.9444218710996</text:p>
          </table:table-cell>
          <table:table-cell office:value-type="float" office:value="74.3062072754302" calcext:value-type="float">
            <text:p>74.3062072754302</text:p>
          </table:table-cell>
          <table:table-cell office:value-type="float" office:value="980.785104934549" calcext:value-type="float">
            <text:p>980.78510493454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7646" calcext:value-type="float">
            <text:p>1377646</text:p>
          </table:table-cell>
          <table:table-cell office:value-type="float" office:value="1617289" calcext:value-type="float">
            <text:p>1617289</text:p>
          </table:table-cell>
          <table:table-cell office:value-type="float" office:value="1635569" calcext:value-type="float">
            <text:p>1635569</text:p>
          </table:table-cell>
          <table:table-cell office:value-type="float" office:value="1200781" calcext:value-type="float">
            <text:p>1200781</text:p>
          </table:table-cell>
          <table:table-cell office:value-type="float" office:value="1143713" calcext:value-type="float">
            <text:p>1143713</text:p>
          </table:table-cell>
          <table:table-cell office:value-type="float" office:value="939856" calcext:value-type="float">
            <text:p>939856</text:p>
          </table:table-cell>
          <table:table-cell office:value-type="float" office:value="1639282" calcext:value-type="float">
            <text:p>1639282</text:p>
          </table:table-cell>
          <table:table-cell office:value-type="float" office:value="5" calcext:value-type="float">
            <text:p>5</text:p>
          </table:table-cell>
          <table:table-cell office:value-type="float" office:value="0.821141102450025" calcext:value-type="float">
            <text:p>0.821141102450025</text:p>
          </table:table-cell>
          <table:table-cell office:value-type="float" office:value="0.963979478356776" calcext:value-type="float">
            <text:p>0.963979478356776</text:p>
          </table:table-cell>
          <table:table-cell office:value-type="float" office:value="0.97487520872059" calcext:value-type="float">
            <text:p>0.97487520872059</text:p>
          </table:table-cell>
          <table:table-cell office:value-type="float" office:value="0.715721334901015" calcext:value-type="float">
            <text:p>0.715721334901015</text:p>
          </table:table-cell>
          <table:table-cell office:value-type="float" office:value="0.681706152165669" calcext:value-type="float">
            <text:p>0.681706152165669</text:p>
          </table:table-cell>
          <table:table-cell office:value-type="float" office:value="0.560197896980989" calcext:value-type="float">
            <text:p>0.560197896980989</text:p>
          </table:table-cell>
          <table:table-cell office:value-type="float" office:value="0.977088329444924" calcext:value-type="float">
            <text:p>0.977088329444924</text:p>
          </table:table-cell>
          <table:table-cell office:value-type="float" office:value="-106.855733019797" calcext:value-type="float">
            <text:p>-106.855733019797</text:p>
          </table:table-cell>
          <table:table-cell office:value-type="float" office:value="-113.658769566866" calcext:value-type="float">
            <text:p>-113.658769566866</text:p>
          </table:table-cell>
          <table:table-cell office:value-type="float" office:value="-137.960420603802" calcext:value-type="float">
            <text:p>-137.960420603802</text:p>
          </table:table-cell>
        </table:table-row>
        <table:table-row table:style-name="ro1">
          <table:table-cell office:value-type="string" calcext:value-type="string">
            <text:p>2019-11-12 12:02:15</text:p>
          </table:table-cell>
          <table:table-cell office:value-type="float" office:value="26.9494759895897" calcext:value-type="float">
            <text:p>26.9494759895897</text:p>
          </table:table-cell>
          <table:table-cell office:value-type="float" office:value="74.3012421752035" calcext:value-type="float">
            <text:p>74.3012421752035</text:p>
          </table:table-cell>
          <table:table-cell office:value-type="float" office:value="980.821174805737" calcext:value-type="float">
            <text:p>980.82117480573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5893" calcext:value-type="float">
            <text:p>1385893</text:p>
          </table:table-cell>
          <table:table-cell office:value-type="float" office:value="1619074" calcext:value-type="float">
            <text:p>1619074</text:p>
          </table:table-cell>
          <table:table-cell office:value-type="float" office:value="1628929" calcext:value-type="float">
            <text:p>1628929</text:p>
          </table:table-cell>
          <table:table-cell office:value-type="float" office:value="1095538" calcext:value-type="float">
            <text:p>1095538</text:p>
          </table:table-cell>
          <table:table-cell office:value-type="float" office:value="1278612" calcext:value-type="float">
            <text:p>1278612</text:p>
          </table:table-cell>
          <table:table-cell office:value-type="float" office:value="911922" calcext:value-type="float">
            <text:p>911922</text:p>
          </table:table-cell>
          <table:table-cell office:value-type="float" office:value="1644785" calcext:value-type="float">
            <text:p>1644785</text:p>
          </table:table-cell>
          <table:table-cell office:value-type="float" office:value="5" calcext:value-type="float">
            <text:p>5</text:p>
          </table:table-cell>
          <table:table-cell office:value-type="float" office:value="0.826056698090637" calcext:value-type="float">
            <text:p>0.826056698090637</text:p>
          </table:table-cell>
          <table:table-cell office:value-type="float" office:value="0.965043421392849" calcext:value-type="float">
            <text:p>0.965043421392849</text:p>
          </table:table-cell>
          <table:table-cell office:value-type="float" office:value="0.970917459835703" calcext:value-type="float">
            <text:p>0.970917459835703</text:p>
          </table:table-cell>
          <table:table-cell office:value-type="float" office:value="0.652991611122085" calcext:value-type="float">
            <text:p>0.652991611122085</text:p>
          </table:table-cell>
          <table:table-cell office:value-type="float" office:value="0.762112231506375" calcext:value-type="float">
            <text:p>0.762112231506375</text:p>
          </table:table-cell>
          <table:table-cell office:value-type="float" office:value="0.543547933524601" calcext:value-type="float">
            <text:p>0.543547933524601</text:p>
          </table:table-cell>
          <table:table-cell office:value-type="float" office:value="0.980368373437926" calcext:value-type="float">
            <text:p>0.980368373437926</text:p>
          </table:table-cell>
          <table:table-cell office:value-type="float" office:value="-119.401677775583" calcext:value-type="float">
            <text:p>-119.401677775583</text:p>
          </table:table-cell>
          <table:table-cell office:value-type="float" office:value="-97.577553698725" calcext:value-type="float">
            <text:p>-97.577553698725</text:p>
          </table:table-cell>
          <table:table-cell office:value-type="float" office:value="-141.29041329508" calcext:value-type="float">
            <text:p>-141.29041329508</text:p>
          </table:table-cell>
        </table:table-row>
        <table:table-row table:style-name="ro1">
          <table:table-cell office:value-type="string" calcext:value-type="string">
            <text:p>2019-11-12 12:02:16</text:p>
          </table:table-cell>
          <table:table-cell office:value-type="float" office:value="26.9494759895897" calcext:value-type="float">
            <text:p>26.9494759895897</text:p>
          </table:table-cell>
          <table:table-cell office:value-type="float" office:value="74.2958734294597" calcext:value-type="float">
            <text:p>74.2958734294597</text:p>
          </table:table-cell>
          <table:table-cell office:value-type="float" office:value="980.793599502469" calcext:value-type="float">
            <text:p>980.79359950246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1299" calcext:value-type="float">
            <text:p>1361299</text:p>
          </table:table-cell>
          <table:table-cell office:value-type="float" office:value="1628334" calcext:value-type="float">
            <text:p>1628334</text:p>
          </table:table-cell>
          <table:table-cell office:value-type="float" office:value="1627322" calcext:value-type="float">
            <text:p>1627322</text:p>
          </table:table-cell>
          <table:table-cell office:value-type="float" office:value="1002969" calcext:value-type="float">
            <text:p>1002969</text:p>
          </table:table-cell>
          <table:table-cell office:value-type="float" office:value="1206399" calcext:value-type="float">
            <text:p>1206399</text:p>
          </table:table-cell>
          <table:table-cell office:value-type="float" office:value="1129157" calcext:value-type="float">
            <text:p>1129157</text:p>
          </table:table-cell>
          <table:table-cell office:value-type="float" office:value="1644219" calcext:value-type="float">
            <text:p>1644219</text:p>
          </table:table-cell>
          <table:table-cell office:value-type="float" office:value="5" calcext:value-type="float">
            <text:p>5</text:p>
          </table:table-cell>
          <table:table-cell office:value-type="float" office:value="0.811397530007068" calcext:value-type="float">
            <text:p>0.811397530007068</text:p>
          </table:table-cell>
          <table:table-cell office:value-type="float" office:value="0.970562812157012" calcext:value-type="float">
            <text:p>0.970562812157012</text:p>
          </table:table-cell>
          <table:table-cell office:value-type="float" office:value="0.969959613079979" calcext:value-type="float">
            <text:p>0.969959613079979</text:p>
          </table:table-cell>
          <table:table-cell office:value-type="float" office:value="0.59781618092253" calcext:value-type="float">
            <text:p>0.59781618092253</text:p>
          </table:table-cell>
          <table:table-cell office:value-type="float" office:value="0.719069924243679" calcext:value-type="float">
            <text:p>0.719069924243679</text:p>
          </table:table-cell>
          <table:table-cell office:value-type="float" office:value="0.673030099037897" calcext:value-type="float">
            <text:p>0.673030099037897</text:p>
          </table:table-cell>
          <table:table-cell office:value-type="float" office:value="0.98003101110828" calcext:value-type="float">
            <text:p>0.98003101110828</text:p>
          </table:table-cell>
          <table:table-cell office:value-type="float" office:value="-130.436763815494" calcext:value-type="float">
            <text:p>-130.436763815494</text:p>
          </table:table-cell>
          <table:table-cell office:value-type="float" office:value="-106.186015151264" calcext:value-type="float">
            <text:p>-106.186015151264</text:p>
          </table:table-cell>
          <table:table-cell office:value-type="float" office:value="-115.393980192421" calcext:value-type="float">
            <text:p>-115.393980192421</text:p>
          </table:table-cell>
        </table:table-row>
        <table:table-row table:style-name="ro1">
          <table:table-cell office:value-type="string" calcext:value-type="string">
            <text:p>2019-11-12 12:02:17</text:p>
          </table:table-cell>
          <table:table-cell office:value-type="float" office:value="26.9444218710996" calcext:value-type="float">
            <text:p>26.9444218710996</text:p>
          </table:table-cell>
          <table:table-cell office:value-type="float" office:value="74.3169446042465" calcext:value-type="float">
            <text:p>74.3169446042465</text:p>
          </table:table-cell>
          <table:table-cell office:value-type="float" office:value="980.757529882212" calcext:value-type="float">
            <text:p>980.75752988221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4843" calcext:value-type="float">
            <text:p>1384843</text:p>
          </table:table-cell>
          <table:table-cell office:value-type="float" office:value="1620117" calcext:value-type="float">
            <text:p>1620117</text:p>
          </table:table-cell>
          <table:table-cell office:value-type="float" office:value="1627429" calcext:value-type="float">
            <text:p>1627429</text:p>
          </table:table-cell>
          <table:table-cell office:value-type="float" office:value="1272742" calcext:value-type="float">
            <text:p>1272742</text:p>
          </table:table-cell>
          <table:table-cell office:value-type="float" office:value="1037612" calcext:value-type="float">
            <text:p>1037612</text:p>
          </table:table-cell>
          <table:table-cell office:value-type="float" office:value="967894" calcext:value-type="float">
            <text:p>967894</text:p>
          </table:table-cell>
          <table:table-cell office:value-type="float" office:value="1643635" calcext:value-type="float">
            <text:p>1643635</text:p>
          </table:table-cell>
          <table:table-cell office:value-type="float" office:value="5" calcext:value-type="float">
            <text:p>5</text:p>
          </table:table-cell>
          <table:table-cell office:value-type="float" office:value="0.825430849245888" calcext:value-type="float">
            <text:p>0.825430849245888</text:p>
          </table:table-cell>
          <table:table-cell office:value-type="float" office:value="0.965665097911966" calcext:value-type="float">
            <text:p>0.965665097911966</text:p>
          </table:table-cell>
          <table:table-cell office:value-type="float" office:value="0.970023390057491" calcext:value-type="float">
            <text:p>0.970023390057491</text:p>
          </table:table-cell>
          <table:table-cell office:value-type="float" office:value="0.758613438440971" calcext:value-type="float">
            <text:p>0.758613438440971</text:p>
          </table:table-cell>
          <table:table-cell office:value-type="float" office:value="0.618465020473602" calcext:value-type="float">
            <text:p>0.618465020473602</text:p>
          </table:table-cell>
          <table:table-cell office:value-type="float" office:value="0.576909849275333" calcext:value-type="float">
            <text:p>0.576909849275333</text:p>
          </table:table-cell>
          <table:table-cell office:value-type="float" office:value="0.979682919941296" calcext:value-type="float">
            <text:p>0.979682919941296</text:p>
          </table:table-cell>
          <table:table-cell office:value-type="float" office:value="-98.2773123118058" calcext:value-type="float">
            <text:p>-98.2773123118058</text:p>
          </table:table-cell>
          <table:table-cell office:value-type="float" office:value="-126.30699590528" calcext:value-type="float">
            <text:p>-126.30699590528</text:p>
          </table:table-cell>
          <table:table-cell office:value-type="float" office:value="-134.618030144933" calcext:value-type="float">
            <text:p>-134.618030144933</text:p>
          </table:table-cell>
        </table:table-row>
        <table:table-row table:style-name="ro1">
          <table:table-cell office:value-type="string" calcext:value-type="string">
            <text:p>2019-11-12 12:02:18</text:p>
          </table:table-cell>
          <table:table-cell office:value-type="float" office:value="26.9444218710996" calcext:value-type="float">
            <text:p>26.9444218710996</text:p>
          </table:table-cell>
          <table:table-cell office:value-type="float" office:value="74.3223132557361" calcext:value-type="float">
            <text:p>74.3223132557361</text:p>
          </table:table-cell>
          <table:table-cell office:value-type="float" office:value="980.812680008766" calcext:value-type="float">
            <text:p>980.81268000876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6716" calcext:value-type="float">
            <text:p>1356716</text:p>
          </table:table-cell>
          <table:table-cell office:value-type="float" office:value="1620318" calcext:value-type="float">
            <text:p>1620318</text:p>
          </table:table-cell>
          <table:table-cell office:value-type="float" office:value="1624318" calcext:value-type="float">
            <text:p>1624318</text:p>
          </table:table-cell>
          <table:table-cell office:value-type="float" office:value="1022063" calcext:value-type="float">
            <text:p>1022063</text:p>
          </table:table-cell>
          <table:table-cell office:value-type="float" office:value="1159089" calcext:value-type="float">
            <text:p>1159089</text:p>
          </table:table-cell>
          <table:table-cell office:value-type="float" office:value="1107593" calcext:value-type="float">
            <text:p>1107593</text:p>
          </table:table-cell>
          <table:table-cell office:value-type="float" office:value="1641821" calcext:value-type="float">
            <text:p>1641821</text:p>
          </table:table-cell>
          <table:table-cell office:value-type="float" office:value="5" calcext:value-type="float">
            <text:p>5</text:p>
          </table:table-cell>
          <table:table-cell office:value-type="float" office:value="0.80866584881137" calcext:value-type="float">
            <text:p>0.80866584881137</text:p>
          </table:table-cell>
          <table:table-cell office:value-type="float" office:value="0.965784903262246" calcext:value-type="float">
            <text:p>0.965784903262246</text:p>
          </table:table-cell>
          <table:table-cell office:value-type="float" office:value="0.968169089337479" calcext:value-type="float">
            <text:p>0.968169089337479</text:p>
          </table:table-cell>
          <table:table-cell office:value-type="float" office:value="0.609197093152653" calcext:value-type="float">
            <text:p>0.609197093152653</text:p>
          </table:table-cell>
          <table:table-cell office:value-type="float" office:value="0.690870963438864" calcext:value-type="float">
            <text:p>0.690870963438864</text:p>
          </table:table-cell>
          <table:table-cell office:value-type="float" office:value="0.660176951906318" calcext:value-type="float">
            <text:p>0.660176951906318</text:p>
          </table:table-cell>
          <table:table-cell office:value-type="float" office:value="0.978601691556178" calcext:value-type="float">
            <text:p>0.978601691556178</text:p>
          </table:table-cell>
          <table:table-cell office:value-type="float" office:value="-128.160581369469" calcext:value-type="float">
            <text:p>-128.160581369469</text:p>
          </table:table-cell>
          <table:table-cell office:value-type="float" office:value="-111.825807312227" calcext:value-type="float">
            <text:p>-111.825807312227</text:p>
          </table:table-cell>
          <table:table-cell office:value-type="float" office:value="-117.964609618736" calcext:value-type="float">
            <text:p>-117.964609618736</text:p>
          </table:table-cell>
        </table:table-row>
        <table:table-row table:style-name="ro1">
          <table:table-cell office:value-type="string" calcext:value-type="string">
            <text:p>2019-11-12 12:02:20</text:p>
          </table:table-cell>
          <table:table-cell office:value-type="float" office:value="26.9545301083708" calcext:value-type="float">
            <text:p>26.9545301083708</text:p>
          </table:table-cell>
          <table:table-cell office:value-type="float" office:value="74.3016457427303" calcext:value-type="float">
            <text:p>74.3016457427303</text:p>
          </table:table-cell>
          <table:table-cell office:value-type="float" office:value="980.85724519266" calcext:value-type="float">
            <text:p>980.8572451926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5431" calcext:value-type="float">
            <text:p>1395431</text:p>
          </table:table-cell>
          <table:table-cell office:value-type="float" office:value="1620674" calcext:value-type="float">
            <text:p>1620674</text:p>
          </table:table-cell>
          <table:table-cell office:value-type="float" office:value="1627055" calcext:value-type="float">
            <text:p>1627055</text:p>
          </table:table-cell>
          <table:table-cell office:value-type="float" office:value="1239121" calcext:value-type="float">
            <text:p>1239121</text:p>
          </table:table-cell>
          <table:table-cell office:value-type="float" office:value="1034312" calcext:value-type="float">
            <text:p>1034312</text:p>
          </table:table-cell>
          <table:table-cell office:value-type="float" office:value="1021887" calcext:value-type="float">
            <text:p>1021887</text:p>
          </table:table-cell>
          <table:table-cell office:value-type="float" office:value="1638366" calcext:value-type="float">
            <text:p>1638366</text:p>
          </table:table-cell>
          <table:table-cell office:value-type="float" office:value="5" calcext:value-type="float">
            <text:p>5</text:p>
          </table:table-cell>
          <table:table-cell office:value-type="float" office:value="0.831741789787029" calcext:value-type="float">
            <text:p>0.831741789787029</text:p>
          </table:table-cell>
          <table:table-cell office:value-type="float" office:value="0.965997095822942" calcext:value-type="float">
            <text:p>0.965997095822942</text:p>
          </table:table-cell>
          <table:table-cell office:value-type="float" office:value="0.969800468659457" calcext:value-type="float">
            <text:p>0.969800468659457</text:p>
          </table:table-cell>
          <table:table-cell office:value-type="float" office:value="0.738573758432121" calcext:value-type="float">
            <text:p>0.738573758432121</text:p>
          </table:table-cell>
          <table:table-cell office:value-type="float" office:value="0.616498066961535" calcext:value-type="float">
            <text:p>0.616498066961535</text:p>
          </table:table-cell>
          <table:table-cell office:value-type="float" office:value="0.609092188965343" calcext:value-type="float">
            <text:p>0.609092188965343</text:p>
          </table:table-cell>
          <table:table-cell office:value-type="float" office:value="0.976542350833696" calcext:value-type="float">
            <text:p>0.976542350833696</text:p>
          </table:table-cell>
          <table:table-cell office:value-type="float" office:value="-102.285248313576" calcext:value-type="float">
            <text:p>-102.285248313576</text:p>
          </table:table-cell>
          <table:table-cell office:value-type="float" office:value="-126.700386607693" calcext:value-type="float">
            <text:p>-126.700386607693</text:p>
          </table:table-cell>
          <table:table-cell office:value-type="float" office:value="-128.181562206931" calcext:value-type="float">
            <text:p>-128.181562206931</text:p>
          </table:table-cell>
        </table:table-row>
        <table:table-row table:style-name="ro1">
          <table:table-cell office:value-type="string" calcext:value-type="string">
            <text:p>2019-11-12 12:02:21</text:p>
          </table:table-cell>
          <table:table-cell office:value-type="float" office:value="26.9494759895897" calcext:value-type="float">
            <text:p>26.9494759895897</text:p>
          </table:table-cell>
          <table:table-cell office:value-type="float" office:value="74.3012421752035" calcext:value-type="float">
            <text:p>74.3012421752035</text:p>
          </table:table-cell>
          <table:table-cell office:value-type="float" office:value="980.766024221082" calcext:value-type="float">
            <text:p>980.76602422108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0102" calcext:value-type="float">
            <text:p>1380102</text:p>
          </table:table-cell>
          <table:table-cell office:value-type="float" office:value="1617111" calcext:value-type="float">
            <text:p>1617111</text:p>
          </table:table-cell>
          <table:table-cell office:value-type="float" office:value="1626142" calcext:value-type="float">
            <text:p>1626142</text:p>
          </table:table-cell>
          <table:table-cell office:value-type="float" office:value="1105592" calcext:value-type="float">
            <text:p>1105592</text:p>
          </table:table-cell>
          <table:table-cell office:value-type="float" office:value="1280887" calcext:value-type="float">
            <text:p>1280887</text:p>
          </table:table-cell>
          <table:table-cell office:value-type="float" office:value="943306" calcext:value-type="float">
            <text:p>943306</text:p>
          </table:table-cell>
          <table:table-cell office:value-type="float" office:value="1645032" calcext:value-type="float">
            <text:p>1645032</text:p>
          </table:table-cell>
          <table:table-cell office:value-type="float" office:value="5" calcext:value-type="float">
            <text:p>5</text:p>
          </table:table-cell>
          <table:table-cell office:value-type="float" office:value="0.822604992700218" calcext:value-type="float">
            <text:p>0.822604992700218</text:p>
          </table:table-cell>
          <table:table-cell office:value-type="float" office:value="0.963873382076428" calcext:value-type="float">
            <text:p>0.963873382076428</text:p>
          </table:table-cell>
          <table:table-cell office:value-type="float" office:value="0.969256278187785" calcext:value-type="float">
            <text:p>0.969256278187785</text:p>
          </table:table-cell>
          <table:table-cell office:value-type="float" office:value="0.658984262822183" calcext:value-type="float">
            <text:p>0.658984262822183</text:p>
          </table:table-cell>
          <table:table-cell office:value-type="float" office:value="0.763468237336664" calcext:value-type="float">
            <text:p>0.763468237336664</text:p>
          </table:table-cell>
          <table:table-cell office:value-type="float" office:value="0.562254257470877" calcext:value-type="float">
            <text:p>0.562254257470877</text:p>
          </table:table-cell>
          <table:table-cell office:value-type="float" office:value="0.980515596928072" calcext:value-type="float">
            <text:p>0.980515596928072</text:p>
          </table:table-cell>
          <table:table-cell office:value-type="float" office:value="-118.203147435564" calcext:value-type="float">
            <text:p>-118.203147435564</text:p>
          </table:table-cell>
          <table:table-cell office:value-type="float" office:value="-97.3063525326672" calcext:value-type="float">
            <text:p>-97.3063525326672</text:p>
          </table:table-cell>
          <table:table-cell office:value-type="float" office:value="-137.549148505825" calcext:value-type="float">
            <text:p>-137.549148505825</text:p>
          </table:table-cell>
        </table:table-row>
        <table:table-row table:style-name="ro1">
          <table:table-cell office:value-type="string" calcext:value-type="string">
            <text:p>2019-11-12 12:02:22</text:p>
          </table:table-cell>
          <table:table-cell office:value-type="float" office:value="26.959584227443" calcext:value-type="float">
            <text:p>26.959584227443</text:p>
          </table:table-cell>
          <table:table-cell office:value-type="float" office:value="74.2752048877876" calcext:value-type="float">
            <text:p>74.2752048877876</text:p>
          </table:table-cell>
          <table:table-cell office:value-type="float" office:value="980.838164506928" calcext:value-type="float">
            <text:p>980.83816450692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6993" calcext:value-type="float">
            <text:p>1356993</text:p>
          </table:table-cell>
          <table:table-cell office:value-type="float" office:value="1620433" calcext:value-type="float">
            <text:p>1620433</text:p>
          </table:table-cell>
          <table:table-cell office:value-type="float" office:value="1624609" calcext:value-type="float">
            <text:p>1624609</text:p>
          </table:table-cell>
          <table:table-cell office:value-type="float" office:value="1018148" calcext:value-type="float">
            <text:p>1018148</text:p>
          </table:table-cell>
          <table:table-cell office:value-type="float" office:value="1175846" calcext:value-type="float">
            <text:p>1175846</text:p>
          </table:table-cell>
          <table:table-cell office:value-type="float" office:value="1119262" calcext:value-type="float">
            <text:p>1119262</text:p>
          </table:table-cell>
          <table:table-cell office:value-type="float" office:value="1640961" calcext:value-type="float">
            <text:p>1640961</text:p>
          </table:table-cell>
          <table:table-cell office:value-type="float" office:value="5" calcext:value-type="float">
            <text:p>5</text:p>
          </table:table-cell>
          <table:table-cell office:value-type="float" office:value="0.80883095369708" calcext:value-type="float">
            <text:p>0.80883095369708</text:p>
          </table:table-cell>
          <table:table-cell office:value-type="float" office:value="0.965853448611909" calcext:value-type="float">
            <text:p>0.965853448611909</text:p>
          </table:table-cell>
          <table:table-cell office:value-type="float" office:value="0.968342538874452" calcext:value-type="float">
            <text:p>0.968342538874452</text:p>
          </table:table-cell>
          <table:table-cell office:value-type="float" office:value="0.606863571031519" calcext:value-type="float">
            <text:p>0.606863571031519</text:p>
          </table:table-cell>
          <table:table-cell office:value-type="float" office:value="0.700858914954533" calcext:value-type="float">
            <text:p>0.700858914954533</text:p>
          </table:table-cell>
          <table:table-cell office:value-type="float" office:value="0.66713221873429" calcext:value-type="float">
            <text:p>0.66713221873429</text:p>
          </table:table-cell>
          <table:table-cell office:value-type="float" office:value="0.978089091550003" calcext:value-type="float">
            <text:p>0.978089091550003</text:p>
          </table:table-cell>
          <table:table-cell office:value-type="float" office:value="-128.627285793696" calcext:value-type="float">
            <text:p>-128.627285793696</text:p>
          </table:table-cell>
          <table:table-cell office:value-type="float" office:value="-109.828217009093" calcext:value-type="float">
            <text:p>-109.828217009093</text:p>
          </table:table-cell>
          <table:table-cell office:value-type="float" office:value="-116.573556253142" calcext:value-type="float">
            <text:p>-116.573556253142</text:p>
          </table:table-cell>
        </table:table-row>
        <table:table-row table:style-name="ro1">
          <table:table-cell office:value-type="string" calcext:value-type="string">
            <text:p>2019-11-12 12:02:23</text:p>
          </table:table-cell>
          <table:table-cell office:value-type="float" office:value="26.9444218710996" calcext:value-type="float">
            <text:p>26.9444218710996</text:p>
          </table:table-cell>
          <table:table-cell office:value-type="float" office:value="74.2901012176126" calcext:value-type="float">
            <text:p>74.2901012176126</text:p>
          </table:table-cell>
          <table:table-cell office:value-type="float" office:value="980.785104934549" calcext:value-type="float">
            <text:p>980.78510493454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7092" calcext:value-type="float">
            <text:p>1357092</text:p>
          </table:table-cell>
          <table:table-cell office:value-type="float" office:value="1617713" calcext:value-type="float">
            <text:p>1617713</text:p>
          </table:table-cell>
          <table:table-cell office:value-type="float" office:value="1636936" calcext:value-type="float">
            <text:p>1636936</text:p>
          </table:table-cell>
          <table:table-cell office:value-type="float" office:value="1241759" calcext:value-type="float">
            <text:p>1241759</text:p>
          </table:table-cell>
          <table:table-cell office:value-type="float" office:value="1055671" calcext:value-type="float">
            <text:p>1055671</text:p>
          </table:table-cell>
          <table:table-cell office:value-type="float" office:value="1020262" calcext:value-type="float">
            <text:p>1020262</text:p>
          </table:table-cell>
          <table:table-cell office:value-type="float" office:value="1638394" calcext:value-type="float">
            <text:p>1638394</text:p>
          </table:table-cell>
          <table:table-cell office:value-type="float" office:value="5" calcext:value-type="float">
            <text:p>5</text:p>
          </table:table-cell>
          <table:table-cell office:value-type="float" office:value="0.808889962302442" calcext:value-type="float">
            <text:p>0.808889962302442</text:p>
          </table:table-cell>
          <table:table-cell office:value-type="float" office:value="0.964232202080751" calcext:value-type="float">
            <text:p>0.964232202080751</text:p>
          </table:table-cell>
          <table:table-cell office:value-type="float" office:value="0.9756900043118" calcext:value-type="float">
            <text:p>0.9756900043118</text:p>
          </table:table-cell>
          <table:table-cell office:value-type="float" office:value="0.740146129148737" calcext:value-type="float">
            <text:p>0.740146129148737</text:p>
          </table:table-cell>
          <table:table-cell office:value-type="float" office:value="0.629229024556759" calcext:value-type="float">
            <text:p>0.629229024556759</text:p>
          </table:table-cell>
          <table:table-cell office:value-type="float" office:value="0.60812361337228" calcext:value-type="float">
            <text:p>0.60812361337228</text:p>
          </table:table-cell>
          <table:table-cell office:value-type="float" office:value="0.976559040136223" calcext:value-type="float">
            <text:p>0.976559040136223</text:p>
          </table:table-cell>
          <table:table-cell office:value-type="float" office:value="-101.970774170253" calcext:value-type="float">
            <text:p>-101.970774170253</text:p>
          </table:table-cell>
          <table:table-cell office:value-type="float" office:value="-124.154195088648" calcext:value-type="float">
            <text:p>-124.154195088648</text:p>
          </table:table-cell>
          <table:table-cell office:value-type="float" office:value="-128.375277325544" calcext:value-type="float">
            <text:p>-128.375277325544</text:p>
          </table:table-cell>
        </table:table-row>
        <table:table-row table:style-name="ro1">
          <table:table-cell office:value-type="string" calcext:value-type="string">
            <text:p>2019-11-12 12:02:25</text:p>
          </table:table-cell>
          <table:table-cell office:value-type="float" office:value="26.9545301083708" calcext:value-type="float">
            <text:p>26.9545301083708</text:p>
          </table:table-cell>
          <table:table-cell office:value-type="float" office:value="74.2748016288595" calcext:value-type="float">
            <text:p>74.2748016288595</text:p>
          </table:table-cell>
          <table:table-cell office:value-type="float" office:value="980.829669638458" calcext:value-type="float">
            <text:p>980.82966963845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8079" calcext:value-type="float">
            <text:p>1358079</text:p>
          </table:table-cell>
          <table:table-cell office:value-type="float" office:value="1615829" calcext:value-type="float">
            <text:p>1615829</text:p>
          </table:table-cell>
          <table:table-cell office:value-type="float" office:value="1629089" calcext:value-type="float">
            <text:p>1629089</text:p>
          </table:table-cell>
          <table:table-cell office:value-type="float" office:value="1188220" calcext:value-type="float">
            <text:p>1188220</text:p>
          </table:table-cell>
          <table:table-cell office:value-type="float" office:value="1237109" calcext:value-type="float">
            <text:p>1237109</text:p>
          </table:table-cell>
          <table:table-cell office:value-type="float" office:value="878196" calcext:value-type="float">
            <text:p>878196</text:p>
          </table:table-cell>
          <table:table-cell office:value-type="float" office:value="1642704" calcext:value-type="float">
            <text:p>1642704</text:p>
          </table:table-cell>
          <table:table-cell office:value-type="float" office:value="5" calcext:value-type="float">
            <text:p>5</text:p>
          </table:table-cell>
          <table:table-cell office:value-type="float" office:value="0.809478260216506" calcext:value-type="float">
            <text:p>0.809478260216506</text:p>
          </table:table-cell>
          <table:table-cell office:value-type="float" office:value="0.963109250439316" calcext:value-type="float">
            <text:p>0.963109250439316</text:p>
          </table:table-cell>
          <table:table-cell office:value-type="float" office:value="0.971012827278713" calcext:value-type="float">
            <text:p>0.971012827278713</text:p>
          </table:table-cell>
          <table:table-cell office:value-type="float" office:value="0.708234394578266" calcext:value-type="float">
            <text:p>0.708234394578266</text:p>
          </table:table-cell>
          <table:table-cell office:value-type="float" office:value="0.737374512836279" calcext:value-type="float">
            <text:p>0.737374512836279</text:p>
          </table:table-cell>
          <table:table-cell office:value-type="float" office:value="0.523445668631276" calcext:value-type="float">
            <text:p>0.523445668631276</text:p>
          </table:table-cell>
          <table:table-cell office:value-type="float" office:value="0.979128000632286" calcext:value-type="float">
            <text:p>0.979128000632286</text:p>
          </table:table-cell>
          <table:table-cell office:value-type="float" office:value="-108.353121084347" calcext:value-type="float">
            <text:p>-108.353121084347</text:p>
          </table:table-cell>
          <table:table-cell office:value-type="float" office:value="-102.525097432744" calcext:value-type="float">
            <text:p>-102.525097432744</text:p>
          </table:table-cell>
          <table:table-cell office:value-type="float" office:value="-145.310866273745" calcext:value-type="float">
            <text:p>-145.310866273745</text:p>
          </table:table-cell>
        </table:table-row>
        <table:table-row table:style-name="ro1">
          <table:table-cell office:value-type="string" calcext:value-type="string">
            <text:p>2019-11-12 12:02:26</text:p>
          </table:table-cell>
          <table:table-cell office:value-type="float" office:value="26.9444218710996" calcext:value-type="float">
            <text:p>26.9444218710996</text:p>
          </table:table-cell>
          <table:table-cell office:value-type="float" office:value="74.2632576156684" calcext:value-type="float">
            <text:p>74.2632576156684</text:p>
          </table:table-cell>
          <table:table-cell office:value-type="float" office:value="980.895405362702" calcext:value-type="float">
            <text:p>980.89540536270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5833" calcext:value-type="float">
            <text:p>1375833</text:p>
          </table:table-cell>
          <table:table-cell office:value-type="float" office:value="1620770" calcext:value-type="float">
            <text:p>1620770</text:p>
          </table:table-cell>
          <table:table-cell office:value-type="float" office:value="1626663" calcext:value-type="float">
            <text:p>1626663</text:p>
          </table:table-cell>
          <table:table-cell office:value-type="float" office:value="1028322" calcext:value-type="float">
            <text:p>1028322</text:p>
          </table:table-cell>
          <table:table-cell office:value-type="float" office:value="1245786" calcext:value-type="float">
            <text:p>1245786</text:p>
          </table:table-cell>
          <table:table-cell office:value-type="float" office:value="1028252" calcext:value-type="float">
            <text:p>1028252</text:p>
          </table:table-cell>
          <table:table-cell office:value-type="float" office:value="1645505" calcext:value-type="float">
            <text:p>1645505</text:p>
          </table:table-cell>
          <table:table-cell office:value-type="float" office:value="5" calcext:value-type="float">
            <text:p>5</text:p>
          </table:table-cell>
          <table:table-cell office:value-type="float" office:value="0.820060470111426" calcext:value-type="float">
            <text:p>0.820060470111426</text:p>
          </table:table-cell>
          <table:table-cell office:value-type="float" office:value="0.966054316288747" calcext:value-type="float">
            <text:p>0.966054316288747</text:p>
          </table:table-cell>
          <table:table-cell office:value-type="float" office:value="0.969566818424084" calcext:value-type="float">
            <text:p>0.969566818424084</text:p>
          </table:table-cell>
          <table:table-cell office:value-type="float" office:value="0.612927748313874" calcext:value-type="float">
            <text:p>0.612927748313874</text:p>
          </table:table-cell>
          <table:table-cell office:value-type="float" office:value="0.742546408479978" calcext:value-type="float">
            <text:p>0.742546408479978</text:p>
          </table:table-cell>
          <table:table-cell office:value-type="float" office:value="0.612886025057557" calcext:value-type="float">
            <text:p>0.612886025057557</text:p>
          </table:table-cell>
          <table:table-cell office:value-type="float" office:value="0.980797526931468" calcext:value-type="float">
            <text:p>0.980797526931468</text:p>
          </table:table-cell>
          <table:table-cell office:value-type="float" office:value="-127.414450337225" calcext:value-type="float">
            <text:p>-127.414450337225</text:p>
          </table:table-cell>
          <table:table-cell office:value-type="float" office:value="-101.490718304004" calcext:value-type="float">
            <text:p>-101.490718304004</text:p>
          </table:table-cell>
          <table:table-cell office:value-type="float" office:value="-127.422794988489" calcext:value-type="float">
            <text:p>-127.422794988489</text:p>
          </table:table-cell>
        </table:table-row>
        <table:table-row table:style-name="ro1">
          <table:table-cell office:value-type="string" calcext:value-type="string">
            <text:p>2019-11-12 12:02:27</text:p>
          </table:table-cell>
          <table:table-cell office:value-type="float" office:value="26.9444218710996" calcext:value-type="float">
            <text:p>26.9444218710996</text:p>
          </table:table-cell>
          <table:table-cell office:value-type="float" office:value="74.2901012176126" calcext:value-type="float">
            <text:p>74.2901012176126</text:p>
          </table:table-cell>
          <table:table-cell office:value-type="float" office:value="980.867830222842" calcext:value-type="float">
            <text:p>980.86783022284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5387" calcext:value-type="float">
            <text:p>1365387</text:p>
          </table:table-cell>
          <table:table-cell office:value-type="float" office:value="1621319" calcext:value-type="float">
            <text:p>1621319</text:p>
          </table:table-cell>
          <table:table-cell office:value-type="float" office:value="1625914" calcext:value-type="float">
            <text:p>1625914</text:p>
          </table:table-cell>
          <table:table-cell office:value-type="float" office:value="1091620" calcext:value-type="float">
            <text:p>1091620</text:p>
          </table:table-cell>
          <table:table-cell office:value-type="float" office:value="1086709" calcext:value-type="float">
            <text:p>1086709</text:p>
          </table:table-cell>
          <table:table-cell office:value-type="float" office:value="1069230" calcext:value-type="float">
            <text:p>1069230</text:p>
          </table:table-cell>
          <table:table-cell office:value-type="float" office:value="1638756" calcext:value-type="float">
            <text:p>1638756</text:p>
          </table:table-cell>
          <table:table-cell office:value-type="float" office:value="5" calcext:value-type="float">
            <text:p>5</text:p>
          </table:table-cell>
          <table:table-cell office:value-type="float" office:value="0.813834168175956" calcext:value-type="float">
            <text:p>0.813834168175956</text:p>
          </table:table-cell>
          <table:table-cell office:value-type="float" office:value="0.966381545827573" calcext:value-type="float">
            <text:p>0.966381545827573</text:p>
          </table:table-cell>
          <table:table-cell office:value-type="float" office:value="0.969120379581497" calcext:value-type="float">
            <text:p>0.969120379581497</text:p>
          </table:table-cell>
          <table:table-cell office:value-type="float" office:value="0.650656300861394" calcext:value-type="float">
            <text:p>0.650656300861394</text:p>
          </table:table-cell>
          <table:table-cell office:value-type="float" office:value="0.647729116407527" calcext:value-type="float">
            <text:p>0.647729116407527</text:p>
          </table:table-cell>
          <table:table-cell office:value-type="float" office:value="0.637310819305279" calcext:value-type="float">
            <text:p>0.637310819305279</text:p>
          </table:table-cell>
          <table:table-cell office:value-type="float" office:value="0.976774808976031" calcext:value-type="float">
            <text:p>0.976774808976031</text:p>
          </table:table-cell>
          <table:table-cell office:value-type="float" office:value="-119.868739827721" calcext:value-type="float">
            <text:p>-119.868739827721</text:p>
          </table:table-cell>
          <table:table-cell office:value-type="float" office:value="-120.454176718495" calcext:value-type="float">
            <text:p>-120.454176718495</text:p>
          </table:table-cell>
          <table:table-cell office:value-type="float" office:value="-122.537836138944" calcext:value-type="float">
            <text:p>-122.537836138944</text:p>
          </table:table-cell>
        </table:table-row>
        <table:table-row table:style-name="ro1">
          <table:table-cell office:value-type="string" calcext:value-type="string">
            <text:p>2019-11-12 12:02:28</text:p>
          </table:table-cell>
          <table:table-cell office:value-type="float" office:value="26.9444218710996" calcext:value-type="float">
            <text:p>26.9444218710996</text:p>
          </table:table-cell>
          <table:table-cell office:value-type="float" office:value="74.2847325144486" calcext:value-type="float">
            <text:p>74.2847325144486</text:p>
          </table:table-cell>
          <table:table-cell office:value-type="float" office:value="980.729954851757" calcext:value-type="float">
            <text:p>980.72995485175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5023" calcext:value-type="float">
            <text:p>1385023</text:p>
          </table:table-cell>
          <table:table-cell office:value-type="float" office:value="1619942" calcext:value-type="float">
            <text:p>1619942</text:p>
          </table:table-cell>
          <table:table-cell office:value-type="float" office:value="1628026" calcext:value-type="float">
            <text:p>1628026</text:p>
          </table:table-cell>
          <table:table-cell office:value-type="float" office:value="1264039" calcext:value-type="float">
            <text:p>1264039</text:p>
          </table:table-cell>
          <table:table-cell office:value-type="float" office:value="1040979" calcext:value-type="float">
            <text:p>1040979</text:p>
          </table:table-cell>
          <table:table-cell office:value-type="float" office:value="997052" calcext:value-type="float">
            <text:p>997052</text:p>
          </table:table-cell>
          <table:table-cell office:value-type="float" office:value="1639112" calcext:value-type="float">
            <text:p>1639112</text:p>
          </table:table-cell>
          <table:table-cell office:value-type="float" office:value="5" calcext:value-type="float">
            <text:p>5</text:p>
          </table:table-cell>
          <table:table-cell office:value-type="float" office:value="0.825538137619273" calcext:value-type="float">
            <text:p>0.825538137619273</text:p>
          </table:table-cell>
          <table:table-cell office:value-type="float" office:value="0.965560789771174" calcext:value-type="float">
            <text:p>0.965560789771174</text:p>
          </table:table-cell>
          <table:table-cell office:value-type="float" office:value="0.970379229829219" calcext:value-type="float">
            <text:p>0.970379229829219</text:p>
          </table:table-cell>
          <table:table-cell office:value-type="float" office:value="0.753426045587784" calcext:value-type="float">
            <text:p>0.753426045587784</text:p>
          </table:table-cell>
          <table:table-cell office:value-type="float" office:value="0.620471909102429" calcext:value-type="float">
            <text:p>0.620471909102429</text:p>
          </table:table-cell>
          <table:table-cell office:value-type="float" office:value="0.594289373670742" calcext:value-type="float">
            <text:p>0.594289373670742</text:p>
          </table:table-cell>
          <table:table-cell office:value-type="float" office:value="0.976987001536727" calcext:value-type="float">
            <text:p>0.976987001536727</text:p>
          </table:table-cell>
          <table:table-cell office:value-type="float" office:value="-99.3147908824433" calcext:value-type="float">
            <text:p>-99.3147908824433</text:p>
          </table:table-cell>
          <table:table-cell office:value-type="float" office:value="-125.905618179514" calcext:value-type="float">
            <text:p>-125.905618179514</text:p>
          </table:table-cell>
          <table:table-cell office:value-type="float" office:value="-131.142125265852" calcext:value-type="float">
            <text:p>-131.142125265852</text:p>
          </table:table-cell>
        </table:table-row>
        <table:table-row table:style-name="ro1">
          <table:table-cell office:value-type="string" calcext:value-type="string">
            <text:p>2019-11-12 12:02:30</text:p>
          </table:table-cell>
          <table:table-cell office:value-type="float" office:value="26.9545301083708" calcext:value-type="float">
            <text:p>26.9545301083708</text:p>
          </table:table-cell>
          <table:table-cell office:value-type="float" office:value="74.2694327802469" calcext:value-type="float">
            <text:p>74.2694327802469</text:p>
          </table:table-cell>
          <table:table-cell office:value-type="float" office:value="980.829669638458" calcext:value-type="float">
            <text:p>980.82966963845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7083" calcext:value-type="float">
            <text:p>1357083</text:p>
          </table:table-cell>
          <table:table-cell office:value-type="float" office:value="1616434" calcext:value-type="float">
            <text:p>1616434</text:p>
          </table:table-cell>
          <table:table-cell office:value-type="float" office:value="1630371" calcext:value-type="float">
            <text:p>1630371</text:p>
          </table:table-cell>
          <table:table-cell office:value-type="float" office:value="1250064" calcext:value-type="float">
            <text:p>1250064</text:p>
          </table:table-cell>
          <table:table-cell office:value-type="float" office:value="1055018" calcext:value-type="float">
            <text:p>1055018</text:p>
          </table:table-cell>
          <table:table-cell office:value-type="float" office:value="964797" calcext:value-type="float">
            <text:p>964797</text:p>
          </table:table-cell>
          <table:table-cell office:value-type="float" office:value="1646059" calcext:value-type="float">
            <text:p>1646059</text:p>
          </table:table-cell>
          <table:table-cell office:value-type="float" office:value="5" calcext:value-type="float">
            <text:p>5</text:p>
          </table:table-cell>
          <table:table-cell office:value-type="float" office:value="0.808884597883773" calcext:value-type="float">
            <text:p>0.808884597883773</text:p>
          </table:table-cell>
          <table:table-cell office:value-type="float" office:value="0.963469858583195" calcext:value-type="float">
            <text:p>0.963469858583195</text:p>
          </table:table-cell>
          <table:table-cell office:value-type="float" office:value="0.971776958915825" calcext:value-type="float">
            <text:p>0.971776958915825</text:p>
          </table:table-cell>
          <table:table-cell office:value-type="float" office:value="0.745096295487439" calcext:value-type="float">
            <text:p>0.745096295487439</text:p>
          </table:table-cell>
          <table:table-cell office:value-type="float" office:value="0.628839806179977" calcext:value-type="float">
            <text:p>0.628839806179977</text:p>
          </table:table-cell>
          <table:table-cell office:value-type="float" office:value="0.575063893206584" calcext:value-type="float">
            <text:p>0.575063893206584</text:p>
          </table:table-cell>
          <table:table-cell office:value-type="float" office:value="0.981127736702888" calcext:value-type="float">
            <text:p>0.981127736702888</text:p>
          </table:table-cell>
          <table:table-cell office:value-type="float" office:value="-100.980740902512" calcext:value-type="float">
            <text:p>-100.980740902512</text:p>
          </table:table-cell>
          <table:table-cell office:value-type="float" office:value="-124.232038764005" calcext:value-type="float">
            <text:p>-124.232038764005</text:p>
          </table:table-cell>
          <table:table-cell office:value-type="float" office:value="-134.987221358683" calcext:value-type="float">
            <text:p>-134.987221358683</text:p>
          </table:table-cell>
        </table:table-row>
        <table:table-row table:style-name="ro1">
          <table:table-cell office:value-type="string" calcext:value-type="string">
            <text:p>2019-11-12 12:02:31</text:p>
          </table:table-cell>
          <table:table-cell office:value-type="float" office:value="26.9494759895897" calcext:value-type="float">
            <text:p>26.9494759895897</text:p>
          </table:table-cell>
          <table:table-cell office:value-type="float" office:value="74.2636607741317" calcext:value-type="float">
            <text:p>74.2636607741317</text:p>
          </table:table-cell>
          <table:table-cell office:value-type="float" office:value="980.738448961576" calcext:value-type="float">
            <text:p>980.73844896157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5620" calcext:value-type="float">
            <text:p>1365620</text:p>
          </table:table-cell>
          <table:table-cell office:value-type="float" office:value="1615968" calcext:value-type="float">
            <text:p>1615968</text:p>
          </table:table-cell>
          <table:table-cell office:value-type="float" office:value="1628420" calcext:value-type="float">
            <text:p>1628420</text:p>
          </table:table-cell>
          <table:table-cell office:value-type="float" office:value="1168479" calcext:value-type="float">
            <text:p>1168479</text:p>
          </table:table-cell>
          <table:table-cell office:value-type="float" office:value="1298853" calcext:value-type="float">
            <text:p>1298853</text:p>
          </table:table-cell>
          <table:table-cell office:value-type="float" office:value="899133" calcext:value-type="float">
            <text:p>899133</text:p>
          </table:table-cell>
          <table:table-cell office:value-type="float" office:value="1643622" calcext:value-type="float">
            <text:p>1643622</text:p>
          </table:table-cell>
          <table:table-cell office:value-type="float" office:value="5" calcext:value-type="float">
            <text:p>5</text:p>
          </table:table-cell>
          <table:table-cell office:value-type="float" office:value="0.813973047014838" calcext:value-type="float">
            <text:p>0.813973047014838</text:p>
          </table:table-cell>
          <table:table-cell office:value-type="float" office:value="0.96319210090543" calcext:value-type="float">
            <text:p>0.96319210090543</text:p>
          </table:table-cell>
          <table:table-cell office:value-type="float" office:value="0.97061407215763" calcext:value-type="float">
            <text:p>0.97061407215763</text:p>
          </table:table-cell>
          <table:table-cell office:value-type="float" office:value="0.696467840250473" calcext:value-type="float">
            <text:p>0.696467840250473</text:p>
          </table:table-cell>
          <table:table-cell office:value-type="float" office:value="0.774176809093572" calcext:value-type="float">
            <text:p>0.774176809093572</text:p>
          </table:table-cell>
          <table:table-cell office:value-type="float" office:value="0.535925094595563" calcext:value-type="float">
            <text:p>0.535925094595563</text:p>
          </table:table-cell>
          <table:table-cell office:value-type="float" office:value="0.979675171336552" calcext:value-type="float">
            <text:p>0.979675171336552</text:p>
          </table:table-cell>
          <table:table-cell office:value-type="float" office:value="-110.706431949905" calcext:value-type="float">
            <text:p>-110.706431949905</text:p>
          </table:table-cell>
          <table:table-cell office:value-type="float" office:value="-95.1646381812856" calcext:value-type="float">
            <text:p>-95.1646381812856</text:p>
          </table:table-cell>
          <table:table-cell office:value-type="float" office:value="-142.814981080887" calcext:value-type="float">
            <text:p>-142.814981080887</text:p>
          </table:table-cell>
        </table:table-row>
        <table:table-row table:style-name="ro1">
          <table:table-cell office:value-type="string" calcext:value-type="string">
            <text:p>2019-11-12 12:02:32</text:p>
          </table:table-cell>
          <table:table-cell office:value-type="float" office:value="26.9444218710996" calcext:value-type="float">
            <text:p>26.9444218710996</text:p>
          </table:table-cell>
          <table:table-cell office:value-type="float" office:value="74.2417825790897" calcext:value-type="float">
            <text:p>74.2417825790897</text:p>
          </table:table-cell>
          <table:table-cell office:value-type="float" office:value="980.757529882212" calcext:value-type="float">
            <text:p>980.75752988221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546" calcext:value-type="float">
            <text:p>1370546</text:p>
          </table:table-cell>
          <table:table-cell office:value-type="float" office:value="1619395" calcext:value-type="float">
            <text:p>1619395</text:p>
          </table:table-cell>
          <table:table-cell office:value-type="float" office:value="1624499" calcext:value-type="float">
            <text:p>1624499</text:p>
          </table:table-cell>
          <table:table-cell office:value-type="float" office:value="996361" calcext:value-type="float">
            <text:p>996361</text:p>
          </table:table-cell>
          <table:table-cell office:value-type="float" office:value="1226749" calcext:value-type="float">
            <text:p>1226749</text:p>
          </table:table-cell>
          <table:table-cell office:value-type="float" office:value="1108254" calcext:value-type="float">
            <text:p>1108254</text:p>
          </table:table-cell>
          <table:table-cell office:value-type="float" office:value="1644478" calcext:value-type="float">
            <text:p>1644478</text:p>
          </table:table-cell>
          <table:table-cell office:value-type="float" office:value="5" calcext:value-type="float">
            <text:p>5</text:p>
          </table:table-cell>
          <table:table-cell office:value-type="float" office:value="0.816909172166487" calcext:value-type="float">
            <text:p>0.816909172166487</text:p>
          </table:table-cell>
          <table:table-cell office:value-type="float" office:value="0.965234752325386" calcext:value-type="float">
            <text:p>0.965234752325386</text:p>
          </table:table-cell>
          <table:table-cell office:value-type="float" office:value="0.968276973757383" calcext:value-type="float">
            <text:p>0.968276973757383</text:p>
          </table:table-cell>
          <table:table-cell office:value-type="float" office:value="0.593877505526245" calcext:value-type="float">
            <text:p>0.593877505526245</text:p>
          </table:table-cell>
          <table:table-cell office:value-type="float" office:value="0.731199470901426" calcext:value-type="float">
            <text:p>0.731199470901426</text:p>
          </table:table-cell>
          <table:table-cell office:value-type="float" office:value="0.66057093865525" calcext:value-type="float">
            <text:p>0.66057093865525</text:p>
          </table:table-cell>
          <table:table-cell office:value-type="float" office:value="0.980185387156652" calcext:value-type="float">
            <text:p>0.980185387156652</text:p>
          </table:table-cell>
          <table:table-cell office:value-type="float" office:value="-131.224498894751" calcext:value-type="float">
            <text:p>-131.224498894751</text:p>
          </table:table-cell>
          <table:table-cell office:value-type="float" office:value="-103.760105819715" calcext:value-type="float">
            <text:p>-103.760105819715</text:p>
          </table:table-cell>
          <table:table-cell office:value-type="float" office:value="-117.88581226895" calcext:value-type="float">
            <text:p>-117.88581226895</text:p>
          </table:table-cell>
        </table:table-row>
        <table:table-row table:style-name="ro1">
          <table:table-cell office:value-type="string" calcext:value-type="string">
            <text:p>2019-11-12 12:02:33</text:p>
          </table:table-cell>
          <table:table-cell office:value-type="float" office:value="26.9545301083708" calcext:value-type="float">
            <text:p>26.9545301083708</text:p>
          </table:table-cell>
          <table:table-cell office:value-type="float" office:value="74.2801704688592" calcext:value-type="float">
            <text:p>74.2801704688592</text:p>
          </table:table-cell>
          <table:table-cell office:value-type="float" office:value="980.7745185957" calcext:value-type="float">
            <text:p>980.774518595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92881" calcext:value-type="float">
            <text:p>1392881</text:p>
          </table:table-cell>
          <table:table-cell office:value-type="float" office:value="1630510" calcext:value-type="float">
            <text:p>1630510</text:p>
          </table:table-cell>
          <table:table-cell office:value-type="float" office:value="1629203" calcext:value-type="float">
            <text:p>1629203</text:p>
          </table:table-cell>
          <table:table-cell office:value-type="float" office:value="1004542" calcext:value-type="float">
            <text:p>1004542</text:p>
          </table:table-cell>
          <table:table-cell office:value-type="float" office:value="1228617" calcext:value-type="float">
            <text:p>1228617</text:p>
          </table:table-cell>
          <table:table-cell office:value-type="float" office:value="1073459" calcext:value-type="float">
            <text:p>1073459</text:p>
          </table:table-cell>
          <table:table-cell office:value-type="float" office:value="1647360" calcext:value-type="float">
            <text:p>1647360</text:p>
          </table:table-cell>
          <table:table-cell office:value-type="float" office:value="5" calcext:value-type="float">
            <text:p>5</text:p>
          </table:table-cell>
          <table:table-cell office:value-type="float" office:value="0.830221871164068" calcext:value-type="float">
            <text:p>0.830221871164068</text:p>
          </table:table-cell>
          <table:table-cell office:value-type="float" office:value="0.971859809381939" calcext:value-type="float">
            <text:p>0.971859809381939</text:p>
          </table:table-cell>
          <table:table-cell office:value-type="float" office:value="0.971080776581857" calcext:value-type="float">
            <text:p>0.971080776581857</text:p>
          </table:table-cell>
          <table:table-cell office:value-type="float" office:value="0.598753762096615" calcext:value-type="float">
            <text:p>0.598753762096615</text:p>
          </table:table-cell>
          <table:table-cell office:value-type="float" office:value="0.73231288579856" calcext:value-type="float">
            <text:p>0.73231288579856</text:p>
          </table:table-cell>
          <table:table-cell office:value-type="float" office:value="0.639831500033319" calcext:value-type="float">
            <text:p>0.639831500033319</text:p>
          </table:table-cell>
          <table:table-cell office:value-type="float" office:value="0.981903193223857" calcext:value-type="float">
            <text:p>0.981903193223857</text:p>
          </table:table-cell>
          <table:table-cell office:value-type="float" office:value="-130.249247580677" calcext:value-type="float">
            <text:p>-130.249247580677</text:p>
          </table:table-cell>
          <table:table-cell office:value-type="float" office:value="-103.537422840288" calcext:value-type="float">
            <text:p>-103.537422840288</text:p>
          </table:table-cell>
          <table:table-cell office:value-type="float" office:value="-122.033699993336" calcext:value-type="float">
            <text:p>-122.0336999933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923" meta:object-count="0"/>
    <meta:generator>LibreOffice/5.2.7.2$Linux_ARM_EABI LibreOffice_project/20m0$Build-2</meta:generator>
  </office:meta>
</office:document-meta>
</file>